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8.69pt"/>
    </style:style>
    <style:style style:name="co2" style:family="table-column">
      <style:table-column-properties fo:break-before="auto" style:column-width="292.79pt"/>
    </style:style>
    <style:style style:name="co3" style:family="table-column">
      <style:table-column-properties fo:break-before="auto" style:column-width="362.01pt"/>
    </style:style>
    <style:style style:name="co4" style:family="table-column">
      <style:table-column-properties fo:break-before="auto" style:column-width="316.74pt"/>
    </style:style>
    <style:style style:name="co5" style:family="table-column">
      <style:table-column-properties fo:break-before="auto" style:column-width="364.65pt"/>
    </style:style>
    <style:style style:name="co6" style:family="table-column">
      <style:table-column-properties fo:break-before="auto" style:column-width="378pt"/>
    </style:style>
    <style:style style:name="co7" style:family="table-column">
      <style:table-column-properties fo:break-before="auto" style:column-width="274.14pt"/>
    </style:style>
    <style:style style:name="co8" style:family="table-column">
      <style:table-column-properties fo:break-before="auto" style:column-width="306.11pt"/>
    </style:style>
    <style:style style:name="co9" style:family="table-column">
      <style:table-column-properties fo:break-before="auto" style:column-width="271.5pt"/>
    </style:style>
    <style:style style:name="co10" style:family="table-column">
      <style:table-column-properties fo:break-before="auto" style:column-width="279.5pt"/>
    </style:style>
    <style:style style:name="co11" style:family="table-column">
      <style:table-column-properties fo:break-before="auto" style:column-width="385.94pt"/>
    </style:style>
    <style:style style:name="co12" style:family="table-column">
      <style:table-column-properties fo:break-before="auto" style:column-width="404.59pt"/>
    </style:style>
    <style:style style:name="co13" style:family="table-column">
      <style:table-column-properties fo:break-before="auto" style:column-width="275.81pt"/>
    </style:style>
    <style:style style:name="co14" style:family="table-column">
      <style:table-column-properties fo:break-before="auto" style:column-width="484.44pt"/>
    </style:style>
    <style:style style:name="co15" style:family="table-column">
      <style:table-column-properties fo:break-before="auto" style:column-width="299pt"/>
    </style:style>
    <style:style style:name="co16" style:family="table-column">
      <style:table-column-properties fo:break-before="auto" style:column-width="276.8pt"/>
    </style:style>
    <style:style style:name="co17" style:family="table-column">
      <style:table-column-properties fo:break-before="auto" style:column-width="64.01pt"/>
    </style:style>
    <style:style style:name="ro1" style:family="table-row">
      <style:table-row-properties style:row-height="105.19pt" fo:break-before="auto" style:use-optimal-row-height="false"/>
    </style:style>
    <style:style style:name="ro2" style:family="table-row">
      <style:table-row-properties style:row-height="68.66pt" fo:break-before="auto" style:use-optimal-row-height="true"/>
    </style:style>
    <style:style style:name="ro3" style:family="table-row">
      <style:table-row-properties style:row-height="53.69pt" fo:break-before="auto" style:use-optimal-row-height="false"/>
    </style:style>
    <style:style style:name="ro4" style:family="table-row">
      <style:table-row-properties style:row-height="47pt" fo:break-before="auto" style:use-optimal-row-height="false"/>
    </style:style>
    <style:style style:name="ro5" style:family="table-row">
      <style:table-row-properties style:row-height="41.75pt" fo:break-before="auto" style:use-optimal-row-height="false"/>
    </style:style>
    <style:style style:name="ro6" style:family="table-row">
      <style:table-row-properties style:row-height="28.35pt" fo:break-before="auto" style:use-optimal-row-height="false"/>
    </style:style>
    <style:style style:name="ro7" style:family="table-row">
      <style:table-row-properties style:row-height="51.45pt" fo:break-before="auto" style:use-optimal-row-height="false"/>
    </style:style>
    <style:style style:name="ro8" style:family="table-row">
      <style:table-row-properties style:row-height="49.95pt" fo:break-before="auto" style:use-optimal-row-height="false"/>
    </style:style>
    <style:style style:name="ro9" style:family="table-row">
      <style:table-row-properties style:row-height="33.9pt" fo:break-before="auto" style:use-optimal-row-height="false"/>
    </style:style>
    <style:style style:name="ro10" style:family="table-row">
      <style:table-row-properties style:row-height="30.56pt" fo:break-before="auto" style:use-optimal-row-height="false"/>
    </style:style>
    <style:style style:name="ro11" style:family="table-row">
      <style:table-row-properties style:row-height="37.3pt" fo:break-before="auto" style:use-optimal-row-height="false"/>
    </style:style>
    <style:style style:name="ro12" style:family="table-row">
      <style:table-row-properties style:row-height="42.49pt" fo:break-before="auto" style:use-optimal-row-height="false"/>
    </style:style>
    <style:style style:name="ro13" style:family="table-row">
      <style:table-row-properties style:row-height="38.04pt" fo:break-before="auto" style:use-optimal-row-height="false"/>
    </style:style>
    <style:style style:name="ro14" style:family="table-row">
      <style:table-row-properties style:row-height="35.04pt" fo:break-before="auto" style:use-optimal-row-height="false"/>
    </style:style>
    <style:style style:name="ro15" style:family="table-row">
      <style:table-row-properties style:row-height="40.71pt" fo:break-before="auto" style:use-optimal-row-height="false"/>
    </style:style>
    <style:style style:name="ro16" style:family="table-row">
      <style:table-row-properties style:row-height="33.56pt" fo:break-before="auto" style:use-optimal-row-height="false"/>
    </style:style>
    <style:style style:name="ro17" style:family="table-row">
      <style:table-row-properties style:row-height="43.99pt" fo:break-before="auto" style:use-optimal-row-height="false"/>
    </style:style>
    <style:style style:name="ro18" style:family="table-row">
      <style:table-row-properties style:row-height="32.06pt" fo:break-before="auto" style:use-optimal-row-height="false"/>
    </style:style>
    <style:style style:name="ro19" style:family="table-row">
      <style:table-row-properties style:row-height="58.96pt" fo:break-before="auto" style:use-optimal-row-height="false"/>
    </style:style>
    <style:style style:name="ro20" style:family="table-row">
      <style:table-row-properties style:row-height="34.3pt" fo:break-before="auto" style:use-optimal-row-height="false"/>
    </style:style>
    <style:style style:name="ro21" style:family="table-row">
      <style:table-row-properties style:row-height="47.45pt" fo:break-before="auto" style:use-optimal-row-height="false"/>
    </style:style>
    <style:style style:name="ro22" style:family="table-row">
      <style:table-row-properties style:row-height="38.55pt" fo:break-before="auto" style:use-optimal-row-height="false"/>
    </style:style>
    <style:style style:name="ro23" style:family="table-row">
      <style:table-row-properties style:row-height="42.24pt" fo:break-before="auto" style:use-optimal-row-height="false"/>
    </style:style>
    <style:style style:name="ro24" style:family="table-row">
      <style:table-row-properties style:row-height="46.01pt" fo:break-before="auto" style:use-optimal-row-height="false"/>
    </style:style>
    <style:style style:name="ro25" style:family="table-row">
      <style:table-row-properties style:row-height="36.06pt" fo:break-before="auto" style:use-optimal-row-height="false"/>
    </style:style>
    <style:style style:name="ro26" style:family="table-row">
      <style:table-row-properties style:row-height="49.75pt" fo:break-before="auto" style:use-optimal-row-height="false"/>
    </style:style>
    <style:style style:name="ro27" style:family="table-row">
      <style:table-row-properties style:row-height="35.04pt" fo:break-before="auto" style:use-optimal-row-height="true"/>
    </style:style>
    <style:style style:name="ro28" style:family="table-row">
      <style:table-row-properties style:row-height="34.81pt" fo:break-before="auto" style:use-optimal-row-height="false"/>
    </style:style>
    <style:style style:name="ro29" style:family="table-row">
      <style:table-row-properties style:row-height="31.04pt" fo:break-before="auto" style:use-optimal-row-height="false"/>
    </style:style>
    <style:style style:name="ro30" style:family="table-row">
      <style:table-row-properties style:row-height="27.35pt" fo:break-before="auto" style:use-optimal-row-height="false"/>
    </style:style>
    <style:style style:name="ro31" style:family="table-row">
      <style:table-row-properties style:row-height="43.51pt" fo:break-before="auto" style:use-optimal-row-height="false"/>
    </style:style>
    <style:style style:name="ro32" style:family="table-row">
      <style:table-row-properties style:row-height="28.6pt" fo:break-before="auto" style:use-optimal-row-height="false"/>
    </style:style>
    <style:style style:name="ro33" style:family="table-row">
      <style:table-row-properties style:row-height="40.14pt" fo:break-before="auto" style:use-optimal-row-height="false"/>
    </style:style>
    <style:style style:name="ro34" style:family="table-row">
      <style:table-row-properties style:row-height="35.55pt" fo:break-before="auto" style:use-optimal-row-height="false"/>
    </style:style>
    <style:style style:name="ro35" style:family="table-row">
      <style:table-row-properties style:row-height="30.95pt" fo:break-before="auto" style:use-optimal-row-height="false"/>
    </style:style>
    <style:style style:name="ro36" style:family="table-row">
      <style:table-row-properties style:row-height="53.94pt" fo:break-before="auto" style:use-optimal-row-height="false"/>
    </style:style>
    <style:style style:name="ro37" style:family="table-row">
      <style:table-row-properties style:row-height="44.76pt" fo:break-before="auto" style:use-optimal-row-height="false"/>
    </style:style>
    <style:style style:name="ro38" style:family="table-row">
      <style:table-row-properties style:row-height="39pt" fo:break-before="auto" style:use-optimal-row-height="false"/>
    </style:style>
    <style:style style:name="ro39" style:family="table-row">
      <style:table-row-properties style:row-height="24.09pt" fo:break-before="auto" style:use-optimal-row-height="false"/>
    </style:style>
    <style:style style:name="ro40" style:family="table-row">
      <style:table-row-properties style:row-height="47.06pt" fo:break-before="auto" style:use-optimal-row-height="false"/>
    </style:style>
    <style:style style:name="ro41" style:family="table-row">
      <style:table-row-properties style:row-height="57.46pt" fo:break-before="auto" style:use-optimal-row-height="true"/>
    </style:style>
    <style:style style:name="ro42" style:family="table-row">
      <style:table-row-properties style:row-height="45.89pt" fo:break-before="auto" style:use-optimal-row-height="false"/>
    </style:style>
    <style:style style:name="ro43" style:family="table-row">
      <style:table-row-properties style:row-height="27.55pt" fo:break-before="auto" style:use-optimal-row-height="false"/>
    </style:style>
    <style:style style:name="ro44" style:family="table-row">
      <style:table-row-properties style:row-height="32.09pt" fo:break-before="auto" style:use-optimal-row-height="false"/>
    </style:style>
    <style:style style:name="ro45" style:family="table-row">
      <style:table-row-properties style:row-height="34.41pt" fo:break-before="auto" style:use-optimal-row-height="false"/>
    </style:style>
    <style:style style:name="ro46" style:family="table-row">
      <style:table-row-properties style:row-height="50.51pt" fo:break-before="auto" style:use-optimal-row-height="false"/>
    </style:style>
    <style:style style:name="ro47" style:family="table-row">
      <style:table-row-properties style:row-height="57.4pt" fo:break-before="auto" style:use-optimal-row-height="false"/>
    </style:style>
    <style:style style:name="ro48" style:family="table-row">
      <style:table-row-properties style:row-height="40.99pt" fo:break-before="auto" style:use-optimal-row-height="false"/>
    </style:style>
    <style:style style:name="ro49" style:family="table-row">
      <style:table-row-properties style:row-height="60.89pt" fo:break-before="auto" style:use-optimal-row-height="false"/>
    </style:style>
    <style:style style:name="ro50" style:family="table-row">
      <style:table-row-properties style:row-height="39.8pt" fo:break-before="auto" style:use-optimal-row-height="false"/>
    </style:style>
    <style:style style:name="ro51" style:family="table-row">
      <style:table-row-properties style:row-height="50.94pt" fo:break-before="auto" style:use-optimal-row-height="false"/>
    </style:style>
    <style:style style:name="ro52" style:family="table-row">
      <style:table-row-properties style:row-height="65.91pt" fo:break-before="auto" style:use-optimal-row-height="false"/>
    </style:style>
    <style:style style:name="ro53" style:family="table-row">
      <style:table-row-properties style:row-height="47.25pt" fo:break-before="auto" style:use-optimal-row-height="false"/>
    </style:style>
    <style:style style:name="ro54" style:family="table-row">
      <style:table-row-properties style:row-height="48.5pt" fo:break-before="auto" style:use-optimal-row-height="false"/>
    </style:style>
    <style:style style:name="ro55" style:family="table-row">
      <style:table-row-properties style:row-height="68.4pt" fo:break-before="auto" style:use-optimal-row-height="false"/>
    </style:style>
    <style:style style:name="ro56" style:family="table-row">
      <style:table-row-properties style:row-height="55.96pt" fo:break-before="auto" style:use-optimal-row-height="false"/>
    </style:style>
    <style:style style:name="ro57" style:family="table-row">
      <style:table-row-properties style:row-height="26.84pt" fo:break-before="auto" style:use-optimal-row-height="false"/>
    </style:style>
    <style:style style:name="ro58" style:family="table-row">
      <style:table-row-properties style:row-height="29.85pt" fo:break-before="auto" style:use-optimal-row-height="false"/>
    </style:style>
    <style:style style:name="ro59" style:family="table-row">
      <style:table-row-properties style:row-height="42.46pt" fo:break-before="auto" style:use-optimal-row-height="false"/>
    </style:style>
    <style:style style:name="ro60" style:family="table-row">
      <style:table-row-properties style:row-height="33.25pt" fo:break-before="auto" style:use-optimal-row-height="false"/>
    </style:style>
    <style:style style:name="ro61" style:family="table-row">
      <style:table-row-properties style:row-height="25.26pt" fo:break-before="auto" style:use-optimal-row-height="false"/>
    </style:style>
    <style:style style:name="ro62" style:family="table-row">
      <style:table-row-properties style:row-height="49.35pt" fo:break-before="auto" style:use-optimal-row-height="false"/>
    </style:style>
    <style:style style:name="ro63" style:family="table-row">
      <style:table-row-properties style:row-height="26.39pt" fo:break-before="auto" style:use-optimal-row-height="false"/>
    </style:style>
    <style:style style:name="ro64" style:family="table-row">
      <style:table-row-properties style:row-height="22.96pt" fo:break-before="auto" style:use-optimal-row-height="false"/>
    </style:style>
    <style:style style:name="ro65" style:family="table-row">
      <style:table-row-properties style:row-height="37.84pt" fo:break-before="auto" style:use-optimal-row-height="false"/>
    </style:style>
    <style:style style:name="ro66" style:family="table-row">
      <style:table-row-properties style:row-height="36.71pt" fo:break-before="auto" style:use-optimal-row-height="false"/>
    </style:style>
    <style:style style:name="ro67" style:family="table-row">
      <style:table-row-properties style:row-height="28.69pt" fo:break-before="auto" style:use-optimal-row-height="false"/>
    </style:style>
    <style:style style:name="ro68" style:family="table-row">
      <style:table-row-properties style:row-height="18.31pt" fo:break-before="auto" style:use-optimal-row-height="false"/>
    </style:style>
    <style:style style:name="ro69" style:family="table-row">
      <style:table-row-properties style:row-height="19.64pt" fo:break-before="auto" style:use-optimal-row-height="false"/>
    </style:style>
    <style:style style:name="ro70" style:family="table-row">
      <style:table-row-properties style:row-height="25.09pt" fo:break-before="auto" style:use-optimal-row-height="false"/>
    </style:style>
    <style:style style:name="ro71" style:family="table-row">
      <style:table-row-properties style:row-height="27.1pt" fo:break-before="auto" style:use-optimal-row-height="false"/>
    </style:style>
    <style:style style:name="ro72" style:family="table-row">
      <style:table-row-properties style:row-height="35.26pt" fo:break-before="auto" style:use-optimal-row-height="false"/>
    </style:style>
    <style:style style:name="ro73" style:family="table-row">
      <style:table-row-properties style:row-height="39.29pt" fo:break-before="auto" style:use-optimal-row-height="false"/>
    </style:style>
    <style:style style:name="ro74" style:family="table-row">
      <style:table-row-properties style:row-height="28.46pt" fo:break-before="auto" style:use-optimal-row-height="false"/>
    </style:style>
    <style:style style:name="ro75" style:family="table-row">
      <style:table-row-properties style:row-height="37.96pt" fo:break-before="auto" style:use-optimal-row-height="false"/>
    </style:style>
    <style:style style:name="ro76" style:family="table-row">
      <style:table-row-properties style:row-height="51.56pt" fo:break-before="auto" style:use-optimal-row-height="false"/>
    </style:style>
    <style:style style:name="ro77" style:family="table-row">
      <style:table-row-properties style:row-height="31.21pt" fo:break-before="auto" style:use-optimal-row-height="false"/>
    </style:style>
    <style:style style:name="ro78" style:family="table-row">
      <style:table-row-properties style:row-height="20.35pt" fo:break-before="auto" style:use-optimal-row-height="false"/>
    </style:style>
    <style:style style:name="ro79" style:family="table-row">
      <style:table-row-properties style:row-height="25.74pt" fo:break-before="auto" style:use-optimal-row-height="false"/>
    </style:style>
    <style:style style:name="ro80" style:family="table-row">
      <style:table-row-properties style:row-height="23.61pt" fo:break-before="auto" style:use-optimal-row-height="false"/>
    </style:style>
    <style:style style:name="ro81" style:family="table-row">
      <style:table-row-properties style:row-height="24.86pt" fo:break-before="auto" style:use-optimal-row-height="false"/>
    </style:style>
    <style:style style:name="ro82" style:family="table-row">
      <style:table-row-properties style:row-height="29.11pt" fo:break-before="auto" style:use-optimal-row-height="false"/>
    </style:style>
    <style:style style:name="ro83" style:family="table-row">
      <style:table-row-properties style:row-height="26.11pt" fo:break-before="auto" style:use-optimal-row-height="false"/>
    </style:style>
    <style:style style:name="ro84" style:family="table-row">
      <style:table-row-properties style:row-height="35.8pt" fo:break-before="auto" style:use-optimal-row-height="false"/>
    </style:style>
    <style:style style:name="ro85" style:family="table-row">
      <style:table-row-properties style:row-height="46.26pt" fo:break-before="auto" style:use-optimal-row-height="false"/>
    </style:style>
    <style:style style:name="ro86" style:family="table-row">
      <style:table-row-properties style:row-height="61.14pt" fo:break-before="auto" style:use-optimal-row-height="false"/>
    </style:style>
    <style:style style:name="ro87" style:family="table-row">
      <style:table-row-properties style:row-height="47.76pt" fo:break-before="auto" style:use-optimal-row-height="false"/>
    </style:style>
    <style:style style:name="ro88" style:family="table-row">
      <style:table-row-properties style:row-height="40.25pt" fo:break-before="auto" style:use-optimal-row-height="false"/>
    </style:style>
    <style:style style:name="ro89" style:family="table-row">
      <style:table-row-properties style:row-height="43.26pt" fo:break-before="auto" style:use-optimal-row-height="false"/>
    </style:style>
    <style:style style:name="ro90" style:family="table-row">
      <style:table-row-properties style:row-height="55.19pt" fo:break-before="auto" style:use-optimal-row-height="false"/>
    </style:style>
    <style:style style:name="ro91" style:family="table-row">
      <style:table-row-properties style:row-height="21.71pt" fo:break-before="auto" style:use-optimal-row-height="false"/>
    </style:style>
    <style:style style:name="ro92" style:family="table-row">
      <style:table-row-properties style:row-height="32.54pt" fo:break-before="auto" style:use-optimal-row-height="false"/>
    </style:style>
    <style:style style:name="ro93" style:family="table-row">
      <style:table-row-properties style:row-height="46.09pt" fo:break-before="auto" style:use-optimal-row-height="false"/>
    </style:style>
    <style:style style:name="ro94" style:family="table-row">
      <style:table-row-properties style:row-height="36.6pt" fo:break-before="auto" style:use-optimal-row-height="false"/>
    </style:style>
    <style:style style:name="ro95" style:family="table-row">
      <style:table-row-properties style:row-height="24.41pt" fo:break-before="auto" style:use-optimal-row-height="false"/>
    </style:style>
    <style:style style:name="ro96" style:family="table-row">
      <style:table-row-properties style:row-height="19.5pt" fo:break-before="auto" style:use-optimal-row-height="false"/>
    </style:style>
    <style:style style:name="ro97" style:family="table-row">
      <style:table-row-properties style:row-height="18.34pt" fo:break-before="auto" style:use-optimal-row-height="false"/>
    </style:style>
    <style:style style:name="ro98" style:family="table-row">
      <style:table-row-properties style:row-height="20.64pt" fo:break-before="auto" style:use-optimal-row-height="false"/>
    </style:style>
    <style:style style:name="ro99" style:family="table-row">
      <style:table-row-properties style:row-height="41.3pt" fo:break-before="auto" style:use-optimal-row-height="false"/>
    </style:style>
    <style:style style:name="ro100" style:family="table-row">
      <style:table-row-properties style:row-height="43.6pt" fo:break-before="auto" style:use-optimal-row-height="false"/>
    </style:style>
    <style:style style:name="ro101" style:family="table-row">
      <style:table-row-properties style:row-height="11.45pt" fo:break-before="auto" style:use-optimal-row-height="false"/>
    </style:style>
    <style:style style:name="ro102" style:family="table-row">
      <style:table-row-properties style:row-height="21.09pt" fo:break-before="auto" style:use-optimal-row-height="false"/>
    </style:style>
    <style:style style:name="ro103" style:family="table-row">
      <style:table-row-properties style:row-height="46.26pt" fo:break-before="auto" style:use-optimal-row-height="true"/>
    </style:style>
    <style:style style:name="ro104" style:family="table-row">
      <style:table-row-properties style:row-height="22.34pt" fo:break-before="auto" style:use-optimal-row-height="false"/>
    </style:style>
    <style:style style:name="ro105" style:family="table-row">
      <style:table-row-properties style:row-height="17.4pt" fo:break-before="auto" style:use-optimal-row-height="false"/>
    </style:style>
    <style:style style:name="ro106" style:family="table-row">
      <style:table-row-properties style:row-height="16.16pt" fo:break-before="auto" style:use-optimal-row-height="false"/>
    </style:style>
    <style:style style:name="ro107" style:family="table-row">
      <style:table-row-properties style:row-height="19.9pt" fo:break-before="auto" style:use-optimal-row-height="false"/>
    </style:style>
    <style:style style:name="ro108" style:family="table-row">
      <style:table-row-properties style:row-height="14.91pt" fo:break-before="auto" style:use-optimal-row-height="false"/>
    </style:style>
    <style:style style:name="ro109" style:family="table-row">
      <style:table-row-properties style:row-height="18.65pt" fo:break-before="auto" style:use-optimal-row-height="false"/>
    </style:style>
    <style:style style:name="ro110" style:family="table-row">
      <style:table-row-properties style:row-height="55.11pt" fo:break-before="auto" style:use-optimal-row-height="false"/>
    </style:style>
    <style:style style:name="ro111" style:family="table-row">
      <style:table-row-properties style:row-height="48.19pt" fo:break-before="auto" style:use-optimal-row-height="false"/>
    </style:style>
    <style:style style:name="ro11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eb91e"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middle"/>
      <style:paragraph-properties fo:text-align="center" fo:margin-left="0pt"/>
    </style:style>
    <style:style style:name="ce2" style:family="table-cell" style:parent-style-name="Default">
      <style:table-cell-properties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cord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number-columns-repeated="1008"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1" office:value-type="string" calcext:value-type="string">
            <text:p>VACANCY</text:p>
          </table:table-cell>
          <table:table-cell table:style-name="ce1" office:value-type="string" calcext:value-type="string">
            <text:p>JOB RESPONSIBILITIES</text:p>
          </table:table-cell>
          <table:table-cell table:style-name="ce1"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1"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cell table:style-name="ce1" table:number-columns-repeated="1008"/>
        </table:table-row>
        <table:table-row table:style-name="ro2">
          <table:table-cell table:style-name="Default" office:value-type="string" calcext:value-type="string">
            <text:p>Online Marketing Executive</text:p>
          </table:table-cell>
          <table:table-cell table:style-name="Default" office:value-type="string" calcext:value-type="string">
            <text:p>Step 21 Ltd. </text:p>
          </table:table-cell>
          <table:table-cell table:style-name="Default" office:value-type="string" calcext:value-type="string">
            <text:p/>
            <text:p>                                                                50</text:p>
            <text:p>                                                                </text:p>
          </table:table-cell>
          <table:table-cell table:style-name="Default" office:value-type="string" calcext:value-type="string">
            <text:p/>
            <text:p>Manage all digital marketing campaigns.</text:p>
            <text:p>Monitor social media accounts.</text:p>
            <text:p/>
          </table:table-cell>
          <table:table-cell table:style-name="Default"/>
          <table:table-cell table:style-name="Default" office:value-type="string" calcext:value-type="string">
            <text:p/>
            <text:p>                                                                Full-time</text:p>
            <text:p>                                                            </text:p>
          </table:table-cell>
          <table:table-cell table:style-name="Default" office:value-type="string" calcext:value-type="string">
            <text:p/>
            <text:p>Â Na</text:p>
            <text:p>                                                                    </text:p>
          </table:table-cell>
          <table:table-cell table:style-name="Default" office:value-type="string" calcext:value-type="string">
            <text:p/>
            <text:p>Â Only males are allowed to apply</text:p>
            <text:p>                                                                    </text:p>
          </table:table-cell>
          <table:table-cell table:style-name="Default" office:value-type="string" calcext:value-type="string">
            <text:p/>
            <text:p>Â Age at most 30 years</text:p>
            <text:p>                                                                    </text:p>
          </table:table-cell>
          <table:table-cell table:style-name="Default" office:value-type="string" calcext:value-type="string">
            <text:p/>
            <text:p>Â Sylhet</text:p>
            <text:p>                                                                    </text:p>
          </table:table-cell>
          <table:table-cell table:style-name="Default" office:value-type="string" calcext:value-type="string">
            <text:p/>
            <text:p>HSC, Bachelor degree in any discipline, Diploma in Engineering.</text:p>
            <text:p/>
          </table:table-cell>
          <table:table-cell table:style-name="Default" office:value-type="string" calcext:value-type="string">
            <text:p/>
            <text:p>Age at most 30 years </text:p>
            <text:p>Only males are allowed to apply</text:p>
            <text:p>The applicants should have experience in the following area(s): Data Entry Operator (English).</text:p>
            <text:p>Fast learner and passion for sale.</text:p>
            <text:p/>
          </table:table-cell>
          <table:table-cell table:style-name="Default" office:value-type="string" calcext:value-type="string">
            <text:p/>
            <text:p>Â Negotiable</text:p>
            <text:p>                                                                    </text:p>
          </table:table-cell>
          <table:table-cell table:style-name="Default" office:value-type="string" calcext:value-type="string">
            <text:p/>
            <text:p>Performance bonus </text:p>
            <text:p>Lunch Facilities: Partially Subsidize </text:p>
            <text:p>Festival bonus 2 (Yearly).</text:p>
            <text:p/>
          </table:table-cell>
          <table:table-cell table:style-name="Default" office:value-type="string" calcext:value-type="string">
            <text:p/>
            <text:p>Â Oct 31, 2019</text:p>
            <text:p>                                                                        </text:p>
          </table:table-cell>
          <table:table-cell table:style-name="Default" office:value-type="string" calcext:value-type="string">
            <text:p/>
            <text:p>Â Nov 30, 2019</text:p>
            <text:p>                                                                        </text:p>
          </table:table-cell>
          <table:table-cell table:number-columns-repeated="1008"/>
        </table:table-row>
        <table:table-row table:style-name="ro3">
          <table:table-cell table:style-name="Default" office:value-type="string" calcext:value-type="string">
            <text:p>Software Engineer</text:p>
          </table:table-cell>
          <table:table-cell table:style-name="Default" office:value-type="string" calcext:value-type="string">
            <text:p>DataSoft Systems Bangladesh Limited </text:p>
          </table:table-cell>
          <table:table-cell table:style-name="Default" office:value-type="string" calcext:value-type="string">
            <text:p/>
            <text:p>                                                                01</text:p>
            <text:p>                                                                </text:p>
          </table:table-cell>
          <table:table-cell table:style-name="Default" office:value-type="string" calcext:value-type="string">
            <text:p/>
            <text:p>Design, build and maintain efficient, reusable, and reliable code.</text:p>
            <text:p>Prepare and produce releases of software components.</text:p>
            <text:p>Identify bottlenecks and bugs, and devise solutions to these problems.</text:p>
            <text:p>Upgrading, configuring and debugging existing systems.</text:p>
            <text:p>Perform code review, Unit Testing.</text:p>
            <text:p>Maintain necessary documentation in accordance with companies and clients' quality, process and documentation requirements.</text:p>
            <text:p/>
          </table:table-cell>
          <table:table-cell table:style-name="Default"/>
          <table:table-cell table:style-name="Default" office:value-type="string" calcext:value-type="string">
            <text:p/>
            <text:p>                                                                Full-time</text:p>
            <text:p>                                                            </text:p>
          </table:table-cell>
          <table:table-cell table:style-name="Default" office:value-type="string" calcext:value-type="string">
            <text:p/>
            <text:p>Â 3 to 4 year(s)</text:p>
            <text:p>                                                                    </text:p>
          </table:table-cell>
          <table:table-cell table:style-name="Default" office:value-type="string" calcext:value-type="string">
            <text:p/>
            <text:p>Â Both males and females are allowed to apply</text:p>
            <text:p>                                                                    </text:p>
          </table:table-cell>
          <table:table-cell table:style-name="Default"/>
          <table:table-cell table:style-name="Default" office:value-type="string" calcext:value-type="string">
            <text:p/>
            <text:p>Â Dhaka</text:p>
            <text:p>                                                                    </text:p>
          </table:table-cell>
          <table:table-cell table:style-name="Default" office:value-type="string" calcext:value-type="string">
            <text:p/>
            <text:p>B.Sc in CSE/CS/EEE/ Applied Physics/Physics/ from any reputed university.</text:p>
            <text:p/>
          </table:table-cell>
          <table:table-cell table:style-name="Default" office:value-type="string" calcext:value-type="string">
            <text:p/>
            <text:p>Both males and females are allowed to apply</text:p>
            <text:p>1-4 years of hands-on experience in Software Development.</text:p>
            <text:p>1+ years of Sound knowledge and practical work experience in C#, ASP .NET, also Windows Socket Programming, MODBUS Protocol experience is a Must</text:p>
            <text:p>Understanding on Queue management, Web technology and REST API</text:p>
            <text:p>Very good problem solving Capability, Client communication and technical lead a small/medium team.</text:p>
            <text:p>Having experience in Python programming and Real life Microcontroller experience  is preferable</text:p>
            <text:p/>
          </table:table-cell>
          <table:table-cell table:style-name="Default" office:value-type="string" calcext:value-type="string">
            <text:p/>
            <text:p>Â Tk. 50000 (Monthly)</text:p>
            <text:p>                                                                    </text:p>
          </table:table-cell>
          <table:table-cell table:style-name="Default" office:value-type="string" calcext:value-type="string">
            <text:p/>
            <text:p>Provident fund, Weekly 2 holidaysLunch Facilities: Partially SubsidizeSalary Review: YearlyFestival Bonus: 3</text:p>
            <text:p/>
          </table:table-cell>
          <table:table-cell table:style-name="Default" office:value-type="string" calcext:value-type="string">
            <text:p/>
            <text:p>Â Oct 31, 2019</text:p>
            <text:p>                                                                        </text:p>
          </table:table-cell>
          <table:table-cell table:style-name="Default" office:value-type="string" calcext:value-type="string">
            <text:p/>
            <text:p>Â Nov 30, 2019</text:p>
            <text:p>                                                                        </text:p>
          </table:table-cell>
          <table:table-cell table:number-columns-repeated="1008"/>
        </table:table-row>
        <table:table-row table:style-name="ro4">
          <table:table-cell table:style-name="Default" office:value-type="string" calcext:value-type="string">
            <text:p>Jr. Full - Stack Developer</text:p>
          </table:table-cell>
          <table:table-cell table:style-name="Default" office:value-type="string" calcext:value-type="string">
            <text:p>Hungrynaki.com </text:p>
          </table:table-cell>
          <table:table-cell table:style-name="Default" office:value-type="string" calcext:value-type="string">
            <text:p/>
            <text:p>                                                                01</text:p>
            <text:p>                                                                </text:p>
          </table:table-cell>
          <table:table-cell table:style-name="Default" office:value-type="string" calcext:value-type="string">
            <text:p/>
            <text:p>Integration of user-facing elements developed by front-end developers with server side logic.</text:p>
            <text:p>Writing reusable, testable, and efficient code.</text:p>
            <text:p>Design and implementation of low-latency, high-availability, and performant applications.</text:p>
            <text:p>Integration of data storage solutions</text:p>
            <text:p>Work with cloud message APIs and usage of push notifications</text:p>
            <text:p>Implementation of security and data protection.</text:p>
            <text:p>Quick fixing on the fly if any severe issues arise.</text:p>
            <text:p/>
          </table:table-cell>
          <table:table-cell table:style-name="Default"/>
          <table:table-cell table:style-name="Default" office:value-type="string" calcext:value-type="string">
            <text:p/>
            <text:p>                                                                Full-time</text:p>
            <text:p>                                                            </text:p>
          </table:table-cell>
          <table:table-cell table:style-name="Default" office:value-type="string" calcext:value-type="string">
            <text:p/>
            <text:p>Â 1 to 2 year(s)</text:p>
            <text:p>                                                                    </text:p>
          </table:table-cell>
          <table:table-cell table:style-name="Default" office:value-type="string" calcext:value-type="string">
            <text:p/>
            <text:p/>
            <text:p>                                                                    </text:p>
          </table:table-cell>
          <table:table-cell table:style-name="Default"/>
          <table:table-cell table:style-name="Default" office:value-type="string" calcext:value-type="string">
            <text:p/>
            <text:p>Â Dhaka</text:p>
            <text:p>                                                                    </text:p>
          </table:table-cell>
          <table:table-cell table:style-name="Default" office:value-type="string" calcext:value-type="string">
            <text:p/>
            <text:p>Bachelor of Science (BSc) in CSE, Master of Science (MSc) in CSE</text:p>
            <text:p/>
          </table:table-cell>
          <table:table-cell table:style-name="Default" office:value-type="string" calcext:value-type="string">
            <text:p/>
            <text:p>#Backend:</text:p>
            <text:p>Proficiency in GraphQL and API Communications.</text:p>
            <text:p>Good Grasp of Asynchronous Programming with async functions and Promises</text:p>
            <text:p>Working knowledge of ES6</text:p>
            <text:p>Working Knowledge in User Authentication and Authorization using OAUTH, JWT and others</text:p>
            <text:p>Experience in Implementing Data Protection</text:p>
            <text:p>Natural at debugging and profiling own applications.</text:p>
            <text:p>Knowledge or basic about the distributed streaming platform (Kafka)</text:p>
            <text:p>Knowledge about  in-memory data structure store (Redis)</text:p>
            <text:p>Knowledge and work experience with document-based and distributed NoSQL databases (MongoDB)</text:p>
            <text:p>#Frontend:</text:p>
            <text:p>Working knowledge of implementing reusable components and corresponding CSS structures</text:p>
            <text:p>Needs to have worked with at least one out of these following frontend frameworks: Vue.js, React Js or equivalent</text:p>
            <text:p>Should be able to research and choose appropriate modules and libraries required to solve the situation at hand</text:p>
            <text:p>Working on team environments to build large scale UI systems that are fast and easily updateable</text:p>
            <text:p>Extra Credit will be given if knowledge of building Pixel Perfect UI from scratch without using bulky dependencies.</text:p>
            <text:p>#Others:</text:p>
            <text:p>Working knowledge of Version Management System such as Git</text:p>
            <text:p/>
          </table:table-cell>
          <table:table-cell table:style-name="Default" office:value-type="string" calcext:value-type="string">
            <text:p/>
            <text:p>Â Negotiable</text:p>
            <text:p>                                                                    </text:p>
          </table:table-cell>
          <table:table-cell table:style-name="Default" office:value-type="string" calcext:value-type="string">
            <text:p/>
            <text:p>Weekly 2 holidaysLunch Facilities: Partially SubsidizeSalary Review: YearlyFestival Bonus: 2</text:p>
            <text:p/>
          </table:table-cell>
          <table:table-cell table:style-name="Default" office:value-type="string" calcext:value-type="string">
            <text:p/>
            <text:p>Â Oct 31, 2019</text:p>
            <text:p>                                                                        </text:p>
          </table:table-cell>
          <table:table-cell table:style-name="Default" office:value-type="string" calcext:value-type="string">
            <text:p/>
            <text:p>Â Nov 15, 2019</text:p>
            <text:p>                                                                        </text:p>
          </table:table-cell>
          <table:table-cell table:number-columns-repeated="1008"/>
        </table:table-row>
        <table:table-row table:style-name="ro5">
          <table:table-cell table:style-name="Default" office:value-type="string" calcext:value-type="string">
            <text:p>Sr. Software Eng.</text:p>
          </table:table-cell>
          <table:table-cell table:style-name="Default" office:value-type="string" calcext:value-type="string">
            <text:p>Lambda Technologies Limited </text:p>
          </table:table-cell>
          <table:table-cell table:style-name="Default" office:value-type="string" calcext:value-type="string">
            <text:p/>
            <text:p>                                                                02</text:p>
            <text:p>                                                                </text:p>
          </table:table-cell>
          <table:table-cell table:style-name="Default" office:value-type="string" calcext:value-type="string">
            <text:p> As a member of the team, you will participate in project development customers.</text:p>
            <text:p>You are expected to be an expert in both backend and frontend technologies.</text:p>
            <text:p>You will work in some running projects</text:p>
          </table:table-cell>
          <table:table-cell table:style-name="Default" office:value-type="string" calcext:value-type="string">
            <text:p><text:s text:c="4"/>Job Location: Dhaka ( Kollanpur)</text:p>
          </table:table-cell>
          <table:table-cell table:style-name="Default" office:value-type="string" calcext:value-type="string">
            <text:p/>
            <text:p>                                                                Full-time</text:p>
            <text:p>                                                            </text:p>
          </table:table-cell>
          <table:table-cell table:style-name="Default" office:value-type="string" calcext:value-type="string">
            <text:p/>
            <text:p>Â 2 to 5 year(s)</text:p>
            <text:p>                                                                    </text:p>
          </table:table-cell>
          <table:table-cell table:style-name="Default" office:value-type="string" calcext:value-type="string">
            <text:p/>
            <text:p/>
            <text:p>                                                                    </text:p>
          </table:table-cell>
          <table:table-cell table:style-name="Default" office:value-type="string" calcext:value-type="string">
            <text:p/>
            <text:p>Â Age 25 to 40 years</text:p>
            <text:p>                                                                    </text:p>
          </table:table-cell>
          <table:table-cell table:style-name="Default" office:value-type="string" calcext:value-type="string">
            <text:p/>
            <text:p>Â Dhaka</text:p>
            <text:p>                                                                    </text:p>
          </table:table-cell>
          <table:table-cell table:style-name="Default" office:value-type="string" calcext:value-type="string">
            <text:p/>
            <text:p>B.Sc or M.Sc in Computer Science/Engineering or equivalent Diploma in Computer Science , Professional knowledge on Computer will also be considered favorably</text:p>
            <text:p/>
          </table:table-cell>
          <table:table-cell table:style-name="Default" office:value-type="string" calcext:value-type="string">
            <text:p/>
            <text:p>Age 25 to 40 years </text:p>
            <text:p>The applicants should have experience in the following Development area.</text:p>
            <text:p>At least 3+ years of experience in software development</text:p>
            <text:p>Strong Knowledge of Laravel, Jquery Ajax, PHP OOP, MySQL</text:p>
            <text:p>Familiarity with GIT, Node JS, Socket.io is plus</text:p>
            <text:p>Understanding of the challenges of creating scalable, high-performance web applications;</text:p>
            <text:p>Minimum communication skills in English, both oral and written;</text:p>
            <text:p>Capability to work in a virtual team and communicate efficiently online;</text:p>
            <text:p>Strong problem solving and analytical skills.</text:p>
            <text:p/>
          </table:table-cell>
          <table:table-cell table:style-name="Default" office:value-type="string" calcext:value-type="string">
            <text:p/>
            <text:p>Â Tk. 25000 - 35000 (Monthly)</text:p>
            <text:p>                                                                    </text:p>
          </table:table-cell>
          <table:table-cell table:style-name="Default" office:value-type="string" calcext:value-type="string">
            <text:p/>
            <text:p>Mobile bill, Tour allowance, Performance bonusSalary Review: YearlyFestival Bonus: 2</text:p>
            <text:p/>
          </table:table-cell>
          <table:table-cell table:style-name="Default" office:value-type="string" calcext:value-type="string">
            <text:p/>
            <text:p>Â Oct 31, 2019</text:p>
            <text:p>                                                                        </text:p>
          </table:table-cell>
          <table:table-cell table:style-name="Default" office:value-type="string" calcext:value-type="string">
            <text:p/>
            <text:p>Â Nov 30, 2019</text:p>
            <text:p>                                                                        </text:p>
          </table:table-cell>
          <table:table-cell table:number-columns-repeated="1008"/>
        </table:table-row>
        <table:table-row table:style-name="ro6">
          <table:table-cell table:style-name="Default" office:value-type="string" calcext:value-type="string">
            <text:p>IT Executive</text:p>
          </table:table-cell>
          <table:table-cell table:style-name="Default" office:value-type="string" calcext:value-type="string">
            <text:p>A Reputed 3-Star Hotel </text:p>
          </table:table-cell>
          <table:table-cell table:style-name="Default" office:value-type="string" calcext:value-type="string">
            <text:p/>
            <text:p>                                                     Not specific</text:p>
            <text:p>                                                                </text:p>
          </table:table-cell>
          <table:table-cell table:style-name="Default" office:value-type="string" calcext:value-type="string">
            <text:p/>
            <text:p>                                                          N/A</text:p>
          </table:table-cell>
          <table:table-cell table:style-name="Default" office:value-type="string" calcext:value-type="string">
            <text:p><text:span text:style-name="T1">Applications are invited from suitable candidates for immediate interview for the following Positions in a reputed 3-Star Hotel In Gulshan, Dhaka:</text:span></text:p>
            <text:p><text:span text:style-name="T1">                                                        </text:span>                                     </text:p>
          </table:table-cell>
          <table:table-cell table:style-name="Default" office:value-type="string" calcext:value-type="string">
            <text:p/>
            <text:p>                                                                Full-time</text:p>
            <text:p>                                                            </text:p>
          </table:table-cell>
          <table:table-cell table:style-name="Default" office:value-type="string" calcext:value-type="string">
            <text:p/>
            <text:p>Â At least 3 year(s)</text:p>
            <text:p>                                                                    </text:p>
          </table:table-cell>
          <table:table-cell table:style-name="Default" table:number-columns-repeated="2"/>
          <table:table-cell table:style-name="Default" office:value-type="string" calcext:value-type="string">
            <text:p/>
            <text:p>Â Dhaka</text:p>
            <text:p>                                                                    </text:p>
          </table:table-cell>
          <table:table-cell table:style-name="Default" office:value-type="string" calcext:value-type="string">
            <text:p/>
            <text:p>Must be at least a Diploma in CSE</text:p>
            <text:p/>
          </table:table-cell>
          <table:table-cell table:style-name="Default" office:value-type="string" calcext:value-type="string">
            <text:p/>
            <text:p>Must be at least a Diploma in CSE with not less than 3 years  practical experience in IT related job in a reputed Organisation.</text:p>
            <text:p/>
          </table:table-cell>
          <table:table-cell table:style-name="Default"/>
          <table:table-cell table:style-name="Default" office:value-type="string" calcext:value-type="string">
            <text:p>akhtar</text:p>
          </table:table-cell>
          <table:table-cell table:style-name="Default" office:value-type="string" calcext:value-type="string">
            <text:p/>
            <text:p>Â Oct 31, 2019</text:p>
            <text:p>                                                                        </text:p>
          </table:table-cell>
          <table:table-cell table:style-name="Default" office:value-type="string" calcext:value-type="string">
            <text:p/>
            <text:p>Â Nov 30, 2019</text:p>
            <text:p>                                                                        </text:p>
          </table:table-cell>
          <table:table-cell table:number-columns-repeated="1008"/>
        </table:table-row>
        <table:table-row table:style-name="ro7">
          <table:table-cell table:style-name="Default" office:value-type="string" calcext:value-type="string">
            <text:p>Senior Mobile Application Developer</text:p>
          </table:table-cell>
          <table:table-cell table:style-name="Default" office:value-type="string" calcext:value-type="string">
            <text:p>Enosis Solutions </text:p>
          </table:table-cell>
          <table:table-cell table:style-name="Default" office:value-type="string" calcext:value-type="string">
            <text:p/>
            <text:p>                                                                2</text:p>
            <text:p>                                                                </text:p>
          </table:table-cell>
          <table:table-cell table:style-name="Default" office:value-type="string" calcext:value-type="string">
            <text:p/>
            <text:p>Develop high-quality mobile applications, ensuring proper software design and architecture</text:p>
            <text:p>Analyze requirements and understand the deliverables</text:p>
            <text:p>Identify, prioritize and execute tasks in the software development life cycle</text:p>
            <text:p>Review code of other developers</text:p>
            <text:p>Collaborate with team members and ensure knowledge transfer</text:p>
            <text:p>Work closely with internal teams to fully understand the business process and requirements</text:p>
            <text:p>Ensure that projects are accurately estimated and delivered to schedule</text:p>
            <text:p>Actively contribute to the process of continual improvement, with regard to self, team and systems</text:p>
            <text:p>Assume a high level of ownership of all work developed by members of the team</text:p>
            <text:p/>
          </table:table-cell>
          <table:table-cell table:style-name="Default"/>
          <table:table-cell table:style-name="Default" office:value-type="string" calcext:value-type="string">
            <text:p/>
            <text:p>                                                                Full-time</text:p>
            <text:p>                                                            </text:p>
          </table:table-cell>
          <table:table-cell table:style-name="Default" office:value-type="string" calcext:value-type="string">
            <text:p/>
            <text:p>Â At least 2 year(s)</text:p>
            <text:p>                                                                    </text:p>
          </table:table-cell>
          <table:table-cell table:style-name="Default" table:number-columns-repeated="2"/>
          <table:table-cell table:style-name="Default" office:value-type="string" calcext:value-type="string">
            <text:p/>
            <text:p>Â Dhaka (Gulshan)</text:p>
            <text:p>                                                                    </text:p>
          </table:table-cell>
          <table:table-cell table:style-name="Default" office:value-type="string" calcext:value-type="string">
            <text:p/>
            <text:p>Bachelor of Science (BSc) in CSEB.Sc or M.Sc in Computer Science/ Engineering or equivalent.</text:p>
            <text:p/>
          </table:table-cell>
          <table:table-cell table:style-name="Default" office:value-type="string" calcext:value-type="string">
            <text:p/>
            <text:p>Ability to work independently</text:p>
            <text:p>Must have experience in Swift or Objective-C</text:p>
            <text:p>Must have experience in Java or Kotlin</text:p>
            <text:p>Must have strong knowledge and understanding of Android, and iOS SDK</text:p>
            <text:p>Must have experience interfacing with API like REST, SOAP </text:p>
            <text:p>Must be familiar with application submission in Google Play and App Store</text:p>
            <text:p>Must have good understanding of Android and iOS design principles and interface guidelines</text:p>
            <text:p>Should have basic familiarity with any relational database, like Microsoft SQL Server, MySQL, Oracle, etc.</text:p>
            <text:p>Good to have experience in Cross Platform mobile application development framework like IONIC, Xamarin </text:p>
            <text:p>Must have good knowledge of object oriented software development</text:p>
            <text:p>Must have strong communication skills in English, both written and spoken</text:p>
            <text:p>Must have very strong analysis and synthesis skills</text:p>
            <text:p>Must be able to learn new technologies, tools, and techniques quickly and with minimal supervision</text:p>
            <text:p>Analytical mind with problem-solving aptitude</text:p>
            <text:p>Must be proactive and able to execute tasks efficiently</text:p>
            <text:p/>
          </table:table-cell>
          <table:table-cell table:style-name="Default" office:value-type="string" calcext:value-type="string">
            <text:p/>
            <text:p>Â Tk. 75000 - 115000 (Monthly)</text:p>
            <text:p>                                                                    </text:p>
          </table:table-cell>
          <table:table-cell table:style-name="Default" office:value-type="string" calcext:value-type="string">
            <text:p>akhtar</text:p>
          </table:table-cell>
          <table:table-cell table:style-name="Default" office:value-type="string" calcext:value-type="string">
            <text:p/>
            <text:p>Â Oct 31, 2019</text:p>
            <text:p>                                                                        </text:p>
          </table:table-cell>
          <table:table-cell table:style-name="Default" office:value-type="string" calcext:value-type="string">
            <text:p/>
            <text:p>Â Nov 30, 2019</text:p>
            <text:p>                                                                        </text:p>
          </table:table-cell>
          <table:table-cell table:number-columns-repeated="1008"/>
        </table:table-row>
        <table:table-row table:style-name="ro8">
          <table:table-cell table:style-name="Default" office:value-type="string" calcext:value-type="string">
            <text:p>Senior .NET Developer</text:p>
          </table:table-cell>
          <table:table-cell table:style-name="Default" office:value-type="string" calcext:value-type="string">
            <text:p>Enosis Solutions </text:p>
          </table:table-cell>
          <table:table-cell table:style-name="Default" office:value-type="string" calcext:value-type="string">
            <text:p/>
            <text:p>                                                                2</text:p>
            <text:p>                                                                </text:p>
          </table:table-cell>
          <table:table-cell table:style-name="Default" office:value-type="string" calcext:value-type="string">
            <text:p/>
            <text:p>Develop high-quality software, ensuring proper design and architecture</text:p>
            <text:p>Analyze requirements and understand the deliverables</text:p>
            <text:p>Identify, prioritize and execute tasks in the software development life cycle</text:p>
            <text:p>Review code of other developers</text:p>
            <text:p>Collaborate with team members and ensure knowledge transfer</text:p>
            <text:p>Work closely with internal teams to fully understand the business process and requirements</text:p>
            <text:p>Ensure that projects are accurately estimated and delivered to schedule</text:p>
            <text:p>Actively contribute to the process of continual improvement, with regard to self, team and systems</text:p>
            <text:p>Assume a high level of ownership of all work developed by members of the team</text:p>
            <text:p/>
          </table:table-cell>
          <table:table-cell table:style-name="Default"/>
          <table:table-cell table:style-name="Default" office:value-type="string" calcext:value-type="string">
            <text:p/>
            <text:p>                                                                Full-time</text:p>
            <text:p>                                                            </text:p>
          </table:table-cell>
          <table:table-cell table:style-name="Default" office:value-type="string" calcext:value-type="string">
            <text:p/>
            <text:p>Â At least 2 year(s)</text:p>
            <text:p>                                                                    </text:p>
          </table:table-cell>
          <table:table-cell table:style-name="Default" table:number-columns-repeated="2"/>
          <table:table-cell table:style-name="Default" office:value-type="string" calcext:value-type="string">
            <text:p/>
            <text:p>Â Dhaka (Gulshan)</text:p>
            <text:p>                                                                    </text:p>
          </table:table-cell>
          <table:table-cell table:style-name="Default" office:value-type="string" calcext:value-type="string">
            <text:p/>
            <text:p>Bachelor of Science (BSc) in CSEB.Sc or M.Sc in Computer Science/ Engineering or equivalent.</text:p>
            <text:p/>
          </table:table-cell>
          <table:table-cell table:style-name="Default" office:value-type="string" calcext:value-type="string">
            <text:p/>
            <text:p>Ability to work independently</text:p>
            <text:p>Must have strong knowledge and understanding of C#, ASP.NET (MVC), ASP.NET Core, Entity Framework, Azure</text:p>
            <text:p>Must be familiar with any relational database, like Microsoft SQL Server, MySQL, Oracle, etc.</text:p>
            <text:p>Must have good knowledge of object oriented software development</text:p>
            <text:p>Must have strong communication skills in English, both written and spoken</text:p>
            <text:p>Must have very strong analysis and synthesis skills</text:p>
            <text:p>Must be able to learn new technologies, tools, and techniques quickly and with minimal supervision</text:p>
            <text:p>Analytical mind with problem-solving aptitude</text:p>
            <text:p>Must be proactive and able to execute tasks efficiently</text:p>
            <text:p/>
          </table:table-cell>
          <table:table-cell table:style-name="Default" office:value-type="string" calcext:value-type="string">
            <text:p/>
            <text:p>Â Tk. 75000 - 115000 (Monthly)</text:p>
            <text:p>                                                                    </text:p>
          </table:table-cell>
          <table:table-cell table:style-name="Default" office:value-type="string" calcext:value-type="string">
            <text:p>akhtar</text:p>
          </table:table-cell>
          <table:table-cell table:style-name="Default" office:value-type="string" calcext:value-type="string">
            <text:p/>
            <text:p>Â Oct 31, 2019</text:p>
            <text:p>                                                                        </text:p>
          </table:table-cell>
          <table:table-cell table:style-name="Default" office:value-type="string" calcext:value-type="string">
            <text:p/>
            <text:p>Â Nov 30, 2019</text:p>
            <text:p>                                                                        </text:p>
          </table:table-cell>
          <table:table-cell table:number-columns-repeated="1008"/>
        </table:table-row>
        <table:table-row table:style-name="ro9">
          <table:table-cell table:style-name="Default" office:value-type="string" calcext:value-type="string">
            <text:p>Web Developer (Front-End)</text:p>
          </table:table-cell>
          <table:table-cell table:style-name="Default" office:value-type="string" calcext:value-type="string">
            <text:p>Mouchak Technologies LLC </text:p>
          </table:table-cell>
          <table:table-cell table:style-name="Default" office:value-type="string" calcext:value-type="string">
            <text:p/>
            <text:p>                                                                Not specific</text:p>
            <text:p>                                                                </text:p>
          </table:table-cell>
          <table:table-cell table:style-name="Default" office:value-type="string" calcext:value-type="string">
            <text:p/>
            <text:p/>
            <text:p/>
          </table:table-cell>
          <table:table-cell table:style-name="Default" office:value-type="string" calcext:value-type="string">
            <text:p><text:span text:style-name="T1">About Us: Mouchak Technology is a startup company aim to serve Information technology requirements of our native market. Currently, we offer online exam prep services through https:mouchak.com. In addition, we are in the process of developing some enterprise solutions targeting local businesses. </text:span></text:p>
            <text:p><text:span text:style-name="T1">We are looking for: We are looking for a front-end web developer to join our team. More specifically, we are looking for someone who is comfortable making design mockups and replacing them with codes. You will be working closely with our highly skilled and experienced team of developers. Therefore, you will have ample opportunity to learn about best practices and latest trends in the tech industry worldwide.</text:span></text:p>
            <text:p><text:span text:style-name="T1">Location: Planners` Tower, Kawranbazar.</text:span></text:p>
          </table:table-cell>
          <table:table-cell table:style-name="Default" office:value-type="string" calcext:value-type="string">
            <text:p/>
            <text:p>                                                                Internship</text:p>
            <text:p>                                                            </text:p>
          </table:table-cell>
          <table:table-cell table:style-name="Default" table:number-columns-repeated="3"/>
          <table:table-cell table:style-name="Default" office:value-type="string" calcext:value-type="string">
            <text:p/>
            <text:p>Â Dhaka</text:p>
            <text:p>                                                                    </text:p>
          </table:table-cell>
          <table:table-cell table:style-name="Default"/>
          <table:table-cell table:style-name="Default" office:value-type="string" calcext:value-type="string">
            <text:p/>
            <text:p>Should be able to work full-time.</text:p>
            <text:p>Strong skills in HTML, CSS and JavaScript.</text:p>
            <text:p>Experience working with responsive framework such as Boorstrap or Foundation. </text:p>
            <text:p>Experience with the SPA framework vue.js would be highly desirable. Experience on other SPA frameworks such as ReactJS or AngularJS would be an added advantage. </text:p>
            <text:p>An enthusiastic team member and excellent communicator. </text:p>
            <text:p>Quick Learner. Willingness to learn new technologies.</text:p>
            <text:p>Basic understanding about AWS Cloud Architecture. </text:p>
            <text:p>Basic proficiency on Bash.</text:p>
            <text:p/>
          </table:table-cell>
          <table:table-cell table:style-name="Default" table:number-columns-repeated="2"/>
          <table:table-cell table:style-name="Default" office:value-type="string" calcext:value-type="string">
            <text:p/>
            <text:p>Â Oct 31, 2019</text:p>
            <text:p>                                                                        </text:p>
          </table:table-cell>
          <table:table-cell table:style-name="Default" office:value-type="string" calcext:value-type="string">
            <text:p/>
            <text:p>Â Nov 30, 2019</text:p>
            <text:p>                                                                        </text:p>
          </table:table-cell>
          <table:table-cell table:number-columns-repeated="1008"/>
        </table:table-row>
        <table:table-row table:style-name="ro10">
          <table:table-cell table:style-name="Default" office:value-type="string" calcext:value-type="string">
            <text:p>Full stack Java developer</text:p>
          </table:table-cell>
          <table:table-cell table:style-name="Default" office:value-type="string" calcext:value-type="string">
            <text:p>OROCUBE TECH </text:p>
          </table:table-cell>
          <table:table-cell table:style-name="Default" office:value-type="string" calcext:value-type="string">
            <text:p/>
            <text:p>                                                                03</text:p>
            <text:p>                                                                </text:p>
          </table:table-cell>
          <table:table-cell table:style-name="Default" office:value-type="string" calcext:value-type="string">
            <text:p>Will have to work on huge code base already developed.</text:p>
            <text:p>                                                        </text:p>
          </table:table-cell>
          <table:table-cell table:style-name="Default"/>
          <table:table-cell table:style-name="Default" office:value-type="string" calcext:value-type="string">
            <text:p/>
            <text:p>                                                                Full-time</text:p>
            <text:p>                                                            </text:p>
          </table:table-cell>
          <table:table-cell table:style-name="Default" office:value-type="string" calcext:value-type="string">
            <text:p/>
            <text:p>Â At least 2 year(s)</text:p>
            <text:p>                                                                    </text:p>
          </table:table-cell>
          <table:table-cell table:style-name="Default" office:value-type="string" calcext:value-type="string">
            <text:p/>
            <text:p>Â Both males and females are allowed to apply</text:p>
            <text:p>                                                                    </text:p>
          </table:table-cell>
          <table:table-cell table:style-name="Default"/>
          <table:table-cell table:style-name="Default" office:value-type="string" calcext:value-type="string">
            <text:p/>
            <text:p>Â Dhaka</text:p>
            <text:p>                                                                    </text:p>
          </table:table-cell>
          <table:table-cell table:style-name="Default" office:value-type="string" calcext:value-type="string">
            <text:p/>
            <text:p>At least 2 year(s)</text:p>
            <text:p/>
            <text:p/>
            <text:p/>
          </table:table-cell>
          <table:table-cell table:style-name="Default" office:value-type="string" calcext:value-type="string">
            <text:p/>
            <text:p>Both males and females are allowed to apply</text:p>
            <text:p>Must have-Solid knowledge on core Java language.Knowledge on the followings will be appreciated-SwingJDBCJPA/HibernateJNAJava file system APIRESTXMLJSONWeb application development in Java (Spring/Vaadin/GWT/PrimeNG)Jasperreport and iReportJUnit and Mockito</text:p>
            <text:p/>
          </table:table-cell>
          <table:table-cell table:style-name="Default" office:value-type="string" calcext:value-type="string">
            <text:p/>
            <text:p>Job Location:Â Dhaka</text:p>
            <text:p>                                                                    </text:p>
          </table:table-cell>
          <table:table-cell table:style-name="Default" office:value-type="string" calcext:value-type="string">
            <text:p/>
            <text:p>Salary Review: Yearly</text:p>
            <text:p/>
          </table:table-cell>
          <table:table-cell table:style-name="Default" office:value-type="string" calcext:value-type="string">
            <text:p/>
            <text:p>Â Oct 31, 2019</text:p>
            <text:p>                                                                        </text:p>
          </table:table-cell>
          <table:table-cell table:style-name="Default" office:value-type="string" calcext:value-type="string">
            <text:p/>
            <text:p>Â Nov 30, 2019</text:p>
            <text:p>                                                                        </text:p>
          </table:table-cell>
          <table:table-cell table:number-columns-repeated="1008"/>
        </table:table-row>
        <table:table-row table:style-name="ro11">
          <table:table-cell table:style-name="Default" office:value-type="string" calcext:value-type="string">
            <text:p>Manager/ Deputy Manager, IT Department</text:p>
          </table:table-cell>
          <table:table-cell table:style-name="Default" office:value-type="string" calcext:value-type="string">
            <text:p>Express Insurance Limited </text:p>
          </table:table-cell>
          <table:table-cell table:style-name="Default" office:value-type="string" calcext:value-type="string">
            <text:p/>
            <text:p>                                                                01</text:p>
            <text:p>                                                                </text:p>
          </table:table-cell>
          <table:table-cell table:style-name="Default" office:value-type="string" calcext:value-type="string">
            <text:p>N/A</text:p>
            <text:p>                                                            </text:p>
          </table:table-cell>
          <table:table-cell table:style-name="Default" office:value-type="string" calcext:value-type="string">
            <text:p><text:span text:style-name="T1">Express Insurance Limited, a fast growing "A+`` rated Non-Life Insurance Company is looking for dynamic &amp; self-motivated persons for immediate appointment to the following positions :</text:span></text:p>
            <text:p><text:span text:style-name="T1">                                                        </text:span></text:p>
          </table:table-cell>
          <table:table-cell table:style-name="Default" office:value-type="string" calcext:value-type="string">
            <text:p/>
            <text:p>                                                                Full-time</text:p>
            <text:p>                                                            </text:p>
          </table:table-cell>
          <table:table-cell table:style-name="Default" office:value-type="string" calcext:value-type="string">
            <text:p/>
            <text:p>Â 2 to 5 year(s)</text:p>
            <text:p>                                                                    </text:p>
          </table:table-cell>
          <table:table-cell table:style-name="Default"/>
          <table:table-cell table:style-name="Default" office:value-type="string" calcext:value-type="string">
            <text:p/>
            <text:p>Â Age 28 to 40 years</text:p>
            <text:p>                                                                    </text:p>
          </table:table-cell>
          <table:table-cell table:style-name="Default" office:value-type="string" calcext:value-type="string">
            <text:p/>
            <text:p>Â Dhaka</text:p>
            <text:p>                                                                    </text:p>
          </table:table-cell>
          <table:table-cell table:style-name="Default" office:value-type="string" calcext:value-type="string">
            <text:p/>
            <text:p>B.Sc/ Diploma in Computer Science.</text:p>
            <text:p/>
          </table:table-cell>
          <table:table-cell table:style-name="Default" office:value-type="string" calcext:value-type="string">
            <text:p/>
            <text:p>Age 28 to 40 years </text:p>
            <text:p>For BSc Engineer  2 (two) years &amp; for Diploma Engineer 5 (five) years job experience.</text:p>
            <text:p>Capable to maintain Hardware, Software, Network.</text:p>
            <text:p>Troubleshoot Hardware, Software &amp; Network.  </text:p>
            <text:p>Website Creation &amp; Maintenance.</text:p>
            <text:p>Maintenance backup service for all desktop data backup     and Branches data backup.</text:p>
            <text:p/>
          </table:table-cell>
          <table:table-cell table:style-name="Default" table:number-columns-repeated="2"/>
          <table:table-cell table:style-name="Default" office:value-type="string" calcext:value-type="string">
            <text:p/>
            <text:p>Â Oct 31, 2019</text:p>
            <text:p>                                                                        </text:p>
          </table:table-cell>
          <table:table-cell table:style-name="Default" office:value-type="string" calcext:value-type="string">
            <text:p/>
            <text:p>Â Nov 11, 2019</text:p>
            <text:p>                                                                        </text:p>
          </table:table-cell>
          <table:table-cell table:number-columns-repeated="1008"/>
        </table:table-row>
        <table:table-row table:style-name="ro12">
          <table:table-cell table:style-name="Default" office:value-type="string" calcext:value-type="string">
            <text:p>Sr. Executive/ Asst. Manager - IT</text:p>
          </table:table-cell>
          <table:table-cell table:style-name="Default" office:value-type="string" calcext:value-type="string">
            <text:p>Well Reputed Group of Companies </text:p>
          </table:table-cell>
          <table:table-cell table:style-name="Default" office:value-type="string" calcext:value-type="string">
            <text:p/>
            <text:p>                                                                01</text:p>
            <text:p>                                                                </text:p>
          </table:table-cell>
          <table:table-cell table:style-name="Default" office:value-type="string" calcext:value-type="string">
            <text:p/>
            <text:p>To perform network monitoring, analysis and troubleshooting in Linux and Windows Servers.</text:p>
            <text:p>Provide All IT related support like- Desktop computers, Laptop, Smart phone, Attendance Device, Network Printer &amp; others IT equipment.</text:p>
            <text:p>To understand user technical requirements &amp; network problems.</text:p>
            <text:p>Design &amp; Implementation of Local Area Network (LAN).</text:p>
            <text:p>Develop and manage Network and Server independently.</text:p>
            <text:p>In house &amp; remote client support.</text:p>
            <text:p>Configure &amp; install various network devices like Switch, Router, Wireless router, Access point, Wireless access point, IP-camera, IP-Phone etc.</text:p>
            <text:p>Experience in Linux and windows OS setup and troubleshooting.</text:p>
            <text:p>Hands on experience in computer LAN setup and troubleshooting.</text:p>
            <text:p>Clear concept about TCP/IP, HTTP, LAN/MAN/WAN, IP-routing and Sub-netting, Firewall.</text:p>
            <text:p>Professional Experience on HTML/HTML5, CSS/CSS3, Sass, Bootstrap, JavaScript and JQuery.</text:p>
            <text:p>Different type of wireless router configure &amp; support related work.</text:p>
            <text:p>Candidates should have a pleasant personality, be confident, sincere, proactive and intelligent.</text:p>
            <text:p>Capable to implement windows 2012 or 2016 active directory in our premises.</text:p>
            <text:p/>
          </table:table-cell>
          <table:table-cell table:style-name="Default"/>
          <table:table-cell table:style-name="Default" office:value-type="string" calcext:value-type="string">
            <text:p/>
            <text:p>                                                                Full-time</text:p>
            <text:p>                                                            </text:p>
          </table:table-cell>
          <table:table-cell table:style-name="Default" office:value-type="string" calcext:value-type="string">
            <text:p/>
            <text:p>Â 2 to 5 year(s)</text:p>
            <text:p>                                                                    </text:p>
          </table:table-cell>
          <table:table-cell table:style-name="Default" office:value-type="string" calcext:value-type="string">
            <text:p/>
            <text:p>Â Only males are allowed to apply</text:p>
            <text:p>                                                                    </text:p>
          </table:table-cell>
          <table:table-cell table:style-name="Default" office:value-type="string" calcext:value-type="string">
            <text:p/>
            <text:p>Â Age 25 to 32 years</text:p>
            <text:p>                                                                    </text:p>
          </table:table-cell>
          <table:table-cell table:style-name="Default" office:value-type="string" calcext:value-type="string">
            <text:p/>
            <text:p>Â Dhaka</text:p>
            <text:p>                                                                    </text:p>
          </table:table-cell>
          <table:table-cell table:style-name="Default" office:value-type="string" calcext:value-type="string">
            <text:p/>
            <text:p>B.Sc in CSE/ EEE from any reputed Public or Private Institution/ University.</text:p>
            <text:p/>
          </table:table-cell>
          <table:table-cell table:style-name="Default" office:value-type="string" calcext:value-type="string">
            <text:p/>
            <text:p>Age 25 to 32 years </text:p>
            <text:p>Only males are allowed to apply</text:p>
            <text:p>Knowledge about Windows/ Mikrotik/ Linux/ SQL Server.</text:p>
            <text:p>Thorough knowledge about LAN, WAN and TCP/IP networks, IP Routing, Sub-netting.</text:p>
            <text:p>Have vendor or academic certification on network and system administration will be preferable.</text:p>
            <text:p>CCNA/ MCITP/ RHCE certification will have an advantage.</text:p>
            <text:p>Database Knowledge will be added as an advantage.</text:p>
            <text:p>The applicants should have experience in the following area(s): Network Engineer/ Network Administrator, Programmer/ Software Engineer, System Engineer (Computer Network &amp; System), Web Developer/ Web Designer</text:p>
            <text:p>The applicants should have experience in the following business area(s): Computer Hardware/Network Companies, ISP, IT Enabled Service, Software Company</text:p>
            <text:p/>
          </table:table-cell>
          <table:table-cell table:style-name="Default" office:value-type="string" calcext:value-type="string">
            <text:p/>
            <text:p>Â Negotiable</text:p>
            <text:p>                                                                    </text:p>
          </table:table-cell>
          <table:table-cell table:style-name="Default" office:value-type="string" calcext:value-type="string">
            <text:p/>
            <text:p>Mobile billFestival Bonus: 2Others benefits as per company policy.</text:p>
            <text:p/>
          </table:table-cell>
          <table:table-cell table:style-name="Default" office:value-type="string" calcext:value-type="string">
            <text:p/>
            <text:p>Â Oct 31, 2019</text:p>
            <text:p>                                                                        </text:p>
          </table:table-cell>
          <table:table-cell table:style-name="Default" office:value-type="string" calcext:value-type="string">
            <text:p/>
            <text:p>Â Nov 30, 2019</text:p>
            <text:p>                                                                        </text:p>
          </table:table-cell>
          <table:table-cell table:number-columns-repeated="1008"/>
        </table:table-row>
        <table:table-row table:style-name="ro13">
          <table:table-cell table:style-name="Default" office:value-type="string" calcext:value-type="string">
            <text:p>Executive (Digital Marketing with SEO)</text:p>
          </table:table-cell>
          <table:table-cell table:style-name="Default" office:value-type="string" calcext:value-type="string">
            <text:p>Netcom Trade International </text:p>
          </table:table-cell>
          <table:table-cell table:style-name="Default" office:value-type="string" calcext:value-type="string">
            <text:p/>
            <text:p>                                                                02</text:p>
            <text:p>                                                                </text:p>
          </table:table-cell>
          <table:table-cell table:style-name="Default" office:value-type="string" calcext:value-type="string">
            <text:p/>
            <text:p>Write and create quality contents (especially in native US-style writing) in accordance with our service descriptions, website contents, and target market content needs on the form of web-copy, blog posts, articles for third-party content marketing platforms, ad copies &amp; social media posts, etc. </text:p>
            <text:p>Provide unique and copyright contents within specific deadlines. </text:p>
            <text:p>Plan and execute all web, SEO/SEM, marketing database, email, social media and display advertising campaigns. </text:p>
            <text:p>Perform various link building and content marketing. </text:p>
            <text:p>Social Media Outreach in Facebook, LinkedIn, and Twitter for lead generation and content publishing. Facebook/Instagram &amp; YouTube &amp; Other Social Platforms</text:p>
            <text:p>Measuring and reporting on the performance of all digital marketing campaigns. </text:p>
            <text:p>Responsibility for planning and budgetary control of all digital marketing.</text:p>
            <text:p/>
          </table:table-cell>
          <table:table-cell table:style-name="Default"/>
          <table:table-cell table:style-name="Default" office:value-type="string" calcext:value-type="string">
            <text:p/>
            <text:p>                                                                Full-time</text:p>
            <text:p>                                                            </text:p>
          </table:table-cell>
          <table:table-cell table:style-name="Default" office:value-type="string" calcext:value-type="string">
            <text:p/>
            <text:p>Â 1 to 2 year(s)</text:p>
            <text:p>                                                                    </text:p>
          </table:table-cell>
          <table:table-cell table:style-name="Default"/>
          <table:table-cell table:style-name="Default" office:value-type="string" calcext:value-type="string">
            <text:p/>
            <text:p>Â Age 24 to 36 years</text:p>
            <text:p>                                                                    </text:p>
          </table:table-cell>
          <table:table-cell table:style-name="Default" office:value-type="string" calcext:value-type="string">
            <text:p/>
            <text:p>Â Dhaka</text:p>
            <text:p>                                                                    </text:p>
          </table:table-cell>
          <table:table-cell table:style-name="Default" office:value-type="string" calcext:value-type="string">
            <text:p/>
            <text:p>Graduation from any Reputed University.</text:p>
            <text:p>Diploma/ B.Sc In Computer Science.</text:p>
            <text:p/>
          </table:table-cell>
          <table:table-cell table:style-name="Default" office:value-type="string" calcext:value-type="string">
            <text:p/>
            <text:p>Age 24 to 36 years </text:p>
            <text:p>Experienced on This Field will Get Higher Priority.</text:p>
            <text:p>The applicants should have experience in the following area(s): SEO, SEO and Digital Marketer</text:p>
            <text:p>Excellent verbal and written communication skills. </text:p>
            <text:p>Proficient computer skills, Microsoft Office (Word, PowerPoint, Outlook, and Excel) and Google Docs. </text:p>
            <text:p>Must have knowledge regarding SEO system, Graphics Design &amp; Web Development. </text:p>
            <text:p>Must have knowledge video editing </text:p>
            <text:p>Must be able to work under pressure, energetic &amp; self-confident.</text:p>
            <text:p/>
          </table:table-cell>
          <table:table-cell table:style-name="Default" office:value-type="string" calcext:value-type="string">
            <text:p/>
            <text:p>Â Negotiable</text:p>
            <text:p>                                                                    </text:p>
          </table:table-cell>
          <table:table-cell table:style-name="Default" office:value-type="string" calcext:value-type="string">
            <text:p/>
            <text:p>Salary Review: Yearly</text:p>
            <text:p>Festival Bonus: 2</text:p>
            <text:p/>
          </table:table-cell>
          <table:table-cell table:style-name="Default" office:value-type="string" calcext:value-type="string">
            <text:p/>
            <text:p>Â Oct 29, 2019</text:p>
            <text:p>                                                                        </text:p>
          </table:table-cell>
          <table:table-cell table:style-name="Default" office:value-type="string" calcext:value-type="string">
            <text:p/>
            <text:p>Â Nov 28, 2019</text:p>
            <text:p>                                                                        </text:p>
          </table:table-cell>
          <table:table-cell table:number-columns-repeated="1008"/>
        </table:table-row>
        <table:table-row table:style-name="ro14">
          <table:table-cell table:style-name="Default" office:value-type="string" calcext:value-type="string">
            <text:p>Senior Back End Engineer <text:s/>(AWS Ninja, Python)</text:p>
          </table:table-cell>
          <table:table-cell table:style-name="Default" office:value-type="string" calcext:value-type="string">
            <text:p>Eskimi Limited (ActiveXT) </text:p>
          </table:table-cell>
          <table:table-cell table:style-name="Default" office:value-type="string" calcext:value-type="string">
            <text:p/>
            <text:p>                                                                1</text:p>
            <text:p>                                                                </text:p>
          </table:table-cell>
          <table:table-cell table:style-name="Default" office:value-type="string" calcext:value-type="string">
            <text:p/>
            <text:p>ActiveXT is a subsidiary of Eskimi DSP (https://business.eskimi.com), specialising in IT recruitment for European corporations. </text:p>
            <text:p>We are seeking a Senior Back End Engineer  (AWS Ninja, Python) in Amazon Web Services and Python  for the client Car Vertical (https://www.carvertical.com/en/). The position is based in Gulshan 1, Dhaka.</text:p>
            <text:p/>
          </table:table-cell>
          <table:table-cell table:style-name="Default"/>
          <table:table-cell table:style-name="Default" office:value-type="string" calcext:value-type="string">
            <text:p/>
            <text:p>                                                                Full-time</text:p>
            <text:p>                                                            </text:p>
          </table:table-cell>
          <table:table-cell table:style-name="Default" office:value-type="string" calcext:value-type="string">
            <text:p/>
            <text:p>Â 5 to 9 year(s)</text:p>
            <text:p>                                                                    </text:p>
          </table:table-cell>
          <table:table-cell table:style-name="Default" table:number-columns-repeated="2"/>
          <table:table-cell table:style-name="Default" office:value-type="string" calcext:value-type="string">
            <text:p/>
            <text:p>Â Dhaka</text:p>
            <text:p>                                                                    </text:p>
          </table:table-cell>
          <table:table-cell table:style-name="Default" office:value-type="string" calcext:value-type="string">
            <text:p/>
            <text:p>Bachelor of Science (BSc)Training or certification in Amazon Web Services and Python.</text:p>
            <text:p/>
          </table:table-cell>
          <table:table-cell table:style-name="Default" office:value-type="string" calcext:value-type="string">
            <text:p/>
            <text:p>AWS Ninja.</text:p>
            <text:p>Working knowledge of AWS services: Lambda, SQS, DynamoDB, S3, ElasticCache, CloudFormation, VPC.</text:p>
            <text:p>Working knowledge of of MongoDB.</text:p>
            <text:p>Python language (ideally 3.6.* and upwards).</text:p>
            <text:p>Working knowledge of Serverless Framework (or simillar experience).</text:p>
            <text:p>Very good in business communications skills.</text:p>
            <text:p/>
          </table:table-cell>
          <table:table-cell table:style-name="Default" office:value-type="string" calcext:value-type="string">
            <text:p/>
            <text:p>Â Tk. 100000 - 175000 (Monthly)</text:p>
            <text:p>                                                                    </text:p>
          </table:table-cell>
          <table:table-cell table:style-name="Default" office:value-type="string" calcext:value-type="string">
            <text:p/>
            <text:p>Weekly 2 holidaysLunch Facilities: Full SubsidizeFestival Bonus: 2</text:p>
            <text:p/>
          </table:table-cell>
          <table:table-cell table:style-name="Default" office:value-type="string" calcext:value-type="string">
            <text:p/>
            <text:p>Â Oct 31, 2019</text:p>
            <text:p>                                                                        </text:p>
          </table:table-cell>
          <table:table-cell table:style-name="Default" office:value-type="string" calcext:value-type="string">
            <text:p/>
            <text:p>Â Nov 15, 2019</text:p>
            <text:p>                                                                        </text:p>
          </table:table-cell>
          <table:table-cell table:number-columns-repeated="1008"/>
        </table:table-row>
        <table:table-row table:style-name="ro15">
          <table:table-cell table:style-name="Default" office:value-type="string" calcext:value-type="string">
            <text:p>IT Help Desk Senior Officer</text:p>
          </table:table-cell>
          <table:table-cell table:style-name="Default" office:value-type="string" calcext:value-type="string">
            <text:p>Scholastica Ltd. (A Concern of ASCENT Group) </text:p>
          </table:table-cell>
          <table:table-cell table:style-name="Default" office:value-type="string" calcext:value-type="string">
            <text:p/>
            <text:p>                                                                01</text:p>
            <text:p>                                                                </text:p>
          </table:table-cell>
          <table:table-cell table:style-name="Default" office:value-type="string" calcext:value-type="string">
            <text:p/>
            <text:p>Office network setup as per the requirements of the Company.</text:p>
            <text:p>Develop and maintain positive working relationships with others. </text:p>
            <text:p>Deploy new requirements and integrate with current system. </text:p>
            <text:p>Inspect, test, and diagnose computer equipment and systems.  </text:p>
            <text:p>Perform system backups. Provide end-user support. </text:p>
            <text:p>Should have Strong knowledge of network, antivirus, and software troubleshooting.</text:p>
            <text:p>Modify workstations, including set up of cables, desktop computers, laptops, docking stations, and printers. </text:p>
            <text:p>Become a problem-solving and escalation point for group Managers in regards to technology and business issues.</text:p>
            <text:p>Design and implement LAN/WAN/Internet/Intranet connectivity for remote locations and design systems for those locations to maintain the entire internet/intranet from a central point </text:p>
            <text:p>Integrate domains for new computer users and install the PC at the user's desk.</text:p>
            <text:p>Perform routine check-up-s for different IT issues.</text:p>
            <text:p>Receive complaints from PC users in the company and act as advised by the Department Head and/or Help Desk In-charge </text:p>
            <text:p>Perform day to day troubleshooting against the complaints received in consultation with Department Head and/or Help Desk In-charge </text:p>
            <text:p>Identify recurring requirements for the PC users and provide necessary items in due time </text:p>
            <text:p>Configure/install and troubleshooting Router, Switch, AP, Printer and Scanner.</text:p>
            <text:p>PC Configure, Data Backup, Data Restore, Data Recovery from any devices.</text:p>
            <text:p>Attendance reader Setup and troubleshooting. </text:p>
            <text:p>CCTV implementation (NVR &amp; DVR) and troubleshooting.</text:p>
            <text:p>Create local share drive or folder and set permission level of the user.</text:p>
            <text:p>Should be work under pressure and experience of manage critical users.</text:p>
            <text:p>Perform other reasonable job duties as requested by Supervisors. </text:p>
            <text:p>Assist with the introduction of new technology into operations.</text:p>
            <text:p>Maintain inventory of all technology devices.  </text:p>
            <text:p>Manage all hardware and environment installations including cabling, power and environment. </text:p>
            <text:p>Refer major problems or defective products to vendors/technicians.</text:p>
            <text:p>Work with vendors to resolve hardware issue and maintain optimum service level.</text:p>
            <text:p> </text:p>
            <text:p/>
          </table:table-cell>
          <table:table-cell table:style-name="Default"/>
          <table:table-cell table:style-name="Default" office:value-type="string" calcext:value-type="string">
            <text:p/>
            <text:p>                                                                Full-time</text:p>
            <text:p>                                                            </text:p>
          </table:table-cell>
          <table:table-cell table:style-name="Default" office:value-type="string" calcext:value-type="string">
            <text:p/>
            <text:p>Â At least 5 year(s)</text:p>
            <text:p>                                                                    </text:p>
          </table:table-cell>
          <table:table-cell table:style-name="Default" office:value-type="string" calcext:value-type="string">
            <text:p/>
            <text:p>Â Only males are allowed to apply</text:p>
            <text:p>                                                                    </text:p>
          </table:table-cell>
          <table:table-cell table:style-name="Default" office:value-type="string" calcext:value-type="string">
            <text:p/>
            <text:p>Â Age 25 to 35 years</text:p>
            <text:p>                                                                    </text:p>
          </table:table-cell>
          <table:table-cell table:style-name="Default" office:value-type="string" calcext:value-type="string">
            <text:p/>
            <text:p>Â Dhaka</text:p>
            <text:p>                                                                    </text:p>
          </table:table-cell>
          <table:table-cell table:style-name="Default" office:value-type="string" calcext:value-type="string">
            <text:p/>
            <text:p>M.Sc / B.Sc Hons in Computer Science/ Computer Engineering</text:p>
            <text:p/>
          </table:table-cell>
          <table:table-cell table:style-name="Default" office:value-type="string" calcext:value-type="string">
            <text:p/>
            <text:p>Age 25 to 35 years </text:p>
            <text:p>Only males are allowed to apply</text:p>
            <text:p>Must be hardworking and energetic</text:p>
            <text:p>Good customer orientation and able to work under pressure</text:p>
            <text:p/>
          </table:table-cell>
          <table:table-cell table:style-name="Default" office:value-type="string" calcext:value-type="string">
            <text:p/>
            <text:p>Â Negotiable</text:p>
            <text:p>                                                                    </text:p>
          </table:table-cell>
          <table:table-cell table:style-name="Default"/>
          <table:table-cell table:style-name="Default" office:value-type="string" calcext:value-type="string">
            <text:p/>
            <text:p>Â Oct 31, 2019</text:p>
            <text:p>                                                                        </text:p>
          </table:table-cell>
          <table:table-cell table:style-name="Default" office:value-type="string" calcext:value-type="string">
            <text:p/>
            <text:p>Â Nov 15, 2019</text:p>
            <text:p>                                                                        </text:p>
          </table:table-cell>
          <table:table-cell table:number-columns-repeated="1008"/>
        </table:table-row>
        <table:table-row table:style-name="ro16">
          <table:table-cell table:style-name="Default" office:value-type="string" calcext:value-type="string">
            <text:p>Senior Software Quality Assurance (SQA) Engineer</text:p>
          </table:table-cell>
          <table:table-cell table:style-name="Default" office:value-type="string" calcext:value-type="string">
            <text:p>Next IT LTD </text:p>
          </table:table-cell>
          <table:table-cell table:style-name="Default" office:value-type="string" calcext:value-type="string">
            <text:p/>
            <text:p>                                                                01</text:p>
            <text:p>                                                                </text:p>
          </table:table-cell>
          <table:table-cell table:style-name="Default" office:value-type="string" calcext:value-type="string">
            <text:p/>
            <text:p>                                                            We are seeking some talented and highly motivated Software Quality Assurance Engineers to join our elite IT team.We invite you to discover for yourself why a career with Next IT is the opportunity you have been looking for.</text:p>
            <text:p>                                                        </text:p>
          </table:table-cell>
          <table:table-cell table:style-name="Default"/>
          <table:table-cell table:style-name="Default" office:value-type="string" calcext:value-type="string">
            <text:p/>
            <text:p>                                                                Full-time</text:p>
            <text:p>                                                            </text:p>
          </table:table-cell>
          <table:table-cell table:style-name="Default" office:value-type="string" calcext:value-type="string">
            <text:p/>
            <text:p>Â 6 to 8 year(s)</text:p>
            <text:p>                                                                    </text:p>
          </table:table-cell>
          <table:table-cell table:style-name="Default" office:value-type="string" calcext:value-type="string">
            <text:p/>
            <text:p>Â Only males are allowed to apply</text:p>
            <text:p>                                                                    </text:p>
          </table:table-cell>
          <table:table-cell table:style-name="Default"/>
          <table:table-cell table:style-name="Default" office:value-type="string" calcext:value-type="string">
            <text:p/>
            <text:p>Â Dhaka</text:p>
            <text:p>                                                                    </text:p>
          </table:table-cell>
          <table:table-cell table:style-name="Default" office:value-type="string" calcext:value-type="string">
            <text:p/>
            <text:p>Bachelor of Science (BSc) in Computer Science</text:p>
            <text:p>Skills Required: Software Quality Assurance</text:p>
            <text:p/>
          </table:table-cell>
          <table:table-cell table:style-name="Default" office:value-type="string" calcext:value-type="string">
            <text:p/>
            <text:p>Only males are allowed to apply</text:p>
            <text:p>Proven work experience in software quality assurance</text:p>
            <text:p>Strong knowledge of software QA methodologies, tools and processes</text:p>
            <text:p>Experience in writing clear, concise and comprehensive test plans and test cases</text:p>
            <text:p>Hands-on experience with both white box and black box testing</text:p>
            <text:p>Hands-on experience with automated testing tools</text:p>
            <text:p>Solid knowledge of SQL and scripting</text:p>
            <text:p>Experience working in an Agile/Scrum development process</text:p>
            <text:p>Experience with performance and/or security testing is a plus</text:p>
            <text:p/>
          </table:table-cell>
          <table:table-cell table:style-name="Default" office:value-type="string" calcext:value-type="string">
            <text:p/>
            <text:p>Â Negotiable</text:p>
            <text:p>                                                                    </text:p>
          </table:table-cell>
          <table:table-cell table:style-name="Default" office:value-type="string" calcext:value-type="string">
            <text:p/>
            <text:p>Performance bonus, Weekly 2 holidaysLunch Facilities: Partially SubsidizeSalary Review: YearlyFestival Bonus: 2</text:p>
            <text:p/>
          </table:table-cell>
          <table:table-cell table:style-name="Default" office:value-type="string" calcext:value-type="string">
            <text:p/>
            <text:p>Â Oct 31, 2019</text:p>
            <text:p>                                                                        </text:p>
          </table:table-cell>
          <table:table-cell table:style-name="Default" office:value-type="string" calcext:value-type="string">
            <text:p/>
            <text:p>Â Nov 29, 2019</text:p>
            <text:p>                                                                        </text:p>
          </table:table-cell>
          <table:table-cell table:number-columns-repeated="1008"/>
        </table:table-row>
        <table:table-row table:style-name="ro17">
          <table:table-cell table:style-name="Default" office:value-type="string" calcext:value-type="string">
            <text:p>Solution Manager</text:p>
          </table:table-cell>
          <table:table-cell table:style-name="Default" office:value-type="string" calcext:value-type="string">
            <text:p>Securex Pvt. Ltd. </text:p>
          </table:table-cell>
          <table:table-cell table:style-name="Default" office:value-type="string" calcext:value-type="string">
            <text:p/>
            <text:p>                                                                01</text:p>
            <text:p>                                                                </text:p>
          </table:table-cell>
          <table:table-cell table:style-name="Default" office:value-type="string" calcext:value-type="string">
            <text:p/>
            <text:p>                                                       Internet of Things (IoT) Enabled intrusion-based solution design and implement for Banks,</text:p>
            <text:p>Telecoms &amp; RMG sector.</text:p>
            <text:p>Customer centric problem resolution and solution design, demonstration, project execution and</text:p>
            <text:p>overall ESS operation.</text:p>
            <text:p>Enhancing effectiveness by selecting, orienting, training, coaching, counseling, and disciplining managers; communicating values, strategies, and objectives; assigning accountability; planning, monitoring, and appraising job results; developing incentives; developing a climate for offering information and opinions; providing training opportunities.</text:p>
            <text:p>Accomplish subsidiary objectives by establishing plans, budgets, and results measurements; allocating resources; reviewing progress; making quarterly corrections.</text:p>
            <text:p>Coordinating efforts by establishing procurement, production, marketing, field, and technical services policies and practices; coordinating actions with internal &amp; external clients.</text:p>
            <text:p>Shaping company image by collaborating with customers, government, community organizations and employees; enforcing ethical business practices.</text:p>
            <text:p>Maintaining quality service by establishing and enforcing organization standards.</text:p>
            <text:p>Maintaining professional and technical knowledge by attending educational workshops; establishing personal networks; benchmarking state-of-the-art practices.</text:p>
            <text:p>Contributing to team effort by accomplishing related results as needed.</text:p>
            <text:p>                                                        </text:p>
          </table:table-cell>
          <table:table-cell table:style-name="Default" office:value-type="string" calcext:value-type="string">
            <text:p><text:s text:c="5"/>This is a full time job and you have to work at least two years in the company.</text:p>
          </table:table-cell>
          <table:table-cell table:style-name="Default" office:value-type="string" calcext:value-type="string">
            <text:p/>
            <text:p>                                                                Full-time</text:p>
            <text:p>                                                            </text:p>
          </table:table-cell>
          <table:table-cell table:style-name="Default" office:value-type="string" calcext:value-type="string">
            <text:p/>
            <text:p>Â 4 to 6 year(s)</text:p>
            <text:p>                                                                    </text:p>
          </table:table-cell>
          <table:table-cell table:style-name="Default" office:value-type="string" calcext:value-type="string">
            <text:p/>
            <text:p>Â Only males are allowed to apply</text:p>
            <text:p>                                                                    </text:p>
          </table:table-cell>
          <table:table-cell table:style-name="Default" office:value-type="string" calcext:value-type="string">
            <text:p/>
            <text:p>Â Age at least 30 years</text:p>
            <text:p>                                                                    </text:p>
          </table:table-cell>
          <table:table-cell table:style-name="Default" office:value-type="string" calcext:value-type="string">
            <text:p/>
            <text:p>Â Dhaka</text:p>
            <text:p>                                                                    </text:p>
          </table:table-cell>
          <table:table-cell table:style-name="Default" office:value-type="string" calcext:value-type="string">
            <text:p/>
            <text:p>Bachelor of Science (BSc) in EEE, ETE, CSE, ECE</text:p>
            <text:p/>
          </table:table-cell>
          <table:table-cell table:style-name="Default" office:value-type="string" calcext:value-type="string">
            <text:p/>
            <text:p>Age at least 30 years </text:p>
            <text:p>Only males are allowed to apply</text:p>
            <text:p>IP &amp; CCTV Technology understanding, installation, operations &amp; sales experience is a plus point </text:p>
            <text:p>CCNA/CCNP and RHCSA/RHCE will get preference.</text:p>
            <text:p>Must have a sound knowledge of Security techniques / products working in IT Security Departments </text:p>
            <text:p>Understanding and ability to use iComply/VMS/Milestone in operation within the Central Monitoring Station.</text:p>
            <text:p>Understanding of computer-based planning software</text:p>
            <text:p>Quick to understand Securex Clients requirements and find out customer pain point.</text:p>
            <text:p>Awareness of Building Management Systems (BMS), Facilities management procedures.</text:p>
            <text:p/>
          </table:table-cell>
          <table:table-cell table:style-name="Default" office:value-type="string" calcext:value-type="string">
            <text:p/>
            <text:p>Â Tk. 30000 - 40000 (Monthly)</text:p>
            <text:p>                                                                    </text:p>
          </table:table-cell>
          <table:table-cell table:style-name="Default" office:value-type="string" calcext:value-type="string">
            <text:p/>
            <text:p>Festival Bonus: 2As per company policy</text:p>
            <text:p/>
          </table:table-cell>
          <table:table-cell table:style-name="Default" office:value-type="string" calcext:value-type="string">
            <text:p/>
            <text:p>Â Oct 31, 2019</text:p>
            <text:p>                                                                        </text:p>
          </table:table-cell>
          <table:table-cell table:style-name="Default" office:value-type="string" calcext:value-type="string">
            <text:p/>
            <text:p>Â Nov 20, 2019</text:p>
            <text:p>                                                                        </text:p>
          </table:table-cell>
          <table:table-cell table:number-columns-repeated="1008"/>
        </table:table-row>
        <table:table-row table:style-name="ro18">
          <table:table-cell table:style-name="Default" office:value-type="string" calcext:value-type="string">
            <text:p>iOS developer</text:p>
          </table:table-cell>
          <table:table-cell table:style-name="Default" office:value-type="string" calcext:value-type="string">
            <text:p>DTMWEB </text:p>
          </table:table-cell>
          <table:table-cell table:style-name="Default" office:value-type="string" calcext:value-type="string">
            <text:p/>
            <text:p>                                                                Not specific</text:p>
            <text:p>                                                                </text:p>
          </table:table-cell>
          <table:table-cell table:style-name="Default" office:value-type="string" calcext:value-type="string">
            <text:p>Must have experience with Swift 4/5 and XCode is mandatorily required; good to have knowledge on Objective-C.</text:p>
            <text:p>Experience in using RESTful Web Service APIs. Should be able to work with data parsing forms as JSON, to dynamically display data on iPhone/iPad.</text:p>
            <text:p>Strong knowledge about Core Frameworks (Such as Core Data, GCD, NSOperationQueue, Core Graphics, Core Animation, UIKit, AV Kit, AV Foundation)</text:p>
            <text:p>Should be able to work with instruments and Unit testing cases.</text:p>
            <text:p>Experience with offline storage, threading, caching and performance tuning and leveraged native iOS features (Gesture controls, Animations, Push Notifications and In-App notification).</text:p>
            <text:p>Collaborate with cross-functional teams/stakeholders throughout the project.</text:p>
            <text:p>Validate technical documentation, wireframes, rapid prototypes, user flows/process flow for effective communication and interaction.</text:p>
            <text:p>Cultivate a collaborative working environment with the project management team and internal cross-functional teams.</text:p>
            <text:p>Playing a role as both project planner and/or team member in the development team to ensure on-time and efficient delivery.</text:p>
            <text:p>Maintain organized source codes with version controlling for archiving and repurposing.</text:p>
            <text:p>                                                       </text:p>
            <text:p>                                                        </text:p>
          </table:table-cell>
          <table:table-cell table:style-name="Default" office:value-type="string" calcext:value-type="string">
            <text:p><text:s text:c="5"/>Permanent / Project-Based</text:p>
          </table:table-cell>
          <table:table-cell table:style-name="Default" office:value-type="string" calcext:value-type="string">
            <text:p/>
            <text:p>                                                                Full-time, Part-time</text:p>
            <text:p>                                                            </text:p>
          </table:table-cell>
          <table:table-cell table:style-name="Default" office:value-type="string" calcext:value-type="string">
            <text:p/>
            <text:p>Â At most 4 year(s)</text:p>
            <text:p>                                                                    </text:p>
          </table:table-cell>
          <table:table-cell table:style-name="Default" office:value-type="string" calcext:value-type="string">
            <text:p/>
            <text:p>Â Both males and females are allowed to apply</text:p>
            <text:p>                                                                    </text:p>
          </table:table-cell>
          <table:table-cell table:style-name="Default" office:value-type="string" calcext:value-type="string">
            <text:p/>
            <text:p>Â Age 26 to 30 years</text:p>
            <text:p>                                                                    </text:p>
          </table:table-cell>
          <table:table-cell table:style-name="Default" office:value-type="string" calcext:value-type="string">
            <text:p/>
            <text:p>Â Dhaka (Mohakhali)</text:p>
            <text:p>                                                                    </text:p>
          </table:table-cell>
          <table:table-cell table:style-name="Default" office:value-type="string" calcext:value-type="string">
            <text:p/>
            <text:p>Master of Science (MSc)</text:p>
            <text:p/>
          </table:table-cell>
          <table:table-cell table:style-name="Default" office:value-type="string" calcext:value-type="string">
            <text:p/>
            <text:p>Age 26 to 30 years </text:p>
            <text:p>Both males and females are allowed to apply</text:p>
            <text:p>Excellent communication &amp; interpersonal skills to establish and maintain an effective collaborative environment.</text:p>
            <text:p>Demonstrate professional craftsmanship and techniques in the publication process of Apps into marketplaces.</text:p>
            <text:p>Ability to Multitasking with minimum supervision to meet deadlines.</text:p>
            <text:p>Promote high standards of integrity &amp; able to handle confidential matters along with positive attitude, ownership, and initiative.</text:p>
            <text:p>Having a good grip in English fluency will add value.</text:p>
            <text:p/>
          </table:table-cell>
          <table:table-cell table:style-name="Default" office:value-type="string" calcext:value-type="string">
            <text:p/>
            <text:p>Â Negotiable</text:p>
            <text:p>                                                                    </text:p>
          </table:table-cell>
          <table:table-cell table:style-name="Default" office:value-type="string" calcext:value-type="string">
            <text:p/>
            <text:p>Performance bonus, Weekly 2 holidaysSalary Review: YearlyFestival Bonus: 2</text:p>
            <text:p/>
          </table:table-cell>
          <table:table-cell table:style-name="Default" office:value-type="string" calcext:value-type="string">
            <text:p/>
            <text:p>Â Oct 31, 2019</text:p>
            <text:p>                                                                        </text:p>
          </table:table-cell>
          <table:table-cell table:style-name="Default" office:value-type="string" calcext:value-type="string">
            <text:p/>
            <text:p>Â Nov 29, 2019</text:p>
            <text:p>                                                                        </text:p>
          </table:table-cell>
          <table:table-cell table:number-columns-repeated="1008"/>
        </table:table-row>
        <table:table-row table:style-name="ro19">
          <table:table-cell table:style-name="Default" office:value-type="string" calcext:value-type="string">
            <text:p>Lead QA Engineer</text:p>
          </table:table-cell>
          <table:table-cell table:style-name="Default" office:value-type="string" calcext:value-type="string">
            <text:p>Ejogajog Limited </text:p>
          </table:table-cell>
          <table:table-cell table:style-name="Default" office:value-type="string" calcext:value-type="string">
            <text:p/>
            <text:p>                                                                1</text:p>
            <text:p>                                                                </text:p>
          </table:table-cell>
          <table:table-cell table:style-name="Default" office:value-type="string" calcext:value-type="string">
            <text:p/>
            <text:p>                                                            GIM (Goods in Motion) is the leading truck rental app of Bangladesh and one of the product of the Ejogajog Limited.</text:p>
            <text:p>                                                        </text:p>
          </table:table-cell>
          <table:table-cell table:style-name="Default"/>
          <table:table-cell table:style-name="Default" office:value-type="string" calcext:value-type="string">
            <text:p/>
            <text:p>                                                                Full-time</text:p>
            <text:p>                                                            </text:p>
          </table:table-cell>
          <table:table-cell table:style-name="Default" office:value-type="string" calcext:value-type="string">
            <text:p/>
            <text:p>Â At least 6 year(s)</text:p>
            <text:p>                                                                    </text:p>
          </table:table-cell>
          <table:table-cell table:style-name="Default" table:number-columns-repeated="2"/>
          <table:table-cell table:style-name="Default" office:value-type="string" calcext:value-type="string">
            <text:p/>
            <text:p>Â Anywhere in Bangladesh</text:p>
            <text:p>                                                                    </text:p>
          </table:table-cell>
          <table:table-cell table:style-name="Default" office:value-type="string" calcext:value-type="string">
            <text:p/>
            <text:p>Bachelor in Engineering (BEngg) in CSE, CS, Bachelor degree in any disciplineB.S. or M.S. in Computer Science or similar applied technical field or equivalent experience.</text:p>
            <text:p/>
          </table:table-cell>
          <table:table-cell table:style-name="Default" office:value-type="string" calcext:value-type="string">
            <text:p/>
            <text:p>2+ year's experience in leading testing teams with focus on test automation and increasing test coverage</text:p>
            <text:p>6+ years of experience with manual and automated testing, developing automated tests</text:p>
            <text:p>Clear understanding or REST services</text:p>
            <text:p>Expertise in test automation and tools/ frameworks (e.g. Cucumber/Gherkin, Espresso, Selenium Grid, Junit, SOAP-UI, Eclipse, Jenkins, Ant, Maven, Visual Studio, JIRA, etc</text:p>
            <text:p>Familiarity in one or more general purpose programming languages (e.g. Java/JQuery, Javascript, Python/Jython, Ruby, Groovy, C#, .Net, VBScript, SQL, etc)</text:p>
            <text:p>Clear understanding of HTML5, CSS3, and related web technologies (Angular, REST etc.)</text:p>
            <text:p>Exposure to platforms/OS/Servers (e.g. Windows Server, Linux/Unix, J2EE, IIS, Apache, Tomcat, etc.)</text:p>
            <text:p>Good understanding of the development processes and DevOps practices</text:p>
            <text:p>Excellent communication skills</text:p>
            <text:p>Ability to influence a team</text:p>
            <text:p>Ability to inspire team members and coach them to grow</text:p>
            <text:p>Must have a keen eye to recognize potential problem areas and/or edge cases</text:p>
            <text:p>Methodical and detail oriented, with solid analytical skills and problem solving ability</text:p>
            <text:p>Good collaborator, get along with others, and are able to work effectively in a team</text:p>
            <text:p>Dedicated to quality and a positive, collaborative attitude and approach to testing</text:p>
            <text:p>Self-motivated; able to find opportunities for improvement and tackle them, without external direction</text:p>
            <text:p>Desirable:</text:p>
            <text:p>Mobile test automation experience a strong plus (iOS, Android, and mobile web)</text:p>
            <text:p>Android-related projects on Github, experience with BDD, Cucumber, Jenkins, Git, and Appium</text:p>
            <text:p>SQL Query, scripting and good understanding of DevOps pipeline</text:p>
            <text:p>Clear understanding of OWASP top 10 security issue</text:p>
            <text:p>Experience testing geolocation based services</text:p>
            <text:p>Experience testing payment services.</text:p>
            <text:p/>
          </table:table-cell>
          <table:table-cell table:style-name="Default" office:value-type="string" calcext:value-type="string">
            <text:p/>
            <text:p>Â Negotiable</text:p>
            <text:p>                                                                    </text:p>
          </table:table-cell>
          <table:table-cell table:style-name="Default"/>
          <table:table-cell table:style-name="Default" office:value-type="string" calcext:value-type="string">
            <text:p/>
            <text:p>Â Oct 31, 2019</text:p>
            <text:p>                                                                        </text:p>
          </table:table-cell>
          <table:table-cell table:style-name="Default" office:value-type="string" calcext:value-type="string">
            <text:p/>
            <text:p>Â Nov 15, 2019</text:p>
            <text:p>                                                                        </text:p>
          </table:table-cell>
          <table:table-cell table:number-columns-repeated="1008"/>
        </table:table-row>
        <table:table-row table:style-name="ro20">
          <table:table-cell table:style-name="Default" office:value-type="string" calcext:value-type="string">
            <text:p>Full Stack Developer</text:p>
          </table:table-cell>
          <table:table-cell table:style-name="Default" office:value-type="string" calcext:value-type="string">
            <text:p>DTMWEB </text:p>
          </table:table-cell>
          <table:table-cell table:style-name="Default" office:value-type="string" calcext:value-type="string">
            <text:p/>
            <text:p>                                                                Not specific</text:p>
            <text:p>                                                                </text:p>
          </table:table-cell>
          <table:table-cell table:style-name="Default" office:value-type="string" calcext:value-type="string">
            <text:p/>
            <text:p>                                                        Play a key role in all parts of the product life-cycle: brainstorming, design, prototyping, planning, implementation, and launch.</text:p>
            <text:p>Have to work with existing codebases(gitlab), maintain it, by developing newer features and validate milestone-based deliveries from the developers.</text:p>
            <text:p>Designing and developing highly available and scalable backend systems</text:p>
            <text:p>Keep continuous observation on the projects under AMCs (Crash Reporting).</text:p>
            <text:p>Manage IAAS (Infrastructure As A Service) allocation &amp; collaborate with the team to ensure uninterrupted operation.</text:p>
            <text:p>Experience with automated testing and continuous deployment</text:p>
            <text:p>Validate technical documentation, wireframes, rapid prototypes, user flows/process flow for effective communication and interaction.</text:p>
            <text:p>Identify &amp; propose efficient tools/products/processes to increase team productivity.</text:p>
            <text:p>Cultivate a collaborative working environment with the project management team and internal cross-functional teams.</text:p>
            <text:p>The Stack: We're open to evolving our platform with newer technologies and here are some of our current tools in which you have to leave your footprint, Python, Scala, JavaScript, Django, Angular JS, Vue JS, Node JS, MongoDB, MySQL, Redshift &amp; Redis, AWS, Kotlin, XML, Objective-c, Swift, Server management, Git</text:p>
          </table:table-cell>
          <table:table-cell table:style-name="Default" office:value-type="string" calcext:value-type="string">
            <text:p/>
            <text:p><text:span text:style-name="T1">                                                            Permanent / Project-Based</text:span></text:p>
          </table:table-cell>
          <table:table-cell table:style-name="Default" office:value-type="string" calcext:value-type="string">
            <text:p/>
            <text:p>                                                                Full-time, Part-time</text:p>
            <text:p>                                                            </text:p>
          </table:table-cell>
          <table:table-cell table:style-name="Default" office:value-type="string" calcext:value-type="string">
            <text:p/>
            <text:p>Â At most 4 year(s)</text:p>
            <text:p>                                                                    </text:p>
          </table:table-cell>
          <table:table-cell table:style-name="Default" office:value-type="string" calcext:value-type="string">
            <text:p/>
            <text:p>Â Both males and females are allowed to apply</text:p>
            <text:p>                                                                    </text:p>
          </table:table-cell>
          <table:table-cell table:style-name="Default" office:value-type="string" calcext:value-type="string">
            <text:p/>
            <text:p>Â Age 26 to 30 years</text:p>
            <text:p>                                                                    </text:p>
          </table:table-cell>
          <table:table-cell table:style-name="Default" office:value-type="string" calcext:value-type="string">
            <text:p/>
            <text:p>Â Dhaka (Mohakhali)</text:p>
            <text:p>                                                                    </text:p>
          </table:table-cell>
          <table:table-cell table:style-name="Default" office:value-type="string" calcext:value-type="string">
            <text:p/>
            <text:p>Bachelor of Science (BSc)</text:p>
            <text:p/>
          </table:table-cell>
          <table:table-cell table:style-name="Default" office:value-type="string" calcext:value-type="string">
            <text:p/>
            <text:p>Age 26 to 30 years </text:p>
            <text:p>Both males and females are allowed to apply</text:p>
            <text:p>Excellent communication &amp; interpersonal skills to establish and maintain an effective collaborative environment.</text:p>
            <text:p>Demonstrate professional craftsmanship and techniques in development, collaboration and innovation.</text:p>
            <text:p>Ability to Multitasking with minimum supervision to meet deadlines.</text:p>
            <text:p>Promote high standards of integrity &amp; able to handle confidential matters along with positive attitude, ownership, and initiative.</text:p>
            <text:p/>
          </table:table-cell>
          <table:table-cell table:style-name="Default" office:value-type="string" calcext:value-type="string">
            <text:p/>
            <text:p>Â Tk. 35000 - 40000 (Monthly)</text:p>
            <text:p>                                                                    </text:p>
          </table:table-cell>
          <table:table-cell table:style-name="Default" office:value-type="string" calcext:value-type="string">
            <text:p/>
            <text:p>Performance bonus, Weekly 2 holidaysSalary Review: YearlyFestival Bonus: 2</text:p>
            <text:p/>
          </table:table-cell>
          <table:table-cell table:style-name="Default" office:value-type="string" calcext:value-type="string">
            <text:p/>
            <text:p>Â Oct 31, 2019</text:p>
            <text:p>                                                                        </text:p>
          </table:table-cell>
          <table:table-cell table:style-name="Default" office:value-type="string" calcext:value-type="string">
            <text:p/>
            <text:p>Â Nov 29, 2019</text:p>
            <text:p>                                                                        </text:p>
          </table:table-cell>
          <table:table-cell table:number-columns-repeated="1008"/>
        </table:table-row>
        <table:table-row table:style-name="ro21">
          <table:table-cell table:style-name="Default" office:value-type="string" calcext:value-type="string">
            <text:p>Social Media Researcher</text:p>
          </table:table-cell>
          <table:table-cell table:style-name="Default" office:value-type="string" calcext:value-type="string">
            <text:p>Resilience Advancement Centre (RAC) Bangladesh </text:p>
          </table:table-cell>
          <table:table-cell table:style-name="Default" office:value-type="string" calcext:value-type="string">
            <text:p/>
            <text:p>                                                                07</text:p>
            <text:p>                                                                </text:p>
          </table:table-cell>
          <table:table-cell table:style-name="Default"/>
          <table:table-cell table:style-name="Default" office:value-type="string" calcext:value-type="string">
            <text:p/>
            <text:p><text:span text:style-name="T1">A local online research company specializing in the study of social media is looking for creative and energetic individuals. The job position requires an excellent working knowledge of using social media and ability to communicate and deliver effective messages across a range of platforms.</text:span></text:p>
            <text:p><text:span text:style-name="T1">Job Location: Gulshan-2, Dhaka-1212</text:span></text:p>
            <text:p/>
          </table:table-cell>
          <table:table-cell table:style-name="Default" office:value-type="string" calcext:value-type="string">
            <text:p/>
            <text:p>                                                                Full-time</text:p>
            <text:p>                                                            </text:p>
          </table:table-cell>
          <table:table-cell table:style-name="Default"/>
          <table:table-cell table:style-name="Default" office:value-type="string" calcext:value-type="string">
            <text:p/>
            <text:p>Â Both males and females are allowed to apply</text:p>
            <text:p>                                                                    </text:p>
          </table:table-cell>
          <table:table-cell table:style-name="Default" office:value-type="string" calcext:value-type="string">
            <text:p/>
            <text:p>Â Age 24 to 30 years</text:p>
            <text:p>                                                                    </text:p>
          </table:table-cell>
          <table:table-cell table:style-name="Default" office:value-type="string" calcext:value-type="string">
            <text:p/>
            <text:p>Â Dhaka</text:p>
            <text:p>                                                                    </text:p>
          </table:table-cell>
          <table:table-cell table:style-name="Default" office:value-type="string" calcext:value-type="string">
            <text:p/>
            <text:p>Bachelor degree in any disciplineUniversity Graduate preferred.</text:p>
            <text:p/>
          </table:table-cell>
          <table:table-cell table:style-name="Default" office:value-type="string" calcext:value-type="string">
            <text:p/>
            <text:p>Age 24 to 30 years </text:p>
            <text:p>Both males and females are allowed to apply</text:p>
            <text:p>-Computer skills &amp; ability to work in online data entry/collection </text:p>
            <text:p>-Fluent in English and Bangla, both written and spoken. Additional languages would be desirable.</text:p>
            <text:p>-Good team worker.</text:p>
            <text:p>Gender: Females are encouraged.</text:p>
            <text:p/>
          </table:table-cell>
          <table:table-cell table:style-name="Default" office:value-type="string" calcext:value-type="string">
            <text:p/>
            <text:p>Â Tk. 40000 - 45000 (Monthly)</text:p>
            <text:p>                                                                    </text:p>
          </table:table-cell>
          <table:table-cell table:style-name="Default"/>
          <table:table-cell table:style-name="Default" office:value-type="string" calcext:value-type="string">
            <text:p/>
            <text:p>Â Oct 31, 2019</text:p>
            <text:p>                                                                        </text:p>
          </table:table-cell>
          <table:table-cell table:style-name="Default" office:value-type="string" calcext:value-type="string">
            <text:p/>
            <text:p>Â Nov 15, 2019</text:p>
            <text:p>                                                                        </text:p>
          </table:table-cell>
          <table:table-cell table:number-columns-repeated="1008"/>
        </table:table-row>
        <table:table-row table:style-name="ro21">
          <table:table-cell table:style-name="Default" office:value-type="string" calcext:value-type="string">
            <text:p>Lead Engineer (Java)</text:p>
          </table:table-cell>
          <table:table-cell table:style-name="Default" office:value-type="string" calcext:value-type="string">
            <text:p>Ejogajog Limited </text:p>
          </table:table-cell>
          <table:table-cell table:style-name="Default" office:value-type="string" calcext:value-type="string">
            <text:p/>
            <text:p>                                                                1</text:p>
            <text:p>                                                                </text:p>
          </table:table-cell>
          <table:table-cell table:style-name="Default" office:value-type="string" calcext:value-type="string">
            <text:p>Lead Engineer, as a key leader of the technical team, would help define and execute its technical vision and direction in building scalable web platforms, including API and other services. The Lead Engineer will work closely with the CTO, Architect, business stakeholders and the technical team to deliver technology platform that deliver business results. (S)he will have the opportunity to shape the organization's culture and influence its technology platform selection and processes adoption.</text:p>
            <text:p>The Lead Engineer would lead a team of Senior Engineers to work on research, the creation of tools and techniques and investigation and resolution of issues. (S)he would ensure the technical excellence of the work. The person will to work on creation and maintenance of scalable web applications and other tools and services.</text:p>
            <text:p>The Lead Engineer (Java) will:</text:p>
            <text:p>Provide guidance and direction to the Java engineering team so that they can achieve their tasks timely, efficiently and with quality</text:p>
            <text:p>Work with rest of the team to identify, formalize, size and break down product backlog items mainly web part</text:p>
            <text:p>Create, enhance and maintain pleasing, scalable, secure web applications, web API</text:p>
            <text:p>Make sure coding standards and processes are adhered to</text:p>
            <text:p>Make sure unit tests are properly written and executed</text:p>
            <text:p>Ensure that the DevOps pipeline runs smoothly</text:p>
            <text:p>Performs code review and peer programming, as and when necessary</text:p>
            <text:p>Investigate and resolve reports bugs</text:p>
            <text:p>Investigate and resolve reported performance, security, usability or other issues</text:p>
            <text:p>Work with the architect to design systems and components and implement critical part of the platform</text:p>
            <text:p>Actively participate in requirement clarification (grooming) and planning activities</text:p>
            <text:p>Provide estimate, assess risk and explore and recommend options for work items</text:p>
            <text:p>Discuss and delegate work items to the engineering team members</text:p>
            <text:p>Make sure the team's work meets functional and non-functional (performance, security, usability) requirements</text:p>
            <text:p>Resolve issues and questions raised by the team members</text:p>
            <text:p>Troubleshoot production issues and devise effective resolutions</text:p>
            <text:p>Work with the Quality Assurance team to make sure they remain productive and remove any blocking issue</text:p>
            <text:p>Create (or help create) documents: architecture, design documents, technical guide, etc. as and when necessary</text:p>
            <text:p>Research and investigate newer, relevant technologies and its applicability to our platform</text:p>
            <text:p>Interface with partners to integrate their services into our platform or help them integrate our services in their platform</text:p>
            <text:p>Keep the senior leadership team abreast of status, risks, challenges and significant wins</text:p>
            <text:p>Coach other members of the engineering team</text:p>
            <text:p>Other responsibilities that may be assigned based on capabilities, interests and need.</text:p>
          </table:table-cell>
          <table:table-cell table:style-name="Default" office:value-type="string" calcext:value-type="string">
            <text:p><text:span text:style-name="T1">GIM (Goods in Motion) is the leading truck rental app of Bangladesh and one of the product of the Ejogajog Limited.</text:span></text:p>
            <text:p><text:span text:style-name="T1">                                                        </text:span></text:p>
          </table:table-cell>
          <table:table-cell table:style-name="Default" office:value-type="string" calcext:value-type="string">
            <text:p/>
            <text:p>                                                                Full-time</text:p>
            <text:p>                                                            </text:p>
          </table:table-cell>
          <table:table-cell table:style-name="Default" office:value-type="string" calcext:value-type="string">
            <text:p/>
            <text:p>Â At least 6 year(s)</text:p>
            <text:p>                                                                    </text:p>
          </table:table-cell>
          <table:table-cell table:style-name="Default" table:number-columns-repeated="2"/>
          <table:table-cell table:style-name="Default" office:value-type="string" calcext:value-type="string">
            <text:p/>
            <text:p>Â Anywhere in Bangladesh</text:p>
            <text:p>                                                                    </text:p>
          </table:table-cell>
          <table:table-cell table:style-name="Default" office:value-type="string" calcext:value-type="string">
            <text:p/>
            <text:p>Bachelor in Engineering (BEngg) in CSE, CSThe ideal candidate should have at least BSc in Computer Science/ Engineering or related discipline with 6+ years of experience, including Lead-level experience working for technology/service related companies.</text:p>
            <text:p/>
          </table:table-cell>
          <table:table-cell table:style-name="Default" office:value-type="string" calcext:value-type="string">
            <text:p/>
            <text:p>Solid understanding of contemporary software engineering practices, including object-oriented design and implementation, design patterns, anti-patterns, micro-services etc.</text:p>
            <text:p>Self-managed, self-starter</text:p>
            <text:p>Good communication skills</text:p>
            <text:p>Ability to execute based on technology vision</text:p>
            <text:p>Ability to coordinate with others and delegate when necessary</text:p>
            <text:p>Excellent understanding of security vulnerabilities and ways to avoid those</text:p>
            <text:p>Good understanding and experience with software development processes (agile preferable)</text:p>
            <text:p>Familiarity with standard software development tools like Git, BitBucket, Jira etc.</text:p>
            <text:p>Good understanding of DevOps processes and tools Back-End:</text:p>
            <text:p>Mastery of the latest Java language (Java 1.8 or later)</text:p>
            <text:p>Java related frameworks (e.g. Spring, Hibernate etc.)</text:p>
            <text:p>Highly proficient with Web Services (REST, SOAP) and related technologies</text:p>
            <text:p>Experience with Consuming different API's on the web</text:p>
            <text:p>Expert knowledge of JVM, memory management, garbage collection, multi-threading and concurrency concerns</text:p>
            <text:p>Expert knowledge of ORM technologies, including Hibernate, Jell</text:p>
            <text:p>Well-versed in JSON, XML and similar technologies</text:p>
            <text:p>Solid understanding of networking including HTTP, TCP/IP, UDP</text:p>
            <text:p>Strong, practical knowledge of design patterns and its application in coding</text:p>
            <text:p>Strong advocate of unit testing and test driven development</text:p>
            <text:p>Front-End:</text:p>
            <text:p>Very good knowledge of Javascript and Javascript-based framework (e.g. JQuery)</text:p>
            <text:p>Well-versed with HTML5, JavaScript, CSS, Bootstrap and related technologies</text:p>
            <text:p>Familiarity with one of Angular, ReactJS, KnockoutJS and similar framework is preferred</text:p>
            <text:p>Infrastructure:</text:p>
            <text:p>Thorough understanding of Amazon Web Services (AWS) or similar public cloud providers</text:p>
            <text:p>One of the Linux flavors (CentOS, Red Hat, Ubuntu, Fedora etc.)</text:p>
            <text:p>One of Tomcat, JBoss, NGinx etc. Database:</text:p>
            <text:p>One of MySQL, PostgreSQL, CockroachDB or similar database</text:p>
            <text:p>Conceptual understanding of ACID property, transactions etc. Other:</text:p>
            <text:p>Excellent communication skills</text:p>
            <text:p>Ability to work independently or in a team</text:p>
            <text:p>Ability to mentor an coach a team of senior engineers</text:p>
            <text:p>Must be able to look at a problem from multiple angles and come up with several suggestions for solution</text:p>
            <text:p>Methodical and detail oriented, with solid analytical skills and problem-solving ability</text:p>
            <text:p>Good collaborator, get along with others and are able to work effectively in a team</text:p>
            <text:p>Dedicated to quality and understands that quality is the result of intentional, focused effort</text:p>
            <text:p>Self-motivated; able to find opportunities for improvement and tackle them, without external direction</text:p>
            <text:p>Highly desirable:</text:p>
            <text:p>Experience with real time queuing systems (Kafka)</text:p>
            <text:p>Experience with NoSQL Databases (MongoDB, Couchbase)</text:p>
            <text:p>Experience with a different language is strongly preferred (Python, Go, Ruby, Scala etc.)</text:p>
            <text:p>Experience with Mobile Network, Geolocation, Payment systems</text:p>
            <text:p>Experience with containers, container repositories and related technologies</text:p>
            <text:p/>
          </table:table-cell>
          <table:table-cell table:style-name="Default" office:value-type="string" calcext:value-type="string">
            <text:p/>
            <text:p>Â Negotiable</text:p>
            <text:p>                                                                    </text:p>
          </table:table-cell>
          <table:table-cell table:style-name="Default" office:value-type="string" calcext:value-type="string">
            <text:p/>
            <text:p>As per company policy</text:p>
            <text:p/>
          </table:table-cell>
          <table:table-cell table:style-name="Default" office:value-type="string" calcext:value-type="string">
            <text:p/>
            <text:p>Â Oct 31, 2019</text:p>
            <text:p>                                                                        </text:p>
          </table:table-cell>
          <table:table-cell table:style-name="Default" office:value-type="string" calcext:value-type="string">
            <text:p/>
            <text:p>Â Nov 15, 2019</text:p>
            <text:p>                                                                        </text:p>
          </table:table-cell>
          <table:table-cell table:number-columns-repeated="1008"/>
        </table:table-row>
        <table:table-row table:style-name="ro22">
          <table:table-cell office:value-type="string" calcext:value-type="string">
            <text:p>Solution Architect</text:p>
          </table:table-cell>
          <table:table-cell office:value-type="string" calcext:value-type="string">
            <text:p>Unisoft Systems Ltd. </text:p>
          </table:table-cell>
          <table:table-cell office:value-type="string" calcext:value-type="string">
            <text:p/>
            <text:p>                                                                01</text:p>
            <text:p>                                                                </text:p>
          </table:table-cell>
          <table:table-cell office:value-type="string" calcext:value-type="string">
            <text:p/>
            <text:p>Responsible to produce and maintain relevant artifacts such as System Solution Design (SSD) and Technical architecture blue prints</text:p>
            <text:p>Participate in the development of architectural standards.</text:p>
            <text:p>Analyze and Design Service Oriented Architecture using JAVA, ASP.net.</text:p>
            <text:p>Develop ASP.NET; ASP.NET Web API based web application in both SQL and Oracle DB.</text:p>
            <text:p/>
          </table:table-cell>
          <table:table-cell/>
          <table:table-cell office:value-type="string" calcext:value-type="string">
            <text:p/>
            <text:p>                                                                Full-time</text:p>
            <text:p>                                                            </text:p>
          </table:table-cell>
          <table:table-cell office:value-type="string" calcext:value-type="string">
            <text:p/>
            <text:p>Â At least 6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 Division</text:p>
            <text:p>                                                                    </text:p>
          </table:table-cell>
          <table:table-cell/>
          <table:table-cell office:value-type="string" calcext:value-type="string">
            <text:p/>
            <text:p>Minimum B.Sc in CSE/ ICE/ IT from reputed university.</text:p>
            <text:p/>
          </table:table-cell>
          <table:table-cell office:value-type="string" calcext:value-type="string">
            <text:p/>
            <text:p>Both males and females are allowed to apply</text:p>
            <text:p>Strong understanding and Experience in Service Oriented Architecture and Design using JAVA, ASP.net.</text:p>
            <text:p>Experienced in open and closed sourced architecture and Design.</text:p>
            <text:p>More than 5 years Strong working knowledge of C#, ASP.Net, .Net Web Services, LINQ, MVC3 or MVC4, Lin, Entity Framework, Web API, Crystal Reporting.</text:p>
            <text:p>Clear Concept of Web Technology, IIS-6, 7, Must know Ajax, JQuery, JavaScript libraries, Google API, Html5,CSS3.</text:p>
            <text:p>UI development experience using Telerik RAD controls, Ajax toolkit and Kendo UI preferred</text:p>
            <text:p>Solid XML processing skills with .NET APIs preferred</text:p>
            <text:p>Excellent capability of writing complex SQL queries, Stored procedures and SQL functions</text:p>
            <text:p>Real world experience of Software Development life cycle and Clear concept of Object oriented Programming.</text:p>
            <text:p>Extensive knowledge in develop cross-browser responsive UI design using Bootstrap.Experience in SOAP, REST full web services.</text:p>
            <text:p>Strong knowledge of Database Programming such as Oracle10g/11g, SQL Server 2008R2/2012 or higher, RDBMS, Backup, Performance Tuning.</text:p>
            <text:p>Clear Concept of Oracle networking, TNS, Service, Toad or Oracle SQL Developer.</text:p>
            <text:p>Must be familiar with Agile or Water fall Software development model.</text:p>
            <text:p>Android Programming Experience and Cloud Computing/Cloud Server is added Advantages.</text:p>
            <text:p>Working knowledge in Linux platform will be an added advantage</text:p>
            <text:p>Strong familiarity with Service Oriented Architectures and Software Development Life cycle.</text:p>
            <text:p>Should be able to understand business requirements &amp; apply technical skills to complete work assignment Knowledge on database management, tuning is preferable(Not Necessary)</text:p>
            <text:p>Apply expert level software development knowledge and industry best practices</text:p>
            <text:p>Real world experience of Software Development life cycle and Clear concept of Object oriented Programming.</text:p>
            <text:p>The ability to analyze business needs and conceive, design, and develop innovative solutions</text:p>
            <text:p>Fluency in written and spoken English.</text:p>
            <text:p>Ability to work under pressure</text:p>
            <text:p>Must be proactive and able to execute tasks efficiently</text:p>
            <text:p>Extremely efficient in identifying end user requirements.</text:p>
            <text:p>Ability to work in a team environment.</text:p>
            <text:p>Excellent communication skills and a cooperative, positive attitude is required.</text:p>
            <text:p/>
          </table:table-cell>
          <table:table-cell office:value-type="string" calcext:value-type="string">
            <text:p/>
            <text:p>Â Negotiable</text:p>
            <text:p>                                                                    </text:p>
          </table:table-cell>
          <table:table-cell office:value-type="string" calcext:value-type="string">
            <text:p/>
            <text:p>Attractive Learning &amp; Development Scope and Enriched Professional Exposure, Other Benefits as per company policy.</text:p>
            <text:p/>
          </table:table-cell>
          <table:table-cell office:value-type="string" calcext:value-type="string">
            <text:p/>
            <text:p>Â Oct 31, 2019</text:p>
            <text:p>                                                                        </text:p>
          </table:table-cell>
          <table:table-cell office:value-type="string" calcext:value-type="string">
            <text:p/>
            <text:p>Â Nov 29, 2019</text:p>
            <text:p>                                                                        </text:p>
          </table:table-cell>
          <table:table-cell table:number-columns-repeated="1007"/>
        </table:table-row>
        <table:table-row table:style-name="ro23">
          <table:table-cell office:value-type="string" calcext:value-type="string">
            <text:p>Project Manager</text:p>
          </table:table-cell>
          <table:table-cell office:value-type="string" calcext:value-type="string">
            <text:p>Sayem Group </text:p>
          </table:table-cell>
          <table:table-cell office:value-type="string" calcext:value-type="string">
            <text:p/>
            <text:p>                                                                01</text:p>
            <text:p>                                                                </text:p>
          </table:table-cell>
          <table:table-cell office:value-type="string" calcext:value-type="string">
            <text:p>Should be able to communicate and satisfy clients and well experienced of dealing clients in Bangladesh.</text:p>
            <text:p>Coordinate internal resources and third parties/vendors for the flawless execution of projects</text:p>
            <text:p>Ensure that all projects are delivered on-time, within scope and within budget</text:p>
            <text:p>Developing project scopes and objectives, involving all relevant stakeholders and ensuring technical feasibility</text:p>
            <text:p>Ensure resource availability and allocation</text:p>
            <text:p>Develop a detailed project plan to track progress</text:p>
            <text:p>Use appropriate verification techniques to manage changes in project scope, schedule and costs</text:p>
            <text:p>Measure project performance using appropriate systems, tools and techniques</text:p>
            <text:p>Report and escalate to management as needed</text:p>
            <text:p>Manage the relationship with the client and all stakeholders</text:p>
            <text:p>Perform risk management to minimize project risks</text:p>
            <text:p>Establish and maintain relationships with third parties/vendors</text:p>
            <text:p>Create and maintain comprehensive project documentation</text:p>
          </table:table-cell>
          <table:table-cell office:value-type="string" calcext:value-type="string">
            <text:p><text:span text:style-name="T1"> Ideal candidate should be experienced in web based application project management with at least 3 years experienced as a Project Manager</text:span></text:p>
            <text:p><text:span text:style-name="T1">                                                        </text:span></text:p>
          </table:table-cell>
          <table:table-cell office:value-type="string" calcext:value-type="string">
            <text:p/>
            <text:p>                                                                Full-time</text:p>
            <text:p>                                                            </text:p>
          </table:table-cell>
          <table:table-cell office:value-type="string" calcext:value-type="string">
            <text:p/>
            <text:p>Â 5 to 8 year(s)</text:p>
            <text:p>                                                                    </text:p>
          </table:table-cell>
          <table:table-cell office:value-type="string" calcext:value-type="string">
            <text:p/>
            <text:p>Â Both males and females are allowed to apply</text:p>
            <text:p>                                                                    </text:p>
          </table:table-cell>
          <table:table-cell office:value-type="string" calcext:value-type="string">
            <text:p/>
            <text:p>Â Age 30 to 40 years</text:p>
            <text:p>                                                                    </text:p>
          </table:table-cell>
          <table:table-cell office:value-type="string" calcext:value-type="string">
            <text:p/>
            <text:p>Â Dhaka (Uttara)</text:p>
            <text:p>                                                                    </text:p>
          </table:table-cell>
          <table:table-cell/>
          <table:table-cell office:value-type="string" calcext:value-type="string">
            <text:p/>
            <text:p>Bachelor of Science (BSc) in CSE, Masters degree in any discipline</text:p>
            <text:p>Skills Required:  PHP,  WordPress, 2+ Years experience with Laravel and Vue js, Agile methodology, Project Manager (Software), python</text:p>
            <text:p/>
          </table:table-cell>
          <table:table-cell office:value-type="string" calcext:value-type="string">
            <text:p/>
            <text:p>Age 30 to 40 years </text:p>
            <text:p>Both males and females are allowed to apply</text:p>
            <text:p>Proven experience of leading a team of software Engineers including performance, development and disciplinary issues</text:p>
            <text:p>Must be familiar with any major programming language like C/C++, C#, Java, PHP etc.</text:p>
            <text:p>Must be familiar with any relational database like MS SQL, MySQL etc.</text:p>
            <text:p>Must be familiar with any project management tools like MS Project, Jira, Trello, Teamwork, Pivotal etc.</text:p>
            <text:p>Must have good knowledge of Software development life cycle</text:p>
            <text:p>Must be results focused and be a logical, objective thinker</text:p>
            <text:p>Strong command over written and spoken English</text:p>
            <text:p>Excellent client-facing and internal communication skills</text:p>
            <text:p>Excellent written and verbal communication skills</text:p>
            <text:p>Solid organizational skills including attention to detail and multitasking skills</text:p>
            <text:p>Proven working experience in project management</text:p>
            <text:p>Proven mentoring and team leading capabilities</text:p>
            <text:p>Ability to solve problems independently with minimal guidance</text:p>
            <text:p/>
          </table:table-cell>
          <table:table-cell office:value-type="string" calcext:value-type="string">
            <text:p/>
            <text:p>Â Negotiable</text:p>
            <text:p>                                                                    </text:p>
          </table:table-cell>
          <table:table-cell office:value-type="string" calcext:value-type="string">
            <text:p/>
            <text:p>Lunch Facilities: Full SubsidizeSalary Review: YearlyFestival Bonus: 2</text:p>
            <text:p/>
          </table:table-cell>
          <table:table-cell office:value-type="string" calcext:value-type="string">
            <text:p/>
            <text:p>Â Oct 31, 2019</text:p>
            <text:p>                                                                        </text:p>
          </table:table-cell>
          <table:table-cell office:value-type="string" calcext:value-type="string">
            <text:p/>
            <text:p>Â Nov 15, 2019</text:p>
            <text:p>                                                                        </text:p>
          </table:table-cell>
          <table:table-cell table:number-columns-repeated="1007"/>
        </table:table-row>
        <table:table-row table:style-name="ro24">
          <table:table-cell office:value-type="string" calcext:value-type="string">
            <text:p>Senior Developer (Android)</text:p>
          </table:table-cell>
          <table:table-cell office:value-type="string" calcext:value-type="string">
            <text:p>ABH World Ltd </text:p>
          </table:table-cell>
          <table:table-cell office:value-type="string" calcext:value-type="string">
            <text:p/>
            <text:p>                                                                4</text:p>
            <text:p>                                                                </text:p>
          </table:table-cell>
          <table:table-cell office:value-type="string" calcext:value-type="string">
            <text:p/>
            <text:p>UX/UI Understanding according to the guidelines Material Design.</text:p>
            <text:p>Experience with Google Play Services API (which includes Location, Map, GCM, Calendar, etc.) Moreover, it is crucial to implement this feature with data protection to attract more customers to use the app).</text:p>
            <text:p>SDK modules of Java code that give developers access to device functions like the camera and accelerometer</text:p>
            <text:p>XML</text:p>
            <text:p>Design patterns (GoF) and architecture of the applications</text:p>
            <text:p>Strong knowledge of Collections, Multithreading, IO, Networking, Generics, Profiling</text:p>
            <text:p>Familiarity with RESTful APIs to connect Android applications to back-end services</text:p>
            <text:p>Ability to understand business requirements and translate them into technical requirements</text:p>
            <text:p>Familiarity with cloud message APIs and push notifications</text:p>
            <text:p>Work with outside data sources and APIs</text:p>
            <text:p>Experience working with remote data via REST and JSON</text:p>
            <text:p>Experience with third-party libraries and APIs</text:p>
            <text:p>Have published at least one original Android app</text:p>
            <text:p>A strong understanding of the full life cycle of app development using Google's Developer Portal</text:p>
            <text:p>Extensive knowledge of Android design principles and third-party libraries</text:p>
            <text:p>A solid foundation of modern Java data structures, algorithms, and software design and can consistently deliver testable, scalable, highly-readable code using OO best practices.</text:p>
            <text:p>Experience with cloud messaging API's, offline storage, background processing, threading, and performance tuning, caching and performance optimization.</text:p>
            <text:p>Hands on experience with continuous integration</text:p>
            <text:p>Experience publishing Android apps to the Play Store</text:p>
            <text:p/>
          </table:table-cell>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office:value-type="string" calcext:value-type="string">
            <text:p/>
            <text:p>Â Age 26 to 30 years</text:p>
            <text:p>                                                                    </text:p>
          </table:table-cell>
          <table:table-cell office:value-type="string" calcext:value-type="string">
            <text:p/>
            <text:p>Â Anywhere in Bangladesh</text:p>
            <text:p>                                                                    </text:p>
          </table:table-cell>
          <table:table-cell/>
          <table:table-cell office:value-type="string" calcext:value-type="string">
            <text:p/>
            <text:p>Bachelor degree in any discipline</text:p>
            <text:p/>
          </table:table-cell>
          <table:table-cell office:value-type="string" calcext:value-type="string">
            <text:p/>
            <text:p>Age 26 to 30 years </text:p>
            <text:p>Both males and females are allowed to apply</text:p>
            <text:p>Strong Android development skills (3+ years of experience building high-quality Android apps</text:p>
            <text:p>Strong Java development skills (3+ years of development experience in Java - Java SE)</text:p>
            <text:p>Strong knowledge of Android UI design principles, patterns, and best practices</text:p>
            <text:p>Experience with offline storage, threading, and performance tuning</text:p>
            <text:p/>
          </table:table-cell>
          <table:table-cell office:value-type="string" calcext:value-type="string">
            <text:p/>
            <text:p>Â Tk. 60000 - 70000 (Monthly)</text:p>
            <text:p>                                                                    </text:p>
          </table:table-cell>
          <table:table-cell office:value-type="string" calcext:value-type="string">
            <text:p/>
            <text:p>Credit cardLunch Facilities: Full SubsidizeSalary Review: Half YearlyTea</text:p>
            <text:p>Evening Snacks</text:p>
            <text:p>Gaming/Refreshment Zone</text:p>
            <text:p>Yearly 2 Festival bonus. </text:p>
            <text:p>Dinner (For night shift)</text:p>
            <text:p>Yearly Tour</text:p>
            <text:p/>
          </table:table-cell>
          <table:table-cell office:value-type="string" calcext:value-type="string">
            <text:p/>
            <text:p>Â Oct 30, 2019</text:p>
            <text:p>                                                                        </text:p>
          </table:table-cell>
          <table:table-cell office:value-type="string" calcext:value-type="string">
            <text:p/>
            <text:p>Â Nov 2, 2019</text:p>
            <text:p>                                                                        </text:p>
          </table:table-cell>
          <table:table-cell table:number-columns-repeated="1007"/>
        </table:table-row>
        <table:table-row table:style-name="ro23">
          <table:table-cell office:value-type="string" calcext:value-type="string">
            <text:p>Professional (Automation and Verification)</text:p>
          </table:table-cell>
          <table:table-cell office:value-type="string" calcext:value-type="string">
            <text:p>Samsung R&amp;D Institute Bangladesh Ltd. </text:p>
          </table:table-cell>
          <table:table-cell office:value-type="string" calcext:value-type="string">
            <text:p/>
            <text:p>                                                                Not specific</text:p>
            <text:p>                                                                </text:p>
          </table:table-cell>
          <table:table-cell office:value-type="string" calcext:value-type="string">
            <text:p>Design, Develop, Implement, and Test of Automation Scripts that will interact with multiple Systems</text:p>
            <text:p>Fine tune performance and operation issues that arise</text:p>
            <text:p>Communicate with requester and different stakeholders regarding the implementation, issue fixing and process change</text:p>
            <text:p>Provide on-going operational support including upgrades, defect fixes and any Process change activities.</text:p>
            <text:p>Function as integrator between business needs and technology solutions, helping to create technology solutions to meet client's business needs.</text:p>
            <text:p>Defining systems strategy, developing system requirements, designing, prototyping, and testing custom technology solutions, and supporting system implementation</text:p>
          </table:table-cell>
          <table:table-cell office:value-type="string" calcext:value-type="string">
            <text:p><text:span text:style-name="T1">Samsung R&amp;D Institute Bangladesh (SRBD), the first R&amp;D multinational company in Bangladesh. From its very inception, SRBD is devoted to build a better future by making the most innovative research environment where young engineers, researchers, academia, experts can freely share their expertise and knowledge and shape the future in ways never imagined before while creating new value to improve people`s lives. As a renowned organization, SRBD is inviting application from eligible Bangladeshi nationals for the following position.</text:span></text:p>
            <text:p><text:span text:style-name="T1">                                                        </text:span></text:p>
          </table:table-cell>
          <table:table-cell office:value-type="string" calcext:value-type="string">
            <text:p/>
            <text:p>                                                                Full-time</text:p>
            <text:p>                                                            </text:p>
          </table:table-cell>
          <table:table-cell table:number-columns-repeated="3"/>
          <table:table-cell office:value-type="string" calcext:value-type="string">
            <text:p/>
            <text:p>Â Anywhere in Bangladesh</text:p>
            <text:p>                                                                    </text:p>
          </table:table-cell>
          <table:table-cell/>
          <table:table-cell office:value-type="string" calcext:value-type="string">
            <text:p/>
            <text:p>Bachelor of Science (BSc) in CSE</text:p>
            <text:p/>
          </table:table-cell>
          <table:table-cell office:value-type="string" calcext:value-type="string">
            <text:p/>
            <text:p>Minimum CGPA 3 out of 4</text:p>
            <text:p>Experience in application development, maintenance and support of defined emerging automation technologies </text:p>
            <text:p>Provides expert programming and analytic skills for Systems Automation assignments. </text:p>
            <text:p>Displays deep knowledge with hands on experience of Scripting Languages (Python, Shell Script, VB Script, Bash Script), Software Development Lifecycle, Development methods and tools </text:p>
            <text:p>Able to develop and lead the development of automation solutions by creating new business process re-engineering approaches </text:p>
            <text:p>ERP system development and understanding will be considered an advantage</text:p>
            <text:p/>
          </table:table-cell>
          <table:table-cell table:number-columns-repeated="2"/>
          <table:table-cell office:value-type="string" calcext:value-type="string">
            <text:p/>
            <text:p>Â Oct 30, 2019</text:p>
            <text:p>                                                                        </text:p>
          </table:table-cell>
          <table:table-cell office:value-type="string" calcext:value-type="string">
            <text:p/>
            <text:p>Â Nov 9, 2019</text:p>
            <text:p>                                                                        </text:p>
          </table:table-cell>
          <table:table-cell table:number-columns-repeated="1007"/>
        </table:table-row>
        <table:table-row table:style-name="ro25">
          <table:table-cell office:value-type="string" calcext:value-type="string">
            <text:p>Officer, MIS</text:p>
          </table:table-cell>
          <table:table-cell office:value-type="string" calcext:value-type="string">
            <text:p>Elson Foods (BD) Ltd. </text:p>
          </table:table-cell>
          <table:table-cell office:value-type="string" calcext:value-type="string">
            <text:p/>
            <text:p>                                                                Not specific</text:p>
            <text:p>                                                                </text:p>
          </table:table-cell>
          <table:table-cell office:value-type="string" calcext:value-type="string">
            <text:p/>
            <text:p>Monitoring of primary, secondary and tertiary sales data and generating necessary reports thereofAnalyze sales data and stocks data of all distributors and create segmentation of fast moving and slow moving stylesCreate order v/s delivery and posting in the inventory management software on a daily basis.Continuously work with the software developer company to make software modifications, upgrades and fix bugs as per company objectiveTracking trade offer, distributor receivables, distributor payables and various inflows and outflows.Manage the customer management program databaseDevelop and implement all activities and plans for various sales promotions to achieve sales targetGenerate regular reports at regular intervals to the management in regard to priority areasCarry out sales audit (if required)Any other task assign by management</text:p>
            <text:p/>
          </table:table-cell>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office:value-type="string" calcext:value-type="string">
            <text:p/>
            <text:p>Â Age 25 to 30 years</text:p>
            <text:p>                                                                    </text:p>
          </table:table-cell>
          <table:table-cell office:value-type="string" calcext:value-type="string">
            <text:p/>
            <text:p>Â Dhaka</text:p>
            <text:p>                                                                    </text:p>
          </table:table-cell>
          <table:table-cell/>
          <table:table-cell office:value-type="string" calcext:value-type="string">
            <text:p/>
            <text:p>Master of Business Administration (MBA) in Marketing</text:p>
            <text:p/>
          </table:table-cell>
          <table:table-cell office:value-type="string" calcext:value-type="string">
            <text:p/>
            <text:p>Age 25 to 30 years </text:p>
            <text:p>Both males and females are allowed to apply</text:p>
            <text:p/>
          </table:table-cell>
          <table:table-cell office:value-type="string" calcext:value-type="string">
            <text:p/>
            <text:p>Â Tk. 14000 - 15000 (Monthly)</text:p>
            <text:p>                                                                    </text:p>
          </table:table-cell>
          <table:table-cell office:value-type="string" calcext:value-type="string">
            <text:p/>
            <text:p>Mobile bill, Tour allowanceFestival Bonus: 2</text:p>
            <text:p/>
          </table:table-cell>
          <table:table-cell office:value-type="string" calcext:value-type="string">
            <text:p/>
            <text:p>Â Oct 30, 2019</text:p>
            <text:p>                                                                        </text:p>
          </table:table-cell>
          <table:table-cell office:value-type="string" calcext:value-type="string">
            <text:p/>
            <text:p>Â Nov 14, 2019</text:p>
            <text:p>                                                                        </text:p>
          </table:table-cell>
          <table:table-cell table:number-columns-repeated="1007"/>
        </table:table-row>
        <table:table-row table:style-name="ro26">
          <table:table-cell office:value-type="string" calcext:value-type="string">
            <text:p>UI/UX Designer</text:p>
          </table:table-cell>
          <table:table-cell office:value-type="string" calcext:value-type="string">
            <text:p>ABH World Ltd </text:p>
          </table:table-cell>
          <table:table-cell office:value-type="string" calcext:value-type="string">
            <text:p/>
            <text:p>                                                                3</text:p>
            <text:p>                                                                </text:p>
          </table:table-cell>
          <table:table-cell office:value-type="string" calcext:value-type="string">
            <text:p/>
            <text:p>Develop technical and business requirements and always strive to deliver intuitive and user-centered solutions</text:p>
            <text:p>Combine creativity with an awareness of the design elements</text:p>
            <text:p>Create prototypes for new product ideas</text:p>
            <text:p>Test new ideas before implementing </text:p>
            <text:p>Conduct an ongoing user research</text:p>
            <text:p>Design graphic user interface elements, like dashboard, app, website</text:p>
            <text:p>Develop UI mockups and prototypes that clearly illustrate how sites function and look like</text:p>
            <text:p>Create original graphic designs (e.g. images, sketches and tables)</text:p>
            <text:p>Identify and troubleshoot UX problems</text:p>
            <text:p>Proven work experience as a UI/UX Designer or similar role</text:p>
            <text:p>Portfolio of design projects (Different kinds of objects.)</text:p>
            <text:p>Test new ideas before implementing </text:p>
            <text:p>Create prototypes for new product ideas</text:p>
            <text:p>Collaborating with the marketing team, and internal and external designers to ensure the creation and delivery of tailored experiences for the digital user</text:p>
            <text:p/>
          </table:table-cell>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office:value-type="string" calcext:value-type="string">
            <text:p/>
            <text:p>Â Age 23 to 30 years</text:p>
            <text:p>                                                                    </text:p>
          </table:table-cell>
          <table:table-cell office:value-type="string" calcext:value-type="string">
            <text:p/>
            <text:p>Â Dhaka</text:p>
            <text:p>                                                                    </text:p>
          </table:table-cell>
          <table:table-cell/>
          <table:table-cell office:value-type="string" calcext:value-type="string">
            <text:p/>
            <text:p>Bachelor degree in any discipline</text:p>
            <text:p/>
          </table:table-cell>
          <table:table-cell office:value-type="string" calcext:value-type="string">
            <text:p/>
            <text:p>Age 23 to 30 years </text:p>
            <text:p>Both males and females are allowed to apply</text:p>
            <text:p>3 years of experience as UI/UX Designer</text:p>
            <text:p>Ability to discuss and explain design options</text:p>
            <text:p>UI/UX design portfolio</text:p>
            <text:p>Excellent interpersonal and communication skills</text:p>
            <text:p>Detail oriented</text:p>
            <text:p>Critical thinker</text:p>
            <text:p>Problem solver and customer-centered</text:p>
            <text:p>Some knowledge of Usability Factors in Human Computer Interaction</text:p>
            <text:p/>
          </table:table-cell>
          <table:table-cell office:value-type="string" calcext:value-type="string">
            <text:p/>
            <text:p>Â Tk. 20000 - 35000 (Monthly)</text:p>
            <text:p>                                                                    </text:p>
          </table:table-cell>
          <table:table-cell office:value-type="string" calcext:value-type="string">
            <text:p/>
            <text:p>Credit card, Weekly 2 holidaysLunch Facilities: Full SubsidizeSalary Review: Half YearlyFestival Bonus: 2Tea</text:p>
            <text:p>Evening Snacks</text:p>
            <text:p>Gaming/Refreshment Zone</text:p>
            <text:p>Dinner (For night shift)</text:p>
            <text:p>Yearly Tour</text:p>
            <text:p/>
          </table:table-cell>
          <table:table-cell office:value-type="string" calcext:value-type="string">
            <text:p/>
            <text:p>Â Oct 30, 2019</text:p>
            <text:p>                                                                        </text:p>
          </table:table-cell>
          <table:table-cell office:value-type="string" calcext:value-type="string">
            <text:p/>
            <text:p>Â Oct 31, 2019</text:p>
            <text:p>                                                                        </text:p>
          </table:table-cell>
          <table:table-cell table:number-columns-repeated="1007"/>
        </table:table-row>
        <table:table-row table:style-name="ro27">
          <table:table-cell office:value-type="string" calcext:value-type="string">
            <text:p>à¦Ÿà§‡à¦•à¦¨à¦¿à¦¶à¦¿à§Ÿà¦¾à¦¨ (à¦¨à§‡à¦Ÿà¦“à§Ÿà¦¾à¦°à§à¦•)</text:p>
          </table:table-cell>
          <table:table-cell office:value-type="string" calcext:value-type="string">
            <text:p>à¦œà¦¿ <text:s/>à¦¨à§‡à¦Ÿ <text:s/>à¦•à¦°à§à¦ªà§‹à¦°à§‡à¦¶à¦¨ </text:p>
          </table:table-cell>
          <table:table-cell office:value-type="string" calcext:value-type="string">
            <text:p/>
            <text:p>                                                                Not specific</text:p>
            <text:p>                                                                </text:p>
          </table:table-cell>
          <table:table-cell office:value-type="string" calcext:value-type="string">
            <text:p/>
            <text:p>                                                            à¦‡à¦¨à§à¦Ÿà¦¾à¦°à¦¨à§‡à¦Ÿ à¦­à¦¿à¦¤à§à¦¤à¦¿à¦• à¦¬à§à¦°à¦¡à¦¬à§à¦¯à¦¾à¦¨à§à¦¡ à¦•à§‹à¦®à§à¦ªà¦¾à¦¨à¦¿à¦° à¦œà¦¨à§à¦¯ à¦à¦•à¦œà¦¨ à¦¦à¦•à§à¦· à¦Ÿà§‡à¦•à¦¨à¦¿à¦¶à¦¿à§Ÿà¦¾à¦¨ à¦ªà§à¦°à§Ÿà§‹à¦œà¦¨à¥¤</text:p>
            <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à¦¸à¦¿à¦²à§‡à¦Ÿ</text:p>
            <text:p>                                                                    </text:p>
          </table:table-cell>
          <table:table-cell/>
          <table:table-cell office:value-type="string" calcext:value-type="string">
            <text:p/>
            <text:p>à¦à¦‡à¦šà¦à¦¸à¦¸à¦¿/ à¦¸à¦®à¦®à¦¾à¦¨ (à¦­à§‹à¦•à§‡à¦¶à¦¨à¦¾à¦²) à¦¹à¦¤à§‡ à¦ªà¦¾à¦¶ à¦¹à¦¤à§‡ à¦¹à¦¬à§‡ à¦à¦¬à¦‚ à¦¨à§‡à¦Ÿà¦“à§Ÿà¦¾à¦°à§à¦• à¦‡à¦žà§à¦œà¦¿à¦¨à¦¿à§Ÿà¦¾à¦°à¦¿à¦‚ à¦¬à¦¿à¦·à§Ÿ à¦¸à¦®à§à¦ªà¦°à§à¦•à§‡ à¦œà¦¾à¦¨à¦¾ à¦¥à¦¾à¦•à¦¤à§‡ à¦¹à¦¬à§‡à¥¤</text:p>
            <text:p/>
          </table:table-cell>
          <table:table-cell office:value-type="string" calcext:value-type="string">
            <text:p/>
            <text:p>à¦•à¦®à¦ªà¦•à§à¦·à§‡ à§© à¦¬à¦›à¦°à§‡à¦° à¦…à¦­à¦¿à¦œà§à¦žà¦¤à¦¾ à¦¥à¦¾à¦•à¦¤à§‡ à¦¹à¦¬à§‡    à¦¸à¦¿à¦à¦¨ à¦•à§‹à¦°à§à¦¸ à¦•à¦°à¦¾ à¦¥à¦¾à¦•à¦¤à§‡ à¦¹à¦¬à§‡ , à¦®à¦¾à¦‡à¦•à§à¦°à§‹à¦Ÿà¦¿à¦• à¦à¦¬à¦‚ à¦…à¦²à¦Ÿà¦¿ à¦¤à§‡ à¦…à¦­à¦¿à¦œà§à¦ž à¦¥à¦¾à¦•à¦¤à§‡ à¦¹à¦¬à§‡ , à¦¨à§‡à¦Ÿà¦“à§Ÿà¦¾à¦°à§à¦• à¦ à¦…à¦­à¦¿à¦œà§à¦žà¦¤à¦¾ à¦¸à¦®à§à¦ªà¦¨à§à¦¨ à¦¥à¦¾à¦•à¦¤à§‡ à¦¹à¦¬à§‡à¥¤</text:p>
            <text:p/>
          </table:table-cell>
          <table:table-cell office:value-type="string" calcext:value-type="string">
            <text:p/>
            <text:p>Â Negotiable</text:p>
            <text:p>                                                                    </text:p>
          </table:table-cell>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28">
          <table:table-cell office:value-type="string" calcext:value-type="string">
            <text:p>Full Stack Developer</text:p>
          </table:table-cell>
          <table:table-cell office:value-type="string" calcext:value-type="string">
            <text:p>Escenic Asia Ltd. </text:p>
          </table:table-cell>
          <table:table-cell office:value-type="string" calcext:value-type="string">
            <text:p/>
            <text:p>                                                                01</text:p>
            <text:p>                                                                </text:p>
          </table:table-cell>
          <table:table-cell office:value-type="string" calcext:value-type="string">
            <text:p>As a member of the team, you will participate in project development of various sizes for customers all over the world.</text:p>
            <text:p>You are expected to be an expert in both backend and frontend technologies.</text:p>
            <text:p>As you will work in multi-location teams and cooperate closely with colleagues from other Escenic offices in Oslo, Aarhus, London and Atlanta, you need to be able to communicate efficiently online and have a structured and well-organized approach to work.</text:p>
          </table:table-cell>
          <table:table-cell office:value-type="string" calcext:value-type="string">
            <text:p><text:span text:style-name="T1">Escenic is looking for a talented all-around full stack developer to join our Demo team. The Demo team work with Escenic`s customers to implement high-end online solutions using the Escenic software. Services provided by the team include functional and technical design, front-end and back-end development, quality assurance, training and more.</text:span></text:p>
            <text:p><text:span text:style-name="T1">                                                        </text:span></text:p>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Anywhere in Bangladesh</text:p>
            <text:p>                                                                    </text:p>
          </table:table-cell>
          <table:table-cell/>
          <table:table-cell office:value-type="string" calcext:value-type="string">
            <text:p/>
            <text:p>B.Sc or M.Sc in Computer Science/Engineering or equivalent</text:p>
            <text:p/>
          </table:table-cell>
          <table:table-cell office:value-type="string" calcext:value-type="string">
            <text:p/>
            <text:p>At least 3+ years of experience in software development </text:p>
            <text:p>Good knowledge of OOP, Java/Java EE, JavaScript, jQuery, NodeJS, GraphQL, PHP, CSS, HTML5, bootstrap, docker and related technologies</text:p>
            <text:p>Strong database knowledge and familiarity with GIT, Apache Tomcat, Apache SOLR;</text:p>
            <text:p>Understanding of the challenges of creating scalable, high-performance web applications;</text:p>
            <text:p>Advanced usage skills of Linux or other Unix-based operating systems;</text:p>
            <text:p>Excellent communication skills in English, both oral and written;</text:p>
            <text:p>Capability to work in a virtual team and communicate efficiently online;</text:p>
            <text:p>Strong problem solving and analytical skills;</text:p>
            <text:p>Understanding of agile software development principles (having worked in a Scrum team is a plus).</text:p>
            <text:p/>
          </table:table-cell>
          <table:table-cell/>
          <table:table-cell office:value-type="string" calcext:value-type="string">
            <text:p/>
            <text:p>A friendly work environment</text:p>
            <text:p>Yearly bonus</text:p>
            <text:p>Flexible vacation policy</text:p>
            <text:p>Balanced work-life</text:p>
            <text:p>Office transportation/allowance</text:p>
            <text:p>Health Insurance</text:p>
            <text:p>Contributory Provident Fund</text:p>
            <text:p>Opportunity to visit Europe</text:p>
            <text:p>Breakfast and Lunch at office</text:p>
            <text:p>Other benefits as per office policy</text:p>
            <text:p/>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16">
          <table:table-cell office:value-type="string" calcext:value-type="string">
            <text:p>Software Engineer in Test</text:p>
          </table:table-cell>
          <table:table-cell office:value-type="string" calcext:value-type="string">
            <text:p>Escenic Asia Ltd. </text:p>
          </table:table-cell>
          <table:table-cell office:value-type="string" calcext:value-type="string">
            <text:p/>
            <text:p>                                                                01</text:p>
            <text:p>                                                                </text:p>
          </table:table-cell>
          <table:table-cell office:value-type="string" calcext:value-type="string">
            <text:p/>
            <text:p>As a tester for Escenic, you will be involved in quality assurance all the way, from the design phase of a feature, throughout its development, test, automation, and delivery of the feature in  frequent releases. You will work with everyone in the team in order to improve and build quality into the product as early as possible.</text:p>
            <text:p>You will be working closely with the product owner, the development and QA team across multiple locations, which requires that you are comfortable with communication with our team members via Skype and other digital media.</text:p>
            <text:p>We are looking for a self-motivated and team test automation engineer to join our QA team. Our QA team is highly focused on pushing our products to their limits, making sure they perform to meet customer expectations and conform to the highest quality standards.</text:p>
            <text:p>Working team-based with PO, designer, developer and tester</text:p>
            <text:p>Design of test cases for manual and automatic execution</text:p>
            <text:p>Automating regression test cases</text:p>
            <text:p>Defect reporting and management</text:p>
            <text:p>Further development and maintenance of our test automation system</text:p>
            <text:p>Frequent communication with offshore stakeholders</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Anywhere in Bangladesh</text:p>
            <text:p>                                                                    </text:p>
          </table:table-cell>
          <table:table-cell/>
          <table:table-cell office:value-type="string" calcext:value-type="string">
            <text:p/>
            <text:p>B.Sc or M.Sc in Computer Science/Engineering or equivalent</text:p>
            <text:p/>
          </table:table-cell>
          <table:table-cell office:value-type="string" calcext:value-type="string">
            <text:p/>
            <text:p>At least 3+ years of experience in software testing (as SQA Engineer/ QA Engineer/ Software Tester/Test Engineer /Software Test Engineer/ Software QA Engineer/ Software Quality Assurance Engineer etc).</text:p>
            <text:p>Experience with System test automation technologies like protractor/selenium.</text:p>
            <text:p>Experience with Linux-based operating systems.</text:p>
            <text:p>Coding ability in one of the following - Python/JavaScript/Bash-Scripting/TypeScript</text:p>
            <text:p>Previous web service or API testing experience is beneficial</text:p>
            <text:p>Knowledge or experience with the testing methodologies Early test, Risk-Based Testing, Structured and unstructured test design techniques.</text:p>
            <text:p>Experience in debugging test failures, using investigative procedures and code analysis, in order to track down bugs</text:p>
            <text:p>A true passion to learn and adopt new technical skills</text:p>
            <text:p>Excellent written and verbal communication skills are an absolute must.</text:p>
            <text:p>You are self-driven, proactive and result-oriented</text:p>
            <text:p>You have a high level of ability to motivate yourself in a fast-paced and ever-changing environment</text:p>
            <text:p>You are outgoing and relationship-building</text:p>
            <text:p>You work well in close cooperation with your colleagues and are a good team player</text:p>
            <text:p>You work analytically and structured</text:p>
            <text:p>You are quality minded and with a natural focus to details</text:p>
            <text:p>You possess great drive and commitment and have a positive approach to things</text:p>
            <text:p>You have the ability to suggest solutions.</text:p>
            <text:p/>
          </table:table-cell>
          <table:table-cell/>
          <table:table-cell office:value-type="string" calcext:value-type="string">
            <text:p/>
            <text:p>A friendly work environment</text:p>
            <text:p>Yearly bonus</text:p>
            <text:p>Flexible vacation policy</text:p>
            <text:p>Balanced work-life</text:p>
            <text:p>Office transportation/allowance</text:p>
            <text:p>Health Insurance</text:p>
            <text:p>Contributory Provident Fund</text:p>
            <text:p>Opportunity to visit Europe</text:p>
            <text:p>Breakfast and Lunch at the office</text:p>
            <text:p>Other benefits as per office policy</text:p>
            <text:p/>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29">
          <table:table-cell office:value-type="string" calcext:value-type="string">
            <text:p>Software Engineer</text:p>
          </table:table-cell>
          <table:table-cell office:value-type="string" calcext:value-type="string">
            <text:p>Escenic Asia Ltd. </text:p>
          </table:table-cell>
          <table:table-cell office:value-type="string" calcext:value-type="string">
            <text:p/>
            <text:p>                                                                02</text:p>
            <text:p>                                                                </text:p>
          </table:table-cell>
          <table:table-cell office:value-type="string" calcext:value-type="string">
            <text:p/>
            <text:p>We are looking for a self-motivated and team oriented expert Developer to join our R&amp;D teams. </text:p>
            <text:p>The candidate should be comfortable in working in any architectural layer and module of our online publishing solution. </text:p>
            <text:p>Our R&amp;D teams are highly focused to push products to their limit, making sure products and plugins perform to customer expectations and conform to the highest quality standards.</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Anywhere in Bangladesh</text:p>
            <text:p>                                                                    </text:p>
          </table:table-cell>
          <table:table-cell/>
          <table:table-cell office:value-type="string" calcext:value-type="string">
            <text:p/>
            <text:p>B.Sc or M.Sc in Computer Science or equivalent</text:p>
            <text:p/>
          </table:table-cell>
          <table:table-cell office:value-type="string" calcext:value-type="string">
            <text:p/>
            <text:p>At least 3+ years of experience in software development</text:p>
            <text:p>Deep understanding of OOP</text:p>
            <text:p>Intimate knowledge of essential algorithms and data structures</text:p>
            <text:p>Decent knowledge on JavaScript/AngularJS/TypeScript</text:p>
            <text:p>Experience with JSON, XML, and RESTful web services</text:p>
            <text:p>Ability to implement ideas into high-quality product features</text:p>
            <text:p>Experience in analyzing code to find bugs and revise code</text:p>
            <text:p>Understanding of web technologies</text:p>
            <text:p>Ability to provide technical assistance by responding to inquiries from customers and other stakeholders</text:p>
            <text:p>Ability to write maintainable code</text:p>
            <text:p>Familiarity with agile development processes (Scrum, Kanban)</text:p>
            <text:p>Must have excellent written and verbal communication skills</text:p>
            <text:p>Strong problem solving and analytical skills</text:p>
            <text:p>Passion to learn and adopt new technical skills</text:p>
            <text:p>Must be a team player, self driven, proactive and result oriented</text:p>
            <text:p>Able to work well in a fast-paced changing environment</text:p>
            <text:p>Previous experience working in agile methodology would be nice</text:p>
            <text:p>Able to join the team as soon as possible</text:p>
            <text:p/>
          </table:table-cell>
          <table:table-cell/>
          <table:table-cell office:value-type="string" calcext:value-type="string">
            <text:p/>
            <text:p>A friendly work environment</text:p>
            <text:p>Yearly bonus</text:p>
            <text:p>Flexible vacation policy</text:p>
            <text:p>Balanced work-life</text:p>
            <text:p>Office transportation/allowance</text:p>
            <text:p>Health Insurance</text:p>
            <text:p>Contributory Provident Fund</text:p>
            <text:p>Opportunity to visit Europe</text:p>
            <text:p>Breakfast and Lunch at office</text:p>
            <text:p>Other benefits as per office policy</text:p>
            <text:p/>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23">
          <table:table-cell office:value-type="string" calcext:value-type="string">
            <text:p>Senior Software Engineer</text:p>
          </table:table-cell>
          <table:table-cell office:value-type="string" calcext:value-type="string">
            <text:p>TigerIT Bangladesh Limited </text:p>
          </table:table-cell>
          <table:table-cell office:value-type="string" calcext:value-type="string">
            <text:p/>
            <text:p>                                                                Not specific</text:p>
            <text:p>                                                                </text:p>
          </table:table-cell>
          <table:table-cell office:value-type="string" calcext:value-type="string">
            <text:p>Involve in biding activities and support bidding team with RFP, Proposal Preparation, pre-bid meeting etc.</text:p>
            <text:p>Maintain liaison with existing and prospective client and/or existing client and provide them with support service.</text:p>
            <text:p>Involve in conducting Customer Training and Training of the Trainers (ToT)</text:p>
            <text:p>Organize material and complete writing assignment according to set standards regarding order, clarity, conciseness, style, and terminology.</text:p>
            <text:p>Develops software solutions by studying information needs; conferring with users; studying systems flow, data usage, and work processes; investigating problem areas; following the software development life-cycle.</text:p>
            <text:p>Determines operational feasibility by evaluating analysis, problem definition, requirements, solution development, and proposed solutions.</text:p>
            <text:p>Documents and demonstrates solutions by developing documentation, flowcharts, layouts, diagrams, charts, code comments and clear code.</text:p>
            <text:p>Prepares and installs solutions by determining and designing system specifications, standards, and programming.</text:p>
            <text:p>Improves operations by conducting systems analysis; recommending changes in policies and procedures.</text:p>
            <text:p>Updates job knowledge by studying state-of-the-art development tools, programming techniques, and computing equipment; participating in educational opportunities; reading professional publications; maintaining personal networks; participating in professional organizations.</text:p>
            <text:p>Protects operations by keeping information confidential.</text:p>
            <text:p>Provides information by collecting, analyzing, and summarizing development and service issues.</text:p>
            <text:p>Accomplishes engineering and organization mission by completing related results as needed.</text:p>
            <text:p>Supports and develops software engineers by providing advice, coaching and educational opportunities.</text:p>
            <text:p>Mentor junior and mid-level engineers</text:p>
            <text:p>Collaborate with team to brainstorm and create new products</text:p>
            <text:p>Grow engineering teams by interviewing, recruiting and hiring</text:p>
            <text:p>Participates and allocates personnel to seminar, workshop, business fair, training in a systematic manner.</text:p>
            <text:p>Help or participate with the HR recruitment process.</text:p>
          </table:table-cell>
          <table:table-cell office:value-type="string" calcext:value-type="string">
            <text:p><text:span text:style-name="T1">Under general guidance and supervision of Team Lead (TL); the purpose of the position is to ensure the software idea creation, maintenance of idea transformation to development team and overall success of computer programs and applications from clients perspective. Senior Software Engineer will develop information systems by studying operations; designing, developing and installing software solutions; support and develop software team. The Senior Software Engineer will lead a team of developers responsible for building new and support existing projects and products.</text:span></text:p>
            <text:p><text:span text:style-name="T1">                                                        </text:span></text:p>
          </table:table-cell>
          <table:table-cell office:value-type="string" calcext:value-type="string">
            <text:p/>
            <text:p>                                                                Full-time</text:p>
            <text:p>                                                            </text:p>
          </table:table-cell>
          <table:table-cell office:value-type="string" calcext:value-type="string">
            <text:p/>
            <text:p>Â 3 to 4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Science (BSc) in computer science engineering</text:p>
            <text:p/>
          </table:table-cell>
          <table:table-cell office:value-type="string" calcext:value-type="string">
            <text:p/>
            <text:p>Experience implementing Middleware, with service oriented architecture (SOA) based web services. </text:p>
            <text:p>Experience with EJB, J2EE, Web Services (SOAP, WSDL, REST etc.), JavaBeans, JPA</text:p>
            <text:p>Experience on Full stack JAVA enterprise level application development, Algorithm and Data Structure.</text:p>
            <text:p>Good  knowledge over Maven, GIT, SVN</text:p>
            <text:p>Experience over Project Management tools</text:p>
            <text:p>Depth knowledge on Software design patterns </text:p>
            <text:p>Must have a good grasp of OOP and design patterns that avoid redundancy and promote efficiency, legibility, testability, and maintainability of code </text:p>
            <text:p>Must have a good knowledge on RDBMS (Relational Database Management System). Working experience on Oracle/MySQL. Experience in query optimization is desirable </text:p>
            <text:p>Must be familiar with Linux operating system </text:p>
            <text:p>Web logic/JBOSS Administration/Troubleshooting knowledge is a plus </text:p>
            <text:p>Experience in Elastics search.</text:p>
            <text:p/>
          </table:table-cell>
          <table:table-cell table:number-columns-repeated="2"/>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22">
          <table:table-cell office:value-type="string" calcext:value-type="string">
            <text:p>Software Engineer</text:p>
          </table:table-cell>
          <table:table-cell office:value-type="string" calcext:value-type="string">
            <text:p>TigerIT Bangladesh Limited </text:p>
          </table:table-cell>
          <table:table-cell office:value-type="string" calcext:value-type="string">
            <text:p/>
            <text:p>                                                                Not specific</text:p>
            <text:p>                                                                </text:p>
          </table:table-cell>
          <table:table-cell office:value-type="string" calcext:value-type="string">
            <text:p>Design, code, test and implement according to software design specifications following standard coding styles and practices</text:p>
            <text:p>Analyze the requirements and understand the deliverable</text:p>
            <text:p>Develop software solutions by studying information needs, systems flow, data usage, and work processes</text:p>
            <text:p>Contribute in all phases of the development lifecycle</text:p>
            <text:p>Document and demonstrate solutions by developing documentation, flowcharts, layouts, diagrams, charts, code comments and clear code</text:p>
            <text:p>Participate in code/ design reviews after investigating current software development projects</text:p>
            <text:p>Seek out new technologies and ideas to add value to project</text:p>
            <text:p>Collaborate with team members and ensure knowledge transfer</text:p>
            <text:p>Deliver across the entire app life cycle - concept, design, build, deploy, test, release to live and support.</text:p>
          </table:table-cell>
          <table:table-cell office:value-type="string" calcext:value-type="string">
            <text:p>Under general guidance and supervision of Team Lead (TL) and Senior Software Engineers (SSE); the purpose of the position is to ensure the software idea creation, maintenance of idea transformation to development team and overall success of computer programs and applications from client`s perspective. Software Engineer will develop information systems by studying operations; designing, developing and installing software solutions; support and develop software. The Software Engineer will work with teams of developers responsible for building new and support existing projects and products.</text:p>
          </table:table-cell>
          <table:table-cell office:value-type="string" calcext:value-type="string">
            <text:p/>
            <text:p>                                                                Full-time</text:p>
            <text:p>                                                            </text:p>
          </table:table-cell>
          <table:table-cell office:value-type="string" calcext:value-type="string">
            <text:p/>
            <text:p>Â At least 1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Science (BSc) in computer science engineering</text:p>
            <text:p/>
          </table:table-cell>
          <table:table-cell office:value-type="string" calcext:value-type="string">
            <text:p/>
            <text:p>Must have good problem solving capabilities.</text:p>
            <text:p>Good basic knowledge of JAVA, Algorithm &amp; Data Structure, OOP, Software design pattern is required.</text:p>
            <text:p>Experience with Web Services (SOAP/ WSDL, REST etc.) and spring framework would be a Plus</text:p>
            <text:p>Good knowledge on RDBMS (Relational Database Management System). Working experience on Oracle/MySQL / PostgreSQL is required.</text:p>
            <text:p>Good Experience on Maven/ANT, Git/SVN is required.</text:p>
            <text:p>Must be familiar with Linux operating system.</text:p>
            <text:p>Must have ability to multi-task and meet hard deadlines.</text:p>
            <text:p/>
          </table:table-cell>
          <table:table-cell table:number-columns-repeated="2"/>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29">
          <table:table-cell office:value-type="string" calcext:value-type="string">
            <text:p>Assistant Manager, IT</text:p>
          </table:table-cell>
          <table:table-cell office:value-type="string" calcext:value-type="string">
            <text:p>Butterfly Marketing Ltd. </text:p>
          </table:table-cell>
          <table:table-cell office:value-type="string" calcext:value-type="string">
            <text:p/>
            <text:p>                                                                1</text:p>
            <text:p>                                                                </text:p>
          </table:table-cell>
          <table:table-cell office:value-type="string" calcext:value-type="string">
            <text:p/>
            <text:p>Carry out developments in SAP ABAP based on requirement given by users and functional consultants</text:p>
            <text:p>Perform code review and single point of contact for all ABAP developments.</text:p>
            <text:p>Ability to help resolve complex technical issues and independently manage critical/complex situations.</text:p>
            <text:p>Familiar with SAP ERP system core modules like MM/PP/SD/FICO and CDS views on HANA Studio.</text:p>
            <text:p>The candidate will be responsible for Technical analysis, designing, reviews, testing an implementation of SAP developments, ranging from small enhancements to large projects.</text:p>
            <text:p>Support business implementations by sharing best practice development skills.</text:p>
            <text:p>Assist initial testing of problem fixes, change request, enhancements, and new functionality.</text:p>
            <text:p>Ability to write and validate the technical specification.</text:p>
            <text:p>Maintain proper documentation for all developments</text:p>
            <text:p>May lead and coordinate the work of a small development team</text:p>
            <text:p>Provides leadership in the development of functional skills in others through active knowledge sharing</text:p>
            <text:p/>
          </table:table-cell>
          <table:table-cell office:value-type="string" calcext:value-type="string">
            <text:p><text:s text:c="56"/></text:p>
          </table:table-cell>
          <table:table-cell office:value-type="string" calcext:value-type="string">
            <text:p/>
            <text:p>                                                                Full-time</text:p>
            <text:p>                                                            </text:p>
          </table:table-cell>
          <table:table-cell office:value-type="string" calcext:value-type="string">
            <text:p/>
            <text:p>Â At least 4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Science (BSc) in Computer Science</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Mobile bill, Profit share, Provident fund, Insurance, GratuityLunch Facilities: Partially SubsidizeSalary Review: YearlyFestival Bonus: 2Weekly Holiday: Friday and 2 Saturday in a month</text:p>
            <text:p/>
          </table:table-cell>
          <table:table-cell office:value-type="string" calcext:value-type="string">
            <text:p/>
            <text:p>Â Oct 30, 2019</text:p>
            <text:p>                                                                        </text:p>
          </table:table-cell>
          <table:table-cell office:value-type="string" calcext:value-type="string">
            <text:p/>
            <text:p>Â Nov 9, 2019</text:p>
            <text:p>                                                                        </text:p>
          </table:table-cell>
          <table:table-cell table:number-columns-repeated="1007"/>
        </table:table-row>
        <table:table-row table:style-name="ro30">
          <table:table-cell office:value-type="string" calcext:value-type="string">
            <text:p>Software Architect</text:p>
          </table:table-cell>
          <table:table-cell office:value-type="string" calcext:value-type="string">
            <text:p>BRAC IT Services Limited </text:p>
          </table:table-cell>
          <table:table-cell office:value-type="string" calcext:value-type="string">
            <text:p/>
            <text:p>                                                                Not specific</text:p>
            <text:p>                                                                </text:p>
          </table:table-cell>
          <table:table-cell office:value-type="string" calcext:value-type="string">
            <text:p/>
            <text:p>                                                            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p>
            <text:p>                                                        </text:p>
          </table:table-cell>
          <table:table-cell/>
          <table:table-cell office:value-type="string" calcext:value-type="string">
            <text:p/>
            <text:p>                                                                Full-time</text:p>
            <text:p>                                                            </text:p>
          </table:table-cell>
          <table:table-cell office:value-type="string" calcext:value-type="string">
            <text:p/>
            <text:p>Â 7 to 10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M.Sc or B.Sc in computer Science and engineering from any reputed public or private university</text:p>
            <text:p/>
          </table:table-cell>
          <table:table-cell office:value-type="string" calcext:value-type="string">
            <text:p/>
            <text:p>Advanced knowledge of architectural styles and design patterns; </text:p>
            <text:p>Broad and extensive knowledge of the software development process and its technologies;</text:p>
            <text:p>Understanding of various coding methods and computer languages;</text:p>
            <text:p>Data modeling and database design experience;</text:p>
            <text:p>Experience with software development lifecycle (SDLC) processes;</text:p>
            <text:p>Experience with service-oriented architecture (SOA);</text:p>
            <text:p>Communication and collaboration skill to interact with clients, product managers and developers.</text:p>
            <text:p/>
          </table:table-cell>
          <table:table-cell office:value-type="string" calcext:value-type="string">
            <text:p/>
            <text:p>Â Negotiable</text:p>
            <text:p>                                                                    </text:p>
          </table:table-cell>
          <table:table-cell office:value-type="string" calcext:value-type="string">
            <text:p/>
            <text:p>Mobile bill, Tour allowance, Performance bonus, Provident fund, Weekly 2 holidays, Insurance, GratuityFestival Bonus: 2</text:p>
            <text:p/>
          </table:table-cell>
          <table:table-cell office:value-type="string" calcext:value-type="string">
            <text:p/>
            <text:p>Â Oct 30, 2019</text:p>
            <text:p>                                                                        </text:p>
          </table:table-cell>
          <table:table-cell office:value-type="string" calcext:value-type="string">
            <text:p/>
            <text:p>Â Nov 17, 2019</text:p>
            <text:p>                                                                        </text:p>
          </table:table-cell>
          <table:table-cell table:number-columns-repeated="1007"/>
        </table:table-row>
        <table:table-row table:style-name="ro31">
          <table:table-cell office:value-type="string" calcext:value-type="string">
            <text:p>Associate System Engineer, Information Technology</text:p>
          </table:table-cell>
          <table:table-cell office:value-type="string" calcext:value-type="string">
            <text:p>Aarong </text:p>
          </table:table-cell>
          <table:table-cell office:value-type="string" calcext:value-type="string">
            <text:p/>
            <text:p>                                                                1</text:p>
            <text:p>                                                                </text:p>
          </table:table-cell>
          <table:table-cell office:value-type="string" calcext:value-type="string">
            <text:p/>
            <text:p>Ensure installation, configuration, troubleshooting and maintenance of all Laser printer, Dot matrix printer, barcode printer, color printers, PC, Laptop etc.</text:p>
            <text:p>Periodical servicing all printers and PC</text:p>
            <text:p>Providing day-to-day operational support forall printers, toners and PC</text:p>
            <text:p>Refilling printer toner for laser printer and colour printer.</text:p>
            <text:p>Maintaining disposal IT devices.</text:p>
            <text:p>Install and update application and customize software.</text:p>
            <text:p>Provide support during year ending inventory</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table:table-cell office:value-type="string" calcext:value-type="string">
            <text:p/>
            <text:p>Â Age at most 32 years</text:p>
            <text:p>                                                                    </text:p>
          </table:table-cell>
          <table:table-cell office:value-type="string" calcext:value-type="string">
            <text:p/>
            <text:p>Â Dhaka</text:p>
            <text:p>                                                                    </text:p>
          </table:table-cell>
          <table:table-cell/>
          <table:table-cell office:value-type="string" calcext:value-type="string">
            <text:p/>
            <text:p>B.Sc in Computer Science and Engineering.</text:p>
            <text:p>Professional certification on A+ Hardware and Network.</text:p>
            <text:p/>
          </table:table-cell>
          <table:table-cell office:value-type="string" calcext:value-type="string">
            <text:p/>
            <text:p>Age at most 32 years </text:p>
            <text:p>Experience in PC, laptop and printer servicing and troubleshooting.</text:p>
            <text:p>Must have excellent knowledge on Troubleshoot in details for PC, Laptop and printers, Configuration PC, Laptop and printers and Implement and operate In-house software.</text:p>
            <text:p>  Must have skill on problem solving and decision making, analytical ability, effective communication, report writing, presentation and delegation.</text:p>
            <text:p/>
          </table:table-cell>
          <table:table-cell office:value-type="string" calcext:value-type="string">
            <text:p/>
            <text:p>Â Negotiable</text:p>
            <text:p>                                                                    </text:p>
          </table:table-cell>
          <table:table-cell office:value-type="string" calcext:value-type="string">
            <text:p/>
            <text:p>Provident fund, Weekly 2 holidays, Insurance, GratuityFestival Bonus: 2</text:p>
            <text:p/>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23">
          <table:table-cell office:value-type="string" calcext:value-type="string">
            <text:p>Web Application Developer (Television)</text:p>
          </table:table-cell>
          <table:table-cell office:value-type="string" calcext:value-type="string">
            <text:p>Walton Hi-Tech Industries Ltd. </text:p>
          </table:table-cell>
          <table:table-cell office:value-type="string" calcext:value-type="string">
            <text:p/>
            <text:p>                                                                01</text:p>
            <text:p>                                                                </text:p>
          </table:table-cell>
          <table:table-cell office:value-type="string" calcext:value-type="string">
            <text:p/>
            <text:p>PHP/Laravel/ASP.Net web api development.</text:p>
            <text:p>Database designing.</text:p>
            <text:p>To build web api.</text:p>
            <text:p>Web application development.</text:p>
            <text:p>To ensure security of web api.</text:p>
            <text:p>To make fast streaming process.</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table:table-cell office:value-type="string" calcext:value-type="string">
            <text:p/>
            <text:p>Â Age at least 24 years</text:p>
            <text:p>                                                                    </text:p>
          </table:table-cell>
          <table:table-cell office:value-type="string" calcext:value-type="string">
            <text:p/>
            <text:p>Â Gazipur</text:p>
            <text:p>                                                                    </text:p>
          </table:table-cell>
          <table:table-cell/>
          <table:table-cell office:value-type="string" calcext:value-type="string">
            <text:p/>
            <text:p>B.Sc in CSE/IT from any reputed University.</text:p>
            <text:p/>
          </table:table-cell>
          <table:table-cell office:value-type="string" calcext:value-type="string">
            <text:p/>
            <text:p>Age at least 24 years </text:p>
            <text:p>Skills Required: Android application development, HTML &amp; CSS, Linux, Linux-based Mail Server, MySQL, PHP, Web Developer/ Web Designer, Json.</text:p>
            <text:p>Sound Knowledge on Java / Android application development.</text:p>
            <text:p>Must have expertise in PHP framework (CakePHP, Codeignitor, Laravel etc) / ASP.Net Web api development.</text:p>
            <text:p>Deep knowledge about OOP and MVC framework.</text:p>
            <text:p>Advanced knowledge of SQL/MySQL database query.</text:p>
            <text:p>Familiar with Web application development tools.</text:p>
            <text:p>Knowledge of various Web API's and how to integrate with 3rd party systems.</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30, 2019</text:p>
            <text:p>                                                                        </text:p>
          </table:table-cell>
          <table:table-cell office:value-type="string" calcext:value-type="string">
            <text:p/>
            <text:p>Â Nov 13, 2019</text:p>
            <text:p>                                                                        </text:p>
          </table:table-cell>
          <table:table-cell table:number-columns-repeated="1007"/>
        </table:table-row>
        <table:table-row table:style-name="ro28">
          <table:table-cell office:value-type="string" calcext:value-type="string">
            <text:p>Executive/ Sr. Executive - MIS</text:p>
          </table:table-cell>
          <table:table-cell office:value-type="string" calcext:value-type="string">
            <text:p>Lakeshore Hotel And Apartments </text:p>
          </table:table-cell>
          <table:table-cell office:value-type="string" calcext:value-type="string">
            <text:p/>
            <text:p>                                                                01</text:p>
            <text:p>                                                                </text:p>
          </table:table-cell>
          <table:table-cell office:value-type="string" calcext:value-type="string">
            <text:p/>
            <text:p>To configure and maintain CISCO/ MikroTik layer2 and layer 3 devicesManage information technology system activities. Maintain and administer computer networks and related computing environments including computer hardware, systems software, applications software, and all configurations to enhance performance and user access.To configure and maintain Linux based servers link DNS, Mail, Proxy, Web, MRTG, Log server and monitoring serverImplement security measures for computer or information systems.Maintain server and network related issues.Perform data backups and disaster recovery operations.Diagnose, troubleshoot, and resolve hardware, software, or other network and system problems, and replace defective components when necessary.Troubleshooting of critical device and server related issuesConfigure, monitor, and maintain email applications or virus protection software.Operate master consoles to monitor the performance of computer systems and networks, and to coordinate computer network access and use.Resolve information technology issues. Resolve computer network problems.Resolve computer software problems.Perform other duties as needed and as directed by Managing Director, General Manager and other leadership team members</text:p>
            <text:p/>
          </table:table-cell>
          <table:table-cell/>
          <table:table-cell office:value-type="string" calcext:value-type="string">
            <text:p/>
            <text:p>                                                                Full-time</text:p>
            <text:p>                                                            </text:p>
          </table:table-cell>
          <table:table-cell office:value-type="string" calcext:value-type="string">
            <text:p/>
            <text:p>Â 2 to 4 year(s)</text:p>
            <text:p>                                                                    </text:p>
          </table:table-cell>
          <table:table-cell office:value-type="string" calcext:value-type="string">
            <text:p/>
            <text:p>Â Only males are allowed to apply</text:p>
            <text:p>                                                                    </text:p>
          </table:table-cell>
          <table:table-cell office:value-type="string" calcext:value-type="string">
            <text:p/>
            <text:p>Â Age 25 to 32 years</text:p>
            <text:p>                                                                    </text:p>
          </table:table-cell>
          <table:table-cell office:value-type="string" calcext:value-type="string">
            <text:p/>
            <text:p>Â Anywhere in Bangladesh</text:p>
            <text:p>                                                                    </text:p>
          </table:table-cell>
          <table:table-cell/>
          <table:table-cell office:value-type="string" calcext:value-type="string">
            <text:p/>
            <text:p>Diploma in Computer, Bachelor of Science (BSc)</text:p>
            <text:p>Skills Required: Cisco, DNS, Mikrotik, Organizing</text:p>
            <text:p/>
          </table:table-cell>
          <table:table-cell office:value-type="string" calcext:value-type="string">
            <text:p/>
            <text:p>Age 25 to 32 years </text:p>
            <text:p>Only males are allowed to apply</text:p>
            <text:p>Demonstrated success in collaborating with diverse organizational functions to accomplish common goals.</text:p>
            <text:p>Exceptional service orientation, with keen ability to focus and deliver on guest needs.</text:p>
            <text:p>Reliable and responsible character, with follow up and attention to detail.</text:p>
            <text:p>Proactive approach, with exceptional initiative and problem-solving abilities to ensure the highest levels of productivity and guest satisfaction. </text:p>
            <text:p>Ability to multi-task and effectively manage numerous priorities within a fast-paced environment.  </text:p>
            <text:p>Previous experience with Hotel brands is a major plus.</text:p>
            <text:p/>
          </table:table-cell>
          <table:table-cell/>
          <table:table-cell office:value-type="string" calcext:value-type="string">
            <text:p/>
            <text:p>Lunch Facilities: Full SubsidizeFestival Bonus: 2</text:p>
            <text:p/>
          </table:table-cell>
          <table:table-cell office:value-type="string" calcext:value-type="string">
            <text:p/>
            <text:p>Â Oct 30, 2019</text:p>
            <text:p>                                                                        </text:p>
          </table:table-cell>
          <table:table-cell office:value-type="string" calcext:value-type="string">
            <text:p/>
            <text:p>Â Nov 29, 2019</text:p>
            <text:p>                                                                        </text:p>
          </table:table-cell>
          <table:table-cell table:number-columns-repeated="1007"/>
        </table:table-row>
        <table:table-row table:style-name="ro16">
          <table:table-cell office:value-type="string" calcext:value-type="string">
            <text:p>Senior PHP Programmer</text:p>
          </table:table-cell>
          <table:table-cell office:value-type="string" calcext:value-type="string">
            <text:p>aan-nahl </text:p>
          </table:table-cell>
          <table:table-cell office:value-type="string" calcext:value-type="string">
            <text:p/>
            <text:p>                                                                01</text:p>
            <text:p>                                                                </text:p>
          </table:table-cell>
          <table:table-cell office:value-type="string" calcext:value-type="string">
            <text:p>Plan, code, test, and deploy new features/applications/projects/modules/plugins</text:p>
            <text:p>Minor and major application feature development</text:p>
            <text:p>Assist stakeholders in developing feature specifications</text:p>
            <text:p>Troubleshoot application bugs and determine resolutions</text:p>
            <text:p>Prepare and maintain all applications utilizing standard development tools</text:p>
            <text:p>Utilize backend data services and contribute to increasing existing data services API</text:p>
            <text:p>Lead the entire web application development life cycle right from concept stage to delivery and post-launch support</text:p>
            <text:p>Document the development process, architecture, and standard components</text:p>
            <text:p>Profound skill in MySql ERD, query building and SP</text:p>
          </table:table-cell>
          <table:table-cell office:value-type="string" calcext:value-type="string">
            <text:p><text:span text:style-name="T1">We are looking for talented, passionate &amp; creative Expert PHP programmers (Laravel Framework)</text:span></text:p>
            <text:p><text:span text:style-name="T1">                                                        </text:span></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table:table-cell office:value-type="string" calcext:value-type="string">
            <text:p/>
            <text:p>Bachelor of Science (BSc) in CSERenowned private University's candidates are encouraged to apply</text:p>
            <text:p>University of Dhaka,Shahjalal University of Science &amp; Technology,Bangladesh University of Engineering and Technology,Jahangirnagar University students will get preference</text:p>
            <text:p/>
          </table:table-cell>
          <table:table-cell office:value-type="string" calcext:value-type="string">
            <text:p/>
            <text:p>Both males and females are allowed to apply</text:p>
            <text:p>2+ Years experience with Laravel and Vue js</text:p>
            <text:p>At least 3 years working experience in Laravel or cakphp3 framework</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No bonus, We maintain the flat salary.</text:p>
            <text:p/>
          </table:table-cell>
          <table:table-cell office:value-type="string" calcext:value-type="string">
            <text:p/>
            <text:p>Â Oct 30, 2019</text:p>
            <text:p>                                                                        </text:p>
          </table:table-cell>
          <table:table-cell office:value-type="string" calcext:value-type="string">
            <text:p/>
            <text:p>Â Nov 28, 2019</text:p>
            <text:p>                                                                        </text:p>
          </table:table-cell>
          <table:table-cell table:number-columns-repeated="1007"/>
        </table:table-row>
        <table:table-row table:style-name="ro32">
          <table:table-cell office:value-type="string" calcext:value-type="string">
            <text:p>Programmer/ Senior Programmer</text:p>
          </table:table-cell>
          <table:table-cell office:value-type="string" calcext:value-type="string">
            <text:p>Garments manufacturer </text:p>
          </table:table-cell>
          <table:table-cell office:value-type="string" calcext:value-type="string">
            <text:p/>
            <text:p>                                                                Not specific</text:p>
            <text:p>                                                                </text:p>
          </table:table-cell>
          <table:table-cell office:value-type="string" calcext:value-type="string">
            <text:p>Very good knowledge of C# and the .NET Framework</text:p>
            <text:p>Good grasp of Object-Oriented Programming practices, SOLID principles</text:p>
            <text:p>Knowledge of SQL, and SQL Server</text:p>
            <text:p>Desirable, experience with WinForms</text:p>
            <text:p>Desirable, experience with ASP.NET</text:p>
            <text:p>Desirable, knowledge/experience in Unit Testing and Test-Driven Development</text:p>
          </table:table-cell>
          <table:table-cell office:value-type="string" calcext:value-type="string">
            <text:p/>
            <text:p><text:span text:style-name="T1">                                                            100% export oriented garments manufacturing and Spanish invested organization is offering Career Opportunity for Programmer/ Senior Programmer</text:span></text:p>
            <text:p><text:span text:style-name="T1">                                                        </text:span></text:p>
          </table:table-cell>
          <table:table-cell office:value-type="string" calcext:value-type="string">
            <text:p/>
            <text:p>                                                                Full-time</text:p>
            <text:p>                                                            </text:p>
          </table:table-cell>
          <table:table-cell office:value-type="string" calcext:value-type="string">
            <text:p/>
            <text:p>Â 4 to 5 year(s)</text:p>
            <text:p>                                                                    </text:p>
          </table:table-cell>
          <table:table-cell office:value-type="string" calcext:value-type="string">
            <text:p/>
            <text:p>Â Only males are allowed to apply</text:p>
            <text:p>                                                                    </text:p>
          </table:table-cell>
          <table:table-cell office:value-type="string" calcext:value-type="string">
            <text:p/>
            <text:p>Â Age 25 to 28 years</text:p>
            <text:p>                                                                    </text:p>
          </table:table-cell>
          <table:table-cell office:value-type="string" calcext:value-type="string">
            <text:p/>
            <text:p>Â Anywhere in Bangladesh</text:p>
            <text:p>                                                                    </text:p>
          </table:table-cell>
          <table:table-cell/>
          <table:table-cell office:value-type="string" calcext:value-type="string">
            <text:p/>
            <text:p>B.Sc in CSE/ ICT from reputed public or private university</text:p>
            <text:p/>
          </table:table-cell>
          <table:table-cell office:value-type="string" calcext:value-type="string">
            <text:p/>
            <text:p>Age 25 to 28 years </text:p>
            <text:p>Only males are allowed to apply</text:p>
            <text:p>Only dynamic, self-committed, energetic and hardworking candidates are encouraged to Apply</text:p>
            <text:p>Strong interpersonal and communication skills.</text:p>
            <text:p>Able to perform under pressure in a dynamic work environment</text:p>
            <text:p>Strong interpersonal skills, ability to interact and build relationships work as a team</text:p>
            <text:p/>
          </table:table-cell>
          <table:table-cell office:value-type="string" calcext:value-type="string">
            <text:p/>
            <text:p>Â Negotiable</text:p>
            <text:p>                                                                    </text:p>
          </table:table-cell>
          <table:table-cell office:value-type="string" calcext:value-type="string">
            <text:p/>
            <text:p>Festival Bonus: 2</text:p>
            <text:p/>
          </table:table-cell>
          <table:table-cell office:value-type="string" calcext:value-type="string">
            <text:p/>
            <text:p>Â Oct 30, 2019</text:p>
            <text:p>                                                                        </text:p>
          </table:table-cell>
          <table:table-cell office:value-type="string" calcext:value-type="string">
            <text:p/>
            <text:p>Â Nov 25, 2019</text:p>
            <text:p>                                                                        </text:p>
          </table:table-cell>
          <table:table-cell table:number-columns-repeated="1007"/>
        </table:table-row>
        <table:table-row table:style-name="ro33">
          <table:table-cell office:value-type="string" calcext:value-type="string">
            <text:p>Executive - Corporate Customer Support</text:p>
          </table:table-cell>
          <table:table-cell office:value-type="string" calcext:value-type="string">
            <text:p>Business Network </text:p>
          </table:table-cell>
          <table:table-cell office:value-type="string" calcext:value-type="string">
            <text:p>05</text:p>
            <text:p>                                                                </text:p>
          </table:table-cell>
          <table:table-cell office:value-type="string" calcext:value-type="string">
            <text:p>Provide professional and friendly support consistently via telephone, electronic help desk, and live chat with outstanding customer service skills and a dedication to the customer service experience.</text:p>
            <text:p>To ensure customer support both indoor &amp; outdoor within lowest possible time.</text:p>
            <text:p>System monitoring and response.</text:p>
            <text:p>Performing scheduled maintenance tasks.</text:p>
            <text:p>Support the day to day business operations.</text:p>
            <text:p>Preparing reports, documentation and provide training to users.</text:p>
            <text:p>Roaster duty (Day Shift/ Night Shift).</text:p>
            <text:p>Any other task assigned by management.</text:p>
            <text:p/>
            <text:p>                                                        </text:p>
          </table:table-cell>
          <table:table-cell office:value-type="string" calcext:value-type="string">
            <text:p>Business Network is an industry-leading ISP in the country, operating since last 10+ years is looking for a Customer Support Engineer(Corporate).</text:p>
          </table:table-cell>
          <table:table-cell office:value-type="string" calcext:value-type="string">
            <text:p/>
            <text:p>                                                                Full-time</text:p>
            <text:p>                                                            </text:p>
          </table:table-cell>
          <table:table-cell office:value-type="string" calcext:value-type="string">
            <text:p/>
            <text:p>Â At most 2 year(s)</text:p>
            <text:p>                                                                    </text:p>
          </table:table-cell>
          <table:table-cell office:value-type="string" calcext:value-type="string">
            <text:p/>
            <text:p>Â Only males are allowed to apply</text:p>
            <text:p>                                                                    </text:p>
          </table:table-cell>
          <table:table-cell office:value-type="string" calcext:value-type="string">
            <text:p/>
            <text:p>Â Age at most 30 years</text:p>
            <text:p>                                                                    </text:p>
          </table:table-cell>
          <table:table-cell office:value-type="string" calcext:value-type="string">
            <text:p/>
            <text:p>Â Dhaka</text:p>
            <text:p>                                                                    </text:p>
          </table:table-cell>
          <table:table-cell/>
          <table:table-cell office:value-type="string" calcext:value-type="string">
            <text:p/>
            <text:p>Bachelor of Science (BSc) in CSESkills of TCP/IP and Server Management will be a plus.</text:p>
            <text:p>CCNA/MTCNA Course complete will be added as a plus point but not mandatory.</text:p>
            <text:p>Age: upto 30 years</text:p>
            <text:p>Training/Trade Course: CCNA,MTCNA</text:p>
            <text:p/>
          </table:table-cell>
          <table:table-cell office:value-type="string" calcext:value-type="string">
            <text:p/>
            <text:p>Age at most 30 years </text:p>
            <text:p>Only males are allowed to apply</text:p>
            <text:p>Must Be a Team Player.</text:p>
            <text:p>can do attitude.</text:p>
            <text:p>Ability to work flexible hours during critical condition.</text:p>
            <text:p>Excellent problem-solving skills.</text:p>
            <text:p>Excellent verbal and written communication skills in Bangla &amp; English is a must.</text:p>
            <text:p>Should have the ability to work under pressure.</text:p>
            <text:p>Proficiency in MS office, Web documentation, E-Mailing, Internet Browsing etc is must.</text:p>
            <text:p>Must have the mentality to work for long term with the Company.</text:p>
            <text:p>Experienced person will be given preference but not mandatory.</text:p>
            <text:p/>
          </table:table-cell>
          <table:table-cell office:value-type="string" calcext:value-type="string">
            <text:p/>
            <text:p>Â Negotiable</text:p>
            <text:p>                                                                    </text:p>
          </table:table-cell>
          <table:table-cell office:value-type="string" calcext:value-type="string">
            <text:p/>
            <text:p>T/A, Mobile bill, Provident fundLunch Facilities: Full SubsidizeSalary Review: YearlyFestival Bonus: 2</text:p>
            <text:p/>
          </table:table-cell>
          <table:table-cell office:value-type="string" calcext:value-type="string">
            <text:p/>
            <text:p>Â Oct 30, 2019</text:p>
            <text:p>                                                                        </text:p>
          </table:table-cell>
          <table:table-cell table:style-name="ce2" office:value-type="string" calcext:value-type="string">
            <text:p/>
            <text:p>Â Nov 15, 2019</text:p>
            <text:p>                                                                        </text:p>
          </table:table-cell>
          <table:table-cell table:style-name="ce2" table:number-columns-repeated="1007"/>
        </table:table-row>
        <table:table-row table:style-name="ro34">
          <table:table-cell office:value-type="string" calcext:value-type="string">
            <text:p>Junior Application Developer, IoT</text:p>
          </table:table-cell>
          <table:table-cell office:value-type="string" calcext:value-type="string">
            <text:p>eGeneration Limited </text:p>
          </table:table-cell>
          <table:table-cell office:value-type="string" calcext:value-type="string">
            <text:p/>
            <text:p>                                                                1</text:p>
            <text:p>                                                                </text:p>
          </table:table-cell>
          <table:table-cell office:value-type="string" calcext:value-type="string">
            <text:p>Develop, debug, implement and support web-based applications</text:p>
            <text:p>Application enhancement, customization, support and performance improvement/tuning develop, code, test and debug application software</text:p>
            <text:p>Skilled in Responsive websites development.</text:p>
            <text:p>Concept on UI Design &amp; UI Components</text:p>
            <text:p>Concept on XML Parsing JSON Parsing</text:p>
            <text:p>Concept on Network Connectivity Services.</text:p>
            <text:p>Collaborate with other application software to develop innovative products and applications.</text:p>
            <text:p>Continuously learn newer trends, tools, and technologies relevant to your work</text:p>
            <text:p>Participate in the definition of system functional requirements.</text:p>
            <text:p>Ambition to learn and adapt is important within our company culture</text:p>
            <text:p>Expect to be working in any number of languages and technologies</text:p>
          </table:table-cell>
          <table:table-cell office:value-type="string" calcext:value-type="string">
            <text:p><text:span text:style-name="T1">We are looking for a professional Application Developer to develop complete application software development for various IoT systems. The goal is to create user friendly, robust, and optimized applications for IoT products</text:span></text:p>
            <text:p><text:span text:style-name="T1">                                                        </text:span></text:p>
          </table:table-cell>
          <table:table-cell office:value-type="string" calcext:value-type="string">
            <text:p/>
            <text:p>                                                                Full-time</text:p>
            <text:p>                                                            </text:p>
          </table:table-cell>
          <table:table-cell office:value-type="string" calcext:value-type="string">
            <text:p/>
            <text:p>Â At least 1 year(s)</text:p>
            <text:p>                                                                    </text:p>
          </table:table-cell>
          <table:table-cell/>
          <table:table-cell office:value-type="string" calcext:value-type="string">
            <text:p/>
            <text:p>Â Age 24 to 30 years</text:p>
            <text:p>                                                                    </text:p>
          </table:table-cell>
          <table:table-cell office:value-type="string" calcext:value-type="string">
            <text:p/>
            <text:p>Â Dhaka</text:p>
            <text:p>                                                                    </text:p>
          </table:table-cell>
          <table:table-cell/>
          <table:table-cell office:value-type="string" calcext:value-type="string">
            <text:p/>
            <text:p>Bachelor of Science (BSc) in Computer Science &amp; Engineering, Bachelor of Computer Application (BCA)Experienced with front &amp; back-end programming languages.Good understanding of design concept and front-end/back-end development for web/mobile-based application.Working experience in several languages and databases including PHP, XHTML, HTML5 &amp; CSS3, JS, AngularJS, jQuery, MySQL/MongoDB/PostgreSQL.Candidate should have firm knowledge in third party / custom APIs such as oAuth2, SMS Gateways integration.Understanding of code versioning tools such as Git / Mercurial / SVN.Have server related knowledge</text:p>
            <text:p/>
          </table:table-cell>
          <table:table-cell office:value-type="string" calcext:value-type="string">
            <text:p/>
            <text:p>Age 24 to 30 years </text:p>
            <text:p>Both males and females are allowed to applyStrong understanding of integration between different systems.Good understanding of application architecture/designShould be capable to work as individual or in team.Able to work under minimum supervision and coworker presence.Must have a 'Can Do Attitude'.Able to work with multiple projects simultaneously.Ability to quickly learn new concepts and software is necessary.Good written and oral ENGLISH communication skills.</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text:p>
            <text:p/>
          </table:table-cell>
          <table:table-cell office:value-type="string" calcext:value-type="string">
            <text:p/>
            <text:p>Â Oct 30, 2019</text:p>
            <text:p>                                                                        </text:p>
          </table:table-cell>
          <table:table-cell table:style-name="ce2" office:value-type="string" calcext:value-type="string">
            <text:p/>
            <text:p>Â Nov 29, 2019</text:p>
            <text:p>                                                                        </text:p>
          </table:table-cell>
          <table:table-cell table:style-name="ce2" table:number-columns-repeated="1007"/>
        </table:table-row>
        <table:table-row table:style-name="ro35">
          <table:table-cell office:value-type="string" calcext:value-type="string">
            <text:p>Junior Embedded Programmer, IoT</text:p>
          </table:table-cell>
          <table:table-cell office:value-type="string" calcext:value-type="string">
            <text:p>eGeneration Limited </text:p>
          </table:table-cell>
          <table:table-cell office:value-type="string" calcext:value-type="string">
            <text:p/>
            <text:p>                                                                1</text:p>
            <text:p>                                                                </text:p>
          </table:table-cell>
          <table:table-cell office:value-type="string" calcext:value-type="string">
            <text:p>Prototype, test, and troubleshoot embedded electronics firmware for IoT applications while providing oversight and guidance to customer.</text:p>
            <text:p>Develop high-performing and reliable firmware for embedded systems using micro controllers, sensors, and analog/digital interface circuits.</text:p>
            <text:p>Collaborate with other firmware, software, and hardware design team members to develop innovative products and applications.</text:p>
            <text:p>Support new products through release to manufacturing</text:p>
            <text:p>Participate in the definition of system functional requirements.</text:p>
            <text:p>You have hands-on hardware-level programming experience in the development of IoT products.</text:p>
          </table:table-cell>
          <table:table-cell office:value-type="string" calcext:value-type="string">
            <text:p><text:span text:style-name="T1">We are looking for a professional Embedded Software Engineer to execute complete embedded software development life cycle. The goal is to create scalable, robust, and optimized software systems for IoT products.</text:span></text:p>
            <text:p><text:span text:style-name="T1">                                                        </text:span></text:p>
          </table:table-cell>
          <table:table-cell office:value-type="string" calcext:value-type="string">
            <text:p/>
            <text:p>                                                                Full-time</text:p>
            <text:p>                                                            </text:p>
          </table:table-cell>
          <table:table-cell office:value-type="string" calcext:value-type="string">
            <text:p/>
            <text:p>Â At least 1 year(s)</text:p>
            <text:p>                                                                    </text:p>
          </table:table-cell>
          <table:table-cell/>
          <table:table-cell office:value-type="string" calcext:value-type="string">
            <text:p/>
            <text:p>Â Age 24 to 30 years</text:p>
            <text:p>                                                                    </text:p>
          </table:table-cell>
          <table:table-cell office:value-type="string" calcext:value-type="string">
            <text:p/>
            <text:p>Â Dhaka</text:p>
            <text:p>                                                                    </text:p>
          </table:table-cell>
          <table:table-cell/>
          <table:table-cell office:value-type="string" calcext:value-type="string">
            <text:p/>
            <text:p>Bachelor of Science (BSc) in Electrical &amp; Electronic Engineering, Bachelor of Science (BSc) in Computer Science &amp; Engineering, Bachelor of Science (BSc) in ECEDiploma in Engineering in Embedded System Engineer / EEE / CSE.Skills Required: Computer Engineering, Embedded SystemLanguages: ANSI, Embedded C, C++, PythonProgramming experience with Raspberry Pi / Arduino / ATmega / TI CC-3200 / CC-2560 / ESP 8266 etc.Packages: Arduino ide, Eclipse ide, Android Studio, Atmel Studio.IP Protocols: HTTP-REST, MQTT, CoAP, OPC-UA, WebRTCNon-IP Protocols: LPWAN, LoraWAN, BLE, Zigbee, Thread, NB-IoTEmbedded Protocols: SPI, I2C, UART, ModbusStrong knowledge of Electronics and building new hardware or customizing existing hardwareKnowledge in building Sensor based applications.Knowledge of any IoT device-cloud connectivity protocolsKnowledge of OS coding techniques, IP protocols, interfaces and hardware subsystemsHardware component selection &amp; researchPCB designWriting firmware.Experience in embedded systems design with pre-emptive, multitasking real-time operating systemsExperience in hands-on development and troubleshooting on embedded target</text:p>
            <text:p/>
          </table:table-cell>
          <table:table-cell office:value-type="string" calcext:value-type="string">
            <text:p/>
            <text:p>Age 24 to 30 years </text:p>
            <text:p>Both males and females are allowed to applyExperience in unit testing and integration testingGood understanding of real-time system architecture/designExperience in embedded development tools.Able to learn and work independently and within a team expected.Good written and oral ENGLISH communication skills.</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text:p>
            <text:p/>
          </table:table-cell>
          <table:table-cell office:value-type="string" calcext:value-type="string">
            <text:p/>
            <text:p>Â Oct 30, 2019</text:p>
            <text:p>                                                                        </text:p>
          </table:table-cell>
          <table:table-cell table:style-name="ce2" office:value-type="string" calcext:value-type="string">
            <text:p/>
            <text:p>Â Nov 29, 2019</text:p>
            <text:p>                                                                        </text:p>
          </table:table-cell>
          <table:table-cell table:number-columns-repeated="1007"/>
        </table:table-row>
        <table:table-row table:style-name="ro36">
          <table:table-cell office:value-type="string" calcext:value-type="string">
            <text:p>Junior Network Engineer (Television)</text:p>
          </table:table-cell>
          <table:table-cell office:value-type="string" calcext:value-type="string">
            <text:p>Walton Hi-Tech Industries Ltd. </text:p>
          </table:table-cell>
          <table:table-cell office:value-type="string" calcext:value-type="string">
            <text:p/>
            <text:p>                                                                01</text:p>
            <text:p>                                                                </text:p>
          </table:table-cell>
          <table:table-cell office:value-type="string" calcext:value-type="string">
            <text:p/>
            <text:p>Responsible for analyzing, designing, installing, configuring of network infrastructure and application components.</text:p>
            <text:p>Integrate new services and infrastructure to support the evolution and expansion of the network.</text:p>
            <text:p>Conduct risk assessment and provide recommendations for enhanced security architecture and infrastructure for a large IP network.</text:p>
            <text:p/>
          </table:table-cell>
          <table:table-cell/>
          <table:table-cell office:value-type="string" calcext:value-type="string">
            <text:p/>
            <text:p>                                                                Full-time</text:p>
            <text:p>                                                            </text:p>
          </table:table-cell>
          <table:table-cell office:value-type="string" calcext:value-type="string">
            <text:p/>
            <text:p>Â At least 1 year(s)</text:p>
            <text:p>                                                                    </text:p>
          </table:table-cell>
          <table:table-cell/>
          <table:table-cell office:value-type="string" calcext:value-type="string">
            <text:p/>
            <text:p>Â Age at least 24 years</text:p>
            <text:p>                                                                    </text:p>
          </table:table-cell>
          <table:table-cell office:value-type="string" calcext:value-type="string">
            <text:p/>
            <text:p>Â Gazipur</text:p>
            <text:p>                                                                    </text:p>
          </table:table-cell>
          <table:table-cell/>
          <table:table-cell office:value-type="string" calcext:value-type="string">
            <text:p/>
            <text:p>B.Sc in CSE/ EEE/ ETE or any Equivalent Degrees from any reputed University.</text:p>
            <text:p>Must be certified in CCNA/CCNP.</text:p>
            <text:p/>
          </table:table-cell>
          <table:table-cell office:value-type="string" calcext:value-type="string">
            <text:p/>
            <text:p>Age at least 24 years </text:p>
            <text:p>The applicants should have experience in the following areas: IT System Management, Network Engineer/ Network Administrator, System Engineer (Computer Network &amp; System), System Engineer (Telecommunication Network), Telecommunication Engineer.</text:p>
            <text:p>The applicants should have experience in the following business area(s):ISP, IT Enabled Service.</text:p>
            <text:p>Strong knowledge of Internet protocols (e.g., TCP/IP, HTTP, etc.).</text:p>
            <text:p>Strong knowledge of physical layer (e.g., Optical, SDH, PDH, DWDM and Radio Link)</text:p>
            <text:p>Strong knowledge of layer-2 network and Layer-3 network.</text:p>
            <text:p>In depth knowledge of MPLS, OSPF, BGP, ISIS, VTP, Spanning tree is Essential.</text:p>
            <text:p>Knowledge on DNS, Proxy, DHCP, Web Servers, Data base Server (MySql), FTP Server, MRTG and Mail Servers in Linux/Windows.</text:p>
            <text:p>Knowledge of SNMP, Netflow, etc protocols.</text:p>
            <text:p>Experience in configuring SSL/IPSec VPN .</text:p>
            <text:p>Microsoft, Cisco and Juniper certifications (MCSE/ JNCIA/ JNCIS-SEC/ CCNA/ CCNP/ CCIP/ CCSP) will added advance.</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30, 2019</text:p>
            <text:p>                                                                        </text:p>
          </table:table-cell>
          <table:table-cell table:style-name="ce2" office:value-type="string" calcext:value-type="string">
            <text:p/>
            <text:p>Â Nov 13, 2019</text:p>
            <text:p>                                                                        </text:p>
          </table:table-cell>
          <table:table-cell table:number-columns-repeated="1007"/>
        </table:table-row>
        <table:table-row table:style-name="ro37">
          <table:table-cell office:value-type="string" calcext:value-type="string">
            <text:p>Head of Education</text:p>
          </table:table-cell>
          <table:table-cell office:value-type="string" calcext:value-type="string">
            <text:p>Coderstrust Bangladesh Ltd. </text:p>
          </table:table-cell>
          <table:table-cell office:value-type="string" calcext:value-type="string">
            <text:p/>
            <text:p>                                                                01</text:p>
            <text:p>                                                                </text:p>
          </table:table-cell>
          <table:table-cell office:value-type="string" calcext:value-type="string">
            <text:p>Make sure mentor team management, train new mentors, evaluate mentor's performance, students' progress assessment, etc.</text:p>
            <text:p>Class monitoring, designing, evaluating, reviewing the quality (Business &amp; Projects) and follow Career Advising (CA) activities, Branches and Online support.</text:p>
            <text:p>Ensure the course curriculum and help the mentors to make progress and complete the courses based on the curriculum within the course duration.</text:p>
            <text:p>Able to quickly understand both the learners and company needs and able to adjust priorities in accordance with the learner and team needs.</text:p>
            <text:p>CRM maintenance and customization</text:p>
            <text:p>Course module brainstorming (Project and Business)</text:p>
            <text:p>Report and coordinate with global team as per requirements.</text:p>
            <text:p>Coordination with the Platform Development Team along with support to Business Development team and Project Management Team.</text:p>
            <text:p>Prepare and modify the course syllabus and course outlines.</text:p>
            <text:p>Meet with and report the activities to the Country Director of the CTBD/Top Management.</text:p>
          </table:table-cell>
          <table:table-cell office:value-type="string" calcext:value-type="string">
            <text:p><text:span text:style-name="T1">Job Location: Dhaka (Banani Campus)</text:span></text:p>
            <text:p><text:span text:style-name="T1">                                                        </text:span></text:p>
          </table:table-cell>
          <table:table-cell office:value-type="string" calcext:value-type="string">
            <text:p/>
            <text:p>                                                                Full-time</text:p>
            <text:p>                                                            </text:p>
          </table:table-cell>
          <table:table-cell office:value-type="string" calcext:value-type="string">
            <text:p/>
            <text:p>Â At least 7 year(s)</text:p>
            <text:p>                                                                    </text:p>
          </table:table-cell>
          <table:table-cell table:number-columns-repeated="2"/>
          <table:table-cell office:value-type="string" calcext:value-type="string">
            <text:p/>
            <text:p>Â Dhaka (Banani)</text:p>
            <text:p>                                                                    </text:p>
          </table:table-cell>
          <table:table-cell/>
          <table:table-cell office:value-type="string" calcext:value-type="string">
            <text:p/>
            <text:p>Post Graduate from any reputed university from CSE or any IT Background.</text:p>
            <text:p/>
          </table:table-cell>
          <table:table-cell office:value-type="string" calcext:value-type="string">
            <text:p/>
            <text:p>At least 7 years of job experience in the related field and must have at least 3 years of Managerial experience in the IT skills development program </text:p>
            <text:p>The candidate should have a minimum of 3 years of experience as a trainer.</text:p>
            <text:p>The candidate must have programing expertise.</text:p>
            <text:p>Active teaching experience at the University level will get preference and at least 1 publication in reputed journals.</text:p>
            <text:p>Knowledge in overall business improvement based on current market trends</text:p>
            <text:p>Excellent written and verbal communication skills.</text:p>
            <text:p>Expertise in CRM software such as Zoho CRM.</text:p>
            <text:p>Should be motivating, encouraging, positive, patient and empowering.</text:p>
            <text:p>Be able to provide honest, accurate, appropriate feedback, and good ethical judgment.</text:p>
            <text:p>Able to interact and deal with people from all levels and all backgrounds.</text:p>
            <text:p>Able to work under pressure. Driven to be challenged, develop and to expand own skills.</text:p>
            <text:p>Ability to work independently, to take the initiative, and to innovate the ability to identify and secure opportunities for the development of the Department/ CTBD.</text:p>
            <text:p/>
          </table:table-cell>
          <table:table-cell office:value-type="string" calcext:value-type="string">
            <text:p/>
            <text:p>Â Tk. 70000 (Monthly)</text:p>
            <text:p>                                                                    </text:p>
          </table:table-cell>
          <table:table-cell office:value-type="string" calcext:value-type="string">
            <text:p/>
            <text:p>Weekly 2 holidaysSalary Review: Yearly</text:p>
            <text:p/>
          </table:table-cell>
          <table:table-cell office:value-type="string" calcext:value-type="string">
            <text:p/>
            <text:p>Â Oct 30, 2019</text:p>
            <text:p>                                                                        </text:p>
          </table:table-cell>
          <table:table-cell table:style-name="ce2" office:value-type="string" calcext:value-type="string">
            <text:p/>
            <text:p>Â Nov 28, 2019</text:p>
            <text:p>                                                                        </text:p>
          </table:table-cell>
          <table:table-cell table:number-columns-repeated="1007"/>
        </table:table-row>
        <table:table-row table:style-name="ro38">
          <table:table-cell office:value-type="string" calcext:value-type="string">
            <text:p>WordPress Developer</text:p>
          </table:table-cell>
          <table:table-cell office:value-type="string" calcext:value-type="string">
            <text:p>ByteEver </text:p>
          </table:table-cell>
          <table:table-cell office:value-type="string" calcext:value-type="string">
            <text:p/>
            <text:p>                                                                03</text:p>
            <text:p>                                                                </text:p>
          </table:table-cell>
          <table:table-cell office:value-type="string" calcext:value-type="string">
            <text:p>Develop WordPress Themes</text:p>
            <text:p>Develop WordPress Plugins</text:p>
            <text:p>Maintenance of WordPress Sites</text:p>
          </table:table-cell>
          <table:table-cell office:value-type="string" calcext:value-type="string">
            <text:p><text:span text:style-name="T1">We are looking for a few WordPress Developers to join our team. If you have strong WordPress &amp; PHP knowledge then join our team by applying from the form below.</text:span></text:p>
            <text:p><text:span text:style-name="T1">                                                        </text:span></text:p>
          </table:table-cell>
          <table:table-cell office:value-type="string" calcext:value-type="string">
            <text:p/>
            <text:p>                                                                Full-time</text:p>
            <text:p>                                                            </text:p>
          </table:table-cell>
          <table:table-cell office:value-type="string" calcext:value-type="string">
            <text:p/>
            <text:p>Â 1 to 3 year(s)</text:p>
            <text:p>                                                                    </text:p>
          </table:table-cell>
          <table:table-cell table:number-columns-repeated="2"/>
          <table:table-cell office:value-type="string" calcext:value-type="string">
            <text:p/>
            <text:p>Â Dhaka (Mirpur)</text:p>
            <text:p>                                                                    </text:p>
          </table:table-cell>
          <table:table-cell/>
          <table:table-cell office:value-type="string" calcext:value-type="string">
            <text:p/>
            <text:p>Training/Trade Course: wordpress,php,mysq</text:p>
            <text:p>Skills Required:  WordPress, Wordpress Plugin Development, wordpress theme development, WordPress theme development and customization</text:p>
            <text:p/>
          </table:table-cell>
          <table:table-cell office:value-type="string" calcext:value-type="string">
            <text:p/>
            <text:p>Solid understanding of PHP &amp; Good concept on OOP</text:p>
            <text:p>Strong Knowledge on React JS</text:p>
            <text:p>Strong knowledge of WordPress and its core</text:p>
            <text:p>Solid understanding of WordPress Action/Hooks and its API's</text:p>
            <text:p>Experience on WordPress theme development</text:p>
            <text:p>Experience on WordPress plugin development</text:p>
            <text:p>Experience on WordPress Guttenberg block development</text:p>
            <text:p>Experience on WooCommerce extension development</text:p>
            <text:p>Experience on Elementor extension development</text:p>
            <text:p>Must have very good design skills</text:p>
            <text:p>Any plugin/theme at wordpress.org/any marketplace is a Plus.</text:p>
            <text:p/>
          </table:table-cell>
          <table:table-cell office:value-type="string" calcext:value-type="string">
            <text:p/>
            <text:p>Â Tk. 25000 - 50000 (Monthly)</text:p>
            <text:p>                                                                    </text:p>
          </table:table-cell>
          <table:table-cell office:value-type="string" calcext:value-type="string">
            <text:p/>
            <text:p>Tour allowance, Performance bonus, Weekly 2 holidaysSalary Review: YearlyFestival Bonus: 2Training and learning materials to improve skills.</text:p>
            <text:p>  Unlimited coffee, tea, and snacks</text:p>
            <text:p>  Friendly Working Environment</text:p>
            <text:p>  Yearly Increment</text:p>
            <text:p/>
          </table:table-cell>
          <table:table-cell office:value-type="string" calcext:value-type="string">
            <text:p/>
            <text:p>Â Oct 30, 2019</text:p>
            <text:p>                                                                        </text:p>
          </table:table-cell>
          <table:table-cell table:style-name="ce2" office:value-type="string" calcext:value-type="string">
            <text:p/>
            <text:p>Â Nov 29, 2019</text:p>
            <text:p>                                                                        </text:p>
          </table:table-cell>
          <table:table-cell table:number-columns-repeated="1007"/>
        </table:table-row>
        <table:table-row table:style-name="ro39">
          <table:table-cell office:value-type="string" calcext:value-type="string">
            <text:p>Database Administrator</text:p>
          </table:table-cell>
          <table:table-cell office:value-type="string" calcext:value-type="string">
            <text:p>Integrated Business Systems &amp; Solutions Ltd. </text:p>
          </table:table-cell>
          <table:table-cell office:value-type="string" calcext:value-type="string">
            <text:p/>
            <text:p>                                                                Not specific</text:p>
            <text:p>                                                                </text:p>
          </table:table-cell>
          <table:table-cell office:value-type="string" calcext:value-type="string">
            <text:p/>
            <text:p>Looking for "Database Administrator"</text:p>
            <text:p>(Must have a deep knowledge of Oracle and MySQL administration)</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Minimum B.Sc in computer Science.</text:p>
            <text:p/>
          </table:table-cell>
          <table:table-cell office:value-type="string" calcext:value-type="string">
            <text:p/>
            <text:p>Following will be added plus. </text:p>
            <text:p>Developed web application in Core PHP, Mysql / Oracle, MVC architecture.</text:p>
            <text:p>Have experience in any of the PHP Framework (Laravel / codeignitor).</text:p>
            <text:p>Proficient understanding of code versioning tools, such as (Git)</text:p>
            <text:p/>
          </table:table-cell>
          <table:table-cell office:value-type="string" calcext:value-type="string">
            <text:p/>
            <text:p>Â Negotiable</text:p>
            <text:p>                                                                    </text:p>
          </table:table-cell>
          <table:table-cell office:value-type="string" calcext:value-type="string">
            <text:p/>
            <text:p>Bonus &amp; Increment: As per company policy</text:p>
            <text:p>Lunch: Provided by Company</text:p>
            <text:p/>
          </table:table-cell>
          <table:table-cell office:value-type="string" calcext:value-type="string">
            <text:p/>
            <text:p>Â Oct 23, 2019</text:p>
            <text:p>                                                                        </text:p>
          </table:table-cell>
          <table:table-cell table:style-name="ce2" office:value-type="string" calcext:value-type="string">
            <text:p/>
            <text:p>Â Nov 22, 2019</text:p>
            <text:p>                                                                        </text:p>
          </table:table-cell>
          <table:table-cell table:number-columns-repeated="1007"/>
        </table:table-row>
        <table:table-row table:style-name="ro40">
          <table:table-cell office:value-type="string" calcext:value-type="string">
            <text:p>Executive/ Sr. Executive - Enterprise Solutions</text:p>
          </table:table-cell>
          <table:table-cell office:value-type="string" calcext:value-type="string">
            <text:p>Universal Automations Ltd. </text:p>
          </table:table-cell>
          <table:table-cell office:value-type="string" calcext:value-type="string">
            <text:p/>
            <text:p>                                                                Not specific</text:p>
            <text:p>                                                                </text:p>
          </table:table-cell>
          <table:table-cell office:value-type="string" calcext:value-type="string">
            <text:p/>
            <text:p>Understanding Technical Solutions of Company Business Verticals.</text:p>
            <text:p>Identify, Develop, Drive and Secure New Business Opportunities/Clients.</text:p>
            <text:p>Maintaining and Developing Relationships with Customers via Telephone Calls, Meetings and Emails for Marketing of Company Solutions.</text:p>
            <text:p>Planning &amp; Organizing for Different Marketing Activities.</text:p>
            <text:p>To Visit New Customers on a Regular Basis.</text:p>
            <text:p>Committed and Sales Motivated to Work under Pressure.</text:p>
            <text:p>Independent and Creative Thinker to Produce New Ideas and Concepts.</text:p>
            <text:p>Build and Maintain Strong, Long-lasting Customer Relationships.</text:p>
            <text:p>Should have Strong Presentation Skills and Making Demonstration of Different types of Solutions as Needed. </text:p>
            <text:p>Support the Team on other Duties as Required.</text:p>
            <text:p>Understanding Company &amp; Culture.</text:p>
            <text:p>Any other Assigned Job by Line Manager/Management.</text:p>
            <text:p>Relevant Trainings (Theory and Practical) will be provided.</text:p>
            <text:p/>
          </table:table-cell>
          <table:table-cell/>
          <table:table-cell office:value-type="string" calcext:value-type="string">
            <text:p/>
            <text:p>                                                                Full-time</text:p>
            <text:p>                                                            </text:p>
          </table:table-cell>
          <table:table-cell/>
          <table:table-cell office:value-type="string" calcext:value-type="string">
            <text:p/>
            <text:p>Â Only males are allowed to apply</text:p>
            <text:p>                                                                    </text:p>
          </table:table-cell>
          <table:table-cell office:value-type="string" calcext:value-type="string">
            <text:p/>
            <text:p>Â Age 23 to 30 years</text:p>
            <text:p>                                                                    </text:p>
          </table:table-cell>
          <table:table-cell office:value-type="string" calcext:value-type="string">
            <text:p/>
            <text:p>Â Dhaka</text:p>
            <text:p>                                                                    </text:p>
          </table:table-cell>
          <table:table-cell/>
          <table:table-cell office:value-type="string" calcext:value-type="string">
            <text:p/>
            <text:p>B.Sc Engineering (Electrical/ Electronics/ Telecommunication/ CSE) is Preferred from any UGC Approved University.</text:p>
            <text:p>BBA/ MBA (Marketing) from any UGC Approved University.</text:p>
            <text:p/>
          </table:table-cell>
          <table:table-cell office:value-type="string" calcext:value-type="string">
            <text:p/>
            <text:p>Age 23 to 30 years </text:p>
            <text:p>Only males are allowed to apply</text:p>
            <text:p>Fluency in Communication in English both in Speaking and Writing.</text:p>
            <text:p>Knowledge in Microsoft Word, Excel, and Power Point is required.</text:p>
            <text:p>Knowledge in Auto CAD, Graphic Designing is an Added Advantage but not Mandatory.</text:p>
            <text:p>Must be a Team Player with Strong Interpersonal Skills.</text:p>
            <text:p>Must be Honest, Hard-Working, Responsible and Reliable.</text:p>
            <text:p>Friendly, motivated &amp; Enthusiastic.</text:p>
            <text:p>Eagerness for Learning.</text:p>
            <text:p/>
          </table:table-cell>
          <table:table-cell office:value-type="string" calcext:value-type="string">
            <text:p/>
            <text:p>Â Negotiable</text:p>
            <text:p>                                                                    </text:p>
          </table:table-cell>
          <table:table-cell office:value-type="string" calcext:value-type="string">
            <text:p/>
            <text:p>Performance bonus, Provident fundSalary Review: YearlyFestival Bonus: 2Monthly Mobile Allowance.</text:p>
            <text:p>Transport and Lunch Allowance.</text:p>
            <text:p/>
          </table:table-cell>
          <table:table-cell office:value-type="string" calcext:value-type="string">
            <text:p/>
            <text:p>Â Oct 30, 2019</text:p>
            <text:p>                                                                        </text:p>
          </table:table-cell>
          <table:table-cell table:style-name="ce2" office:value-type="string" calcext:value-type="string">
            <text:p/>
            <text:p>Â Nov 28, 2019</text:p>
            <text:p>                                                                        </text:p>
          </table:table-cell>
          <table:table-cell table:number-columns-repeated="1007"/>
        </table:table-row>
        <table:table-row table:style-name="ro38">
          <table:table-cell office:value-type="string" calcext:value-type="string">
            <text:p>IT Officer</text:p>
          </table:table-cell>
          <table:table-cell office:value-type="string" calcext:value-type="string">
            <text:p>The British Council </text:p>
          </table:table-cell>
          <table:table-cell office:value-type="string" calcext:value-type="string">
            <text:p/>
            <text:p>                                                                01</text:p>
            <text:p>                                                                </text:p>
          </table:table-cell>
          <table:table-cell office:value-type="string" calcext:value-type="string">
            <text:p/>
            <text:p>Ensure availability of Local Area Network (LAN) and Internet connectivity.</text:p>
            <text:p>Ensure systems are secured from external threats like hacking/virus attacks, including regular checks.</text:p>
            <text:p>Applications support queries to be acknowledged within pre-defined SLA\OLA.</text:p>
            <text:p>Support to the Global IS processes and projects.</text:p>
            <text:p>Conduct quarterly IT Asset reconciliation, monitoring unauthorized software installation.</text:p>
            <text:p>Planning and ensuring preventive maintenance procedures are carried out.</text:p>
            <text:p>Application support for the British Council GTI package and other corporate systems whenever appropriate, such as SAP gui, GCE, Receipt Manager, KOHA, and CRM.</text:p>
            <text:p>Raise incident / blow whistle when observe any non-compliance to information security policies.</text:p>
            <text:p>Ensure restricted access to server room and physical security of IT equipment.</text:p>
            <text:p>Ensure installation of standard and approved software.</text:p>
            <text:p>Data Protection audit and compliance.</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Anywhere in Bangladesh</text:p>
            <text:p>                                                                    </text:p>
          </table:table-cell>
          <table:table-cell/>
          <table:table-cell office:value-type="string" calcext:value-type="string">
            <text:p/>
            <text:p>Graduate in any discipline.</text:p>
            <text:p/>
          </table:table-cell>
          <table:table-cell office:value-type="string" calcext:value-type="string">
            <text:p/>
            <text:p>At least 2-years IT experience in server administration, networking and providing technical and business application support.</text:p>
            <text:p>Capable of understanding and communicating technical issues with non-technical colleagues.</text:p>
            <text:p>Contributes to the planning of installation and upgrade work.</text:p>
            <text:p/>
          </table:table-cell>
          <table:table-cell/>
          <table:table-cell office:value-type="string" calcext:value-type="string">
            <text:p/>
            <text:p>Transport allowance of Tk 9000.00 per month plus other benefits according to the organisation's policy</text:p>
            <text:p>Professional development opportunities</text:p>
            <text:p>Experience of working in an international organisation includes good work life balance and flexible working hours.</text:p>
            <text:p/>
          </table:table-cell>
          <table:table-cell office:value-type="string" calcext:value-type="string">
            <text:p/>
            <text:p>Â Oct 30, 2019</text:p>
            <text:p>                                                                        </text:p>
          </table:table-cell>
          <table:table-cell table:style-name="ce2" office:value-type="string" calcext:value-type="string">
            <text:p/>
            <text:p>Â Nov 12, 2019</text:p>
            <text:p>                                                                        </text:p>
          </table:table-cell>
          <table:table-cell table:number-columns-repeated="1007"/>
        </table:table-row>
        <table:table-row table:style-name="ro41">
          <table:table-cell office:value-type="string" calcext:value-type="string">
            <text:p>এম.আই.এস কর্মকর্তা</text:p>
          </table:table-cell>
          <table:table-cell office:value-type="string" calcext:value-type="string">
            <text:p>à¦­à¦¿à¦²à§‡à¦œ à¦à¦¡à§à¦•à§‡à¦¶à¦¨ à¦°à¦¿à¦¸à§‹à¦°à§à¦¸ à¦¸à§‡à¦¨à§à¦Ÿà¦¾à¦° (à¦­à¦¿à¦‡à¦†à¦°à¦¸à¦¿) </text:p>
          </table:table-cell>
          <table:table-cell office:value-type="string" calcext:value-type="string">
            <text:p/>
            <text:p>                                                                01</text:p>
            <text:p>                                                                </text:p>
          </table:table-cell>
          <table:table-cell office:value-type="string" calcext:value-type="string">
            <text:p>প্রযোজ্য নয়।</text:p>
          </table:table-cell>
          <table:table-cell office:value-type="string" calcext:value-type="string">
            <text:p><text:span text:style-name="T1">জাতীয় পর্যায়ের একটি স্বেচ্ছাসেবী সংস্থা ভিলেজ এডুকেশন রিসোর্স সেন্টার (ভার্ক) সাভার, ঢাকা এর ঋণ কর্মসূচির আওতায় সমৃদ্ধি কর্মসূচিতে সৎ, উদ্যোমী, পরিশ্রমী ও কর্মঠ আগ্রহী বাংলাদেশী পুরুষ/মহিলা প্রার্থীদের নিকট হতে জরুরী ভিত্তিতে উল্লেখিত পদের জন্য দরখাস্ত আহবান করা যাচ্ছে।</text:span></text:p>
            <text:p><text:span text:style-name="T1">কর্মস্থল: সমৃদ্ধি কর্মসূচি, লক্ষনপুর, কুমিল্লা।</text:span></text:p>
          </table:table-cell>
          <table:table-cell office:value-type="string" calcext:value-type="string">
            <text:p/>
            <text:p>                                                                Full-time</text:p>
            <text:p>                                                            </text:p>
          </table:table-cell>
          <table:table-cell table:number-columns-repeated="2"/>
          <table:table-cell office:value-type="string" calcext:value-type="string">
            <text:p/>
            <text:p>Â Age at most 30 years</text:p>
            <text:p>                                                                    </text:p>
          </table:table-cell>
          <table:table-cell office:value-type="string" calcext:value-type="string">
            <text:p/>
            <text:p>Â à¦•à§à¦®à¦¿à¦²à§à¦²à¦¾</text:p>
            <text:p>                                                                    </text:p>
          </table:table-cell>
          <table:table-cell/>
          <table:table-cell office:value-type="string" calcext:value-type="string">
            <text:p/>
            <text:p>à¦¯à§‡ à¦•à§‹à¦¨ à¦¬à¦¿à¦·à§Ÿ à¦¸à§à¦¨à¦¾à¦¤à¦•/ à¦¡à¦¿à¦—à§à¦°à§€ à¦ªà¦¾à¦¶à¥¤</text:p>
            <text:p/>
          </table:table-cell>
          <table:table-cell office:value-type="string" calcext:value-type="string">
            <text:p/>
            <text:p>Age at most 30 years </text:p>
            <text:p>à¦¸à¦°à§à¦¬à§‡à¦¾à¦šà§à¦š à§©à§¦ à¦¬à¦›à¦° (à§§à§ª à¦¨à¦­à§‡à¦®à§à¦¬à¦°, à§¨à§¦à§§à§¯)</text:p>
            <text:p>à¦ªà§à¦°à¦¾à¦°à§à¦¥à§€à¦•à§‡ à¦•à¦®à§à¦ªà¦¿à¦‰à¦Ÿà¦¾à¦°à§‡ à¦¡à¦¾à¦Ÿà¦¾ à¦à¦¨à§à¦Ÿà§à¦°à¦¿ à¦à¦¬à¦‚ à¦à¦®à¦†à¦‡à¦à¦¸ à¦°à¦¿à¦ªà§‹à¦°à§à¦Ÿ à¦¤à§ˆà¦°à§€à¦¤à§‡ à¦¦à¦•à§à¦·à¦¤à¦¾ à¦¥à¦¾à¦•à¦¤à§‡ à¦¹à¦¬à§‡à¥¤</text:p>
            <text:p/>
          </table:table-cell>
          <table:table-cell table:number-columns-repeated="2"/>
          <table:table-cell office:value-type="string" calcext:value-type="string">
            <text:p/>
            <text:p>Â Oct 30, 2019</text:p>
            <text:p>                                                                        </text:p>
          </table:table-cell>
          <table:table-cell table:style-name="ce2" office:value-type="string" calcext:value-type="string">
            <text:p/>
            <text:p>Â Nov 14, 2019</text:p>
            <text:p>                                                                        </text:p>
          </table:table-cell>
          <table:table-cell table:number-columns-repeated="1007"/>
        </table:table-row>
        <table:table-row table:style-name="ro27">
          <table:table-cell office:value-type="string" calcext:value-type="string">
            <text:p>Programmer/ Senior Programmer</text:p>
          </table:table-cell>
          <table:table-cell office:value-type="string" calcext:value-type="string">
            <text:p>Youngone </text:p>
          </table:table-cell>
          <table:table-cell office:value-type="string" calcext:value-type="string">
            <text:p/>
            <text:p>                                                                Not specific</text:p>
            <text:p>                                                                </text:p>
          </table:table-cell>
          <table:table-cell office:value-type="string" calcext:value-type="string">
            <text:p/>
            <text:p>                                                            Develop web based HR software using C#,Asp.Net,SQL Server etc.</text:p>
            <text:p>                                                        </text:p>
          </table:table-cell>
          <table:table-cell/>
          <table:table-cell office:value-type="string" calcext:value-type="string">
            <text:p/>
            <text:p>                                                                Full-time</text:p>
            <text:p>                                                            </text:p>
          </table:table-cell>
          <table:table-cell table:number-columns-repeated="3"/>
          <table:table-cell office:value-type="string" calcext:value-type="string">
            <text:p/>
            <text:p>Â Anywhere in Bangladesh</text:p>
            <text:p>                                                                    </text:p>
          </table:table-cell>
          <table:table-cell/>
          <table:table-cell office:value-type="string" calcext:value-type="string">
            <text:p/>
            <text:p>Bachelor in Engineering(BEngg)</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Provident fundLunch Facilities: Partially SubsidizeSalary Review: YearlyFestival Bonus: 2Transport inf fixed route</text:p>
            <text:p/>
          </table:table-cell>
          <table:table-cell office:value-type="string" calcext:value-type="string">
            <text:p/>
            <text:p>Â Oct 30, 2019</text:p>
            <text:p>                                                                        </text:p>
          </table:table-cell>
          <table:table-cell table:style-name="ce2" office:value-type="string" calcext:value-type="string">
            <text:p/>
            <text:p>Â Nov 5, 2019</text:p>
            <text:p>                                                                        </text:p>
          </table:table-cell>
          <table:table-cell table:number-columns-repeated="1007"/>
        </table:table-row>
        <table:table-row table:style-name="ro42">
          <table:table-cell office:value-type="string" calcext:value-type="string">
            <text:p>Executive - Customer Support (Home)</text:p>
          </table:table-cell>
          <table:table-cell office:value-type="string" calcext:value-type="string">
            <text:p>Business Network </text:p>
          </table:table-cell>
          <table:table-cell office:value-type="string" calcext:value-type="string">
            <text:p/>
            <text:p>                                                                06</text:p>
            <text:p>                                                                </text:p>
          </table:table-cell>
          <table:table-cell office:value-type="string" calcext:value-type="string">
            <text:p>Provide professional and friendly support consistently via telephone, electronic help desk, and live chat with outstanding customer service skills and a dedication to the customer service experience.</text:p>
            <text:p>To ensure customer support both indoor &amp; outdoor within lowest possible time.</text:p>
            <text:p>System monitoring and response.</text:p>
            <text:p>Performing scheduled maintenance tasks.</text:p>
            <text:p>Support the day to day business operations.</text:p>
            <text:p>Preparing reports, documentation and provide training to users.</text:p>
            <text:p>Roaster duty (Day Shift/ Night Shift).</text:p>
            <text:p>Any other task assigned by management.</text:p>
          </table:table-cell>
          <table:table-cell office:value-type="string" calcext:value-type="string">
            <text:p><text:span text:style-name="T1">Business Network is an industry-leading ISP in the country, operating since last 10+ years is looking for a Customer Support Executive for home user.</text:span></text:p>
            <text:p><text:span text:style-name="T1">                                                        </text:span></text:p>
          </table:table-cell>
          <table:table-cell office:value-type="string" calcext:value-type="string">
            <text:p/>
            <text:p>                                                                Full-time</text:p>
            <text:p>                                                            </text:p>
          </table:table-cell>
          <table:table-cell office:value-type="string" calcext:value-type="string">
            <text:p/>
            <text:p>Â At most 2 year(s)</text:p>
            <text:p>                                                                    </text:p>
          </table:table-cell>
          <table:table-cell office:value-type="string" calcext:value-type="string">
            <text:p/>
            <text:p>Â Only males are allowed to apply</text:p>
            <text:p>                                                                    </text:p>
          </table:table-cell>
          <table:table-cell office:value-type="string" calcext:value-type="string">
            <text:p/>
            <text:p>Â Age at most 30 years</text:p>
            <text:p>                                                                    </text:p>
          </table:table-cell>
          <table:table-cell office:value-type="string" calcext:value-type="string">
            <text:p/>
            <text:p>Â Dhaka</text:p>
            <text:p>                                                                    </text:p>
          </table:table-cell>
          <table:table-cell/>
          <table:table-cell office:value-type="string" calcext:value-type="string">
            <text:p/>
            <text:p>Diploma in ComputerUndergraduate B.Sc. In CSE students are also allow to apply</text:p>
            <text:p>Skills of TCP/IP and Server Management will be a plus.</text:p>
            <text:p/>
          </table:table-cell>
          <table:table-cell office:value-type="string" calcext:value-type="string">
            <text:p/>
            <text:p>Age at most 30 years </text:p>
            <text:p>Only males are allowed to apply</text:p>
            <text:p>Age upto 30 years</text:p>
            <text:p>Only males are allowed to apply.</text:p>
            <text:p>Must Be a Team Player.</text:p>
            <text:p>can do attitude.</text:p>
            <text:p>Ability to work flexible hours during critical condition.</text:p>
            <text:p>Excellent problem-solving skills.</text:p>
            <text:p>Excellent verbal and written communication skills in Bangla &amp; English is a must.</text:p>
            <text:p>Should have the ability to work under pressure.</text:p>
            <text:p>Proficiency in MS office, Web documentation, E-Mailing, Internet Browsing etc is must.</text:p>
            <text:p>Must have the mentality to work for long term with the Company.</text:p>
            <text:p/>
          </table:table-cell>
          <table:table-cell office:value-type="string" calcext:value-type="string">
            <text:p/>
            <text:p>Â Negotiable</text:p>
            <text:p>                                                                    </text:p>
          </table:table-cell>
          <table:table-cell office:value-type="string" calcext:value-type="string">
            <text:p/>
            <text:p>T/A, Mobile bill, Provident fundLunch Facilities: Full SubsidizeSalary Review: YearlyFestival Bonus: 2</text:p>
            <text:p/>
          </table:table-cell>
          <table:table-cell office:value-type="string" calcext:value-type="string">
            <text:p/>
            <text:p>Â Oct 30, 2019</text:p>
            <text:p>                                                                        </text:p>
          </table:table-cell>
          <table:table-cell table:style-name="ce2" office:value-type="string" calcext:value-type="string">
            <text:p/>
            <text:p>Â Nov 15, 2019</text:p>
            <text:p>                                                                        </text:p>
          </table:table-cell>
          <table:table-cell table:number-columns-repeated="1007"/>
        </table:table-row>
        <table:table-row table:style-name="ro2">
          <table:table-cell office:value-type="string" calcext:value-type="string">
            <text:p>IT Engineer</text:p>
          </table:table-cell>
          <table:table-cell office:value-type="string" calcext:value-type="string">
            <text:p>Jadroo Group </text:p>
          </table:table-cell>
          <table:table-cell office:value-type="string" calcext:value-type="string">
            <text:p/>
            <text:p>                                                                Not specific</text:p>
            <text:p>                                                                </text:p>
          </table:table-cell>
          <table:table-cell office:value-type="string" calcext:value-type="string">
            <text:p>Must have experience on CC TV networking related work.</text:p>
            <text:p>Very good knowledge about security surveillance products.</text:p>
            <text:p>Must have to support existing client over phone or physically support.</text:p>
            <text:p>Having ability on troubleshooting, installation and maintenance independently.</text:p>
            <text:p>Must be multi-tasking at a time, Should be able to work under pressure and meet strong deadlines.</text:p>
            <text:p>Any other task assigned by the management.</text:p>
          </table:table-cell>
          <table:table-cell office:value-type="string" calcext:value-type="string">
            <text:p><text:span text:style-name="T1"> Jadroo IT (BD) Ltd. is a sister concern of Jadroo Group seeking human resources for the designation IT Engineer.  Jadroo IT (BD) Ltd. have a huge number of world renowned best quality product line such as IP Camera, NVR, AHD Camera, AHD DVR, TVL Camera, TVL DVR, CCTV Accessories, Walk through Archway, Metal Detector, Audio Amplifier, Digital Signage and many more.</text:span></text:p>
            <text:p><text:span text:style-name="T1">                                                        </text:span></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23 to 35 years</text:p>
            <text:p>                                                                    </text:p>
          </table:table-cell>
          <table:table-cell office:value-type="string" calcext:value-type="string">
            <text:p/>
            <text:p>Â Dhaka</text:p>
            <text:p>                                                                    </text:p>
          </table:table-cell>
          <table:table-cell/>
          <table:table-cell office:value-type="string" calcext:value-type="string">
            <text:p/>
            <text:p>Diploma (Engineering), B.Sc in CSE (Preferable) </text:p>
            <text:p>Educational qualification is relaxed for having experience of at least 02 years in related job</text:p>
            <text:p/>
          </table:table-cell>
          <table:table-cell office:value-type="string" calcext:value-type="string">
            <text:p/>
            <text:p>Age 23 to 35 years </text:p>
            <text:p>Only males are allowed to apply</text:p>
            <text:p/>
          </table:table-cell>
          <table:table-cell office:value-type="string" calcext:value-type="string">
            <text:p/>
            <text:p>Â Negotiable</text:p>
            <text:p>                                                                    </text:p>
          </table:table-cell>
          <table:table-cell office:value-type="string" calcext:value-type="string">
            <text:p/>
            <text:p>Mobile billLunch Facilities: Partially SubsidizeSalary Review: YearlyFestival Bonus: 2</text:p>
            <text:p/>
          </table:table-cell>
          <table:table-cell office:value-type="string" calcext:value-type="string">
            <text:p/>
            <text:p>Â Oct 30, 2019</text:p>
            <text:p>                                                                        </text:p>
          </table:table-cell>
          <table:table-cell table:style-name="ce2" office:value-type="string" calcext:value-type="string">
            <text:p/>
            <text:p>Â Nov 28, 2019</text:p>
            <text:p>                                                                        </text:p>
          </table:table-cell>
          <table:table-cell table:number-columns-repeated="1007"/>
        </table:table-row>
        <table:table-row table:style-name="ro43">
          <table:table-cell office:value-type="string" calcext:value-type="string">
            <text:p>Web Designer (Graphics)</text:p>
          </table:table-cell>
          <table:table-cell office:value-type="string" calcext:value-type="string">
            <text:p>Route Alternative </text:p>
          </table:table-cell>
          <table:table-cell office:value-type="string" calcext:value-type="string">
            <text:p/>
            <text:p>                                                                05</text:p>
            <text:p>                                                                </text:p>
          </table:table-cell>
          <table:table-cell office:value-type="string" calcext:value-type="string">
            <text:p>Development of new design from idea generation to final product.</text:p>
            <text:p>Understanding designs from technical perspectives through pattern and specifications.</text:p>
            <text:p>Making new accessories design for upcoming collections.</text:p>
            <text:p>Developing concepts, graphics and layouts for poster, leaflets, banners, newsletters, flyers, festoons, and other materials.</text:p>
            <text:p>Special Experience on Clipping Path, Multiple Clipping Path, Image Masking, Photo Retouching, Photo Restoration, Image Enhancement, Color Correction, Object Removing, Creating Various Shadows, Brochure &amp; Catalog Design, Page Makeup, News Paper Ad etc.</text:p>
            <text:p>Generating graphical content for social media.</text:p>
            <text:p>Strong understanding of current online marketing concepts, strategy and best practice.</text:p>
            <text:p>Strong proficiency with Adobe Photoshop and Illustrator Update Version.</text:p>
            <text:p>Work with a wide range of media and use graphic design software.</text:p>
            <text:p>Design all kinds of adverts and promotional contents &amp; generate concepts.</text:p>
            <text:p>Prepare Graphics Design materials for social digital marketing/social media platforms etc and manage social pages.</text:p>
            <text:p>Illustrating concept by designing rough layout of art and copy regarding arrangement, Product Design &amp; Decorative Sticker, typography and Font style and related aesthetic concepts.</text:p>
            <text:p>Responsible for designing, coding and modifying the websites as per requirements.</text:p>
            <text:p>Design and Implementation of API to be consumed by Front-End Developers.</text:p>
          </table:table-cell>
          <table:table-cell office:value-type="string" calcext:value-type="string">
            <text:p><text:span text:style-name="T1">Route Alternative Ltd is a premium overseas education consultancy that guides Bangladeshi, Indian, Nepalese and other subcontinent students for their studies and careers abroad. Students in various regions of these countries use our services. Route Alternative Ltd offers services that help students in making the most important decision of their life, about education and future career.Route Alternative Ltd is looking for Web Designer (Graphics) to assist its IT department.</text:span></text:p>
            <text:p><text:span text:style-name="T1">Working Hours: 12 PM to 9 PM.</text:span></text:p>
            <text:p/>
          </table:table-cell>
          <table:table-cell office:value-type="string" calcext:value-type="string">
            <text:p/>
            <text:p>                                                                Full-time</text:p>
            <text:p>                                                            </text:p>
          </table:table-cell>
          <table:table-cell office:value-type="string" calcext:value-type="string">
            <text:p/>
            <text:p>Â At most 1 year(s)</text:p>
            <text:p>                                                                    </text:p>
          </table:table-cell>
          <table:table-cell office:value-type="string" calcext:value-type="string">
            <text:p/>
            <text:p>Â Both males and females are allowed to apply</text:p>
            <text:p>                                                                    </text:p>
          </table:table-cell>
          <table:table-cell office:value-type="string" calcext:value-type="string">
            <text:p/>
            <text:p>Â Age 22 to 35 years</text:p>
            <text:p>                                                                    </text:p>
          </table:table-cell>
          <table:table-cell office:value-type="string" calcext:value-type="string">
            <text:p/>
            <text:p>Â Anywhere in Bangladesh</text:p>
            <text:p>                                                                    </text:p>
          </table:table-cell>
          <table:table-cell/>
          <table:table-cell office:value-type="string" calcext:value-type="string">
            <text:p/>
            <text:p>Bachelor's degree in Computer Science or a related field.</text:p>
            <text:p>Graduate from any reputed university</text:p>
            <text:p>Masters/ Graduation in Computer Science/ Engineering/ Software Engineering or any other relevant knowledge areas.</text:p>
            <text:p>Skills Required:  HTML5, Adobe Photoshop/ Illustrator, CSS, HTML, JavaScript, Photoshop, XHTML</text:p>
            <text:p/>
          </table:table-cell>
          <table:table-cell office:value-type="string" calcext:value-type="string">
            <text:p/>
            <text:p>Age 22 to 35 years </text:p>
            <text:p>Both males and females are allowed to apply</text:p>
            <text:p>Deep expertise and hands on experience with Web Applications and programming languages such as HTML, CSS, JavaScript, JQuery, PHP and API's.</text:p>
            <text:p>Good knowledge of Search Engine Optimization process</text:p>
            <text:p>Must be able to convert PSD to HTML CSS responsive template.</text:p>
            <text:p>Professional Experience on HTML/HTML5, CSS/CSS3, Sass, Bootstrap, JavaScript and JQuery.</text:p>
            <text:p>Strong interpersonal skills and ability to multi-task successfully.</text:p>
            <text:p>Proactive with learning and should have 'Can Do' Attitude</text:p>
            <text:p>Any job assigned by the management.</text:p>
            <text:p>Dynamic, energetic, hardworking, self-motivated with creative and innovative ideas.</text:p>
            <text:p>High work Ethics &amp; Professionalism.</text:p>
            <text:p>Expert in Typing both English and Bangla</text:p>
            <text:p>Verbal &amp; written knowledge in English</text:p>
            <text:p>Ability to meet deadlines and manage projects.</text:p>
            <text:p>Able to work with team spirit.</text:p>
            <text:p/>
          </table:table-cell>
          <table:table-cell office:value-type="string" calcext:value-type="string">
            <text:p/>
            <text:p>Â Negotiable</text:p>
            <text:p>                                                                    </text:p>
          </table:table-cell>
          <table:table-cell office:value-type="string" calcext:value-type="string">
            <text:p/>
            <text:p>Probationary period: 3 months; after successful completion of the probationary period, salary will be increased as per salary structure of the organization.</text:p>
            <text:p>After confirmation as a permanent staff, he will have entitled two festival bonuses, Welfare facilities and other benefits as per organization policy.</text:p>
            <text:p>Attractive incentive policy on performance</text:p>
            <text:p/>
          </table:table-cell>
          <table:table-cell office:value-type="string" calcext:value-type="string">
            <text:p/>
            <text:p>Â Oct 29, 2019</text:p>
            <text:p>                                                                        </text:p>
          </table:table-cell>
          <table:table-cell table:style-name="ce2" office:value-type="string" calcext:value-type="string">
            <text:p/>
            <text:p>Â Nov 28, 2019</text:p>
            <text:p>                                                                        </text:p>
          </table:table-cell>
          <table:table-cell table:number-columns-repeated="1007"/>
        </table:table-row>
        <table:table-row table:style-name="ro44">
          <table:table-cell office:value-type="string" calcext:value-type="string">
            <text:p>PHP Programmer (Laravel)</text:p>
          </table:table-cell>
          <table:table-cell office:value-type="string" calcext:value-type="string">
            <text:p>Mediusware </text:p>
          </table:table-cell>
          <table:table-cell office:value-type="string" calcext:value-type="string">
            <text:p/>
            <text:p>                                                                05</text:p>
            <text:p>                                                                </text:p>
          </table:table-cell>
          <table:table-cell office:value-type="string" calcext:value-type="string">
            <text:p>Must have working experience on Laravel / Advanced PHP (Composer Packages) and Javascript</text:p>
            <text:p>Programming Contest experience will be plus point</text:p>
            <text:p>Experience using Git, Trello, Bitbucket</text:p>
            <text:p>Candidates need to be highly professional, friendly, courteous and able to meet the committed deadline</text:p>
            <text:p>Capable of work as a team or individual</text:p>
            <text:p>The applicant should be able to work under pressure.</text:p>
            <text:p>Prefer to have good knowledge of core raw PHP.</text:p>
          </table:table-cell>
          <table:table-cell office:value-type="string" calcext:value-type="string">
            <text:p><text:span text:style-name="T1">We are looking for Junior PHP Programmer with skills and experience in building modern web applications using Laravel framework.</text:span></text:p>
            <text:p><text:span text:style-name="T1">                                                        </text:span></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at least 25 years</text:p>
            <text:p>                                                                    </text:p>
          </table:table-cell>
          <table:table-cell office:value-type="string" calcext:value-type="string">
            <text:p/>
            <text:p>Â Dhaka (Mohammadpur)</text:p>
            <text:p>                                                                    </text:p>
          </table:table-cell>
          <table:table-cell/>
          <table:table-cell office:value-type="string" calcext:value-type="string">
            <text:p/>
            <text:p>Bachelor of Science (BSc) in Computer Science &amp; Engineering</text:p>
            <text:p>Skills Required:  Laravel Framework,  PHP</text:p>
            <text:p/>
          </table:table-cell>
          <table:table-cell office:value-type="string" calcext:value-type="string">
            <text:p/>
            <text:p>Age at least 25 years </text:p>
            <text:p>Both males and females are allowed to apply</text:p>
            <text:p>Strong problem solving and debugging skills is a must</text:p>
            <text:p/>
          </table:table-cell>
          <table:table-cell office:value-type="string" calcext:value-type="string">
            <text:p/>
            <text:p>Â Tk. 25000 - 35000 (Monthly)</text:p>
            <text:p>                                                                    </text:p>
          </table:table-cell>
          <table:table-cell office:value-type="string" calcext:value-type="string">
            <text:p/>
            <text:p>Performance bonus, Over time allowanceSalary Review: YearlyFestival Bonus: 2WORKING DAYS: Monday to Saturday</text:p>
            <text:p/>
          </table:table-cell>
          <table:table-cell office:value-type="string" calcext:value-type="string">
            <text:p/>
            <text:p>Â Oct 29, 2019</text:p>
            <text:p>                                                                        </text:p>
          </table:table-cell>
          <table:table-cell table:style-name="ce2" office:value-type="string" calcext:value-type="string">
            <text:p/>
            <text:p>Â Nov 28, 2019</text:p>
            <text:p>                                                                        </text:p>
          </table:table-cell>
          <table:table-cell table:number-columns-repeated="1007"/>
        </table:table-row>
        <table:table-row table:style-name="ro45">
          <table:table-cell office:value-type="string" calcext:value-type="string">
            <text:p>Engineer (IP Transmission Network)</text:p>
          </table:table-cell>
          <table:table-cell office:value-type="string" calcext:value-type="string">
            <text:p>Leading telecommunication and IT based company </text:p>
          </table:table-cell>
          <table:table-cell office:value-type="string" calcext:value-type="string">
            <text:p/>
            <text:p>                                                                4</text:p>
            <text:p>                                                                </text:p>
          </table:table-cell>
          <table:table-cell office:value-type="string" calcext:value-type="string">
            <text:p/>
            <text:p>Providing logical troubleshooting support for infrastructure backbone (MPLS, L2, L3, and GPON etc.), Telco (2G, 3G, 4G etc.) services, and L2/L3 services of ISP, ICX, IGW, IIG and Govt. Organizations etc.</text:p>
            <text:p>Troubleshooting issues with VLAN, STP, RSTP, ERPS, and FTTX etc.</text:p>
            <text:p>Troubleshooting issues with OSPF, ISIS, BGP, MPLS VPN, PE-CE routing, route export/import protocols &amp; technologies </text:p>
            <text:p>2nd/ 3rd level monitoring for backbone network</text:p>
            <text:p>Network KPI and performance monitoring and reporting</text:p>
            <text:p/>
          </table:table-cell>
          <table:table-cell/>
          <table:table-cell office:value-type="string" calcext:value-type="string">
            <text:p/>
            <text:p>                                                                Full-time</text:p>
            <text:p>                                                            </text:p>
          </table:table-cell>
          <table:table-cell office:value-type="string" calcext:value-type="string">
            <text:p/>
            <text:p>Â At least 1 year(s)</text:p>
            <text:p>                                                                    </text:p>
          </table:table-cell>
          <table:table-cell/>
          <table:table-cell office:value-type="string" calcext:value-type="string">
            <text:p/>
            <text:p>Â Age 22 to 30 years</text:p>
            <text:p>                                                                    </text:p>
          </table:table-cell>
          <table:table-cell office:value-type="string" calcext:value-type="string">
            <text:p/>
            <text:p>Â Dhaka</text:p>
            <text:p>                                                                    </text:p>
          </table:table-cell>
          <table:table-cell/>
          <table:table-cell office:value-type="string" calcext:value-type="string">
            <text:p/>
            <text:p>B.Sc in EEE/ ECE/ CSE/ ETE/ICT/ Telecommunication from reputed public or private university</text:p>
            <text:p/>
          </table:table-cell>
          <table:table-cell office:value-type="string" calcext:value-type="string">
            <text:p/>
            <text:p>Age 22 to 30 years </text:p>
            <text:p>Sound knowledge on IP network, L-2/L-3 devices, connectivity, monitoring, operations, office tools etc.</text:p>
            <text:p>Good communication, negotiation, coordination and convincing skill</text:p>
            <text:p/>
          </table:table-cell>
          <table:table-cell office:value-type="string" calcext:value-type="string">
            <text:p/>
            <text:p>Â Negotiable</text:p>
            <text:p>                                                                    </text:p>
          </table:table-cell>
          <table:table-cell office:value-type="string" calcext:value-type="string">
            <text:p/>
            <text:p>Profit share, Provident fund, Weekly 2 holidaysLunch Facilities: Partially SubsidizeFestival Bonus: 2</text:p>
            <text:p/>
          </table:table-cell>
          <table:table-cell office:value-type="string" calcext:value-type="string">
            <text:p/>
            <text:p>Â Oct 29, 2019</text:p>
            <text:p>                                                                        </text:p>
          </table:table-cell>
          <table:table-cell table:style-name="ce2" office:value-type="string" calcext:value-type="string">
            <text:p/>
            <text:p>Â Nov 28, 2019</text:p>
            <text:p>                                                                        </text:p>
          </table:table-cell>
          <table:table-cell table:number-columns-repeated="1007"/>
        </table:table-row>
        <table:table-row table:style-name="ro33">
          <table:table-cell office:value-type="string" calcext:value-type="string">
            <text:p>Associate, IT Support</text:p>
          </table:table-cell>
          <table:table-cell office:value-type="string" calcext:value-type="string">
            <text:p>SSL Wireless </text:p>
          </table:table-cell>
          <table:table-cell office:value-type="string" calcext:value-type="string">
            <text:p/>
            <text:p>                                                                Not specific</text:p>
            <text:p>                                                                </text:p>
          </table:table-cell>
          <table:table-cell office:value-type="string" calcext:value-type="string">
            <text:p/>
            <text:p>Provide support for corporate LAN including but not limited to deploy new workstations, respond to support requirements for existing workstations and perform troubleshooting.</text:p>
            <text:p>Deploy, manage and troubleshoot network infrastructure.</text:p>
            <text:p>Deploy and manage Physical infrastructure as and when required.</text:p>
            <text:p>Manage Physical data centers.</text:p>
            <text:p>Manage Wireless platforms.</text:p>
            <text:p>Manage physical Security and surveillance Systems.</text:p>
            <text:p>Manage Power Backup Systems</text:p>
            <text:p>Manage Physical server platforms.</text:p>
            <text:p>Manage Enterprise Anti-X System, Active Directory, FTP and Samba Systems.</text:p>
            <text:p>Provide support for group units.</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table:table-cell office:value-type="string" calcext:value-type="string">
            <text:p/>
            <text:p>Â Age 22 to 30 years</text:p>
            <text:p>                                                                    </text:p>
          </table:table-cell>
          <table:table-cell office:value-type="string" calcext:value-type="string">
            <text:p/>
            <text:p>Â Dhaka</text:p>
            <text:p>                                                                    </text:p>
          </table:table-cell>
          <table:table-cell/>
          <table:table-cell office:value-type="string" calcext:value-type="string">
            <text:p/>
            <text:p>Bachelor of Science (BSc) in CSE</text:p>
            <text:p/>
          </table:table-cell>
          <table:table-cell office:value-type="string" calcext:value-type="string">
            <text:p/>
            <text:p>Age 22 to 30 years </text:p>
            <text:p>Strong troubleshooting capability</text:p>
            <text:p>Solid understanding on IT terminologies, technologies and concepts.</text:p>
            <text:p>Good analytical, planning and coordination skill</text:p>
            <text:p>Good communication and interpersonal skills</text:p>
            <text:p>Must be a team player and can get along with the co-workers.</text:p>
            <text:p>Must be punctual, well-groomed and have good manners. </text:p>
            <text:p>Must be able to prioritize tasks to finish the assigned projects within the given timeline.</text:p>
            <text:p>Must be innovative, easygoing, hardworking and compliant with business ethics.</text:p>
            <text:p/>
          </table:table-cell>
          <table:table-cell office:value-type="string" calcext:value-type="string">
            <text:p/>
            <text:p>Â Negotiable</text:p>
            <text:p>                                                                    </text:p>
          </table:table-cell>
          <table:table-cell office:value-type="string" calcext:value-type="string">
            <text:p/>
            <text:p>Mobile bill, Medical allowance, Profit share, Weekly 2 holidaysSalary Review: YearlyFestival Bonus: 2Annual Leave Encasement</text:p>
            <text:p>Free Health Checkup</text:p>
            <text:p>Subsidies Lunch </text:p>
            <text:p>Subsidies Breakfast </text:p>
            <text:p>Local &amp; International Training</text:p>
            <text:p/>
          </table:table-cell>
          <table:table-cell office:value-type="string" calcext:value-type="string">
            <text:p/>
            <text:p>Â Oct 29, 2019</text:p>
            <text:p>                                                                        </text:p>
          </table:table-cell>
          <table:table-cell table:style-name="ce2" office:value-type="string" calcext:value-type="string">
            <text:p/>
            <text:p>Â Nov 12, 2019</text:p>
            <text:p>                                                                        </text:p>
          </table:table-cell>
          <table:table-cell table:number-columns-repeated="1007"/>
        </table:table-row>
        <table:table-row table:style-name="ro37">
          <table:table-cell office:value-type="string" calcext:value-type="string">
            <text:p>Engineer (Network Operation Centre)</text:p>
          </table:table-cell>
          <table:table-cell office:value-type="string" calcext:value-type="string">
            <text:p>Fiber @ Home Ltd. </text:p>
          </table:table-cell>
          <table:table-cell office:value-type="string" calcext:value-type="string">
            <text:p/>
            <text:p>                                                                2</text:p>
            <text:p>                                                                </text:p>
          </table:table-cell>
          <table:table-cell office:value-type="string" calcext:value-type="string">
            <text:p>Monitoring network using different NMS and performance monitoring tools</text:p>
            <text:p>Trouble ticket Management.</text:p>
            <text:p>Providing level 1 logical (Data, SDH &amp; DWDM network) support and coordination with operational stakeholders to rectify operational issues.</text:p>
            <text:p>Effective Communication with clients and stake holders over phone/email/meetings.</text:p>
            <text:p>Reporting within deadline with analysis and accuracy.</text:p>
          </table:table-cell>
          <table:table-cell office:value-type="string" calcext:value-type="string">
            <text:p><text:span text:style-name="T1">Fiber@Home plays a major part in the communications sector in Bangladesh in providing better services, especially Telecommunications sector. We build, develop, operate and maintain a nationwide optical fiber based transmission backbone to enable a common connectivity platform for different service providers like mobile operators, cable TV operators, ISPs etc. and thus helping to create a digital Bangladesh. This common infrastructure will use national resources optimally in the growing need of information &amp; communication technology and telecommunication sector. To build digital Bangladesh &amp; meet growing business need we are offering career opportunity with us, where you will explore different work environment for optimum utilization of your potentiality. Please keep on eye at our website for all current job opening &amp; detail information about us: www.fiberathome.net</text:span></text:p>
            <text:p><text:span text:style-name="T1">                                                        </text:span></text:p>
          </table:table-cell>
          <table:table-cell office:value-type="string" calcext:value-type="string">
            <text:p/>
            <text:p>                                                                Full-time</text:p>
            <text:p>                                                            </text:p>
          </table:table-cell>
          <table:table-cell office:value-type="string" calcext:value-type="string">
            <text:p/>
            <text:p>Â At least 1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Sc in EEE/ETE/ECE/CSE from reputed top ranked public &amp; private university</text:p>
            <text:p/>
          </table:table-cell>
          <table:table-cell office:value-type="string" calcext:value-type="string">
            <text:p/>
            <text:p>Basic concept of transmission , L-2/ L-3 device and connectivity and operations, computer skills</text:p>
            <text:p>Basic concept of SDH Network</text:p>
            <text:p>Good communication and presentation skill</text:p>
            <text:p>An amiable personality</text:p>
            <text:p>Must be a TEAM player with strong interpersonal skills</text:p>
            <text:p>Ability to work under pressure</text:p>
            <text:p/>
          </table:table-cell>
          <table:table-cell office:value-type="string" calcext:value-type="string">
            <text:p/>
            <text:p>Â Negotiable</text:p>
            <text:p>                                                                    </text:p>
          </table:table-cell>
          <table:table-cell office:value-type="string" calcext:value-type="string">
            <text:p/>
            <text:p>Profit share, Provident fund, Weekly 2 holidaysFestival Bonus: 2</text:p>
            <text:p/>
          </table:table-cell>
          <table:table-cell office:value-type="string" calcext:value-type="string">
            <text:p/>
            <text:p>Â Oct 29, 2019</text:p>
            <text:p>                                                                        </text:p>
          </table:table-cell>
          <table:table-cell table:style-name="ce2" office:value-type="string" calcext:value-type="string">
            <text:p/>
            <text:p>Â Nov 28, 2019</text:p>
            <text:p>                                                                        </text:p>
          </table:table-cell>
          <table:table-cell table:number-columns-repeated="1007"/>
        </table:table-row>
        <table:table-row table:style-name="ro46">
          <table:table-cell office:value-type="string" calcext:value-type="string">
            <text:p>Senior SQA Engineer</text:p>
          </table:table-cell>
          <table:table-cell office:value-type="string" calcext:value-type="string">
            <text:p>Prefeex Ltd </text:p>
          </table:table-cell>
          <table:table-cell office:value-type="string" calcext:value-type="string">
            <text:p/>
            <text:p>                                                                01</text:p>
            <text:p>                                                                </text:p>
          </table:table-cell>
          <table:table-cell office:value-type="string" calcext:value-type="string">
            <text:p/>
            <text:p>                                                            Prefeex, an emerging Lifestyle based start-up, backed by a large group invites application for the position of Senior SQA Engineer.</text:p>
            <text:p>                                                        </text:p>
          </table:table-cell>
          <table:table-cell/>
          <table:table-cell office:value-type="string" calcext:value-type="string">
            <text:p/>
            <text:p>                                                                Full-time</text:p>
            <text:p>                                                            </text:p>
          </table:table-cell>
          <table:table-cell office:value-type="string" calcext:value-type="string">
            <text:p/>
            <text:p>Â At most 4 year(s)</text:p>
            <text:p>                                                                    </text:p>
          </table:table-cell>
          <table:table-cell table:number-columns-repeated="2"/>
          <table:table-cell office:value-type="string" calcext:value-type="string">
            <text:p/>
            <text:p>Â Dhaka (Uttara)</text:p>
            <text:p>                                                                    </text:p>
          </table:table-cell>
          <table:table-cell/>
          <table:table-cell office:value-type="string" calcext:value-type="string">
            <text:p/>
            <text:p>B.Sc / M.Sc in Computer Science &amp; Engineering from any reputed University.</text:p>
            <text:p/>
          </table:table-cell>
          <table:table-cell office:value-type="string" calcext:value-type="string">
            <text:p/>
            <text:p>Should have basic knowledge of OOP and JavaScript.</text:p>
            <text:p>Should have basic knowledge on GIT, Jenkins</text:p>
            <text:p>Hands on experience in Selenium, Protractor, Appium, is must.</text:p>
            <text:p>Hands on Experience in Rest Assured for API automation test is must.</text:p>
            <text:p>Hands on experience in Performance and load test using JMeter will be plus.</text:p>
            <text:p>At least 4 years of experience in software quality assurance and At least 2 years of experience in Automation Test.</text:p>
            <text:p>Should have experience on complex web application and API testing.</text:p>
            <text:p>Should have experience with Android / iOS app testing.</text:p>
            <text:p>Must have excellent analytical skills.</text:p>
            <text:p>Good communication skills in both verbal and written English.</text:p>
            <text:p>Experience with QA and Agile/Scrum development process.</text:p>
            <text:p>Ability to work individually and independently with minimal supervision.</text:p>
            <text:p>Highly motivated, reliable and hard working.</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9, 2019</text:p>
            <text:p>                                                                        </text:p>
          </table:table-cell>
          <table:table-cell table:style-name="ce2" office:value-type="string" calcext:value-type="string">
            <text:p/>
            <text:p>Â Nov 7, 2019</text:p>
            <text:p>                                                                        </text:p>
          </table:table-cell>
          <table:table-cell table:number-columns-repeated="1007"/>
        </table:table-row>
        <table:table-row table:style-name="ro37">
          <table:table-cell office:value-type="string" calcext:value-type="string">
            <text:p>Full Stack Developer</text:p>
          </table:table-cell>
          <table:table-cell office:value-type="string" calcext:value-type="string">
            <text:p>Pridesys IT Limited </text:p>
          </table:table-cell>
          <table:table-cell office:value-type="string" calcext:value-type="string">
            <text:p/>
            <text:p>                                                                05</text:p>
            <text:p>                                                                </text:p>
          </table:table-cell>
          <table:table-cell office:value-type="string" calcext:value-type="string">
            <text:p>Deliver innovative, engaging web applications using the latest software technologies.</text:p>
            <text:p>Fulfill several project requests simultaneously while working in a fast-paced environment.</text:p>
            <text:p>Work with business partners and outside vendors to collect and confirm project business requirements.</text:p>
            <text:p>Identify design problems and devise solid technical solutions.</text:p>
            <text:p>Take smart risks and champion new ideas.</text:p>
            <text:p>Conduct system wide requirement analysis and work effort estimations.</text:p>
            <text:p>Collaborate closely with the PM / Architects / BAs.</text:p>
            <text:p>Thoroughly understand the requirements and ability to develop detailed software designs.</text:p>
            <text:p>Use best practices and coding standards.</text:p>
            <text:p>Participate in peer-reviews and provide feedback.</text:p>
            <text:p>Provide accurate and detailed weekly task reports.</text:p>
          </table:table-cell>
          <table:table-cell office:value-type="string" calcext:value-type="string">
            <text:p><text:span text:style-name="T1">Looking For: Full Stack Developers</text:span></text:p>
            <text:p><text:span text:style-name="T1">                                                        </text:span></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Science (BSc) in Software Engineering</text:p>
            <text:p/>
          </table:table-cell>
          <table:table-cell office:value-type="string" calcext:value-type="string">
            <text:p/>
            <text:p>Strong knowledge of Java, including data structures, algorithms, enterprise systems, and asynchronous architectures.</text:p>
            <text:p>Deep understanding of web services software architecture and design (REST/SOAP), including security based implementations.</text:p>
            <text:p>2+ years of extensive JavaScript development, building highly interactive web apps using frameworks such as React, Angular(preferred), or Vue.js</text:p>
            <text:p>Experience implementing transaction and management and persistence using ORM frameworks (such as JPA and Hibernate).</text:p>
            <text:p>Experience with data modeling and database programming skills (Oracle, MySQL, PostgreSQL, Redis, MongoDB, Cassandra, etc and PL/SQL experience a plus).</text:p>
            <text:p>Familiarity with infrastructure systems (servers, systems administration, and UNIX/Linux scripting skills) a plus.</text:p>
            <text:p>Understanding of networks, firewalls, load balancers and concepts with the ability to provide requirements to</text:p>
            <text:p>Working experience with agile methodologies (Scrum).</text:p>
            <text:p>Working experience with UML and design patterns.</text:p>
            <text:p>Working knowledge of continuous integration tools: Maven, Ant, SVN, GIT etc</text:p>
            <text:p>Working experience with Tomcate, JBoss and/or WebLogic.</text:p>
            <text:p>Proven ability to build, manage and foster a team-oriented environment.</text:p>
            <text:p>Proven ability to work creatively and analytically in a problem-solving environment.</text:p>
            <text:p>Desire to work in an information systems environment.</text:p>
            <text:p>Excellent communication (written and oral) and interpersonal skills.</text:p>
            <text:p/>
          </table:table-cell>
          <table:table-cell office:value-type="string" calcext:value-type="string">
            <text:p/>
            <text:p>Â Negotiable</text:p>
            <text:p>                                                                    </text:p>
          </table:table-cell>
          <table:table-cell office:value-type="string" calcext:value-type="string">
            <text:p/>
            <text:p>Provident fund, Weekly 2 holidaysLunch Facilities: Partially SubsidizeSalary Review: YearlyFestival Bonus: 2</text:p>
            <text:p/>
          </table:table-cell>
          <table:table-cell office:value-type="string" calcext:value-type="string">
            <text:p/>
            <text:p>Â Oct 29, 2019</text:p>
            <text:p>                                                                        </text:p>
          </table:table-cell>
          <table:table-cell table:style-name="ce2" office:value-type="string" calcext:value-type="string">
            <text:p/>
            <text:p>Â Nov 28, 2019</text:p>
            <text:p>                                                                        </text:p>
          </table:table-cell>
          <table:table-cell table:number-columns-repeated="1007"/>
        </table:table-row>
        <table:table-row table:style-name="ro47">
          <table:table-cell office:value-type="string" calcext:value-type="string">
            <text:p>Data Artist (Associate)</text:p>
          </table:table-cell>
          <table:table-cell office:value-type="string" calcext:value-type="string">
            <text:p>Catalyst Solutions (Sister concern of Adiva Graphics) </text:p>
          </table:table-cell>
          <table:table-cell office:value-type="string" calcext:value-type="string">
            <text:p/>
            <text:p>                                                                10</text:p>
            <text:p>                                                                </text:p>
          </table:table-cell>
          <table:table-cell office:value-type="string" calcext:value-type="string">
            <text:p>QC Online Programming in order to ensure surveys logics and questionnaire are working as per client's overall research brand objective</text:p>
            <text:p>Ensure the final data output (tabs in SPSS, Excel) is accurate to ensure main objectives of the study/projects are met</text:p>
            <text:p>Work extensively with/on Microsoft PowerPoint and Excel to create data heavy charts</text:p>
            <text:p>Extensive knowledge of Excel; such as creating macros and formulas, is a huge PLUS!</text:p>
            <text:p>Analyze data and placing it into various charts</text:p>
            <text:p>Incorporate various charts and integrate them into PowerPoint slides</text:p>
            <text:p>Catalyst Solutions (doing business as Adiva Graphics) is a multinational company, therefore fluency in English is a must.</text:p>
          </table:table-cell>
          <table:table-cell office:value-type="string" calcext:value-type="string">
            <text:p/>
            <text:p><text:span text:style-name="T1">Data analytics working based in the usa; catering to top 10 marketing research and analytics companies in the world. Survey checking, quality check data tables and creating visually engaging charts to help facilitate client`s marketing research project management process.</text:span></text:p>
            <text:p><text:span text:style-name="T1">We have an unique work environment and maintain an out of the box ambience, culture. Therefore, it is a must that every candidate should be able to adapt our belief system and adopt our work philosophy.</text:span></text:p>
            <text:p/>
          </table:table-cell>
          <table:table-cell office:value-type="string" calcext:value-type="string">
            <text:p/>
            <text:p>                                                                Full-time</text:p>
            <text:p>                                                            </text:p>
          </table:table-cell>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table:table-cell office:value-type="string" calcext:value-type="string">
            <text:p/>
            <text:p>Bachelor of Science (BSc) in EEE, CSE, ETE, IT, Physics, Bachelor of Business Administration (BBA) in Economics, StatisticsCandidates with CGPA below 4.0 in SSC or HSC need NOT to apply</text:p>
            <text:p>Fresh Graduates are encouraged to apply, to state the obvious, some job experience is preferable.</text:p>
            <text:p/>
          </table:table-cell>
          <table:table-cell office:value-type="string" calcext:value-type="string">
            <text:p/>
            <text:p>Both males and females are allowed to apply</text:p>
            <text:p>Mathematics knowledge to organize and manipulate data in MS EXCEL is a must and advance knowledge is a significant positive</text:p>
            <text:p>Ability to grasp and understand new technologies quickly</text:p>
            <text:p>Highly proficient in MS Word, Excel and PowerPoint</text:p>
            <text:p>Ability to manage multiple projects simultaneously while maintaining a strong client service orientation</text:p>
            <text:p>Highly motivated, self-directed &amp; possessing a driven personality capable of working within tight deadlines</text:p>
            <text:p>Superior organizational skills, unflagging attention to detail &amp; demonstrated the commitment to the accuracy and completeness of information</text:p>
            <text:p>Capable of working under minimal supervision with a high level of initiative, energy &amp; enthusiasm for learning</text:p>
            <text:p>An active listener with demonstrated negotiation and problem-solving skills</text:p>
            <text:p>Well-developed interpersonal skills are necessary; excellent verbal and written communication skills </text:p>
            <text:p>Minorities, Women and Handicapped persons are HIGHLY encouraged to apply</text:p>
            <text:p>Should be willing to work according to shift plan of the organization considering we are open 24/7, with exception of female candidates to align with our cultural notes.</text:p>
            <text:p>DO NOT apply if you are very weak in Mathematics.</text:p>
            <text:p/>
          </table:table-cell>
          <table:table-cell office:value-type="string" calcext:value-type="string">
            <text:p/>
            <text:p>Â Tk. 15000 - 25000 (Monthly)</text:p>
            <text:p>                                                                    </text:p>
          </table:table-cell>
          <table:table-cell office:value-type="string" calcext:value-type="string">
            <text:p/>
            <text:p>Medical allowance, Performance bonusLunch Facilities: Full SubsidizeSalary Review: Half YearlyOthers as per company policy</text:p>
            <text:p/>
          </table:table-cell>
          <table:table-cell office:value-type="string" calcext:value-type="string">
            <text:p/>
            <text:p>Â Oct 29, 2019</text:p>
            <text:p>                                                                        </text:p>
          </table:table-cell>
          <table:table-cell table:style-name="ce2" office:value-type="string" calcext:value-type="string">
            <text:p/>
            <text:p>Â Nov 28, 2019</text:p>
            <text:p>                                                                        </text:p>
          </table:table-cell>
          <table:table-cell table:number-columns-repeated="1007"/>
        </table:table-row>
        <table:table-row table:style-name="ro6">
          <table:table-cell office:value-type="string" calcext:value-type="string">
            <text:p>Jr. iOS Developer</text:p>
          </table:table-cell>
          <table:table-cell office:value-type="string" calcext:value-type="string">
            <text:p>Hungrynaki.com </text:p>
          </table:table-cell>
          <table:table-cell office:value-type="string" calcext:value-type="string">
            <text:p>1</text:p>
            <text:p>                                                                </text:p>
          </table:table-cell>
          <table:table-cell office:value-type="string" calcext:value-type="string">
            <text:p/>
            <text:p>Translate designs and wireframes into high quality code</text:p>
            <text:p>Design, build, and maintain high performance, reusable, and reliable Swift</text:p>
            <text:p>Ensure the best possible performance, quality, and responsiveness of the application</text:p>
            <text:p>Identify and correct bottlenecks and fix bugs</text:p>
            <text:p>Help maintain code quality, organization, and automation</text:p>
            <text:p/>
          </table:table-cell>
          <table:table-cell/>
          <table:table-cell office:value-type="string" calcext:value-type="string">
            <text:p>Full-time</text:p>
            <text:p>                                                            </text:p>
          </table:table-cell>
          <table:table-cell office:value-type="string" calcext:value-type="string">
            <text:p/>
            <text:p>Â 1 to 2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Science (BSc) in CSE</text:p>
            <text:p/>
          </table:table-cell>
          <table:table-cell office:value-type="string" calcext:value-type="string">
            <text:p/>
            <text:p>Strong knowledge of iOS SDK, different versions of iOS, and how to deal with different screen sizes</text:p>
            <text:p>Familiarity with RESTful and GraphQL APIs to connect iOS applications to back-end services</text:p>
            <text:p>Strong knowledge of iOS UI design principles, patterns, and best practices</text:p>
            <text:p>Experience with offline storage, threading, and performance tuning</text:p>
            <text:p>Ability to design applications around natural user interfaces, such as "touch"</text:p>
            <text:p>Knowledge of the open-source iOS ecosystem and the libraries available for common tasks</text:p>
            <text:p>Ability to understand business requirements and translate them into technical requirements</text:p>
            <text:p>Familiarity with cloud message APIs and push notifications</text:p>
            <text:p>A knack for benchmarking and optimization</text:p>
            <text:p>Understanding of iOS design principles and interface guidelines</text:p>
            <text:p>Proficient understanding of code versioning tools, such as Git</text:p>
            <text:p>Familiarity with continuous integration</text:p>
            <text:p/>
          </table:table-cell>
          <table:table-cell office:value-type="string" calcext:value-type="string">
            <text:p/>
            <text:p>Â Negotiable</text:p>
            <text:p>                                                                    </text:p>
          </table:table-cell>
          <table:table-cell office:value-type="string" calcext:value-type="string">
            <text:p/>
            <text:p>Weekly 2 holidaysLunch Facilities: Partially SubsidizeSalary Review: Yearly</text:p>
            <text:p/>
          </table:table-cell>
          <table:table-cell office:value-type="string" calcext:value-type="string">
            <text:p/>
            <text:p>Â Oct 29, 2019</text:p>
            <text:p>                                                                        </text:p>
          </table:table-cell>
          <table:table-cell table:style-name="ce4" office:value-type="string" calcext:value-type="string">
            <text:p/>
            <text:p>Â Nov 15, 2019</text:p>
            <text:p>                                                                        </text:p>
          </table:table-cell>
          <table:table-cell table:style-name="ce4" table:number-columns-repeated="1007"/>
        </table:table-row>
        <table:table-row table:style-name="ro48">
          <table:table-cell office:value-type="string" calcext:value-type="string">
            <text:p>Database Administrator</text:p>
          </table:table-cell>
          <table:table-cell office:value-type="string" calcext:value-type="string">
            <text:p>Integrated Business Systems &amp; Solutions Ltd. </text:p>
          </table:table-cell>
          <table:table-cell office:value-type="string" calcext:value-type="string">
            <text:p>Not specific</text:p>
            <text:p>                                                                </text:p>
          </table:table-cell>
          <table:table-cell office:value-type="string" calcext:value-type="string">
            <text:p>Building and maintaining a complex database in Oracle and MySQL</text:p>
            <text:p>Install and Upgrade Oracle and Corresponding Application Tools</text:p>
            <text:p>Alter Database Structures as Needed</text:p>
            <text:p>Debug Malfunctioning Programs</text:p>
            <text:p>Create Database Backups and restoration</text:p>
          </table:table-cell>
          <table:table-cell office:value-type="string" calcext:value-type="string">
            <text:p><text:span text:style-name="T1">Looking for "Database Administrator"</text:span></text:p>
            <text:p><text:span text:style-name="T1">(Must have a deep knowledge of Oracle and MySQL administration)</text:span></text:p>
            <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Minimum B.Sc in computer Science.</text:p>
            <text:p/>
          </table:table-cell>
          <table:table-cell office:value-type="string" calcext:value-type="string">
            <text:p/>
            <text:p>Following will be added plus. </text:p>
            <text:p>Developed web application in Core PHP, Mysql / Oracle, MVC architecture.</text:p>
            <text:p>Have experience in any of the PHP Framework (Laravel / codeignitor).</text:p>
            <text:p>Proficient understanding of code versioning tools, such as (Git)</text:p>
            <text:p/>
          </table:table-cell>
          <table:table-cell office:value-type="string" calcext:value-type="string">
            <text:p/>
            <text:p>Â Negotiable</text:p>
            <text:p>                                                                    </text:p>
          </table:table-cell>
          <table:table-cell office:value-type="string" calcext:value-type="string">
            <text:p/>
            <text:p>Bonus &amp; Increment: As per company policy</text:p>
            <text:p>Lunch: Provided by Company</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7"/>
        </table:table-row>
        <table:table-row table:style-name="ro24">
          <table:table-cell office:value-type="string" calcext:value-type="string">
            <text:p>Jr./ Sr. Software Engineer (ASP.Net)</text:p>
          </table:table-cell>
          <table:table-cell office:value-type="string" calcext:value-type="string">
            <text:p>SHOPNO CODE SOFTWARE LIMITED </text:p>
          </table:table-cell>
          <table:table-cell office:value-type="string" calcext:value-type="string">
            <text:p> 03</text:p>
            <text:p>                                                                </text:p>
          </table:table-cell>
          <table:table-cell office:value-type="string" calcext:value-type="string">
            <text:p/>
            <text:p>Excellent understanding of OOP</text:p>
            <text:p>Must have experience on real life web application development using Asp.Net MVC/ Core framework with entity framework.</text:p>
            <text:p>Overall management and operation of the Product Development/ projects.</text:p>
            <text:p>Responsible for managing one or more projects within the constraints of scope, quality, time, and cost.</text:p>
            <text:p>Participate in the development of one of our flagship products, designed in .NET.</text:p>
            <text:p>Design, code, test and implement according to software design specifications following standard coding styles and practices</text:p>
            <text:p>Document and demonstrate solutions by developing documentation, flowcharts, layouts, diagrams, charts, code comments, and clear code</text:p>
            <text:p>Establish standards and processes to deliver quality software</text:p>
            <text:p>Establish and update plans with actual and forecasts using Project Management tools.</text:p>
            <text:p>Maintain documentation of the Product Development Works.</text:p>
            <text:p>Play a vital role in the Product development, implementation procedures relative to the installation of new features, process, solutions, and services for different clients.</text:p>
            <text:p>Analyze performance of programs and take action to correct deficiencies based on consultation with senior operation managers and approval of senior management team.</text:p>
            <text:p>Working directly with other developers and product managers to conceptualize, build, test and realize products.</text:p>
            <text:p>Working with the UI/UX designer to build the interface with focus on usability features.</text:p>
            <text:p>Have to provide code review report to reporting manager.</text:p>
            <text:p>Strong programming and problem solving skills.</text:p>
            <text:p>Strong understanding of software development life cycle.</text:p>
            <text:p>Ability to code, design, develop, test and bug fix.</text:p>
            <text:p>Analyze, design and develop dynamic Web Application based on project documents.</text:p>
            <text:p>Must have hands on SQL query writing skill for complex business requirements.</text:p>
            <text:p>Extensive front-end and back-end development with MS SQL server including; design, creation, and maintenance of tables, stored procedures, and views</text:p>
            <text:p/>
          </table:table-cell>
          <table:table-cell/>
          <table:table-cell office:value-type="string" calcext:value-type="string">
            <text:p/>
            <text:p>                                                                Full-time</text:p>
            <text:p>                                                            </text:p>
          </table:table-cell>
          <table:table-cell office:value-type="string" calcext:value-type="string">
            <text:p/>
            <text:p>Â 1 to 4 year(s)</text:p>
            <text:p>                                                                    </text:p>
          </table:table-cell>
          <table:table-cell office:value-type="string" calcext:value-type="string">
            <text:p/>
            <text:p>Â Both males and females are allowed to apply</text:p>
            <text:p>                                                                    </text:p>
          </table:table-cell>
          <table:table-cell office:value-type="string" calcext:value-type="string">
            <text:p/>
            <text:p>Â Age 26 to 35 years</text:p>
            <text:p>                                                                    </text:p>
          </table:table-cell>
          <table:table-cell office:value-type="string" calcext:value-type="string">
            <text:p/>
            <text:p>Â Dhaka</text:p>
            <text:p>                                                                    </text:p>
          </table:table-cell>
          <table:table-cell/>
          <table:table-cell office:value-type="string" calcext:value-type="string">
            <text:p/>
            <text:p>Bachelor degree in any disciplineB.Sc in Computer Science &amp; Engineering from a reputed university or Masters in any discipline with hands-on experience with Software application design and development</text:p>
            <text:p>Ahsanullah University of Science and Technology,American International University Bangladesh students will get preference</text:p>
            <text:p/>
          </table:table-cell>
          <table:table-cell office:value-type="string" calcext:value-type="string">
            <text:p/>
            <text:p>Age 26 to 35 years </text:p>
            <text:p>Both males and females are allowed to apply</text:p>
            <text:p>Age: negotiable based on skills</text:p>
            <text:p>Must have experience in C#, Bootstrap, Web API, ASP.NET, MVC, ADO.NET, Ajax, JavaScript, JSON, CSS, HTML, DHTML based solutions and crystal report or other reporting tools</text:p>
            <text:p>Ready to work under pressure.</text:p>
            <text:p>Ability to work individually and independently with minimal supervision.</text:p>
            <text:p>Does not take work as pressure but enjoys challenges.</text:p>
            <text:p>Good hands on optimal database designing concept using SQL Server 2005-2016 </text:p>
            <text:p>Must have good knowledge of software design principles, design patterns, coding standards , best practices, unit testing and integration testing with mock framework</text:p>
            <text:p>Fluency in written and spoken English &amp; Bengali for effective communication</text:p>
            <text:p/>
          </table:table-cell>
          <table:table-cell office:value-type="string" calcext:value-type="string">
            <text:p/>
            <text:p>Â Negotiable</text:p>
            <text:p>                                                                    </text:p>
          </table:table-cell>
          <table:table-cell office:value-type="string" calcext:value-type="string">
            <text:p/>
            <text:p>Mobile bill, Performance bonusSalary Review: YearlyFestival Bonus: 2Yearly 1 tour</text:p>
            <text:p>Birthday party</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26">
          <table:table-cell office:value-type="string" calcext:value-type="string">
            <text:p>Software Engineer (Backend Developer)</text:p>
          </table:table-cell>
          <table:table-cell office:value-type="string" calcext:value-type="string">
            <text:p>Rokomari.com </text:p>
          </table:table-cell>
          <table:table-cell office:value-type="string" calcext:value-type="string">
            <text:p>3</text:p>
            <text:p>                                                                </text:p>
          </table:table-cell>
          <table:table-cell office:value-type="string" calcext:value-type="string">
            <text:p/>
            <text:p>You have to work with existing codebases, maintain it, by developing newer features for a large scale user group.</text:p>
            <text:p>Design, build and maintain efficient, reusable Java code.</text:p>
            <text:p>Ensure the quality of the code with state of the art code checking and benchmarking.</text:p>
            <text:p>Have to sort out bugs, bottlenecks, and errors coming up with long-term as well as short-term well-thought solutions and plans.</text:p>
            <text:p>Validate ideas with internal teams and implement features with detailed schemes.</text:p>
            <text:p/>
          </table:table-cell>
          <table:table-cell/>
          <table:table-cell office:value-type="string" calcext:value-type="string">
            <text:p/>
            <text:p>                                                                Full-time</text:p>
            <text:p>                                                            </text:p>
          </table:table-cell>
          <table:table-cell office:value-type="string" calcext:value-type="string">
            <text:p/>
            <text:p>Â 3 to 6 year(s)</text:p>
            <text:p>                                                                    </text:p>
          </table:table-cell>
          <table:table-cell office:value-type="string" calcext:value-type="string">
            <text:p/>
            <text:p>Â Both males and females are allowed to apply</text:p>
            <text:p>                                                                    </text:p>
          </table:table-cell>
          <table:table-cell office:value-type="string" calcext:value-type="string">
            <text:p/>
            <text:p>Â Age 23 to 38 years</text:p>
            <text:p>                                                                    </text:p>
          </table:table-cell>
          <table:table-cell office:value-type="string" calcext:value-type="string">
            <text:p/>
            <text:p>Â Dhaka (Motijheel)</text:p>
            <text:p>                                                                    </text:p>
          </table:table-cell>
          <table:table-cell/>
          <table:table-cell office:value-type="string" calcext:value-type="string">
            <text:p/>
            <text:p>Bachelor of Science (BSc) in CSE</text:p>
            <text:p>Skills Required: Java</text:p>
            <text:p/>
          </table:table-cell>
          <table:table-cell office:value-type="string" calcext:value-type="string">
            <text:p/>
            <text:p>Age 23 to 38 years </text:p>
            <text:p>Both males and females are allowed to apply</text:p>
            <text:p>Proficient knowledge in Java Programming language, with an elaborate understanding of its ecosystems.</text:p>
            <text:p>Solid understanding of Spring MVC or Spring Boot Framework.</text:p>
            <text:p>A clear concept of Java Bean, Inversion of control (IoC), and Dependency Injection and usage of ORM ( Hibernate) are required.</text:p>
            <text:p>Have to possess a clear concept of Java Object Orientation and Abstraction.</text:p>
            <text:p>Required working experience with Spring Data JPA, </text:p>
            <text:p>Have to be excelled in using Git, Project Management Tools (Jira/Youtrack or similar) and Dependency Management Tools (Maven or Gradle).</text:p>
            <text:p>Working experience for ERP or E-Commerce is a plus.</text:p>
            <text:p>Must foster problem solve Attitude for feature implementation.</text:p>
            <text:p/>
          </table:table-cell>
          <table:table-cell office:value-type="string" calcext:value-type="string">
            <text:p/>
            <text:p>Â Negotiable</text:p>
            <text:p>                                                                    </text:p>
          </table:table-cell>
          <table:table-cell office:value-type="string" calcext:value-type="string">
            <text:p/>
            <text:p>Lunch Facilities: Partially SubsidizeSalary Review: YearlyFestival Bonus: 2As per organizational rules</text:p>
            <text:p/>
          </table:table-cell>
          <table:table-cell office:value-type="string" calcext:value-type="string">
            <text:p/>
            <text:p>Â Oct 29, 2019</text:p>
            <text:p>                                                                        </text:p>
          </table:table-cell>
          <table:table-cell office:value-type="string" calcext:value-type="string">
            <text:p/>
            <text:p>Â Nov 5, 2019</text:p>
            <text:p>                                                                        </text:p>
          </table:table-cell>
          <table:table-cell table:number-columns-repeated="1007"/>
        </table:table-row>
        <table:table-row table:style-name="ro49">
          <table:table-cell office:value-type="string" calcext:value-type="string">
            <text:p>Sr. Mobile App Developer</text:p>
          </table:table-cell>
          <table:table-cell office:value-type="string" calcext:value-type="string">
            <text:p>Bdjobs.com Limited </text:p>
          </table:table-cell>
          <table:table-cell office:value-type="string" calcext:value-type="string">
            <text:p>                  01</text:p>
            <text:p>                                                                </text:p>
          </table:table-cell>
          <table:table-cell office:value-type="string" calcext:value-type="string">
            <text:p/>
            <text:p>Development of mobile applications. (Native Android and Flutter)</text:p>
            <text:p>Maintain existing mobile applications.</text:p>
            <text:p>Lead the mobile app team</text:p>
            <text:p>Manage projects</text:p>
            <text:p/>
          </table:table-cell>
          <table:table-cell/>
          <table:table-cell office:value-type="string" calcext:value-type="string">
            <text:p/>
            <text:p>                                                                Full-time</text:p>
            <text:p>                                                            </text:p>
          </table:table-cell>
          <table:table-cell office:value-type="string" calcext:value-type="string">
            <text:p/>
            <text:p>Â 3 to 4 year(s)</text:p>
            <text:p>                                                                    </text:p>
          </table:table-cell>
          <table:table-cell office:value-type="string" calcext:value-type="string">
            <text:p/>
            <text:p>Â Both males and females are allowed to apply</text:p>
            <text:p>                                                                    </text:p>
          </table:table-cell>
          <table:table-cell office:value-type="string" calcext:value-type="string">
            <text:p/>
            <text:p>Â Age at most 30 years</text:p>
            <text:p>                                                                    </text:p>
          </table:table-cell>
          <table:table-cell office:value-type="string" calcext:value-type="string">
            <text:p/>
            <text:p>Â Dhaka</text:p>
            <text:p>                                                                    </text:p>
          </table:table-cell>
          <table:table-cell/>
          <table:table-cell office:value-type="string" calcext:value-type="string">
            <text:p/>
            <text:p>Bachelor of Science (BSc) in CSE, Bachelor of Science (BSc) in EEE</text:p>
            <text:p>Skills Required: Android, Dart, Flutter, Git Version Control System, Kotlin, SQLite</text:p>
            <text:p/>
          </table:table-cell>
          <table:table-cell office:value-type="string" calcext:value-type="string">
            <text:p/>
            <text:p>Age at most 30 years </text:p>
            <text:p>Both males and females are allowed to apply</text:p>
            <text:p>The applicant should have at least one published app in the app store.</text:p>
            <text:p>Should have sound knowledge in object-oriented programming with Kotlin and Dart </text:p>
            <text:p>Knowledge about IOS mobile SDK is plus.</text:p>
            <text:p>Experience with Flutter mobile SDK</text:p>
            <text:p>Should have experience in version control (GIT)</text:p>
            <text:p>Should be familiar with restful API and its structure.</text:p>
            <text:p>Ability to lead the team and manage projects.</text:p>
            <text:p>Applicant should have knowledge about recent trends in mobile application technology.</text:p>
            <text:p>Ability to work in different development platforms.</text:p>
            <text:p>Positive attitude and should have excellent communication skills.</text:p>
            <text:p>Must be a very good team player.</text:p>
            <text:p>Must be prepared to work under pressure and meet the deadline.</text:p>
            <text:p/>
          </table:table-cell>
          <table:table-cell office:value-type="string" calcext:value-type="string">
            <text:p/>
            <text:p>Â Negotiable</text:p>
            <text:p>                                                                    </text:p>
          </table:table-cell>
          <table:table-cell office:value-type="string" calcext:value-type="string">
            <text:p/>
            <text:p>T/A, Medical allowance, Profit share, Provident fundLunch Facilities: Partially SubsidizeSalary Review: YearlyFestival Bonus: 3</text:p>
            <text:p/>
          </table:table-cell>
          <table:table-cell office:value-type="string" calcext:value-type="string">
            <text:p/>
            <text:p>Â Oct 21, 2019</text:p>
            <text:p>                                                                        </text:p>
          </table:table-cell>
          <table:table-cell office:value-type="string" calcext:value-type="string">
            <text:p/>
            <text:p>Â Nov 2, 2019</text:p>
            <text:p>                                                                        </text:p>
          </table:table-cell>
          <table:table-cell table:number-columns-repeated="1007"/>
        </table:table-row>
        <table:table-row table:style-name="ro22">
          <table:table-cell office:value-type="string" calcext:value-type="string">
            <text:p>Hardware Engineer (Mymensingh)</text:p>
          </table:table-cell>
          <table:table-cell office:value-type="string" calcext:value-type="string">
            <text:p>Ryans Computers Ltd. </text:p>
          </table:table-cell>
          <table:table-cell office:value-type="string" calcext:value-type="string">
            <text:p>                                       Not specific</text:p>
            <text:p>                                                                </text:p>
          </table:table-cell>
          <table:table-cell office:value-type="string" calcext:value-type="string">
            <text:p/>
            <text:p>Configuring computer networks</text:p>
            <text:p>Providing technical support on-site or via phone or email</text:p>
            <text:p>Install, Configure and Repair Computer Hardware</text:p>
            <text:p>Conduct System Imaging</text:p>
            <text:p>Repair Printer</text:p>
            <text:p>photocopier &amp; CC Camera Installation </text:p>
            <text:p>Server Testing and verifying hardware</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table:table-cell office:value-type="string" calcext:value-type="string">
            <text:p/>
            <text:p>Â Age at least 21 years</text:p>
            <text:p>                                                                    </text:p>
          </table:table-cell>
          <table:table-cell office:value-type="string" calcext:value-type="string">
            <text:p/>
            <text:p>Â Mymensingh</text:p>
            <text:p>                                                                    </text:p>
          </table:table-cell>
          <table:table-cell/>
          <table:table-cell office:value-type="string" calcext:value-type="string">
            <text:p/>
            <text:p>Diploma in Engineering in Computer Applications</text:p>
            <text:p/>
          </table:table-cell>
          <table:table-cell office:value-type="string" calcext:value-type="string">
            <text:p/>
            <text:p>Age at least 21 years </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29, 2019</text:p>
            <text:p>                                                                        </text:p>
          </table:table-cell>
          <table:table-cell office:value-type="string" calcext:value-type="string">
            <text:p/>
            <text:p>Â Nov 7, 2019</text:p>
            <text:p>                                                                        </text:p>
          </table:table-cell>
          <table:table-cell table:number-columns-repeated="1007"/>
        </table:table-row>
        <table:table-row table:style-name="ro50">
          <table:table-cell office:value-type="string" calcext:value-type="string">
            <text:p>Executive (Digital Marketing with SEO)</text:p>
          </table:table-cell>
          <table:table-cell office:value-type="string" calcext:value-type="string">
            <text:p>Netcom Trade International </text:p>
          </table:table-cell>
          <table:table-cell office:value-type="string" calcext:value-type="string">
            <text:p>02</text:p>
            <text:p>                               </text:p>
          </table:table-cell>
          <table:table-cell office:value-type="string" calcext:value-type="string">
            <text:p/>
            <text:p>Write and create quality contents (especially in native US-style writing) in accordance with our service descriptions, website contents, and target market content needs on the form of web-copy, blog posts, articles for third-party content marketing platforms, ad copies &amp; social media posts, etc. </text:p>
            <text:p>Provide unique and copyright contents within specific deadlines. </text:p>
            <text:p>Plan and execute all web, SEO/SEM, marketing database, email, social media and display advertising campaigns. </text:p>
            <text:p>Perform various link building and content marketing. </text:p>
            <text:p>Social Media Outreach in Facebook, LinkedIn, and Twitter for lead generation and content publishing. Facebook/Instagram &amp; YouTube &amp; Other Social Platforms</text:p>
            <text:p>Measuring and reporting on the performance of all digital marketing campaigns. </text:p>
            <text:p>Responsibility for planning and budgetary control of all digital marketing.</text:p>
            <text:p/>
          </table:table-cell>
          <table:table-cell/>
          <table:table-cell office:value-type="string" calcext:value-type="string">
            <text:p/>
            <text:p>                                                                Full-time</text:p>
            <text:p>                                                            </text:p>
          </table:table-cell>
          <table:table-cell office:value-type="string" calcext:value-type="string">
            <text:p/>
            <text:p>Â 1 to 2 year(s)</text:p>
            <text:p>                                                                    </text:p>
          </table:table-cell>
          <table:table-cell/>
          <table:table-cell office:value-type="string" calcext:value-type="string">
            <text:p/>
            <text:p>Â Age 24 to 36 years</text:p>
            <text:p>                                                                    </text:p>
          </table:table-cell>
          <table:table-cell office:value-type="string" calcext:value-type="string">
            <text:p/>
            <text:p>Â Dhaka</text:p>
            <text:p>                                                                    </text:p>
          </table:table-cell>
          <table:table-cell/>
          <table:table-cell office:value-type="string" calcext:value-type="string">
            <text:p/>
            <text:p>Graduation from any Reputed University.</text:p>
            <text:p>Diploma/ B.Sc In Computer Science.</text:p>
            <text:p/>
          </table:table-cell>
          <table:table-cell office:value-type="string" calcext:value-type="string">
            <text:p/>
            <text:p>Age 24 to 36 years </text:p>
            <text:p>Experienced on This Field will Get Higher Priority.</text:p>
            <text:p>The applicants should have experience in the following area(s): SEO, SEO and Digital Marketer</text:p>
            <text:p>Excellent verbal and written communication skills. </text:p>
            <text:p>Proficient computer skills, Microsoft Office (Word, PowerPoint, Outlook, and Excel) and Google Docs. </text:p>
            <text:p>Must have knowledge regarding SEO system, Graphics Design &amp; Web Development. </text:p>
            <text:p>Must have knowledge video editing </text:p>
            <text:p>Must be able to work under pressure, energetic &amp; self-confident.</text:p>
            <text:p/>
          </table:table-cell>
          <table:table-cell office:value-type="string" calcext:value-type="string">
            <text:p/>
            <text:p>Â Negotiable</text:p>
            <text:p>                                                                    </text:p>
          </table:table-cell>
          <table:table-cell office:value-type="string" calcext:value-type="string">
            <text:p/>
            <text:p>Salary Review: Yearly</text:p>
            <text:p>Festival Bonus: 2</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26">
          <table:table-cell office:value-type="string" calcext:value-type="string">
            <text:p>Deputy Manager - Implementation and Operations</text:p>
          </table:table-cell>
          <table:table-cell office:value-type="string" calcext:value-type="string">
            <text:p>Fiber @ Home Ltd. </text:p>
          </table:table-cell>
          <table:table-cell office:value-type="string" calcext:value-type="string">
            <text:p>Not specific</text:p>
            <text:p>                                                                </text:p>
          </table:table-cell>
          <table:table-cell office:value-type="string" calcext:value-type="string">
            <text:p>Guide team on underground and overhead fiber deployment &amp; operations</text:p>
            <text:p>Optical fiber rollout &amp; maintenance experience</text:p>
            <text:p>Prepare work progress report daily, weekly, monthly and submit in time to line manager &amp;/or assigned person</text:p>
            <text:p>Communicate and coordinate with others department for any challenge and time to time update to PD/DPD.</text:p>
            <text:p>After receive and using the materials all reconciliation will compile and submit to SCM and ensure proper use of materials.</text:p>
            <text:p>Multi operational Team management skills</text:p>
            <text:p>TT handling and closing the TT within defined SLA of availability.</text:p>
            <text:p>Experience of maintaining underground and figure.8 cable</text:p>
            <text:p>Experience of working with KMZ and AutoCAD (AutoCAD Optional)</text:p>
            <text:p>Knowledge of AC/DC power system and equipment's such as Telco rectifier, battery, generator, Air-conditioners etc.</text:p>
            <text:p>Preparing and sharing different type of report in excel/MS word/KMZ/AutoCAD/Power Point etc.</text:p>
            <text:p>Maintain record of all operational materials receive and ensure proper usage through software.</text:p>
            <text:p>Ensure safety and security of working personnel's and company assets.</text:p>
          </table:table-cell>
          <table:table-cell office:value-type="string" calcext:value-type="string">
            <text:p/>
            <text:p><text:span text:style-name="T1">Fiber@Home plays a major part in the communications sector in Bangladesh in providing better services, especially Telecommunications sector. We build, develop, operate and maintain a nationwide optical fiber based transmission backbone to enable a common connectivity platform for different service providers like mobile operators, cable TV operators, ISPs etc. and thus helping to create a digital Bangladesh. This common infrastructure will use national resources optimally in the growing need of information &amp; communication technology and telecommunication sector. To build digital Bangladesh &amp; meet growing business need we are offering career opportunity with us, where you will explore different work environment for optimum utilization of your potentiality. Please keep on eye at our website for all current job opening &amp; detail information </text:span></text:p>
            <text:p><text:span text:style-name="T1">about us: www.fiberathome.net</text:span></text:p>
            <text:p/>
          </table:table-cell>
          <table:table-cell office:value-type="string" calcext:value-type="string">
            <text:p/>
            <text:p>                                                                Full-time</text:p>
            <text:p>                                                            </text:p>
          </table:table-cell>
          <table:table-cell office:value-type="string" calcext:value-type="string">
            <text:p/>
            <text:p>Â At least 5 year(s)</text:p>
            <text:p>                                                                    </text:p>
          </table:table-cell>
          <table:table-cell office:value-type="string" calcext:value-type="string">
            <text:p/>
            <text:p>Â Only males are allowed to apply</text:p>
            <text:p>                                                                    </text:p>
          </table:table-cell>
          <table:table-cell office:value-type="string" calcext:value-type="string">
            <text:p/>
            <text:p>Â Age 30 to 41 years</text:p>
            <text:p>                                                                    </text:p>
          </table:table-cell>
          <table:table-cell office:value-type="string" calcext:value-type="string">
            <text:p/>
            <text:p>Â Anywhere in Bangladesh</text:p>
            <text:p>                                                                    </text:p>
          </table:table-cell>
          <table:table-cell/>
          <table:table-cell office:value-type="string" calcext:value-type="string">
            <text:p/>
            <text:p>Bachelor of Science (BSc)B.Sc in EEE/ ETE/ ECE/ CSE from reputed top ranked public &amp; private university</text:p>
            <text:p>Skills Required: MS Project</text:p>
            <text:p/>
          </table:table-cell>
          <table:table-cell office:value-type="string" calcext:value-type="string">
            <text:p/>
            <text:p>Age 30 to 41 years </text:p>
            <text:p>Only males are allowed to apply</text:p>
            <text:p>MS Word/ Excel/ PowerPoint/ OneNote</text:p>
            <text:p>Managerial capability along with strong Knowledge and practical work experience</text:p>
            <text:p>Knowledge and working experience with fiber optics splicing machine, OTDR machine, laser, Optical power meter and other related tools, optical fiber link budget.</text:p>
            <text:p>Knowledge and experience on optical transmission equipment's, MPLS, TDM transmission, IP Transmission, Router, Switch and related devices.</text:p>
            <text:p>Strong knowledge and experience on AC and DC power system with Telco grade VRLA DC battery system.</text:p>
            <text:p>Should have strong managerial skill, interpersonal skill, communication skill, convincing skill.</text:p>
            <text:p>Must required to know about MS-Office (Word, Excel, Power-point)</text:p>
            <text:p>Communication: Excellent in both writing and Speaking in English</text:p>
            <text:p/>
          </table:table-cell>
          <table:table-cell/>
          <table:table-cell office:value-type="string" calcext:value-type="string">
            <text:p/>
            <text:p>Tour allowance, Profit share, Provident fund, Weekly 2 holidays, InsuranceLunch Facilities: Partially SubsidizeSalary Review: YearlyFestival Bonus: 2</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22">
          <table:table-cell office:value-type="string" calcext:value-type="string">
            <text:p>Web Developer</text:p>
          </table:table-cell>
          <table:table-cell office:value-type="string" calcext:value-type="string">
            <text:p>Coders Passion </text:p>
          </table:table-cell>
          <table:table-cell office:value-type="string" calcext:value-type="string">
            <text:p> 3</text:p>
            <text:p>                                                                </text:p>
          </table:table-cell>
          <table:table-cell office:value-type="string" calcext:value-type="string">
            <text:p>Highly functional with front-end technologies like HTML5, CSS3, Bootstrap, SASS, etc.</text:p>
            <text:p>Back-end development experience with MySQL and PHP.</text:p>
            <text:p>Expert in jQuery, Ajax, JavaScript coding.</text:p>
            <text:p>Extensive knowledge of popular CMS and shopping carts such as Wordpress, OsCommerce, Magento, Shopify, etc.</text:p>
            <text:p>Developing Custom Plugins &amp; Themes for Wordpress &amp; OsCommerce.</text:p>
            <text:p>Experience converting PSD to HTML.</text:p>
            <text:p>In the case of an Internship, you have to work full time from 10 am to 6 PM. During office time, we will train you for some hours and the rest of the hours you have to work for the office that we will be assigned. After 3 months, we will select 2/3 among them and they will be our permanent employees.</text:p>
          </table:table-cell>
          <table:table-cell office:value-type="string" calcext:value-type="string">
            <text:p><text:span text:style-name="T1">We are looking for web developers who are efficient in developing websites. If you are excellent in developing sites as well as an expert in MySQL and PHP or other programming tools, you are welcome. Any sample of your work is appreciated, and we will be glad to see that. Please send us your CV over email as well as your samples (if you have any).</text:span></text:p>
            <text:p><text:span text:style-name="T1">                                                        </text:span></text:p>
          </table:table-cell>
          <table:table-cell office:value-type="string" calcext:value-type="string">
            <text:p/>
            <text:p>                                                                Full-time, Internship</text:p>
            <text:p>                                                            </text:p>
          </table:table-cell>
          <table:table-cell/>
          <table:table-cell office:value-type="string" calcext:value-type="string">
            <text:p/>
            <text:p>Â Both males and females are allowed to apply</text:p>
            <text:p>                                                                    </text:p>
          </table:table-cell>
          <table:table-cell office:value-type="string" calcext:value-type="string">
            <text:p/>
            <text:p>Â Age 22 to 35 years</text:p>
            <text:p>                                                                    </text:p>
          </table:table-cell>
          <table:table-cell office:value-type="string" calcext:value-type="string">
            <text:p/>
            <text:p>Â Khulna, Mymensingh, Khulna (Khulna Sadar), Mymensingh (Mymensingh Sadar)</text:p>
            <text:p>                                                                    </text:p>
          </table:table-cell>
          <table:table-cell/>
          <table:table-cell office:value-type="string" calcext:value-type="string">
            <text:p/>
            <text:p>Bachelor degree in any discipline, Bachelor of Science (BSc) in Computer Science &amp; Engineering, Diploma in Engineering</text:p>
            <text:p>Skills Required:  Core PHP,  Shopify, WordPress, Wordpress Plugin Development, WordPress theme development and customization, Zencart</text:p>
            <text:p/>
          </table:table-cell>
          <table:table-cell office:value-type="string" calcext:value-type="string">
            <text:p/>
            <text:p>Age 22 to 35 years </text:p>
            <text:p>Both males and females are allowed to apply</text:p>
            <text:p/>
          </table:table-cell>
          <table:table-cell office:value-type="string" calcext:value-type="string">
            <text:p/>
            <text:p>Â Tk. 8000 - 15000 (Monthly)</text:p>
            <text:p>                                                                    </text:p>
          </table:table-cell>
          <table:table-cell office:value-type="string" calcext:value-type="string">
            <text:p/>
            <text:p>Mobile bill, Tour allowance, Medical allowance, Performance bonus, Provident fund, Over time allowanceSalary Review: Half YearlyFestival Bonus: 2Our training period is for 3 months which depends on your performance; if you are a good performer, then you might be selected as a permanent employee anytime within 3 months.</text:p>
            <text:p>Quick Salary Increment (Based on your performance)</text:p>
            <text:p>Friendly working environment</text:p>
            <text:p/>
          </table:table-cell>
          <table:table-cell office:value-type="string" calcext:value-type="string">
            <text:p/>
            <text:p>Â Oct 29, 2019</text:p>
            <text:p>                                                                        </text:p>
          </table:table-cell>
          <table:table-cell office:value-type="string" calcext:value-type="string">
            <text:p/>
            <text:p>Â Nov 27, 2019</text:p>
            <text:p>                                                                        </text:p>
          </table:table-cell>
          <table:table-cell table:number-columns-repeated="1007"/>
        </table:table-row>
        <table:table-row table:style-name="ro25">
          <table:table-cell office:value-type="string" calcext:value-type="string">
            <text:p>Creative Visualizer</text:p>
          </table:table-cell>
          <table:table-cell office:value-type="string" calcext:value-type="string">
            <text:p>Helping Ants Ltd. </text:p>
          </table:table-cell>
          <table:table-cell office:value-type="string" calcext:value-type="string">
            <text:p> 01</text:p>
            <text:p>                                                                </text:p>
          </table:table-cell>
          <table:table-cell office:value-type="string" calcext:value-type="string">
            <text:p>Making and managing social media content for social media platforms</text:p>
            <text:p>Making creative visual for all sort of digital media</text:p>
            <text:p>Assisting in development and implementation of advertising and promotional activities</text:p>
            <text:p>Performing responsibilities relates with Brand and Branding placement</text:p>
            <text:p>Developing corporate identity</text:p>
            <text:p>Develop briefings, brochures, multimedia presentations, web pages, technical illustrations, and computer artwork, and slide shows.</text:p>
            <text:p>Creativity is an essential requirement to be a successful visualizer. Balancing the need for both functional requirements with a pleasant and engaging form is the cornerstone to your success. Having an innate artistic ability to decide how best to manipulate colors, contrast, typography and other visual elements in your work is very important.</text:p>
          </table:table-cell>
          <table:table-cell office:value-type="string" calcext:value-type="string">
            <text:p><text:span text:style-name="T1">Working Hour: 9 AM to 6 PM</text:span></text:p>
            <text:p><text:span text:style-name="T1">Working days: Monday to Friday (5 days in a week)</text:span></text:p>
            <text:p><text:span text:style-name="T1">Are you passionate about designing? Do you live and dream to be a successful creative web designer/visualizer in future? Do you find motion graphics inspiring? Then we would like you to be a part of us.</text:span></text:p>
            <text:p><text:span text:style-name="T1">Helping Ants is expanding its operations in Bangladesh and we want you who is passionate about creative designing and has a keen eye towards graphics to be part of our team.</text:span></text:p>
            <text:p><text:span text:style-name="T1">We want someone who is creative, up to date to the international design trends, both from marketing perspective and a graphic point of view, and wants to build a career in web designing in future. In this role, you will be expected to create visual concepts using computer software to communicate ideas that inspire and inform customers. and the ability to develop and design innovative concept.</text:span></text:p>
            <text:p/>
          </table:table-cell>
          <table:table-cell office:value-type="string" calcext:value-type="string">
            <text:p/>
            <text:p>                                                                Full-time</text:p>
            <text:p>                                                            </text:p>
          </table:table-cell>
          <table:table-cell office:value-type="string" calcext:value-type="string">
            <text:p/>
            <text:p>Â 2 to 6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 (Uttara)</text:p>
            <text:p>                                                                    </text:p>
          </table:table-cell>
          <table:table-cell/>
          <table:table-cell office:value-type="string" calcext:value-type="string">
            <text:p/>
            <text:p>Bachelors/ Masters in Fine Arts and Creative Designing.</text:p>
            <text:p>English Medium Background preferred.</text:p>
            <text:p>Educational background can be considered for experienced candidates on this field of work.</text:p>
            <text:p/>
          </table:table-cell>
          <table:table-cell office:value-type="string" calcext:value-type="string">
            <text:p/>
            <text:p>Both males and females are allowed to apply</text:p>
            <text:p>Leveraging your creativity with an extensive knowledge of today's powerful graphic design software tools is required. Expectations are that as a creative visualizer, you will have knowledge of how to use:</text:p>
            <text:p>Adobe Photoshop (Must)</text:p>
            <text:p>Adobe Illustrator (Must)</text:p>
            <text:p>Adobe InDesign</text:p>
            <text:p>Adobe After Effects</text:p>
            <text:p>Adobe Premier Pro </text:p>
            <text:p>Any 3D Modeling software</text:p>
            <text:p/>
          </table:table-cell>
          <table:table-cell/>
          <table:table-cell office:value-type="string" calcext:value-type="string">
            <text:p/>
            <text:p>Weekly 2 holidaysLunch Facilities: Full SubsidizeSalary Review: YearlyYou will work in our new office in Uttara and be a part of a growing European organization in Bangladesh.</text:p>
            <text:p>Free lunch and coffee</text:p>
            <text:p/>
          </table:table-cell>
          <table:table-cell office:value-type="string" calcext:value-type="string">
            <text:p/>
            <text:p>Â Oct 29, 2019</text:p>
            <text:p>                                                                        </text:p>
          </table:table-cell>
          <table:table-cell office:value-type="string" calcext:value-type="string">
            <text:p/>
            <text:p>Â Nov 28, 2019</text:p>
            <text:p>                                                                        </text:p>
          </table:table-cell>
          <table:table-cell table:number-columns-repeated="1007"/>
        </table:table-row>
        <table:table-row table:style-name="ro51">
          <table:table-cell office:value-type="string" calcext:value-type="string">
            <text:p>Jr. Executive, IT Department</text:p>
          </table:table-cell>
          <table:table-cell office:value-type="string" calcext:value-type="string">
            <text:p>RGR Sweater Ltd. (Assurance Moni Group) </text:p>
          </table:table-cell>
          <table:table-cell office:value-type="string" calcext:value-type="string">
            <text:p> Not specific</text:p>
            <text:p>                                                                </text:p>
          </table:table-cell>
          <table:table-cell office:value-type="string" calcext:value-type="string">
            <text:p/>
            <text:p>                                                            This position is responsible to effectively manage overall IT operations in Factories with close collaboration with Head Office IT Department.</text:p>
            <text:p>                                                        </text:p>
          </table:table-cell>
          <table:table-cell/>
          <table:table-cell office:value-type="string" calcext:value-type="string">
            <text:p/>
            <text:p>                                                                Full-time</text:p>
            <text:p>                                                            </text:p>
          </table:table-cell>
          <table:table-cell office:value-type="string" calcext:value-type="string">
            <text:p/>
            <text:p>Â At most 2 year(s)</text:p>
            <text:p>                                                                    </text:p>
          </table:table-cell>
          <table:table-cell office:value-type="string" calcext:value-type="string">
            <text:p/>
            <text:p>Â Only males are allowed to apply</text:p>
            <text:p>                                                                    </text:p>
          </table:table-cell>
          <table:table-cell office:value-type="string" calcext:value-type="string">
            <text:p/>
            <text:p>Â Age 22 to 28 years</text:p>
            <text:p>                                                                    </text:p>
          </table:table-cell>
          <table:table-cell office:value-type="string" calcext:value-type="string">
            <text:p/>
            <text:p>Â Gazipur (Sreepur)</text:p>
            <text:p>                                                                    </text:p>
          </table:table-cell>
          <table:table-cell/>
          <table:table-cell office:value-type="string" calcext:value-type="string">
            <text:p/>
            <text:p>Diploma in Engineering In Computer Science</text:p>
            <text:p/>
          </table:table-cell>
          <table:table-cell office:value-type="string" calcext:value-type="string">
            <text:p/>
            <text:p>Age 22 to 28 years </text:p>
            <text:p>Only males are allowed to apply</text:p>
            <text:p>Good Knowledge on CCTV surveillance systemGood coordination capacity to work with others departments.</text:p>
            <text:p>Good knowledge on  CCTV Surveillance System.</text:p>
            <text:p>Good Coordination capacity to work with others departments.</text:p>
            <text:p/>
          </table:table-cell>
          <table:table-cell office:value-type="string" calcext:value-type="string">
            <text:p/>
            <text:p>Â Tk. 10000 (Monthly)</text:p>
            <text:p>                                                                    </text:p>
          </table:table-cell>
          <table:table-cell office:value-type="string" calcext:value-type="string">
            <text:p/>
            <text:p>Festival Bonus: 2As per company policy</text:p>
            <text:p/>
          </table:table-cell>
          <table:table-cell office:value-type="string" calcext:value-type="string">
            <text:p/>
            <text:p>Â Oct 28, 2019</text:p>
            <text:p>                                                                        </text:p>
          </table:table-cell>
          <table:table-cell office:value-type="string" calcext:value-type="string">
            <text:p/>
            <text:p>Â Nov 27, 2019</text:p>
            <text:p>                                                                        </text:p>
          </table:table-cell>
          <table:table-cell table:number-columns-repeated="1007"/>
        </table:table-row>
        <table:table-row table:style-name="ro49">
          <table:table-cell office:value-type="string" calcext:value-type="string">
            <text:p>iOS Application Developer</text:p>
          </table:table-cell>
          <table:table-cell office:value-type="string" calcext:value-type="string">
            <text:p>Durbin Labs </text:p>
          </table:table-cell>
          <table:table-cell office:value-type="string" calcext:value-type="string">
            <text:p> 1</text:p>
            <text:p>                                                                </text:p>
          </table:table-cell>
          <table:table-cell office:value-type="string" calcext:value-type="string">
            <text:p/>
            <text:p>                                                            Durbin Labs Limited is currently looking for enthusiastic iOS app developer</text:p>
            <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24 to 35 years</text:p>
            <text:p>                                                                    </text:p>
          </table:table-cell>
          <table:table-cell office:value-type="string" calcext:value-type="string">
            <text:p/>
            <text:p>Â Dhaka</text:p>
            <text:p>                                                                    </text:p>
          </table:table-cell>
          <table:table-cell/>
          <table:table-cell office:value-type="string" calcext:value-type="string">
            <text:p/>
            <text:p>Bachelor of Science (BSc)</text:p>
            <text:p/>
          </table:table-cell>
          <table:table-cell office:value-type="string" calcext:value-type="string">
            <text:p/>
            <text:p>Age 24 to 35 years </text:p>
            <text:p>Both males and females are allowed to apply</text:p>
            <text:p>The applicant MUST have skill / strong knowledge of - </text:p>
            <text:p>Swift &amp; Objective-C</text:p>
            <text:p>Xcode IDE</text:p>
            <text:p>iOS application development</text:p>
            <text:p>Cocoa Frameworks</text:p>
            <text:p>UIKit Framework &amp; Core Graphics</text:p>
            <text:p>Foundation framework &amp; Core Data framework</text:p>
            <text:p>VCS (at least Git)</text:p>
            <text:p>Preferable knowledge/experience as follows:  </text:p>
            <text:p>Various types of APIs (at least REST)</text:p>
            <text:p>Third party libraries</text:p>
            <text:p>Strong coding ability in OOP</text:p>
            <text:p>Design patterns (MVP, MVVM, MVC etc.)</text:p>
            <text:p>UI design guidelines and principles</text:p>
            <text:p>Multithreading iOS memory management</text:p>
            <text:p>Automated testing (at least for iOS apps)</text:p>
            <text:p>Working under pressure with tight deadlines</text:p>
            <text:p>Working in teams</text:p>
            <text:p>Latest technologies</text:p>
            <text:p>WebRTC &amp; SIP related technology stack</text:p>
            <text:p/>
          </table:table-cell>
          <table:table-cell office:value-type="string" calcext:value-type="string">
            <text:p/>
            <text:p>Â Negotiable</text:p>
            <text:p>                                                                    </text:p>
          </table:table-cell>
          <table:table-cell office:value-type="string" calcext:value-type="string">
            <text:p/>
            <text:p>Performance bonusLunch Facilities: Full SubsidizeSalary Review: YearlyFestival Bonus: 2Project &amp; performance bonus based on the KPI</text:p>
            <text:p>Breakfast, lunch &amp; evening snacks fully complementary</text:p>
            <text:p>Friendly working environment</text:p>
            <text:p/>
          </table:table-cell>
          <table:table-cell office:value-type="string" calcext:value-type="string">
            <text:p/>
            <text:p>Â Oct 28, 2019</text:p>
            <text:p>                                                                        </text:p>
          </table:table-cell>
          <table:table-cell office:value-type="string" calcext:value-type="string">
            <text:p/>
            <text:p>Â Nov 27, 2019</text:p>
            <text:p>                                                                        </text:p>
          </table:table-cell>
          <table:table-cell table:number-columns-repeated="1007"/>
        </table:table-row>
        <table:table-row table:style-name="ro31">
          <table:table-cell office:value-type="string" calcext:value-type="string">
            <text:p>Executive (Factory IT/ MIS)</text:p>
          </table:table-cell>
          <table:table-cell office:value-type="string" calcext:value-type="string">
            <text:p>Shabab Fabrics Limited </text:p>
          </table:table-cell>
          <table:table-cell office:value-type="string" calcext:value-type="string">
            <text:p>   02</text:p>
            <text:p>                                                                </text:p>
          </table:table-cell>
          <table:table-cell office:value-type="string" calcext:value-type="string">
            <text:p/>
            <text:p>Payroll Software and Attendance System of full Management</text:p>
            <text:p>Maintaining ERP and Other customized solution.</text:p>
            <text:p>Provide IT supports to user end for their Desktops, Laptops, Wireless Router,Scanners , Fax, Printers and other IT assets as per company IT policy. </text:p>
            <text:p>Trouble shooting on Mail client and very good knowledge on data recovery and disaster management.</text:p>
            <text:p>Setup and maintain company?s computer network which includes,Fiber optics,Radio link, LAN and WAN network</text:p>
            <text:p>Candidate will be responsible for designing and developing new and existing client server based software.</text:p>
            <text:p>Experience of handling &amp; Trouble Shooting of IP Camera, CCTV,Video Conferencing Equipment, Finger Attendances &amp; Access control Device.</text:p>
            <text:p>Conduct user training for software and application as required</text:p>
            <text:p>Develop/maintain website for the company</text:p>
            <text:p>IT budget, updating inventory of all hardware and software and maintaining proper documentation</text:p>
            <text:p/>
          </table:table-cell>
          <table:table-cell/>
          <table:table-cell office:value-type="string" calcext:value-type="string">
            <text:p/>
            <text:p>                                                                Full-time</text:p>
            <text:p>                                                            </text:p>
          </table:table-cell>
          <table:table-cell office:value-type="string" calcext:value-type="string">
            <text:p/>
            <text:p>Â 4 to 8 year(s)</text:p>
            <text:p>                                                                    </text:p>
          </table:table-cell>
          <table:table-cell office:value-type="string" calcext:value-type="string">
            <text:p/>
            <text:p>Â Only males are allowed to apply</text:p>
            <text:p>                                                                    </text:p>
          </table:table-cell>
          <table:table-cell office:value-type="string" calcext:value-type="string">
            <text:p/>
            <text:p>Â Age 25 to 32 years</text:p>
            <text:p>                                                                    </text:p>
          </table:table-cell>
          <table:table-cell office:value-type="string" calcext:value-type="string">
            <text:p/>
            <text:p>Â Dhaka, Mymensingh (Bhaluka)</text:p>
            <text:p>                                                                    </text:p>
          </table:table-cell>
          <table:table-cell/>
          <table:table-cell office:value-type="string" calcext:value-type="string">
            <text:p/>
            <text:p>Masters in Computer Application (MCA) in Computer Science, Bachelor of Computer Application (BCA) in Computer Engineering</text:p>
            <text:p/>
          </table:table-cell>
          <table:table-cell office:value-type="string" calcext:value-type="string">
            <text:p/>
            <text:p>Age 25 to 32 years </text:p>
            <text:p>Only males are allowed to apply</text:p>
            <text:p>The applicants should have experience in the following area(s): IT System Management, Network Engineer/Network Administrator, MIS</text:p>
            <text:p>The applicants should have experience in the following business area(s): Computer Hardware/Network Companies, Group of Companies, Manufacturing (FMCG), Textile (Spinning, Weaving, Knitting, Dyeing/ Finishing)</text:p>
            <text:p/>
          </table:table-cell>
          <table:table-cell office:value-type="string" calcext:value-type="string">
            <text:p/>
            <text:p>Â Negotiable</text:p>
            <text:p>                                                                    </text:p>
          </table:table-cell>
          <table:table-cell office:value-type="string" calcext:value-type="string">
            <text:p/>
            <text:p>T/A, Mobile bill, Tour allowanceLunch Facilities: Partially SubsidizeSalary Review: YearlyFestival Bonus: 2As per Company policy</text:p>
            <text:p/>
          </table:table-cell>
          <table:table-cell office:value-type="string" calcext:value-type="string">
            <text:p/>
            <text:p>Â Oct 28, 2019</text:p>
            <text:p>                                                                        </text:p>
          </table:table-cell>
          <table:table-cell office:value-type="string" calcext:value-type="string">
            <text:p/>
            <text:p>Â Nov 2, 2019</text:p>
            <text:p>                                                                        </text:p>
          </table:table-cell>
          <table:table-cell table:number-columns-repeated="1007"/>
        </table:table-row>
        <table:table-row table:style-name="ro52">
          <table:table-cell office:value-type="string" calcext:value-type="string">
            <text:p>System Administrator</text:p>
          </table:table-cell>
          <table:table-cell office:value-type="string" calcext:value-type="string">
            <text:p>Soorty Textile (BD) Ltd. </text:p>
          </table:table-cell>
          <table:table-cell office:value-type="string" calcext:value-type="string">
            <text:p>01</text:p>
            <text:p>                                                                </text:p>
          </table:table-cell>
          <table:table-cell office:value-type="string" calcext:value-type="string">
            <text:p>Soorty Textiles (BD) Ltd is a high quality Denim Garments manufacture in Comilla - EPZ. It is vertical setup of denim garment manufacturing company with Embroidery, Printing Laundry &amp; ETP. We are certified for GOTS (Global Organic Textiles Standard)/OCS (Organic Content Standard)/LEED (Leadership in Energy and Environmental Design)/BSCI (Business Social Compliance Initiative)/SMETA (SEDEX Members Ethical Trade Audit).Reporting Authority <text:s text:c="2"/>: Head of ICT Location <text:s/>: <text:s text:c="2"/>Comilla Export Processing Zone</text:p>
          </table:table-cell>
          <table:table-cell/>
          <table:table-cell office:value-type="string" calcext:value-type="string">
            <text:p/>
            <text:p>                                                                Full-time</text:p>
            <text:p>                                                            </text:p>
          </table:table-cell>
          <table:table-cell office:value-type="string" calcext:value-type="string">
            <text:p/>
            <text:p>Â 4 to 7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Cumilla, Cumilla (Cumilla Adarsha Sadar, Cumilla Sadar Dakshin)</text:p>
            <text:p>                                                                    </text:p>
          </table:table-cell>
          <table:table-cell/>
          <table:table-cell office:value-type="string" calcext:value-type="string">
            <text:p/>
            <text:p>Bachelor of Science (BSc) in Computer Science  Engineering</text:p>
            <text:p>Skills Required: Communication skill, IT Support Service</text:p>
            <text:p/>
          </table:table-cell>
          <table:table-cell office:value-type="string" calcext:value-type="string">
            <text:p/>
            <text:p>Age 25 to 35 years </text:p>
            <text:p>Only males are allowed to apply</text:p>
            <text:p>IT System Management</text:p>
            <text:p>Architects and design infrastructure within systems and network capacity.</text:p>
            <text:p>Experience troubleshooting large scale distributed systems </text:p>
            <text:p>Knowledge of SAN technology. Experience with multiple enterprise backup strategies, including agent and SAN-based backups, snapshots, and file and block-level replication. </text:p>
            <text:p>Working knowledge of PowerShell or similar scripting language(s).</text:p>
            <text:p>IT Documentation  and designing (SOP,MOP etc).</text:p>
            <text:p>Administer server and network infrastructure in  Cisco Blade Servers </text:p>
            <text:p>Administer various Cisco Switch Network Manage Layer 2 </text:p>
            <text:p> IP Telephony System </text:p>
            <text:p>Wireless Network </text:p>
            <text:p>Storage  system </text:p>
            <text:p>Security Devices Firewall (Juniper)</text:p>
            <text:p>Administer and support Exchange Server /Office 365 </text:p>
            <text:p>Review, update, and maintain existing IT related policies and draft new policies as needed </text:p>
            <text:p>Maintain hardware and software inventories. </text:p>
            <text:p>Ensure existing, IT related certifications are renewed </text:p>
            <text:p>Obtain new certifications to increase security</text:p>
            <text:p>Capability to installing  Server Rack ,firewall , storage, switch , network equipment , UPS ,batteries etc .</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29, 2019</text:p>
            <text:p>                                                                        </text:p>
          </table:table-cell>
          <table:table-cell office:value-type="string" calcext:value-type="string">
            <text:p/>
            <text:p>Â Nov 26, 2019</text:p>
            <text:p>                                                                        </text:p>
          </table:table-cell>
          <table:table-cell table:number-columns-repeated="1007"/>
        </table:table-row>
        <table:table-row table:style-name="ro53">
          <table:table-cell office:value-type="string" calcext:value-type="string">
            <text:p>Programmer</text:p>
          </table:table-cell>
          <table:table-cell office:value-type="string" calcext:value-type="string">
            <text:p>Digicon Technologies Ltd. </text:p>
          </table:table-cell>
          <table:table-cell office:value-type="string" calcext:value-type="string">
            <text:p>01</text:p>
            <text:p>                                                                </text:p>
          </table:table-cell>
          <table:table-cell office:value-type="string" calcext:value-type="string">
            <text:p>Must have clear concept of OOP PHP, MVC, Understanding of Object Construction.</text:p>
            <text:p>Working experience on PHP Raw Coding.</text:p>
            <text:p>Experience with a relational database, preferably MySQL.</text:p>
            <text:p>Must have working experience on following web technologies: Vue.js, Vanilla JS, jQuery, Ajax, HTML5, CSS, Bootstrap, materialize js, PhoneGap, Ionic, Apache Cordova.</text:p>
            <text:p>Implement and deploy different third-party APIs like Facebook API, Google API, Ajax Libraries APIs, SMS integration, Jason APIs.</text:p>
            <text:p>Optimize existing code base and work on software architecture.</text:p>
            <text:p>Work in a cross-functional team with product owners, mobile developers, front end developers and designers.</text:p>
            <text:p>Understand customer behavior and create positive improvements.</text:p>
          </table:table-cell>
          <table:table-cell office:value-type="string" calcext:value-type="string">
            <text:p><text:span text:style-name="T1">We are looking for a full stack programmer, who will work in an agile and interdisciplinary team, closely together with our product development manager, and make a contribution to the development of our products. Applicant must have technical problem-solving skill and able to share their understanding with business partners, technical or non-technical person.</text:span></text:p>
            <text:p><text:span text:style-name="T1">                                                        </text:span></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Both males and females are allowed to apply</text:p>
            <text:p>                                                                    </text:p>
          </table:table-cell>
          <table:table-cell office:value-type="string" calcext:value-type="string">
            <text:p/>
            <text:p>Â Age 25 to 32 years</text:p>
            <text:p>                                                                    </text:p>
          </table:table-cell>
          <table:table-cell office:value-type="string" calcext:value-type="string">
            <text:p/>
            <text:p>Â Dhaka (Khilkhet)</text:p>
            <text:p>                                                                    </text:p>
          </table:table-cell>
          <table:table-cell/>
          <table:table-cell office:value-type="string" calcext:value-type="string">
            <text:p/>
            <text:p>Bachelor of Science (BSc) in Computer Science Engineering</text:p>
            <text:p/>
          </table:table-cell>
          <table:table-cell office:value-type="string" calcext:value-type="string">
            <text:p/>
            <text:p>Age 25 to 32 years </text:p>
            <text:p>Both males and females are allowed to apply</text:p>
            <text:p>Should have good Communication Skill.</text:p>
            <text:p>Able to work under pressure.</text:p>
            <text:p>Able to work independently and in a team.</text:p>
            <text:p>Able to multi-task.</text:p>
            <text:p>Open to take challenge.</text:p>
            <text:p/>
          </table:table-cell>
          <table:table-cell/>
          <table:table-cell office:value-type="string" calcext:value-type="string">
            <text:p/>
            <text:p>Festival Bonus: 2As per policy.</text:p>
            <text:p/>
          </table:table-cell>
          <table:table-cell office:value-type="string" calcext:value-type="string">
            <text:p/>
            <text:p>Â Oct 29, 2019</text:p>
            <text:p>                                                                        </text:p>
          </table:table-cell>
          <table:table-cell office:value-type="string" calcext:value-type="string">
            <text:p/>
            <text:p>Â Nov 14, 2019</text:p>
            <text:p>                                                                        </text:p>
          </table:table-cell>
          <table:table-cell table:number-columns-repeated="1007"/>
        </table:table-row>
        <table:table-row table:style-name="ro54">
          <table:table-cell office:value-type="string" calcext:value-type="string">
            <text:p>Executive, MIS</text:p>
          </table:table-cell>
          <table:table-cell office:value-type="string" calcext:value-type="string">
            <text:p>Digicon Technologies Ltd. </text:p>
          </table:table-cell>
          <table:table-cell office:value-type="string" calcext:value-type="string">
            <text:p>     1</text:p>
            <text:p>                                                                </text:p>
          </table:table-cell>
          <table:table-cell office:value-type="string" calcext:value-type="string">
            <text:p/>
            <text:p>Daily &amp; Monthly productivity Report.</text:p>
            <text:p>Attendance maintenance &amp; absenteeism dashboard preparing.</text:p>
            <text:p>Monthly performance-stack reporting.</text:p>
            <text:p>Roaster preparation and maintenance.</text:p>
            <text:p>QA performance vs standard report.</text:p>
            <text:p>Monthly Service Level Template update.</text:p>
            <text:p>Developing &amp; maintain different type of reporting dashboard as per requirement.</text:p>
            <text:p>Report generation from mass data.</text:p>
            <text:p/>
          </table:table-cell>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at most 30 years</text:p>
            <text:p>                                                                    </text:p>
          </table:table-cell>
          <table:table-cell office:value-type="string" calcext:value-type="string">
            <text:p/>
            <text:p>Â Dhaka (Khilkhet)</text:p>
            <text:p>                                                                    </text:p>
          </table:table-cell>
          <table:table-cell/>
          <table:table-cell office:value-type="string" calcext:value-type="string">
            <text:p/>
            <text:p>Bachelor Degree, preferably in Management Information System/Statistics from any recognized university.</text:p>
            <text:p/>
          </table:table-cell>
          <table:table-cell office:value-type="string" calcext:value-type="string">
            <text:p/>
            <text:p>Age at most 30 years </text:p>
            <text:p>Both males and females are allowed to apply</text:p>
            <text:p>Advanced level Excel (Vlookup, Pivot-Table, Function, Formula, Dashboard, Chart/Graph etc) is required.Should have knowledge in workforce manning calculation and shift roster preparation.Should have basic knowledge on MS Access, SQL Query, Power Point.Must have Analytical ability and Problem Solving skills.Willing to work in any roster.</text:p>
            <text:p/>
          </table:table-cell>
          <table:table-cell/>
          <table:table-cell office:value-type="string" calcext:value-type="string">
            <text:p/>
            <text:p>Festival Bonus: 2As per Policy.</text:p>
            <text:p/>
          </table:table-cell>
          <table:table-cell office:value-type="string" calcext:value-type="string">
            <text:p/>
            <text:p>Â Oct 28, 2019</text:p>
            <text:p>                                                                        </text:p>
          </table:table-cell>
          <table:table-cell office:value-type="string" calcext:value-type="string">
            <text:p/>
            <text:p>Â Nov 10, 2019</text:p>
            <text:p>                                                                        </text:p>
          </table:table-cell>
          <table:table-cell table:number-columns-repeated="1007"/>
        </table:table-row>
        <table:table-row table:style-name="ro55">
          <table:table-cell office:value-type="string" calcext:value-type="string">
            <text:p>iOS Developer/ Trainer</text:p>
          </table:table-cell>
          <table:table-cell office:value-type="string" calcext:value-type="string">
            <text:p>Radisson Digital Technologies Ltd. </text:p>
          </table:table-cell>
          <table:table-cell office:value-type="string" calcext:value-type="string">
            <text:p>   02</text:p>
            <text:p>                                                                </text:p>
          </table:table-cell>
          <table:table-cell office:value-type="string" calcext:value-type="string">
            <text:p/>
            <text:p>Online Portfolio or example of live work is MUST.</text:p>
            <text:p>Candidate must be able to work independently.</text:p>
            <text:p>Proficient in iOS SDK (9.x, 10.x, 11.x), Objective C, Swift, XCode, SQLite, Cocoa Touch, Web service.</text:p>
            <text:p>Familiarity with RESTful APIs to connect iOS applications to back-end services</text:p>
            <text:p>Develop new mobile applications according to client's/management requirements.</text:p>
            <text:p>Maintain and enhance existing mobile applications.</text:p>
            <text:p>Manage projects, maintain documentation on different phases of projects.</text:p>
            <text:p>Respond promptly and fix the issues/bug identified by clients/QC.</text:p>
            <text:p>Must have hands-on experience on using Auto Layout to support adaptive layouts</text:p>
            <text:p>Knows how to handle both xib files and storyboard</text:p>
            <text:p>Extensive experience in developing high performance Enterprise iOS applications with multilingual support</text:p>
            <text:p>Push notifications using APNS, camera UI handling etc. also a must</text:p>
            <text:p>Must have very good Object Oriented Concepts</text:p>
            <text:p>Hands-on experience on publishing iOS app in apple app store is a must</text:p>
            <text:p>Comfortable working through the entire stack from user interface through the systems levels</text:p>
            <text:p>Experience on web service or Web API integration and consuming XML or JSON is a must</text:p>
            <text:p>Database programming skills on SQLite, MySQL or PostgreSql</text:p>
            <text:p>Hard working, Innovative, Quality Conscious, Self-motivated</text:p>
            <text:p>Keep skills current with new technologies</text:p>
            <text:p>Has to work on multiple projects</text:p>
            <text:p>Has to attend meetings with client</text:p>
            <text:p>Have to use version controlling system (git).</text:p>
            <text:p/>
          </table:table-cell>
          <table:table-cell/>
          <table:table-cell office:value-type="string" calcext:value-type="string">
            <text:p/>
            <text:p>                                                                Full-time</text:p>
            <text:p>                                                            </text:p>
          </table:table-cell>
          <table:table-cell/>
          <table:table-cell office:value-type="string" calcext:value-type="string">
            <text:p/>
            <text:p>Â Both males and females are allowed to apply</text:p>
            <text:p>                                                                    </text:p>
          </table:table-cell>
          <table:table-cell office:value-type="string" calcext:value-type="string">
            <text:p/>
            <text:p>Â Age 24 to 35 years</text:p>
            <text:p>                                                                    </text:p>
          </table:table-cell>
          <table:table-cell office:value-type="string" calcext:value-type="string">
            <text:p/>
            <text:p>Â Dhaka</text:p>
            <text:p>                                                                    </text:p>
          </table:table-cell>
          <table:table-cell/>
          <table:table-cell office:value-type="string" calcext:value-type="string">
            <text:p/>
            <text:p>Bachelor of Science (BSc) in iOSiOS based Education back Ground.</text:p>
            <text:p/>
          </table:table-cell>
          <table:table-cell office:value-type="string" calcext:value-type="string">
            <text:p/>
            <text:p>Age 24 to 35 years </text:p>
            <text:p>Both males and females are allowed to apply</text:p>
            <text:p>Required to communicate effectively with development team.</text:p>
            <text:p>Communicate with client directly</text:p>
            <text:p>Must have capability to adapt new technology and if necessary switch to new technology</text:p>
            <text:p>With the QA team, jointly develop strategies for automating testing across multiple platforms.</text:p>
            <text:p>Perform detailed requirement , time estimation, analysis and contribute to the design of the architecture</text:p>
            <text:p>Highly motivated, enthusiastic, and self-driven. Strong desire to learn new technologies.</text:p>
            <text:p/>
          </table:table-cell>
          <table:table-cell office:value-type="string" calcext:value-type="string">
            <text:p/>
            <text:p>Â Negotiable</text:p>
            <text:p>                                                                    </text:p>
          </table:table-cell>
          <table:table-cell/>
          <table:table-cell office:value-type="string" calcext:value-type="string">
            <text:p/>
            <text:p>Â Oct 29, 2019</text:p>
            <text:p>                                                                        </text:p>
          </table:table-cell>
          <table:table-cell office:value-type="string" calcext:value-type="string">
            <text:p/>
            <text:p>Â Nov 10, 2019</text:p>
            <text:p>                                                                        </text:p>
          </table:table-cell>
          <table:table-cell table:number-columns-repeated="1007"/>
        </table:table-row>
        <table:table-row table:style-name="ro23">
          <table:table-cell office:value-type="string" calcext:value-type="string">
            <text:p>Junior Programmer</text:p>
          </table:table-cell>
          <table:table-cell office:value-type="string" calcext:value-type="string">
            <text:p>Tiller </text:p>
          </table:table-cell>
          <table:table-cell office:value-type="string" calcext:value-type="string">
            <text:p>         2</text:p>
            <text:p>                                                                </text:p>
          </table:table-cell>
          <table:table-cell office:value-type="string" calcext:value-type="string">
            <text:p/>
            <text:p>Web Application Development</text:p>
            <text:p>Build and restructure Back-end Services</text:p>
            <text:p>Restructure and Build Front-end Services</text:p>
            <text:p>Project debugging and Testing &amp;</text:p>
            <text:p>Other relevant tasks.</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table:table-cell office:value-type="string" calcext:value-type="string">
            <text:p/>
            <text:p>Bachelor in Engineering (BEngg) in Computer Science &amp; Engineering</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29, 2019</text:p>
            <text:p>                                                                        </text:p>
          </table:table-cell>
          <table:table-cell office:value-type="string" calcext:value-type="string">
            <text:p/>
            <text:p>Â Nov 16, 2019</text:p>
            <text:p>                                                                        </text:p>
          </table:table-cell>
          <table:table-cell table:number-columns-repeated="1007"/>
        </table:table-row>
        <table:table-row table:style-name="ro22">
          <table:table-cell office:value-type="string" calcext:value-type="string">
            <text:p>Programmer</text:p>
          </table:table-cell>
          <table:table-cell office:value-type="string" calcext:value-type="string">
            <text:p>Live Technologies Ltd. </text:p>
          </table:table-cell>
          <table:table-cell office:value-type="string" calcext:value-type="string">
            <text:p>    5</text:p>
            <text:p>                                                                </text:p>
          </table:table-cell>
          <table:table-cell office:value-type="string" calcext:value-type="string">
            <text:p/>
            <text:p>Develop quality software and web applications within a multi facilitated team.</text:p>
            <text:p>Analyse and maintain existing software applications</text:p>
            <text:p>Design highly scalable, testable code</text:p>
            <text:p>Discover and fix programming bugs</text:p>
            <text:p>Experience with building restful API's</text:p>
            <text:p/>
          </table:table-cell>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table:table-cell office:value-type="string" calcext:value-type="string">
            <text:p/>
            <text:p>Bachelor of Science (BSc)</text:p>
            <text:p/>
          </table:table-cell>
          <table:table-cell office:value-type="string" calcext:value-type="string">
            <text:p/>
            <text:p>Both males and females are allowed to apply</text:p>
            <text:p>You have solid experience as Laravel (PHP) Developer.</text:p>
            <text:p>You have sound knowledge in Javascript, Jquery. Knowing React Js is a plus.</text:p>
            <text:p>Extensive skills in HTML5 &amp; CSS3.</text:p>
            <text:p>Experience in My SQL.</text:p>
            <text:p>With an agile mind-set, you prefer a fast live performance without losing sight of the quality.</text:p>
            <text:p>Ability to understand the business applications of the features you will be building</text:p>
            <text:p>You like to communicate and are open to new things.</text:p>
            <text:p/>
          </table:table-cell>
          <table:table-cell office:value-type="string" calcext:value-type="string">
            <text:p/>
            <text:p>Â Negotiable</text:p>
            <text:p>                                                                    </text:p>
          </table:table-cell>
          <table:table-cell office:value-type="string" calcext:value-type="string">
            <text:p/>
            <text:p>Mobile bill, Tour allowance, Performance bonusLunch Facilities: Partially SubsidizeSalary Review: YearlyFestival Bonus: 3</text:p>
            <text:p/>
          </table:table-cell>
          <table:table-cell office:value-type="string" calcext:value-type="string">
            <text:p/>
            <text:p>Â Oct 28, 2019</text:p>
            <text:p>                                                                        </text:p>
          </table:table-cell>
          <table:table-cell office:value-type="string" calcext:value-type="string">
            <text:p/>
            <text:p>Â Nov 27, 2019</text:p>
            <text:p>                                                                        </text:p>
          </table:table-cell>
          <table:table-cell table:number-columns-repeated="1007"/>
        </table:table-row>
        <table:table-row table:style-name="ro56">
          <table:table-cell office:value-type="string" calcext:value-type="string">
            <text:p>Asst.Manager/ Manager - Digital Marketing</text:p>
          </table:table-cell>
          <table:table-cell office:value-type="string" calcext:value-type="string">
            <text:p>H&amp;F Fashion Ltd. </text:p>
          </table:table-cell>
          <table:table-cell office:value-type="string" calcext:value-type="string">
            <text:p>    Not specific</text:p>
            <text:p>                                                                </text:p>
          </table:table-cell>
          <table:table-cell office:value-type="string" calcext:value-type="string">
            <text:p/>
            <text:p>Must be capable to speak in English with foreigners.</text:p>
            <text:p>SEO</text:p>
            <text:p>Inbound and outbound marketing.</text:p>
            <text:p>Affiliate Marketing.</text:p>
            <text:p>SEO, SMM, SEM, SMO Marketing.  </text:p>
            <text:p>Content Marketing. </text:p>
            <text:p>Should know about video editing.</text:p>
            <text:p>Plan and execute all the digital marketing campaign, including a good Graphics Design Knowledge, Photoshop &amp; Illustrator, create necessary marketing database, email and social media.</text:p>
            <text:p>Facebook pixel, Facebook boosting, email marketing, SMS campaign.</text:p>
            <text:p>Excellent understanding of Facebook, Alibaba, LinkedIn, Twitter, Pinterest, Youtube, Instagram and Snapchat as marketing platforms.</text:p>
            <text:p>Producing weekly reports on progress against job responsibilities</text:p>
            <text:p>Maintain a rock solid PR with potential clients.</text:p>
            <text:p>Measure performance of digital marketing campaigns using a variety of Web analytics tools</text:p>
            <text:p>Perform to resource new clients/prospects  by direct phone call</text:p>
            <text:p/>
          </table:table-cell>
          <table:table-cell/>
          <table:table-cell office:value-type="string" calcext:value-type="string">
            <text:p/>
            <text:p>                                                                Full-time</text:p>
            <text:p>                                                            </text:p>
          </table:table-cell>
          <table:table-cell office:value-type="string" calcext:value-type="string">
            <text:p/>
            <text:p>Â At least 5 year(s)</text:p>
            <text:p>                                                                    </text:p>
          </table:table-cell>
          <table:table-cell table:number-columns-repeated="2"/>
          <table:table-cell office:value-type="string" calcext:value-type="string">
            <text:p/>
            <text:p>Â Anywhere in Bangladesh</text:p>
            <text:p>                                                                    </text:p>
          </table:table-cell>
          <table:table-cell/>
          <table:table-cell office:value-type="string" calcext:value-type="string">
            <text:p/>
            <text:p>MBA( Marketing).</text:p>
            <text:p/>
          </table:table-cell>
          <table:table-cell office:value-type="string" calcext:value-type="string">
            <text:p/>
            <text:p>Knowledge and experience about online marketing and sales generation (through FB, YouTube, LinkedIn Google etc.).</text:p>
            <text:p>Good English &amp; Bengali communication, organizational and time-management skills</text:p>
            <text:p>Practical knowledge of social media marketing.</text:p>
            <text:p>Excellent understanding of Face book, Alibaba, LinkedIn, Twitter,  Pinterest, YouTube, Instagram and Snap chat as marketing platforms.</text:p>
            <text:p>Good English &amp; Bengali communication, organizational and time-management skills.</text:p>
            <text:p/>
          </table:table-cell>
          <table:table-cell office:value-type="string" calcext:value-type="string">
            <text:p/>
            <text:p>Â Negotiable</text:p>
            <text:p>                                                                    </text:p>
          </table:table-cell>
          <table:table-cell/>
          <table:table-cell office:value-type="string" calcext:value-type="string">
            <text:p/>
            <text:p>Â Oct 28, 2019</text:p>
            <text:p>                                                                        </text:p>
          </table:table-cell>
          <table:table-cell office:value-type="string" calcext:value-type="string">
            <text:p/>
            <text:p>Â Nov 26, 2019</text:p>
            <text:p>                                                                        </text:p>
          </table:table-cell>
          <table:table-cell table:number-columns-repeated="1007"/>
        </table:table-row>
        <table:table-row table:style-name="ro11">
          <table:table-cell office:value-type="string" calcext:value-type="string">
            <text:p>Assistant Engineer</text:p>
          </table:table-cell>
          <table:table-cell office:value-type="string" calcext:value-type="string">
            <text:p>Richman Informatics </text:p>
          </table:table-cell>
          <table:table-cell office:value-type="string" calcext:value-type="string">
            <text:p>                 Not specific</text:p>
            <text:p>                                                                </text:p>
          </table:table-cell>
          <table:table-cell office:value-type="string" calcext:value-type="string">
            <text:p>Onsite Installation &amp; Troubleshooting of LAN &amp; Wireless Infrastructure</text:p>
          </table:table-cell>
          <table:table-cell office:value-type="string" calcext:value-type="string">
            <text:p><text:span text:style-name="T1">We, Richman Informatics, are looking for Smart, Energetic, Sincere and Hardworking personal for the following post</text:span></text:p>
            <text:p><text:span text:style-name="T1">                                                        </text:span></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Science (BSc) in CSE, EEE</text:p>
            <text:p/>
          </table:table-cell>
          <table:table-cell office:value-type="string" calcext:value-type="string">
            <text:p/>
            <text:p>Positive attitude &amp; eager to learn</text:p>
            <text:p>Highly committed to ensure prompt support on time</text:p>
            <text:p>Sound knowledge on PC Hardware, AP, Switch &amp; Router</text:p>
            <text:p/>
          </table:table-cell>
          <table:table-cell office:value-type="string" calcext:value-type="string">
            <text:p/>
            <text:p>Â Negotiable</text:p>
            <text:p>                                                                    </text:p>
          </table:table-cell>
          <table:table-cell office:value-type="string" calcext:value-type="string">
            <text:p/>
            <text:p>T/A, Mobile billSalary Review: YearlyFestival Bonus: 2</text:p>
            <text:p/>
          </table:table-cell>
          <table:table-cell office:value-type="string" calcext:value-type="string">
            <text:p/>
            <text:p>Â Oct 29, 2019</text:p>
            <text:p>                                                                        </text:p>
          </table:table-cell>
          <table:table-cell office:value-type="string" calcext:value-type="string">
            <text:p/>
            <text:p>Â Nov 15, 2019</text:p>
            <text:p>                                                                        </text:p>
          </table:table-cell>
          <table:table-cell table:number-columns-repeated="1007"/>
        </table:table-row>
        <table:table-row table:style-name="ro57">
          <table:table-cell office:value-type="string" calcext:value-type="string">
            <text:p>Sr. Software Engineer</text:p>
          </table:table-cell>
          <table:table-cell office:value-type="string" calcext:value-type="string">
            <text:p>Logical Triangle </text:p>
          </table:table-cell>
          <table:table-cell office:value-type="string" calcext:value-type="string">
            <text:p> 03</text:p>
            <text:p>                                                                </text:p>
          </table:table-cell>
          <table:table-cell office:value-type="string" calcext:value-type="string">
            <text:p>Design, build, and maintain efficient, reusable, and reliable code</text:p>
            <text:p>Develop applications for high-performance, high-integrity, scalability, and security</text:p>
            <text:p>Analysis business requirements in terms of technology.</text:p>
            <text:p>Excellent work experience on android/iOS application development</text:p>
            <text:p>Working with a team for development of Android applications/ iOS applications</text:p>
            <text:p>Proven experience in android application version management in the respective store</text:p>
            <text:p>Writing programs or script for report generation/preparation.</text:p>
            <text:p>Responsible to post-deployment enhancement and bug fixing according to QC or Support feedback</text:p>
            <text:p>Should be excellent in programming and debugging skills</text:p>
            <text:p>Should possess good designing skills based on object-oriented design patterns &amp; frameworks</text:p>
          </table:table-cell>
          <table:table-cell office:value-type="string" calcext:value-type="string">
            <text:p><text:span text:style-name="T1">Looking For : Sr. Software Engineer (iOS/ Android)</text:span></text:p>
            <text:p><text:span text:style-name="T1">                                                        </text:span></text:p>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Computer Application (BCA)Bachelor in Engineering (BEngg) in Computer Science &amp; Engineering, Bachelor of Computer Application (BCA) in Computer Science</text:p>
            <text:p/>
          </table:table-cell>
          <table:table-cell office:value-type="string" calcext:value-type="string">
            <text:p><text:s/></text:p>
          </table:table-cell>
          <table:table-cell office:value-type="string" calcext:value-type="string">
            <text:p/>
            <text:p>Â Tk. 50000 - 100000 (Monthly)</text:p>
            <text:p>                                                                    </text:p>
          </table:table-cell>
          <table:table-cell office:value-type="string" calcext:value-type="string">
            <text:p/>
            <text:p>Tour allowance, Performance bonusSalary Review: YearlyFestival Bonus: 2</text:p>
            <text:p/>
          </table:table-cell>
          <table:table-cell office:value-type="string" calcext:value-type="string">
            <text:p/>
            <text:p>Â Oct 28, 2019</text:p>
            <text:p>                                                                        </text:p>
          </table:table-cell>
          <table:table-cell office:value-type="string" calcext:value-type="string">
            <text:p/>
            <text:p>Â Nov 15, 2019</text:p>
            <text:p>                                                                        </text:p>
          </table:table-cell>
          <table:table-cell table:number-columns-repeated="1007"/>
        </table:table-row>
        <table:table-row table:style-name="ro44">
          <table:table-cell office:value-type="string" calcext:value-type="string">
            <text:p>Assistant Manager, Enterprise ICT Solutions</text:p>
          </table:table-cell>
          <table:table-cell office:value-type="string" calcext:value-type="string">
            <text:p>Optimal Technology (Pvt.) Limited </text:p>
          </table:table-cell>
          <table:table-cell office:value-type="string" calcext:value-type="string">
            <text:p>02</text:p>
            <text:p>                                                                </text:p>
          </table:table-cell>
          <table:table-cell office:value-type="string" calcext:value-type="string">
            <text:p/>
            <text:p>To work as a sales consultant to meet the customer requirements for generating revenue. </text:p>
            <text:p>Responsible for agreed sales targets through KPIs.</text:p>
            <text:p>To lead on implementation, reporting and reviewing of the strategic and operational sales &amp; marketing plans to drive sales and revenue.</text:p>
            <text:p>To lead on developing activities for all channels including digital to meet organizational aims with cohesiveness and creativity</text:p>
            <text:p>To line and project manage the sales &amp; marketing team and wider working groups to fulfil organization's objectives</text:p>
            <text:p>To lead on building internal and external relationships to fulfil the organizational vision</text:p>
            <text:p>To be a member of the Strategic Management Team, owning agreed areas of the Strategic Action Plan and managing identified projects</text:p>
            <text:p>To manage the work programs of relevant staff to ensure optimum productivity, personal development and impact on organization's KPIs</text:p>
            <text:p>To manage and deliver the relevant budgets and produce financial reports</text:p>
            <text:p>To manage agreed sections of the company website - including quality control, data/copy upload and social media activity</text:p>
            <text:p>To attend appropriate meetings and events</text:p>
            <text:p>To support the customer engagement events and any relevant projects as required</text:p>
            <text:p>Any other relevant task commensurate with the level of the role and as requested by Management</text:p>
            <text:p/>
          </table:table-cell>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achelor of Science (BSc), Master of Business Administration (MBA)</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T/A, Mobile bill, Tour allowance, Performance bonusLunch Facilities: Partially SubsidizeSalary Review: YearlyFestival Bonus: 2New Laptop</text:p>
            <text:p>Annual Picnic</text:p>
            <text:p>Best performance award</text:p>
            <text:p>Professional Training</text:p>
            <text:p/>
          </table:table-cell>
          <table:table-cell office:value-type="string" calcext:value-type="string">
            <text:p/>
            <text:p>Â Oct 27, 2019</text:p>
            <text:p>                                                                        </text:p>
          </table:table-cell>
          <table:table-cell office:value-type="string" calcext:value-type="string">
            <text:p/>
            <text:p>Â Nov 25, 2019</text:p>
            <text:p>                                                                        </text:p>
          </table:table-cell>
          <table:table-cell table:number-columns-repeated="1007"/>
        </table:table-row>
        <table:table-row table:style-name="ro58">
          <table:table-cell office:value-type="string" calcext:value-type="string">
            <text:p>Full Stack PHP Developer</text:p>
          </table:table-cell>
          <table:table-cell office:value-type="string" calcext:value-type="string">
            <text:p>Aspire Tech Services &amp; Solutions Ltd. </text:p>
          </table:table-cell>
          <table:table-cell office:value-type="string" calcext:value-type="string">
            <text:p> 01</text:p>
            <text:p>                                                                </text:p>
          </table:table-cell>
          <table:table-cell office:value-type="string" calcext:value-type="string">
            <text:p>Applications using the back end (PHP framework), front end (Angular JS or React JS OR Vue JS) technologies and connected with different external API.</text:p>
            <text:p>Working as a team member under Team Leader and Project Manager.</text:p>
            <text:p>Experience in large scale ERP development.</text:p>
            <text:p>Will be assigned on multiple projects individually or as a part of the team.</text:p>
          </table:table-cell>
          <table:table-cell office:value-type="string" calcext:value-type="string">
            <text:p><text:span text:style-name="T1"> Looking for PHP Full stack developer.</text:span></text:p>
            <text:p><text:span text:style-name="T1">                                                        </text:span></text:p>
          </table:table-cell>
          <table:table-cell office:value-type="string" calcext:value-type="string">
            <text:p/>
            <text:p>                                                                Full-time</text:p>
            <text:p>                                                            </text:p>
          </table:table-cell>
          <table:table-cell office:value-type="string" calcext:value-type="string">
            <text:p/>
            <text:p>Â At least 1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Sc/ M.Sc in Computer Science/ Engineering from any university.</text:p>
            <text:p>Skills Required:  HTML5,  Laravel Framework,  MySQL and MVC framework, ASP.NET MVC, HTML5 &amp; CSS3, PHP</text:p>
            <text:p/>
          </table:table-cell>
          <table:table-cell office:value-type="string" calcext:value-type="string">
            <text:p/>
            <text:p>The applicants should have experience in the following area(s): Laravel, Object Oriented Programming, Programmer/ Software Engineer, Web DeveloperThe applicants should have experience in the following area(s): Core PHP, MySQL, MVC framework, JavaScript, OOP, Ajax, jQuery, JSON, HTML5, CSS3Must have expertise in PHP framework (PHP, Codeignitor, Laravel etc)Also expertise in PHP latest version along with other latest technologyDeep knowledge about OOP, MySQL and MVC frameworkExpertise in Scripting Language (JavaScript, jQuery)Knowledge about Frontend JavaScript framework Angular JS or React JSAdvanced knowledge of SQL/MySQL database query.Must have thorough knowledge in HTML5, CSS, CSS3, Bootstrap development with responsive and legacy browser compliance.Familiar with Web application development tools.Ability to work with Photoshop / IllustratorKnowledge of various Web API's and how to integrate with 3rd party systemsFluent in English and is able to communicate, collect requirements.</text:p>
            <text:p/>
          </table:table-cell>
          <table:table-cell office:value-type="string" calcext:value-type="string">
            <text:p/>
            <text:p>Â Tk. 20000 (Monthly)</text:p>
            <text:p>                                                                    </text:p>
          </table:table-cell>
          <table:table-cell office:value-type="string" calcext:value-type="string">
            <text:p/>
            <text:p>Salary Review: YearlyFestival Bonus: 2Weekly 2 Holiday</text:p>
            <text:p/>
          </table:table-cell>
          <table:table-cell office:value-type="string" calcext:value-type="string">
            <text:p/>
            <text:p>Â Oct 27, 2019</text:p>
            <text:p>                                                                        </text:p>
          </table:table-cell>
          <table:table-cell office:value-type="string" calcext:value-type="string">
            <text:p/>
            <text:p>Â Nov 26, 2019</text:p>
            <text:p>                                                                        </text:p>
          </table:table-cell>
          <table:table-cell table:number-columns-repeated="1007"/>
        </table:table-row>
        <table:table-row table:style-name="ro34">
          <table:table-cell office:value-type="string" calcext:value-type="string">
            <text:p>Jr. Support Engineer</text:p>
          </table:table-cell>
          <table:table-cell office:value-type="string" calcext:value-type="string">
            <text:p>BRAC IT Services Limited </text:p>
          </table:table-cell>
          <table:table-cell office:value-type="string" calcext:value-type="string">
            <text:p>04</text:p>
            <text:p>                                                                </text:p>
          </table:table-cell>
          <table:table-cell office:value-type="string" calcext:value-type="string">
            <text:p>Excellent technical skill to provide efficient IT Support.</text:p>
            <text:p>Monitoring queues and distribute task among team members.</text:p>
            <text:p>Ability to handle the Top Management/VIP users of the customer.</text:p>
            <text:p>Working effectively increase profitability, productivity and overall client experience.</text:p>
            <text:p>Handling escalated issues from customers.</text:p>
            <text:p>Installation and configuration of different hardware and software.</text:p>
            <text:p>Managing 1st level end user support of Computer and Network devices and SMART Phones.</text:p>
            <text:p>Setup and maintenance of wireless devices, printer, scanner, projector etc.</text:p>
            <text:p>Managing IT Hardware Lab.</text:p>
            <text:p>Providing documents, reports, feedback &amp; maintain constant communication to the immediate line manager.</text:p>
          </table:table-cell>
          <table:table-cell office:value-type="string" calcext:value-type="string">
            <text:p><text:span text:style-name="T1"> 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span></text:p>
            <text:p><text:span text:style-name="T1">                                                        </text:span></text:p>
          </table:table-cell>
          <table:table-cell office:value-type="string" calcext:value-type="string">
            <text:p/>
            <text:p>                                                                Contractual</text:p>
            <text:p>                                                            </text:p>
          </table:table-cell>
          <table:table-cell office:value-type="string" calcext:value-type="string">
            <text:p/>
            <text:p>Â 1 to 2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Diploma/ B.Sc in Information Technology</text:p>
            <text:p/>
          </table:table-cell>
          <table:table-cell office:value-type="string" calcext:value-type="string">
            <text:p/>
            <text:p>Can-Do attitude. </text:p>
            <text:p>Ready to handle critical situation. </text:p>
            <text:p>Ready to work extra hours and holidays if required. </text:p>
            <text:p>Very good Customer handling ability. </text:p>
            <text:p>Good knowledge in report generation. </text:p>
            <text:p>Honest, punctual disciplined and hard working. </text:p>
            <text:p>Must be a team player.</text:p>
            <text:p/>
          </table:table-cell>
          <table:table-cell office:value-type="string" calcext:value-type="string">
            <text:p/>
            <text:p>Â Negotiable</text:p>
            <text:p>                                                                    </text:p>
          </table:table-cell>
          <table:table-cell office:value-type="string" calcext:value-type="string">
            <text:p/>
            <text:p>Mobile billSalary Review: YearlyFestival Bonus: 2</text:p>
            <text:p/>
          </table:table-cell>
          <table:table-cell office:value-type="string" calcext:value-type="string">
            <text:p/>
            <text:p>Â Oct 27, 2019</text:p>
            <text:p>                                                                        </text:p>
          </table:table-cell>
          <table:table-cell office:value-type="string" calcext:value-type="string">
            <text:p/>
            <text:p>Â Nov 10, 2019</text:p>
            <text:p>                                                                        </text:p>
          </table:table-cell>
          <table:table-cell table:number-columns-repeated="1007"/>
        </table:table-row>
        <table:table-row table:style-name="ro59">
          <table:table-cell office:value-type="string" calcext:value-type="string">
            <text:p>Software Engineer, JAVA</text:p>
          </table:table-cell>
          <table:table-cell office:value-type="string" calcext:value-type="string">
            <text:p>BRAC IT Services Limited </text:p>
          </table:table-cell>
          <table:table-cell office:value-type="string" calcext:value-type="string">
            <text:p>Not specific</text:p>
            <text:p>                                                                </text:p>
          </table:table-cell>
          <table:table-cell office:value-type="string" calcext:value-type="string">
            <text:p>Develop enterprise solution by ensuring solid understanding of requirement, business flow, data usage and work processes.</text:p>
            <text:p>Develop software in Java Platform.</text:p>
            <text:p>Develop optimized SQLs for reporting.</text:p>
            <text:p>Develop reports with Jasper/iReport.</text:p>
            <text:p>Strongly maintain and follow the coding convention.</text:p>
            <text:p>Prepare technical documentation as required.</text:p>
          </table:table-cell>
          <table:table-cell office:value-type="string" calcext:value-type="string">
            <text:p><text:span text:style-name="T1">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span></text:p>
            <text:p><text:span text:style-name="T1">                                                        </text:span></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B.Sc in Computer Science or equivalent from any reputed University.</text:p>
            <text:p/>
          </table:table-cell>
          <table:table-cell office:value-type="string" calcext:value-type="string">
            <text:p/>
            <text:p>Experience in J2EE, Spring, Hibernate. </text:p>
            <text:p>Experience in any MVC Framework especially specially Grails &amp; Groovy. </text:p>
            <text:p>Experience in AJAX, JQuery, JavaScript, HTML, CSS. </text:p>
            <text:p>Experience on business application development will be plus </text:p>
            <text:p>Experience on Jasper/iReport </text:p>
            <text:p>Experience in unit testing</text:p>
            <text:p>Understanding of ORM frameworks ilike Hibernate, JPA, etc. </text:p>
            <text:p>Must be a good team player </text:p>
            <text:p>Must have strong analytical &amp; problem-solving skills</text:p>
            <text:p>Must be good debugger and problem solver. </text:p>
            <text:p>Must be able to work under tight deadline. </text:p>
            <text:p>Able to work in any phase of software product life cycle. </text:p>
            <text:p>Comfortable with fast-paced, collaborative, iterative development.</text:p>
            <text:p/>
          </table:table-cell>
          <table:table-cell office:value-type="string" calcext:value-type="string">
            <text:p/>
            <text:p>Â Negotiable</text:p>
            <text:p>                                                                    </text:p>
          </table:table-cell>
          <table:table-cell office:value-type="string" calcext:value-type="string">
            <text:p/>
            <text:p>Mobile bill, Tour allowance, Provident fund, Weekly 2 holidays, Insurance, GratuityFestival Bonus: 2</text:p>
            <text:p/>
          </table:table-cell>
          <table:table-cell office:value-type="string" calcext:value-type="string">
            <text:p/>
            <text:p>Â Oct 27, 2019</text:p>
            <text:p>                                                                        </text:p>
          </table:table-cell>
          <table:table-cell office:value-type="string" calcext:value-type="string">
            <text:p/>
            <text:p>Â Nov 10, 2019</text:p>
            <text:p>                                                                        </text:p>
          </table:table-cell>
          <table:table-cell table:number-columns-repeated="1007"/>
        </table:table-row>
        <table:table-row table:style-name="ro38">
          <table:table-cell office:value-type="string" calcext:value-type="string">
            <text:p>Software Developer</text:p>
          </table:table-cell>
          <table:table-cell office:value-type="string" calcext:value-type="string">
            <text:p>Walton Hi-Tech Industries Ltd. </text:p>
          </table:table-cell>
          <table:table-cell office:value-type="string" calcext:value-type="string">
            <text:p>     05</text:p>
            <text:p>                                                                </text:p>
          </table:table-cell>
          <table:table-cell office:value-type="string" calcext:value-type="string">
            <text:p/>
            <text:p>Work on PHP MVC frame work (Codeigniter / Laravel), Core PHP, Database.</text:p>
            <text:p>Requirement Collection, Analyze &amp; System Design.</text:p>
            <text:p>Develop &amp; Maintain Business Software as per requirements.</text:p>
            <text:p/>
          </table:table-cell>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Only males are allowed to apply</text:p>
            <text:p>                                                                    </text:p>
          </table:table-cell>
          <table:table-cell office:value-type="string" calcext:value-type="string">
            <text:p/>
            <text:p>Â Age at least 24 years</text:p>
            <text:p>                                                                    </text:p>
          </table:table-cell>
          <table:table-cell office:value-type="string" calcext:value-type="string">
            <text:p/>
            <text:p>Â Gazipur</text:p>
            <text:p>                                                                    </text:p>
          </table:table-cell>
          <table:table-cell/>
          <table:table-cell office:value-type="string" calcext:value-type="string">
            <text:p/>
            <text:p>B.Sc  in CSE from any reputed University.</text:p>
            <text:p/>
          </table:table-cell>
          <table:table-cell office:value-type="string" calcext:value-type="string">
            <text:p/>
            <text:p>Age at least 24 years </text:p>
            <text:p>Only males are allowed to apply</text:p>
            <text:p>The applicants should have experience in the following areas: Core PHP, PHP(OOP), Laravel, CodeIgniter, MySQL, HTML5, CSS3 and UI.</text:p>
            <text:p>Strong knowledge in OOP, MVC &amp; Design Patterns.</text:p>
            <text:p>Must have expertise in RAW PHP Programming, Database Design, Stored Procedure &amp; Complex Query writing.</text:p>
            <text:p>Advanced knowledge of JavaScript, jQuery, Ajax, Bootstrap.</text:p>
            <text:p>Must have problem solving skill.</text:p>
            <text:p>Excellent command of English.</text:p>
            <text:p>Knowledge on Oracle, PL SQ, Java is an extra advantage.</text:p>
            <text:p>Have to obey company rules and follow the instructions of the team leader.</text:p>
            <text:p>Must be a quick learner &amp; able to adopt new technologies.</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8, 2019</text:p>
            <text:p>                                                                        </text:p>
          </table:table-cell>
          <table:table-cell office:value-type="string" calcext:value-type="string">
            <text:p/>
            <text:p>Â Nov 9, 2019</text:p>
            <text:p>                                                                        </text:p>
          </table:table-cell>
          <table:table-cell table:number-columns-repeated="1007"/>
        </table:table-row>
        <table:table-row table:style-name="ro34">
          <table:table-cell office:value-type="string" calcext:value-type="string">
            <text:p>Senior ASP.NET Developer</text:p>
          </table:table-cell>
          <table:table-cell office:value-type="string" calcext:value-type="string">
            <text:p>Nanosoft Limited </text:p>
          </table:table-cell>
          <table:table-cell office:value-type="string" calcext:value-type="string">
            <text:p>   Not specific</text:p>
            <text:p>                                                                </text:p>
          </table:table-cell>
          <table:table-cell office:value-type="string" calcext:value-type="string">
            <text:p>Analysis &amp; Coding. Solid Knowledge on MVC 4 and Web Services.</text:p>
          </table:table-cell>
          <table:table-cell office:value-type="string" calcext:value-type="string">
            <text:p/>
            <text:p><text:span text:style-name="T1">Shall be preferable if you have skills in - </text:span></text:p>
            <text:p><text:span text:style-name="T1">Front-end-frameworks like Angular, Vue, and/or React</text:span></text:p>
            <text:p><text:span text:style-name="T1">Blazor framework</text:span></text:p>
            <text:p><text:span text:style-name="T1">Dotnet core 3.0</text:span></text:p>
            <text:p><text:span text:style-name="T1">Sound knowledge in GIT</text:span></text:p>
            <text:p><text:span text:style-name="T1">Ability to use NPM (node package manager)</text:span></text:p>
            <text:p><text:span text:style-name="T1">ArcGIS, Business Process, GIS</text:span></text:p>
            <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at least 24 years</text:p>
            <text:p>                                                                    </text:p>
          </table:table-cell>
          <table:table-cell office:value-type="string" calcext:value-type="string">
            <text:p/>
            <text:p>Â Anywhere in Bangladesh</text:p>
            <text:p>                                                                    </text:p>
          </table:table-cell>
          <table:table-cell/>
          <table:table-cell office:value-type="string" calcext:value-type="string">
            <text:p/>
            <text:p>Bachelor of Science (BSc) in CSE, Masters in Computer Application (MCA) in CSE, Bachelor in Engineering (BEngg) in CSE, Masters in Engineering (MEngg) in CSEMinimum B.Sc in Computer Science &amp; Engineering or equivalent from any reputed University.Experience will be added relax for Educational Background.</text:p>
            <text:p/>
          </table:table-cell>
          <table:table-cell office:value-type="string" calcext:value-type="string">
            <text:p/>
            <text:p>Age at least 24 years </text:p>
            <text:p>Both males and females are allowed to apply</text:p>
            <text:p>At least 3 year's experience of ASP.NET Development experience (Must).Knowledge in ASP.NET, AJAX, Oracle Must be able to work in a teamSound knowledge on OOP principles, design patterns etc.Ability to work quickly with high-qualityGood working knowledge with other programming knowledge is a strong plusTeam oriented attitude with strong communications skillsFluent in English (spoken an written)Innovative, open minded and ready to put the necessary effort to reach the goals and deadlines.Able to Analyze, design and develop software in Web based and Desktop based using: ASP.NET, C#, ADO.NET, Crystal Report, .NET framework 4.5+, Java Script, Oracle, SQL Server 2008 and later etc.Sound knowledge on WF, WCF, and WPFSound knowledge on multi-layer architecture.Very good understanding on Object Oriented Language (C#, VB.NET etc).Should have sound knowledge in Web 2.0 concept, including AJAX, iQuery &amp; JSON</text:p>
            <text:p/>
          </table:table-cell>
          <table:table-cell office:value-type="string" calcext:value-type="string">
            <text:p/>
            <text:p>Â Negotiable</text:p>
            <text:p>                                                                    </text:p>
          </table:table-cell>
          <table:table-cell office:value-type="string" calcext:value-type="string">
            <text:p/>
            <text:p>Performance bonus, Provident fund, Weekly 2 holidaysSalary Review: Half YearlyFestival Bonus: 2Flexible, friendly and good work environment.</text:p>
            <text:p/>
          </table:table-cell>
          <table:table-cell office:value-type="string" calcext:value-type="string">
            <text:p/>
            <text:p>Â Oct 28, 2019</text:p>
            <text:p>                                                                        </text:p>
          </table:table-cell>
          <table:table-cell office:value-type="string" calcext:value-type="string">
            <text:p/>
            <text:p>Â Nov 27, 2019</text:p>
            <text:p>                                                                        </text:p>
          </table:table-cell>
          <table:table-cell table:number-columns-repeated="1007"/>
        </table:table-row>
        <table:table-row table:style-name="ro60">
          <table:table-cell office:value-type="string" calcext:value-type="string">
            <text:p>Team Lead/ Senior Web Application Developer (PHP)</text:p>
          </table:table-cell>
          <table:table-cell office:value-type="string" calcext:value-type="string">
            <text:p>Nanosoft Limited </text:p>
          </table:table-cell>
          <table:table-cell office:value-type="string" calcext:value-type="string">
            <text:p>       Not specific</text:p>
            <text:p>                                                                </text:p>
          </table:table-cell>
          <table:table-cell office:value-type="string" calcext:value-type="string">
            <text:p/>
            <text:p>                                                            Analysis, Coding &amp; Leading.</text:p>
            <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at least 24 years</text:p>
            <text:p>                                                                    </text:p>
          </table:table-cell>
          <table:table-cell office:value-type="string" calcext:value-type="string">
            <text:p/>
            <text:p>Â Anywhere in Bangladesh</text:p>
            <text:p>                                                                    </text:p>
          </table:table-cell>
          <table:table-cell/>
          <table:table-cell office:value-type="string" calcext:value-type="string">
            <text:p/>
            <text:p>Bachelor in Engineering (BEngg) in CSE, Master of Science (MSc) in CSEMinimum B.Sc in Computer Science &amp; Engineering or equivalent from any reputed University.Experience will be added relax for Educational Background.</text:p>
            <text:p>Skills Required:  Laravel Framework,  Oracle PLSQL, 2+ Years experience with Laravel and Vue js, Angular, ArcGIS, Business Process, GIS</text:p>
            <text:p/>
          </table:table-cell>
          <table:table-cell office:value-type="string" calcext:value-type="string">
            <text:p/>
            <text:p>Age at least 24 years </text:p>
            <text:p>Both males and females are allowed to apply</text:p>
            <text:p>At least 3 year's experience of Web Application Development using Laravel, CodeIgniter.Knowledge in PHP, AJAX, JavaScript, Jquery, JSON, AngularJS, NodeJSMust be able to work in a teamSound knowledge on OOP principles, design patterns etc.Ability to work quickly with high-qualityGood working knowledge with other programming knowledge is preferableTeam oriented attitude with strong communications skillsFluent in English (spoken an written)Innovative, open minded and ready to put the necessary effort to reach the goals and deadlines.Able to Analyze, design and develop software in Web based using: PHP,  JavaScript, MySQL, Oracle, SQL Server 2012 etc.Experience with an MVC framework such as Zend, CodeIgniter, Laravel is must.Extensive knowledge in PHP with CodeIgniter, Laravel, Javascript &amp; AJAXProfessional experience using Design PatternExperience in developing web applicationKnowledge in Open source ToolsShould have sound knowledge in Web 2.0 concept</text:p>
            <text:p/>
          </table:table-cell>
          <table:table-cell office:value-type="string" calcext:value-type="string">
            <text:p/>
            <text:p>Â Negotiable</text:p>
            <text:p>                                                                    </text:p>
          </table:table-cell>
          <table:table-cell office:value-type="string" calcext:value-type="string">
            <text:p/>
            <text:p>Performance bonus, Provident fund, Weekly 2 holidaysSalary Review: Half YearlyFestival Bonus: 2Flexible, friendly and good work environment.</text:p>
            <text:p/>
          </table:table-cell>
          <table:table-cell office:value-type="string" calcext:value-type="string">
            <text:p/>
            <text:p>Â Oct 28, 2019</text:p>
            <text:p>                                                                        </text:p>
          </table:table-cell>
          <table:table-cell office:value-type="string" calcext:value-type="string">
            <text:p/>
            <text:p>Â Nov 27, 2019</text:p>
            <text:p>                                                                        </text:p>
          </table:table-cell>
          <table:table-cell table:number-columns-repeated="1007"/>
        </table:table-row>
        <table:table-row table:style-name="ro33">
          <table:table-cell office:value-type="string" calcext:value-type="string">
            <text:p>Digital Marketing Executive</text:p>
          </table:table-cell>
          <table:table-cell office:value-type="string" calcext:value-type="string">
            <text:p>Greenone Systems </text:p>
          </table:table-cell>
          <table:table-cell office:value-type="string" calcext:value-type="string">
            <text:p>         02</text:p>
            <text:p>                                                                </text:p>
          </table:table-cell>
          <table:table-cell office:value-type="string" calcext:value-type="string">
            <text:p>Execute all digital marketing, including Facebook Boosting, SEO/SEM/PPC, Social Media and Web Advert such as Google Add, E-mail Marketing, good Graphics Design Knowledge, create necessary marketing database.</text:p>
            <text:p>Proficient with In Photoshop &amp; Illustrator, Design, Frame maker, Dream Weaver, HTML, HTML5, CSS</text:p>
            <text:p>Facebook pixel, Facebook live manage, SMS campaign, YouTube marketing &amp; channel manage.</text:p>
            <text:p>Creation, development, and editing of original content for activities related to online marketing.</text:p>
            <text:p>Ability to create cover photo, banner design, photo manipulation, motion graphic, animation, video editing, sound editing for video clip, info-graphic design etc.</text:p>
            <text:p>Manage and maintain the organization's website(s).</text:p>
            <text:p>Fix any errors or bugs in online content.</text:p>
            <text:p>Track and analyse website traffic flow and provide regular internal reports.</text:p>
            <text:p>Undertake administrative duties as required to ensure that the online advertising and marketing operation runs smoothly and efficiently.</text:p>
            <text:p>Implementing company's social media accounts focusing on information that are relevant to our client's business objectives (e.g. LinkedIn, Twitter, Facebook, Google+, YouTube, Pinterest, Flickr etc.)</text:p>
          </table:table-cell>
          <table:table-cell office:value-type="string" calcext:value-type="string">
            <text:p/>
            <text:p><text:span text:style-name="T1">We are looking for an experienced in IT knowledge especially digital platforms for E-mail marketing, facebook marketing, search engine optimization (SEO) and digital customer service management.</text:span></text:p>
            <text:p><text:span text:style-name="T1">Please do not apply if you are not eligible with the criteria and responsibilities.</text:span></text:p>
            <text:p><text:span text:style-name="T1">Office Hour: 10:00 am to 6.30pm.</text:span></text:p>
            <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Both males and females are allowed to apply</text:p>
            <text:p>                                                                    </text:p>
          </table:table-cell>
          <table:table-cell office:value-type="string" calcext:value-type="string">
            <text:p/>
            <text:p>Â Age at most 35 years</text:p>
            <text:p>                                                                    </text:p>
          </table:table-cell>
          <table:table-cell office:value-type="string" calcext:value-type="string">
            <text:p/>
            <text:p>Â Dhaka (Uttara)</text:p>
            <text:p>                                                                    </text:p>
          </table:table-cell>
          <table:table-cell/>
          <table:table-cell office:value-type="string" calcext:value-type="string">
            <text:p/>
            <text:p>Bachelor degree in any discipline.</text:p>
            <text:p>Bachelor degree from a reputed university.</text:p>
            <text:p/>
          </table:table-cell>
          <table:table-cell office:value-type="string" calcext:value-type="string">
            <text:p/>
            <text:p>Age at most 35 years </text:p>
            <text:p>Both males and females are allowed to apply</text:p>
            <text:p>Candidates who have Digital/Online marketing course will get more priority.</text:p>
            <text:p>Preferred Professional Certification: Digital Marketing, SEO,PPC</text:p>
            <text:p>Skills Required: Technical Sales/ IT Marketing, Adobe Photoshop &amp; Illustrator, Adobe After Effects, HTML5 &amp; CSS3,HTML</text:p>
            <text:p>Experienced with reputed digital marketing agency is preferable.</text:p>
            <text:p>Candidates must have enough knowledge about Digital/Online marketing.</text:p>
            <text:p>Candidates who have Digital/Online Marketing Course will get more priority.</text:p>
            <text:p>Good communication skill in both Bangla &amp; English.</text:p>
            <text:p>Experience managing PPC, SEO and Affiliate programmes.</text:p>
            <text:p>Strong understanding of current online marketing concepts, strategy and best practice.</text:p>
            <text:p>Experience in ecommerce, SEO, PPC, Email marketing, and social media.</text:p>
            <text:p>High motivation, honesty, flexibility, carefulness and reliability.</text:p>
            <text:p/>
          </table:table-cell>
          <table:table-cell office:value-type="string" calcext:value-type="string">
            <text:p/>
            <text:p>Â Negotiable</text:p>
            <text:p>                                                                    </text:p>
          </table:table-cell>
          <table:table-cell office:value-type="string" calcext:value-type="string">
            <text:p/>
            <text:p>T/A, Mobile bill, Performance bonus.</text:p>
            <text:p>Festival Bonus: 2</text:p>
            <text:p>Salary Review: Yearly</text:p>
            <text:p/>
          </table:table-cell>
          <table:table-cell office:value-type="string" calcext:value-type="string">
            <text:p/>
            <text:p>Â Oct 28, 2019</text:p>
            <text:p>                                                                        </text:p>
          </table:table-cell>
          <table:table-cell office:value-type="string" calcext:value-type="string">
            <text:p/>
            <text:p>Â Nov 10, 2019</text:p>
            <text:p>                                                                        </text:p>
          </table:table-cell>
          <table:table-cell table:number-columns-repeated="1007"/>
        </table:table-row>
        <table:table-row table:style-name="ro61">
          <table:table-cell office:value-type="string" calcext:value-type="string">
            <text:p>PHP Programmer (Laravel)</text:p>
          </table:table-cell>
          <table:table-cell office:value-type="string" calcext:value-type="string">
            <text:p>Al-Haj Group of Industries </text:p>
          </table:table-cell>
          <table:table-cell office:value-type="string" calcext:value-type="string">
            <text:p>              01</text:p>
            <text:p>                                                                </text:p>
          </table:table-cell>
          <table:table-cell office:value-type="string" calcext:value-type="string">
            <text:p>Develop and maintain web-based applications using PHP, JavaScript, jQuery,</text:p>
            <text:p>MySQL, JSON, AJAX, and CSS3 etc.</text:p>
            <text:p>Must have expertise in PHP framework Laravel.</text:p>
            <text:p>Must have expertise in PHP latest version along with other latest technology</text:p>
            <text:p>Including Ajax, JavaScript, jQuery, SQL, MySQL. While maintaining standard coding convention.</text:p>
            <text:p>Experienced in PHP MVC frameworks, Laravel preferred.</text:p>
            <text:p>Excellent capability of writing complex SQL queries, Stored Procedure.</text:p>
            <text:p>Strong debugging skill is required to work on existing projects.</text:p>
            <text:p>Convey effectively with all task progress, evaluations, suggestions, schedules along with the existed technical team.</text:p>
            <text:p>Must be a team player, and ready to assist other team members when necessary.</text:p>
            <text:p>Analyze requirement specifications and translate them into tasks.</text:p>
            <text:p>Must follow command your Team Leader / Coordinator / Supervisor.</text:p>
            <text:p>Experience in Vue Js, Restful API, Real-time Broadcasting.</text:p>
            <text:p>Extensive knowledge in PHP, XHTML, JavaScript, MYSQL.</text:p>
            <text:p>Knowledge in Web 2.0 technology.</text:p>
            <text:p>Familiar with Web application development tools.</text:p>
          </table:table-cell>
          <table:table-cell office:value-type="string" calcext:value-type="string">
            <text:p/>
            <text:p><text:span text:style-name="T1">We are looking for PHP Full stack developers with skills and experience in building modern web.</text:span></text:p>
            <text:p><text:span text:style-name="T1">Applications using the back end (Laravel framework), front end (Vue.js) technologies and</text:span></text:p>
            <text:p><text:span text:style-name="T1">connected with different external API.</text:span></text:p>
            <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table:table-cell office:value-type="string" calcext:value-type="string">
            <text:p/>
            <text:p>Bachelor degree in any discipline, Bachelor of Science (BSc) in CSE</text:p>
            <text:p>Skills Required:  Laravel Framework, HTML5 &amp; CSS3, JavaScript, MySQL</text:p>
            <text:p/>
          </table:table-cell>
          <table:table-cell office:value-type="string" calcext:value-type="string">
            <text:p/>
            <text:p>Age 25 to 35 years </text:p>
            <text:p>Only males are allowed to apply</text:p>
            <text:p/>
          </table:table-cell>
          <table:table-cell office:value-type="string" calcext:value-type="string">
            <text:p/>
            <text:p>Â Tk. 20000 - 30000 (Monthly)</text:p>
            <text:p>                                                                    </text:p>
          </table:table-cell>
          <table:table-cell office:value-type="string" calcext:value-type="string">
            <text:p/>
            <text:p>Lunch Facilities: Partially SubsidizeSalary Review: YearlyFestival Bonus: 2Quick promotion scheme available according to performance.</text:p>
            <text:p/>
          </table:table-cell>
          <table:table-cell office:value-type="string" calcext:value-type="string">
            <text:p/>
            <text:p>Â Oct 27, 2019</text:p>
            <text:p>                                                                        </text:p>
          </table:table-cell>
          <table:table-cell office:value-type="string" calcext:value-type="string">
            <text:p/>
            <text:p>Â Nov 26, 2019</text:p>
            <text:p>                                                                        </text:p>
          </table:table-cell>
          <table:table-cell table:number-columns-repeated="1007"/>
        </table:table-row>
        <table:table-row table:style-name="ro62">
          <table:table-cell office:value-type="string" calcext:value-type="string">
            <text:p>Senior Executive - Software Support</text:p>
          </table:table-cell>
          <table:table-cell office:value-type="string" calcext:value-type="string">
            <text:p>Cygnus Innovation Ltd. </text:p>
          </table:table-cell>
          <table:table-cell office:value-type="string" calcext:value-type="string">
            <text:p>          02</text:p>
            <text:p>                                                                </text:p>
          </table:table-cell>
          <table:table-cell office:value-type="string" calcext:value-type="string">
            <text:p/>
            <text:p>Software Training to client</text:p>
            <text:p>Regularly monitor customer satisfaction, Manage and monitor software project.</text:p>
            <text:p>Actively participate in all aspects on installation, training,  integration, configuration, and testing, Post Production support and Cut Over.</text:p>
            <text:p>Requirement collection from client</text:p>
            <text:p>Provide regular update to support management about his performance.</text:p>
            <text:p>Maintain continuous communication with development team</text:p>
            <text:p>Manage team members</text:p>
            <text:p/>
          </table:table-cell>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Both males and females are allowed to apply</text:p>
            <text:p>                                                                    </text:p>
          </table:table-cell>
          <table:table-cell office:value-type="string" calcext:value-type="string">
            <text:p/>
            <text:p>Â Age 24 to 32 years</text:p>
            <text:p>                                                                    </text:p>
          </table:table-cell>
          <table:table-cell office:value-type="string" calcext:value-type="string">
            <text:p/>
            <text:p>Â Dhaka Division</text:p>
            <text:p>                                                                    </text:p>
          </table:table-cell>
          <table:table-cell/>
          <table:table-cell office:value-type="string" calcext:value-type="string">
            <text:p/>
            <text:p>B.Sc in Computer Science or BBA/ Accounting Graduates, In case of experience, education qualification will be relaxed.</text:p>
            <text:p/>
          </table:table-cell>
          <table:table-cell office:value-type="string" calcext:value-type="string">
            <text:p/>
            <text:p>Age 24 to 32 years </text:p>
            <text:p>Both males and females are allowed to apply</text:p>
            <text:p>The applicants should have experience in the following area(s):  knowledge on SQL Server/ Crystal Report</text:p>
            <text:p>Create database, Table and run Queries &amp; triggers, Data backup and restore</text:p>
            <text:p>Should be smart, energetic with excellent interpersonal &amp; communication skills in English &amp; Bengali.</text:p>
            <text:p>Knowledge of Bangladesh Financial and Capital Markets is a STRONG PLUS.</text:p>
            <text:p>Knowledge on Financial Accounting is a STRONG PLUS</text:p>
            <text:p>Document, assign, and monitor all projects issues to ensure clearance with minimal impact to project progress.</text:p>
            <text:p/>
          </table:table-cell>
          <table:table-cell office:value-type="string" calcext:value-type="string">
            <text:p/>
            <text:p>Â Negotiable</text:p>
            <text:p>                                                                    </text:p>
          </table:table-cell>
          <table:table-cell office:value-type="string" calcext:value-type="string">
            <text:p/>
            <text:p>Mobile bill, Weekly 2 holidaysSalary Review: YearlyFestival Bonus </text:p>
            <text:p>Yearly Bonus</text:p>
            <text:p>Provident Fund</text:p>
            <text:p/>
          </table:table-cell>
          <table:table-cell office:value-type="string" calcext:value-type="string">
            <text:p/>
            <text:p>Â Oct 27, 2019</text:p>
            <text:p>                                                                        </text:p>
          </table:table-cell>
          <table:table-cell office:value-type="string" calcext:value-type="string">
            <text:p/>
            <text:p>Â Nov 23, 2019</text:p>
            <text:p>                                                                        </text:p>
          </table:table-cell>
          <table:table-cell table:number-columns-repeated="1007"/>
        </table:table-row>
        <table:table-row table:style-name="ro63">
          <table:table-cell office:value-type="string" calcext:value-type="string">
            <text:p>IT Officer</text:p>
          </table:table-cell>
          <table:table-cell office:value-type="string" calcext:value-type="string">
            <text:p>Ecademy </text:p>
          </table:table-cell>
          <table:table-cell office:value-type="string" calcext:value-type="string">
            <text:p>      Not specific</text:p>
            <text:p>                                                                </text:p>
          </table:table-cell>
          <table:table-cell office:value-type="string" calcext:value-type="string">
            <text:p>Execute all digital marketing, including Facebook Boosting, SEM/ PPC, Social Media and E-mail Marketing (Mail Merging), good Graphics Design Knowledge, Photoshop &amp; Illustrator, create necessary marketing database</text:p>
            <text:p>Creation, development, and editing contents and promotional materials. Update and restructure contents as required.</text:p>
            <text:p>Develop material for web pages and maintaining web page.</text:p>
            <text:p>Maintaining mail server</text:p>
            <text:p>LAB update as per requirement</text:p>
            <text:p>Tracking and reporting on online performance.</text:p>
            <text:p>Look after Hardware and software system of the IT device of the company</text:p>
            <text:p>Provide support to all users for internet facility, desktop, laptop, printer, scanner, e-mail</text:p>
            <text:p>Those who are not capable of this sector please do not apply!</text:p>
          </table:table-cell>
          <table:table-cell office:value-type="string" calcext:value-type="string">
            <text:p/>
            <text:p><text:span text:style-name="T1">We are looking for an experienced in IT knowledge especially digital platforms for email marketing, social media, search engine optimization (SEO) and maintaining webpage.</text:span></text:p>
            <text:p><text:span text:style-name="T1">Office Hour: 9:00 am to 5.00pm (Sun-Thu)</text:span></text:p>
            <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22 to 30 years</text:p>
            <text:p>                                                                    </text:p>
          </table:table-cell>
          <table:table-cell office:value-type="string" calcext:value-type="string">
            <text:p/>
            <text:p>Â Dhaka (Gulshan)</text:p>
            <text:p>                                                                    </text:p>
          </table:table-cell>
          <table:table-cell/>
          <table:table-cell office:value-type="string" calcext:value-type="string">
            <text:p/>
            <text:p>Diploma in Computer, Bachelor of Science (BSc)Any reputed university Graduate</text:p>
            <text:p/>
          </table:table-cell>
          <table:table-cell office:value-type="string" calcext:value-type="string">
            <text:p/>
            <text:p>Age 22 to 30 years </text:p>
            <text:p>Only males are allowed to apply</text:p>
            <text:p/>
          </table:table-cell>
          <table:table-cell office:value-type="string" calcext:value-type="string">
            <text:p/>
            <text:p>Â Negotiable</text:p>
            <text:p>                                                                    </text:p>
          </table:table-cell>
          <table:table-cell office:value-type="string" calcext:value-type="string">
            <text:p/>
            <text:p>Weekly 2 holidays</text:p>
            <text:p/>
          </table:table-cell>
          <table:table-cell office:value-type="string" calcext:value-type="string">
            <text:p/>
            <text:p>Â Oct 27, 2019</text:p>
            <text:p>                                                                        </text:p>
          </table:table-cell>
          <table:table-cell office:value-type="string" calcext:value-type="string">
            <text:p/>
            <text:p>Â Nov 4, 2019</text:p>
            <text:p>                                                                        </text:p>
          </table:table-cell>
          <table:table-cell table:number-columns-repeated="1007"/>
        </table:table-row>
        <table:table-row table:style-name="ro35">
          <table:table-cell office:value-type="string" calcext:value-type="string">
            <text:p>Graphic Designer</text:p>
          </table:table-cell>
          <table:table-cell office:value-type="string" calcext:value-type="string">
            <text:p>Silicon Orchard Ltd. </text:p>
          </table:table-cell>
          <table:table-cell office:value-type="string" calcext:value-type="string">
            <text:p>        2</text:p>
            <text:p>                                                                </text:p>
          </table:table-cell>
          <table:table-cell office:value-type="string" calcext:value-type="string">
            <text:p>Have to create game/app/web UX/UI</text:p>
            <text:p>Top-notch, industry-leading design skills (Photoshop and Illustrator are absolutes) - must also be aware of new trends in the design industry.</text:p>
            <text:p>Stellar presentation, infographics, and visual storytelling skills.</text:p>
            <text:p>Expertise in building rich presentations with video, animations, and other interactivity</text:p>
          </table:table-cell>
          <table:table-cell office:value-type="string" calcext:value-type="string">
            <text:p><text:span text:style-name="T1">We are looking for UI/ UX, App/ Game Graphic Designer.</text:span></text:p>
            <text:p><text:span text:style-name="T1">                                                        </text:span></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24 to 30 years</text:p>
            <text:p>                                                                    </text:p>
          </table:table-cell>
          <table:table-cell office:value-type="string" calcext:value-type="string">
            <text:p/>
            <text:p>Â Dhaka</text:p>
            <text:p>                                                                    </text:p>
          </table:table-cell>
          <table:table-cell/>
          <table:table-cell office:value-type="string" calcext:value-type="string">
            <text:p/>
            <text:p>Not Applicable as long as have good skill in Design editing software and design sense.</text:p>
            <text:p>Should be able to communicate in English.</text:p>
            <text:p/>
          </table:table-cell>
          <table:table-cell office:value-type="string" calcext:value-type="string">
            <text:p/>
            <text:p>Age 24 to 30 years </text:p>
            <text:p>Both males and females are allowed to apply</text:p>
            <text:p>Must be well organized.</text:p>
            <text:p>Absolutely necessary to be able to work on multiple projects at once.</text:p>
            <text:p>Ability to deliver quality final products under deadline pressures.</text:p>
            <text:p>Experienced on using various 3D modeling programs/ tools like 3D Studio Max, Maya, Poser etc. will be a plus.</text:p>
            <text:p>Skill in motion graphics and 3D animation techniques is a plus.</text:p>
            <text:p/>
          </table:table-cell>
          <table:table-cell office:value-type="string" calcext:value-type="string">
            <text:p/>
            <text:p>Â Tk. 25000 - 50000 (Monthly)</text:p>
            <text:p>                                                                    </text:p>
          </table:table-cell>
          <table:table-cell office:value-type="string" calcext:value-type="string">
            <text:p/>
            <text:p>Performance bonus, Weekly 2 holidays, Over time allowanceLunch Facilities: Full SubsidizeSalary Review: YearlyFestival Bonus: 2Performance Review Half Yearly</text:p>
            <text:p/>
          </table:table-cell>
          <table:table-cell office:value-type="string" calcext:value-type="string">
            <text:p/>
            <text:p>Â Oct 28, 2019</text:p>
            <text:p>                                                                        </text:p>
          </table:table-cell>
          <table:table-cell office:value-type="string" calcext:value-type="string">
            <text:p/>
            <text:p>Â Nov 15, 2019</text:p>
            <text:p>                                                                        </text:p>
          </table:table-cell>
          <table:table-cell table:number-columns-repeated="1007"/>
        </table:table-row>
        <table:table-row table:style-name="ro44">
          <table:table-cell office:value-type="string" calcext:value-type="string">
            <text:p>Sr. Executive/ Executive - IT</text:p>
          </table:table-cell>
          <table:table-cell office:value-type="string" calcext:value-type="string">
            <text:p>Hamid Group. </text:p>
          </table:table-cell>
          <table:table-cell office:value-type="string" calcext:value-type="string">
            <text:p> Not specific</text:p>
            <text:p>                                                                </text:p>
          </table:table-cell>
          <table:table-cell office:value-type="string" calcext:value-type="string">
            <text:p/>
            <text:p>Capable to develop customize application software and work with ERP implementation team </text:p>
            <text:p>Experience in Analyzing, designing, testing and debugging web based ERP software. Working experience on handling vendor developer team.  </text:p>
            <text:p>Expertise on Microsoft SQL Server, Oracle &amp; Crystal Report. </text:p>
            <text:p>Must have strong knowledge in .NET framework.</text:p>
            <text:p>Experience on APS.NET, C#, AJAX  </text:p>
            <text:p>Expert in PHP &amp; MySQL Environment including Ajax, JavaScript, jQuery,Expert HTML and CSS skills</text:p>
            <text:p>Sound knowledge Backup/restore function, import/export data and DC-DR</text:p>
            <text:p>Ability to handle fairly large project. Setup and configuration windows server </text:p>
            <text:p>Carry out Special Duty assigned by the management.</text:p>
            <text:p/>
          </table:table-cell>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table:table-cell office:value-type="string" calcext:value-type="string">
            <text:p/>
            <text:p>Bachelor in Engineering (BEngg) in Computer Science &amp; Engineering4 years Diploma/ Graduate in Computer Science or Engineering from any reputed institute.</text:p>
            <text:p/>
          </table:table-cell>
          <table:table-cell office:value-type="string" calcext:value-type="string">
            <text:p/>
            <text:p>Both males and females are allowed to apply</text:p>
            <text:p>Prepare PC with latest fresh OS and Provide Desktop/Laptop LAN connectivity &amp; troubleshoot </text:p>
            <text:p>Troubleshooting malfunctions of network hardware and software applications to resolve operational issues and restore services.</text:p>
            <text:p>Setting up new users/Email accounts and profiles and dealing with password issues concerning Email/ Wi-Fi connections.</text:p>
            <text:p>Ability to learn quickly and adapt with new technology, and keen interest in acquiring new technical knowledge and skills beyond regular assignments.</text:p>
            <text:p>Must be capable to resolve problems, prioritize tasks, work on multiple tasks simultaneously, adjust project schedules to meet deadlines</text:p>
            <text:p>Ability to work independently with minimum guidance.</text:p>
            <text:p>Maintain the total IT inventory system</text:p>
            <text:p>Capable to work with team &amp; under pressure. Flexible mind to compromise beyond the office time.</text:p>
            <text:p/>
          </table:table-cell>
          <table:table-cell office:value-type="string" calcext:value-type="string">
            <text:p/>
            <text:p>Â Negotiable</text:p>
            <text:p>                                                                    </text:p>
          </table:table-cell>
          <table:table-cell office:value-type="string" calcext:value-type="string">
            <text:p/>
            <text:p>Provident fund, Insurance, GratuityLunch Facilities: Partially SubsidizeSalary Review: YearlyFestival Bonus: 2As per company policy.</text:p>
            <text:p/>
          </table:table-cell>
          <table:table-cell office:value-type="string" calcext:value-type="string">
            <text:p/>
            <text:p>Â Oct 27, 2019</text:p>
            <text:p>                                                                        </text:p>
          </table:table-cell>
          <table:table-cell office:value-type="string" calcext:value-type="string">
            <text:p/>
            <text:p>Â Nov 2, 2019</text:p>
            <text:p>                                                                        </text:p>
          </table:table-cell>
          <table:table-cell table:number-columns-repeated="1007"/>
        </table:table-row>
        <table:table-row table:style-name="ro35">
          <table:table-cell office:value-type="string" calcext:value-type="string">
            <text:p>Sr. Executive (Sales &amp; Marketing) - IT Solution</text:p>
          </table:table-cell>
          <table:table-cell office:value-type="string" calcext:value-type="string">
            <text:p>Firewall Technologies Limited </text:p>
          </table:table-cell>
          <table:table-cell office:value-type="string" calcext:value-type="string">
            <text:p>        10</text:p>
            <text:p>                                                                </text:p>
          </table:table-cell>
          <table:table-cell/>
          <table:table-cell office:value-type="string" calcext:value-type="string">
            <text:p><text:span text:style-name="T1">Looking for a young, energetic and target oriented Male/Female to fill the post.</text:span></text:p>
            <text:p><text:span text:style-name="T1">                                                        </text:span></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table:table-cell office:value-type="string" calcext:value-type="string">
            <text:p/>
            <text:p>Bachelor degree in any discipline</text:p>
            <text:p>Skills Required:  IT amp; Software Marketing, Business development, Computer skills, Corporate sales and Marketing, IT &amp; Software Marketing, IT Knowledge, Sales Marketing</text:p>
            <text:p/>
          </table:table-cell>
          <table:table-cell office:value-type="string" calcext:value-type="string">
            <text:p/>
            <text:p>Both males and females are allowed to apply</text:p>
            <text:p>Minimum 02 years practical experience required in the field of IT Sector.</text:p>
            <text:p>Pleasant looks, sincere and hard working. </text:p>
            <text:p>Excellent communication skills. </text:p>
            <text:p>High spirits to work in Software Industry. </text:p>
            <text:p>Excellent communication/negotiating/closing skills with prospects/ customers.</text:p>
            <text:p/>
          </table:table-cell>
          <table:table-cell office:value-type="string" calcext:value-type="string">
            <text:p/>
            <text:p>Â Tk. 12000 - 20000 (Monthly)</text:p>
            <text:p>                                                                    </text:p>
          </table:table-cell>
          <table:table-cell office:value-type="string" calcext:value-type="string">
            <text:p/>
            <text:p>T/A, Mobile bill, Tour allowance, Profit shareSalary Review: YearlyFestival Bonus: 2Attractive Sales Commission will pay for every work.</text:p>
            <text:p/>
          </table:table-cell>
          <table:table-cell office:value-type="string" calcext:value-type="string">
            <text:p/>
            <text:p>Â Oct 28, 2019</text:p>
            <text:p>                                                                        </text:p>
          </table:table-cell>
          <table:table-cell office:value-type="string" calcext:value-type="string">
            <text:p/>
            <text:p>Â Nov 26, 2019</text:p>
            <text:p>                                                                        </text:p>
          </table:table-cell>
          <table:table-cell table:number-columns-repeated="1007"/>
        </table:table-row>
        <table:table-row table:style-name="ro39">
          <table:table-cell office:value-type="string" calcext:value-type="string">
            <text:p>Teacher for ICT</text:p>
          </table:table-cell>
          <table:table-cell office:value-type="string" calcext:value-type="string">
            <text:p>Akij Foundation School in Manikganj </text:p>
          </table:table-cell>
          <table:table-cell office:value-type="string" calcext:value-type="string">
            <text:p> Not specific</text:p>
            <text:p>                                                                </text:p>
          </table:table-cell>
          <table:table-cell office:value-type="string" calcext:value-type="string">
            <text:p>Teaching ICT and Science from class two to class seven.</text:p>
          </table:table-cell>
          <table:table-cell office:value-type="string" calcext:value-type="string">
            <text:p><text:span text:style-name="T1">Full Time after successful completion of probation period</text:span></text:p>
            <text:p><text:span text:style-name="T1">                                                        </text:span></text:p>
          </table:table-cell>
          <table:table-cell office:value-type="string" calcext:value-type="string">
            <text:p/>
            <text:p>                                                                Full-time</text:p>
            <text:p>                                                            </text:p>
          </table:table-cell>
          <table:table-cell office:value-type="string" calcext:value-type="string">
            <text:p/>
            <text:p>Â At least 2 year(s)</text:p>
            <text:p>                                                                    </text:p>
          </table:table-cell>
          <table:table-cell/>
          <table:table-cell office:value-type="string" calcext:value-type="string">
            <text:p/>
            <text:p>Â Age at most 40 years</text:p>
            <text:p>                                                                    </text:p>
          </table:table-cell>
          <table:table-cell office:value-type="string" calcext:value-type="string">
            <text:p/>
            <text:p>Â Manikganj, Manikganj (Manikganj Sadar)</text:p>
            <text:p>                                                                    </text:p>
          </table:table-cell>
          <table:table-cell/>
          <table:table-cell office:value-type="string" calcext:value-type="string">
            <text:p/>
            <text:p>Master of Science (MSc) in CSE or Relevent Subjects, Bachelor of Science (BSc) in CSE or Relevent Subjects</text:p>
            <text:p>Skills Required: teaching</text:p>
            <text:p/>
          </table:table-cell>
          <table:table-cell office:value-type="string" calcext:value-type="string">
            <text:p/>
            <text:p>Age at most 40 years </text:p>
            <text:p>Must have teaching experience in English Medium/ Version School from Class 1 - 10.</text:p>
            <text:p>Must be well versed in English.</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28, 2019</text:p>
            <text:p>                                                                        </text:p>
          </table:table-cell>
          <table:table-cell office:value-type="string" calcext:value-type="string">
            <text:p/>
            <text:p>Â Nov 9, 2019</text:p>
            <text:p>                                                                        </text:p>
          </table:table-cell>
          <table:table-cell table:number-columns-repeated="1007"/>
        </table:table-row>
        <table:table-row table:style-name="ro45">
          <table:table-cell office:value-type="string" calcext:value-type="string">
            <text:p>System Engineer</text:p>
          </table:table-cell>
          <table:table-cell office:value-type="string" calcext:value-type="string">
            <text:p>ASAI Management Services Limited </text:p>
          </table:table-cell>
          <table:table-cell office:value-type="string" calcext:value-type="string">
            <text:p>  1</text:p>
            <text:p>                                                                </text:p>
          </table:table-cell>
          <table:table-cell office:value-type="string" calcext:value-type="string">
            <text:p>Candidate should be responsible for System Operation, Maintenance and Troubleshooting task for both Local and Global Data Centers and Cloud Services. This includes maintaining All IT infrastructure such as Server System, Virtualization, OS, Updates, Patch Management, Data backup, Data Security, Event and Log Manage, Reporting, Licensing for Local and Global Branches. Taking Periodic Updates, Complying ISMS Policy and enforcing changes where required.</text:p>
            <text:p>Candidate should be contribute in system design, plan and deployment, IT product selection &amp; procurement task.</text:p>
            <text:p>Create a concrete ICT development and deployment plan within the organization, work as a team member to achieve the proposed visions.</text:p>
            <text:p>Manage and prioritize the workload on a daily basis.</text:p>
            <text:p>Candidate should be responsible for taking ownership for completing assigned Project within the given time frame.</text:p>
            <text:p>Candidate should be able to forecast upcoming requirements and should be able to submit proposal to management.</text:p>
            <text:p>Candidate should contribute in data security and data backup as per IT and ISMS Policy.</text:p>
            <text:p>Audit all Systems and assess their outcomes. Candidate is responsible for complying all ISMS and IT policies.</text:p>
            <text:p>Reading System Generated Logs, detecting errors, failures, creating reports and solutions for the errors, co-relate with other system and preserve the logs etc.</text:p>
            <text:p>Candidate should be responsible for working with cross functional team to achieve the same goal.</text:p>
            <text:p>Candidate should be responsible for his own skill development, product knowledge, training and certifications.</text:p>
            <text:p>Candidate should communicate with vendors, suppliers, Service Providers for new requirements, current solution, Warranty Claim, AMC/SLA and troubleshoot purpose.</text:p>
            <text:p>Preserve IT assets and maintaining proper documentations for Regular System Operation, Purchase, Approvals, Changes, Incident reports etc.</text:p>
            <text:p>Job description might get changed due to requirement, Candidate should comply all the task assigned on him.</text:p>
          </table:table-cell>
          <table:table-cell office:value-type="string" calcext:value-type="string">
            <text:p/>
            <text:p><text:span text:style-name="T1">                                                            ASAI Management Services Ltd. (AMSL) is a fully owned entity of ASA International Group PLC (ASAI), a multinational conglomerate enlisted in London Stock Exchange. ASAI delivers microfinance services to 1.5 million clients in 13 countries in Asia and Africa. Among other services, AMSL also develops, implements and maintains all software necessary for entities of ASAI in different countries. AMSL IT team is comprised of 25 professionals divided into Programming, Quality Assurance, Implementation Management, and Infrastructure Management teams. System Engineers works within the infrastructure team. Along with other team members a System Engineer works for keeping the ICT infrastructure up and running at an expected level.</text:span></text:p>
            <text:p><text:span text:style-name="T1">                                                        </text:span></text:p>
          </table:table-cell>
          <table:table-cell office:value-type="string" calcext:value-type="string">
            <text:p/>
            <text:p>                                                                Full-time</text:p>
            <text:p>                                                            </text:p>
          </table:table-cell>
          <table:table-cell office:value-type="string" calcext:value-type="string">
            <text:p/>
            <text:p>Â At least 3 year(s)</text:p>
            <text:p>                                                                    </text:p>
          </table:table-cell>
          <table:table-cell/>
          <table:table-cell office:value-type="string" calcext:value-type="string">
            <text:p/>
            <text:p>Â Age at most 35 years</text:p>
            <text:p>                                                                    </text:p>
          </table:table-cell>
          <table:table-cell office:value-type="string" calcext:value-type="string">
            <text:p/>
            <text:p>Â Dhaka</text:p>
            <text:p>                                                                    </text:p>
          </table:table-cell>
          <table:table-cell/>
          <table:table-cell office:value-type="string" calcext:value-type="string">
            <text:p/>
            <text:p>M.Sc/ B.Sc in EEE, CSE, CS, ICT, ETE, discipline from well reputed university.</text:p>
            <text:p>Certifications:</text:p>
            <text:p>Networking: CCNP (R&amp;S or DC or Security) Equivalent or Higher</text:p>
            <text:p>System: Windows  Platform (MCSA or Higher)</text:p>
            <text:p>Certification on Fortinet Firewall, Sophos Antivirus Security Products</text:p>
            <text:p>Cloud: Certification on AWS/Azure</text:p>
            <text:p/>
          </table:table-cell>
          <table:table-cell office:value-type="string" calcext:value-type="string">
            <text:p/>
            <text:p>Age at most 35 years </text:p>
            <text:p>Hands on Working experience on System Infrastructure especially on Virtualization, Windows OS, Cloud Platform, Networking, Security and Cyber-Security, Backup, LAN and WLAN Solution, and successful communication with vendors and other stake holders.</text:p>
            <text:p>System Deployment Knowledge: Installing and configuring Windows OS, Basic setup, Licensing, Backup, Dynamic RAM, Shared HDD, Cluster, Replication, HDD Partitioning, Raid Controller, NIC Teaming, Update and Patch Management, Centralize Management, Snapshot, Log Management, Reading Logs and Events etc.</text:p>
            <text:p>Network-System Design: Making Network Diagram, and use design tools to update diagrams</text:p>
            <text:p>Networking Skills: Basic Networking skills such as IP address, VLAN, Routing, L2 and L3 Switching etc.</text:p>
            <text:p>Licensing and Subscription: Windows OS (Server and PC, SQL) licensing, Microsoft Office Licensing, Antivirus and Firewall Subscription and other software's license and subscriptions.</text:p>
            <text:p>Product Knowledge: Cisco Layer 2 and Layer 3 Switches, Router, Firewall, Fortinet Firewall, Server and Storage, Wireless Products, Attendance Terminals, Product Licensing, RMA, Warranty information</text:p>
            <text:p>Security Skills: Basic Knowledge on Firewall Configuration, Policy Creating, VPN, SSL VPN, IPSEC VPN, URL filtering, SIEM, Application Control, Web Application firewall operation, firewall Cluster(Active-Standby), Firewall licensing, Load Balancing, Bandwidth Control, NAT/Port Forwarding report and log monitoring, Configuration Backup and restore, SSL Certificates, Centralized Antivirus Operation, Creating and applying policy, report creation, log management, Control etc.</text:p>
            <text:p>Server and Storage: Understanding Server components (RAM, HDD, Motherboard, NIC, Cabling, Warranty, OS installation, BIOS, NIC Teaming, Virtualization (Hyper-V/VMware), Virtual machines create, Operation, troubleshoot, Snapshot, Nested VM, Resource Monitoring, Dynamic Resource assignment, Clustering, Hyper-V Cluster, Application Cluster, Shared Storage, iSCSI, FC storage, Data Import/Export, Remote management and monitoring etc. </text:p>
            <text:p>Cloud Computing Skills: Knowledge regarding cloud services such as AWS, Azure etc. Cloud DC/DR solution. Cloud solution design, Implementation, Support and operation. Good knowledge on cloud platforms will add advantages. </text:p>
            <text:p>Monitoring System: Good knowledge on Monitoring System, Operation, understating Logs, Creating reports, alarm handling and Deployment skills</text:p>
            <text:p>Domain Controller: Good knowledge on Active Directory(AD-DS), DFS, File Server, Windows Update Service, Sharing Service, NTP, Centrally Manage System, Replication, DRS, DNS, backup, Tree-Forest.</text:p>
            <text:p>Excellent written &amp; verbal communication skill in English </text:p>
            <text:p>Good problem solving skills.</text:p>
            <text:p>Self-motivated and self-learning skills</text:p>
            <text:p>Documentation skills</text:p>
            <text:p/>
          </table:table-cell>
          <table:table-cell office:value-type="string" calcext:value-type="string">
            <text:p/>
            <text:p>Â Negotiable</text:p>
            <text:p>                                                                    </text:p>
          </table:table-cell>
          <table:table-cell office:value-type="string" calcext:value-type="string">
            <text:p/>
            <text:p>Provident fund, GratuityFestival Bonus: 2Boishkhai allowance</text:p>
            <text:p/>
          </table:table-cell>
          <table:table-cell office:value-type="string" calcext:value-type="string">
            <text:p/>
            <text:p>Â Oct 27, 2019</text:p>
            <text:p>                                                                        </text:p>
          </table:table-cell>
          <table:table-cell office:value-type="string" calcext:value-type="string">
            <text:p/>
            <text:p>Â Nov 11, 2019</text:p>
            <text:p>                                                                        </text:p>
          </table:table-cell>
          <table:table-cell table:number-columns-repeated="1007"/>
        </table:table-row>
        <table:table-row table:style-name="ro64">
          <table:table-cell office:value-type="string" calcext:value-type="string">
            <text:p>Video Editor (IT)</text:p>
          </table:table-cell>
          <table:table-cell office:value-type="string" calcext:value-type="string">
            <text:p>Ad Asia </text:p>
          </table:table-cell>
          <table:table-cell office:value-type="string" calcext:value-type="string">
            <text:p> 02</text:p>
            <text:p>                                                 </text:p>
          </table:table-cell>
          <table:table-cell office:value-type="string" calcext:value-type="string">
            <text:p/>
            <text:p>All version in video editing.</text:p>
            <text:p>Has adequate knowledge about software programming.</text:p>
            <text:p>Handling You Tube &amp; Facebook Boost.</text:p>
            <text:p>Support all software activities of the company.</text:p>
            <text:p>Develop and maintain company website and other IT matters.</text:p>
            <text:p>Any other tasks assigned by the authority.</text:p>
            <text:p/>
          </table:table-cell>
          <table:table-cell/>
          <table:table-cell office:value-type="string" calcext:value-type="string">
            <text:p/>
            <text:p>                                                                Full-time</text:p>
            <text:p>                                                            </text:p>
          </table:table-cell>
          <table:table-cell office:value-type="string" calcext:value-type="string">
            <text:p/>
            <text:p>Â 2 to 5 year(s)</text:p>
            <text:p>                                                                    </text:p>
          </table:table-cell>
          <table:table-cell/>
          <table:table-cell office:value-type="string" calcext:value-type="string">
            <text:p/>
            <text:p>Â Age at most 30 years</text:p>
            <text:p>                                                                    </text:p>
          </table:table-cell>
          <table:table-cell office:value-type="string" calcext:value-type="string">
            <text:p/>
            <text:p>Â Dhaka</text:p>
            <text:p>                                                                    </text:p>
          </table:table-cell>
          <table:table-cell/>
          <table:table-cell office:value-type="string" calcext:value-type="string">
            <text:p/>
            <text:p>Bachelor of Science (B.Sc) in CSE</text:p>
            <text:p/>
          </table:table-cell>
          <table:table-cell office:value-type="string" calcext:value-type="string">
            <text:p/>
            <text:p>Age at most 30 years </text:p>
            <text:p>Must have very strong analysis and synthesis skills</text:p>
            <text:p>Must be proactive and able to execute tasks efficiently</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7, 2019</text:p>
            <text:p>                                                                        </text:p>
          </table:table-cell>
          <table:table-cell office:value-type="string" calcext:value-type="string">
            <text:p/>
            <text:p>Â Nov 25, 2019</text:p>
            <text:p>                                                                        </text:p>
          </table:table-cell>
          <table:table-cell table:number-columns-repeated="1007"/>
        </table:table-row>
        <table:table-row table:style-name="ro65">
          <table:table-cell office:value-type="string" calcext:value-type="string">
            <text:p>Executive/ Sr.Executive - Digital Marketing</text:p>
          </table:table-cell>
          <table:table-cell office:value-type="string" calcext:value-type="string">
            <text:p>Transsion Bangladesh Ltd. </text:p>
          </table:table-cell>
          <table:table-cell office:value-type="string" calcext:value-type="string">
            <text:p>Not specific</text:p>
            <text:p>                                                                </text:p>
          </table:table-cell>
          <table:table-cell office:value-type="string" calcext:value-type="string">
            <text:p/>
            <text:p>                                                            TRANSSION Holdings is a global company dedicated to providing most favored mobile communication products and mobile internet services for local consumers in emerging markets. The company is best-known in emerging markets for its leading mobile brands, including TECNO, itel, Infinix and Spice. Transsion Holdings is now looking for young dynamic Digital Marketing Professional for it`s digital marketing wing.</text:p>
            <text:p>                                                        </text:p>
          </table:table-cell>
          <table:table-cell/>
          <table:table-cell office:value-type="string" calcext:value-type="string">
            <text:p/>
            <text:p>                                                                Full-time</text:p>
            <text:p>                                                            </text:p>
          </table:table-cell>
          <table:table-cell office:value-type="string" calcext:value-type="string">
            <text:p/>
            <text:p>Â At least 1 year(s)</text:p>
            <text:p>                                                                    </text:p>
          </table:table-cell>
          <table:table-cell/>
          <table:table-cell office:value-type="string" calcext:value-type="string">
            <text:p/>
            <text:p>Â Age at most 30 years</text:p>
            <text:p>                                                                    </text:p>
          </table:table-cell>
          <table:table-cell office:value-type="string" calcext:value-type="string">
            <text:p/>
            <text:p>Â Dhaka</text:p>
            <text:p>                                                                    </text:p>
          </table:table-cell>
          <table:table-cell/>
          <table:table-cell office:value-type="string" calcext:value-type="string">
            <text:p/>
            <text:p>Graduation from any Reputed University. </text:p>
            <text:p>Major in Mass Communications, Journalism, Marketing will be preferable.</text:p>
            <text:p/>
          </table:table-cell>
          <table:table-cell office:value-type="string" calcext:value-type="string">
            <text:p/>
            <text:p>Age at most 30 years </text:p>
            <text:p>Take responsible of monthly/quarterly digital marketing performance report and campaign report</text:p>
            <text:p>Take responsible of data analysis on market/industry survey</text:p>
            <text:p>Familiarity with social media, online communities/blogs, tech groups, etc.</text:p>
            <text:p>Have community management experience or work as an admin/moderator at a community.</text:p>
            <text:p>Have the ability of Photoshop/Illustrator/Adobe After Effects will be a plus.</text:p>
            <text:p/>
          </table:table-cell>
          <table:table-cell office:value-type="string" calcext:value-type="string">
            <text:p/>
            <text:p>Â Negotiable</text:p>
            <text:p>                                                                    </text:p>
          </table:table-cell>
          <table:table-cell office:value-type="string" calcext:value-type="string">
            <text:p/>
            <text:p>Mobile bill, Medical allowance, Provident fund, Insurance, GratuitySalary Review: YearlyFestival Bonus: 2</text:p>
            <text:p/>
          </table:table-cell>
          <table:table-cell office:value-type="string" calcext:value-type="string">
            <text:p/>
            <text:p>Â Oct 27, 2019</text:p>
            <text:p>                                                                        </text:p>
          </table:table-cell>
          <table:table-cell office:value-type="string" calcext:value-type="string">
            <text:p/>
            <text:p>Â Nov 10, 2019</text:p>
            <text:p>                                                                        </text:p>
          </table:table-cell>
          <table:table-cell table:number-columns-repeated="1007"/>
        </table:table-row>
        <table:table-row table:style-name="ro58">
          <table:table-cell office:value-type="string" calcext:value-type="string">
            <text:p>Assistant Programmer</text:p>
          </table:table-cell>
          <table:table-cell office:value-type="string" calcext:value-type="string">
            <text:p>JiVitA </text:p>
          </table:table-cell>
          <table:table-cell office:value-type="string" calcext:value-type="string">
            <text:p>     Not specific</text:p>
            <text:p>                                                                </text:p>
          </table:table-cell>
          <table:table-cell/>
          <table:table-cell office:value-type="string" calcext:value-type="string">
            <text:p><text:span text:style-name="T1"> The post will be for a 1-year contract and will be renewed according to organization needs.Salary is competitive and commensurate with relevant experience.</text:span></text:p>
            <text:p><text:span text:style-name="T1">                                                        </text:span></text:p>
          </table:table-cell>
          <table:table-cell office:value-type="string" calcext:value-type="string">
            <text:p/>
            <text:p>                                                                Contractual</text:p>
            <text:p>                                                            </text:p>
          </table:table-cell>
          <table:table-cell office:value-type="string" calcext:value-type="string">
            <text:p/>
            <text:p>Â At least 5 year(s)</text:p>
            <text:p>                                                                    </text:p>
          </table:table-cell>
          <table:table-cell table:number-columns-repeated="2"/>
          <table:table-cell office:value-type="string" calcext:value-type="string">
            <text:p/>
            <text:p>Â Gaibandha</text:p>
            <text:p>                                                                    </text:p>
          </table:table-cell>
          <table:table-cell/>
          <table:table-cell office:value-type="string" calcext:value-type="string">
            <text:p/>
            <text:p>Minimum of Graduate in Computer Science/ Computer Science andEngineering.</text:p>
            <text:p/>
          </table:table-cell>
          <table:table-cell office:value-type="string" calcext:value-type="string">
            <text:p/>
            <text:p>Individual must have experience with relational database design and administration (SQL is preferred)</text:p>
            <text:p>    Minimum 5+ years of relevant experience in a reputed organization with preference to candidates having experience in SQL, MYSQL, JavaScript, ASP, xFORM, xLS, HTML,  XML.</text:p>
            <text:p>    Must have Knowledge of Tables, views, stored procedures, functions &amp; triggers in SQL</text:p>
            <text:p>    Must be able to design and implement simple and complex queries using structured query language (SQL)</text:p>
            <text:p>    Must have knowledge of software design, development, documentation &amp; maintenance</text:p>
            <text:p>    Must have knowledge of problem troubleshooting regarding the databases, applications and provide technical support as needed</text:p>
            <text:p>    Must have knowledge of development of reports using Crystal Reports or Microsoft SQL Server Reporting Services</text:p>
            <text:p>    Must work and be in communication with both the local and international team in order to complete tasks.</text:p>
            <text:p>Preferred Qualifications:</text:p>
            <text:p>    Team lead / management experience</text:p>
            <text:p>    Has a big picture view of moving the data team forward in a direction that will help researchers to collect better data.</text:p>
            <text:p>    Works well in teams and is in close communication with members.</text:p>
            <text:p>    Mobile Application Development, Android OS, OpenDataKit</text:p>
            <text:p>    Application lifecycle experience: Requirements gathering, design, development, deployment, debugging, quality assurance, documentation, maintenance</text:p>
            <text:p>    Windows Server administration (IIS Administration, Active Directory Management etc)</text:p>
            <text:p>    Must be capable of multi-tasking, meeting deadlines.</text:p>
            <text:p/>
          </table:table-cell>
          <table:table-cell table:number-columns-repeated="2"/>
          <table:table-cell office:value-type="string" calcext:value-type="string">
            <text:p/>
            <text:p>Â Oct 27, 2019</text:p>
            <text:p>                                                                        </text:p>
          </table:table-cell>
          <table:table-cell office:value-type="string" calcext:value-type="string">
            <text:p/>
            <text:p>Â Nov 16, 2019</text:p>
            <text:p>                                                                        </text:p>
          </table:table-cell>
          <table:table-cell table:number-columns-repeated="1007"/>
        </table:table-row>
        <table:table-row table:style-name="ro58">
          <table:table-cell office:value-type="string" calcext:value-type="string">
            <text:p>iOS Application Developer</text:p>
          </table:table-cell>
          <table:table-cell office:value-type="string" calcext:value-type="string">
            <text:p>TwinBit Limited </text:p>
          </table:table-cell>
          <table:table-cell office:value-type="string" calcext:value-type="string">
            <text:p/>
            <text:p>                                                                04</text:p>
            <text:p>                                                                </text:p>
          </table:table-cell>
          <table:table-cell office:value-type="string" calcext:value-type="string">
            <text:p/>
            <text:p>Solid experience on Objective-C, developing apps for iOS platform using Xcode</text:p>
            <text:p>Good understanding of native iOS frameworks</text:p>
            <text:p>Solid experience on iOS image processing libraries.</text:p>
            <text:p>Clear understanding of iOS application development life cycl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4 year(s)</text:p>
            <text:p>                                                                    </text:p>
          </table:table-cell>
          <table:table-cell office:value-type="string" calcext:value-type="string">
            <text:p/>
            <text:p>Â Both males and females are allowed to apply</text:p>
            <text:p>                                                                    </text:p>
          </table:table-cell>
          <table:table-cell office:value-type="string" calcext:value-type="string">
            <text:p/>
            <text:p>Â Age 22 to 35 years</text:p>
            <text:p>                                                                    </text:p>
          </table:table-cell>
          <table:table-cell office:value-type="string" calcext:value-type="string">
            <text:p/>
            <text:p>Â Dhaka</text:p>
            <text:p>                                                                    </text:p>
          </table:table-cell>
          <table:table-cell office:value-type="string" calcext:value-type="string">
            <text:p/>
            <text:p>Bachelor in Engineering (BEngg) in CSE, Masters in Engineering (MEngg)</text:p>
            <text:p/>
          </table:table-cell>
          <table:table-cell office:value-type="string" calcext:value-type="string">
            <text:p/>
            <text:p>Age 22 to 35 years </text:p>
            <text:p>Both males and females are allowed to apply</text:p>
            <text:p>Must have previous working experience on iOS, watchOS platforms.</text:p>
            <text:p>Must have working experience on the latest technologies like: PiP, 3D touch, Split View etc</text:p>
            <text:p>Experience of 3rd party APIs integration</text:p>
            <text:p>Must have experience on LOCAL NOTIFICATIONS, PUSH NOTIFICATIONS, IN APP PURCHASE etc.</text:p>
            <text:p>Solid experience on Objective-C, developing apps for iOS platform using Xcode</text:p>
            <text:p>Good understanding of native iOS frameworks</text:p>
            <text:p>Solid experience on iOS image processing libraries.</text:p>
            <text:p>Clear understanding of iOS application development life cycle.</text:p>
            <text:p>For freshers, those who are experienced in participating ACM-ICPC will be preferred</text:p>
            <text:p/>
          </table:table-cell>
          <table:table-cell office:value-type="string" calcext:value-type="string">
            <text:p/>
            <text:p>Â Tk. 40000 - 80000 (Monthly)</text:p>
            <text:p>                                                                    </text:p>
          </table:table-cell>
          <table:table-cell office:value-type="string" calcext:value-type="string">
            <text:p/>
            <text:p>Weekly 2 (TWO) holidays: Friday &amp; Saturday</text:p>
            <text:p>Lunch &amp; snacks provided by office</text:p>
            <text:p>Yearly office tour</text:p>
            <text:p>Festival bonus</text:p>
            <text:p>World class working environment</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43">
          <table:table-cell office:value-type="string" calcext:value-type="string">
            <text:p>Project Manager (iOS)</text:p>
          </table:table-cell>
          <table:table-cell office:value-type="string" calcext:value-type="string">
            <text:p>TwinBit Limited </text:p>
          </table:table-cell>
          <table:table-cell office:value-type="string" calcext:value-type="string">
            <text:p/>
            <text:p>                                                                01</text:p>
            <text:p>                                                                </text:p>
          </table:table-cell>
          <table:table-cell office:value-type="string" calcext:value-type="string">
            <text:p/>
            <text:p>Work with Product development team, Data Scientists, Analysts to continually elaborate on business requirements to define a technology solution including system architecture and product specifications</text:p>
            <text:p>Review work delivered by various teams to ensure it is as per specifications</text:p>
            <text:p>Ensure that all projects are delivered on-time, within scope and within budget</text:p>
            <text:p>Develop a detailed project plan to monitor and track progress</text:p>
            <text:p>Manage changes to the project scope, project schedule and project costs using appropriate verification techniques</text:p>
            <text:p>Ongoing product support, enhancements and life cycle management for existing products</text:p>
            <text:p>Develop business case and product road map for new products</text:p>
            <text:p>Support and collaborate with all facets of the business</text:p>
            <text:p>Estimate the total sprints necessary for the release of the required app capability as well as the total estimated cost and level of effort (LOE), as required</text:p>
            <text:p>Create, update, maintain all project reporting requirements, oversee formal change control and risk management processes. Provide escalations and clearly document scope changes as appropriat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6 year(s)</text:p>
            <text:p>                                                                    </text:p>
          </table:table-cell>
          <table:table-cell office:value-type="string" calcext:value-type="string">
            <text:p/>
            <text:p>Â Both males and females are allowed to apply</text:p>
            <text:p>                                                                    </text:p>
          </table:table-cell>
          <table:table-cell office:value-type="string" calcext:value-type="string">
            <text:p/>
            <text:p>Â Age 26 to 38 years</text:p>
            <text:p>                                                                    </text:p>
          </table:table-cell>
          <table:table-cell office:value-type="string" calcext:value-type="string">
            <text:p/>
            <text:p>Â Dhaka</text:p>
            <text:p>                                                                    </text:p>
          </table:table-cell>
          <table:table-cell office:value-type="string" calcext:value-type="string">
            <text:p/>
            <text:p>Bachelor in Engineering (BEngg) in CSC, Masters degree in any discipline</text:p>
            <text:p/>
          </table:table-cell>
          <table:table-cell office:value-type="string" calcext:value-type="string">
            <text:p/>
            <text:p>Age 26 to 38 years </text:p>
            <text:p>Both males and females are allowed to apply</text:p>
            <text:p>At least 3 years of project management experience or served as a technical producer or a development director</text:p>
            <text:p>Experience managing multiple projects with competing priorities</text:p>
            <text:p>Clear understanding of iOS application development life cycle</text:p>
            <text:p>Familiarity with mobile UX/UI principles and practices</text:p>
            <text:p>Thorough understanding of QA processes and procedures, with an aim towards continual improvement</text:p>
            <text:p>Solid experience on Objective-C, swift developing apps for iOS platform using Xcode</text:p>
            <text:p>Solid experience on iOS image processing libraries</text:p>
            <text:p>Solid organizational skills, attention to detail and ability to multi-task</text:p>
            <text:p/>
          </table:table-cell>
          <table:table-cell office:value-type="string" calcext:value-type="string">
            <text:p/>
            <text:p>Â Negotiable</text:p>
            <text:p>                                                                    </text:p>
          </table:table-cell>
          <table:table-cell office:value-type="string" calcext:value-type="string">
            <text:p/>
            <text:p>Weekly 2 (TWO) holidays: Friday &amp; Saturday</text:p>
            <text:p>Lunch &amp; snacks provided by office</text:p>
            <text:p>Yearly office tour</text:p>
            <text:p>Festival bonus</text:p>
            <text:p>World class working environment</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46">
          <table:table-cell office:value-type="string" calcext:value-type="string">
            <text:p>Service Engineer</text:p>
          </table:table-cell>
          <table:table-cell office:value-type="string" calcext:value-type="string">
            <text:p>Keep In Touch Ltd. </text:p>
          </table:table-cell>
          <table:table-cell office:value-type="string" calcext:value-type="string">
            <text:p/>
            <text:p>                                                                4</text:p>
            <text:p>                                                                </text:p>
          </table:table-cell>
          <table:table-cell office:value-type="string" calcext:value-type="string">
            <text:p/>
            <text:p>Laser Printer (Network), Heavy Duty Printer Installation and Maintenance.</text:p>
            <text:p>Installation &amp; maintenance of CC camera. </text:p>
            <text:p>Receive RMA Product, Troubleshooting and Problem Solving.</text:p>
            <text:p>Computer Hardware &amp; Assembled Troubleshooting.</text:p>
            <text:p>Provide after Sales Service on behalf of Company.</text:p>
            <text:p>Provide Both Indoor &amp; Outdoor Customer Support Within Lowest Possible Time.</text:p>
            <text:p>Prepare Report About Servic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Only males are allowed to apply</text:p>
            <text:p>                                                                    </text:p>
          </table:table-cell>
          <table:table-cell office:value-type="string" calcext:value-type="string">
            <text:p/>
            <text:p>Â Age 22 to 30 years</text:p>
            <text:p>                                                                    </text:p>
          </table:table-cell>
          <table:table-cell office:value-type="string" calcext:value-type="string">
            <text:p/>
            <text:p>Â Dhaka (Gulshan)</text:p>
            <text:p>                                                                    </text:p>
          </table:table-cell>
          <table:table-cell office:value-type="string" calcext:value-type="string">
            <text:p/>
            <text:p>Diploma/ B.Sc in Electronics / Electrical / Computer Science</text:p>
            <text:p/>
          </table:table-cell>
          <table:table-cell office:value-type="string" calcext:value-type="string">
            <text:p/>
            <text:p>Age 22 to 30 years </text:p>
            <text:p>Only males are allowed to apply</text:p>
            <text:p>Should have good public relation proficiency.</text:p>
            <text:p>Should have expected professional appearance with challenging attitude towards job.</text:p>
            <text:p>Computer literacy is must (especially adequate skill in Microsoft word, Power point &amp; Excel)</text:p>
            <text:p>Self-motivated and able to work under pressure in a fast-paced working environment.</text:p>
            <text:p>Adequate proficiency in both writing &amp; speaking ability in English.</text:p>
            <text:p/>
          </table:table-cell>
          <table:table-cell office:value-type="string" calcext:value-type="string">
            <text:p/>
            <text:p>Â Negotiable</text:p>
            <text:p>                                                                    </text:p>
          </table:table-cell>
          <table:table-cell office:value-type="string" calcext:value-type="string">
            <text:p/>
            <text:p>Mobile bill, Tour allowance, Performance bonusSalary Review: YearlyFestival Bonus: 2Life/Health insurance coverage according to company policy.</text:p>
            <text:p>Daily allowance (when traveling outside Dhaka).</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66">
          <table:table-cell office:value-type="string" calcext:value-type="string">
            <text:p>Executive Business Development (Digital Marketing)</text:p>
          </table:table-cell>
          <table:table-cell office:value-type="string" calcext:value-type="string">
            <text:p>Keep In Touch Ltd. </text:p>
          </table:table-cell>
          <table:table-cell office:value-type="string" calcext:value-type="string">
            <text:p/>
            <text:p>                                                                2</text:p>
            <text:p>                                                                </text:p>
          </table:table-cell>
          <table:table-cell office:value-type="string" calcext:value-type="string">
            <text:p/>
            <text:p>We need Executive who has practical experience in content writing, social media marketing, Email marketing, affiliate marketing, digital marketing.</text:p>
            <text:p>Candidate must be able to take responsibilities  for the Digital Marketing related activities.</text:p>
            <text:p>Develop online marketing strategies.</text:p>
            <text:p>To develop sales &amp; marketing strategy, collect market information and to ensure the competitiveness of the product worldwide.</text:p>
            <text:p>Analysis and Write content for SEO and social networking accounts such as Facebook, Twitter, YouTube, LinkedIn, etc. Create and edit posts, videos, and other content.</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Only females are allowed to apply</text:p>
            <text:p>                                                                    </text:p>
          </table:table-cell>
          <table:table-cell office:value-type="string" calcext:value-type="string">
            <text:p/>
            <text:p>Â Age 22 to 30 years</text:p>
            <text:p>                                                                    </text:p>
          </table:table-cell>
          <table:table-cell office:value-type="string" calcext:value-type="string">
            <text:p/>
            <text:p>Â Dhaka (Gulshan)</text:p>
            <text:p>                                                                    </text:p>
          </table:table-cell>
          <table:table-cell office:value-type="string" calcext:value-type="string">
            <text:p/>
            <text:p>BBA from Any Reputed Public or Private University.</text:p>
            <text:p/>
          </table:table-cell>
          <table:table-cell office:value-type="string" calcext:value-type="string">
            <text:p/>
            <text:p>Age 22 to 30 years </text:p>
            <text:p>Only females are allowed to apply</text:p>
            <text:p>Skills Required: Customer Support/Client Service, Digital Marketing, IT &amp; Software Marketing, Offline and Online Branding, Social Media Marketing, Tele Marketing.</text:p>
            <text:p>Excellent MS Office Suite skills (e.g. MS Word, PowerPoint, Excel, Outlook)</text:p>
            <text:p>Good communication, approach &amp; presentation skills.</text:p>
            <text:p>Adequate proficiency in both writing &amp; speaking ability in English.</text:p>
            <text:p/>
          </table:table-cell>
          <table:table-cell office:value-type="string" calcext:value-type="string">
            <text:p/>
            <text:p>Â Negotiable</text:p>
            <text:p>                                                                    </text:p>
          </table:table-cell>
          <table:table-cell office:value-type="string" calcext:value-type="string">
            <text:p/>
            <text:p>Mobile bill, Tour allowanceSalary Review: YearlyFestival Bonus: 2Life/Health insurance coverage according to company policy.</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38">
          <table:table-cell office:value-type="string" calcext:value-type="string">
            <text:p>Customer Support Engineer</text:p>
          </table:table-cell>
          <table:table-cell office:value-type="string" calcext:value-type="string">
            <text:p>Icon Infotech Limited </text:p>
          </table:table-cell>
          <table:table-cell office:value-type="string" calcext:value-type="string">
            <text:p/>
            <text:p>                                                                03</text:p>
            <text:p>                                                                </text:p>
          </table:table-cell>
          <table:table-cell office:value-type="string" calcext:value-type="string">
            <text:p/>
            <text:p>ISP related Field experience would be preferred. </text:p>
            <text:p>Provide help-desk and on-site technical support.</text:p>
            <text:p>Configure &amp; Maintain DNS, Proxy, DHCP, Web, FTP Server and Mail Servers using Linux. Configure Firewall.</text:p>
            <text:p>Able to configure and maintain CISCO, MikroTik router, Layer2 and Layer3 Device.</text:p>
            <text:p>Have sound knowledge and experience of complete operations in the following areas: </text:p>
            <text:p>Configuration and troubleshooting corporate network, Cisco and MikroTik Routers and Switch configuration with VLAN, OSPF, BGP, VPN, VTP, NAT, Load Balancing Configuration and tunneling technologies (IPSec, GRE, EoIP, PPTP, L2TP), WLAN solution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of Computer Application (BCA), Diploma in Computer</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T/A, Mobile bill, Tour allowance, Over time allowance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35">
          <table:table-cell office:value-type="string" calcext:value-type="string">
            <text:p>Software Engineer</text:p>
          </table:table-cell>
          <table:table-cell office:value-type="string" calcext:value-type="string">
            <text:p>Next IT LTD </text:p>
          </table:table-cell>
          <table:table-cell office:value-type="string" calcext:value-type="string">
            <text:p> Not specific</text:p>
            <text:p>                                                                </text:p>
          </table:table-cell>
          <table:table-cell office:value-type="string" calcext:value-type="string">
            <text:p>Develop web applications with AngularJS,Angular, Web API [C#], MSSQL/ORACLE/ MySQL.</text:p>
            <text:p>Must have at least 2 years professional experience in Web Application using java script/Asp.Net MVC/AngularJS/Angular [nice to have]</text:p>
            <text:p>Excellent analytical, problem solving and decision making skills.</text:p>
            <text:p>Know standard coding convention.</text:p>
            <text:p>Must have strong knowledge in object oriented programming</text:p>
            <text:p>General understanding of HTML5, CSS3</text:p>
            <text:p>Good understanding of design Standards,design pattern and coding guidelines.</text:p>
            <text:p>Adheres to strict delivery schedules</text:p>
            <text:p>Good knowledge in writing SQL queries</text:p>
            <text:p>Hands-on experience with Microsoft rdlc/ Crystal Reports.</text:p>
          </table:table-cell>
          <table:table-cell office:value-type="string" calcext:value-type="string">
            <text:p>We are seeking some talented and highly motivated software engineers to join our elite engineering team.We invite you to discover for yourself why a career with Next IT is the opportunity you have been looking for.</text:p>
            <text:p>                                                        </text:p>
          </table:table-cell>
          <table:table-cell office:value-type="string" calcext:value-type="string">
            <text:p/>
            <text:p>                                                                Full-time</text:p>
            <text:p>                                                            </text:p>
          </table:table-cell>
          <table:table-cell office:value-type="string" calcext:value-type="string">
            <text:p/>
            <text:p>Â 3 to 7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of Science (BSc) in Computer Science</text:p>
            <text:p>Skills Required: Angular, AngularJS, MS SQL Server </text:p>
            <text:p/>
          </table:table-cell>
          <table:table-cell office:value-type="string" calcext:value-type="string">
            <text:p/>
            <text:p>Both males and females are allowed to apply</text:p>
            <text:p>Strong portfolio to be presented and defended during interview.</text:p>
            <text:p>Team spirit; strong communication skills to collaborate with various stakeholders</text:p>
            <text:p>Good time-management skills</text:p>
            <text:p>Hard working</text:p>
            <text:p>Good Attitude</text:p>
            <text:p>Physically fit</text:p>
            <text:p/>
          </table:table-cell>
          <table:table-cell office:value-type="string" calcext:value-type="string">
            <text:p/>
            <text:p>Â Negotiable</text:p>
            <text:p>                                                                    </text:p>
          </table:table-cell>
          <table:table-cell office:value-type="string" calcext:value-type="string">
            <text:p/>
            <text:p>Performance bonus, Weekly 2 holidaysLunch Facilities: Partially SubsidizeSalary Review: YearlyFestival Bonus: 2</text:p>
            <text:p/>
          </table:table-cell>
          <table:table-cell office:value-type="string" calcext:value-type="string">
            <text:p/>
            <text:p>Â Oct 24, 2019</text:p>
            <text:p>                                                                        </text:p>
          </table:table-cell>
          <table:table-cell office:value-type="string" calcext:value-type="string">
            <text:p/>
            <text:p>Â Nov 21, 2019</text:p>
            <text:p>                                                                        </text:p>
          </table:table-cell>
          <table:table-cell table:number-columns-repeated="1008"/>
        </table:table-row>
        <table:table-row table:style-name="ro65">
          <table:table-cell office:value-type="string" calcext:value-type="string">
            <text:p>Sales Executive</text:p>
          </table:table-cell>
          <table:table-cell office:value-type="string" calcext:value-type="string">
            <text:p>Icon Infotech Limited </text:p>
          </table:table-cell>
          <table:table-cell office:value-type="string" calcext:value-type="string">
            <text:p/>
            <text:p>                                                                04</text:p>
            <text:p>                                                                </text:p>
          </table:table-cell>
          <table:table-cell office:value-type="string" calcext:value-type="string">
            <text:p/>
            <text:p>Ensure internet/data sales achievement as per given target.</text:p>
            <text:p>Smooth communication with clients, parties, customers to maintain good relationship.</text:p>
            <text:p>Develop and Maintain communication with potential clients and increase business volume with them</text:p>
            <text:p>Market visit, client hunt, creating market opportunity and good reputation.</text:p>
            <text:p>Performs other duties and responsibilities accordingly as assigned.</text:p>
            <text:p>ISP related Field experience would be preferred </text:p>
            <text:p>Tender Related Experience would be considered as an added qualit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degree in any discipline</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T/A, Mobile bill, Tour allowance, Over time allowance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42">
          <table:table-cell office:value-type="string" calcext:value-type="string">
            <text:p>UX/UI Designer</text:p>
          </table:table-cell>
          <table:table-cell office:value-type="string" calcext:value-type="string">
            <text:p>SureCash </text:p>
          </table:table-cell>
          <table:table-cell office:value-type="string" calcext:value-type="string">
            <text:p/>
            <text:p>                                                                1</text:p>
            <text:p>                                                                </text:p>
          </table:table-cell>
          <table:table-cell office:value-type="string" calcext:value-type="string">
            <text:p/>
            <text:p>Portfolio of your experience in UI/UX-focused works for pixel-perfect web and mobile applications.</text:p>
            <text:p>Create wireframes, prototypes, and high- fidelity designs for mobile and web interfaces.</text:p>
            <text:p>Responsive design.</text:p>
            <text:p>Proficiency with design tools &amp; technologies (Sketch, Figma, inVision, Framer, Zeplin, Indesign, Illustrator, Adobe Photoshop, After Effects, etc.).</text:p>
            <text:p>Experience working with applications for creating block diagram models of pages and prototyping (Balsamiq, Axure).</text:p>
            <text:p>Strong experience with creating user stories, user personas, user research and storyboarding;</text:p>
            <text:p>The ability and willingness to work both independently and collaboratively</text:p>
            <text:p>Create wireframes, prototypes, and high- fidelity designs for web and mobile interfaces.</text:p>
            <text:p>Work collaboratively with product managers and developers in an iterative design process to define user issues and solutions.</text:p>
            <text:p>Develop high level and detailed user stories, mockups, and prototypes to effectively communicate design ideas;</text:p>
            <text:p>Design, conduct, and document usability test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degree in any discipline</text:p>
            <text:p/>
          </table:table-cell>
          <table:table-cell office:value-type="string" calcext:value-type="string">
            <text:p/>
            <text:p>Both males and females are allowed to apply</text:p>
            <text:p>Usability testing experience/knowledge;</text:p>
            <text:p>Basic front-end coding (HTML/CSS)</text:p>
            <text:p>Previous experience in payments/fin tech</text:p>
            <text:p/>
          </table:table-cell>
          <table:table-cell office:value-type="string" calcext:value-type="string">
            <text:p/>
            <text:p>Â Negotiable</text:p>
            <text:p>                                                                    </text:p>
          </table:table-cell>
          <table:table-cell office:value-type="string" calcext:value-type="string">
            <text:p/>
            <text:p>Mobile bill, Weekly 2 holidaysLunch Facilities: Full SubsidizeSalary Review: YearlyFestival Bonus: 2As per company policy &amp; procedures</text:p>
            <text:p/>
          </table:table-cell>
          <table:table-cell office:value-type="string" calcext:value-type="string">
            <text:p/>
            <text:p>Â Oct 23, 2019</text:p>
            <text:p>                                                                        </text:p>
          </table:table-cell>
          <table:table-cell office:value-type="string" calcext:value-type="string">
            <text:p/>
            <text:p>Â Nov 10, 2019</text:p>
            <text:p>                                                                        </text:p>
          </table:table-cell>
          <table:table-cell table:number-columns-repeated="1008"/>
        </table:table-row>
        <table:table-row table:style-name="ro67">
          <table:table-cell office:value-type="string" calcext:value-type="string">
            <text:p>Web Application Developer</text:p>
          </table:table-cell>
          <table:table-cell office:value-type="string" calcext:value-type="string">
            <text:p>ICT Layer </text:p>
          </table:table-cell>
          <table:table-cell office:value-type="string" calcext:value-type="string">
            <text:p/>
            <text:p>                                                                2</text:p>
            <text:p>                                                                </text:p>
          </table:table-cell>
          <table:table-cell office:value-type="string" calcext:value-type="string">
            <text:p>To work on various ongoing projects.</text:p>
            <text:p>To complete the task on time.</text:p>
            <text:p>Report about progress to the PD.</text:p>
            <text:p>R&amp;D the latest technologies and apply to ongoing project simultaneously.</text:p>
            <text:p>Capable to complete the job within deadlines.</text:p>
            <text:p>Write a clean, structured and documented Code.</text:p>
          </table:table-cell>
          <table:table-cell office:value-type="string" calcext:value-type="string">
            <text:p> </text:p>
            <text:p>Positive Attitude To Research and Development (R&amp;D).</text:p>
            <text:p>Must-Have To Know CodeIgniter. </text:p>
            <text:p>Must-Have To Know Vue or Angular or React JS.</text:p>
            <text:p>Developing Restful API using CodeIgniter.</text:p>
            <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22 to 30 years</text:p>
            <text:p>                                                                    </text:p>
          </table:table-cell>
          <table:table-cell office:value-type="string" calcext:value-type="string">
            <text:p/>
            <text:p>Â Dhaka (Mirpur)</text:p>
            <text:p>                                                                    </text:p>
          </table:table-cell>
          <table:table-cell office:value-type="string" calcext:value-type="string">
            <text:p/>
            <text:p>Bachelor of Science (BSc) in Computer Science &amp; Engineering</text:p>
            <text:p>Skills Required:  Ajax, Android, CodeIgniter, React JS, REST API, Vue</text:p>
            <text:p/>
          </table:table-cell>
          <table:table-cell office:value-type="string" calcext:value-type="string">
            <text:p/>
            <text:p>Age 22 to 30 years </text:p>
            <text:p>Both males and females are allowed to apply</text:p>
            <text:p/>
          </table:table-cell>
          <table:table-cell office:value-type="string" calcext:value-type="string">
            <text:p/>
            <text:p>Â Negotiable</text:p>
            <text:p>                                                                    </text:p>
          </table:table-cell>
          <table:table-cell office:value-type="string" calcext:value-type="string">
            <text:p/>
            <text:p>Performance bonus, Over time allowanceSalary Review: Half YearlyFestival Bonus: 2</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66">
          <table:table-cell office:value-type="string" calcext:value-type="string">
            <text:p>Senior Support Engineer</text:p>
          </table:table-cell>
          <table:table-cell office:value-type="string" calcext:value-type="string">
            <text:p>ICC Communication. </text:p>
          </table:table-cell>
          <table:table-cell office:value-type="string" calcext:value-type="string">
            <text:p/>
            <text:p>                                                                Not specific</text:p>
            <text:p>                                                                </text:p>
          </table:table-cell>
          <table:table-cell office:value-type="string" calcext:value-type="string">
            <text:p>Perform the installation, configuration, administration and maintenance and upgrade of networks (including servers, routers, firewalls, remote access systems, and network management systems) and computer systems - VPNs, NAT &amp; Routing.</text:p>
            <text:p>Solution design for LAN/MAN/WAN, Wireless and cloud-based networks.</text:p>
            <text:p>Provide technical support and troubleshoot problems with various clients and users with regards to LAN/MAN/WAN, Wireless and cloud-based networks.</text:p>
            <text:p>Good knowledge of cloud-based applications and systems.</text:p>
            <text:p>Monitor network connectivity to ensure high-quality data transmission.</text:p>
            <text:p>NextGen Technical Administration and Troubleshooting.</text:p>
            <text:p>Operates under moderate to little supervision.</text:p>
            <text:p>Ability to complete a project under his supervision.</text:p>
          </table:table-cell>
          <table:table-cell office:value-type="string" calcext:value-type="string">
            <text:p> </text:p>
            <text:p>                                                            Protecting data, software, and hardware by coordinating, planning and implementing network security measures. Troubleshooting, diagnosing and resolving hardware, software, and other network and system problems. Replacing faulty network hardware components when required.</text:p>
            <text:p>                                                        </text:p>
          </table:table-cell>
          <table:table-cell office:value-type="string" calcext:value-type="string">
            <text:p/>
            <text:p>                                                                Full-time</text:p>
            <text:p>                                                            </text:p>
          </table:table-cell>
          <table:table-cell office:value-type="string" calcext:value-type="string">
            <text:p/>
            <text:p>Â 4 to 5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Science (BSc) in CSE, Master of Science (MSc) in CSE/NetworkingBachelor of Science (BSc) in CSE/ETE</text:p>
            <text:p> Preferred Professional Certification: CCNA/CCNP/MTCNA Certified and Other Networking Certification, MS Server Certification Get Higher Preference.</text:p>
            <text:p> Skills Required: Switching &amp; Routing.</text:p>
            <text:p>Skills Required:  CCNP,  HTML5, ccna, Database Administration, MTCNA, Network Engineering</text:p>
            <text:p/>
          </table:table-cell>
          <table:table-cell office:value-type="string" calcext:value-type="string">
            <text:p/>
            <text:p>Age 25 to 35 years </text:p>
            <text:p>Only males are allowed to apply</text:p>
            <text:p>4+ years of technical experience as a system engineer in ISP to run ISP network operation, security systems (such as firewall, proxy, network IPS, VPN) monitoring and maintenance.</text:p>
            <text:p>Strong working knowledge of IP protocol suite, cloud-based technologies, anti-virus agents, scanning agents, firewalls, networking, routers, switches.</text:p>
            <text:p>Practical knowledge of commonly used operating systems including Windows, Linux.</text:p>
            <text:p>Troubleshooting know-how of network and security systems with minimal guidance is required.</text:p>
            <text:p>Excellent oral and written communication and documentation skills are essential.</text:p>
            <text:p>Ability to work outside of normal business hours (on occasion) such as nights, weekends, and holidays.</text:p>
            <text:p/>
          </table:table-cell>
          <table:table-cell office:value-type="string" calcext:value-type="string">
            <text:p/>
            <text:p>Â Negotiable</text:p>
            <text:p>                                                                    </text:p>
          </table:table-cell>
          <table:table-cell office:value-type="string" calcext:value-type="string">
            <text:p/>
            <text:p>Tour allowance, Medical allowanceSalary Review: YearlyFestival Bonus: 2</text:p>
            <text:p/>
          </table:table-cell>
          <table:table-cell office:value-type="string" calcext:value-type="string">
            <text:p/>
            <text:p>Â Oct 23, 2019</text:p>
            <text:p>                                                                        </text:p>
          </table:table-cell>
          <table:table-cell office:value-type="string" calcext:value-type="string">
            <text:p/>
            <text:p>Â Nov 7, 2019</text:p>
            <text:p>                                                                        </text:p>
          </table:table-cell>
          <table:table-cell table:number-columns-repeated="1008"/>
        </table:table-row>
        <table:table-row table:style-name="ro33">
          <table:table-cell office:value-type="string" calcext:value-type="string">
            <text:p>Senior Software Engineer</text:p>
          </table:table-cell>
          <table:table-cell office:value-type="string" calcext:value-type="string">
            <text:p>NG Solutions System Limited </text:p>
          </table:table-cell>
          <table:table-cell office:value-type="string" calcext:value-type="string">
            <text:p/>
            <text:p>                                                                03</text:p>
            <text:p>                                                                </text:p>
          </table:table-cell>
          <table:table-cell office:value-type="string" calcext:value-type="string">
            <text:p>Professional experience developing software using J2EE/Pyhton multi-tiered applications.</text:p>
            <text:p>Extensive knowledge of complex Structured Query Language (SQL) and a strong background in any RDBMS database like Oracle, MySQL, etc.</text:p>
            <text:p>Proven experience with the following technologies will be preferred: Microservices, Spring Boot, Spring Web, Spring Security, Apache Kafka, EJB, JPA, Oracle, Eclipse, Glassfish, Hibernate, OAuth2 (using Spring Security), Django.</text:p>
            <text:p>Significant understanding of Microservice patterns and concepts and their application in problem-solving.</text:p>
            <text:p>Design, build and maintain efficient, reusable, and reliable code.</text:p>
            <text:p>Prepare and produce releases of software components.</text:p>
            <text:p>Identify bottlenecks and bugs, and devise solutions to these problems.</text:p>
            <text:p>Upgrading, configuring and debugging existing systems.</text:p>
            <text:p>Perform code review, Unit Testing.</text:p>
            <text:p>Maintain necessary documentation in accordance with companies and clients' quality, process and documentation requirements.</text:p>
            <text:p>Deep knowledge on object-oriented design and implementation.</text:p>
            <text:p>Build Application from Scratch using JAVA/Python.</text:p>
            <text:p>Develop production-level codes and maintain the Standard Coding Convention on Java/Python.</text:p>
            <text:p>Interface development using React.</text:p>
            <text:p>Write Reusable, Testable, and Efficient code.</text:p>
            <text:p>Design and Implementation of Low-Latency, High-Availability, and Performant Application.</text:p>
            <text:p>Program Logic &amp; Flow Control, Unit &amp; Functional Testing, Debugging.</text:p>
            <text:p>Design and Implementation of API to be consumed by Front-End Developers.</text:p>
          </table:table-cell>
          <table:table-cell office:value-type="string" calcext:value-type="string">
            <text:p> </text:p>
            <text:p>Looking For : Senior Software Engineer (Java/ Python, Oracle PL/ SQL)</text:p>
            <text:p>The Company is looking to recruit numbers of Senior or Mid-level Software Engineers having experience either in Java or Python &amp; solid expertise writing complex PL/SQL code. The applicant should have strong experience in application programming, understanding complex data models, and fine-tuning for the performance. Candidates having adequate domain knowledge and experience in Telecommunication Industry would be strongly preferred.</text:p>
            <text:p/>
          </table:table-cell>
          <table:table-cell office:value-type="string" calcext:value-type="string">
            <text:p/>
            <text:p>                                                                Full-time</text:p>
            <text:p>                                                            </text:p>
          </table:table-cell>
          <table:table-cell office:value-type="string" calcext:value-type="string">
            <text:p/>
            <text:p>Â At least 6 year(s)</text:p>
            <text:p>                                                                    </text:p>
          </table:table-cell>
          <table:table-cell office:value-type="string" calcext:value-type="string">
            <text:p/>
            <text:p>Â Both males and females are allowed to apply</text:p>
            <text:p>                                                                    </text:p>
          </table:table-cell>
          <table:table-cell office:value-type="string" calcext:value-type="string">
            <text:p/>
            <text:p>Â Age 27 to 35 years</text:p>
            <text:p>                                                                    </text:p>
          </table:table-cell>
          <table:table-cell office:value-type="string" calcext:value-type="string">
            <text:p/>
            <text:p>Â Dhaka</text:p>
            <text:p>                                                                    </text:p>
          </table:table-cell>
          <table:table-cell office:value-type="string" calcext:value-type="string">
            <text:p/>
            <text:p>Bachelor of Science (BSc) in CSE</text:p>
            <text:p>Skills Required:  Oracle PLSQL., Java or Python Programming Language</text:p>
            <text:p/>
          </table:table-cell>
          <table:table-cell office:value-type="string" calcext:value-type="string">
            <text:p/>
            <text:p>Age 27 to 35 years </text:p>
            <text:p>Both males and females are allowed to apply</text:p>
            <text:p>Understanding existing code base, run re-engineering to renovate or modernize platform.</text:p>
            <text:p>Basic knowledge on Telecommunication Network Management.</text:p>
            <text:p>Strong knowledge in Oracle/MySQL RDBMS Structure &amp; Query.</text:p>
            <text:p>Familiar with high availability features of Oracle/MySQL.</text:p>
            <text:p>Experience designing and maintaining large-scale web applications. Clear understanding on Web technology and REST &amp; SOAP API.</text:p>
            <text:p>Solid grasp of software design patterns and principles, a good understanding of micro-service architecture.</text:p>
            <text:p>Very good understanding of micro-service architecture</text:p>
            <text:p>Very good problem-solving Capability, Client communication.</text:p>
            <text:p>Willing to work in client's on-site premises when required.</text:p>
            <text:p/>
          </table:table-cell>
          <table:table-cell office:value-type="string" calcext:value-type="string">
            <text:p/>
            <text:p>Â Negotiable</text:p>
            <text:p>                                                                    </text:p>
          </table:table-cell>
          <table:table-cell office:value-type="string" calcext:value-type="string">
            <text:p/>
            <text:p>Salary Review: YearlyFestival Bonus: 2(Yearly)</text:p>
            <text:p>Other benefits according to company rules and regulations</text:p>
            <text:p/>
          </table:table-cell>
          <table:table-cell office:value-type="string" calcext:value-type="string">
            <text:p/>
            <text:p>Â Oct 23, 2019</text:p>
            <text:p>                                                                        </text:p>
          </table:table-cell>
          <table:table-cell office:value-type="string" calcext:value-type="string">
            <text:p/>
            <text:p>Â Nov 8, 2019</text:p>
            <text:p>                                                                        </text:p>
          </table:table-cell>
          <table:table-cell table:number-columns-repeated="1008"/>
        </table:table-row>
        <table:table-row table:style-name="ro34">
          <table:table-cell office:value-type="string" calcext:value-type="string">
            <text:p>Programmer/ Sr. Programmer - Oracle</text:p>
          </table:table-cell>
          <table:table-cell office:value-type="string" calcext:value-type="string">
            <text:p>Crony Group. </text:p>
          </table:table-cell>
          <table:table-cell office:value-type="string" calcext:value-type="string">
            <text:p/>
            <text:p>                                                                Not specific</text:p>
            <text:p>                                                                </text:p>
          </table:table-cell>
          <table:table-cell office:value-type="string" calcext:value-type="string">
            <text:p>Coding, analyzing, designing, implementing &amp; configuring of banking software under Oracle 8i/9i/10g/11g Database in Windows and Linux Platform.</text:p>
            <text:p>Developing, enhancing and supporting software application.</text:p>
            <text:p>To maintain Garments Supply Chain Management System and Human Resource Management System.</text:p>
            <text:p>To Analyze the business logic for development of garments ERP.</text:p>
            <text:p>To work with a team of Developers of alone in meeting aggressive project deadlines.</text:p>
            <text:p>To quickly learn and implement new technologies/skills when something unknown is encountered.</text:p>
            <text:p>To established software quality assurance processes throughout the organization.</text:p>
            <text:p>To established and maintain software development process requirements.</text:p>
            <text:p>To audit software development performance and provide improvement recommendation.</text:p>
            <text:p>To identify and collect project measurement data and maintain organization measurement repository.</text:p>
            <text:p>To interact with colleagues to establish best practices.</text:p>
            <text:p>To train development and support in software processes.</text:p>
            <text:p>Other jobs &amp; responsibilities as desired by the management from time to time.</text:p>
          </table:table-cell>
          <table:table-cell office:value-type="string" calcext:value-type="string">
            <text:p> </text:p>
            <text:p>                                                            Must be have to experience in Programming/ Software Engineering in oracle base.</text:p>
            <text:p>                                                        </text:p>
          </table:table-cell>
          <table:table-cell office:value-type="string" calcext:value-type="string">
            <text:p/>
            <text:p>                                                                Full-time</text:p>
            <text:p>                                                            </text:p>
          </table:table-cell>
          <table:table-cell office:value-type="string" calcext:value-type="string">
            <text:p/>
            <text:p>Â At least 5 year(s)</text:p>
            <text:p>                                                                    </text:p>
          </table:table-cell>
          <table:table-cell office:value-type="string" calcext:value-type="string">
            <text:p/>
            <text:p>Â Both males and females are allowed to apply</text:p>
            <text:p>                                                                    </text:p>
          </table:table-cell>
          <table:table-cell office:value-type="string" calcext:value-type="string">
            <text:p/>
            <text:p>Â Age at least 28 years</text:p>
            <text:p>                                                                    </text:p>
          </table:table-cell>
          <table:table-cell office:value-type="string" calcext:value-type="string">
            <text:p/>
            <text:p>Â Narayanganj</text:p>
            <text:p>                                                                    </text:p>
          </table:table-cell>
          <table:table-cell office:value-type="string" calcext:value-type="string">
            <text:p/>
            <text:p>Bachelor of Science (BSc) in Computer Science  Engineering, Master of Science (MSc) in Computer Science &amp; Engineering</text:p>
            <text:p/>
          </table:table-cell>
          <table:table-cell office:value-type="string" calcext:value-type="string">
            <text:p/>
            <text:p>Age at least 28 years </text:p>
            <text:p>Both males and females are allowed to apply</text:p>
            <text:p>Should have deep knowledge in SQL Server/ Oracle SQL &amp; PL/ SQL, Database objects, SQL Tuning.</text:p>
            <text:p>Should have work experience in Oracle development 6i/10g/11g Oracle fusion.</text:p>
            <text:p>Should be self-motivated, Self-learner, High achiever and ability to work under pressure and should have mentality to work in a group of company</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66">
          <table:table-cell office:value-type="string" calcext:value-type="string">
            <text:p>IT Executive</text:p>
          </table:table-cell>
          <table:table-cell office:value-type="string" calcext:value-type="string">
            <text:p>BJIT Ltd. </text:p>
          </table:table-cell>
          <table:table-cell office:value-type="string" calcext:value-type="string">
            <text:p/>
            <text:p>                                                                02</text:p>
            <text:p>                                                                </text:p>
          </table:table-cell>
          <table:table-cell office:value-type="string" calcext:value-type="string">
            <text:p/>
            <text:p>Provide IT supports for desktop, laptop &amp; also require troubleshoot all IT Equipment &amp; Solving Problems (Printer, Switch, Router, Desktop PC, Laptop &amp; system in used).</text:p>
            <text:p>Understanding of Computer power and UPS, Suitable system of power, online and offline UPS</text:p>
            <text:p>Inter-networking concepts and able to manage a sister concern office network.</text:p>
            <text:p>CCTV System (IP Camera), Attendance machine configure &amp; maintenance.</text:p>
            <text:p>Company user's mail configure in Microsoft outlook, Windows Live mail.</text:p>
            <text:p>Identifying and monitoring recurring requirements for all computer/laptop users and formulating and implementing desired solutions for them accordingly.</text:p>
            <text:p>Overseeing all technical support and troubleshooting activities related to Network printers, LaserJet printers, photocopy machines, scanners, CCTV cameras, Access Control Devices, Multimedia Projectors, etc.</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5 year(s)</text:p>
            <text:p>                                                                    </text:p>
          </table:table-cell>
          <table:table-cell office:value-type="string" calcext:value-type="string">
            <text:p/>
            <text:p>Â Both males and females are allowed to apply</text:p>
            <text:p>                                                                    </text:p>
          </table:table-cell>
          <table:table-cell office:value-type="string" calcext:value-type="string">
            <text:p/>
            <text:p>Â Age at least 28 years</text:p>
            <text:p>                                                                    </text:p>
          </table:table-cell>
          <table:table-cell office:value-type="string" calcext:value-type="string">
            <text:p/>
            <text:p>Â Dhaka</text:p>
            <text:p>                                                                    </text:p>
          </table:table-cell>
          <table:table-cell office:value-type="string" calcext:value-type="string">
            <text:p/>
            <text:p>Diploma in CSE/EEE or same </text:p>
            <text:p>Education qualification can be relaxed on experience one</text:p>
            <text:p/>
          </table:table-cell>
          <table:table-cell office:value-type="string" calcext:value-type="string">
            <text:p/>
            <text:p>Age at least 28 years </text:p>
            <text:p>Both males and females are allowed to apply</text:p>
            <text:p>Must have Computer Hardware repairing knowledge, UPS and Electric work experience</text:p>
            <text:p>Must have can do attitude</text:p>
            <text:p/>
          </table:table-cell>
          <table:table-cell office:value-type="string" calcext:value-type="string">
            <text:p/>
            <text:p>Â Negotiable</text:p>
            <text:p>                                                                    </text:p>
          </table:table-cell>
          <table:table-cell office:value-type="string" calcext:value-type="string">
            <text:p/>
            <text:p>Performance bonus, Provident fund, Weekly 2 holidays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63">
          <table:table-cell office:value-type="string" calcext:value-type="string">
            <text:p>Software Engineer (.NET)</text:p>
          </table:table-cell>
          <table:table-cell office:value-type="string" calcext:value-type="string">
            <text:p>The Jaxara IT Ltd. </text:p>
          </table:table-cell>
          <table:table-cell office:value-type="string" calcext:value-type="string">
            <text:p/>
            <text:p>                                                                03</text:p>
            <text:p>                                                                </text:p>
          </table:table-cell>
          <table:table-cell office:value-type="string" calcext:value-type="string">
            <text:p>Design and develop an application platform as per the direction from Senior Architect and Lead developers.</text:p>
            <text:p>Collaborate with DevOps, Quality Assurance, Security &amp; Compliance, UI, and Ops team to ensure smooth and quality delivery.</text:p>
          </table:table-cell>
          <table:table-cell office:value-type="string" calcext:value-type="string">
            <text:p> </text:p>
            <text:p>                                                            The Jaxara IT Limited has a unique culture built on global standards of modern software development. We have a vibrant and dynamic team with impeccable communications, problem solving, and technical skills. We are looking for creative, agile, curious, and independent thinkers who can work with our dynamic team.</text:p>
            <text:p>                                                        </text:p>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 &amp; Engineering</text:p>
            <text:p/>
          </table:table-cell>
          <table:table-cell office:value-type="string" calcext:value-type="string">
            <text:p/>
            <text:p>Capability to translate complex client requirement to technical implementation.Excellent analytical, problem solving and decision making skills.Good understanding on CQRS, DDD, Event sourcing, and SOLID Principles Habituated with service-oriented architectureGood understanding on AWS cloud services like Simple Queue Service (SQS), Simple Storage Service (S3), Elastic Compute Cloud (EC2), Lambda etc.Experience with Big Data is highly preferable.Experience in these technologies is must :- ASP.Net MVC, ASP.Net Web API, ASP.NET Core, Entity Framework Core, Angular, WebSocket (SignalR), SQL Server, and Async programming Additional experience in these technologies is preferable:-  PostgreSQL, AWS RedShift, Python,  and NodeJsSkilled in UI management using Bootstrap and Angular.</text:p>
            <text:p/>
          </table:table-cell>
          <table:table-cell office:value-type="string" calcext:value-type="string">
            <text:p/>
            <text:p>Â Negotiable</text:p>
            <text:p>                                                                    </text:p>
          </table:table-cell>
          <table:table-cell office:value-type="string" calcext:value-type="string">
            <text:p/>
            <text:p>Performance bonusLunch Facilities: Full SubsidizeTransport facilities</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66">
          <table:table-cell office:value-type="string" calcext:value-type="string">
            <text:p>Executive/ Sr. Executive (.Net Developer)</text:p>
          </table:table-cell>
          <table:table-cell office:value-type="string" calcext:value-type="string">
            <text:p>Snowtex Group </text:p>
          </table:table-cell>
          <table:table-cell office:value-type="string" calcext:value-type="string">
            <text:p/>
            <text:p>                                                                Not specific</text:p>
            <text:p>                                                                </text:p>
          </table:table-cell>
          <table:table-cell office:value-type="string" calcext:value-type="string">
            <text:p>Participate in requirements analysis</text:p>
            <text:p>Collaborate with internal teams to produce software design and architecture</text:p>
            <text:p>Write clean, scalable code using .NET programming languages</text:p>
            <text:p>Test and deploy applications and systems</text:p>
            <text:p>Revise, update, refactor and debug code</text:p>
            <text:p>Improve existing software</text:p>
            <text:p>Develop documentation throughout the software development life cycle (SDLC)</text:p>
            <text:p>Serve as an expert on applications and provide technical support</text:p>
            <text:p>Passion for technology and knowledge</text:p>
            <text:p>Strong background in object oriented development techniques.</text:p>
          </table:table-cell>
          <table:table-cell office:value-type="string" calcext:value-type="string">
            <text:p> </text:p>
            <text:p>                                                            We are looking for a .Net developer to build software using languages and technologies of the .NET framework. You will create applications from scratch, configure existing systems and provide user support. In this role, you should be able to write functional code with a sharp eye for spotting defects. You should be a team player and excellent communicator. If you are also passionate about the .NET framework and software design/architecture, we`d like to meet you.Your goal will be to work with internal teams to design, develop and maintain software.</text:p>
            <text:p>                                                        </text:p>
          </table:table-cell>
          <table:table-cell office:value-type="string" calcext:value-type="string">
            <text:p/>
            <text:p>                                                                Full-time</text:p>
            <text:p>                                                            </text:p>
          </table:table-cell>
          <table:table-cell office:value-type="string" calcext:value-type="string">
            <text:p/>
            <text:p>Â 2 to 3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  Engineering</text:p>
            <text:p/>
          </table:table-cell>
          <table:table-cell office:value-type="string" calcext:value-type="string">
            <text:p/>
            <text:p>Proven experience as a .NET Developer or Application Developer</text:p>
            <text:p>Familiarity with the C#, ASP.NET framework, Oracle Server and design/architectural patterns (e.g. Model-View-Controller (MVC)), Crystal Reports</text:p>
            <text:p>Familiarity with architecture styles/APIs (REST, RPC)</text:p>
            <text:p>Understanding of Agile methodologies</text:p>
            <text:p>Experience in Android and iOS applications is a plus point</text:p>
            <text:p>Excellent troubleshooting and communication skills</text:p>
            <text:p>Willing to work under pressure.</text:p>
            <text:p/>
          </table:table-cell>
          <table:table-cell office:value-type="string" calcext:value-type="string">
            <text:p/>
            <text:p>Â Negotiable</text:p>
            <text:p>                                                                    </text:p>
          </table:table-cell>
          <table:table-cell office:value-type="string" calcext:value-type="string">
            <text:p/>
            <text:p>Performance bonus, Provident fund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45">
          <table:table-cell office:value-type="string" calcext:value-type="string">
            <text:p>Database Administrator</text:p>
          </table:table-cell>
          <table:table-cell office:value-type="string" calcext:value-type="string">
            <text:p>Integrated Business Systems &amp; Solutions Ltd. </text:p>
          </table:table-cell>
          <table:table-cell office:value-type="string" calcext:value-type="string">
            <text:p/>
            <text:p>                                                                Not specific</text:p>
            <text:p>                                                                </text:p>
          </table:table-cell>
          <table:table-cell office:value-type="string" calcext:value-type="string">
            <text:p>Building and maintaining a complex database in Oracle and MySQL</text:p>
            <text:p>Install and Upgrade Oracle and Corresponding Application Tools</text:p>
            <text:p>Alter Database Structures as Needed</text:p>
            <text:p>Debug Malfunctioning Programs</text:p>
            <text:p>Create Database Backups and restoration</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office:value-type="string" calcext:value-type="string">
            <text:p/>
            <text:p>Minimum B.Sc in computer Science.</text:p>
            <text:p/>
          </table:table-cell>
          <table:table-cell office:value-type="string" calcext:value-type="string">
            <text:p/>
            <text:p>Following will be added plus. </text:p>
            <text:p>Developed web application in Core PHP, Mysql / Oracle, MVC architecture.</text:p>
            <text:p>Have experience in any of the PHP Framework (Laravel / codeignitor).</text:p>
            <text:p>Proficient understanding of code versioning tools, such as (Git)</text:p>
            <text:p/>
          </table:table-cell>
          <table:table-cell office:value-type="string" calcext:value-type="string">
            <text:p/>
            <text:p>Â Negotiable</text:p>
            <text:p>                                                                    </text:p>
          </table:table-cell>
          <table:table-cell office:value-type="string" calcext:value-type="string">
            <text:p/>
            <text:p>Bonus &amp; Increment: As per company policy</text:p>
            <text:p>Lunch: Provided by Company</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44">
          <table:table-cell office:value-type="string" calcext:value-type="string">
            <text:p>Software Engineer, .Net</text:p>
          </table:table-cell>
          <table:table-cell office:value-type="string" calcext:value-type="string">
            <text:p>BRAC IT Services Limited </text:p>
          </table:table-cell>
          <table:table-cell office:value-type="string" calcext:value-type="string">
            <text:p/>
            <text:p>                                                                Not specific</text:p>
            <text:p>                                                                </text:p>
          </table:table-cell>
          <table:table-cell office:value-type="string" calcext:value-type="string">
            <text:p>Develop international standard web application using ASP.Net MVC, Dot Net Core, Telerik, Entity Framework and SQL Server 2008/2012.</text:p>
            <text:p>Writing unit test code.</text:p>
            <text:p>Maintain standard SDLC documentation,</text:p>
            <text:p>Excellent capability of writing complex SQL queries and objects.</text:p>
            <text:p>Habituated with service-oriented development.</text:p>
            <text:p>Excellent analytical, problem solving and decision-making skills.</text:p>
            <text:p>Providing technical leadership and mentorship to development team members.</text:p>
            <text:p>Ensure high quality, adherence to standards and best practices, high performance and scalable deliverable.</text:p>
          </table:table-cell>
          <table:table-cell office:value-type="string" calcext:value-type="string">
            <text:p> 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office:value-type="string" calcext:value-type="string">
            <text:p/>
            <text:p>M.Sc or B.Sc in computer Science and engineering from any reputed public or private university</text:p>
            <text:p/>
          </table:table-cell>
          <table:table-cell office:value-type="string" calcext:value-type="string">
            <text:p/>
            <text:p>Experienced in developing .NET applications using market-leading technologies such as C#, ASP.Net, Telerik, Oracle 9i/11g, MS SQL Server 2008 / 2012. </text:p>
            <text:p>Experience in SOAP, MQ, MVC pattern, WCF, LinQ, WPF, J-query will be added advantage. </text:p>
            <text:p>Excellent capability of writing complex SQL queries and objects for SQL Server 2008/2012. Understanding of 3-Tier Architecture.</text:p>
            <text:p>Analyze Architect and Design applications and databases. </text:p>
            <text:p>Must have clear understanding on Object Oriented Design and Analysis</text:p>
            <text:p/>
          </table:table-cell>
          <table:table-cell office:value-type="string" calcext:value-type="string">
            <text:p/>
            <text:p>Â Negotiable</text:p>
            <text:p>                                                                    </text:p>
          </table:table-cell>
          <table:table-cell office:value-type="string" calcext:value-type="string">
            <text:p/>
            <text:p>Mobile bill, Tour allowance, Provident fund, Weekly 2 holidays, Insurance, GratuityFestival Bonus: 2</text:p>
            <text:p/>
          </table:table-cell>
          <table:table-cell office:value-type="string" calcext:value-type="string">
            <text:p/>
            <text:p>Â Oct 22, 2019</text:p>
            <text:p>                                                                        </text:p>
          </table:table-cell>
          <table:table-cell office:value-type="string" calcext:value-type="string">
            <text:p/>
            <text:p>Â Nov 3, 2019</text:p>
            <text:p>                                                                        </text:p>
          </table:table-cell>
          <table:table-cell table:number-columns-repeated="1008"/>
        </table:table-row>
        <table:table-row table:style-name="ro45">
          <table:table-cell office:value-type="string" calcext:value-type="string">
            <text:p>Software Engineer, Java</text:p>
          </table:table-cell>
          <table:table-cell office:value-type="string" calcext:value-type="string">
            <text:p>BRAC IT Services Limited </text:p>
          </table:table-cell>
          <table:table-cell office:value-type="string" calcext:value-type="string">
            <text:p/>
            <text:p>                                                                Not specific</text:p>
            <text:p>                                                                </text:p>
          </table:table-cell>
          <table:table-cell office:value-type="string" calcext:value-type="string">
            <text:p>Develop international standard web application using Java EE, Java SE, Spring MVC, Play Framework, Hibernate and SQL Server 2008/2012.</text:p>
            <text:p>Writing unit test code.</text:p>
            <text:p>Maintain standard SDLC documentation,</text:p>
            <text:p>Excellent capability of writing complex SQL queries and objects.</text:p>
            <text:p>Habituated with service-oriented development.</text:p>
            <text:p>Excellent analytical, problem solving and decision-making skills.</text:p>
            <text:p>Providing technical leadership and mentorship to development team members.</text:p>
            <text:p>Ensure high quality, adherence to standards and best practices, high performance and scalable deliverable</text:p>
          </table:table-cell>
          <table:table-cell office:value-type="string" calcext:value-type="string">
            <text:p> </text:p>
            <text:p>                                                            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office:value-type="string" calcext:value-type="string">
            <text:p/>
            <text:p>M.Sc or B.Sc in computer Science and engineering from any reputed public or private university</text:p>
            <text:p/>
          </table:table-cell>
          <table:table-cell office:value-type="string" calcext:value-type="string">
            <text:p/>
            <text:p>Experienced in developing Java based web applications using market-leading technologies such as Java EE, Java SE, Spring MVC, Play Framework, Hibernate. </text:p>
            <text:p>Experience in SOAP, REST, MQ, MVC pattern, J-query will be added advantage. </text:p>
            <text:p>Excellent capability of writing complex SQL queries and objects for SQL Server 2008/2012. </text:p>
            <text:p>Understanding of 3-Tier Architecture. </text:p>
            <text:p>Analyze Architect and Design applications and databases. </text:p>
            <text:p>Must have clear understanding on Object Oriented Design and Analysis.</text:p>
            <text:p/>
          </table:table-cell>
          <table:table-cell office:value-type="string" calcext:value-type="string">
            <text:p/>
            <text:p>Â Negotiable</text:p>
            <text:p>                                                                    </text:p>
          </table:table-cell>
          <table:table-cell office:value-type="string" calcext:value-type="string">
            <text:p/>
            <text:p>Mobile bill, Tour allowance, Provident fund, Weekly 2 holidays, Insurance, GratuityFestival Bonus: 2</text:p>
            <text:p/>
          </table:table-cell>
          <table:table-cell office:value-type="string" calcext:value-type="string">
            <text:p/>
            <text:p>Â Oct 22, 2019</text:p>
            <text:p>                                                                        </text:p>
          </table:table-cell>
          <table:table-cell office:value-type="string" calcext:value-type="string">
            <text:p/>
            <text:p>Â Nov 3, 2019</text:p>
            <text:p>                                                                        </text:p>
          </table:table-cell>
          <table:table-cell table:number-columns-repeated="1008"/>
        </table:table-row>
        <table:table-row table:style-name="ro45">
          <table:table-cell office:value-type="string" calcext:value-type="string">
            <text:p>Jr. Software Engineer (ACM Programmer)</text:p>
          </table:table-cell>
          <table:table-cell office:value-type="string" calcext:value-type="string">
            <text:p>Kite Games Studio Ltd. </text:p>
          </table:table-cell>
          <table:table-cell office:value-type="string" calcext:value-type="string">
            <text:p/>
            <text:p>                                                                04</text:p>
            <text:p>                                                                </text:p>
          </table:table-cell>
          <table:table-cell office:value-type="string" calcext:value-type="string">
            <text:p>Must be efficient at competitive programming. Good score on HackerRank, Codeforces, Codechef, Light OJ and UVA Online Judge or any other problem solving sites will be considered as a plus.</text:p>
            <text:p>Must have strong knowledge of any major programming language, like C/C++, Objective-C or Java.</text:p>
            <text:p>Understand properly development processes or development stages</text:p>
            <text:p>Understand properly SDLC and coordinate with other members of the team.</text:p>
            <text:p>Analyse the requirements and understand the deliverables</text:p>
            <text:p>Code according to software design specifications following standard coding styles and practices.</text:p>
            <text:p>Seek out new technologies and ideas to add value to project</text:p>
            <text:p>Participate in testing process through unit testing and bug fixes.</text:p>
            <text:p>Participate in daily scrum meetings</text:p>
            <text:p>Participate in sprint planning</text:p>
            <text:p>Work closely with the Architecture Team to ensure architectural integrity and product quality.</text:p>
            <text:p>Work closely with the QA team, Product Management team, and the Research and</text:p>
            <text:p>Development manager to ensure quality and punctual software development</text:p>
            <text:p>Meet deadlines and achieve intended results.</text:p>
          </table:table-cell>
          <table:table-cell office:value-type="string" calcext:value-type="string">
            <text:p> </text:p>
            <text:p>We are the leading mobile application development firm in Bangladesh. </text:p>
            <text:p>One of our apps reached top 40 Apps in iOS Appstore!</text:p>
            <text:p/>
          </table:table-cell>
          <table:table-cell office:value-type="string" calcext:value-type="string">
            <text:p/>
            <text:p>                                                                Full-time</text:p>
            <text:p>                                                            </text:p>
          </table:table-cell>
          <table:table-cell office:value-type="string" calcext:value-type="string">
            <text:p/>
            <text:p>Â At most 2 year(s)</text:p>
            <text:p>                                                                    </text:p>
          </table:table-cell>
          <table:table-cell/>
          <table:table-cell office:value-type="string" calcext:value-type="string">
            <text:p/>
            <text:p>Â Age 20 to 30 years</text:p>
            <text:p>                                                                    </text:p>
          </table:table-cell>
          <table:table-cell office:value-type="string" calcext:value-type="string">
            <text:p/>
            <text:p>Â Dhaka Division</text:p>
            <text:p>                                                                    </text:p>
          </table:table-cell>
          <table:table-cell office:value-type="string" calcext:value-type="string">
            <text:p/>
            <text:p>B.Sc in Computer Science &amp; Engineering from any renowned university.</text:p>
            <text:p/>
          </table:table-cell>
          <table:table-cell office:value-type="string" calcext:value-type="string">
            <text:p/>
            <text:p>Age 20 to 30 years </text:p>
            <text:p>Must have ACM problem solving skill. Those who have solved 1000+ ACM problems will get preference.</text:p>
            <text:p>Good score on HackerRank, Codeforces, Codechef, Light OJ and UVA Online Judge or any other problem solving sites will be considered as a plus.</text:p>
            <text:p>Must have strong knowledge of any major programming language, like C/C++, Objective-C or Java.</text:p>
            <text:p>Clear concept of Object Oriented Programming. </text:p>
            <text:p>Experience with MVC frameworks.</text:p>
            <text:p>Knowledge of algorithms and excellent problem-solving capability.</text:p>
            <text:p/>
          </table:table-cell>
          <table:table-cell office:value-type="string" calcext:value-type="string">
            <text:p/>
            <text:p>Â Negotiable</text:p>
            <text:p>                                                                    </text:p>
          </table:table-cell>
          <table:table-cell office:value-type="string" calcext:value-type="string">
            <text:p/>
            <text:p>Lunch Facilities: Full SubsidizeSalary Review: YearlyFestival Bonus: 2Weekly 5 working days</text:p>
            <text:p>Friendly environment</text:p>
            <text:p>Lunch &amp; snacks offered by office</text:p>
            <text:p>Recreation facility (TABLE TENNIS, PLAY STATIONS, GYM and a REST ROOM)</text:p>
            <text:p>Public Holidays</text:p>
            <text:p>Festival &amp; Performance bonus</text:p>
            <text:p>Yearly Official Tour</text:p>
            <text:p/>
          </table:table-cell>
          <table:table-cell office:value-type="string" calcext:value-type="string">
            <text:p/>
            <text:p>Â Oct 23, 2019</text:p>
            <text:p>                                                                        </text:p>
          </table:table-cell>
          <table:table-cell office:value-type="string" calcext:value-type="string">
            <text:p/>
            <text:p>Â Nov 21, 2019</text:p>
            <text:p>                                                                        </text:p>
          </table:table-cell>
          <table:table-cell table:number-columns-repeated="1008"/>
        </table:table-row>
        <table:table-row table:style-name="ro34">
          <table:table-cell office:value-type="string" calcext:value-type="string">
            <text:p>IT Support</text:p>
          </table:table-cell>
          <table:table-cell office:value-type="string" calcext:value-type="string">
            <text:p>The Westin Dhaka </text:p>
          </table:table-cell>
          <table:table-cell office:value-type="string" calcext:value-type="string">
            <text:p/>
            <text:p>                                                                3</text:p>
            <text:p>                                                                </text:p>
          </table:table-cell>
          <table:table-cell office:value-type="string" calcext:value-type="string">
            <text:p/>
            <text:p>Address guests' service needs. Exchange information with other employees using electronic devices.</text:p>
            <text:p>Develop and maintain positive working relationships with others.</text:p>
            <text:p>Communicate with other IS personnel to troubleshoot and resolve technical problems or issues related to computer software and systems, internet access, hardware and peripheral equipment.</text:p>
            <text:p>Refer major problems or defective products to vendors/technicians.</text:p>
            <text:p>Respond to program error messages by finding and correcting problems or terminating the program.</text:p>
            <text:p>Enter commands and activate controls on computer and peripheral equipment.</text:p>
            <text:p>Inspect, test, and diagnose computer equipment and systems.</text:p>
            <text:p>Maintain inventory of all technology devices.</text:p>
            <text:p>Maintain computer networks, support server system(s), and supporting software.</text:p>
            <text:p>Provide network communications support.</text:p>
            <text:p>Maintain and upgrade hardware, software and website technical architecture related to hardware and telecommunication connectivity.</text:p>
            <text:p>Perform system backups. Provide end-user support.</text:p>
            <text:p>Manage user accounts, including set up, removal, and resetting passwords in order to ensure confidentiality and proper use.</text:p>
            <text:p>Modify workstations, including set up of cables, desktop computers, laptops, docking stations, and printers.</text:p>
            <text:p>Secure all backup tapes and computer/telephone rooms.</text:p>
            <text:p>Perform other reasonable job duties as requested by Supervisors.</text:p>
            <text:p>Supports the implementation of all components of Marriot's property based technology activity for the hotel.</text:p>
            <text:p>Provides the appropriate communications tools to evaluate the effectiveness of implemented Information Technology and associated support services.</text:p>
            <text:p>Become a problem-solving and escalation point for hotel Managers in regards to technology and business issues.</text:p>
            <text:p>Ensure documentation is kept and updated for all in-hotel configurations, LANs and support services.</text:p>
            <text:p>Promotes expectations and requirements to hotel Information Technology users on effective technology usages based on Marriot s published Standards.</text:p>
            <text:p>Manage all hardware and environment installations to Marriot standards including cabling, power and environment.</text:p>
            <text:p>Assist with the introduction of new technology into operations.</text:p>
            <text:p>Work with vendors to resolve support issue and maintain optimum service level.</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table:table-cell office:value-type="string" calcext:value-type="string">
            <text:p/>
            <text:p>Â Age at least 25 years</text:p>
            <text:p>                                                                    </text:p>
          </table:table-cell>
          <table:table-cell office:value-type="string" calcext:value-type="string">
            <text:p/>
            <text:p>Â Dhaka</text:p>
            <text:p>                                                                    </text:p>
          </table:table-cell>
          <table:table-cell office:value-type="string" calcext:value-type="string">
            <text:p/>
            <text:p>Bachelor of Science (BSc) in Information Technology</text:p>
            <text:p/>
          </table:table-cell>
          <table:table-cell office:value-type="string" calcext:value-type="string">
            <text:p/>
            <text:p>Age at least 25 years </text:p>
            <text:p/>
          </table:table-cell>
          <table:table-cell office:value-type="string" calcext:value-type="string">
            <text:p/>
            <text:p>Â Negotiable</text:p>
            <text:p>                                                                    </text:p>
          </table:table-cell>
          <table:table-cell office:value-type="string" calcext:value-type="string">
            <text:p/>
            <text:p>Medical allowance, Insurance, GratuityLunch Facilities: Full Subsidize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68">
          <table:table-cell office:value-type="string" calcext:value-type="string">
            <text:p>Sr. Executive (IT Service &amp; Support)</text:p>
          </table:table-cell>
          <table:table-cell office:value-type="string" calcext:value-type="string">
            <text:p>Galaxy Bangladesh Group </text:p>
          </table:table-cell>
          <table:table-cell office:value-type="string" calcext:value-type="string">
            <text:p/>
            <text:p>                                                                Not specific</text:p>
            <text:p>                                                                </text:p>
          </table:table-cell>
          <table:table-cell office:value-type="string" calcext:value-type="string">
            <text:p/>
            <text:p>Manage and monitor all installed systems, support and infrastructure.</text:p>
            <text:p>Install, support &amp; maintenance of enterprise servers &amp; storage system.</text:p>
            <text:p>Install and Troubleshoot OS, e.g. Windows Server 2012 / 2008.</text:p>
            <text:p>Strong understanding of email servers (Exchange, Office 365, Linux Based Open Source) and configuration.</text:p>
            <text:p>Perform day-to-day operation of IP and PABX based Telecom Network.</text:p>
            <text:p>Recommend changes and implement to improve system health, system performance and Network Security.</text:p>
            <text:p>LAN survey and enterprise WiFi solution (Configure, Maintenance, and Troubleshoot).</text:p>
            <text:p>Customer Focused (Internal and External), Self-motivated, driven by results.</text:p>
            <text:p>Liaise with vendors and other IT personnel for problem resolu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4 year(s)</text:p>
            <text:p>                                                                    </text:p>
          </table:table-cell>
          <table:table-cell office:value-type="string" calcext:value-type="string">
            <text:p/>
            <text:p>Â Only males are allowed to apply</text:p>
            <text:p>                                                                    </text:p>
          </table:table-cell>
          <table:table-cell office:value-type="string" calcext:value-type="string">
            <text:p/>
            <text:p>Â Age 22 to 35 years</text:p>
            <text:p>                                                                    </text:p>
          </table:table-cell>
          <table:table-cell office:value-type="string" calcext:value-type="string">
            <text:p/>
            <text:p>Â Dhaka</text:p>
            <text:p>                                                                    </text:p>
          </table:table-cell>
          <table:table-cell office:value-type="string" calcext:value-type="string">
            <text:p/>
            <text:p>Bachelor Degree in Computer Science &amp; Engineering/ Information and Communication Technology/ Electronics &amp; Communication Engineering from any reputed University</text:p>
            <text:p/>
          </table:table-cell>
          <table:table-cell office:value-type="string" calcext:value-type="string">
            <text:p/>
            <text:p>Age 22 to 35 years </text:p>
            <text:p>Only males are allowed to apply</text:p>
            <text:p>CCTV Surveillance knowledge and experience.</text:p>
            <text:p>Experience with Cisco, Fortinet, Mikrotik routers and switches.</text:p>
            <text:p>Experience with Help Desk system.</text:p>
            <text:p>Certification: CCNA/ RHCE/ ITIL preferred.</text:p>
            <text:p/>
          </table:table-cell>
          <table:table-cell office:value-type="string" calcext:value-type="string">
            <text:p/>
            <text:p>Â Tk. 30000 - 35000 (Monthly)</text:p>
            <text:p>                                                                    </text:p>
          </table:table-cell>
          <table:table-cell office:value-type="string" calcext:value-type="string">
            <text:p/>
            <text:p>As per company Policy</text:p>
            <text:p/>
          </table:table-cell>
          <table:table-cell office:value-type="string" calcext:value-type="string">
            <text:p/>
            <text:p>Â Oct 20, 2019</text:p>
            <text:p>                                                                        </text:p>
          </table:table-cell>
          <table:table-cell office:value-type="string" calcext:value-type="string">
            <text:p/>
            <text:p>Â Nov 10, 2019</text:p>
            <text:p>                                                                        </text:p>
          </table:table-cell>
          <table:table-cell table:number-columns-repeated="1008"/>
        </table:table-row>
        <table:table-row table:style-name="ro69">
          <table:table-cell office:value-type="string" calcext:value-type="string">
            <text:p>Executive, Sales &amp; Marketing</text:p>
          </table:table-cell>
          <table:table-cell office:value-type="string" calcext:value-type="string">
            <text:p>Ultra Soft Technologies limited </text:p>
          </table:table-cell>
          <table:table-cell office:value-type="string" calcext:value-type="string">
            <text:p/>
            <text:p>                                                                Not specific</text:p>
            <text:p>                                                                </text:p>
          </table:table-cell>
          <table:table-cell office:value-type="string" calcext:value-type="string">
            <text:p/>
            <text:p>Achieve monthly sales target and ensure smooth recovery of accounts receivables.Call customer to generate leads over phone(For Female)Prepare daily activity report and submit to the Team Leader.Maintain good relationship with customer.Visits to different corporate offices.Regular Door to Door visit.Ability to work under pressur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20 to 30 years</text:p>
            <text:p>                                                                    </text:p>
          </table:table-cell>
          <table:table-cell office:value-type="string" calcext:value-type="string">
            <text:p/>
            <text:p>Â Dhaka</text:p>
            <text:p>                                                                    </text:p>
          </table:table-cell>
          <table:table-cell office:value-type="string" calcext:value-type="string">
            <text:p/>
            <text:p>Graduation/ Diploma from any reputed Institution.</text:p>
            <text:p/>
          </table:table-cell>
          <table:table-cell office:value-type="string" calcext:value-type="string">
            <text:p/>
            <text:p>Age 20 to 30 years </text:p>
            <text:p>Both males and females are allowed to apply</text:p>
            <text:p>The applicants should have experience in the following business area(s): Software and It product.</text:p>
            <text:p/>
          </table:table-cell>
          <table:table-cell office:value-type="string" calcext:value-type="string">
            <text:p/>
            <text:p>Â Negotiable</text:p>
            <text:p>                                                                    </text:p>
          </table:table-cell>
          <table:table-cell office:value-type="string" calcext:value-type="string">
            <text:p/>
            <text:p>Mobile billConveyance allowance.sales incentive.</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70">
          <table:table-cell office:value-type="string" calcext:value-type="string">
            <text:p>Support Engineer</text:p>
          </table:table-cell>
          <table:table-cell office:value-type="string" calcext:value-type="string">
            <text:p>Agni Systems Limited </text:p>
          </table:table-cell>
          <table:table-cell office:value-type="string" calcext:value-type="string">
            <text:p/>
            <text:p>                                                                08</text:p>
            <text:p>                                                                </text:p>
          </table:table-cell>
          <table:table-cell office:value-type="string" calcext:value-type="string">
            <text:p/>
            <text:p>IP Network Installation, Troubleshooting and Maintenance.</text:p>
            <text:p>Provide support like initial site survey, router configuration, cabling, wireless cpe installation, PC hardware and software related  installation and troubleshooting   etc.  to the corporate customers.</text:p>
            <text:p>Follow-up with customers and take update from them regularly to build a friendly professional relationship.</text:p>
            <text:p>Network up gradation and  installation planning, designing, monitoring and reporting. .</text:p>
            <text:p>Advanced knowledge in Mikrotik &amp; WiFi is mandator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Only males are allowed to apply</text:p>
            <text:p>                                                                    </text:p>
          </table:table-cell>
          <table:table-cell office:value-type="string" calcext:value-type="string">
            <text:p/>
            <text:p>Â Age 23 to 30 years</text:p>
            <text:p>                                                                    </text:p>
          </table:table-cell>
          <table:table-cell office:value-type="string" calcext:value-type="string">
            <text:p/>
            <text:p>Â Anywhere in Bangladesh</text:p>
            <text:p>                                                                    </text:p>
          </table:table-cell>
          <table:table-cell office:value-type="string" calcext:value-type="string">
            <text:p/>
            <text:p>Bachelor of Science (BSc) in CSE ECE EEE or EquivalentDiploma/ B.Sc in computer Science &amp; Engineering.</text:p>
            <text:p/>
          </table:table-cell>
          <table:table-cell office:value-type="string" calcext:value-type="string">
            <text:p/>
            <text:p>Age 23 to 30 years </text:p>
            <text:p>Only males are allowed to apply</text:p>
            <text:p>Minimum 6 months to 1 year ISP experience preferable for B.S.C Engineer or 2-3 years ISP experience preferable for Diploma Engineer.</text:p>
            <text:p>Should be smart, energetic with excellent interpersonal &amp; communication skills in Bengali &amp; English</text:p>
            <text:p>Work with team environment and spirit</text:p>
            <text:p>Ability to work in roistering basis.</text:p>
            <text:p>Ready to work even in any national &amp; religious holiday and willingness to work long hours.</text:p>
            <text:p/>
          </table:table-cell>
          <table:table-cell office:value-type="string" calcext:value-type="string">
            <text:p/>
            <text:p>Â Negotiable</text:p>
            <text:p>                                                                    </text:p>
          </table:table-cell>
          <table:table-cell office:value-type="string" calcext:value-type="string">
            <text:p/>
            <text:p>Festival Bonus: 2As per company policy.</text:p>
            <text:p/>
          </table:table-cell>
          <table:table-cell office:value-type="string" calcext:value-type="string">
            <text:p/>
            <text:p>Â Oct 20, 2019</text:p>
            <text:p>                                                                        </text:p>
          </table:table-cell>
          <table:table-cell office:value-type="string" calcext:value-type="string">
            <text:p/>
            <text:p>Â Nov 2, 2019</text:p>
            <text:p>                                                                        </text:p>
          </table:table-cell>
          <table:table-cell table:number-columns-repeated="1008"/>
        </table:table-row>
        <table:table-row table:style-name="ro71">
          <table:table-cell office:value-type="string" calcext:value-type="string">
            <text:p>IT Executive</text:p>
          </table:table-cell>
          <table:table-cell office:value-type="string" calcext:value-type="string">
            <text:p>HR Electronics (Dhaka) </text:p>
          </table:table-cell>
          <table:table-cell office:value-type="string" calcext:value-type="string">
            <text:p/>
            <text:p>                                                                02</text:p>
            <text:p>                                                                </text:p>
          </table:table-cell>
          <table:table-cell office:value-type="string" calcext:value-type="string">
            <text:p/>
            <text:p>Maintain product stock, Money receipt, Weekly Report, Monthly Report, New Product Entry  etc. at showroom.</text:p>
            <text:p>Developed a good customer relationship management (CRM) .</text:p>
            <text:p>Online Marketing.</text:p>
            <text:p>Developed eCommerce website.</text:p>
            <text:p>Ensure after sales service and respond immediately, if any problem occurs and solve it with coordination of the responsible person of service department.</text:p>
            <text:p>Perform any other task assigned by the HR Management.</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4 year(s)</text:p>
            <text:p>                                                                    </text:p>
          </table:table-cell>
          <table:table-cell office:value-type="string" calcext:value-type="string">
            <text:p/>
            <text:p>Â Both males and females are allowed to apply</text:p>
            <text:p>                                                                    </text:p>
          </table:table-cell>
          <table:table-cell office:value-type="string" calcext:value-type="string">
            <text:p/>
            <text:p>Â Age 24 to 35 years</text:p>
            <text:p>                                                                    </text:p>
          </table:table-cell>
          <table:table-cell office:value-type="string" calcext:value-type="string">
            <text:p/>
            <text:p>Â Chattogram, Dhaka</text:p>
            <text:p>                                                                    </text:p>
          </table:table-cell>
          <table:table-cell office:value-type="string" calcext:value-type="string">
            <text:p/>
            <text:p>Bachelor in Engineering (BEngg) in Computer Science &amp; Engineering, Bachelor of Business Administration (BBA)</text:p>
            <text:p/>
          </table:table-cell>
          <table:table-cell office:value-type="string" calcext:value-type="string">
            <text:p/>
            <text:p>Age 24 to 35 years </text:p>
            <text:p>Both males and females are allowed to apply</text:p>
            <text:p/>
          </table:table-cell>
          <table:table-cell office:value-type="string" calcext:value-type="string">
            <text:p/>
            <text:p>Â Negotiable</text:p>
            <text:p>                                                                    </text:p>
          </table:table-cell>
          <table:table-cell office:value-type="string" calcext:value-type="string">
            <text:p/>
            <text:p>Mobile billSalary Review: Half YearlyFestival Bonus: 1</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72">
          <table:table-cell office:value-type="string" calcext:value-type="string">
            <text:p>IT Officer</text:p>
          </table:table-cell>
          <table:table-cell office:value-type="string" calcext:value-type="string">
            <text:p>Netizen IT Limited </text:p>
          </table:table-cell>
          <table:table-cell office:value-type="string" calcext:value-type="string">
            <text:p/>
            <text:p>                                                                4</text:p>
            <text:p>                                                                </text:p>
          </table:table-cell>
          <table:table-cell office:value-type="string" calcext:value-type="string">
            <text:p/>
            <text:p>Identify new network requirement as per the requirements of the Company</text:p>
            <text:p>Set up new PCs as per the requirement approved by the company</text:p>
            <text:p>Integrate domains for new PC users and install the PC at the user's desk</text:p>
            <text:p>Perform routine check-up-s for different IT issues </text:p>
            <text:p>Perform day to day troubleshooting against the complaints received in consultation with Department Head and/or Help Desk In-charge</text:p>
            <text:p>Identify recurring requirements for the PC users and provide necessary items in due time</text:p>
            <text:p>Update and upgrade client PCs as per new requirement</text:p>
            <text:p>To Co-ordinate with existing Software &amp; Hardware vendor for day to day problem notified by the user Department</text:p>
            <text:p>To Control Company E-mail Account for all employee.</text:p>
            <text:p>Provide IT supports to user end for their Desktops, Laptops, Wireless Router, Scanners,</text:p>
            <text:p>Support Printers, Photocopy machine and other IT assents as per company policy.</text:p>
            <text:p>To ensure hardware, software and network, upgrades, installation, changes and re-locations.</text:p>
            <text:p>Installation &amp; Trouble shooting Hardwar and Network related problems including windows. </text:p>
            <text:p>Design, implement and maintain of office LAN, Wifi workstations and other IT equipment's. Configure and test computer hardware</text:p>
            <text:p>Hardware maintenance and troubleshoot networking problem. Diagnose hardware and software problems, and replace defective components.</text:p>
            <text:p>Coordinate and implement network security measures in order to protect data, software, and hardware.</text:p>
            <text:p>Responsible for Time Attendance and Access Control system as per requirements.</text:p>
            <text:p>Maintain CCTV security System and IP Telephone.</text:p>
            <text:p>IT Support at user end as per requirement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Both males and females are allowed to apply</text:p>
            <text:p>                                                                    </text:p>
          </table:table-cell>
          <table:table-cell office:value-type="string" calcext:value-type="string">
            <text:p/>
            <text:p>Â Age 23 to 35 years</text:p>
            <text:p>                                                                    </text:p>
          </table:table-cell>
          <table:table-cell office:value-type="string" calcext:value-type="string">
            <text:p/>
            <text:p>Â Dhaka (Mirpur, Paltan)</text:p>
            <text:p>                                                                    </text:p>
          </table:table-cell>
          <table:table-cell office:value-type="string" calcext:value-type="string">
            <text:p/>
            <text:p>Diploma in Engineering</text:p>
            <text:p>Skills Required: CCTV Maintaining, Hardware and Software Troubleshooting, IT Support Service and Network engineering., Linux, Switches/ Routers, Windows Administration, Windows OS</text:p>
            <text:p/>
          </table:table-cell>
          <table:table-cell office:value-type="string" calcext:value-type="string">
            <text:p/>
            <text:p>Age 23 to 35 years </text:p>
            <text:p>Both males and females are allowed to apply</text:p>
            <text:p>Should have sound knowledge in Microsoft Windows Active Directory, DNS &amp; DHCP Server</text:p>
            <text:p>Should have Sound Knowledge maintenance LAN &amp; WAN workstation.</text:p>
            <text:p>Strong knowledge of handling IP Telephone</text:p>
            <text:p>Experience of handling &amp; trouble Shooting of PoE Camera, NVR/ DVR, Video Conferencing Equipment, Finger, Attendances &amp; Access control Device.</text:p>
            <text:p/>
          </table:table-cell>
          <table:table-cell office:value-type="string" calcext:value-type="string">
            <text:p/>
            <text:p>Â Negotiable</text:p>
            <text:p>                                                                    </text:p>
          </table:table-cell>
          <table:table-cell office:value-type="string" calcext:value-type="string">
            <text:p/>
            <text:p>Profit share, Weekly 2 holidaysLunch Facilities: Full SubsidizeSalary Review: YearlyFestival Bonus: 2</text:p>
            <text:p/>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73">
          <table:table-cell office:value-type="string" calcext:value-type="string">
            <text:p>Sr. Mobile App Developer</text:p>
          </table:table-cell>
          <table:table-cell office:value-type="string" calcext:value-type="string">
            <text:p>Bdjobs.com Limited </text:p>
          </table:table-cell>
          <table:table-cell office:value-type="string" calcext:value-type="string">
            <text:p/>
            <text:p>                                                                01</text:p>
            <text:p>                                                                </text:p>
          </table:table-cell>
          <table:table-cell office:value-type="string" calcext:value-type="string">
            <text:p/>
            <text:p>Development of mobile applications. (Native Android and Flutter)</text:p>
            <text:p>Maintain existing mobile applications.</text:p>
            <text:p>Lead the mobile app team</text:p>
            <text:p>Manage project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4 year(s)</text:p>
            <text:p>                                                                    </text:p>
          </table:table-cell>
          <table:table-cell office:value-type="string" calcext:value-type="string">
            <text:p/>
            <text:p>Â Both males and females are allowed to apply</text:p>
            <text:p>                                                                    </text:p>
          </table:table-cell>
          <table:table-cell office:value-type="string" calcext:value-type="string">
            <text:p/>
            <text:p>Â Age at most 30 years</text:p>
            <text:p>                                                                    </text:p>
          </table:table-cell>
          <table:table-cell office:value-type="string" calcext:value-type="string">
            <text:p/>
            <text:p>Â Dhaka</text:p>
            <text:p>                                                                    </text:p>
          </table:table-cell>
          <table:table-cell office:value-type="string" calcext:value-type="string">
            <text:p/>
            <text:p>Bachelor of Science (BSc) in CSE, Bachelor of Science (BSc) in EEE</text:p>
            <text:p>Skills Required: Android, Dart, Flutter, Git Version Control System, Kotlin, SQLite</text:p>
            <text:p/>
          </table:table-cell>
          <table:table-cell office:value-type="string" calcext:value-type="string">
            <text:p/>
            <text:p>Age at most 30 years </text:p>
            <text:p>Both males and females are allowed to apply</text:p>
            <text:p>The applicant should have at least one published app in the app store.</text:p>
            <text:p>Should have sound knowledge in object-oriented programming with Kotlin and Dart </text:p>
            <text:p>Knowledge about IOS mobile SDK is plus.</text:p>
            <text:p>Experience with Flutter mobile SDK</text:p>
            <text:p>Should have experience in version control (GIT)</text:p>
            <text:p>Should be familiar with restful API and its structure.</text:p>
            <text:p>Ability to lead the team and manage projects.</text:p>
            <text:p>Applicant should have knowledge about recent trends in mobile application technology.</text:p>
            <text:p>Ability to work in different development platforms.</text:p>
            <text:p>Positive attitude and should have excellent communication skills.</text:p>
            <text:p>Must be a very good team player.</text:p>
            <text:p>Must be prepared to work under pressure and meet the deadline.</text:p>
            <text:p/>
          </table:table-cell>
          <table:table-cell office:value-type="string" calcext:value-type="string">
            <text:p/>
            <text:p>Â Negotiable</text:p>
            <text:p>                                                                    </text:p>
          </table:table-cell>
          <table:table-cell office:value-type="string" calcext:value-type="string">
            <text:p/>
            <text:p>T/A, Medical allowance, Profit share, Provident fundLunch Facilities: Partially SubsidizeSalary Review: YearlyFestival Bonus: 3</text:p>
            <text:p/>
          </table:table-cell>
          <table:table-cell office:value-type="string" calcext:value-type="string">
            <text:p/>
            <text:p>Â Oct 21, 2019</text:p>
            <text:p>                                                                        </text:p>
          </table:table-cell>
          <table:table-cell office:value-type="string" calcext:value-type="string">
            <text:p/>
            <text:p>Â Nov 2, 2019</text:p>
            <text:p>                                                                        </text:p>
          </table:table-cell>
          <table:table-cell table:number-columns-repeated="1008"/>
        </table:table-row>
        <table:table-row table:style-name="ro74">
          <table:table-cell office:value-type="string" calcext:value-type="string">
            <text:p>Country Manager (Overseas Operation)</text:p>
          </table:table-cell>
          <table:table-cell office:value-type="string" calcext:value-type="string">
            <text:p>Mobile Outfitters Bangladesh </text:p>
          </table:table-cell>
          <table:table-cell office:value-type="string" calcext:value-type="string">
            <text:p/>
            <text:p>                                                                1</text:p>
            <text:p>                                                                </text:p>
          </table:table-cell>
          <table:table-cell office:value-type="string" calcext:value-type="string">
            <text:p/>
            <text:p>Report to the Board of Directors;</text:p>
            <text:p>    Effectively lead and manage the business development, branding, market penetration and distribution in Singapore, Thailand and Sri Lanka markets;</text:p>
            <text:p>    Understand the market trend in those countries and carry out excellent customer's relationship management to meet different markets' and customers' changing needs in a competitive approach;</text:p>
            <text:p>    Set up sales strategies and targets for different groups of customers and sales regions including those countries;</text:p>
            <text:p>    Set up and implement product development strategies for computer-related and mobile-related electronic products and accessori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7 year(s)</text:p>
            <text:p>                                                                    </text:p>
          </table:table-cell>
          <table:table-cell office:value-type="string" calcext:value-type="string">
            <text:p/>
            <text:p>Â Only males are allowed to apply</text:p>
            <text:p>                                                                    </text:p>
          </table:table-cell>
          <table:table-cell office:value-type="string" calcext:value-type="string">
            <text:p/>
            <text:p>Â Age at least 35 years</text:p>
            <text:p>                                                                    </text:p>
          </table:table-cell>
          <table:table-cell office:value-type="string" calcext:value-type="string">
            <text:p/>
            <text:p>Â Dhaka</text:p>
            <text:p>                                                                    </text:p>
          </table:table-cell>
          <table:table-cell office:value-type="string" calcext:value-type="string">
            <text:p/>
            <text:p>Master of Business Administration (MBA)</text:p>
            <text:p/>
          </table:table-cell>
          <table:table-cell office:value-type="string" calcext:value-type="string">
            <text:p/>
            <text:p>Age at least 35 years </text:p>
            <text:p>Only males are allowed to apply</text:p>
            <text:p>Degree holder or above in marketing or related discipline;</text:p>
            <text:p>    With solid experience in business development, branding and marketing in mobile accessories;</text:p>
            <text:p>    A mature leader, independent, pro-active, well-organized, creative, and result-oriented;</text:p>
            <text:p>    Strong business acumen, analytical, problems solving, and negotiation skills;</text:p>
            <text:p>    Possess knowledge and experience in product development and product promotion, preferably in computer-related and mobile-related electronic products and accessories;</text:p>
            <text:p>    Familiar with both suppliers' side and distributors' side for mobile products in Singapore /Sri Lanka and Thailand;</text:p>
            <text:p>    Strong interpersonal and communication skills and good command of written and spoken English</text:p>
            <text:p/>
          </table:table-cell>
          <table:table-cell office:value-type="string" calcext:value-type="string">
            <text:p/>
            <text:p>Â Negotiable</text:p>
            <text:p>                                                                    </text:p>
          </table:table-cell>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37">
          <table:table-cell office:value-type="string" calcext:value-type="string">
            <text:p>Sr. Network Engineer/ Network Admin (NOC)</text:p>
          </table:table-cell>
          <table:table-cell office:value-type="string" calcext:value-type="string">
            <text:p>Agni Systems Limited </text:p>
          </table:table-cell>
          <table:table-cell office:value-type="string" calcext:value-type="string">
            <text:p/>
            <text:p>                                                                02</text:p>
            <text:p>                                                                </text:p>
          </table:table-cell>
          <table:table-cell office:value-type="string" calcext:value-type="string">
            <text:p/>
            <text:p>Offer expert advice to the organization on issues related to network engineering and administration.</text:p>
            <text:p>Responsible for analyzing, designing, installing, configuring of network infrastructure and application components.</text:p>
            <text:p>Integrate new services and infrastructure to support the evolution and expansion of the network.</text:p>
            <text:p>Conducts risk assessment and provide recommendations for enhanced security architecture and infrastructure for a large IP network.</text:p>
            <text:p>Work with other staff in resolving customer issues and report accordingly.</text:p>
            <text:p>Document procedures and analysis finding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4 to 8 year(s)</text:p>
            <text:p>                                                                    </text:p>
          </table:table-cell>
          <table:table-cell office:value-type="string" calcext:value-type="string">
            <text:p/>
            <text:p>Â Only males are allowed to apply</text:p>
            <text:p>                                                                    </text:p>
          </table:table-cell>
          <table:table-cell office:value-type="string" calcext:value-type="string">
            <text:p/>
            <text:p>Â Age 27 to 35 years</text:p>
            <text:p>                                                                    </text:p>
          </table:table-cell>
          <table:table-cell office:value-type="string" calcext:value-type="string">
            <text:p/>
            <text:p>Â Anywhere in Bangladesh</text:p>
            <text:p>                                                                    </text:p>
          </table:table-cell>
          <table:table-cell office:value-type="string" calcext:value-type="string">
            <text:p/>
            <text:p>Graduate in CSE/ EEE/ ETE or any Equivalent Degrees</text:p>
            <text:p/>
          </table:table-cell>
          <table:table-cell office:value-type="string" calcext:value-type="string">
            <text:p/>
            <text:p>Age 27 to 35 years </text:p>
            <text:p>Only males are allowed to apply</text:p>
            <text:p>Strong knowledge of Internet protocols (e.g., TCP/IP, HTTP, etc.)</text:p>
            <text:p>Strong knowledge of physical layer (e.g., Optical, SDH, PDH, DWDM and Radio Link)</text:p>
            <text:p>Strong knowledge of layer-2 network and Layer-3 network. </text:p>
            <text:p>In depth knowledge of MPLS, OSPF, BGP, ISIS, VTP, Spanning tree is Essential. </text:p>
            <text:p>Knowledge on DNS, Proxy, DHCP, Web Servers, Data base Server (MySql), FTP Server, MRTG and Mail Servers in Linux/Windows.</text:p>
            <text:p>Knowledge of SNMP, Netflow, etc protocols.</text:p>
            <text:p>Experience in configuring SSL/IPSec VPN .</text:p>
            <text:p>Self-motivated self-starter, who works well with minimal supervision.</text:p>
            <text:p>Strong communication skills (verbal and written) and teamwork skills</text:p>
            <text:p>Must have experience in Networking Organizations (ISP/IIG/Telco)</text:p>
            <text:p>Microsoft, Cisco and Juniper certifications (MCSE/ JNCIA/ JNCIS-SEC/ CCNA/ CCNP/ CCIP/ CCSP) will added advance.</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15">
          <table:table-cell office:value-type="string" calcext:value-type="string">
            <text:p>Sr. Web Developer (Vue JS,Laravel,Go)</text:p>
          </table:table-cell>
          <table:table-cell office:value-type="string" calcext:value-type="string">
            <text:p>RTC Hubs Limited </text:p>
          </table:table-cell>
          <table:table-cell office:value-type="string" calcext:value-type="string">
            <text:p/>
            <text:p>                                                                02</text:p>
            <text:p>                                                                </text:p>
          </table:table-cell>
          <table:table-cell office:value-type="string" calcext:value-type="string">
            <text:p/>
            <text:p>Participate in coding the back-end services in Php Laravel, Go/Gin server ,NodeJS/Express, and front-end in JavaScript, VueJS</text:p>
            <text:p>Integration of user-facing elements developed by front-end developers with server-side logic</text:p>
            <text:p>Writing reusable, testable, and efficient code</text:p>
            <text:p>Code, test and be able to operate node JS based services</text:p>
            <text:p>Designing required things and optimizing data</text:p>
            <text:p>Understanding the Agile/Scrum development cycle</text:p>
            <text:p>Maintaining the AWS server</text:p>
            <text:p>Maintaining API's and web service</text:p>
            <text:p>Provide API documentation and Architecture document</text:p>
            <text:p>Expert knowledge of Javascript, XML, JSON, AJAX</text:p>
            <text:p/>
          </table:table-cell>
          <table:table-cell office:value-type="string" calcext:value-type="string">
            <text:p/>
            <text:p>We are looking for Full stack web developers with skills and experience in building modern web applications using Go/Gin server ,NodeJS/Express,Vue JS, MongoDB, Redis, Elasticsearch</text:p>
            <text:p>The candidate highly adaptable inspires innovation and be able to lead change for optimum productivity.</text:p>
            <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Both males and females are allowed to apply</text:p>
            <text:p>                                                                    </text:p>
          </table:table-cell>
          <table:table-cell office:value-type="string" calcext:value-type="string">
            <text:p/>
            <text:p>Â Age 25 to 30 years</text:p>
            <text:p>                                                                    </text:p>
          </table:table-cell>
          <table:table-cell office:value-type="string" calcext:value-type="string">
            <text:p/>
            <text:p>Â Dhaka (Uttara, Uttara West)</text:p>
            <text:p>                                                                    </text:p>
          </table:table-cell>
          <table:table-cell office:value-type="string" calcext:value-type="string">
            <text:p/>
            <text:p>Bachelor of Science (BSc) in CSE</text:p>
            <text:p>Skills Required:  Laravel Framework, NodeJS, Vue js</text:p>
            <text:p/>
          </table:table-cell>
          <table:table-cell office:value-type="string" calcext:value-type="string">
            <text:p/>
            <text:p>Age 25 to 30 years </text:p>
            <text:p>Both males and females are allowed to apply</text:p>
            <text:p/>
          </table:table-cell>
          <table:table-cell office:value-type="string" calcext:value-type="string">
            <text:p/>
            <text:p>Â Negotiable</text:p>
            <text:p>                                                                    </text:p>
          </table:table-cell>
          <table:table-cell office:value-type="string" calcext:value-type="string">
            <text:p/>
            <text:p>Weekly 2 holidaysSalary Review: Half YearlyLunch Facilities: Full SubsidizeFestival Bonus: 2</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75">
          <table:table-cell office:value-type="string" calcext:value-type="string">
            <text:p>Web Application Developer (Laravel &amp; JavaScript)</text:p>
          </table:table-cell>
          <table:table-cell office:value-type="string" calcext:value-type="string">
            <text:p>Myoffer360 Degree </text:p>
          </table:table-cell>
          <table:table-cell office:value-type="string" calcext:value-type="string">
            <text:p/>
            <text:p>                                                                02</text:p>
            <text:p>                                                                </text:p>
          </table:table-cell>
          <table:table-cell office:value-type="string" calcext:value-type="string">
            <text:p/>
            <text:p>Experience(Laravel - 6 Months) in developing applications using Laravel framework</text:p>
            <text:p>Proficient knowledge of programming language PHP and Laravel Framework.</text:p>
            <text:p>Good command on Javascript and Basic Knowledge on React.js .</text:p>
            <text:p>Experience on different type of third-party REST &amp; SOAP API integration.</text:p>
            <text:p>Familiarity with version control tools such as Git (GitLab).  </text:p>
            <text:p>Solid understanding in OOP, Data Structure &amp; MySQL.</text:p>
            <text:p>Demonstrable knowledge of web technologies including HTML, CSS, </text:p>
            <text:p>Write and manage Object Oriented Programming (OOP) code </text:p>
            <text:p>Analyze, design and develop dynamic Web Application based on project requirement.</text:p>
            <text:p/>
          </table:table-cell>
          <table:table-cell office:value-type="string" calcext:value-type="string">
            <text:p/>
            <text:p>Looking For Web Application Developer (PHP, Laravel, JS)</text:p>
            <text:p>If you Feel Excited to work with Fast-Growing CRM system which serves more than 400 Businesses in USA and wants to move your Skill in Communication Automation Industry then read the job description. </text:p>
            <text:p>Ideal Candidates we looking for Must have "Everything is possible" and "Move Fast" Attitude.</text:p>
            <text:p/>
          </table:table-cell>
          <table:table-cell office:value-type="string" calcext:value-type="string">
            <text:p/>
            <text:p>                                                                Full-time</text:p>
            <text:p>                                                            </text:p>
          </table:table-cell>
          <table:table-cell office:value-type="string" calcext:value-type="string">
            <text:p/>
            <text:p>Â At most 1 year(s)</text:p>
            <text:p>                                                                    </text:p>
          </table:table-cell>
          <table:table-cell office:value-type="string" calcext:value-type="string">
            <text:p/>
            <text:p>Â Both males and females are allowed to apply</text:p>
            <text:p>                                                                    </text:p>
          </table:table-cell>
          <table:table-cell office:value-type="string" calcext:value-type="string">
            <text:p/>
            <text:p>Â Age 24 to 30 years</text:p>
            <text:p>                                                                    </text:p>
          </table:table-cell>
          <table:table-cell office:value-type="string" calcext:value-type="string">
            <text:p/>
            <text:p>Â Dhaka</text:p>
            <text:p>                                                                    </text:p>
          </table:table-cell>
          <table:table-cell office:value-type="string" calcext:value-type="string">
            <text:p/>
            <text:p>Bachelor of Science (BSc)Minimum B.Sc in Computer Science &amp; Engineering or equivalent from any reputed University.</text:p>
            <text:p>Skills Required: JavaScript, Laravel Framework, PHP</text:p>
            <text:p/>
          </table:table-cell>
          <table:table-cell office:value-type="string" calcext:value-type="string">
            <text:p/>
            <text:p>Age 24 to 30 years </text:p>
            <text:p>Both males and females are allowed to apply</text:p>
            <text:p>Ideal Candidates we looking Must have "Everything is possible" and "Move Fast" Attitude. Be a team player and Good Communication Skill required.</text:p>
            <text:p/>
          </table:table-cell>
          <table:table-cell office:value-type="string" calcext:value-type="string">
            <text:p/>
            <text:p>Â Negotiable</text:p>
            <text:p>                                                                    </text:p>
          </table:table-cell>
          <table:table-cell office:value-type="string" calcext:value-type="string">
            <text:p/>
            <text:p>Insurance, GratuityLunch Facilities: Partially SubsidizeSalary Review: YearlyFestival Bonus: 2Alternative Saturday Off.</text:p>
            <text:p>Breakfast  Partially Subsidize. </text:p>
            <text:p>Monthly Awards on Different Categories.</text:p>
            <text:p>Playstation with VR set to play.</text:p>
            <text:p>Premium online and Regular In-house training from Experts. </text:p>
            <text:p>Unlimited Tea/Coffee in office.</text:p>
            <text:p/>
          </table:table-cell>
          <table:table-cell office:value-type="string" calcext:value-type="string">
            <text:p/>
            <text:p>Â Oct 21, 2019</text:p>
            <text:p>                                                                        </text:p>
          </table:table-cell>
          <table:table-cell office:value-type="string" calcext:value-type="string">
            <text:p/>
            <text:p>Â Nov 19, 2019</text:p>
            <text:p>                                                                        </text:p>
          </table:table-cell>
          <table:table-cell table:number-columns-repeated="1008"/>
        </table:table-row>
        <table:table-row table:style-name="ro72">
          <table:table-cell office:value-type="string" calcext:value-type="string">
            <text:p>Senior Information Technology Officer</text:p>
          </table:table-cell>
          <table:table-cell office:value-type="string" calcext:value-type="string">
            <text:p>Otto International (HK) Limited, Bangladesh Liaison Office, Dhaka. </text:p>
          </table:table-cell>
          <table:table-cell office:value-type="string" calcext:value-type="string">
            <text:p/>
            <text:p>                                                                01</text:p>
            <text:p>                                                                </text:p>
          </table:table-cell>
          <table:table-cell office:value-type="string" calcext:value-type="string">
            <text:p/>
            <text:p>Provide support to all users via the different channel available</text:p>
            <text:p>Be responsible for hardware/software installation and troubleshooting</text:p>
            <text:p>Provide basic and advance help in IT training, software knowledge (primarily Office 365) to users.</text:p>
            <text:p>Maintain the computer system</text:p>
            <text:p>Assist local or regional IT project deployment</text:p>
            <text:p>Perform other duties as assigned by management</text:p>
            <text:p/>
          </table:table-cell>
          <table:table-cell office:value-type="string" calcext:value-type="string">
            <text:p/>
            <text:p>                                                            You will help user`s and system support officer as a skilled expert to troubleshoot, maintain and fix a wide range of digital and hardware problems. You use problem-solving and people skills to assure users of swift resolutions to their technical problems. You also educate your team members and the users about digital solution, self-learning and tools available, while independently keeping your own technical know-how up to date. With your user-oriented skills and empathetic nature, you provide advice and support for all every day.</text:p>
            <text:p>                                                        </text:p>
          </table:table-cell>
          <table:table-cell office:value-type="string" calcext:value-type="string">
            <text:p/>
            <text:p>                                                                Full-time</text:p>
            <text:p>                                                            </text:p>
          </table:table-cell>
          <table:table-cell office:value-type="string" calcext:value-type="string">
            <text:p/>
            <text:p>Â 5 to 7 year(s)</text:p>
            <text:p>                                                                    </text:p>
          </table:table-cell>
          <table:table-cell table:number-columns-repeated="2"/>
          <table:table-cell office:value-type="string" calcext:value-type="string">
            <text:p/>
            <text:p>Â Dhaka</text:p>
            <text:p>                                                                    </text:p>
          </table:table-cell>
          <table:table-cell office:value-type="string" calcext:value-type="string">
            <text:p/>
            <text:p>Degree holder/ High Diploma in I.T. or relevant disciplines is appreciated</text:p>
            <text:p/>
          </table:table-cell>
          <table:table-cell office:value-type="string" calcext:value-type="string">
            <text:p/>
            <text:p>5 year working experience in system maintenance and technical support</text:p>
            <text:p>Aptitude for acquiring skills in digital technologies and an eagerness to learn</text:p>
            <text:p>Excellent time management skills and can make decisions quickly</text:p>
            <text:p>Strong people skills and a taste for problem solving</text:p>
            <text:p>Ability to maintain composure and user focus while troubleshooting and solving technical issues</text:p>
            <text:p>Fluent command of spoken and written English</text:p>
            <text:p/>
          </table:table-cell>
          <table:table-cell office:value-type="string" calcext:value-type="string">
            <text:p/>
            <text:p>Â Negotiable</text:p>
            <text:p>                                                                    </text:p>
          </table:table-cell>
          <table:table-cell/>
          <table:table-cell office:value-type="string" calcext:value-type="string">
            <text:p/>
            <text:p>Â Oct 21, 2019</text:p>
            <text:p>                                                                        </text:p>
          </table:table-cell>
          <table:table-cell office:value-type="string" calcext:value-type="string">
            <text:p/>
            <text:p>Â Nov 4, 2019</text:p>
            <text:p>                                                                        </text:p>
          </table:table-cell>
          <table:table-cell table:number-columns-repeated="1008"/>
        </table:table-row>
        <table:table-row table:style-name="ro76">
          <table:table-cell office:value-type="string" calcext:value-type="string">
            <text:p>WordPress Theme Developer (ThemeForest)</text:p>
          </table:table-cell>
          <table:table-cell office:value-type="string" calcext:value-type="string">
            <text:p>And IT </text:p>
          </table:table-cell>
          <table:table-cell office:value-type="string" calcext:value-type="string">
            <text:p/>
            <text:p>                                                                03</text:p>
            <text:p>                                                                </text:p>
          </table:table-cell>
          <table:table-cell office:value-type="string" calcext:value-type="string">
            <text:p/>
            <text:p>Must have a portfolio that represents you have built ThemeForest Quality WordPress themes or codecanyon quality WordPress plugins </text:p>
            <text:p>Must have WordPress theme development experience from scratch.</text:p>
            <text:p>Must have WordPress plugin development experience from scratch.</text:p>
            <text:p>You have to Develop Custom Plugins, Widget, Component, Module of WordPress Theme </text:p>
            <text:p>and Plugins for the international market or clients ( Ex. ThemeForest, CodeCanyon)</text:p>
            <text:p>Must have knowledge For WordPress Theme Building from Scratch.</text:p>
            <text:p>Must have knowledge for customizing Any Plugin.</text:p>
            <text:p>Strong Knowledge in OOP PHP.</text:p>
            <text:p>Must have STRONG Knowledge for All Important Parts Related with WordPress.</text:p>
            <text:p>Dedication to complete &amp; deliver the assigned tasks within a given time frame.</text:p>
            <text:p/>
          </table:table-cell>
          <table:table-cell office:value-type="string" calcext:value-type="string">
            <text:p/>
            <text:p>                                                            JOB LOCATION : KHULNA CITY ONLY .NO NEED TO APPLY WHO DOESN`T  WANT TO WORK IN KHULNA ONLY</text:p>
            <text:p>                                                        </text:p>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Khulna (Khulna Sadar)</text:p>
            <text:p>                                                                    </text:p>
          </table:table-cell>
          <table:table-cell office:value-type="string" calcext:value-type="string">
            <text:p/>
            <text:p>Bachelor of Science (BSc)</text:p>
            <text:p/>
          </table:table-cell>
          <table:table-cell office:value-type="string" calcext:value-type="string">
            <text:p/>
            <text:p>Team player</text:p>
            <text:p/>
          </table:table-cell>
          <table:table-cell office:value-type="string" calcext:value-type="string">
            <text:p/>
            <text:p>Â Negotiable</text:p>
            <text:p>                                                                    </text:p>
          </table:table-cell>
          <table:table-cell office:value-type="string" calcext:value-type="string">
            <text:p/>
            <text:p>T/A, Mobile bill, Tour allowance, Medical allowanceSalary Review: YearlyFestival Bonus: 2</text:p>
            <text:p/>
          </table:table-cell>
          <table:table-cell office:value-type="string" calcext:value-type="string">
            <text:p/>
            <text:p>Â Oct 21, 2019</text:p>
            <text:p>                                                                        </text:p>
          </table:table-cell>
          <table:table-cell office:value-type="string" calcext:value-type="string">
            <text:p/>
            <text:p>Â Nov 19, 2019</text:p>
            <text:p>                                                                        </text:p>
          </table:table-cell>
          <table:table-cell table:number-columns-repeated="1008"/>
        </table:table-row>
        <table:table-row table:style-name="ro71">
          <table:table-cell office:value-type="string" calcext:value-type="string">
            <text:p>Officer (IT)</text:p>
          </table:table-cell>
          <table:table-cell office:value-type="string" calcext:value-type="string">
            <text:p>Gateway Equity Resources Ltd. </text:p>
          </table:table-cell>
          <table:table-cell office:value-type="string" calcext:value-type="string">
            <text:p/>
            <text:p>                                                                Not specific</text:p>
            <text:p>                                                                </text:p>
          </table:table-cell>
          <table:table-cell office:value-type="string" calcext:value-type="string">
            <text:p/>
            <text:p>Ensure the proper operation of all IT system in Head Office &amp; Branches.</text:p>
            <text:p>Look after Hardware and software system of the IT device of the company</text:p>
            <text:p>Provide support to all users for internet facility, desktop, laptop, printer, scanner, e-mail, Iphone &amp; Ipad.</text:p>
            <text:p>Provide IT related different supports as &amp; when required</text:p>
            <text:p>Maintenance DSE FlexTP software (CCD, Admin &amp; Dealers Terminals).</text:p>
            <text:p>Smoothly operate the Central Depository Bangladesh Ltd (CDBL) software.</text:p>
            <text:p>Able to operate Share Management softwar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6 year(s)</text:p>
            <text:p>                                                                    </text:p>
          </table:table-cell>
          <table:table-cell table:number-columns-repeated="2"/>
          <table:table-cell office:value-type="string" calcext:value-type="string">
            <text:p/>
            <text:p>Â Dhaka</text:p>
            <text:p>                                                                    </text:p>
          </table:table-cell>
          <table:table-cell office:value-type="string" calcext:value-type="string">
            <text:p/>
            <text:p>Graduation with Diploma in Computer Application.</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77">
          <table:table-cell office:value-type="string" calcext:value-type="string">
            <text:p>Technical Project Manager</text:p>
          </table:table-cell>
          <table:table-cell office:value-type="string" calcext:value-type="string">
            <text:p>ReliSource Technologies Ltd. </text:p>
          </table:table-cell>
          <table:table-cell office:value-type="string" calcext:value-type="string">
            <text:p/>
            <text:p>                                                                2</text:p>
            <text:p>                                                                </text:p>
          </table:table-cell>
          <table:table-cell office:value-type="string" calcext:value-type="string">
            <text:p/>
            <text:p>Keep track of technical/software project progress and ensure all milestones and deadlines are met</text:p>
            <text:p>Sprint planning, project planning, prioritizing and managing client requirements and handling production releases</text:p>
            <text:p>Identify and implement process improvement opportunities</text:p>
            <text:p>Relationship management</text:p>
            <text:p>Report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Dhaka</text:p>
            <text:p>                                                                    </text:p>
          </table:table-cell>
          <table:table-cell office:value-type="string" calcext:value-type="string">
            <text:p/>
            <text:p>B.Sc. in computer science &amp; engineering from any reputed university</text:p>
            <text:p>MBA will be an advantage</text:p>
            <text:p/>
          </table:table-cell>
          <table:table-cell office:value-type="string" calcext:value-type="string">
            <text:p/>
            <text:p>Minimum three (03) years of experience in software/technical project management</text:p>
            <text:p>Relevant certifications (PMP, Scrum, etc.) will be an advantage</text:p>
            <text:p>Experience  in  strategic  analysis,  project  planning,  risk  management  and  scope management</text:p>
            <text:p>Extensive knowledge in software process and methodologies including Scrum and Kanban</text:p>
            <text:p>Experience in JIRA is must</text:p>
            <text:p>Keen understanding of software architectural designs and database designs</text:p>
            <text:p>Background of software development will be preferred</text:p>
            <text:p>Proven software project management experience</text:p>
            <text:p>Excellent business communication &amp; negotiation skill in English</text:p>
            <text:p>Adherent to teamwork and always represent team in work and achievement</text:p>
            <text:p>Ability to handle multiple projects concurrently and meet deadlines</text:p>
            <text:p>Very good interpersonal skill to be able to communicate with cross functional teams</text:p>
            <text:p/>
          </table:table-cell>
          <table:table-cell/>
          <table:table-cell office:value-type="string" calcext:value-type="string">
            <text:p/>
            <text:p>Opportunity to interact with multinational conglomerates </text:p>
            <text:p>Most importantly a friendly work environment with opportunity to learn from a number of highly skilled mentors.</text:p>
            <text:p/>
          </table:table-cell>
          <table:table-cell office:value-type="string" calcext:value-type="string">
            <text:p/>
            <text:p>Â Oct 21, 2019</text:p>
            <text:p>                                                                        </text:p>
          </table:table-cell>
          <table:table-cell office:value-type="string" calcext:value-type="string">
            <text:p/>
            <text:p>Â Nov 15, 2019</text:p>
            <text:p>                                                                        </text:p>
          </table:table-cell>
          <table:table-cell table:number-columns-repeated="1008"/>
        </table:table-row>
        <table:table-row table:style-name="ro74">
          <table:table-cell office:value-type="string" calcext:value-type="string">
            <text:p>Jr. SQA Engineer</text:p>
          </table:table-cell>
          <table:table-cell office:value-type="string" calcext:value-type="string">
            <text:p>ReliSource Technologies Ltd. </text:p>
          </table:table-cell>
          <table:table-cell office:value-type="string" calcext:value-type="string">
            <text:p/>
            <text:p>                                                                4</text:p>
            <text:p>                                                                </text:p>
          </table:table-cell>
          <table:table-cell office:value-type="string" calcext:value-type="string">
            <text:p/>
            <text:p>Design and develop Test Cases for Microcontroller Firmware, Web Application, Android Application.</text:p>
            <text:p>Execute Test Cycles and Capture Test Results.</text:p>
            <text:p>Prepare SQL query to validate data on different databases.</text:p>
            <text:p>Design and maintain Test Documentation.</text:p>
            <text:p>Follow up and maintain Defect Lifecycle with the Team.</text:p>
            <text:p>Learn new technologies.</text:p>
            <text:p>Prepare and review technical documents.</text:p>
            <text:p>Follow the QA process and guidelines provided by the organiza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most 1 year(s)</text:p>
            <text:p>                                                                    </text:p>
          </table:table-cell>
          <table:table-cell table:number-columns-repeated="2"/>
          <table:table-cell office:value-type="string" calcext:value-type="string">
            <text:p/>
            <text:p>Â Dhaka</text:p>
            <text:p>                                                                    </text:p>
          </table:table-cell>
          <table:table-cell office:value-type="string" calcext:value-type="string">
            <text:p/>
            <text:p>B.Sc. in Computer Science &amp; Engineering from any reputed university.</text:p>
            <text:p>&amp;/OR</text:p>
            <text:p>B.Sc. in Electrical and Electronic Engineering (EEE)</text:p>
            <text:p/>
          </table:table-cell>
          <table:table-cell office:value-type="string" calcext:value-type="string">
            <text:p/>
            <text:p>Knowledge on Microcontroller Firmware.</text:p>
            <text:p>Knowledge on Web Platform.</text:p>
            <text:p>Knowledge on Android Platform.</text:p>
            <text:p>Knowledge on testing Hardware Design.</text:p>
            <text:p>Knowledge on Current Test of a battery driven PCB.</text:p>
            <text:p>Strong problem solving and analytical ability.</text:p>
            <text:p>Able to work independently.</text:p>
            <text:p>Excellent communication skill in English.</text:p>
            <text:p>Motivated to learn and work with new technologies.</text:p>
            <text:p>High integrity and intellectuality.</text:p>
            <text:p>Must be a team player.</text:p>
            <text:p>High work Ethics &amp; Professionalism.</text:p>
            <text:p/>
          </table:table-cell>
          <table:table-cell/>
          <table:table-cell office:value-type="string" calcext:value-type="string">
            <text:p/>
            <text:p>Training on new technology.</text:p>
            <text:p>Overseas Tour with Opportunity to work with Global Companies.</text:p>
            <text:p>Most importantly a friendly work environment with opportunity to learn from a number of highly skilled mentors.</text:p>
            <text:p/>
          </table:table-cell>
          <table:table-cell office:value-type="string" calcext:value-type="string">
            <text:p/>
            <text:p>Â Oct 21, 2019</text:p>
            <text:p>                                                                        </text:p>
          </table:table-cell>
          <table:table-cell office:value-type="string" calcext:value-type="string">
            <text:p/>
            <text:p>Â Nov 15, 2019</text:p>
            <text:p>                                                                        </text:p>
          </table:table-cell>
          <table:table-cell table:number-columns-repeated="1008"/>
        </table:table-row>
        <table:table-row table:style-name="ro27">
          <table:table-cell office:value-type="string" calcext:value-type="string">
            <text:p>Software Quality Assurance</text:p>
          </table:table-cell>
          <table:table-cell office:value-type="string" calcext:value-type="string">
            <text:p>ReliSource Technologies Ltd. </text:p>
          </table:table-cell>
          <table:table-cell office:value-type="string" calcext:value-type="string">
            <text:p/>
            <text:p>                                                                2</text:p>
            <text:p>                                                                </text:p>
          </table:table-cell>
          <table:table-cell office:value-type="string" calcext:value-type="string">
            <text:p/>
            <text:p>Design and develop Test Cases for Web Application.Execute Test Cycles and Capture Test Results.Prepare SQL query to validate data on different databases.Run a full Test Cycle from Deployment to Regression.Design and maintain Test Documentation.Follow up and maintain Defect Lifecycle with the Team.Learn new technologies.Prepare and review technical documents.Follow the QA process and guidelines provided by the organiza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1 year(s)</text:p>
            <text:p>                                                                    </text:p>
          </table:table-cell>
          <table:table-cell table:number-columns-repeated="2"/>
          <table:table-cell office:value-type="string" calcext:value-type="string">
            <text:p/>
            <text:p>Â Dhaka</text:p>
            <text:p>                                                                    </text:p>
          </table:table-cell>
          <table:table-cell office:value-type="string" calcext:value-type="string">
            <text:p/>
            <text:p>B.Sc. in Computer Science &amp; Engineering from any reputed university.</text:p>
            <text:p/>
          </table:table-cell>
          <table:table-cell office:value-type="string" calcext:value-type="string">
            <text:p/>
            <text:p>Knowledge on Web Platform.Knowledge on Salesforce CRM Platform is a grate plus.Strong problem solving and analytical ability.Able to work independently.Excellent communication skill in English.Motivated to learn and work with new technologies.High integrity and intellectuality.Must be a team player.High work Ethics &amp; Professionalism.</text:p>
            <text:p/>
          </table:table-cell>
          <table:table-cell/>
          <table:table-cell office:value-type="string" calcext:value-type="string">
            <text:p/>
            <text:p>Training on new technology.Overseas Tour with Opportunity to work with Global Companies.Most importantly a friendly work environment with opportunity to learn from a number of highly skilled mentors.</text:p>
            <text:p/>
          </table:table-cell>
          <table:table-cell office:value-type="string" calcext:value-type="string">
            <text:p/>
            <text:p>Â Oct 21, 2019</text:p>
            <text:p>                                                                        </text:p>
          </table:table-cell>
          <table:table-cell office:value-type="string" calcext:value-type="string">
            <text:p/>
            <text:p>Â Nov 15, 2019</text:p>
            <text:p>                                                                        </text:p>
          </table:table-cell>
          <table:table-cell table:number-columns-repeated="1008"/>
        </table:table-row>
        <table:table-row table:style-name="ro78">
          <table:table-cell office:value-type="string" calcext:value-type="string">
            <text:p>IT Business Analyst / Senior IT Business Analyst</text:p>
          </table:table-cell>
          <table:table-cell office:value-type="string" calcext:value-type="string">
            <text:p>ReliSource Technologies Ltd. </text:p>
          </table:table-cell>
          <table:table-cell office:value-type="string" calcext:value-type="string">
            <text:p/>
            <text:p>                                                                2</text:p>
            <text:p>                                                                </text:p>
          </table:table-cell>
          <table:table-cell office:value-type="string" calcext:value-type="string">
            <text:p/>
            <text:p>Business Analysis &amp; Requirement management</text:p>
            <text:p>Coordinate between management and engineering team</text:p>
            <text:p>Developing both business and technical solutions for business problems</text:p>
            <text:p/>
          </table:table-cell>
          <table:table-cell office:value-type="string" calcext:value-type="string">
            <text:p/>
            <text:p>Who we are looking for?</text:p>
            <text:p>We are looking for a passionate individual whose role will be to assist senior analysts and other subject matter professionals in gathering, validating, and documenting various system information and needs. They will carry out an in-depth evaluation and verification of the capabilities of systems, serving as a middle man between the end-users and software developers, to ensure that product information are properly disseminated. He/she will participate in the system development life cycle, and as such we be available to carryout instructions as directed by the lead analyst. A strong sense of responsibility, accountability, proactiveness and good communication skills is a must for this position. Please DO NOT APPLY if you do not possess such skills.</text:p>
            <text:p/>
          </table:table-cell>
          <table:table-cell office:value-type="string" calcext:value-type="string">
            <text:p/>
            <text:p>                                                                Full-time</text:p>
            <text:p>                                                            </text:p>
          </table:table-cell>
          <table:table-cell table:number-columns-repeated="3"/>
          <table:table-cell office:value-type="string" calcext:value-type="string">
            <text:p/>
            <text:p>Â Dhaka</text:p>
            <text:p>                                                                    </text:p>
          </table:table-cell>
          <table:table-cell office:value-type="string" calcext:value-type="string">
            <text:p/>
            <text:p>B.Sc in Computer Science &amp; Engineering (or equivalent) from any reputed university</text:p>
            <text:p>MBA in Marketing/International Business from any reputed university is very much desired (not applicable for junior candidates)</text:p>
            <text:p/>
          </table:table-cell>
          <table:table-cell office:value-type="string" calcext:value-type="string">
            <text:p/>
            <text:p>Minimum two - three (03) years of experience as a Business Analyst in Software Industry;</text:p>
            <text:p>Fresh graduates/junior candidates can apply if they can show their devotion to build a career in this area.</text:p>
            <text:p>Experience with International clientele in Agile methodology is an added advantage</text:p>
            <text:p>In addition to Business Analysis, exposure to Project Management might be considered as an advantage</text:p>
            <text:p>Additional Job Requirements:</text:p>
            <text:p>A strong sense of responsibility, accountability, proactiveness and good communication skills is a must for this position. Please DO NOT APPLY if you do not possess such skills.</text:p>
            <text:p>Strong interpersonal skills and business acumen to interact with many different departments and decision makers within the organization</text:p>
            <text:p>Excellent business communication &amp; negotiation skill in English</text:p>
            <text:p>Must possess Excellent Soft Skills and People Skills</text:p>
            <text:p>Experience with SaaS enterprise solutions</text:p>
            <text:p>Adherent to teamwork and always represent team in work and achievement</text:p>
            <text:p>Strong aptitude to learn new technologies and leverage business analysis skills</text:p>
            <text:p>Ability to handle multiple tasks concurrently and meet deadlines</text:p>
            <text:p>Formal presentation skills</text:p>
            <text:p>Ability to evaluate, define and prioritize activities/projects for self and others</text:p>
            <text:p>Creativity, self-driven &amp; must be business minded (as opposed to engineering minded)</text:p>
            <text:p>Job Requirements:</text:p>
            <text:p>Engage with customers, product end-users, product managers, and internal subject matter experts to understand the key requirements and workflows</text:p>
            <text:p>Translate business requirements into technical requirements used for driving improvements, enhancements and/or creations of new applications</text:p>
            <text:p>Create detailed use cases, supporting functional requirements, user stories and acceptance criteria</text:p>
            <text:p>Work closely with development/ test/ regulatory teams in an Agile SCRUM environment to refine and support the development, testing and release of functionality</text:p>
            <text:p>Support key internal cross-functional activities necessary for successful product release</text:p>
            <text:p>Review, prioritize, comment and follow-up on product defects</text:p>
            <text:p>Create presentations &amp; demos to help train internal teams on new functionality</text:p>
            <text:p>Develop technical proposals &amp; documentations (i.e. white paper, case study, expertise in specific technology, architecture, etc.) based on R&amp;D.</text:p>
            <text:p>Prepare Business Communication Materials like Marketing Proposals, Marketing Collateral, Case Studies, White Papers, MRD, PRD, etc.</text:p>
            <text:p>Work collaboratively, act in a lead role as a subject matter expert and work in a team environment to meet aggressive goals</text:p>
            <text:p/>
          </table:table-cell>
          <table:table-cell/>
          <table:table-cell office:value-type="string" calcext:value-type="string">
            <text:p/>
            <text:p>Training on new technology.</text:p>
            <text:p>Overseas tour with opportunity to work with global companies.</text:p>
            <text:p>Most importantly a friendly work environment with opportunity to learn from a number of highly skilled mentors.</text:p>
            <text:p/>
          </table:table-cell>
          <table:table-cell office:value-type="string" calcext:value-type="string">
            <text:p/>
            <text:p>Â Oct 21, 2019</text:p>
            <text:p>                                                                        </text:p>
          </table:table-cell>
          <table:table-cell office:value-type="string" calcext:value-type="string">
            <text:p/>
            <text:p>Â Nov 15, 2019</text:p>
            <text:p>                                                                        </text:p>
          </table:table-cell>
          <table:table-cell table:number-columns-repeated="1008"/>
        </table:table-row>
        <table:table-row table:style-name="ro79">
          <table:table-cell office:value-type="string" calcext:value-type="string">
            <text:p>IT Executive (Digital Marketing)</text:p>
          </table:table-cell>
          <table:table-cell office:value-type="string" calcext:value-type="string">
            <text:p>Nasreen Zamir And Associates </text:p>
          </table:table-cell>
          <table:table-cell office:value-type="string" calcext:value-type="string">
            <text:p/>
            <text:p>                                                                Not specific</text:p>
            <text:p>                                                                </text:p>
          </table:table-cell>
          <table:table-cell office:value-type="string" calcext:value-type="string">
            <text:p/>
            <text:p>Skills on Digital Marketing - Online &amp; Facebook </text:p>
            <text:p>Experience on product promotion </text:p>
            <text:p>We need marketing skills to sell designer furniture and promote the product</text:p>
            <text:p/>
          </table:table-cell>
          <table:table-cell office:value-type="string" calcext:value-type="string">
            <text:p/>
            <text:p>                                                            Duty  :  Saturday  to  Thursday  -  Time  9:30 AM to 6:00 PM</text:p>
            <text:p>                                                        </text:p>
          </table:table-cell>
          <table:table-cell office:value-type="string" calcext:value-type="string">
            <text:p/>
            <text:p>                                                                Full-time</text:p>
            <text:p>                                                            </text:p>
          </table:table-cell>
          <table:table-cell office:value-type="string" calcext:value-type="string">
            <text:p/>
            <text:p>Â 2 to 3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Graduate from a reputed university</text:p>
            <text:p/>
          </table:table-cell>
          <table:table-cell office:value-type="string" calcext:value-type="string">
            <text:p/>
            <text:p>Minimum 2-3 years (Marketing and Sales)</text:p>
            <text:p>Skills to communicate with clients in English and Bengali </text:p>
            <text:p>Marketing and sales experience</text:p>
            <text:p/>
          </table:table-cell>
          <table:table-cell table:number-columns-repeated="2"/>
          <table:table-cell office:value-type="string" calcext:value-type="string">
            <text:p/>
            <text:p>Â Oct 21, 2019</text:p>
            <text:p>                                                                        </text:p>
          </table:table-cell>
          <table:table-cell office:value-type="string" calcext:value-type="string">
            <text:p/>
            <text:p>Â Nov 19, 2019</text:p>
            <text:p>                                                                        </text:p>
          </table:table-cell>
          <table:table-cell table:number-columns-repeated="1008"/>
        </table:table-row>
        <table:table-row table:style-name="ro72">
          <table:table-cell office:value-type="string" calcext:value-type="string">
            <text:p>Assistant Software Engineer</text:p>
          </table:table-cell>
          <table:table-cell office:value-type="string" calcext:value-type="string">
            <text:p>Garnish Technology </text:p>
          </table:table-cell>
          <table:table-cell office:value-type="string" calcext:value-type="string">
            <text:p/>
            <text:p>                                                                04</text:p>
            <text:p>                                                                </text:p>
          </table:table-cell>
          <table:table-cell office:value-type="string" calcext:value-type="string">
            <text:p/>
            <text:p>Work with Technical Lead and Senior developers to determine the needs of the applications and the best solutionStrong understanding of PHP back-end development.Good understanding of front-end technologies, including HTML5, CSS3, JavaScript, jQuery.Analyze, design, coordinate and supervise the development of software systems to form a basis for the solution of information processing problems.Assist in preparing architectural designs for the desired software systems.Analyze system specifications and translate system requirements to task specificationsWrite codes to develop software system as specifiedAssist junior programmers with assigned programming assignments.Provide assistance to software testers and support personnel as needed to determine system problems.Provide feedback to analysis/training staff about performance considerations / usability issues concerning software specifications and implementation.Respond promptly and professionally to bug reports and review, refactor/repair legacy codes.Direct technical aspect of operations related to escalated high severity issues as they affect or confront a project or team. Participate in the evolution of organization level best practices, standards, and policies as it related to software development. Write, edit, and debug new programs for assigned projects, including necessary records and desired output.Provide recommendations to management concerning issues of programmer productivity and software development management. Any other tasks assigned by the supervisor</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table:number-columns-repeated="2"/>
          <table:table-cell office:value-type="string" calcext:value-type="string">
            <text:p/>
            <text:p>Gender:Â Both males and females are allowed to apply</text:p>
            <text:p>                                                                    </text:p>
          </table:table-cell>
          <table:table-cell office:value-type="string" calcext:value-type="string">
            <text:p/>
            <text:p>Bachelor of Computer Application (BCA)</text:p>
            <text:p>Skills Required:  Ajax, Big Data, Laravel Development, Laravel Framework, OOP, Web Developer/ Web Designer</text:p>
            <text:p/>
          </table:table-cell>
          <table:table-cell office:value-type="string" calcext:value-type="string">
            <text:p/>
            <text:p>Both males and females are allowed to apply</text:p>
            <text:p>Strong OO design and programming skillsLogical thinking and creative problem-solving ability Ability to multi-task and stay organized in a dynamic work environment.Ability to learn new programming languages quickly.Ability to analyze and determine whether a particular problem is caused by hardware, operating systems software, application programs, or network failures.Plan, process and perform all assigned jobs in an efficient manner with minimum/no assistance from the supervisorThe candidate should have experience/exposure to the followings:Database (MySQL, SQLite or similar database management system)PHP/JavaUsing different IDEs</text:p>
            <text:p/>
          </table:table-cell>
          <table:table-cell office:value-type="string" calcext:value-type="string">
            <text:p/>
            <text:p>Job Location:Â Anywhere in Bangladesh</text:p>
            <text:p>                                                                    </text:p>
          </table:table-cell>
          <table:table-cell office:value-type="string" calcext:value-type="string">
            <text:p/>
            <text:p>Mobile bill, Medical allowance, Provident fund, Weekly 2 holidays, GratuitySalary Review: YearlyFestival Bonus: 2</text:p>
            <text:p/>
          </table:table-cell>
          <table:table-cell office:value-type="string" calcext:value-type="string">
            <text:p/>
            <text:p>Â Oct 20, 2019</text:p>
            <text:p>                                                                        </text:p>
          </table:table-cell>
          <table:table-cell office:value-type="string" calcext:value-type="string">
            <text:p/>
            <text:p>Salary:Â Negotiable</text:p>
            <text:p>                                                                    </text:p>
          </table:table-cell>
          <table:table-cell table:number-columns-repeated="1008"/>
        </table:table-row>
        <table:table-row table:style-name="ro15">
          <table:table-cell office:value-type="string" calcext:value-type="string">
            <text:p>Programmer/ System Developer</text:p>
          </table:table-cell>
          <table:table-cell office:value-type="string" calcext:value-type="string">
            <text:p>Regional Integrated Multi-Hazard Early Warning System </text:p>
          </table:table-cell>
          <table:table-cell office:value-type="string" calcext:value-type="string">
            <text:p/>
            <text:p>                                                                1</text:p>
            <text:p>                                                                </text:p>
          </table:table-cell>
          <table:table-cell office:value-type="string" calcext:value-type="string">
            <text:p/>
            <text:p>Support in designing and developing efficient web based application/Decision Support System. </text:p>
            <text:p>Conducting research and formulating new ways to support system development.</text:p>
            <text:p>Processing, analyzing and visualization of  data from various weather and climate model.</text:p>
            <text:p>Identifying options for potential solutions and assessing them for both technical and organizational suitability.</text:p>
            <text:p>Building innovative automation and system integration tools.</text:p>
            <text:p>Assist in other project implementation activities.</text:p>
            <text:p/>
          </table:table-cell>
          <table:table-cell office:value-type="string" calcext:value-type="string">
            <text:p><text:s/></text:p>
          </table:table-cell>
          <table:table-cell office:value-type="string" calcext:value-type="string">
            <text:p/>
            <text:p>                                                                Full-time, Contractual</text:p>
            <text:p>                                                            </text:p>
          </table:table-cell>
          <table:table-cell office:value-type="string" calcext:value-type="string">
            <text:p/>
            <text:p>Â At least 2 year(s)</text:p>
            <text:p>                                                                    </text:p>
          </table:table-cell>
          <table:table-cell/>
          <table:table-cell office:value-type="string" calcext:value-type="string">
            <text:p/>
            <text:p>Â Age at most 35 years</text:p>
            <text:p>                                                                    </text:p>
          </table:table-cell>
          <table:table-cell office:value-type="string" calcext:value-type="string">
            <text:p/>
            <text:p>Â Dhaka</text:p>
            <text:p>                                                                    </text:p>
          </table:table-cell>
          <table:table-cell office:value-type="string" calcext:value-type="string">
            <text:p/>
            <text:p>Bachelor of Science (BSc) in Computer Science &amp; Engineering</text:p>
            <text:p>Skills Required: Django Web Framework , Mysql database, php codeigniter, python</text:p>
            <text:p/>
          </table:table-cell>
          <table:table-cell office:value-type="string" calcext:value-type="string">
            <text:p/>
            <text:p>Age at most 35 years </text:p>
            <text:p/>
          </table:table-cell>
          <table:table-cell/>
          <table:table-cell office:value-type="string" calcext:value-type="string">
            <text:p/>
            <text:p>T/A, Tour allowance, Weekly 2 holidays</text:p>
            <text:p/>
          </table:table-cell>
          <table:table-cell office:value-type="string" calcext:value-type="string">
            <text:p/>
            <text:p>Â Oct 20, 2019</text:p>
            <text:p>                                                                        </text:p>
          </table:table-cell>
          <table:table-cell office:value-type="string" calcext:value-type="string">
            <text:p/>
            <text:p>Â Nov 14, 2019</text:p>
            <text:p>                                                                        </text:p>
          </table:table-cell>
          <table:table-cell table:number-columns-repeated="1008"/>
        </table:table-row>
        <table:table-row table:style-name="ro6">
          <table:table-cell office:value-type="string" calcext:value-type="string">
            <text:p>Customer Support Engineer</text:p>
          </table:table-cell>
          <table:table-cell office:value-type="string" calcext:value-type="string">
            <text:p>XeonBD </text:p>
          </table:table-cell>
          <table:table-cell office:value-type="string" calcext:value-type="string">
            <text:p/>
            <text:p>                                                                Not specific</text:p>
            <text:p>                                                                </text:p>
          </table:table-cell>
          <table:table-cell office:value-type="string" calcext:value-type="string">
            <text:p/>
            <text:p>Provide professional and friendly support consistently via telephone, electronic help desk, and live chat with outstanding customer service skills and a dedication to the customer service experience.</text:p>
            <text:p>Record, track and document online Help Desk request problem-solving process, including all successful and unsuccessful decisions made and actions taken, through to final resolution.</text:p>
            <text:p>Troubleshoot and solve a wide range of customer support issues.</text:p>
            <text:p>Troubleshoot and resolve problems using diagnostic utilities, software updates, drivers, and basic knowledge on the domain name system and hosting for user support.</text:p>
            <text:p>Must be technically skilled in diagnosing, troubleshooting and resolving hardware and software problems.</text:p>
            <text:p>System monitoring and response.</text:p>
            <text:p>Operating system and application installation/configuration.</text:p>
            <text:p>Research and Development.</text:p>
            <text:p>Performing scheduled maintenance tasks.</text:p>
            <text:p>Support the day to day business operations.</text:p>
            <text:p>Preparing reports, documentation and provide training to users.</text:p>
            <text:p>Roaster duty (Day Shift/ Evening Shift/ Night Shift).</text:p>
            <text:p/>
          </table:table-cell>
          <table:table-cell office:value-type="string" calcext:value-type="string">
            <text:p/>
            <text:p>                                                            XeonBD is an industry-leading IT Enabled Service and Online Infrastructure Service provider in the country, operating since last 14+ years is looking for a Customer Support Engineer.</text:p>
            <text:p>                                                        </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at most 28 years</text:p>
            <text:p>                                                                    </text:p>
          </table:table-cell>
          <table:table-cell office:value-type="string" calcext:value-type="string">
            <text:p/>
            <text:p>Â Dhaka (Mohammadpur)</text:p>
            <text:p>                                                                    </text:p>
          </table:table-cell>
          <table:table-cell office:value-type="string" calcext:value-type="string">
            <text:p/>
            <text:p>Diploma in Computer, Bachelor of Science (BSc)B.Sc Graduates in Computer Science, Computer Engineering, Information Systems/Technology from any reputed UGC approved university with the sound knowledge of Web services and Networking with Troubleshooting shooting skills are welcome to apply for this job.</text:p>
            <text:p>Skills of TCP/IP and Server Management will be a plus.</text:p>
            <text:p>Skills Required: Web Services</text:p>
            <text:p/>
          </table:table-cell>
          <table:table-cell office:value-type="string" calcext:value-type="string">
            <text:p/>
            <text:p>Age at most 28 years </text:p>
            <text:p>Both males and females are allowed to apply</text:p>
            <text:p>Working knowledge of web languages, web design, graphics, multimedia, and browsers is required. </text:p>
            <text:p>Knowledge of telecommunications, computer security policies, management advisory services, equipment, and software acquisition procedures.</text:p>
            <text:p>Knowledge of system analysis and design techniques, applications, programming, software development methodologies, fact-finding and documentation techniques.</text:p>
            <text:p>Have a thorough knowledge of LAN and WAN, common software, backup, and networking.</text:p>
            <text:p>Techniques for explaining technical concepts and procedures to non-technical users over phone, email, chat or in meetings.</text:p>
            <text:p>Excellent customer service skills.</text:p>
            <text:p>Excellent verbal and written communication skills in English is a must.</text:p>
            <text:p>Excellent problem-solving skills.</text:p>
            <text:p>Knowledge of Web, Email, FTP, Database (MySQL, MSSQL) DNS, cPanel/WHM/Plesk control panels preferred.</text:p>
            <text:p>Experience with documenting procedures.</text:p>
            <text:p>Ability to multitask and meet specific goals set by supervisors/management.</text:p>
            <text:p>Ability to work alone or in a team-based environment.</text:p>
            <text:p>Ability to work flexible hours during critical condition.</text:p>
            <text:p/>
          </table:table-cell>
          <table:table-cell office:value-type="string" calcext:value-type="string">
            <text:p/>
            <text:p>Â Negotiable</text:p>
            <text:p>                                                                    </text:p>
          </table:table-cell>
          <table:table-cell office:value-type="string" calcext:value-type="string">
            <text:p/>
            <text:p>Mobile bill, T/ASalary Review: YearlyFestival Bonus: 2As per the company policy.</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80">
          <table:table-cell office:value-type="string" calcext:value-type="string">
            <text:p>UX / UI Designer</text:p>
          </table:table-cell>
          <table:table-cell office:value-type="string" calcext:value-type="string">
            <text:p>Third Wave Technologies Limited </text:p>
          </table:table-cell>
          <table:table-cell office:value-type="string" calcext:value-type="string">
            <text:p/>
            <text:p>                                                                01</text:p>
            <text:p>                                                                </text:p>
          </table:table-cell>
          <table:table-cell office:value-type="string" calcext:value-type="string">
            <text:p/>
            <text:p>Lead the design function, and use design tools and environments to conceptualize, build, test and implement designs.</text:p>
            <text:p>Work with a team of project managers, business analysts, designers, developers and testers to deliver websites, mobile apps and software applications.</text:p>
            <text:p>Experience in creating the UX/UI for web and mobile applications.</text:p>
            <text:p>Illustrate design ideas using storyboards, process flows, site maps &amp; mock ups.</text:p>
            <text:p>Design graphic user interface elements, like menus, tabs and widgets.</text:p>
            <text:p>Build page navigation buttons and search fields.</text:p>
            <text:p>Develop UI mockups and prototypes that clearly illustrate how sites function and look like.</text:p>
            <text:p>Create original graphic designs (e.g. images, sketches and tables).</text:p>
            <text:p>Prepare and present rough drafts to internal teams and key stakeholders.</text:p>
            <text:p>Identify and troubleshoot UX problems (e.g. responsiveness).</text:p>
            <text:p>Conduct layout adjustments based on user feedback.</text:p>
            <text:p>Conduct research on trends, latest technologies and any developments in the world of digital, web, mobile, apps, games, social media, etc., with a focus on design and user experience.</text:p>
            <text:p>Adhere to style standards on fonts, colors and images.</text:p>
            <text:p/>
          </table:table-cell>
          <table:table-cell office:value-type="string" calcext:value-type="string">
            <text:p/>
            <text:p>We are looking for a UI-UX Designer to turn our digital solutions into easy-to-use products. The UX-UI Designer will work with our team of talented individuals to design innovative and user-friendly websites, mobile apps, and software applications. The role will require a passion for creativity, user experience, design, animation and art and will require a candidate with a desire to contribute in a fast-paced and collaborative environment.</text:p>
            <text:p>The Digital Designer will lead the design stage from concept until delivery, and will primarily be responsible for ensuring that wireframes, prototypes and visual designs to a high level of quality. The role will be more than just a design role - the candidate must be able to understand the business objectives of the digital solution, have the ability to critically analyze requirements, and have a strong understanding of user experience fundamentals.</text:p>
            <text:p>A portfolio of professional design projects that includes work with web/mobile applications is mandatory to be sent with the application/resume.  Your application will not be accepted without the portfolio.</text:p>
            <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office:value-type="string" calcext:value-type="string">
            <text:p/>
            <text:p>Â Age 27 to 35 years</text:p>
            <text:p>                                                                    </text:p>
          </table:table-cell>
          <table:table-cell office:value-type="string" calcext:value-type="string">
            <text:p/>
            <text:p>Â Anywhere in Bangladesh</text:p>
            <text:p>                                                                    </text:p>
          </table:table-cell>
          <table:table-cell office:value-type="string" calcext:value-type="string">
            <text:p/>
            <text:p>Bachelor of Science (BSc) in Computer Science  Engineering</text:p>
            <text:p/>
          </table:table-cell>
          <table:table-cell office:value-type="string" calcext:value-type="string">
            <text:p/>
            <text:p>Age 27 to 35 years </text:p>
            <text:p>Both males and females are allowed to apply</text:p>
            <text:p>A portfolio of a body of work with a focus on digital (Dribble or Behance profile, websites, apps, page layouts, email templates, display ads, etc.) is a must.</text:p>
            <text:p>Proven work experience as a UI/UX Designer or similar role.</text:p>
            <text:p>Knowledge of wireframe tools (e.g. Wireframe.cc and InVision)</text:p>
            <text:p>Up-to-date knowledge of design software like Adobe Illustrator, Photoshop or XD</text:p>
            <text:p>Team spirit, strong communication skills to collaborate with various stakeholders</text:p>
            <text:p>Good time-management skills</text:p>
            <text:p>B.Sc in Design, Computer Science or relevant field</text:p>
            <text:p>Knowledge on HTML, CSS will be of great value</text:p>
            <text:p>A portfolio of a body of work with a focus on digital (Dribble or Behance profile, websites, apps, page layouts, email templates, display ads, etc.) is a must </text:p>
            <text:p>Proven work experience as a UI/UX Designer or similar role</text:p>
            <text:p>Knowledge of wireframe tools (e.g. Wireframe.cc and InVision)</text:p>
            <text:p>Up-to-date knowledge of design software like Adobe Illustrator, Photoshop or XD</text:p>
            <text:p>Team spirit, strong communication skills to collaborate with various stakeholders</text:p>
            <text:p>Good time-management skills</text:p>
            <text:p>Knowledge on HTML, CSS will be of great value</text:p>
            <text:p>Self-motivation with attention to details.</text:p>
            <text:p>Ability to work with a team.</text:p>
            <text:p>Good Communication skills in English.</text:p>
            <text:p/>
          </table:table-cell>
          <table:table-cell office:value-type="string" calcext:value-type="string">
            <text:p/>
            <text:p>Â Negotiable</text:p>
            <text:p>                                                                    </text:p>
          </table:table-cell>
          <table:table-cell office:value-type="string" calcext:value-type="string">
            <text:p/>
            <text:p>Lunch Facilities: Full SubsidizeFestival Bonus: 2Attractive remuneration package will be offered to the finally selected candidate according to company policy.</text:p>
            <text:p/>
          </table:table-cell>
          <table:table-cell office:value-type="string" calcext:value-type="string">
            <text:p/>
            <text:p>Â Oct 22, 2019</text:p>
            <text:p>                                                                        </text:p>
          </table:table-cell>
          <table:table-cell office:value-type="string" calcext:value-type="string">
            <text:p/>
            <text:p>Â Nov 7, 2019</text:p>
            <text:p>                                                                        </text:p>
          </table:table-cell>
          <table:table-cell table:number-columns-repeated="1008"/>
        </table:table-row>
        <table:table-row table:style-name="ro58">
          <table:table-cell office:value-type="string" calcext:value-type="string">
            <text:p>Programmer/ Sr. Programmer - Oracle</text:p>
          </table:table-cell>
          <table:table-cell office:value-type="string" calcext:value-type="string">
            <text:p>Crony Group. </text:p>
          </table:table-cell>
          <table:table-cell office:value-type="string" calcext:value-type="string">
            <text:p/>
            <text:p>                                                                Not specific</text:p>
            <text:p>                                                                </text:p>
          </table:table-cell>
          <table:table-cell office:value-type="string" calcext:value-type="string">
            <text:p/>
            <text:p>Coding, analyzing, designing, implementing &amp; configuring of banking software under Oracle 8i/9i/10g/11g Database in Windows and Linux Platform.</text:p>
            <text:p>Developing, enhancing and supporting software application.</text:p>
            <text:p>To maintain Garments Supply Chain Management System and Human Resource Management System.</text:p>
            <text:p>To Analyze the business logic for development of garments ERP.</text:p>
            <text:p>To work with a team of Developers of alone in meeting aggressive project deadlines.</text:p>
            <text:p>To quickly learn and implement new technologies/skills when something unknown is encountered.</text:p>
            <text:p>To established software quality assurance processes throughout the organization.</text:p>
            <text:p>To established and maintain software development process requirements.</text:p>
            <text:p>To audit software development performance and provide improvement recommendation.</text:p>
            <text:p>To identify and collect project measurement data and maintain organization measurement repository.</text:p>
            <text:p>To interact with colleagues to establish best practices.</text:p>
            <text:p>To train development and support in software processes.</text:p>
            <text:p>Other jobs &amp; responsibilities as desired by the management from time to time.</text:p>
            <text:p/>
          </table:table-cell>
          <table:table-cell office:value-type="string" calcext:value-type="string">
            <text:p/>
            <text:p>                                                            Must be have to experience in Programming/ Software Engineering in oracle base.</text:p>
            <text:p>                                                        </text:p>
          </table:table-cell>
          <table:table-cell office:value-type="string" calcext:value-type="string">
            <text:p/>
            <text:p>                                                                Full-time</text:p>
            <text:p>                                                            </text:p>
          </table:table-cell>
          <table:table-cell office:value-type="string" calcext:value-type="string">
            <text:p/>
            <text:p>Â At least 5 year(s)</text:p>
            <text:p>                                                                    </text:p>
          </table:table-cell>
          <table:table-cell office:value-type="string" calcext:value-type="string">
            <text:p/>
            <text:p>Â Both males and females are allowed to apply</text:p>
            <text:p>                                                                    </text:p>
          </table:table-cell>
          <table:table-cell office:value-type="string" calcext:value-type="string">
            <text:p/>
            <text:p>Â Age at least 28 years</text:p>
            <text:p>                                                                    </text:p>
          </table:table-cell>
          <table:table-cell office:value-type="string" calcext:value-type="string">
            <text:p/>
            <text:p>Â Narayanganj</text:p>
            <text:p>                                                                    </text:p>
          </table:table-cell>
          <table:table-cell office:value-type="string" calcext:value-type="string">
            <text:p/>
            <text:p>Bachelor of Science (BSc) in Computer Science  Engineering, Master of Science (MSc) in Computer Science &amp; Engineering</text:p>
            <text:p/>
          </table:table-cell>
          <table:table-cell office:value-type="string" calcext:value-type="string">
            <text:p/>
            <text:p>Age at least 28 years </text:p>
            <text:p>Both males and females are allowed to apply</text:p>
            <text:p>Should have deep knowledge in SQL Server/ Oracle SQL &amp; PL/ SQL, Database objects, SQL Tuning.</text:p>
            <text:p>Should have work experience in Oracle development 6i/10g/11g Oracle fusion.</text:p>
            <text:p>Should be self-motivated, Self-learner, High achiever and ability to work under pressure and should have mentality to work in a group of company</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50">
          <table:table-cell office:value-type="string" calcext:value-type="string">
            <text:p>Senior Software Engineer</text:p>
          </table:table-cell>
          <table:table-cell office:value-type="string" calcext:value-type="string">
            <text:p>NG Solutions System Limited </text:p>
          </table:table-cell>
          <table:table-cell office:value-type="string" calcext:value-type="string">
            <text:p/>
            <text:p>                                                                03</text:p>
            <text:p>                                                                </text:p>
          </table:table-cell>
          <table:table-cell office:value-type="string" calcext:value-type="string">
            <text:p/>
            <text:p>Professional experience developing software using J2EE/Pyhton multi-tiered applications.</text:p>
            <text:p>Extensive knowledge of complex Structured Query Language (SQL) and a strong background in any RDBMS database like Oracle, MySQL, etc.</text:p>
            <text:p>Proven experience with the following technologies will be preferred: Microservices, Spring Boot, Spring Web, Spring Security, Apache Kafka, EJB, JPA, Oracle, Eclipse, Glassfish, Hibernate, OAuth2 (using Spring Security), Django.</text:p>
            <text:p>Significant understanding of Microservice patterns and concepts and their application in problem-solving.</text:p>
            <text:p>Design, build and maintain efficient, reusable, and reliable code.</text:p>
            <text:p>Prepare and produce releases of software components.</text:p>
            <text:p>Identify bottlenecks and bugs, and devise solutions to these problems.</text:p>
            <text:p>Upgrading, configuring and debugging existing systems.</text:p>
            <text:p>Perform code review, Unit Testing.</text:p>
            <text:p>Maintain necessary documentation in accordance with companies and clients' quality, process and documentation requirements.</text:p>
            <text:p>Deep knowledge on object-oriented design and implementation.</text:p>
            <text:p>Build Application from Scratch using JAVA/Python.</text:p>
            <text:p>Develop production-level codes and maintain the Standard Coding Convention on Java/Python.</text:p>
            <text:p>Interface development using React.</text:p>
            <text:p>Write Reusable, Testable, and Efficient code.</text:p>
            <text:p>Design and Implementation of Low-Latency, High-Availability, and Performant Application.</text:p>
            <text:p>Program Logic &amp; Flow Control, Unit &amp; Functional Testing, Debugging.</text:p>
            <text:p>Design and Implementation of API to be consumed by Front-End Developers.</text:p>
            <text:p/>
          </table:table-cell>
          <table:table-cell office:value-type="string" calcext:value-type="string">
            <text:p/>
            <text:p>Looking For : Senior Software Engineer (Java/ Python, Oracle PL/ SQL)</text:p>
            <text:p>The Company is looking to recruit numbers of Senior or Mid-level Software Engineers having experience either in Java or Python &amp; solid expertise writing complex PL/SQL code. The applicant should have strong experience in application programming, understanding complex data models, and fine-tuning for the performance. Candidates having adequate domain knowledge and experience in Telecommunication Industry would be strongly preferred.</text:p>
            <text:p/>
          </table:table-cell>
          <table:table-cell office:value-type="string" calcext:value-type="string">
            <text:p/>
            <text:p>                                                                Full-time</text:p>
            <text:p>                                                            </text:p>
          </table:table-cell>
          <table:table-cell office:value-type="string" calcext:value-type="string">
            <text:p/>
            <text:p>Â At least 6 year(s)</text:p>
            <text:p>                                                                    </text:p>
          </table:table-cell>
          <table:table-cell office:value-type="string" calcext:value-type="string">
            <text:p/>
            <text:p>Â Both males and females are allowed to apply</text:p>
            <text:p>                                                                    </text:p>
          </table:table-cell>
          <table:table-cell office:value-type="string" calcext:value-type="string">
            <text:p/>
            <text:p>Â Age 27 to 35 years</text:p>
            <text:p>                                                                    </text:p>
          </table:table-cell>
          <table:table-cell office:value-type="string" calcext:value-type="string">
            <text:p/>
            <text:p>Â Dhaka</text:p>
            <text:p>                                                                    </text:p>
          </table:table-cell>
          <table:table-cell office:value-type="string" calcext:value-type="string">
            <text:p/>
            <text:p>Bachelor of Science (BSc) in CSE</text:p>
            <text:p>Skills Required:  Oracle PLSQL., Java or Python Programming Language</text:p>
            <text:p/>
          </table:table-cell>
          <table:table-cell office:value-type="string" calcext:value-type="string">
            <text:p/>
            <text:p>Age 27 to 35 years </text:p>
            <text:p>Both males and females are allowed to apply</text:p>
            <text:p>Understanding existing code base, run re-engineering to renovate or modernize platform.</text:p>
            <text:p>Basic knowledge on Telecommunication Network Management.</text:p>
            <text:p>Strong knowledge in Oracle/MySQL RDBMS Structure &amp; Query.</text:p>
            <text:p>Familiar with high availability features of Oracle/MySQL.</text:p>
            <text:p>Experience designing and maintaining large-scale web applications. Clear understanding on Web technology and REST &amp; SOAP API.</text:p>
            <text:p>Solid grasp of software design patterns and principles, a good understanding of micro-service architecture.</text:p>
            <text:p>Very good understanding of micro-service architecture</text:p>
            <text:p>Very good problem-solving Capability, Client communication.</text:p>
            <text:p>Willing to work in client's on-site premises when required.</text:p>
            <text:p/>
          </table:table-cell>
          <table:table-cell office:value-type="string" calcext:value-type="string">
            <text:p/>
            <text:p>Â Negotiable</text:p>
            <text:p>                                                                    </text:p>
          </table:table-cell>
          <table:table-cell office:value-type="string" calcext:value-type="string">
            <text:p/>
            <text:p>Salary Review: YearlyFestival Bonus: 2(Yearly)</text:p>
            <text:p>Other benefits according to company rules and regulations</text:p>
            <text:p/>
          </table:table-cell>
          <table:table-cell office:value-type="string" calcext:value-type="string">
            <text:p/>
            <text:p>Â Oct 23, 2019</text:p>
            <text:p>                                                                        </text:p>
          </table:table-cell>
          <table:table-cell office:value-type="string" calcext:value-type="string">
            <text:p/>
            <text:p>Â Nov 8, 2019</text:p>
            <text:p>                                                                        </text:p>
          </table:table-cell>
          <table:table-cell table:number-columns-repeated="1008"/>
        </table:table-row>
        <table:table-row table:style-name="ro22">
          <table:table-cell office:value-type="string" calcext:value-type="string">
            <text:p>Senior Support Engineer</text:p>
          </table:table-cell>
          <table:table-cell office:value-type="string" calcext:value-type="string">
            <text:p>ICC Communication. </text:p>
          </table:table-cell>
          <table:table-cell office:value-type="string" calcext:value-type="string">
            <text:p/>
            <text:p>                                                                Not specific</text:p>
            <text:p>                                                                </text:p>
          </table:table-cell>
          <table:table-cell office:value-type="string" calcext:value-type="string">
            <text:p/>
            <text:p>Perform the installation, configuration, administration and maintenance and upgrade of networks (including servers, routers, firewalls, remote access systems, and network management systems) and computer systems - VPNs, NAT &amp; Routing.</text:p>
            <text:p>Solution design for LAN/MAN/WAN, Wireless and cloud-based networks.</text:p>
            <text:p>Provide technical support and troubleshoot problems with various clients and users with regards to LAN/MAN/WAN, Wireless and cloud-based networks.</text:p>
            <text:p>Good knowledge of cloud-based applications and systems.</text:p>
            <text:p>Monitor network connectivity to ensure high-quality data transmission.</text:p>
            <text:p>NextGen Technical Administration and Troubleshooting.</text:p>
            <text:p>Operates under moderate to little supervision.</text:p>
            <text:p>Ability to complete a project under his supervision.</text:p>
            <text:p/>
          </table:table-cell>
          <table:table-cell office:value-type="string" calcext:value-type="string">
            <text:p/>
            <text:p>                                                            Protecting data, software, and hardware by coordinating, planning and implementing network security measures. Troubleshooting, diagnosing and resolving hardware, software, and other network and system problems. Replacing faulty network hardware components when required.</text:p>
            <text:p>                                                        </text:p>
          </table:table-cell>
          <table:table-cell office:value-type="string" calcext:value-type="string">
            <text:p/>
            <text:p>                                                                Full-time</text:p>
            <text:p>                                                            </text:p>
          </table:table-cell>
          <table:table-cell office:value-type="string" calcext:value-type="string">
            <text:p/>
            <text:p>Â 4 to 5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Science (BSc) in CSE, Master of Science (MSc) in CSE/NetworkingBachelor of Science (BSc) in CSE/ETE</text:p>
            <text:p> Preferred Professional Certification: CCNA/CCNP/MTCNA Certified and Other Networking Certification, MS Server Certification Get Higher Preference.</text:p>
            <text:p> Skills Required: Switching &amp; Routing.</text:p>
            <text:p>Skills Required:  CCNP,  HTML5, ccna, Database Administration, MTCNA, Network Engineering</text:p>
            <text:p/>
          </table:table-cell>
          <table:table-cell office:value-type="string" calcext:value-type="string">
            <text:p/>
            <text:p>Age 25 to 35 years </text:p>
            <text:p>Only males are allowed to apply</text:p>
            <text:p>4+ years of technical experience as a system engineer in ISP to run ISP network operation, security systems (such as firewall, proxy, network IPS, VPN) monitoring and maintenance.</text:p>
            <text:p>Strong working knowledge of IP protocol suite, cloud-based technologies, anti-virus agents, scanning agents, firewalls, networking, routers, switches.</text:p>
            <text:p>Practical knowledge of commonly used operating systems including Windows, Linux.</text:p>
            <text:p>Troubleshooting know-how of network and security systems with minimal guidance is required.</text:p>
            <text:p>Excellent oral and written communication and documentation skills are essential.</text:p>
            <text:p>Ability to work outside of normal business hours (on occasion) such as nights, weekends, and holidays.</text:p>
            <text:p/>
          </table:table-cell>
          <table:table-cell office:value-type="string" calcext:value-type="string">
            <text:p/>
            <text:p>Â Negotiable</text:p>
            <text:p>                                                                    </text:p>
          </table:table-cell>
          <table:table-cell office:value-type="string" calcext:value-type="string">
            <text:p/>
            <text:p>Tour allowance, Medical allowanceSalary Review: YearlyFestival Bonus: 2</text:p>
            <text:p/>
          </table:table-cell>
          <table:table-cell office:value-type="string" calcext:value-type="string">
            <text:p/>
            <text:p>Â Oct 23, 2019</text:p>
            <text:p>                                                                        </text:p>
          </table:table-cell>
          <table:table-cell office:value-type="string" calcext:value-type="string">
            <text:p/>
            <text:p>Â Nov 7, 2019</text:p>
            <text:p>                                                                        </text:p>
          </table:table-cell>
          <table:table-cell table:number-columns-repeated="1008"/>
        </table:table-row>
        <table:table-row table:style-name="ro16">
          <table:table-cell office:value-type="string" calcext:value-type="string">
            <text:p>Executive Business Development (Digital Marketing)</text:p>
          </table:table-cell>
          <table:table-cell office:value-type="string" calcext:value-type="string">
            <text:p>Keep In Touch Ltd. </text:p>
          </table:table-cell>
          <table:table-cell office:value-type="string" calcext:value-type="string">
            <text:p/>
            <text:p>                                                                2</text:p>
            <text:p>                                                                </text:p>
          </table:table-cell>
          <table:table-cell office:value-type="string" calcext:value-type="string">
            <text:p/>
            <text:p>We need Executive who has practical experience in content writing, social media marketing, Email marketing, affiliate marketing, digital marketing.</text:p>
            <text:p>Candidate must be able to take responsibilities  for the Digital Marketing related activities.</text:p>
            <text:p>Develop online marketing strategies.</text:p>
            <text:p>To develop sales &amp; marketing strategy, collect market information and to ensure the competitiveness of the product worldwide.</text:p>
            <text:p>Analysis and Write content for SEO and social networking accounts such as Facebook, Twitter, YouTube, LinkedIn, etc. Create and edit posts, videos, and other content.</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Only females are allowed to apply</text:p>
            <text:p>                                                                    </text:p>
          </table:table-cell>
          <table:table-cell office:value-type="string" calcext:value-type="string">
            <text:p/>
            <text:p>Â Age 22 to 30 years</text:p>
            <text:p>                                                                    </text:p>
          </table:table-cell>
          <table:table-cell office:value-type="string" calcext:value-type="string">
            <text:p/>
            <text:p>Â Dhaka (Gulshan)</text:p>
            <text:p>                                                                    </text:p>
          </table:table-cell>
          <table:table-cell office:value-type="string" calcext:value-type="string">
            <text:p/>
            <text:p>BBA from Any Reputed Public or Private University.</text:p>
            <text:p/>
          </table:table-cell>
          <table:table-cell office:value-type="string" calcext:value-type="string">
            <text:p/>
            <text:p>Age 22 to 30 years </text:p>
            <text:p>Only females are allowed to apply</text:p>
            <text:p>Skills Required: Customer Support/Client Service, Digital Marketing, IT &amp; Software Marketing, Offline and Online Branding, Social Media Marketing, Tele Marketing.</text:p>
            <text:p>Excellent MS Office Suite skills (e.g. MS Word, PowerPoint, Excel, Outlook)</text:p>
            <text:p>Good communication, approach &amp; presentation skills.</text:p>
            <text:p>Adequate proficiency in both writing &amp; speaking ability in English.</text:p>
            <text:p/>
          </table:table-cell>
          <table:table-cell office:value-type="string" calcext:value-type="string">
            <text:p/>
            <text:p>Â Negotiable</text:p>
            <text:p>                                                                    </text:p>
          </table:table-cell>
          <table:table-cell office:value-type="string" calcext:value-type="string">
            <text:p/>
            <text:p>Mobile bill, Tour allowanceSalary Review: YearlyFestival Bonus: 2Life/Health insurance coverage according to company policy.</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81">
          <table:table-cell office:value-type="string" calcext:value-type="string">
            <text:p>IT Executive</text:p>
          </table:table-cell>
          <table:table-cell office:value-type="string" calcext:value-type="string">
            <text:p>BJIT Ltd. </text:p>
          </table:table-cell>
          <table:table-cell office:value-type="string" calcext:value-type="string">
            <text:p/>
            <text:p>                                                                02</text:p>
            <text:p>                                                                </text:p>
          </table:table-cell>
          <table:table-cell office:value-type="string" calcext:value-type="string">
            <text:p/>
            <text:p>Provide IT supports for desktop, laptop &amp; also require troubleshoot all IT Equipment &amp; Solving Problems (Printer, Switch, Router, Desktop PC, Laptop &amp; system in used).</text:p>
            <text:p>Understanding of Computer power and UPS, Suitable system of power, online and offline UPS</text:p>
            <text:p>Inter-networking concepts and able to manage a sister concern office network.</text:p>
            <text:p>CCTV System (IP Camera), Attendance machine configure &amp; maintenance.</text:p>
            <text:p>Company user's mail configure in Microsoft outlook, Windows Live mail.</text:p>
            <text:p>Identifying and monitoring recurring requirements for all computer/laptop users and formulating and implementing desired solutions for them accordingly.</text:p>
            <text:p>Overseeing all technical support and troubleshooting activities related to Network printers, LaserJet printers, photocopy machines, scanners, CCTV cameras, Access Control Devices, Multimedia Projectors, etc.</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5 year(s)</text:p>
            <text:p>                                                                    </text:p>
          </table:table-cell>
          <table:table-cell office:value-type="string" calcext:value-type="string">
            <text:p/>
            <text:p>Â Both males and females are allowed to apply</text:p>
            <text:p>                                                                    </text:p>
          </table:table-cell>
          <table:table-cell office:value-type="string" calcext:value-type="string">
            <text:p/>
            <text:p>Â Age at least 28 years</text:p>
            <text:p>                                                                    </text:p>
          </table:table-cell>
          <table:table-cell office:value-type="string" calcext:value-type="string">
            <text:p/>
            <text:p>Â Dhaka</text:p>
            <text:p>                                                                    </text:p>
          </table:table-cell>
          <table:table-cell office:value-type="string" calcext:value-type="string">
            <text:p/>
            <text:p>Diploma in CSE/EEE or same </text:p>
            <text:p>Education qualification can be relaxed on experience one</text:p>
            <text:p/>
          </table:table-cell>
          <table:table-cell office:value-type="string" calcext:value-type="string">
            <text:p/>
            <text:p>Age at least 28 years </text:p>
            <text:p>Both males and females are allowed to apply</text:p>
            <text:p>Must have Computer Hardware repairing knowledge, UPS and Electric work experience</text:p>
            <text:p>Must have can do attitude</text:p>
            <text:p/>
          </table:table-cell>
          <table:table-cell office:value-type="string" calcext:value-type="string">
            <text:p/>
            <text:p>Â Negotiable</text:p>
            <text:p>                                                                    </text:p>
          </table:table-cell>
          <table:table-cell office:value-type="string" calcext:value-type="string">
            <text:p/>
            <text:p>Performance bonus, Provident fund, Weekly 2 holidays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31">
          <table:table-cell office:value-type="string" calcext:value-type="string">
            <text:p>Software Engineer</text:p>
          </table:table-cell>
          <table:table-cell office:value-type="string" calcext:value-type="string">
            <text:p>Next IT LTD </text:p>
          </table:table-cell>
          <table:table-cell office:value-type="string" calcext:value-type="string">
            <text:p/>
            <text:p>                                                                Not specific</text:p>
            <text:p>                                                                </text:p>
          </table:table-cell>
          <table:table-cell office:value-type="string" calcext:value-type="string">
            <text:p/>
            <text:p>Develop web applications with AngularJS,Angular, Web API [C#], MSSQL/ORACLE/ MySQL.</text:p>
            <text:p>Must have at least 2 years professional experience in Web Application using java script/Asp.Net MVC/AngularJS/Angular [nice to have]</text:p>
            <text:p>Excellent analytical, problem solving and decision making skills.</text:p>
            <text:p>Know standard coding convention.</text:p>
            <text:p>Must have strong knowledge in object oriented programming</text:p>
            <text:p>General understanding of HTML5, CSS3</text:p>
            <text:p>Good understanding of design Standards,design pattern and coding guidelines.</text:p>
            <text:p>Adheres to strict delivery schedules</text:p>
            <text:p>Good knowledge in writing SQL queries</text:p>
            <text:p>Hands-on experience with Microsoft rdlc/ Crystal Reports.</text:p>
            <text:p/>
          </table:table-cell>
          <table:table-cell office:value-type="string" calcext:value-type="string">
            <text:p/>
            <text:p>                                                            We are seeking some talented and highly motivated software engineers to join our elite engineering team.We invite you to discover for yourself why a career with Next IT is the opportunity you have been looking for.</text:p>
            <text:p>                                                        </text:p>
          </table:table-cell>
          <table:table-cell office:value-type="string" calcext:value-type="string">
            <text:p/>
            <text:p>                                                                Full-time</text:p>
            <text:p>                                                            </text:p>
          </table:table-cell>
          <table:table-cell office:value-type="string" calcext:value-type="string">
            <text:p/>
            <text:p>Â 3 to 7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of Science (BSc) in Computer Science</text:p>
            <text:p>Skills Required: Angular, AngularJS, MS SQL Server </text:p>
            <text:p/>
          </table:table-cell>
          <table:table-cell office:value-type="string" calcext:value-type="string">
            <text:p/>
            <text:p>Both males and females are allowed to apply</text:p>
            <text:p>Strong portfolio to be presented and defended during interview.</text:p>
            <text:p>Team spirit; strong communication skills to collaborate with various stakeholders</text:p>
            <text:p>Good time-management skills</text:p>
            <text:p>Hard working</text:p>
            <text:p>Good Attitude</text:p>
            <text:p>Physically fit</text:p>
            <text:p/>
          </table:table-cell>
          <table:table-cell office:value-type="string" calcext:value-type="string">
            <text:p/>
            <text:p>Â Negotiable</text:p>
            <text:p>                                                                    </text:p>
          </table:table-cell>
          <table:table-cell office:value-type="string" calcext:value-type="string">
            <text:p/>
            <text:p>Performance bonus, Weekly 2 holidaysLunch Facilities: Partially SubsidizeSalary Review: YearlyFestival Bonus: 2</text:p>
            <text:p/>
          </table:table-cell>
          <table:table-cell office:value-type="string" calcext:value-type="string">
            <text:p/>
            <text:p>Â Oct 24, 2019</text:p>
            <text:p>                                                                        </text:p>
          </table:table-cell>
          <table:table-cell office:value-type="string" calcext:value-type="string">
            <text:p/>
            <text:p>Â Nov 21, 2019</text:p>
            <text:p>                                                                        </text:p>
          </table:table-cell>
          <table:table-cell table:number-columns-repeated="1008"/>
        </table:table-row>
        <table:table-row table:style-name="ro25">
          <table:table-cell office:value-type="string" calcext:value-type="string">
            <text:p>Senior IT Manager</text:p>
          </table:table-cell>
          <table:table-cell office:value-type="string" calcext:value-type="string">
            <text:p>BRAC Saajan Exchange Limited (BSEL) </text:p>
          </table:table-cell>
          <table:table-cell office:value-type="string" calcext:value-type="string">
            <text:p/>
            <text:p>                                                                1</text:p>
            <text:p>                                                                </text:p>
          </table:table-cell>
          <table:table-cell office:value-type="string" calcext:value-type="string">
            <text:p/>
            <text:p>Lead an IT team to develop and maintain remittance applications.</text:p>
            <text:p>Ensure information security of the IT applications, connectivity and infrastructure</text:p>
            <text:p>Hands on knowledge on database, system administration and complex SQL procedures/queries/user defined functions/views/stored procedures.</text:p>
            <text:p>Develop and maintain strong working relationships with internal and external stakeholders at all levels to understand their business requirements and work to deliver/promote technical solutions as appropriate.</text:p>
            <text:p>Develop and drive a high-level application development &amp; management strategy that ensures high quality support at a fast pace, as well as take a hands-on approach to implementing that strategy.</text:p>
            <text:p>Develop and maintain system documentation and procedures that includes: Application Support Procedures, System and Technical Configuration Documentation and User Training for system</text:p>
            <text:p>Ensure smooth Operation and support - Service Request, Technical support, incident and problem management.</text:p>
            <text:p>Interaction with Exchange house, Remittance house for integration and issue resolution.</text:p>
            <text:p>Implement new features and maintenance a remittance software</text:p>
            <text:p>API Integration with many local and foreign banking system</text:p>
            <text:p>Requirement analysis, project management, project delivery</text:p>
            <text:p>Liaise with local and foreign business partners and vendors.</text:p>
            <text:p>Act as a central reference and information source, providing guidance and assistance in the remittance project decision making process.</text:p>
            <text:p>Review Business Requirements, Functional Specifications and Test Cases to understand the functional and technical requirements.</text:p>
            <text:p>Analyze software for technical and function Problem and bug fix</text:p>
            <text:p>Responsible for software support, defect analysis and fixation, implementation, training to user, support on live projects.</text:p>
            <text:p/>
          </table:table-cell>
          <table:table-cell office:value-type="string" calcext:value-type="string">
            <text:p/>
            <text:p>                                                            To support the continuous business growth of BRAC Saajan Exchange Ltd (BSEL), We are looking for creative, agile, curious, and independent thinkers who can work within many different stacks.</text:p>
            <text:p>                                                        </text:p>
          </table:table-cell>
          <table:table-cell office:value-type="string" calcext:value-type="string">
            <text:p/>
            <text:p>                                                                Full-time</text:p>
            <text:p>                                                            </text:p>
          </table:table-cell>
          <table:table-cell office:value-type="string" calcext:value-type="string">
            <text:p/>
            <text:p>Â 12 to 13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 (Gulshan)</text:p>
            <text:p>                                                                    </text:p>
          </table:table-cell>
          <table:table-cell office:value-type="string" calcext:value-type="string">
            <text:p/>
            <text:p>Bachelor of Science (BSc) in CSE, CS, SWE etc., Master of Science (MSc) in CSE, CS, SWE, MIS etc</text:p>
            <text:p>Skills Required: Able to work under pressure, API Integration, ASP.NET, Decision making, Problem solving capacity, SQL Server, Windows Server</text:p>
            <text:p/>
          </table:table-cell>
          <table:table-cell office:value-type="string" calcext:value-type="string">
            <text:p/>
            <text:p>Both males and females are allowed to apply</text:p>
            <text:p>Experience in Financial industry handling remittance system is most preferable.</text:p>
            <text:p>Strong leadership and team management capability</text:p>
            <text:p>Sound hands-on experience in .Net domain with SQL server.</text:p>
            <text:p>Development experience in financial domain (Remittance, Payment, Collection, Settlement) is preferable.</text:p>
            <text:p>Effective Documentation skills, document clear understanding of the tasks/job at hand</text:p>
            <text:p>Solid hands on experience in developed and maintain application.</text:p>
            <text:p>Experience with tools like TFS, JIRA, GIT, SVN.</text:p>
            <text:p>Sound knowledge in software development life-cycle and methodology.</text:p>
            <text:p>Able to work under pressure, problem solving &amp; team playing attitude.</text:p>
            <text:p>Honest and carries high personal integrity.</text:p>
            <text:p/>
          </table:table-cell>
          <table:table-cell office:value-type="string" calcext:value-type="string">
            <text:p/>
            <text:p>Â Negotiable</text:p>
            <text:p>                                                                    </text:p>
          </table:table-cell>
          <table:table-cell office:value-type="string" calcext:value-type="string">
            <text:p/>
            <text:p>Weekly 2 holidaysSalary Review: YearlyFestival Bonus: 2Drop service</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37">
          <table:table-cell office:value-type="string" calcext:value-type="string">
            <text:p>Sales Executive</text:p>
          </table:table-cell>
          <table:table-cell office:value-type="string" calcext:value-type="string">
            <text:p>Icon Infotech Limited </text:p>
          </table:table-cell>
          <table:table-cell office:value-type="string" calcext:value-type="string">
            <text:p/>
            <text:p>                                                                04</text:p>
            <text:p>                                                                </text:p>
          </table:table-cell>
          <table:table-cell office:value-type="string" calcext:value-type="string">
            <text:p/>
            <text:p>Ensure internet/data sales achievement as per given target.</text:p>
            <text:p>Smooth communication with clients, parties, customers to maintain good relationship.</text:p>
            <text:p>Develop and Maintain communication with potential clients and increase business volume with them</text:p>
            <text:p>Market visit, client hunt, creating market opportunity and good reputation.</text:p>
            <text:p>Performs other duties and responsibilities accordingly as assigned.</text:p>
            <text:p>ISP related Field experience would be preferred </text:p>
            <text:p>Tender Related Experience would be considered as an added qualit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degree in any discipline</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T/A, Mobile bill, Tour allowance, Over time allowance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28">
          <table:table-cell office:value-type="string" calcext:value-type="string">
            <text:p>Customer Support Engineer</text:p>
          </table:table-cell>
          <table:table-cell office:value-type="string" calcext:value-type="string">
            <text:p>Icon Infotech Limited </text:p>
          </table:table-cell>
          <table:table-cell office:value-type="string" calcext:value-type="string">
            <text:p/>
            <text:p>                                                                03</text:p>
            <text:p>                                                                </text:p>
          </table:table-cell>
          <table:table-cell office:value-type="string" calcext:value-type="string">
            <text:p/>
            <text:p>ISP related Field experience would be preferred. </text:p>
            <text:p>Provide help-desk and on-site technical support.</text:p>
            <text:p>Configure &amp; Maintain DNS, Proxy, DHCP, Web, FTP Server and Mail Servers using Linux. Configure Firewall.</text:p>
            <text:p>Able to configure and maintain CISCO, MikroTik router, Layer2 and Layer3 Device.</text:p>
            <text:p>Have sound knowledge and experience of complete operations in the following areas: </text:p>
            <text:p>Configuration and troubleshooting corporate network, Cisco and MikroTik Routers and Switch configuration with VLAN, OSPF, BGP, VPN, VTP, NAT, Load Balancing Configuration and tunneling technologies (IPSec, GRE, EoIP, PPTP, L2TP), WLAN solution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of Computer Application (BCA), Diploma in Computer</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T/A, Mobile bill, Tour allowance, Over time allowance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23">
          <table:table-cell office:value-type="string" calcext:value-type="string">
            <text:p>UX/UI Designer</text:p>
          </table:table-cell>
          <table:table-cell office:value-type="string" calcext:value-type="string">
            <text:p>SureCash </text:p>
          </table:table-cell>
          <table:table-cell office:value-type="string" calcext:value-type="string">
            <text:p/>
            <text:p>                                                                1</text:p>
            <text:p>                                                                </text:p>
          </table:table-cell>
          <table:table-cell office:value-type="string" calcext:value-type="string">
            <text:p/>
            <text:p>Portfolio of your experience in UI/UX-focused works for pixel-perfect web and mobile applications.</text:p>
            <text:p>Create wireframes, prototypes, and high- fidelity designs for mobile and web interfaces.</text:p>
            <text:p>Responsive design.</text:p>
            <text:p>Proficiency with design tools &amp; technologies (Sketch, Figma, inVision, Framer, Zeplin, Indesign, Illustrator, Adobe Photoshop, After Effects, etc.).</text:p>
            <text:p>Experience working with applications for creating block diagram models of pages and prototyping (Balsamiq, Axure).</text:p>
            <text:p>Strong experience with creating user stories, user personas, user research and storyboarding;</text:p>
            <text:p>The ability and willingness to work both independently and collaboratively</text:p>
            <text:p>Create wireframes, prototypes, and high- fidelity designs for web and mobile interfaces.</text:p>
            <text:p>Work collaboratively with product managers and developers in an iterative design process to define user issues and solutions.</text:p>
            <text:p>Develop high level and detailed user stories, mockups, and prototypes to effectively communicate design ideas;</text:p>
            <text:p>Design, conduct, and document usability test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degree in any discipline</text:p>
            <text:p/>
          </table:table-cell>
          <table:table-cell office:value-type="string" calcext:value-type="string">
            <text:p/>
            <text:p>Both males and females are allowed to apply</text:p>
            <text:p>Usability testing experience/knowledge;</text:p>
            <text:p>Basic front-end coding (HTML/CSS)</text:p>
            <text:p>Previous experience in payments/fin tech</text:p>
            <text:p/>
          </table:table-cell>
          <table:table-cell office:value-type="string" calcext:value-type="string">
            <text:p/>
            <text:p>Â Negotiable</text:p>
            <text:p>                                                                    </text:p>
          </table:table-cell>
          <table:table-cell office:value-type="string" calcext:value-type="string">
            <text:p/>
            <text:p>Mobile bill, Weekly 2 holidaysLunch Facilities: Full SubsidizeSalary Review: YearlyFestival Bonus: 2As per company policy &amp; procedures</text:p>
            <text:p/>
          </table:table-cell>
          <table:table-cell office:value-type="string" calcext:value-type="string">
            <text:p/>
            <text:p>Â Oct 23, 2019</text:p>
            <text:p>                                                                        </text:p>
          </table:table-cell>
          <table:table-cell office:value-type="string" calcext:value-type="string">
            <text:p/>
            <text:p>Â Nov 10, 2019</text:p>
            <text:p>                                                                        </text:p>
          </table:table-cell>
          <table:table-cell table:number-columns-repeated="1008"/>
        </table:table-row>
        <table:table-row table:style-name="ro30">
          <table:table-cell office:value-type="string" calcext:value-type="string">
            <text:p>IT Support</text:p>
          </table:table-cell>
          <table:table-cell office:value-type="string" calcext:value-type="string">
            <text:p>The Westin Dhaka </text:p>
          </table:table-cell>
          <table:table-cell office:value-type="string" calcext:value-type="string">
            <text:p/>
            <text:p>                                                                3</text:p>
            <text:p>                                                                </text:p>
          </table:table-cell>
          <table:table-cell office:value-type="string" calcext:value-type="string">
            <text:p/>
            <text:p>Address guests' service needs. Exchange information with other employees using electronic devices.</text:p>
            <text:p>Develop and maintain positive working relationships with others.</text:p>
            <text:p>Communicate with other IS personnel to troubleshoot and resolve technical problems or issues related to computer software and systems, internet access, hardware and peripheral equipment.</text:p>
            <text:p>Refer major problems or defective products to vendors/technicians.</text:p>
            <text:p>Respond to program error messages by finding and correcting problems or terminating the program.</text:p>
            <text:p>Enter commands and activate controls on computer and peripheral equipment.</text:p>
            <text:p>Inspect, test, and diagnose computer equipment and systems.</text:p>
            <text:p>Maintain inventory of all technology devices.</text:p>
            <text:p>Maintain computer networks, support server system(s), and supporting software.</text:p>
            <text:p>Provide network communications support.</text:p>
            <text:p>Maintain and upgrade hardware, software and website technical architecture related to hardware and telecommunication connectivity.</text:p>
            <text:p>Perform system backups. Provide end-user support.</text:p>
            <text:p>Manage user accounts, including set up, removal, and resetting passwords in order to ensure confidentiality and proper use.</text:p>
            <text:p>Modify workstations, including set up of cables, desktop computers, laptops, docking stations, and printers.</text:p>
            <text:p>Secure all backup tapes and computer/telephone rooms.</text:p>
            <text:p>Perform other reasonable job duties as requested by Supervisors.</text:p>
            <text:p>Supports the implementation of all components of Marriot's property based technology activity for the hotel.</text:p>
            <text:p>Provides the appropriate communications tools to evaluate the effectiveness of implemented Information Technology and associated support services.</text:p>
            <text:p>Become a problem-solving and escalation point for hotel Managers in regards to technology and business issues.</text:p>
            <text:p>Ensure documentation is kept and updated for all in-hotel configurations, LANs and support services.</text:p>
            <text:p>Promotes expectations and requirements to hotel Information Technology users on effective technology usages based on Marriot s published Standards.</text:p>
            <text:p>Manage all hardware and environment installations to Marriot standards including cabling, power and environment.</text:p>
            <text:p>Assist with the introduction of new technology into operations.</text:p>
            <text:p>Work with vendors to resolve support issue and maintain optimum service level.</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table:table-cell office:value-type="string" calcext:value-type="string">
            <text:p/>
            <text:p>Â Age at least 25 years</text:p>
            <text:p>                                                                    </text:p>
          </table:table-cell>
          <table:table-cell office:value-type="string" calcext:value-type="string">
            <text:p/>
            <text:p>Â Dhaka</text:p>
            <text:p>                                                                    </text:p>
          </table:table-cell>
          <table:table-cell office:value-type="string" calcext:value-type="string">
            <text:p/>
            <text:p>Bachelor of Science (BSc) in Information Technology</text:p>
            <text:p/>
          </table:table-cell>
          <table:table-cell office:value-type="string" calcext:value-type="string">
            <text:p/>
            <text:p>Age at least 25 years </text:p>
            <text:p/>
          </table:table-cell>
          <table:table-cell office:value-type="string" calcext:value-type="string">
            <text:p/>
            <text:p>Â Negotiable</text:p>
            <text:p>                                                                    </text:p>
          </table:table-cell>
          <table:table-cell office:value-type="string" calcext:value-type="string">
            <text:p/>
            <text:p>Medical allowance, Insurance, GratuityLunch Facilities: Full Subsidize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16">
          <table:table-cell office:value-type="string" calcext:value-type="string">
            <text:p>Digital Marketing Expert</text:p>
          </table:table-cell>
          <table:table-cell office:value-type="string" calcext:value-type="string">
            <text:p>CD Vision </text:p>
          </table:table-cell>
          <table:table-cell office:value-type="string" calcext:value-type="string">
            <text:p/>
            <text:p>                                                                03</text:p>
            <text:p>                                                                </text:p>
          </table:table-cell>
          <table:table-cell office:value-type="string" calcext:value-type="string">
            <text:p/>
            <text:p>Execute all digital marketing, including Facebook Boosting, SEM/PPC, Social Media and Web Advert such as Google Add, E-mail Marketing , good Graphics Design Knowledge, Photoshop &amp; Illustrator, create necessary marketing database </text:p>
            <text:p>Facebook pixel, Facebook live manage, SMS campaign, YouTube marketing &amp; channel manage. </text:p>
            <text:p>Develop Social Media Marketing Strategies. </text:p>
            <text:p>Creation, development, and editing of original content for activities related to online marketing. </text:p>
            <text:p>Ability to create cover photo, banner design, photo manipulation, motion graphic, animation, video editing, sound editing for video clip, info-graphic design etc. </text:p>
            <text:p>Maintain current online contents and promotional materials. Update and restructure contents as required. </text:p>
            <text:p>Develop material for web pages. </text:p>
            <text:p>Tracking and reporting on online performance. Daily, weekly and Monthly reporting on online performance, acting upon findings and implementing change. </text:p>
            <text:p>Measure and report performance of all digital marketing campaigns, and assess against goals (ROI and KPIs). </text:p>
            <text:p>Undertake administrative duties as required to ensure that the online advertising and marketing operation runs smoothly and efficiently. </text:p>
            <text:p>Implementing company's social media accounts focusing on information that are relevant to our client's business objectives (e.g. LinkedIn, Twitter, Facebook, Google+, YouTube, Pinterest, Flickr etc.) </text:p>
            <text:p>Understand customer needs and reports Supervisor to address them. </text:p>
            <text:p>Other Marketing related tasks assigned by the management </text:p>
            <text:p>Those who are not capable of this sector please do not apply !</text:p>
            <text:p/>
          </table:table-cell>
          <table:table-cell office:value-type="string" calcext:value-type="string">
            <text:p/>
            <text:p>We are looking for an experienced in IT knowledge especially digital platforms for email marketing, social media, search engine optimization (SEO) and digital customer service management. </text:p>
            <text:p>If you have no experience, please don`t apply. </text:p>
            <text:p>Office Hour: 10:00 am to 7.00pm</text:p>
            <text:p/>
          </table:table-cell>
          <table:table-cell office:value-type="string" calcext:value-type="string">
            <text:p/>
            <text:p>                                                                Full-time</text:p>
            <text:p>                                                            </text:p>
          </table:table-cell>
          <table:table-cell office:value-type="string" calcext:value-type="string">
            <text:p/>
            <text:p>Â 2 to 3 year(s)</text:p>
            <text:p>                                                                    </text:p>
          </table:table-cell>
          <table:table-cell/>
          <table:table-cell office:value-type="string" calcext:value-type="string">
            <text:p/>
            <text:p>Â Age 22 to 32 years</text:p>
            <text:p>                                                                    </text:p>
          </table:table-cell>
          <table:table-cell office:value-type="string" calcext:value-type="string">
            <text:p/>
            <text:p>Â Dhaka</text:p>
            <text:p>                                                                    </text:p>
          </table:table-cell>
          <table:table-cell office:value-type="string" calcext:value-type="string">
            <text:p/>
            <text:p>Diploma in Computer Science/ Graduate in any subject. </text:p>
            <text:p/>
          </table:table-cell>
          <table:table-cell office:value-type="string" calcext:value-type="string">
            <text:p/>
            <text:p>Age 22 to 32 years </text:p>
            <text:p>Skills Required: Adobe Photoshop/ Illustrator, Social Media Management ,(Blog, tweeter, YouTube, Google adwords</text:p>
            <text:p>The applicants should have experience in the following area(s): SEO and Digital Marketer</text:p>
            <text:p>Punctual, well mannered, Dedicated to work.</text:p>
            <text:p/>
          </table:table-cell>
          <table:table-cell office:value-type="string" calcext:value-type="string">
            <text:p/>
            <text:p>Â Negotiable</text:p>
            <text:p>                                                                    </text:p>
          </table:table-cell>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82">
          <table:table-cell office:value-type="string" calcext:value-type="string">
            <text:p>Senior iOS Developer</text:p>
          </table:table-cell>
          <table:table-cell office:value-type="string" calcext:value-type="string">
            <text:p>Appnap Technologies Ltd. </text:p>
          </table:table-cell>
          <table:table-cell office:value-type="string" calcext:value-type="string">
            <text:p/>
            <text:p>                                                                Not specific</text:p>
            <text:p>                                                                </text:p>
          </table:table-cell>
          <table:table-cell office:value-type="string" calcext:value-type="string">
            <text:p/>
            <text:p>Plan, design and implement applications for iOS.</text:p>
            <text:p>Monitor the performance, quality, and responsiveness of company's applications.</text:p>
            <text:p>Work with the rest of the team to define, design, and develop new features.</text:p>
            <text:p>Identify process bottlenecks.</text:p>
            <text:p>Find and fix bugs in a timely manner.</text:p>
            <text:p>Suggest improvement for the current processes.</text:p>
            <text:p/>
          </table:table-cell>
          <table:table-cell office:value-type="string" calcext:value-type="string">
            <text:p/>
            <text:p>                                                            Appnap Technologies Ltd. is a software company. We don`t work for clients, but only develop our own apps, mostly for Apple users. Our audience is wildly international. We`re a global reality. You`ll be working on products used by hundreds of thousands of people all around the world. The quality of your work will make a decisive difference both to the users and to Appnap. You`ll get the chance to learn (and teach too!) some of the brightest and most skilled people you`ll ever meet. Your talent is going to blossom here.</text:p>
            <text:p>                                                        </text:p>
          </table:table-cell>
          <table:table-cell office:value-type="string" calcext:value-type="string">
            <text:p/>
            <text:p>                                                                Full-time</text:p>
            <text:p>                                                            </text:p>
          </table:table-cell>
          <table:table-cell office:value-type="string" calcext:value-type="string">
            <text:p/>
            <text:p>Â 4 to 8 year(s)</text:p>
            <text:p>                                                                    </text:p>
          </table:table-cell>
          <table:table-cell/>
          <table:table-cell office:value-type="string" calcext:value-type="string">
            <text:p/>
            <text:p>Â Age 22 to 40 years</text:p>
            <text:p>                                                                    </text:p>
          </table:table-cell>
          <table:table-cell office:value-type="string" calcext:value-type="string">
            <text:p/>
            <text:p>Â Dhaka</text:p>
            <text:p>                                                                    </text:p>
          </table:table-cell>
          <table:table-cell office:value-type="string" calcext:value-type="string">
            <text:p/>
            <text:p>Diploma in Computer in CSE, Bachelor of Science (BSc) in Computer Science &amp; Engineering, Master of Science (MSc) in Computer Science &amp; EngineeringCandidates with foreign degrees are also encouraged to apply.</text:p>
            <text:p>North South University students will also get preference</text:p>
            <text:p>Any other reputed public or private university approved by UGC of Bangladesh</text:p>
            <text:p>Bangladesh University of Engineering and Technology,Chittagong University of Engineering and Technology,Rajshahi University of Engineering and Technology,Ahsanullah University of Science and Technology,BRAC University students will get preference</text:p>
            <text:p>Skills Required: AudioToolbox, AVFoundation, Cocoapods, Core Graphics framework, Git Version Control System, Swift</text:p>
            <text:p/>
          </table:table-cell>
          <table:table-cell office:value-type="string" calcext:value-type="string">
            <text:p/>
            <text:p>Age 22 to 40 years </text:p>
            <text:p>Proficiency in Swift.</text:p>
            <text:p>Professional experience of minimum 4 years developing iOS applications.</text:p>
            <text:p>Strong knowledge in native iOS mobile software development.</text:p>
            <text:p>Experience of AVFoundation, AudioToolbox, the Core Graphics framework.</text:p>
            <text:p>Mobile app-oriented design patterns (MVVM, Reactive).</text:p>
            <text:p>Experience with continuous integration techniques and tools (Fastlane, Bamboo).</text:p>
            <text:p>Experience in automated testing practices and tools (XCTest, Snapshot tests).</text:p>
            <text:p>Experience in building modular code and third-party dependency management (Cocoapods)</text:p>
            <text:p>Knowledge of performance limits and characteristics.</text:p>
            <text:p>Knowledge of RESTful APIs to connect to back-end services.</text:p>
            <text:p>Understanding of UI design and a user-oriented focus.</text:p>
            <text:p>Suggest improvement for the current processes.</text:p>
            <text:p>Experience with CocoaPods.</text:p>
            <text:p>Proficient understanding of code versioning tools such as Git.</text:p>
            <text:p/>
          </table:table-cell>
          <table:table-cell office:value-type="string" calcext:value-type="string">
            <text:p/>
            <text:p>Â Tk. 70000 - 100000 (Monthly)</text:p>
            <text:p>                                                                    </text:p>
          </table:table-cell>
          <table:table-cell office:value-type="string" calcext:value-type="string">
            <text:p/>
            <text:p>Performance bonus, Weekly 2 holidaysLunch Facilities: Full SubsidizeSalary Review: YearlyFestival Bonus: 2World-class working environment.</text:p>
            <text:p>Snacks offered by office.</text:p>
            <text:p>Recreation facility (Home theatre and Play Station 4 Pro).</text:p>
            <text:p>Yearly official tour.</text:p>
            <text:p>Casual leave, Sick Leave, Annual Leave and public holidays as gazette by the government and organization's decision.</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37">
          <table:table-cell office:value-type="string" calcext:value-type="string">
            <text:p>Jr. Software Engineer (ACM Programmer)</text:p>
          </table:table-cell>
          <table:table-cell office:value-type="string" calcext:value-type="string">
            <text:p>Kite Games Studio Ltd. </text:p>
          </table:table-cell>
          <table:table-cell office:value-type="string" calcext:value-type="string">
            <text:p/>
            <text:p>                                                                04</text:p>
            <text:p>                                                                </text:p>
          </table:table-cell>
          <table:table-cell office:value-type="string" calcext:value-type="string">
            <text:p/>
            <text:p>Must be efficient at competitive programming. Good score on HackerRank, Codeforces, Codechef, Light OJ and UVA Online Judge or any other problem solving sites will be considered as a plus.</text:p>
            <text:p>Must have strong knowledge of any major programming language, like C/C++, Objective-C or Java.</text:p>
            <text:p>Understand properly development processes or development stages</text:p>
            <text:p>Understand properly SDLC and coordinate with other members of the team.</text:p>
            <text:p>Analyse the requirements and understand the deliverables</text:p>
            <text:p>Code according to software design specifications following standard coding styles and practices.</text:p>
            <text:p>Seek out new technologies and ideas to add value to project</text:p>
            <text:p>Participate in testing process through unit testing and bug fixes.</text:p>
            <text:p>Participate in daily scrum meetings</text:p>
            <text:p>Participate in sprint planning</text:p>
            <text:p>Work closely with the Architecture Team to ensure architectural integrity and product quality.</text:p>
            <text:p>Work closely with the QA team, Product Management team, and the Research and </text:p>
            <text:p>Development manager to ensure quality and punctual software development</text:p>
            <text:p>Meet deadlines and achieve intended results.</text:p>
            <text:p/>
          </table:table-cell>
          <table:table-cell office:value-type="string" calcext:value-type="string">
            <text:p/>
            <text:p>We are the leading mobile application development firm in Bangladesh. </text:p>
            <text:p>One of our apps reached top 40 Apps in iOS Appstore!</text:p>
            <text:p/>
          </table:table-cell>
          <table:table-cell office:value-type="string" calcext:value-type="string">
            <text:p/>
            <text:p>                                                                Full-time</text:p>
            <text:p>                                                            </text:p>
          </table:table-cell>
          <table:table-cell office:value-type="string" calcext:value-type="string">
            <text:p/>
            <text:p>Â At most 2 year(s)</text:p>
            <text:p>                                                                    </text:p>
          </table:table-cell>
          <table:table-cell/>
          <table:table-cell office:value-type="string" calcext:value-type="string">
            <text:p/>
            <text:p>Â Age 20 to 30 years</text:p>
            <text:p>                                                                    </text:p>
          </table:table-cell>
          <table:table-cell office:value-type="string" calcext:value-type="string">
            <text:p/>
            <text:p>Â Dhaka Division</text:p>
            <text:p>                                                                    </text:p>
          </table:table-cell>
          <table:table-cell office:value-type="string" calcext:value-type="string">
            <text:p/>
            <text:p>B.Sc in Computer Science &amp; Engineering from any renowned university.</text:p>
            <text:p/>
          </table:table-cell>
          <table:table-cell office:value-type="string" calcext:value-type="string">
            <text:p/>
            <text:p>Age 20 to 30 years </text:p>
            <text:p>Must have ACM problem solving skill. Those who have solved 1000+ ACM problems will get preference.</text:p>
            <text:p>Good score on HackerRank, Codeforces, Codechef, Light OJ and UVA Online Judge or any other problem solving sites will be considered as a plus.</text:p>
            <text:p>Must have strong knowledge of any major programming language, like C/C++, Objective-C or Java.</text:p>
            <text:p>Clear concept of Object Oriented Programming. </text:p>
            <text:p>Experience with MVC frameworks.</text:p>
            <text:p>Knowledge of algorithms and excellent problem-solving capability.</text:p>
            <text:p/>
          </table:table-cell>
          <table:table-cell office:value-type="string" calcext:value-type="string">
            <text:p/>
            <text:p>Â Negotiable</text:p>
            <text:p>                                                                    </text:p>
          </table:table-cell>
          <table:table-cell office:value-type="string" calcext:value-type="string">
            <text:p/>
            <text:p>Lunch Facilities: Full SubsidizeSalary Review: YearlyFestival Bonus: 2Weekly 5 working days</text:p>
            <text:p>Friendly environment</text:p>
            <text:p>Lunch &amp; snacks offered by office</text:p>
            <text:p>Recreation facility (TABLE TENNIS, PLAY STATIONS, GYM and a REST ROOM)</text:p>
            <text:p>Public Holidays</text:p>
            <text:p>Festival &amp; Performance bonus</text:p>
            <text:p>Yearly Official Tour</text:p>
            <text:p/>
          </table:table-cell>
          <table:table-cell office:value-type="string" calcext:value-type="string">
            <text:p/>
            <text:p>Â Oct 23, 2019</text:p>
            <text:p>                                                                        </text:p>
          </table:table-cell>
          <table:table-cell office:value-type="string" calcext:value-type="string">
            <text:p/>
            <text:p>Â Nov 21, 2019</text:p>
            <text:p>                                                                        </text:p>
          </table:table-cell>
          <table:table-cell table:number-columns-repeated="1008"/>
        </table:table-row>
        <table:table-row table:style-name="ro29">
          <table:table-cell office:value-type="string" calcext:value-type="string">
            <text:p>Executive/ Sr. Executive (.Net Developer)</text:p>
          </table:table-cell>
          <table:table-cell office:value-type="string" calcext:value-type="string">
            <text:p>Snowtex Group </text:p>
          </table:table-cell>
          <table:table-cell office:value-type="string" calcext:value-type="string">
            <text:p/>
            <text:p>                                                                Not specific</text:p>
            <text:p>                                                                </text:p>
          </table:table-cell>
          <table:table-cell office:value-type="string" calcext:value-type="string">
            <text:p/>
            <text:p>Participate in requirements analysis</text:p>
            <text:p>Collaborate with internal teams to produce software design and architecture</text:p>
            <text:p>Write clean, scalable code using .NET programming languages</text:p>
            <text:p>Test and deploy applications and systems</text:p>
            <text:p>Revise, update, refactor and debug code</text:p>
            <text:p>Improve existing software</text:p>
            <text:p>Develop documentation throughout the software development life cycle (SDLC)</text:p>
            <text:p>Serve as an expert on applications and provide technical support</text:p>
            <text:p>Passion for technology and knowledge</text:p>
            <text:p>Strong background in object oriented development techniques.</text:p>
            <text:p/>
          </table:table-cell>
          <table:table-cell office:value-type="string" calcext:value-type="string">
            <text:p/>
            <text:p>                                                            We are looking for a .Net developer to build software using languages and technologies of the .NET framework. You will create applications from scratch, configure existing systems and provide user support. In this role, you should be able to write functional code with a sharp eye for spotting defects. You should be a team player and excellent communicator. If you are also passionate about the .NET framework and software design/architecture, we`d like to meet you.Your goal will be to work with internal teams to design, develop and maintain software.</text:p>
            <text:p>                                                        </text:p>
          </table:table-cell>
          <table:table-cell office:value-type="string" calcext:value-type="string">
            <text:p/>
            <text:p>                                                                Full-time</text:p>
            <text:p>                                                            </text:p>
          </table:table-cell>
          <table:table-cell office:value-type="string" calcext:value-type="string">
            <text:p/>
            <text:p>Â 2 to 3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  Engineering</text:p>
            <text:p/>
          </table:table-cell>
          <table:table-cell office:value-type="string" calcext:value-type="string">
            <text:p/>
            <text:p>Proven experience as a .NET Developer or Application Developer</text:p>
            <text:p>Familiarity with the C#, ASP.NET framework, Oracle Server and design/architectural patterns (e.g. Model-View-Controller (MVC)), Crystal Reports</text:p>
            <text:p>Familiarity with architecture styles/APIs (REST, RPC)</text:p>
            <text:p>Understanding of Agile methodologies</text:p>
            <text:p>Experience in Android and iOS applications is a plus point</text:p>
            <text:p>Excellent troubleshooting and communication skills</text:p>
            <text:p>Willing to work under pressure.</text:p>
            <text:p/>
          </table:table-cell>
          <table:table-cell office:value-type="string" calcext:value-type="string">
            <text:p/>
            <text:p>Â Negotiable</text:p>
            <text:p>                                                                    </text:p>
          </table:table-cell>
          <table:table-cell office:value-type="string" calcext:value-type="string">
            <text:p/>
            <text:p>Performance bonus, Provident fund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30">
          <table:table-cell office:value-type="string" calcext:value-type="string">
            <text:p>Database Administrator</text:p>
          </table:table-cell>
          <table:table-cell office:value-type="string" calcext:value-type="string">
            <text:p>Integrated Business Systems &amp; Solutions Ltd. </text:p>
          </table:table-cell>
          <table:table-cell office:value-type="string" calcext:value-type="string">
            <text:p/>
            <text:p>                                                                Not specific</text:p>
            <text:p>                                                                </text:p>
          </table:table-cell>
          <table:table-cell office:value-type="string" calcext:value-type="string">
            <text:p/>
            <text:p>Building and maintaining a complex database in Oracle and MySQL</text:p>
            <text:p>Install and Upgrade Oracle and Corresponding Application Tools</text:p>
            <text:p>Alter Database Structures as Needed</text:p>
            <text:p>Debug Malfunctioning Programs</text:p>
            <text:p>Create Database Backups and restoration</text:p>
            <text:p/>
          </table:table-cell>
          <table:table-cell office:value-type="string" calcext:value-type="string">
            <text:p/>
            <text:p>Looking for "Database Administrator"</text:p>
            <text:p>(Must have a deep knowledge of Oracle and MySQL administration)</text:p>
            <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office:value-type="string" calcext:value-type="string">
            <text:p/>
            <text:p>Minimum B.Sc in computer Science.</text:p>
            <text:p/>
          </table:table-cell>
          <table:table-cell office:value-type="string" calcext:value-type="string">
            <text:p/>
            <text:p>Following will be added plus. </text:p>
            <text:p>Developed web application in Core PHP, Mysql / Oracle, MVC architecture.</text:p>
            <text:p>Have experience in any of the PHP Framework (Laravel / codeignitor).</text:p>
            <text:p>Proficient understanding of code versioning tools, such as (Git)</text:p>
            <text:p/>
          </table:table-cell>
          <table:table-cell office:value-type="string" calcext:value-type="string">
            <text:p/>
            <text:p>Â Negotiable</text:p>
            <text:p>                                                                    </text:p>
          </table:table-cell>
          <table:table-cell office:value-type="string" calcext:value-type="string">
            <text:p/>
            <text:p>Bonus &amp; Increment: As per company policy</text:p>
            <text:p>Lunch: Provided by Company</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29">
          <table:table-cell office:value-type="string" calcext:value-type="string">
            <text:p>Software Engineer, Java</text:p>
          </table:table-cell>
          <table:table-cell office:value-type="string" calcext:value-type="string">
            <text:p>BRAC IT Services Limited </text:p>
          </table:table-cell>
          <table:table-cell office:value-type="string" calcext:value-type="string">
            <text:p/>
            <text:p>                                                                Not specific</text:p>
            <text:p>                                                                </text:p>
          </table:table-cell>
          <table:table-cell office:value-type="string" calcext:value-type="string">
            <text:p/>
            <text:p>Develop international standard web application using Java EE, Java SE, Spring MVC, Play Framework, Hibernate and SQL Server 2008/2012. </text:p>
            <text:p>Writing unit test code. </text:p>
            <text:p>Maintain standard SDLC documentation, </text:p>
            <text:p>Excellent capability of writing complex SQL queries and objects. </text:p>
            <text:p>Habituated with service-oriented development. </text:p>
            <text:p>Excellent analytical, problem solving and decision-making skills. </text:p>
            <text:p>Providing technical leadership and mentorship to development team members. </text:p>
            <text:p>Ensure high quality, adherence to standards and best practices, high performance and scalable deliverable</text:p>
            <text:p/>
          </table:table-cell>
          <table:table-cell office:value-type="string" calcext:value-type="string">
            <text:p/>
            <text:p>                                                            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office:value-type="string" calcext:value-type="string">
            <text:p/>
            <text:p>M.Sc or B.Sc in computer Science and engineering from any reputed public or private university</text:p>
            <text:p/>
          </table:table-cell>
          <table:table-cell office:value-type="string" calcext:value-type="string">
            <text:p/>
            <text:p>Experienced in developing Java based web applications using market-leading technologies such as Java EE, Java SE, Spring MVC, Play Framework, Hibernate. </text:p>
            <text:p>Experience in SOAP, REST, MQ, MVC pattern, J-query will be added advantage. </text:p>
            <text:p>Excellent capability of writing complex SQL queries and objects for SQL Server 2008/2012. </text:p>
            <text:p>Understanding of 3-Tier Architecture. </text:p>
            <text:p>Analyze Architect and Design applications and databases. </text:p>
            <text:p>Must have clear understanding on Object Oriented Design and Analysis.</text:p>
            <text:p/>
          </table:table-cell>
          <table:table-cell office:value-type="string" calcext:value-type="string">
            <text:p/>
            <text:p>Â Negotiable</text:p>
            <text:p>                                                                    </text:p>
          </table:table-cell>
          <table:table-cell office:value-type="string" calcext:value-type="string">
            <text:p/>
            <text:p>Mobile bill, Tour allowance, Provident fund, Weekly 2 holidays, Insurance, GratuityFestival Bonus: 2</text:p>
            <text:p/>
          </table:table-cell>
          <table:table-cell office:value-type="string" calcext:value-type="string">
            <text:p/>
            <text:p>Â Oct 22, 2019</text:p>
            <text:p>                                                                        </text:p>
          </table:table-cell>
          <table:table-cell office:value-type="string" calcext:value-type="string">
            <text:p/>
            <text:p>Â Nov 3, 2019</text:p>
            <text:p>                                                                        </text:p>
          </table:table-cell>
          <table:table-cell table:number-columns-repeated="1008"/>
        </table:table-row>
        <table:table-row table:style-name="ro83">
          <table:table-cell office:value-type="string" calcext:value-type="string">
            <text:p>Software Engineer, .Net</text:p>
          </table:table-cell>
          <table:table-cell office:value-type="string" calcext:value-type="string">
            <text:p>BRAC IT Services Limited </text:p>
          </table:table-cell>
          <table:table-cell office:value-type="string" calcext:value-type="string">
            <text:p/>
            <text:p>                                                                Not specific</text:p>
            <text:p>                                                                </text:p>
          </table:table-cell>
          <table:table-cell office:value-type="string" calcext:value-type="string">
            <text:p/>
            <text:p>Develop international standard web application using ASP.Net MVC, Dot Net Core, Telerik, Entity Framework and SQL Server 2008/2012. </text:p>
            <text:p>Writing unit test code. </text:p>
            <text:p>Maintain standard SDLC documentation, </text:p>
            <text:p>Excellent capability of writing complex SQL queries and objects. </text:p>
            <text:p>Habituated with service-oriented development. </text:p>
            <text:p>Excellent analytical, problem solving and decision-making skills. </text:p>
            <text:p>Providing technical leadership and mentorship to development team members. </text:p>
            <text:p>Ensure high quality, adherence to standards and best practices, high performance and scalable deliverable.</text:p>
            <text:p/>
          </table:table-cell>
          <table:table-cell office:value-type="string" calcext:value-type="string">
            <text:p/>
            <text:p>                                                            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office:value-type="string" calcext:value-type="string">
            <text:p/>
            <text:p>M.Sc or B.Sc in computer Science and engineering from any reputed public or private university</text:p>
            <text:p/>
          </table:table-cell>
          <table:table-cell office:value-type="string" calcext:value-type="string">
            <text:p/>
            <text:p>Experienced in developing .NET applications using market-leading technologies such as C#, ASP.Net, Telerik, Oracle 9i/11g, MS SQL Server 2008 / 2012. </text:p>
            <text:p>Experience in SOAP, MQ, MVC pattern, WCF, LinQ, WPF, J-query will be added advantage. </text:p>
            <text:p>Excellent capability of writing complex SQL queries and objects for SQL Server 2008/2012. Understanding of 3-Tier Architecture.</text:p>
            <text:p>Analyze Architect and Design applications and databases. </text:p>
            <text:p>Must have clear understanding on Object Oriented Design and Analysis</text:p>
            <text:p/>
          </table:table-cell>
          <table:table-cell office:value-type="string" calcext:value-type="string">
            <text:p/>
            <text:p>Â Negotiable</text:p>
            <text:p>                                                                    </text:p>
          </table:table-cell>
          <table:table-cell office:value-type="string" calcext:value-type="string">
            <text:p/>
            <text:p>Mobile bill, Tour allowance, Provident fund, Weekly 2 holidays, Insurance, GratuityFestival Bonus: 2</text:p>
            <text:p/>
          </table:table-cell>
          <table:table-cell office:value-type="string" calcext:value-type="string">
            <text:p/>
            <text:p>Â Oct 22, 2019</text:p>
            <text:p>                                                                        </text:p>
          </table:table-cell>
          <table:table-cell office:value-type="string" calcext:value-type="string">
            <text:p/>
            <text:p>Â Nov 3, 2019</text:p>
            <text:p>                                                                        </text:p>
          </table:table-cell>
          <table:table-cell table:number-columns-repeated="1008"/>
        </table:table-row>
        <table:table-row table:style-name="ro84">
          <table:table-cell office:value-type="string" calcext:value-type="string">
            <text:p>PHP/ Web Developer</text:p>
          </table:table-cell>
          <table:table-cell office:value-type="string" calcext:value-type="string">
            <text:p>Swosti Limited </text:p>
          </table:table-cell>
          <table:table-cell office:value-type="string" calcext:value-type="string">
            <text:p/>
            <text:p>                                                                Not specific</text:p>
            <text:p>                                                                </text:p>
          </table:table-cell>
          <table:table-cell office:value-type="string" calcext:value-type="string">
            <text:p/>
            <text:p>                                                            Should be capable to complete a project in PHP by yourself as a core developer</text:p>
            <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table:number-columns-repeated="2"/>
          <table:table-cell office:value-type="string" calcext:value-type="string">
            <text:p/>
            <text:p>Â Dhaka</text:p>
            <text:p>                                                                    </text:p>
          </table:table-cell>
          <table:table-cell office:value-type="string" calcext:value-type="string">
            <text:p/>
            <text:p>Graduation / Masters preferably in CSE, Mathematics, Accounting, Physics from any reputed universities.</text:p>
            <text:p>Educational qualification will be relaxed for the candidates having strong professional skill.</text:p>
            <text:p/>
          </table:table-cell>
          <table:table-cell office:value-type="string" calcext:value-type="string">
            <text:p/>
            <text:p>Highly proficient in any PHP Frameworks. </text:p>
            <text:p>Solid understanding in OOP, Data Structure &amp; MySQL. </text:p>
            <text:p>Demonstrable knowledge of web technologies including HTML, CSS, Javascript, Vue, Bootstrap etc. </text:p>
            <text:p>Should have good knowledge in database design and queries. </text:p>
            <text:p>Will have to work on multiple projects individually or as a part of the team. </text:p>
            <text:p>Excellent analytical, problem solving and decision-making skills. </text:p>
            <text:p>Should be willing to learn new applications and work in highly challenging, creative projects. </text:p>
            <text:p>Good Communication Skills and Positive Attitude are MUST </text:p>
            <text:p>Should be familiar in both operating systems - Linux &amp; Windows</text:p>
            <text:p/>
          </table:table-cell>
          <table:table-cell office:value-type="string" calcext:value-type="string">
            <text:p/>
            <text:p>Â Negotiable</text:p>
            <text:p>                                                                    </text:p>
          </table:table-cell>
          <table:table-cell office:value-type="string" calcext:value-type="string">
            <text:p/>
            <text:p>Yearly two festival bonuses. (Applicable after 6 months of joining.) </text:p>
            <text:p>Performance based yearly salary increment. </text:p>
            <text:p>Refreshment facilities. </text:p>
            <text:p>Friendly working environment.</text:p>
            <text:p/>
          </table:table-cell>
          <table:table-cell office:value-type="string" calcext:value-type="string">
            <text:p/>
            <text:p>Â Oct 22, 2019</text:p>
            <text:p>                                                                        </text:p>
          </table:table-cell>
          <table:table-cell office:value-type="string" calcext:value-type="string">
            <text:p/>
            <text:p>Â Nov 20, 2019</text:p>
            <text:p>                                                                        </text:p>
          </table:table-cell>
          <table:table-cell table:number-columns-repeated="1008"/>
        </table:table-row>
        <table:table-row table:style-name="ro85">
          <table:table-cell office:value-type="string" calcext:value-type="string">
            <text:p>Team Lead (JAVA)</text:p>
          </table:table-cell>
          <table:table-cell office:value-type="string" calcext:value-type="string">
            <text:p>Synesis IT </text:p>
          </table:table-cell>
          <table:table-cell office:value-type="string" calcext:value-type="string">
            <text:p/>
            <text:p>                                                                03</text:p>
            <text:p>                                                                </text:p>
          </table:table-cell>
          <table:table-cell office:value-type="string" calcext:value-type="string">
            <text:p/>
            <text:p>Software Development and Software Implementation.</text:p>
            <text:p>Architect &amp; Design scalable solutions.</text:p>
            <text:p>Guide and ensure that the designs are aligned to the overall architecture.</text:p>
            <text:p>3+ years of experience in team management is must.</text:p>
            <text:p>Excellent capability of writing complex programming.</text:p>
            <text:p>Experience to write a complex query is required.</text:p>
            <text:p>Deep functional knowledge and hands-on experience with Web Services (REST, SOAP etc.) is mandatory.</text:p>
            <text:p>Experience on Payment Gateway integration is plus.</text:p>
            <text:p>Review, test and debug team members' code.</text:p>
            <text:p>Work closely with the DevOps resources to enhance CI/CD process.</text:p>
            <text:p>Maintain schedule of product releases with team members and other teams.</text:p>
            <text:p>Easily recognizes system deficiencies and implement effective solutions.</text:p>
            <text:p>Understands complex database concepts and effectively employs different database design techniques.</text:p>
            <text:p>Professional experience on HTML/HTML5, CSS/CSS3, Sass, Bootstrap, JavaScript and JQuery.</text:p>
            <text:p>Should have sound knowledge in the following area(s): Web 2.0 concept including AJAX &amp; JSON etc.</text:p>
            <text:p>Self-motivated and open to accept ideas from team members.</text:p>
            <text:p>Strong Knowledge about API Integration System.</text:p>
            <text:p>Knowledge in Agile-SCRUM is necessary.</text:p>
            <text:p>Clear understanding in OOP and OOAD.</text:p>
            <text:p>Implement SDLC and coordinate with other members of the team.</text:p>
            <text:p>Good understanding on GIT.</text:p>
            <text:p>Good knowledge in SOA / Microservices will be an advantage.</text:p>
            <text:p>Should be prepared to work under pressure.</text:p>
            <text:p>Committed to meet deadline strictly.</text:p>
            <text:p>Dynamic, self-driven, proactive, energetic and target oriented to achieve the goal.</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6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B.Sc / M.Sc in Computer Science or equivalent from any reputed University.</text:p>
            <text:p/>
          </table:table-cell>
          <table:table-cell office:value-type="string" calcext:value-type="string">
            <text:p/>
            <text:p>The applicants should have experience in the following area(s): Technical Lead (Software)</text:p>
            <text:p>The applicants should have experience in the following business area(s): Software Company</text:p>
            <text:p>Languages: JAVA (Full stack) and Database Knowledge: PostgreSQL.</text:p>
            <text:p>Age at most 40 years.</text:p>
            <text:p>Both males and females are allowed to apply.</text:p>
            <text:p>Knowledge in Jenkins - CI/CT/CD, Kubernetes, Docker Registry, ELK Stack, Nginx, Microservices Architecture, Java Spring-Boot, Message Queue (RabbitMQ), Angular 6 (Type Script) and Jasper Reporting Tools.</text:p>
            <text:p>Candidate having experience in large-scale software development project will get additional point.</text:p>
            <text:p/>
          </table:table-cell>
          <table:table-cell office:value-type="string" calcext:value-type="string">
            <text:p/>
            <text:p>Â Negotiable</text:p>
            <text:p>                                                                    </text:p>
          </table:table-cell>
          <table:table-cell office:value-type="string" calcext:value-type="string">
            <text:p/>
            <text:p>As per company policy. Career development &amp; growth opportunities through extensive on-job training and professional training. Employment benefits include festival bonuses, insurance coverage etc. Yearly increment based on performance.</text:p>
            <text:p/>
          </table:table-cell>
          <table:table-cell office:value-type="string" calcext:value-type="string">
            <text:p/>
            <text:p>Â Oct 22, 2019</text:p>
            <text:p>                                                                        </text:p>
          </table:table-cell>
          <table:table-cell office:value-type="string" calcext:value-type="string">
            <text:p/>
            <text:p>Â Nov 20, 2019</text:p>
            <text:p>                                                                        </text:p>
          </table:table-cell>
          <table:table-cell table:number-columns-repeated="1008"/>
        </table:table-row>
        <table:table-row table:style-name="ro86">
          <table:table-cell office:value-type="string" calcext:value-type="string">
            <text:p>Sr. Software Developer (JAVA)</text:p>
          </table:table-cell>
          <table:table-cell office:value-type="string" calcext:value-type="string">
            <text:p>Synesis IT </text:p>
          </table:table-cell>
          <table:table-cell office:value-type="string" calcext:value-type="string">
            <text:p/>
            <text:p>                                                                04</text:p>
            <text:p>                                                                </text:p>
          </table:table-cell>
          <table:table-cell office:value-type="string" calcext:value-type="string">
            <text:p/>
            <text:p>Software Analysis &amp; Design, Software Development and Software Implementation.</text:p>
            <text:p>Excellent capability of writing complex programming.</text:p>
            <text:p>Knowledge in Agile-SCRUM is necessary.</text:p>
            <text:p>Clear understanding in OOP and OOAD.</text:p>
            <text:p>Identifying and analyzing user requirements.</text:p>
            <text:p>Review,test and debug team members' code.</text:p>
            <text:p>Maintain schedule of product releases with internal teams.</text:p>
            <text:p>Should be prepared to work under pressure.</text:p>
            <text:p>Committed to meet deadline strictly.</text:p>
            <text:p>Easily recognizes system deficiencies and implement effective solutions.</text:p>
            <text:p>Understands complex database concepts and effectively employs different database design techniques.</text:p>
            <text:p>Implement SDLC and coordinate with other members of the team.</text:p>
            <text:p>Good understanding on GIT.</text:p>
            <text:p>Good knowledge in SOA / Microservices will be an advantag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4 to 6 year(s)</text:p>
            <text:p>                                                                    </text:p>
          </table:table-cell>
          <table:table-cell table:number-columns-repeated="2"/>
          <table:table-cell office:value-type="string" calcext:value-type="string">
            <text:p/>
            <text:p>Â Dhaka</text:p>
            <text:p>                                                                    </text:p>
          </table:table-cell>
          <table:table-cell office:value-type="string" calcext:value-type="string">
            <text:p/>
            <text:p>B.Sc/ M.Sc in Computer Science or equivalent from any reputed University.</text:p>
            <text:p/>
          </table:table-cell>
          <table:table-cell office:value-type="string" calcext:value-type="string">
            <text:p/>
            <text:p>Languages: JAVA (Full stack).</text:p>
            <text:p>Database Knowledge: PostgreSQL.</text:p>
            <text:p>Age N/A</text:p>
            <text:p>Both males and females are allowed to apply.</text:p>
            <text:p>Jenkins - CI/CT/CD, Kubernetes, Docker Registry, ELK Stack, Nginx, Microservices Architecture, Java Spring-Boot, Message Queue (RabbitMQ), Angular 6 (Type Script) and Jasper Reporting Tools.</text:p>
            <text:p>Candidate having experience in large-scale software development project will get additional point.</text:p>
            <text:p/>
          </table:table-cell>
          <table:table-cell office:value-type="string" calcext:value-type="string">
            <text:p/>
            <text:p>Â Negotiable</text:p>
            <text:p>                                                                    </text:p>
          </table:table-cell>
          <table:table-cell office:value-type="string" calcext:value-type="string">
            <text:p/>
            <text:p>As per company policy.</text:p>
            <text:p>Career development &amp; growth opportunities through extensive on-job training and professional training.</text:p>
            <text:p>Employment benefits include festival bonuses, insurance coverage etc.</text:p>
            <text:p>Yearly increment based on performance.</text:p>
            <text:p/>
          </table:table-cell>
          <table:table-cell office:value-type="string" calcext:value-type="string">
            <text:p/>
            <text:p>Â Oct 22, 2019</text:p>
            <text:p>                                                                        </text:p>
          </table:table-cell>
          <table:table-cell office:value-type="string" calcext:value-type="string">
            <text:p/>
            <text:p>Â Nov 20, 2019</text:p>
            <text:p>                                                                        </text:p>
          </table:table-cell>
          <table:table-cell table:number-columns-repeated="1008"/>
        </table:table-row>
        <table:table-row table:style-name="ro87">
          <table:table-cell office:value-type="string" calcext:value-type="string">
            <text:p>System Analyst</text:p>
          </table:table-cell>
          <table:table-cell office:value-type="string" calcext:value-type="string">
            <text:p>Synesis IT </text:p>
          </table:table-cell>
          <table:table-cell office:value-type="string" calcext:value-type="string">
            <text:p/>
            <text:p>                                                                05</text:p>
            <text:p>                                                                </text:p>
          </table:table-cell>
          <table:table-cell office:value-type="string" calcext:value-type="string">
            <text:p/>
            <text:p>Writing software requirements specifications (SRS), User Manual and other analysis works.</text:p>
            <text:p>Experience in analyzing Human Resource, Accounts, Budget and/or Audit Management is a plus.</text:p>
            <text:p>Excellent capability to translate complex client requirement to technical implementation.</text:p>
            <text:p>Very good understanding of UML and BPMN.</text:p>
            <text:p>Assist the project manager/technical manager by managing client expectations through careful and proactive communications regarding requirements and changes.</text:p>
            <text:p>Working closely with colleagues, developers, testers and a variety of end users to ensure technical compatibility and user satisfaction.</text:p>
            <text:p>Excellent capability of Data Analysis.</text:p>
            <text:p>Manage change document.</text:p>
            <text:p>Excellent capability of fitting requirements with UI/UX.</text:p>
            <text:p>Manage meeting minutes.</text:p>
            <text:p>Manage initial requirements gathering in Excel / Word and then in automated prototyp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8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B.Sc / M.Sc in Computer Science or equivalent from any reputed University.</text:p>
            <text:p/>
          </table:table-cell>
          <table:table-cell office:value-type="string" calcext:value-type="string">
            <text:p/>
            <text:p>The applicants should have experience in the following area(s): System Analyst</text:p>
            <text:p>The applicants should have experience in the following business area(s): Software Company</text:p>
            <text:p>Proven experience in Public Sector and/or Large Corporates in similar position at-least for 5 years is mandatory.</text:p>
            <text:p>Age N/A</text:p>
            <text:p>Both males and females are allowed to apply.</text:p>
            <text:p>Candidate having experience in large-scale software development project will get additional point.</text:p>
            <text:p/>
          </table:table-cell>
          <table:table-cell office:value-type="string" calcext:value-type="string">
            <text:p/>
            <text:p>Â Negotiable</text:p>
            <text:p>                                                                    </text:p>
          </table:table-cell>
          <table:table-cell office:value-type="string" calcext:value-type="string">
            <text:p/>
            <text:p>As per company policy.Career development &amp; growth opportunities through extensive on-job training and professional training. Employment benefits include festival bonuses, insurance coverage etc.Yearly increment based on performance.</text:p>
            <text:p/>
          </table:table-cell>
          <table:table-cell office:value-type="string" calcext:value-type="string">
            <text:p/>
            <text:p>Â Oct 22, 2019</text:p>
            <text:p>                                                                        </text:p>
          </table:table-cell>
          <table:table-cell office:value-type="string" calcext:value-type="string">
            <text:p/>
            <text:p>Â Nov 20, 2019</text:p>
            <text:p>                                                                        </text:p>
          </table:table-cell>
          <table:table-cell table:number-columns-repeated="1008"/>
        </table:table-row>
        <table:table-row table:style-name="ro37">
          <table:table-cell office:value-type="string" calcext:value-type="string">
            <text:p>Officer (IT)</text:p>
          </table:table-cell>
          <table:table-cell office:value-type="string" calcext:value-type="string">
            <text:p>Gateway Equity Resources Ltd. </text:p>
          </table:table-cell>
          <table:table-cell office:value-type="string" calcext:value-type="string">
            <text:p/>
            <text:p>                                                                Not specific</text:p>
            <text:p>                                                                </text:p>
          </table:table-cell>
          <table:table-cell office:value-type="string" calcext:value-type="string">
            <text:p/>
            <text:p>Ensure the proper operation of all IT system in Head Office &amp; Branches.</text:p>
            <text:p>Look after Hardware and software system of the IT device of the company</text:p>
            <text:p>Provide support to all users for internet facility, desktop, laptop, printer, scanner, e-mail, Iphone &amp; Ipad.</text:p>
            <text:p>Provide IT related different supports as &amp; when required</text:p>
            <text:p>Maintenance DSE FlexTP software (CCD, Admin &amp; Dealers Terminals).</text:p>
            <text:p>Smoothly operate the Central Depository Bangladesh Ltd (CDBL) software.</text:p>
            <text:p>Able to operate Share Management softwar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6 year(s)</text:p>
            <text:p>                                                                    </text:p>
          </table:table-cell>
          <table:table-cell table:number-columns-repeated="2"/>
          <table:table-cell office:value-type="string" calcext:value-type="string">
            <text:p/>
            <text:p>Â Dhaka</text:p>
            <text:p>                                                                    </text:p>
          </table:table-cell>
          <table:table-cell office:value-type="string" calcext:value-type="string">
            <text:p/>
            <text:p>Graduation with Diploma in Computer Application.</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88">
          <table:table-cell office:value-type="string" calcext:value-type="string">
            <text:p>Country Manager (Overseas Operation)</text:p>
          </table:table-cell>
          <table:table-cell office:value-type="string" calcext:value-type="string">
            <text:p>Mobile Outfitters Bangladesh </text:p>
          </table:table-cell>
          <table:table-cell office:value-type="string" calcext:value-type="string">
            <text:p/>
            <text:p>                                                                1</text:p>
            <text:p>                                                                </text:p>
          </table:table-cell>
          <table:table-cell office:value-type="string" calcext:value-type="string">
            <text:p/>
            <text:p>Report to the Board of Directors;</text:p>
            <text:p>    Effectively lead and manage the business development, branding, market penetration and distribution in Singapore, Thailand and Sri Lanka markets;</text:p>
            <text:p>    Understand the market trend in those countries and carry out excellent customer's relationship management to meet different markets' and customers' changing needs in a competitive approach;</text:p>
            <text:p>    Set up sales strategies and targets for different groups of customers and sales regions including those countries;</text:p>
            <text:p>    Set up and implement product development strategies for computer-related and mobile-related electronic products and accessori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7 year(s)</text:p>
            <text:p>                                                                    </text:p>
          </table:table-cell>
          <table:table-cell office:value-type="string" calcext:value-type="string">
            <text:p/>
            <text:p>Â Only males are allowed to apply</text:p>
            <text:p>                                                                    </text:p>
          </table:table-cell>
          <table:table-cell office:value-type="string" calcext:value-type="string">
            <text:p/>
            <text:p>Â Age at least 35 years</text:p>
            <text:p>                                                                    </text:p>
          </table:table-cell>
          <table:table-cell office:value-type="string" calcext:value-type="string">
            <text:p/>
            <text:p>Â Dhaka</text:p>
            <text:p>                                                                    </text:p>
          </table:table-cell>
          <table:table-cell office:value-type="string" calcext:value-type="string">
            <text:p/>
            <text:p>Master of Business Administration (MBA)</text:p>
            <text:p/>
          </table:table-cell>
          <table:table-cell office:value-type="string" calcext:value-type="string">
            <text:p/>
            <text:p>Age at least 35 years </text:p>
            <text:p>Only males are allowed to apply</text:p>
            <text:p>Degree holder or above in marketing or related discipline;</text:p>
            <text:p>    With solid experience in business development, branding and marketing in mobile accessories;</text:p>
            <text:p>    A mature leader, independent, pro-active, well-organized, creative, and result-oriented;</text:p>
            <text:p>    Strong business acumen, analytical, problems solving, and negotiation skills;</text:p>
            <text:p>    Possess knowledge and experience in product development and product promotion, preferably in computer-related and mobile-related electronic products and accessories;</text:p>
            <text:p>    Familiar with both suppliers' side and distributors' side for mobile products in Singapore /Sri Lanka and Thailand;</text:p>
            <text:p>    Strong interpersonal and communication skills and good command of written and spoken English</text:p>
            <text:p/>
          </table:table-cell>
          <table:table-cell office:value-type="string" calcext:value-type="string">
            <text:p/>
            <text:p>Â Negotiable</text:p>
            <text:p>                                                                    </text:p>
          </table:table-cell>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89">
          <table:table-cell office:value-type="string" calcext:value-type="string">
            <text:p>PHP Developer/ Programmer</text:p>
          </table:table-cell>
          <table:table-cell office:value-type="string" calcext:value-type="string">
            <text:p>Bonanza Group </text:p>
          </table:table-cell>
          <table:table-cell office:value-type="string" calcext:value-type="string">
            <text:p/>
            <text:p>                                                                Not specific</text:p>
            <text:p>                                                                </text:p>
          </table:table-cell>
          <table:table-cell office:value-type="string" calcext:value-type="string">
            <text:p/>
            <text:p>OOP, PHP, PHP-PDO, MySQL, JavaScript, javascript, Restful web Services Experts</text:p>
            <text:p>Good knowledge in Database</text:p>
            <text:p>Experienced in SQL queries.</text:p>
            <text:p>Highly skilled in Responsive websites development.</text:p>
            <text:p>Highly skilled in Bootstrap, HTML5, CSS3,javascript</text:p>
            <text:p>Collaborate with team-members to solve challenging problems/issues</text:p>
            <text:p>Continuously learn newer trends, tools, and technologies relevant to your work</text:p>
            <text:p>Concept on UI Design &amp; UI Components</text:p>
            <text:p>Concept on XML Parsing JSON Parsing</text:p>
            <text:p>Concept on Network Connectivity Servic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Only males are allowed to apply</text:p>
            <text:p>                                                                    </text:p>
          </table:table-cell>
          <table:table-cell office:value-type="string" calcext:value-type="string">
            <text:p/>
            <text:p>Â Age 25 to 30 years</text:p>
            <text:p>                                                                    </text:p>
          </table:table-cell>
          <table:table-cell office:value-type="string" calcext:value-type="string">
            <text:p/>
            <text:p>Â Dhaka</text:p>
            <text:p>                                                                    </text:p>
          </table:table-cell>
          <table:table-cell office:value-type="string" calcext:value-type="string">
            <text:p/>
            <text:p>Bachelor of Science (BSc) in Computer Science  Engineering</text:p>
            <text:p/>
          </table:table-cell>
          <table:table-cell office:value-type="string" calcext:value-type="string">
            <text:p/>
            <text:p>Age 25 to 30 years </text:p>
            <text:p>Only males are allowed to apply</text:p>
            <text:p/>
          </table:table-cell>
          <table:table-cell office:value-type="string" calcext:value-type="string">
            <text:p/>
            <text:p>Â Negotiable</text:p>
            <text:p>                                                                    </text:p>
          </table:table-cell>
          <table:table-cell office:value-type="string" calcext:value-type="string">
            <text:p/>
            <text:p>Profit shareLunch Facilities: Full SubsidizeFestival Bonus: 2</text:p>
            <text:p/>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89">
          <table:table-cell office:value-type="string" calcext:value-type="string">
            <text:p>Software Engineer</text:p>
          </table:table-cell>
          <table:table-cell office:value-type="string" calcext:value-type="string">
            <text:p>Instalogic </text:p>
          </table:table-cell>
          <table:table-cell office:value-type="string" calcext:value-type="string">
            <text:p/>
            <text:p>                                                                02</text:p>
            <text:p>                                                                </text:p>
          </table:table-cell>
          <table:table-cell office:value-type="string" calcext:value-type="string">
            <text:p/>
            <text:p>Develop, Test, Deploy maintain and improve web applications</text:p>
            <text:p>Advanced programming Skill in PHP or Python </text:p>
            <text:p>Experience at least one php framework Cakephp, Laravel, Zend etc. or Django </text:p>
            <text:p>Experience with cloud-based infrastructure and platform services</text:p>
            <text:p>Experience with AngularJS, jQuery or React etc. </text:p>
            <text:p>Experience with MySQL, MongoDB, PostgreSQL.  </text:p>
            <text:p>Ability to express ideas clearly within the team</text:p>
            <text:p>Knowledge in open source product like Wordpress/ Magento/ osCommerce etc.</text:p>
            <text:p>Good Knowledge in XHTML, CSS, HTML5 etc. </text:p>
            <text:p>Should have experience in integrating 3rd party APIs like Google map, payment gateways, service APIs etc</text:p>
            <text:p>Should have knowledge working in Linux Environment</text:p>
            <text:p>Manage individual project priorities, deadlines and deliverables.</text:p>
            <text:p/>
          </table:table-cell>
          <table:table-cell office:value-type="string" calcext:value-type="string">
            <text:p/>
            <text:p>                                                            We are looking for a talented and experienced (2+ years) PHP developer, who able to work on any kind of php framework. The developer should work with AngularJS/ReactJS/VueJS. Having knowledge in Python is good for future project.</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at most 40 years</text:p>
            <text:p>                                                                    </text:p>
          </table:table-cell>
          <table:table-cell office:value-type="string" calcext:value-type="string">
            <text:p/>
            <text:p>Â Dhaka</text:p>
            <text:p>                                                                    </text:p>
          </table:table-cell>
          <table:table-cell office:value-type="string" calcext:value-type="string">
            <text:p/>
            <text:p>Bachelor/ Master Degree from recognized Institute.</text:p>
            <text:p/>
          </table:table-cell>
          <table:table-cell office:value-type="string" calcext:value-type="string">
            <text:p/>
            <text:p>Age at most 40 years </text:p>
            <text:p>Both males and females are allowed to apply</text:p>
            <text:p>Knowledge in Git, Docker is plus.</text:p>
            <text:p>Good understanding of requirements analysis and database design.</text:p>
            <text:p>Team player with excellent English Communication skills</text:p>
            <text:p>Must be able to handle multiple projects and deadline</text:p>
            <text:p>Technical blog or open source contribution will be considered as added advantage.</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Excellent environment to learn</text:p>
            <text:p>Other benefits as per company policy</text:p>
            <text:p/>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20">
          <table:table-cell office:value-type="string" calcext:value-type="string">
            <text:p>Backend Developer</text:p>
          </table:table-cell>
          <table:table-cell office:value-type="string" calcext:value-type="string">
            <text:p>Third Wave Technologies Limited </text:p>
          </table:table-cell>
          <table:table-cell office:value-type="string" calcext:value-type="string">
            <text:p/>
            <text:p>                                                                01</text:p>
            <text:p>                                                                </text:p>
          </table:table-cell>
          <table:table-cell office:value-type="string" calcext:value-type="string">
            <text:p/>
            <text:p>Integration of user-facing elements developed by front-end developers.</text:p>
            <text:p>Build efficient, testable, and reusable PHP modules.</text:p>
            <text:p>Solve complex performance problems and architectural challenges.</text:p>
            <text:p>Integration of data storage solutions (may include databases, key-value stores, blob stores, etc.).</text:p>
            <text:p/>
          </table:table-cell>
          <table:table-cell office:value-type="string" calcext:value-type="string">
            <text:p/>
            <text:p>                                                            We are looking for a Lead Backend (PHP) Developer responsible for managing back-end services and the interchange of data between the server and the users. Your primary focus will be the development of all server-side logic, definition and maintenance of the central database, and ensuring high performance and responsiveness to requests from the front-end. You will also be responsible for integrating the front-end elements built by your co-workers into the application. Therefore, a basic understanding of front-end technologies is necessary as well.</text:p>
            <text:p>                                                        </text:p>
          </table:table-cell>
          <table:table-cell office:value-type="string" calcext:value-type="string">
            <text:p/>
            <text:p>                                                                Full-time</text:p>
            <text:p>                                                            </text:p>
          </table:table-cell>
          <table:table-cell office:value-type="string" calcext:value-type="string">
            <text:p/>
            <text:p>Â 5 to 10 year(s)</text:p>
            <text:p>                                                                    </text:p>
          </table:table-cell>
          <table:table-cell office:value-type="string" calcext:value-type="string">
            <text:p/>
            <text:p>Â Both males and females are allowed to apply</text:p>
            <text:p>                                                                    </text:p>
          </table:table-cell>
          <table:table-cell office:value-type="string" calcext:value-type="string">
            <text:p/>
            <text:p>Â Age 28 to 35 years</text:p>
            <text:p>                                                                    </text:p>
          </table:table-cell>
          <table:table-cell office:value-type="string" calcext:value-type="string">
            <text:p/>
            <text:p>Â Anywhere in Bangladesh</text:p>
            <text:p>                                                                    </text:p>
          </table:table-cell>
          <table:table-cell office:value-type="string" calcext:value-type="string">
            <text:p/>
            <text:p>Bachelor of Science (BSc) in Computer Science  Engineering</text:p>
            <text:p>Skills Required:  MySQL and MVC framework,  PHP, Angular.js, HTML5 &amp; CSS3, Node.js, Vue.js</text:p>
            <text:p/>
          </table:table-cell>
          <table:table-cell office:value-type="string" calcext:value-type="string">
            <text:p/>
            <text:p>Age 28 to 35 years </text:p>
            <text:p>Both males and females are allowed to apply</text:p>
            <text:p>Excellent presentation and communication skill both in English and in Bengali </text:p>
            <text:p>Analytical and planning skills</text:p>
            <text:p>Ability to priorities own workload and work independently and commitment to meet deadlines</text:p>
            <text:p>Excellent interpersonal skills, able to work as part of a multi-disciplined, multi-cultural team</text:p>
            <text:p>Maintain confidentiality in all area of work</text:p>
            <text:p/>
          </table:table-cell>
          <table:table-cell office:value-type="string" calcext:value-type="string">
            <text:p/>
            <text:p>Â Negotiable</text:p>
            <text:p>                                                                    </text:p>
          </table:table-cell>
          <table:table-cell office:value-type="string" calcext:value-type="string">
            <text:p/>
            <text:p>Lunch Facilities: Full SubsidizeFestival Bonus: 2Attractive remuneration package will be offered to the finally selected candidate according to company policy.</text:p>
            <text:p/>
          </table:table-cell>
          <table:table-cell office:value-type="string" calcext:value-type="string">
            <text:p/>
            <text:p>Â Oct 21, 2019</text:p>
            <text:p>                                                                        </text:p>
          </table:table-cell>
          <table:table-cell office:value-type="string" calcext:value-type="string">
            <text:p/>
            <text:p>Â Nov 7, 2019</text:p>
            <text:p>                                                                        </text:p>
          </table:table-cell>
          <table:table-cell table:number-columns-repeated="1008"/>
        </table:table-row>
        <table:table-row table:style-name="ro84">
          <table:table-cell office:value-type="string" calcext:value-type="string">
            <text:p>Sr. Software Developer (iOS)</text:p>
          </table:table-cell>
          <table:table-cell office:value-type="string" calcext:value-type="string">
            <text:p>SIMEC System Limited </text:p>
          </table:table-cell>
          <table:table-cell office:value-type="string" calcext:value-type="string">
            <text:p/>
            <text:p>                                                                02</text:p>
            <text:p>                                                                </text:p>
          </table:table-cell>
          <table:table-cell office:value-type="string" calcext:value-type="string">
            <text:p/>
            <text:p>Manages projects with timely deadlines.</text:p>
            <text:p>Write clear, concise and well documented code.</text:p>
            <text:p>Communicates frequently with management; detailing progress on the development effort.</text:p>
            <text:p>Evaluates and implements changes to tools and modules based on the needs of the client.</text:p>
            <text:p/>
          </table:table-cell>
          <table:table-cell office:value-type="string" calcext:value-type="string">
            <text:p/>
            <text:p>                                                            Job Location : Uttara Sector 12, Dhaka</text:p>
            <text:p>                                                        </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at least 25 years</text:p>
            <text:p>                                                                    </text:p>
          </table:table-cell>
          <table:table-cell office:value-type="string" calcext:value-type="string">
            <text:p/>
            <text:p>Â Anywhere in Bangladesh</text:p>
            <text:p>                                                                    </text:p>
          </table:table-cell>
          <table:table-cell office:value-type="string" calcext:value-type="string">
            <text:p/>
            <text:p>Bachelor of Science (BSc) in Computer Science, Bachelor of Science (BSc) in Computer Engineering</text:p>
            <text:p/>
          </table:table-cell>
          <table:table-cell office:value-type="string" calcext:value-type="string">
            <text:p/>
            <text:p>Age at least 25 years </text:p>
            <text:p>Both males and females are allowed to apply</text:p>
            <text:p>3+ years of experience as an iOS developer.</text:p>
            <text:p>Experience with real-time chat application and integration of socket.io</text:p>
            <text:p>Proficiency in Java, Swift and Objective-C.</text:p>
            <text:p>Experienced in developing customer-facing, commercial iOS applications.</text:p>
            <text:p>Deep understanding of iOS frameworks such as Core Data and Core Animation, along with offline storage, threading, and performance tuning.</text:p>
            <text:p>Knowledgeable in consuming RESTful APIs to connect iOS applications to back-end services.</text:p>
            <text:p>Experience with large e-commerce web sites is desirable.</text:p>
            <text:p>Deep understanding of IOS UI frameworks application design, and complex, reactive touch-based UIs</text:p>
            <text:p>Proficient in GUI programming and multithreaded applications</text:p>
            <text:p>Proficient in git</text:p>
            <text:p>Portfolio of apps developed must be provided</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90">
          <table:table-cell office:value-type="string" calcext:value-type="string">
            <text:p>Executive (Technical Solutions- CISCO)</text:p>
          </table:table-cell>
          <table:table-cell office:value-type="string" calcext:value-type="string">
            <text:p>FLORA LIMITED </text:p>
          </table:table-cell>
          <table:table-cell office:value-type="string" calcext:value-type="string">
            <text:p/>
            <text:p>                                                                2</text:p>
            <text:p>                                                                </text:p>
          </table:table-cell>
          <table:table-cell office:value-type="string" calcext:value-type="string">
            <text:p/>
            <text:p>Identify opportunities and focus areas for ecommerce within a select set of Cisco's technology portfolio leveraging all of the Volume offers.</text:p>
            <text:p>Giving detailed information about technical specifications and the ways in which they could meet a customer's needs.</text:p>
            <text:p>Identify opportunities and focus areas for Enterprise Networking, Security, Collaboration, Small Business, Meraki and Volume Offers.</text:p>
            <text:p>Select set of Cisco's technology portfolio.</text:p>
            <text:p>Regular interlock and Cisco internally across sales, marketing, operations and the business unit teams.</text:p>
            <text:p>Advice our programs and operations team on process improvements and profitability guidance as it relates to the ecommerce route to market.</text:p>
            <text:p>Understand and provide guidance on offer roadmaps as it relates to the impact on the ecommerce route to market.</text:p>
            <text:p>Be able to articulate trends in the portfolio and relate to knowledge of the industry/competitive pressures and technical/features comparison.</text:p>
            <text:p/>
          </table:table-cell>
          <table:table-cell office:value-type="string" calcext:value-type="string">
            <text:p><text:s/></text:p>
          </table:table-cell>
          <table:table-cell office:value-type="string" calcext:value-type="string">
            <text:p/>
            <text:p>                                                                Full-time</text:p>
            <text:p>                                                            </text:p>
          </table:table-cell>
          <table:table-cell/>
          <table:table-cell office:value-type="string" calcext:value-type="string">
            <text:p/>
            <text:p>Â Only females are allowed to apply</text:p>
            <text:p>                                                                    </text:p>
          </table:table-cell>
          <table:table-cell office:value-type="string" calcext:value-type="string">
            <text:p/>
            <text:p>Â Age 25 to 30 years</text:p>
            <text:p>                                                                    </text:p>
          </table:table-cell>
          <table:table-cell office:value-type="string" calcext:value-type="string">
            <text:p/>
            <text:p>Â Dhaka</text:p>
            <text:p>                                                                    </text:p>
          </table:table-cell>
          <table:table-cell office:value-type="string" calcext:value-type="string">
            <text:p/>
            <text:p>Bachelor of Science in EEE / CSE from Reputed University.</text:p>
            <text:p>Master of Business Administration (MBA) from Reputed University.</text:p>
            <text:p/>
          </table:table-cell>
          <table:table-cell office:value-type="string" calcext:value-type="string">
            <text:p/>
            <text:p>Age 25 to 30 years </text:p>
            <text:p>Only females are allowed to apply</text:p>
            <text:p>Minimum of 1+ years' experience with Technical Sales Market</text:p>
            <text:p/>
          </table:table-cell>
          <table:table-cell office:value-type="string" calcext:value-type="string">
            <text:p/>
            <text:p>Â Negotiable</text:p>
            <text:p>                                                                    </text:p>
          </table:table-cell>
          <table:table-cell office:value-type="string" calcext:value-type="string">
            <text:p/>
            <text:p>T/A, Mobile bill, Tour allowance, Provident fund, GratuitySalary Review: YearlyFestival Bonus: 2</text:p>
            <text:p/>
          </table:table-cell>
          <table:table-cell office:value-type="string" calcext:value-type="string">
            <text:p/>
            <text:p>Â Oct 22, 2019</text:p>
            <text:p>                                                                        </text:p>
          </table:table-cell>
          <table:table-cell office:value-type="string" calcext:value-type="string">
            <text:p/>
            <text:p>Â Nov 5, 2019</text:p>
            <text:p>                                                                        </text:p>
          </table:table-cell>
          <table:table-cell table:number-columns-repeated="1008"/>
        </table:table-row>
        <table:table-row table:style-name="ro84">
          <table:table-cell office:value-type="string" calcext:value-type="string">
            <text:p>Digital Marketing Executive</text:p>
          </table:table-cell>
          <table:table-cell office:value-type="string" calcext:value-type="string">
            <text:p>Scholars Zone </text:p>
          </table:table-cell>
          <table:table-cell office:value-type="string" calcext:value-type="string">
            <text:p/>
            <text:p>                                                                02</text:p>
            <text:p>                                                                </text:p>
          </table:table-cell>
          <table:table-cell office:value-type="string" calcext:value-type="string">
            <text:p/>
            <text:p>                                                            We are looking for an ambitious hard- working, self -motivate, career-oriented counsellor and must have good command in English . 6 months to 1-year Work experience is mandatory in a Similar organization.</text:p>
            <text:p>                                                        </text:p>
          </table:table-cell>
          <table:table-cell office:value-type="string" calcext:value-type="string">
            <text:p><text:s/></text:p>
          </table:table-cell>
          <table:table-cell office:value-type="string" calcext:value-type="string">
            <text:p/>
            <text:p>                                                                Full-time</text:p>
            <text:p>                                                            </text:p>
          </table:table-cell>
          <table:table-cell/>
          <table:table-cell office:value-type="string" calcext:value-type="string">
            <text:p/>
            <text:p>Â Only males are allowed to apply</text:p>
            <text:p>                                                                    </text:p>
          </table:table-cell>
          <table:table-cell office:value-type="string" calcext:value-type="string">
            <text:p/>
            <text:p>Â Age 20 to 35 years</text:p>
            <text:p>                                                                    </text:p>
          </table:table-cell>
          <table:table-cell office:value-type="string" calcext:value-type="string">
            <text:p/>
            <text:p>Â Dhaka (Dhanmondi)</text:p>
            <text:p>                                                                    </text:p>
          </table:table-cell>
          <table:table-cell office:value-type="string" calcext:value-type="string">
            <text:p/>
            <text:p>Bachelor degree in any discipline, Masters degree in any discipline</text:p>
            <text:p/>
          </table:table-cell>
          <table:table-cell office:value-type="string" calcext:value-type="string">
            <text:p/>
            <text:p>Age 20 to 35 years </text:p>
            <text:p>Only males are allowed to apply</text:p>
            <text:p>Candidates must have enough knowledge about Digital/Online marketing.</text:p>
            <text:p>Previous experience in a similar digital marketing role.</text:p>
            <text:p>Good communication skill in both English.</text:p>
            <text:p>Experience managing PPC, SEO and Affiliate programmes.</text:p>
            <text:p>Strong understanding of current online marketing concepts, strategy and best practice.</text:p>
            <text:p>Experience in ecommerce, SEO, PPC, Email marketing, and social media.</text:p>
            <text:p/>
          </table:table-cell>
          <table:table-cell office:value-type="string" calcext:value-type="string">
            <text:p/>
            <text:p>Â Tk. 25000 - 50000 (Monthly)</text:p>
            <text:p>                                                                    </text:p>
          </table:table-cell>
          <table:table-cell office:value-type="string" calcext:value-type="string">
            <text:p/>
            <text:p>Mobile bill, Performance bonusSalary Review: YearlyFestival Bonus: 2As per company policy</text:p>
            <text:p/>
          </table:table-cell>
          <table:table-cell office:value-type="string" calcext:value-type="string">
            <text:p/>
            <text:p>Â Oct 22, 2019</text:p>
            <text:p>                                                                        </text:p>
          </table:table-cell>
          <table:table-cell office:value-type="string" calcext:value-type="string">
            <text:p/>
            <text:p>Â Nov 20, 2019</text:p>
            <text:p>                                                                        </text:p>
          </table:table-cell>
          <table:table-cell table:number-columns-repeated="1008"/>
        </table:table-row>
        <table:table-row table:style-name="ro5">
          <table:table-cell office:value-type="string" calcext:value-type="string">
            <text:p>Data Artist (Associate - Night Shift)</text:p>
          </table:table-cell>
          <table:table-cell office:value-type="string" calcext:value-type="string">
            <text:p>Adiva Graphics </text:p>
          </table:table-cell>
          <table:table-cell office:value-type="string" calcext:value-type="string">
            <text:p/>
            <text:p>                                                                10</text:p>
            <text:p>                                                                </text:p>
          </table:table-cell>
          <table:table-cell office:value-type="string" calcext:value-type="string">
            <text:p/>
            <text:p>QC Online Programming in order to ensure surveys logics and questionnaire are working as per client's overall research brand objective</text:p>
            <text:p>Ensure the final data output (tabs in SPSS, Excel) is accurate to ensure main objectives of the study/projects are met</text:p>
            <text:p>Work extensively with/on Microsoft PowerPoint and Excel to create data heavy charts</text:p>
            <text:p>Analyze data and placing it into various charts</text:p>
            <text:p>Incorporate various charts and integrate them into PowerPoint slides</text:p>
            <text:p/>
          </table:table-cell>
          <table:table-cell office:value-type="string" calcext:value-type="string">
            <text:p/>
            <text:p>Data analytics working based in the USA; catering to top 10 marketing research and analytics companies in the world. Survey checking, quality check data tables and creating visually engaging charts to help facilitate client`s marketing research project management process.</text:p>
            <text:p>We have a unique work environment and maintain an out of the box ambiance, culture. Therefore, it is a must that every candidate should be able to adapt our belief system and adopt our work philosophy.</text:p>
            <text:p/>
          </table:table-cell>
          <table:table-cell office:value-type="string" calcext:value-type="string">
            <text:p/>
            <text:p>                                                                Full-time</text:p>
            <text:p>                                                            </text:p>
          </table:table-cell>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of Science (BSc) in EEE, CSE, ETE, IT, Physics, Bachelor of Business Administration (BBA) in Economics, StatisticsCandidates with CGPA below 4.0 in SSC or HSC need NOT to apply</text:p>
            <text:p>Fresh Graduates are encouraged to apply, to state the obvious, some job experience is preferable.</text:p>
            <text:p/>
          </table:table-cell>
          <table:table-cell office:value-type="string" calcext:value-type="string">
            <text:p/>
            <text:p>Both males and females are allowed to apply</text:p>
            <text:p>Mathematics knowledge to organize and manipulate data in MS EXCEL is a must and advance knowledge is a significant positive</text:p>
            <text:p>Ability to grasp and understand new technologies quickly</text:p>
            <text:p>Highly proficient in MS Word, Excel and PowerPoint</text:p>
            <text:p>Ability to manage multiple projects simultaneously while maintaining a strong client service orientation</text:p>
            <text:p>Highly motivated, self-directed &amp; possessing a driven personality capable of working within tight deadlines</text:p>
            <text:p>Superior organizational skills, unflagging attention to detail &amp; demonstrated the commitment to the accuracy and completeness of information</text:p>
            <text:p>Capable of working under minimal supervision with a high level of initiative, energy &amp; enthusiasm for learning</text:p>
            <text:p>An active listener with demonstrated negotiation and problem-solving skills</text:p>
            <text:p>Well-developed interpersonal skills are necessary; excellent verbal and written communication skills </text:p>
            <text:p>Minorities, Women and Handicapped persons are HIGHLY encouraged to apply</text:p>
            <text:p>Should be willing to work according to shift plan of the organization considering we are open 24/7, with exception of female candidates to align with our cultural notes.</text:p>
            <text:p>DO NOT apply if you are very weak in Mathematics.</text:p>
            <text:p/>
          </table:table-cell>
          <table:table-cell office:value-type="string" calcext:value-type="string">
            <text:p/>
            <text:p>Â Tk. 15000 - 25000 (Monthly)</text:p>
            <text:p>                                                                    </text:p>
          </table:table-cell>
          <table:table-cell office:value-type="string" calcext:value-type="string">
            <text:p/>
            <text:p>Medical allowance, Performance bonus, Weekly 2 holidaysLunch Facilities: Full SubsidizeSalary Review: Half YearlyOthers as per company policy</text:p>
            <text:p/>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85">
          <table:table-cell office:value-type="string" calcext:value-type="string">
            <text:p>Full Stack Software Engineer (Khulna)</text:p>
          </table:table-cell>
          <table:table-cell office:value-type="string" calcext:value-type="string">
            <text:p>W3 Engineers Ltd. </text:p>
          </table:table-cell>
          <table:table-cell office:value-type="string" calcext:value-type="string">
            <text:p/>
            <text:p>                                                                7</text:p>
            <text:p>                                                                </text:p>
          </table:table-cell>
          <table:table-cell office:value-type="string" calcext:value-type="string">
            <text:p/>
            <text:p>Integration of user-facing elements developed by front-end developers with server side logic.</text:p>
            <text:p>Build efficient, testable, and reusable PHP modules.</text:p>
            <text:p>Responsible for writing clean, scalable/modular code through source control.</text:p>
            <text:p>Solve complex performance problems and architectural challenges.</text:p>
            <text:p>Work collaboratively with design team to understand end user requirements, to provide technical solutions and for the implementation of new software features.</text:p>
            <text:p>Design software modules that will work together to produce the desired product.</text:p>
            <text:p>Ensure completed modules provide all functionality described by application experts and meet performance guidelines.</text:p>
            <text:p>Manage and maintain company servers to keep them functioning efficiently across the network.</text:p>
            <text:p>Build dynamic, high-volume web applications using agile development methodology.</text:p>
            <text:p>Responsible for working with both back-end and front-end technologies.</text:p>
            <text:p>Responsible for API development.</text:p>
            <text:p>Ensure integration of data storage solutions.</text:p>
            <text:p>Identify and suggest various opportunities to improve efficiency and functionalit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Khulna</text:p>
            <text:p>                                                                    </text:p>
          </table:table-cell>
          <table:table-cell office:value-type="string" calcext:value-type="string">
            <text:p/>
            <text:p>Bachelor of Science (BSc) in CSE</text:p>
            <text:p/>
          </table:table-cell>
          <table:table-cell office:value-type="string" calcext:value-type="string">
            <text:p/>
            <text:p>Both males and females are allowed to apply</text:p>
            <text:p>Must have experience as full stack developer.</text:p>
            <text:p>Strong knowledge of Backend language-Php &amp; Python and framework Yii (PHP), flask (Python).</text:p>
            <text:p>Proficiency in SQL (MySQL, PostgreSQL) and NoSQL (MongoDB) database.</text:p>
            <text:p>Strong knowledge of the common PHP or web server exploits and their solutions.</text:p>
            <text:p>Strong knowledge of modern JavaScript frameworks (Vue.js).</text:p>
            <text:p>Proficient understanding of code versioning tools, such as Git.</text:p>
            <text:p>Familiarity with REST design principles.</text:p>
            <text:p>Deep understanding of OOP.</text:p>
            <text:p>Knowledge of Parse Server will be added advantage.</text:p>
            <text:p>Must have excellent problem solving and critical thinking skills.</text:p>
            <text:p>Must have proven ability to make things happen.</text:p>
            <text:p>Strong written and verbal communication skills.</text:p>
            <text:p>Knowledge of SDLC and best practices in software engineering.</text:p>
            <text:p/>
          </table:table-cell>
          <table:table-cell office:value-type="string" calcext:value-type="string">
            <text:p/>
            <text:p>Â Negotiable</text:p>
            <text:p>                                                                    </text:p>
          </table:table-cell>
          <table:table-cell office:value-type="string" calcext:value-type="string">
            <text:p/>
            <text:p>Attractive salary &amp; other benefits.</text:p>
            <text:p>Yearly Increment based on performance.</text:p>
            <text:p>Performance bonus for outstanding contribution to the organization.</text:p>
            <text:p>Gift Voucher, Restaurant Coupon, Shopping Card and many more</text:p>
            <text:p>Medical &amp; Hospitalization facility</text:p>
            <text:p>Insurance coverage for Life and accidental incident</text:p>
            <text:p>Salary Shield</text:p>
            <text:p>Lunch, Snacks</text:p>
            <text:p>Indoor Game Zone</text:p>
            <text:p>Yearly Paid Trip</text:p>
            <text:p>Being the part of a joint venture company there are opportunities to work with cross-cultural environment.</text:p>
            <text:p/>
          </table:table-cell>
          <table:table-cell office:value-type="string" calcext:value-type="string">
            <text:p/>
            <text:p>Â Oct 21, 2019</text:p>
            <text:p>                                                                        </text:p>
          </table:table-cell>
          <table:table-cell office:value-type="string" calcext:value-type="string">
            <text:p/>
            <text:p>Â Nov 20, 2019</text:p>
            <text:p>                                                                        </text:p>
          </table:table-cell>
          <table:table-cell table:number-columns-repeated="1008"/>
        </table:table-row>
        <table:table-row table:style-name="ro88">
          <table:table-cell office:value-type="string" calcext:value-type="string">
            <text:p>Java Programmer</text:p>
          </table:table-cell>
          <table:table-cell office:value-type="string" calcext:value-type="string">
            <text:p>Swosti Limited </text:p>
          </table:table-cell>
          <table:table-cell office:value-type="string" calcext:value-type="string">
            <text:p/>
            <text:p>                                                                Not specific</text:p>
            <text:p>                                                                </text:p>
          </table:table-cell>
          <table:table-cell office:value-type="string" calcext:value-type="string">
            <text:p/>
            <text:p>                                                            N/A</text:p>
            <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Graduation / Masters preferably in CSE, Mathematics, Physics, Accounting from any reputed universities.</text:p>
            <text:p>Educational qualification will be relaxed for the candidates having strong professional skill.</text:p>
            <text:p/>
          </table:table-cell>
          <table:table-cell office:value-type="string" calcext:value-type="string">
            <text:p/>
            <text:p>Both males and females are allowed to apply</text:p>
            <text:p>2~3 years proven experience is expected </text:p>
            <text:p>Must have good skill in Java programming </text:p>
            <text:p>Knowledge of Java MVC framework/ Hibernate/ Spring/ VUE/ J2EE/ Eclipse/ IntelliJ/ Oracle/ MySQL/ Tomcat/ iReport/ JMS/ Web Service are needed </text:p>
            <text:p>Experience in Test Code Development </text:p>
            <text:p>Good OOP Knowledge </text:p>
            <text:p>Should be familiar in both operating systems - Linux &amp; Windows </text:p>
            <text:p>Experience in developing Financial Software will be an added advantage </text:p>
            <text:p>Preference: Preference will be given to candidates having working experience in development of Android (Mobile based), Financial Applications etc.</text:p>
            <text:p/>
          </table:table-cell>
          <table:table-cell/>
          <table:table-cell office:value-type="string" calcext:value-type="string">
            <text:p/>
            <text:p>Festival Bonus: 2Yearly two festival bonuses (Applicable after 6 months of joining) </text:p>
            <text:p>Performance based yearly salary increment &amp; Profit Sharing </text:p>
            <text:p>Daily refreshment facilities &amp; Lunch benefits </text:p>
            <text:p>Friendly working environment</text:p>
            <text:p/>
          </table:table-cell>
          <table:table-cell office:value-type="string" calcext:value-type="string">
            <text:p/>
            <text:p>Â Oct 22, 2019</text:p>
            <text:p>                                                                        </text:p>
          </table:table-cell>
          <table:table-cell office:value-type="string" calcext:value-type="string">
            <text:p/>
            <text:p>Â Nov 20, 2019</text:p>
            <text:p>                                                                        </text:p>
          </table:table-cell>
          <table:table-cell table:number-columns-repeated="1008"/>
        </table:table-row>
        <table:table-row table:style-name="ro11">
          <table:table-cell office:value-type="string" calcext:value-type="string">
            <text:p>Senior Web Developer</text:p>
          </table:table-cell>
          <table:table-cell office:value-type="string" calcext:value-type="string">
            <text:p>Mega Logic &amp; Technologies </text:p>
          </table:table-cell>
          <table:table-cell office:value-type="string" calcext:value-type="string">
            <text:p/>
            <text:p>                                                                01</text:p>
            <text:p>                                                                </text:p>
          </table:table-cell>
          <table:table-cell office:value-type="string" calcext:value-type="string">
            <text:p/>
            <text:p>We need team players who are sharp, focused and collaborative.</text:p>
            <text:p>Self-Motivating.</text:p>
            <text:p>Highly expert and well experienced professional WordPress Developer who must have the following capabilities along with experience.</text:p>
            <text:p>Proven working experience in JavaScript, JQuery, HTML, HTML5, CSS, CSS3, Web Programming Skills, WordPress, Teamwork, Verbal Communication, cross-browser compatibility, Web User Interface Design (UI), Security Principles, Object-Oriented Design, Web Services (REST/SOAP), Multimedia Content Development, API's</text:p>
            <text:p>Strong Knowledge on SQL query</text:p>
            <text:p>Strong in Wordpress theme development from scratch (ThemeForest Quality)</text:p>
            <text:p>Must have knowledge in Wordpress plugin development</text:p>
            <text:p>Strong knowledge in working with Woocommerce plugin, templates, and hooks.</text:p>
            <text:p>Must have knowledge for converting HTML, CSS to Complex WordPress Theme based on requirements.</text:p>
            <text:p>Must have the ability to Develop Custom Plugins, Widget, Component, Module of WordPress Theme and Plugins.</text:p>
            <text:p>Strong knowledge in working with Shopify plugin and Shopify templates.</text:p>
            <text:p>Must have Strong Knowledge in Core PHP</text:p>
            <text:p>Must have STRONG Knowledge for All Important Parts Related with WordPress.</text:p>
            <text:p>Developers have the following qualities will get an advantage</text:p>
            <text:p>Knowledge of Shopify is an added advantage</text:p>
            <text:p/>
          </table:table-cell>
          <table:table-cell office:value-type="string" calcext:value-type="string">
            <text:p/>
            <text:p>We are looking for some dynamic, sharp &amp; dedicated Senior Wordpress developers who will be able to develop and customize complex, data intensive Wordpress website and Plugins.</text:p>
            <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Sc in Computer Science or similar discipline.</text:p>
            <text:p/>
          </table:table-cell>
          <table:table-cell office:value-type="string" calcext:value-type="string">
            <text:p/>
            <text:p>Both males and females are allowed to apply</text:p>
            <text:p>The applicants should have experience in the following area(s):</text:p>
            <text:p>Web Developer/ Web Designer</text:p>
            <text:p>Must have a "can-do" attitude</text:p>
            <text:p>Can think out of the box</text:p>
            <text:p>Ability to work under pressure</text:p>
            <text:p>Problem-solving skill</text:p>
            <text:p>Hard-working</text:p>
            <text:p>Team player</text:p>
            <text:p>Experience on different API's</text:p>
            <text:p>Mindset to work at home with dedication</text:p>
            <text:p>Strong internet connection with good backup plan</text:p>
            <text:p/>
          </table:table-cell>
          <table:table-cell office:value-type="string" calcext:value-type="string">
            <text:p/>
            <text:p>Â Negotiable</text:p>
            <text:p>                                                                    </text:p>
          </table:table-cell>
          <table:table-cell office:value-type="string" calcext:value-type="string">
            <text:p/>
            <text:p>Salary Review: Yearly</text:p>
            <text:p>Necessary Public holidays and casual leaves</text:p>
            <text:p>Lunch Provided</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6">
          <table:table-cell office:value-type="string" calcext:value-type="string">
            <text:p>Java Developer</text:p>
          </table:table-cell>
          <table:table-cell office:value-type="string" calcext:value-type="string">
            <text:p>Chain Fintech Solutions Ltd. </text:p>
          </table:table-cell>
          <table:table-cell office:value-type="string" calcext:value-type="string">
            <text:p/>
            <text:p>                                                                01</text:p>
            <text:p>                                                                </text:p>
          </table:table-cell>
          <table:table-cell office:value-type="string" calcext:value-type="string">
            <text:p/>
            <text:p>Mostly new development but will be converting existing apps into a new framework in an Agile and collaborative environment</text:p>
            <text:p>Developer will be primarily responsible for the Java side of the application</text:p>
            <text:p>Refactor the existing code base to continuously improve quality</text:p>
            <text:p>Assist in transitioning existing code to modern frameworks</text:p>
            <text:p>Design and implements new features and modules</text:p>
            <text:p>Collaborate with internal and external team members</text:p>
            <text:p>Maintain the existing Java Application as necessary</text:p>
            <text:p/>
          </table:table-cell>
          <table:table-cell office:value-type="string" calcext:value-type="string">
            <text:p/>
            <text:p>Company Info:  Chain Fintech Solutions - We are a self-funded 12 year-old leading Fintech player. Our main development center is in Mumbai, India. We develop digital products targeted at banks and already have multiple Bangladeshi banks as our clients. </text:p>
            <text:p>Company Website: https://infinisystem.com/</text:p>
            <text:p/>
          </table:table-cell>
          <table:table-cell office:value-type="string" calcext:value-type="string">
            <text:p/>
            <text:p>                                                                Full-time</text:p>
            <text:p>                                                            </text:p>
          </table:table-cell>
          <table:table-cell office:value-type="string" calcext:value-type="string">
            <text:p/>
            <text:p>Â 1 to 3 year(s)</text:p>
            <text:p>                                                                    </text:p>
          </table:table-cell>
          <table:table-cell table:number-columns-repeated="2"/>
          <table:table-cell office:value-type="string" calcext:value-type="string">
            <text:p/>
            <text:p>Â Dhaka</text:p>
            <text:p>                                                                    </text:p>
          </table:table-cell>
          <table:table-cell office:value-type="string" calcext:value-type="string">
            <text:p/>
            <text:p>1 to 3 year(s)</text:p>
            <text:p/>
            <text:p/>
            <text:p>The applicants should have experience in the following business area(s):Software Company</text:p>
            <text:p>Freshers are also encouraged to apply.</text:p>
            <text:p/>
          </table:table-cell>
          <table:table-cell office:value-type="string" calcext:value-type="string">
            <text:p/>
            <text:p>Technical skills</text:p>
            <text:p>- Strong knowledge of OO concepts and design patterns </text:p>
            <text:p>- Webservices </text:p>
            <text:p>- Strong knowledge of core Java and J2EE </text:p>
            <text:p>- Strong knowledge of service-oriented architecture and web service standards (REST, SOAP)</text:p>
            <text:p>- Maven, Jenkins</text:p>
            <text:p>- Tomcat</text:p>
            <text:p>- Spring Framework</text:p>
            <text:p>- Working knowledge of client-side technologies (HTML, JavaScript, jQuery, Ajax, CSS, Angular) </text:p>
            <text:p>- Working knowledge of database design and SQL</text:p>
            <text:p>Required skills:</text:p>
            <text:p>- Effective verbal and written communication skills</text:p>
            <text:p>- Willingness to learn new technologies</text:p>
            <text:p>- Comfortable in a SCRUM and Agile environment</text:p>
            <text:p>- Understanding of Proper Code Testing (TDD/Unit Testing/Mocks)</text:p>
            <text:p>Preferable Skills:</text:p>
            <text:p>- AngularJS</text:p>
            <text:p>- Persistence frameworks (JPA, Hibernate, SpringData)</text:p>
            <text:p>- Microsoft SQL Server</text:p>
            <text:p>- SOA </text:p>
            <text:p>- GitHub (Git Flow)</text:p>
            <text:p>- Experience with Financial/Accounting Application</text:p>
            <text:p>- Versant in Design Patterns</text:p>
            <text:p>- Familiarity with OWASP and secure web development</text:p>
            <text:p>- Prior experience with cloud/enterprise application</text:p>
            <text:p/>
          </table:table-cell>
          <table:table-cell table:number-columns-repeated="2"/>
          <table:table-cell office:value-type="string" calcext:value-type="string">
            <text:p/>
            <text:p>Â Oct 22, 2019</text:p>
            <text:p>                                                                        </text:p>
          </table:table-cell>
          <table:table-cell office:value-type="string" calcext:value-type="string">
            <text:p/>
            <text:p>Â Nov 14, 2019</text:p>
            <text:p>                                                                        </text:p>
          </table:table-cell>
          <table:table-cell table:number-columns-repeated="1008"/>
        </table:table-row>
        <table:table-row table:style-name="ro87">
          <table:table-cell office:value-type="string" calcext:value-type="string">
            <text:p>IT &amp; Operations Assistant</text:p>
          </table:table-cell>
          <table:table-cell office:value-type="string" calcext:value-type="string">
            <text:p>Relief International </text:p>
          </table:table-cell>
          <table:table-cell office:value-type="string" calcext:value-type="string">
            <text:p/>
            <text:p>                                                                1</text:p>
            <text:p>                                                                </text:p>
          </table:table-cell>
          <table:table-cell office:value-type="string" calcext:value-type="string">
            <text:p/>
            <text:p>Ensure the design, when required, and implementation of RI IT standards, policies and guidelines in particular with regards to networks, systems, IT procurement and information security</text:p>
            <text:p>Design, implement and administrate network connectivity (servers, VPN, etc.).</text:p>
            <text:p>Diagnose and solve hardware/software failures.</text:p>
            <text:p>Solves problems regarding operation systems.</text:p>
            <text:p>Replacing computer hardware as required.</text:p>
            <text:p>Provides supportive documentation, including procedural documentation.</text:p>
            <text:p>Refers to diagrams and written instructions to repair a fault or set up a system.</text:p>
            <text:p>Runs network applications to support the system and users.</text:p>
            <text:p>Supports in the creation of new applications and development of website.</text:p>
            <text:p>Tests/evaluates new technologies</text:p>
            <text:p>Conducts electrical safety checks on computer equipment.</text:p>
            <text:p>Troubleshooting of hard and software problems. </text:p>
            <text:p>Maintains records and databases containing information regarding licenses, warranties, and service.</text:p>
            <text:p>Agreements for the organization's hardware and software.</text:p>
            <text:p/>
          </table:table-cell>
          <table:table-cell office:value-type="string" calcext:value-type="string">
            <text:p/>
            <text:p>Relief International is currently implementing several emergency response projects in Cox`s Bazar funded through UN Agencies, WFP, OFDA/USAID. </text:p>
            <text:p>The IT &amp; Operations Assistant is responsible for responsible for the follow up of the hardware and software support for VPN server (If there is) and users, as well as developing databases and contributing to the general maintenance of the systems. S/he has a focus of support in IT but might be asked to perform additional tasks if and when needed.</text:p>
            <text:p/>
          </table:table-cell>
          <table:table-cell office:value-type="string" calcext:value-type="string">
            <text:p/>
            <text:p>                                                                Full-time</text:p>
            <text:p>                                                            </text:p>
          </table:table-cell>
          <table:table-cell office:value-type="string" calcext:value-type="string">
            <text:p/>
            <text:p>Â 1 to 2 year(s)</text:p>
            <text:p>                                                                    </text:p>
          </table:table-cell>
          <table:table-cell table:number-columns-repeated="2"/>
          <table:table-cell office:value-type="string" calcext:value-type="string">
            <text:p/>
            <text:p>Â Cox's Bazar (Teknaf, Ukhia)</text:p>
            <text:p>                                                                    </text:p>
          </table:table-cell>
          <table:table-cell office:value-type="string" calcext:value-type="string">
            <text:p/>
            <text:p>Bachelor degree in any discipline</text:p>
            <text:p/>
          </table:table-cell>
          <table:table-cell office:value-type="string" calcext:value-type="string">
            <text:p>Manage, develop and implement procedures for tracking organization's assets to oversee quality control throughout their lifecycles.Produce monthly, annual asset reportsPerforming periodic physical verification on assets.</text:p>
          </table:table-cell>
          <table:table-cell/>
          <table:table-cell office:value-type="string" calcext:value-type="string">
            <text:p/>
            <text:p>Mobile bill, Medical allowance, Provident fund, InsuranceSalary Review: YearlyFestival Bonus: 2Housing Allowances ( Conditions Apply)</text:p>
            <text:p/>
          </table:table-cell>
          <table:table-cell office:value-type="string" calcext:value-type="string">
            <text:p/>
            <text:p>Â Oct 22, 2019</text:p>
            <text:p>                                                                        </text:p>
          </table:table-cell>
          <table:table-cell office:value-type="string" calcext:value-type="string">
            <text:p/>
            <text:p>Â Nov 7, 2019</text:p>
            <text:p>                                                                        </text:p>
          </table:table-cell>
          <table:table-cell table:number-columns-repeated="1008"/>
        </table:table-row>
        <table:table-row table:style-name="ro5">
          <table:table-cell office:value-type="string" calcext:value-type="string">
            <text:p>Python Developer</text:p>
          </table:table-cell>
          <table:table-cell office:value-type="string" calcext:value-type="string">
            <text:p>Ergo-Ventures Pvt. Ltd. </text:p>
          </table:table-cell>
          <table:table-cell office:value-type="string" calcext:value-type="string">
            <text:p/>
            <text:p>                                                                Not specific</text:p>
            <text:p>                                                                </text:p>
          </table:table-cell>
          <table:table-cell office:value-type="string" calcext:value-type="string">
            <text:p>Development and extension of the Odoo framework and its existing modules. Development of new functional business modules in Odoo. Strong knowledge of Python and PostgreSQL. Software architecture and specifications writing. Read through a functional requirement and understand the technical implementation that is required to achieve client's goal. Solve complex performance problems and architectural challenges.</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5 year(s)</text:p>
            <text:p>                                                                    </text:p>
          </table:table-cell>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Science (BSc) in Computer Science  Engineering, Master of Science (MSc) in Computer Science  Engineering</text:p>
            <text:p/>
          </table:table-cell>
          <table:table-cell office:value-type="string" calcext:value-type="string">
            <text:p>Age 25 to 35 years Strong concept of object-oriented programmingSCRUM and agile software development familiarity. Knowledge of version controlling.Strong interest in 'Open Source'. Team spirit and good communication. Independent, detail-oriented and responsible. Quick and self learner, problem-solving personality, enthusiastic when faced with technical challenges</text:p>
          </table:table-cell>
          <table:table-cell office:value-type="string" calcext:value-type="string">
            <text:p/>
            <text:p>Â Negotiable</text:p>
            <text:p>                                                                    </text:p>
          </table:table-cell>
          <table:table-cell office:value-type="string" calcext:value-type="string">
            <text:p/>
            <text:p>T/A, Mobile bill, Provident fund, Weekly 2 holidays, Gratuity, Medical allowance, Performance bonus, Insurance, Tour allowanceSalary Review: YearlyLunch Facilities: Partially SubsidizeFestival Bonus: 2As per company policy.</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11">
          <table:table-cell office:value-type="string" calcext:value-type="string">
            <text:p>Officer, Information Technology</text:p>
          </table:table-cell>
          <table:table-cell office:value-type="string" calcext:value-type="string">
            <text:p>Ayesha Abed Foundation </text:p>
          </table:table-cell>
          <table:table-cell office:value-type="string" calcext:value-type="string">
            <text:p/>
            <text:p>                                                                1</text:p>
            <text:p>                                                                </text:p>
          </table:table-cell>
          <table:table-cell office:value-type="string" calcext:value-type="string">
            <text:p/>
            <text:p>Provide technical and maintenance support for software, hardware and networking of AAF.</text:p>
            <text:p>Monitoring the centre AAFMS Software.</text:p>
            <text:p>Coordinate with the software technical team regarding generate new report format or process at AAFMS automation software, software maintenance and solving problem.</text:p>
            <text:p>Ensure assembling computer, installation windows operating system and configure required software.</text:p>
            <text:p>Prepare weekly report on technical and operational problem for software, hardware and network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table:table-cell office:value-type="string" calcext:value-type="string">
            <text:p/>
            <text:p>Â Age at most 32 years</text:p>
            <text:p>                                                                    </text:p>
          </table:table-cell>
          <table:table-cell office:value-type="string" calcext:value-type="string">
            <text:p/>
            <text:p>Â Dhaka</text:p>
            <text:p>                                                                    </text:p>
          </table:table-cell>
          <table:table-cell office:value-type="string" calcext:value-type="string">
            <text:p/>
            <text:p>B.Sc in Computer Science and Engineering</text:p>
            <text:p/>
          </table:table-cell>
          <table:table-cell office:value-type="string" calcext:value-type="string">
            <text:p/>
            <text:p>Age at most 32 years </text:p>
            <text:p>Must have excellent knowledge on computer assembling, windows installation and required software configuration, configuring and managing LAN, WAN, VPN, and Internet connectivity products (modem, switch, router,   firewall), deployment and support for microsoft windows client and server networking.</text:p>
            <text:p>Must have skill on communication, analytical ability, report writing.</text:p>
            <text:p/>
          </table:table-cell>
          <table:table-cell office:value-type="string" calcext:value-type="string">
            <text:p/>
            <text:p>Â Negotiable</text:p>
            <text:p>                                                                    </text:p>
          </table:table-cell>
          <table:table-cell office:value-type="string" calcext:value-type="string">
            <text:p/>
            <text:p>Provident fund, Weekly 2 holidays, Insurance, GratuityFestival Bonus: 2</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9">
          <table:table-cell office:value-type="string" calcext:value-type="string">
            <text:p>Sr. Network Engineer/ Network Admin (NOC)</text:p>
          </table:table-cell>
          <table:table-cell office:value-type="string" calcext:value-type="string">
            <text:p>Agni Systems Limited </text:p>
          </table:table-cell>
          <table:table-cell office:value-type="string" calcext:value-type="string">
            <text:p/>
            <text:p>                                                                02</text:p>
            <text:p>                                                                </text:p>
          </table:table-cell>
          <table:table-cell office:value-type="string" calcext:value-type="string">
            <text:p/>
            <text:p>Offer expert advice to the organization on issues related to network engineering and administration.</text:p>
            <text:p>Responsible for analyzing, designing, installing, configuring of network infrastructure and application components.</text:p>
            <text:p>Integrate new services and infrastructure to support the evolution and expansion of the network.</text:p>
            <text:p>Conducts risk assessment and provide recommendations for enhanced security architecture and infrastructure for a large IP network.</text:p>
            <text:p>Work with other staff in resolving customer issues and report accordingly.</text:p>
            <text:p>Document procedures and analysis finding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4 to 8 year(s)</text:p>
            <text:p>                                                                    </text:p>
          </table:table-cell>
          <table:table-cell office:value-type="string" calcext:value-type="string">
            <text:p/>
            <text:p>Â Only males are allowed to apply</text:p>
            <text:p>                                                                    </text:p>
          </table:table-cell>
          <table:table-cell office:value-type="string" calcext:value-type="string">
            <text:p/>
            <text:p>Â Age 27 to 35 years</text:p>
            <text:p>                                                                    </text:p>
          </table:table-cell>
          <table:table-cell office:value-type="string" calcext:value-type="string">
            <text:p/>
            <text:p>Â Anywhere in Bangladesh</text:p>
            <text:p>                                                                    </text:p>
          </table:table-cell>
          <table:table-cell office:value-type="string" calcext:value-type="string">
            <text:p/>
            <text:p>Graduate in CSE/ EEE/ ETE or any Equivalent Degrees</text:p>
            <text:p/>
          </table:table-cell>
          <table:table-cell office:value-type="string" calcext:value-type="string">
            <text:p/>
            <text:p>Age 27 to 35 years </text:p>
            <text:p>Only males are allowed to apply</text:p>
            <text:p>Strong knowledge of Internet protocols (e.g., TCP/IP, HTTP, etc.)</text:p>
            <text:p>Strong knowledge of physical layer (e.g., Optical, SDH, PDH, DWDM and Radio Link)</text:p>
            <text:p>Strong knowledge of layer-2 network and Layer-3 network. </text:p>
            <text:p>In depth knowledge of MPLS, OSPF, BGP, ISIS, VTP, Spanning tree is Essential. </text:p>
            <text:p>Knowledge on DNS, Proxy, DHCP, Web Servers, Data base Server (MySql), FTP Server, MRTG and Mail Servers in Linux/Windows.</text:p>
            <text:p>Knowledge of SNMP, Netflow, etc protocols.</text:p>
            <text:p>Experience in configuring SSL/IPSec VPN .</text:p>
            <text:p>Self-motivated self-starter, who works well with minimal supervision.</text:p>
            <text:p>Strong communication skills (verbal and written) and teamwork skills</text:p>
            <text:p>Must have experience in Networking Organizations (ISP/IIG/Telco)</text:p>
            <text:p>Microsoft, Cisco and Juniper certifications (MCSE/ JNCIA/ JNCIS-SEC/ CCNA/ CCNP/ CCIP/ CCSP) will added advance.</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74">
          <table:table-cell office:value-type="string" calcext:value-type="string">
            <text:p>Jr. Software Developer</text:p>
          </table:table-cell>
          <table:table-cell office:value-type="string" calcext:value-type="string">
            <text:p>Talent Centric Limited </text:p>
          </table:table-cell>
          <table:table-cell office:value-type="string" calcext:value-type="string">
            <text:p/>
            <text:p>                                                                Not specific</text:p>
            <text:p>                                                                </text:p>
          </table:table-cell>
          <table:table-cell office:value-type="string" calcext:value-type="string">
            <text:p/>
            <text:p>Build efficient, testable, and reusable PHP modulesResearch, Guide and Solve complex performance problems and architectural challengesEnsure the accurate operation of web servers and softwareTroubleshoot, test and maintain the core product software and databases to ensure strong optimization and functionalityContribute in all phases of the development lifecycle.Develop and deploy new features to facilitate related procedures and tools if necessary.Be a team player in a flat-structured, highly collaborative agile environment.Proficient with development tools for the creating and debugging web-based applications.Integration of multiple data sources and databases into one systemCreating database schemes that represent and support business process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Both males and females are allowed to apply</text:p>
            <text:p>                                                                    </text:p>
          </table:table-cell>
          <table:table-cell office:value-type="string" calcext:value-type="string">
            <text:p/>
            <text:p>Â Age 22 to 30 years</text:p>
            <text:p>                                                                    </text:p>
          </table:table-cell>
          <table:table-cell office:value-type="string" calcext:value-type="string">
            <text:p/>
            <text:p>Â Dhaka</text:p>
            <text:p>                                                                    </text:p>
          </table:table-cell>
          <table:table-cell office:value-type="string" calcext:value-type="string">
            <text:p/>
            <text:p>Bachelor in Engineering (BEngg) in CSE</text:p>
            <text:p>Skills Required:  Core PHP,  PHP, HTML &amp; CSS, MySQL, Problem solving capacity, Team player</text:p>
            <text:p/>
          </table:table-cell>
          <table:table-cell office:value-type="string" calcext:value-type="string">
            <text:p/>
            <text:p>Age 22 to 30 years </text:p>
            <text:p>Both males and females are allowed to apply</text:p>
            <text:p>At least 1-3 years of professional experience using core PHP</text:p>
            <text:p>Ability to design and write well-structured, easily maintainable, well-documented code that balances beauty and pragmatism</text:p>
            <text:p>Strong knowledge of PHP web frameworks</text:p>
            <text:p>Understanding the fully synchronous behavior of PHP</text:p>
            <text:p>Basic understanding of front-end technologies, such as JavaScript, HTML5, and CSS</text:p>
            <text:p>Knowledge of object oriented PHP programming</text:p>
            <text:p>Strong knowledge of the common PHP or web server exploits and their solutions</text:p>
            <text:p>Understanding fundamental design principles behind a scalable application</text:p>
            <text:p>Familiarity with limitations of PHP as a platform and its workarounds</text:p>
            <text:p>Familiarity with SQL/MySQL databases and their declarative query languages.</text:p>
            <text:p/>
          </table:table-cell>
          <table:table-cell office:value-type="string" calcext:value-type="string">
            <text:p/>
            <text:p>Â Tk. 15000 - 20000 (Monthly)</text:p>
            <text:p>                                                                    </text:p>
          </table:table-cell>
          <table:table-cell office:value-type="string" calcext:value-type="string">
            <text:p/>
            <text:p>Mobile billLunch Facilities: Full SubsidizeSalary Review: YearlyFestival Bonus: 2</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91">
          <table:table-cell office:value-type="string" calcext:value-type="string">
            <text:p>Senior SEO and Digital Marketing Expert</text:p>
          </table:table-cell>
          <table:table-cell office:value-type="string" calcext:value-type="string">
            <text:p>Germany Computer &amp; Telecom </text:p>
          </table:table-cell>
          <table:table-cell office:value-type="string" calcext:value-type="string">
            <text:p/>
            <text:p>                                                                01</text:p>
            <text:p>                                                                </text:p>
          </table:table-cell>
          <table:table-cell office:value-type="string" calcext:value-type="string">
            <text:p/>
            <text:p>Plan and execute all the digital marketing campaign as per company need. Lead generation and customer communication. </text:p>
            <text:p>Analysis and Write content for SEO and Social networking accounts such as Facebook, Twitter, YouTube, LinkedIn, etc. Create and edit posts, videos and other content. </text:p>
            <text:p>Assist SEO campaigns with on- and offsite optimization efforts and improve SEO ranking and sales</text:p>
            <text:p>Leverage keyword data, conduct competitive analysis, and do regular site audits to generate insight and recommendations concerning our SEO efforts</text:p>
            <text:p>Link Building and Blog posting .</text:p>
            <text:p>Launch Optimized Digital Campaigns through Google Ad words, Social Media, Blog, Website &amp; Email etc. to increase company and brand awareness and lead generation. </text:p>
            <text:p>Plan and execute all digital marketing efforts, including SEO, SEM, and SMM marketing database, email, social media and display advertising campaigns. </text:p>
            <text:p>Implementing and Managing company's social media accounts focusing on information that are relevant to our client's business objectives (e.g. LinkedIn, Twitter, Facebook, Google+, YouTube, Pinterest, Flickr etc.)</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 (Uttara)</text:p>
            <text:p>                                                                    </text:p>
          </table:table-cell>
          <table:table-cell office:value-type="string" calcext:value-type="string">
            <text:p/>
            <text:p>Bachelor of Business Administration (BBA) in Marketing/ CSE/ Other </text:p>
            <text:p>Skills Required: Digital Marketing, IT &amp; Software Marketing</text:p>
            <text:p/>
          </table:table-cell>
          <table:table-cell office:value-type="string" calcext:value-type="string">
            <text:p/>
            <text:p>Age 25 to 35 years </text:p>
            <text:p>Only males are allowed to apply</text:p>
            <text:p>The applicants should have experience in the following area(s):</text:p>
            <text:p>Digital Marketing , SEO , Content Writing , Blog Posting , Link Building</text:p>
            <text:p/>
          </table:table-cell>
          <table:table-cell office:value-type="string" calcext:value-type="string">
            <text:p/>
            <text:p>Â Negotiable</text:p>
            <text:p>                                                                    </text:p>
          </table:table-cell>
          <table:table-cell/>
          <table:table-cell office:value-type="string" calcext:value-type="string">
            <text:p/>
            <text:p>Â Oct 20, 2019</text:p>
            <text:p>                                                                        </text:p>
          </table:table-cell>
          <table:table-cell office:value-type="string" calcext:value-type="string">
            <text:p/>
            <text:p>Â Nov 18, 2019</text:p>
            <text:p>                                                                        </text:p>
          </table:table-cell>
          <table:table-cell table:number-columns-repeated="1008"/>
        </table:table-row>
        <table:table-row table:style-name="ro92">
          <table:table-cell office:value-type="string" calcext:value-type="string">
            <text:p>Senior Software Developer</text:p>
          </table:table-cell>
          <table:table-cell office:value-type="string" calcext:value-type="string">
            <text:p>NetCoden Inc </text:p>
          </table:table-cell>
          <table:table-cell office:value-type="string" calcext:value-type="string">
            <text:p/>
            <text:p>                                                                04</text:p>
            <text:p>                                                                </text:p>
          </table:table-cell>
          <table:table-cell office:value-type="string" calcext:value-type="string">
            <text:p/>
            <text:p>Development using Vuejs, Node Js and Laravel Framework projects.</text:p>
            <text:p>Knowledge of any major programming languages like C/C++, SQL, Java, PHP, Python, etc will be a plus.</text:p>
            <text:p>Very good understanding of website &amp; web application development process, from the layout/ user interface to relational database structures.</text:p>
            <text:p>Maintain and enhance existing web applications and all internal systems.</text:p>
            <text:p>Deep expertise and hands-on experience with web applications and programming languages like PHP and C++</text:p>
            <text:p>Ensure that you have experience on API development and integration</text:p>
            <text:p>Good working experience in HTML, CSS, Bootstrap, JavaScript (Vue, React, Node)</text:p>
            <text:p>Must have strong experience in RESTful web service development</text:p>
            <text:p>Experience on payment gateway integration</text:p>
            <text:p>Write well designed, testable, efficient code by using best development practices</text:p>
            <text:p>Stay plugged into emerging technologies trends and apply them into operations</text:p>
            <text:p>Candidate must be a team player and willing to teach and to learn</text:p>
            <text:p>Should have knowledge on Git &amp; Version Control</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25 to 32 years</text:p>
            <text:p>                                                                    </text:p>
          </table:table-cell>
          <table:table-cell office:value-type="string" calcext:value-type="string">
            <text:p/>
            <text:p>Â Dhaka (Mirpur)</text:p>
            <text:p>                                                                    </text:p>
          </table:table-cell>
          <table:table-cell office:value-type="string" calcext:value-type="string">
            <text:p/>
            <text:p>Bachelor of Science (BSc) in CSE or relevant field from any reputed university (Flexible for right candidate)</text:p>
            <text:p>Training/Trade Course: Vuejs, Node Js and Laravel</text:p>
            <text:p/>
          </table:table-cell>
          <table:table-cell office:value-type="string" calcext:value-type="string">
            <text:p/>
            <text:p>Age 25 to 32 years </text:p>
            <text:p>Both males and females are allowed to apply</text:p>
            <text:p>Freshers are not encouraged to apply.</text:p>
            <text:p>Sound knowledge of database designing, development, maintenance and application architecture planning.</text:p>
            <text:p>Hands-on experience with programming languages like PHP and C++</text:p>
            <text:p>Good knowledge of laravel, jquery, vue, react, node</text:p>
            <text:p>Experience with React native is plus</text:p>
            <text:p>Working knowledge of CMS framework is plus</text:p>
            <text:p>Demonstrated ability to collaborate within a team environment.</text:p>
            <text:p>Good understanding of the project &amp; doing time estimation of the project.</text:p>
            <text:p/>
          </table:table-cell>
          <table:table-cell office:value-type="string" calcext:value-type="string">
            <text:p/>
            <text:p>Â Tk. 30000 - 45000 (Monthly)</text:p>
            <text:p>                                                                    </text:p>
          </table:table-cell>
          <table:table-cell office:value-type="string" calcext:value-type="string">
            <text:p/>
            <text:p>Lunch Facilities: Full SubsidizePerformance bonus</text:p>
            <text:p>Salary Review: Yearly</text:p>
            <text:p>Festival Bonus: 2 (Yearly)</text:p>
            <text:p>Weekly 2 holidays (Friday &amp; Saturday)</text:p>
            <text:p>Over time allowance.</text:p>
            <text:p>Free Lunch</text:p>
            <text:p>12 Days Yearly Extra vacation.</text:p>
            <text:p/>
          </table:table-cell>
          <table:table-cell office:value-type="string" calcext:value-type="string">
            <text:p/>
            <text:p>Â Oct 19, 2019</text:p>
            <text:p>                                                                        </text:p>
          </table:table-cell>
          <table:table-cell office:value-type="string" calcext:value-type="string">
            <text:p/>
            <text:p>Â Nov 10, 2019</text:p>
            <text:p>                                                                        </text:p>
          </table:table-cell>
          <table:table-cell table:number-columns-repeated="1008"/>
        </table:table-row>
        <table:table-row table:style-name="ro92">
          <table:table-cell office:value-type="string" calcext:value-type="string">
            <text:p>Senior Software Engineer (PHP)</text:p>
          </table:table-cell>
          <table:table-cell office:value-type="string" calcext:value-type="string">
            <text:p>Portonics Ltd. </text:p>
          </table:table-cell>
          <table:table-cell office:value-type="string" calcext:value-type="string">
            <text:p/>
            <text:p>                                                                05</text:p>
            <text:p>                                                                </text:p>
          </table:table-cell>
          <table:table-cell office:value-type="string" calcext:value-type="string">
            <text:p/>
            <text:p>We are looking for young enthusiastic individuals who are passionate and very serious about web development. If you have the ability to learn and adapt to new technologies quickly then the below applies to you.</text:p>
            <text:p>The position is primarily for the role of PHP-MySQL.</text:p>
            <text:p>Proficient in PHP and MYSQL;</text:p>
            <text:p>Develop, integrate, test, and deliver software product features and sub systems;</text:p>
            <text:p>Create well-documented, well-designed, and reusable code in accordance with standard practices;</text:p>
            <text:p>Participate in code reviews, architectural reviews, and proposed improvement discussions;</text:p>
            <text:p>Work as a member of a cross-functional Agile team and help to improve best practices and standards;</text:p>
            <text:p>Must have sound knowledge on object oriented PHP (PHP5).</text:p>
            <text:p>Need to have experience on PHP frameworks such as CodeIgniter / Zend.</text:p>
            <text:p>Maintaining coding standard and documentation;</text:p>
            <text:p>Good Knowledge in jQuery and Javascript;</text:p>
            <text:p>Experience in development, deployment and design of web applications using LAMP and WAMP;</text:p>
            <text:p>Need to be very keen to learn modern web technologies;</text:p>
            <text:p/>
          </table:table-cell>
          <table:table-cell office:value-type="string" calcext:value-type="string">
            <text:p/>
            <text:p>Portonics is a team of technology consultants that specialize in application design, software &amp; mobile application development. Our goal is to help clients understand and make full use of digital technology that can heighten brand awareness and lead to better business.</text:p>
            <text:p>We are a diverse team of talented individuals working on the newest technologies and running multiple projects serving 10M+ customers daily. We manage multiple clients end-to-end services in and outside Bangladesh. Services include server management, software management, networking, development, deployments, security for several enterprises.</text:p>
            <text:p>You will get the opportunity to work with the best technical, business teams in the country.</text:p>
            <text:p>Opportunity to work with renowned global companies.</text:p>
            <text:p/>
          </table:table-cell>
          <table:table-cell office:value-type="string" calcext:value-type="string">
            <text:p/>
            <text:p>                                                                Full-time</text:p>
            <text:p>                                                            </text:p>
          </table:table-cell>
          <table:table-cell office:value-type="string" calcext:value-type="string">
            <text:p/>
            <text:p>Â 4 to 6 year(s)</text:p>
            <text:p>                                                                    </text:p>
          </table:table-cell>
          <table:table-cell office:value-type="string" calcext:value-type="string">
            <text:p/>
            <text:p>Â Both males and females are allowed to apply</text:p>
            <text:p>                                                                    </text:p>
          </table:table-cell>
          <table:table-cell office:value-type="string" calcext:value-type="string">
            <text:p/>
            <text:p>Â Age 25 to 30 years</text:p>
            <text:p>                                                                    </text:p>
          </table:table-cell>
          <table:table-cell office:value-type="string" calcext:value-type="string">
            <text:p/>
            <text:p>Â Dhaka</text:p>
            <text:p>                                                                    </text:p>
          </table:table-cell>
          <table:table-cell office:value-type="string" calcext:value-type="string">
            <text:p/>
            <text:p>Bachelor of Science (BSc) in Computer Science &amp; EngineeringPreferably B.Sc in Computer Science or similar discipline, educational qualifications will be relaxed for experienced candidates</text:p>
            <text:p>Skills Required:  Core PHP,  database management, Jenkins, MySQL, Ngnix</text:p>
            <text:p/>
          </table:table-cell>
          <table:table-cell office:value-type="string" calcext:value-type="string">
            <text:p/>
            <text:p>Age 25 to 30 years </text:p>
            <text:p>Both males and females are allowed to apply</text:p>
            <text:p>At least 4 years of experience in software engineering with at least one MVC framework;</text:p>
            <text:p>Experience with peer code review practices, such as use of GitHub Pull Requests;</text:p>
            <text:p>Experience working with issue and task management software, such as Atlassian JIRA or similar;</text:p>
            <text:p>Experience writing unit and integration tests with mocks and subs</text:p>
            <text:p>Strong understanding of enterprise development patterns;</text:p>
            <text:p>Experience with web services, and AWS technologies;</text:p>
            <text:p>Strong knowledge of MySQL, including writing and optimizing queries;</text:p>
            <text:p>Have an understanding of virtualization and containerization as a tool for growing scalability, reliability, and expediency;</text:p>
            <text:p>Employing secure coding practices including familiarity with OWASP top ten;</text:p>
            <text:p>Ability to learn and teach new technologies and skills as new technology is introduced;</text:p>
            <text:p>Sound mature judgement and decision-making ability;</text:p>
            <text:p>Ability to work independently with all levels of team members within the Company and external parties;</text:p>
            <text:p>Must have excellent interpersonal and communication skills;</text:p>
            <text:p>Strong analytical and problem solving skills;</text:p>
            <text:p>We are looking for honest, dedicated and responsible individuals;</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73">
          <table:table-cell office:value-type="string" calcext:value-type="string">
            <text:p>Software Engineer (PHP)</text:p>
          </table:table-cell>
          <table:table-cell office:value-type="string" calcext:value-type="string">
            <text:p>Portonics Ltd. </text:p>
          </table:table-cell>
          <table:table-cell office:value-type="string" calcext:value-type="string">
            <text:p/>
            <text:p>                                                                05</text:p>
            <text:p>                                                                </text:p>
          </table:table-cell>
          <table:table-cell office:value-type="string" calcext:value-type="string">
            <text:p/>
            <text:p>We are looking for young enthusiastic individuals who are passionate and very serious about web development. If you have the ability to learn and adapt to new technologies quickly then the below applies to you.</text:p>
            <text:p>The position is primarily for the role of PHP-MySQL;</text:p>
            <text:p>Good communication skills and should communicate proactively with team members;</text:p>
            <text:p>If you have skills that go beyond the minimum requirement of description/responsibility above we encourage you to apply;</text:p>
            <text:p>Proficient in PHP and MYSQL;</text:p>
            <text:p>Must have sound knowledge on object oriented PHP (PHP5);</text:p>
            <text:p>Need to have experience on PHP frameworks such as CodeIgniter / Zend;</text:p>
            <text:p>Maintaining coding standard and documentation;</text:p>
            <text:p>Vast Knowledge in jQuery and Javascript;</text:p>
            <text:p>Experience in development, deployment and design of web applications using LAMP and WAMP;</text:p>
            <text:p>Knowledge on PHP based CMS such as Wordpress / Drupal;</text:p>
            <text:p>Need to be very keen to learn modern web technologies;</text:p>
            <text:p/>
          </table:table-cell>
          <table:table-cell office:value-type="string" calcext:value-type="string">
            <text:p/>
            <text:p>Portonics is a team of technology consultants that specialize in application design, software &amp; mobile application development. Our goal is to help clients understand and make full use of digital technology that can heighten brand awareness and lead to better business.</text:p>
            <text:p>We are a diverse team of talented individuals working on the newest technologies and running multiple projects serving 10M+ customers daily. We manage multiple clients end-to-end services in and outside Bangladesh. Services include server management, software management, networking, development, deployments, security for several enterprises.</text:p>
            <text:p>You will get the opportunity to work with the best technical, business teams in the country.</text:p>
            <text:p>Opportunity to work with renowned global companies.</text:p>
            <text:p/>
          </table:table-cell>
          <table:table-cell office:value-type="string" calcext:value-type="string">
            <text:p/>
            <text:p>                                                                Full-time</text:p>
            <text:p>                                                            </text:p>
          </table:table-cell>
          <table:table-cell office:value-type="string" calcext:value-type="string">
            <text:p/>
            <text:p>Â 3 to 4 year(s)</text:p>
            <text:p>                                                                    </text:p>
          </table:table-cell>
          <table:table-cell office:value-type="string" calcext:value-type="string">
            <text:p/>
            <text:p>Â Both males and females are allowed to apply</text:p>
            <text:p>                                                                    </text:p>
          </table:table-cell>
          <table:table-cell office:value-type="string" calcext:value-type="string">
            <text:p/>
            <text:p>Â Age 22 to 25 years</text:p>
            <text:p>                                                                    </text:p>
          </table:table-cell>
          <table:table-cell office:value-type="string" calcext:value-type="string">
            <text:p/>
            <text:p>Â Dhaka</text:p>
            <text:p>                                                                    </text:p>
          </table:table-cell>
          <table:table-cell office:value-type="string" calcext:value-type="string">
            <text:p/>
            <text:p>Bachelor of Science (BSc) in Computer Science  EngineeringPreferably B.Sc in Computer Science or similar discipline, educational qualifications will be relaxed for experienced candidates</text:p>
            <text:p>At least 3 years of experience in software engineering with at least one MVC framework;</text:p>
            <text:p>Experience with peer code review practices, such as use of GitHub Pull Requests;</text:p>
            <text:p>Experience working with issue and task management software, such as Atlassian JIRA or similar;</text:p>
            <text:p>Skills Required:  Core PHP, Jenkins, MySQL, Ngnix</text:p>
            <text:p/>
          </table:table-cell>
          <table:table-cell office:value-type="string" calcext:value-type="string">
            <text:p/>
            <text:p>Age 22 to 25 years </text:p>
            <text:p>Both males and females are allowed to apply</text:p>
            <text:p>Applicant must be smart and intelligent and be able to work with foreign teams;</text:p>
            <text:p>Written and verbal communication skills in English will be a plus;</text:p>
            <text:p>Experience in native Android Development (Advantage)</text:p>
            <text:p>Experience in Javascript (Advantage)</text:p>
            <text:p>Experience with web services, and AWS technologies;</text:p>
            <text:p>Strong knowledge of MySQL, including writing and optimizing queries;</text:p>
            <text:p>Have an understanding of virtualization and containerization as a tool for growing scalability, reliability, and expediency;</text:p>
            <text:p>Employing secure coding practices including familiarity with OWASP top ten;</text:p>
            <text:p>Ability to learn and teach new technologies and skills as new technology is introduced;</text:p>
            <text:p>Must have excellent interpersonal and communication skills;</text:p>
            <text:p>Strong analytical and problem solving skills;</text:p>
            <text:p>We are looking for honest, dedicated and responsible individuals;</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74">
          <table:table-cell office:value-type="string" calcext:value-type="string">
            <text:p>Teacher - Computer Science (O Level) for Uttara and Gulshan campuses</text:p>
          </table:table-cell>
          <table:table-cell office:value-type="string" calcext:value-type="string">
            <text:p>Oxford International School </text:p>
          </table:table-cell>
          <table:table-cell office:value-type="string" calcext:value-type="string">
            <text:p/>
            <text:p>                                                                Not specific</text:p>
            <text:p>                                                                </text:p>
          </table:table-cell>
          <table:table-cell office:value-type="string" calcext:value-type="string">
            <text:p/>
            <text:p>Candidates must have good knowledge to teach Computer Science (Cambridge curriculum) for O level</text:p>
            <text:p>Prepare lesson plans, lecture materials and actively involve in developing curriculum</text:p>
            <text:p>Evaluate students' assignments and written works.</text:p>
            <text:p>All academic responsibilities related to students exam, parents dealing and other duties as the position requires.</text:p>
            <text:p>Support the development of student portfolios in line with agreed school practices</text:p>
            <text:p>Maintain good professional working relationships with colleagues, Line Managers and administrators</text:p>
            <text:p>Work as a team player</text:p>
            <text:p/>
          </table:table-cell>
          <table:table-cell office:value-type="string" calcext:value-type="string">
            <text:p/>
            <text:p>                                                            We are looking for Teacher - Computer Science (O Level), under Cambridge Syllabus(CAIE) who will be able to teach and assess O level students.</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Masters in Computer Science from any recognized University.</text:p>
            <text:p/>
          </table:table-cell>
          <table:table-cell office:value-type="string" calcext:value-type="string">
            <text:p/>
            <text:p>Age 25 to 35 years </text:p>
            <text:p>Both males and females are allowed to apply</text:p>
            <text:p>Excellent command over English (both in oral and written communication.</text:p>
            <text:p>Candidates with teaching experience in English Medium School will be given preference.</text:p>
            <text:p/>
          </table:table-cell>
          <table:table-cell office:value-type="string" calcext:value-type="string">
            <text:p/>
            <text:p>Â Negotiable</text:p>
            <text:p>                                                                    </text:p>
          </table:table-cell>
          <table:table-cell office:value-type="string" calcext:value-type="string">
            <text:p/>
            <text:p>Salary Review: YearlyAs per school policy</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9">
          <table:table-cell office:value-type="string" calcext:value-type="string">
            <text:p>Software Developer</text:p>
          </table:table-cell>
          <table:table-cell office:value-type="string" calcext:value-type="string">
            <text:p>Netizen IT Limited </text:p>
          </table:table-cell>
          <table:table-cell office:value-type="string" calcext:value-type="string">
            <text:p/>
            <text:p>                                                                3</text:p>
            <text:p>                                                                </text:p>
          </table:table-cell>
          <table:table-cell office:value-type="string" calcext:value-type="string">
            <text:p/>
            <text:p>Responsible to develop APIs for our clients Applications</text:p>
            <text:p>Contribute in complete development lifecycle</text:p>
            <text:p>Designing and developing high-volume, low-latency applications for mission-critical systems and delivering high-quality and performance </text:p>
            <text:p>Ensure the performance, quality, and reusable </text:p>
            <text:p>Collaborate with a team to define, design, and ship new features </text:p>
            <text:p>Identify and correct bottlenecks and fix bugs</text:p>
            <text:p>Work with outside data sources and APIs</text:p>
            <text:p>Help maintain code quality, organization, and authorization</text:p>
            <text:p>Documenting on code level</text:p>
            <text:p>Continuously discover, evaluate, and implement new technologies to maximize development efficiency.</text:p>
            <text:p/>
          </table:table-cell>
          <table:table-cell office:value-type="string" calcext:value-type="string">
            <text:p/>
            <text:p>Netizen IT Limited is a growing IT Company and developing own Applications to digitize education section in Bangladesh.</text:p>
            <text:p>We are looking for a Software Developer to work with our teams who is committed to self development, self motivated and self learner.</text:p>
            <text:p>As a Software Developer You have to clear concept of OOP, Clean Code writing, Understand Business Requirement, Documenting, Analysis, Testing, Debugging and working together with our team as a member.</text:p>
            <text:p/>
          </table:table-cell>
          <table:table-cell office:value-type="string" calcext:value-type="string">
            <text:p/>
            <text:p>                                                                Full-time</text:p>
            <text:p>                                                            </text:p>
          </table:table-cell>
          <table:table-cell office:value-type="string" calcext:value-type="string">
            <text:p/>
            <text:p>Â 1 to 4 year(s)</text:p>
            <text:p>                                                                    </text:p>
          </table:table-cell>
          <table:table-cell office:value-type="string" calcext:value-type="string">
            <text:p/>
            <text:p>Â Both males and females are allowed to apply</text:p>
            <text:p>                                                                    </text:p>
          </table:table-cell>
          <table:table-cell office:value-type="string" calcext:value-type="string">
            <text:p/>
            <text:p>Â Age 24 to 35 years</text:p>
            <text:p>                                                                    </text:p>
          </table:table-cell>
          <table:table-cell office:value-type="string" calcext:value-type="string">
            <text:p/>
            <text:p>Â Anywhere in Bangladesh</text:p>
            <text:p>                                                                    </text:p>
          </table:table-cell>
          <table:table-cell office:value-type="string" calcext:value-type="string">
            <text:p/>
            <text:p>Bachelor of Science (BSc)</text:p>
            <text:p/>
          </table:table-cell>
          <table:table-cell office:value-type="string" calcext:value-type="string">
            <text:p/>
            <text:p>Age 24 to 35 years </text:p>
            <text:p>Both males and females are allowed to apply</text:p>
            <text:p>Minimum 1+ years experience in Java Application Development.</text:p>
            <text:p>Deep knowledge in architectural development, design patterns and implementation of custom developed solutions.</text:p>
            <text:p>Understanding of object oriented software development and technologies such as Java, relational databases (i.e. MySQL Server), Middleware Platforms (i.e. J2EE) and development methods such as Agile</text:p>
            <text:p>Knowledge of product and package selection methods</text:p>
            <text:p>Ideally, your experience will also cover the majority of the following: J2EE, Hibernate/JDBC, Tomcat, MySQL, JSP/ JSTL, HTML, JavaScript, GIT, Spring Boot, Spring Security.</text:p>
            <text:p>Experience with common development and repository tools (i.e. SVN, GIT, JIRA, etc.)</text:p>
            <text:p>Knowledge in responsive web development , HTML5, CSS3, JavaScript, Ajax,</text:p>
            <text:p>Advanced skills implementing API Service architectures (REST)</text:p>
            <text:p>Able to work with team and Sincere appreciation for good communication and healthy work relationships.</text:p>
            <text:p>Self Driven and learning attitude.</text:p>
            <text:p>Test Driven Development.</text:p>
            <text:p>Ability to explain technical concepts to a group clearly and concisely.</text:p>
            <text:p/>
          </table:table-cell>
          <table:table-cell office:value-type="string" calcext:value-type="string">
            <text:p/>
            <text:p>Â Negotiable</text:p>
            <text:p>                                                                    </text:p>
          </table:table-cell>
          <table:table-cell office:value-type="string" calcext:value-type="string">
            <text:p/>
            <text:p>Profit share, Weekly 2 holidaysLunch Facilities: Full SubsidizeSalary Review: YearlyFestival Bonus: 2</text:p>
            <text:p/>
          </table:table-cell>
          <table:table-cell office:value-type="string" calcext:value-type="string">
            <text:p/>
            <text:p>Â Oct 20, 2019</text:p>
            <text:p>                                                                        </text:p>
          </table:table-cell>
          <table:table-cell office:value-type="string" calcext:value-type="string">
            <text:p/>
            <text:p>Â Nov 19, 2019</text:p>
            <text:p>                                                                        </text:p>
          </table:table-cell>
          <table:table-cell table:number-columns-repeated="1008"/>
        </table:table-row>
        <table:table-row table:style-name="ro73">
          <table:table-cell office:value-type="string" calcext:value-type="string">
            <text:p>Developer (PHP) Full Stack</text:p>
          </table:table-cell>
          <table:table-cell office:value-type="string" calcext:value-type="string">
            <text:p>Asian Global Ventures (Bangladesh) Company Ltd. </text:p>
          </table:table-cell>
          <table:table-cell office:value-type="string" calcext:value-type="string">
            <text:p/>
            <text:p>                                                                04</text:p>
            <text:p>                                                                </text:p>
          </table:table-cell>
          <table:table-cell office:value-type="string" calcext:value-type="string">
            <text:p/>
            <text:p>Experienced with front &amp; back-end programming languages. </text:p>
            <text:p>Good understanding of design concept and front-end/back-end development for web/mobile-based application.</text:p>
            <text:p>Must have experience in any well-known PHP Framework, especially Laravel/Codeigniter Framework.</text:p>
            <text:p>Working experience in several languages and databases including PHP, XHTML, HTML5 &amp; CSS3, JS, AngularJS, jQuery, MySQL/MongoDB/PostgreSQL.</text:p>
            <text:p>Must have solid experience in Ajax as it's required.</text:p>
            <text:p>Clear understanding of Bootstrap, XML, JSON, REST and Less or Sass Framework.</text:p>
            <text:p>Candidate should have firm knowledge in third party APIs such as Facebook API or Google API, oAuth2, and SOAP Service, SMS Gateways, PayPal and other payment gateway integration.</text:p>
            <text:p>Applicants with experience in frameworks like Wordpress/Drupal/Joomla is preferable</text:p>
            <text:p>Understanding of code versioning tools such as Git / Mercurial / SVN.</text:p>
            <text:p/>
          </table:table-cell>
          <table:table-cell office:value-type="string" calcext:value-type="string">
            <text:p/>
            <text:p>Candidate must have good knowledge and working experience of coding in planned structure.</text:p>
            <text:p>Candidate should be able to develop both front &amp; back end for web and mobile applications integrated.</text:p>
            <text:p>Has solid understanding of the fundamentals and the underlying technologies.</text:p>
            <text:p/>
          </table:table-cell>
          <table:table-cell office:value-type="string" calcext:value-type="string">
            <text:p/>
            <text:p>                                                                Full-time, Internship</text:p>
            <text:p>                                                            </text:p>
          </table:table-cell>
          <table:table-cell office:value-type="string" calcext:value-type="string">
            <text:p/>
            <text:p>Â 1 to 5 year(s)</text:p>
            <text:p>                                                                    </text:p>
          </table:table-cell>
          <table:table-cell office:value-type="string" calcext:value-type="string">
            <text:p/>
            <text:p>Â Both males and females are allowed to apply</text:p>
            <text:p>                                                                    </text:p>
          </table:table-cell>
          <table:table-cell office:value-type="string" calcext:value-type="string">
            <text:p/>
            <text:p>Â Age 25 to 40 years</text:p>
            <text:p>                                                                    </text:p>
          </table:table-cell>
          <table:table-cell office:value-type="string" calcext:value-type="string">
            <text:p/>
            <text:p>Â Dhaka</text:p>
            <text:p>                                                                    </text:p>
          </table:table-cell>
          <table:table-cell office:value-type="string" calcext:value-type="string">
            <text:p/>
            <text:p>Bachelor of Science (BSc) in Computer Science  Engineering, Bachelor of Computer Application (BCA) in Computer Applications, Bachelor in Engineering (BEngg) in Computer ScienceCSE (Computer Science &amp; Engineering) B.Sc or M.Sc</text:p>
            <text:p/>
          </table:table-cell>
          <table:table-cell office:value-type="string" calcext:value-type="string">
            <text:p/>
            <text:p>Age 25 to 40 years </text:p>
            <text:p>Both males and females are allowed to apply</text:p>
            <text:p>Design overall architecture of the web application.</text:p>
            <text:p>Maintain quality and ensure responsiveness of applications.</text:p>
            <text:p>Collaborate with the rest of the engineering team to design and launch new features.</text:p>
            <text:p>Maintain code integrity and organization.</text:p>
            <text:p>Must have good command over English and 'ZERO tolerance' to mistakes. </text:p>
            <text:p>Should be capable to work as individual or in team.</text:p>
            <text:p>Able to work under minimum supervision and coworker presence.</text:p>
            <text:p>Must have a 'Can Do Attitude'.</text:p>
            <text:p>Ability to deliver high-quality work in a quick manner. </text:p>
            <text:p>Need some decision making and leadership skill.</text:p>
            <text:p>Diligent and able to work under pressure.</text:p>
            <text:p>Able to work with multiple projects simultaneously.</text:p>
            <text:p>Ability to quickly learn new concepts and software is necessary.</text:p>
            <text:p>Understanding and implementation of security and data protection.</text:p>
            <text:p>Follow company procedure of day-to-day activities and rules &amp; regulation strictly.</text:p>
            <text:p>Strong understanding of integration between different systems.</text:p>
            <text:p/>
          </table:table-cell>
          <table:table-cell office:value-type="string" calcext:value-type="string">
            <text:p/>
            <text:p>Â Negotiable</text:p>
            <text:p>                                                                    </text:p>
          </table:table-cell>
          <table:table-cell office:value-type="string" calcext:value-type="string">
            <text:p/>
            <text:p>Lunch Facilities: Partially SubsidizeSalary Review: YearlyLearning environment with knowledgeable technical head of management.</text:p>
            <text:p>Friendly working environment.</text:p>
            <text:p>Amazing Team Members with a lot of common sense.</text:p>
            <text:p>Yearly increment.</text:p>
            <text:p>Subsidized lunch and free snack facilities.</text:p>
            <text:p>Others benefits as per company's policy.</text:p>
            <text:p/>
          </table:table-cell>
          <table:table-cell office:value-type="string" calcext:value-type="string">
            <text:p/>
            <text:p>Â Oct 19, 2019</text:p>
            <text:p>                                                                        </text:p>
          </table:table-cell>
          <table:table-cell office:value-type="string" calcext:value-type="string">
            <text:p/>
            <text:p>Â Nov 18, 2019</text:p>
            <text:p>                                                                        </text:p>
          </table:table-cell>
          <table:table-cell table:number-columns-repeated="1008"/>
        </table:table-row>
        <table:table-row table:style-name="ro71">
          <table:table-cell office:value-type="string" calcext:value-type="string">
            <text:p>Software Architect (Mobile Application)</text:p>
          </table:table-cell>
          <table:table-cell office:value-type="string" calcext:value-type="string">
            <text:p>Software Shop Limited (SSL Wireless) </text:p>
          </table:table-cell>
          <table:table-cell office:value-type="string" calcext:value-type="string">
            <text:p/>
            <text:p>                                                                Not specific</text:p>
            <text:p>                                                                </text:p>
          </table:table-cell>
          <table:table-cell office:value-type="string" calcext:value-type="string">
            <text:p/>
            <text:p>Support the entire application lifecycle (concept, design, test, release and support).</text:p>
            <text:p>Produce fully functional mobile applications writing clean code.</text:p>
            <text:p>Gather specific requirements and suggest solutions.</text:p>
            <text:p>Write unit and UI tests to identify malfunctions.</text:p>
            <text:p>Troubleshoot and debug to optimize performance.</text:p>
            <text:p>Design interfaces to improve user experience.</text:p>
            <text:p>Liaise with Product Development team to plan new features.</text:p>
            <text:p>Ensure new and legacy applications meet quality standards.</text:p>
            <text:p>Research and suggest new mobile products, applications and protocols.</text:p>
            <text:p>Stay up-to-date with new technology trends.</text:p>
            <text:p/>
          </table:table-cell>
          <table:table-cell office:value-type="string" calcext:value-type="string">
            <text:p/>
            <text:p>Looking for Software Architect (For Mobile Application) [Deputy Manager Level].</text:p>
            <text:p>We are looking for a qualified Software Architect for Mobile Application to join our Engineering team. You will be working with our engineers to develop and maintain high quality mobile applications.</text:p>
            <text:p>If you`re passionate about mobile platforms and translating code into user-friendly apps, we would like to meet you. As a Mobile developer, you`ll collaborate with internal teams to develop functional mobile applications, while working in a fast-paced environment.</text:p>
            <text:p>Ultimately, you should be able to design and build the next generation of our mobile applications.</text:p>
            <text:p>Job Location: Kurdistan, Iraq.</text:p>
            <text:p/>
          </table:table-cell>
          <table:table-cell office:value-type="string" calcext:value-type="string">
            <text:p/>
            <text:p>                                                                Full-time</text:p>
            <text:p>                                                            </text:p>
          </table:table-cell>
          <table:table-cell office:value-type="string" calcext:value-type="string">
            <text:p/>
            <text:p>Â 5 to 7 year(s)</text:p>
            <text:p>                                                                    </text:p>
          </table:table-cell>
          <table:table-cell table:number-columns-repeated="2"/>
          <table:table-cell office:value-type="string" calcext:value-type="string">
            <text:p/>
            <text:p>Â Iraq</text:p>
            <text:p>                                                                    </text:p>
          </table:table-cell>
          <table:table-cell office:value-type="string" calcext:value-type="string">
            <text:p/>
            <text:p>Minimum Bachelor degree in Computer Science or relevant field.</text:p>
            <text:p/>
          </table:table-cell>
          <table:table-cell office:value-type="string" calcext:value-type="string">
            <text:p/>
            <text:p>5-7 years of working experience as a Mobile Developer.</text:p>
            <text:p>Proficiency in English is a MUST.</text:p>
            <text:p>Demonstrable portfolio of released applications on the App store or the Android market.</text:p>
            <text:p>In-depth knowledge of at least one programming language like Swift and Java.</text:p>
            <text:p>Experience with third-party libraries and APIs.</text:p>
            <text:p>Familiarity with OOP design principles.</text:p>
            <text:p>Excellent analytical skills with a good problem-solving attitude.</text:p>
            <text:p>Ability to perform in a team environment.</text:p>
            <text:p>Must be a team player and can get along with the co-workers.</text:p>
            <text:p>Must be punctual, well-groomed and have good manners. </text:p>
            <text:p>Must be able to prioritize tasks to finish the assigned projects within the given timeline.</text:p>
            <text:p>Must be innovative, easygoing, hardworking and compliant with business ethics.</text:p>
            <text:p/>
          </table:table-cell>
          <table:table-cell/>
          <table:table-cell office:value-type="string" calcext:value-type="string">
            <text:p/>
            <text:p>Free Accommodation and Transportation (Pick and Drop)</text:p>
            <text:p>Yearly 2 Economy Class Air Ticket with Return</text:p>
            <text:p>Yearly 24 Days Annual Leave</text:p>
            <text:p>Yearly 30 Days Sick Leave.</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75">
          <table:table-cell office:value-type="string" calcext:value-type="string">
            <text:p>Manager - Software Engineering</text:p>
          </table:table-cell>
          <table:table-cell office:value-type="string" calcext:value-type="string">
            <text:p>Software Shop Limited (SSL Wireless) </text:p>
          </table:table-cell>
          <table:table-cell office:value-type="string" calcext:value-type="string">
            <text:p/>
            <text:p>                                                                Not specific</text:p>
            <text:p>                                                                </text:p>
          </table:table-cell>
          <table:table-cell office:value-type="string" calcext:value-type="string">
            <text:p/>
            <text:p>Develop high-quality software design and architecture.</text:p>
            <text:p>Identify, prioritize and execute tasks in the software development life cycle.</text:p>
            <text:p>Develop tools and applications by producing clean, efficient code.</text:p>
            <text:p>Automate tasks through appropriate tools and scripting.</text:p>
            <text:p>Review and debug code.</text:p>
            <text:p>Perform validation and verification testing.</text:p>
            <text:p>Collaborate with internal teams and vendors to fix and improve products.</text:p>
            <text:p>Document development phases and monitor systems.</text:p>
            <text:p>Ensure software is up-to-date with latest technologies.</text:p>
            <text:p/>
          </table:table-cell>
          <table:table-cell office:value-type="string" calcext:value-type="string">
            <text:p/>
            <text:p>We are looking for a Manager-Software Engineering to produce and implement functional software solutions. You will work with upper management to define software requirements and take the lead on operational and technical projects. In this role, you should be able to work independently with little supervision. You should have excellent organization and problem-solving skills. If you also have hands-on experience in software development and agile methodologies, we`d like to meet you. Your goal will be to develop high-quality software that is aligned with user needs and business goals. </text:p>
            <text:p>Directing software development projects.</text:p>
            <text:p>Producing, testing and debugging code.</text:p>
            <text:p>Leading engineers and developers.</text:p>
            <text:p>Job Location: Kurdistan, Iraq.</text:p>
            <text:p/>
          </table:table-cell>
          <table:table-cell office:value-type="string" calcext:value-type="string">
            <text:p/>
            <text:p>                                                                Full-time</text:p>
            <text:p>                                                            </text:p>
          </table:table-cell>
          <table:table-cell office:value-type="string" calcext:value-type="string">
            <text:p/>
            <text:p>Â 8 to 12 year(s)</text:p>
            <text:p>                                                                    </text:p>
          </table:table-cell>
          <table:table-cell table:number-columns-repeated="2"/>
          <table:table-cell office:value-type="string" calcext:value-type="string">
            <text:p/>
            <text:p>Â Iraq</text:p>
            <text:p>                                                                    </text:p>
          </table:table-cell>
          <table:table-cell office:value-type="string" calcext:value-type="string">
            <text:p/>
            <text:p>Minimum Bachelor's degree in Computer Science or Engineering.</text:p>
            <text:p/>
          </table:table-cell>
          <table:table-cell office:value-type="string" calcext:value-type="string">
            <text:p/>
            <text:p>8-12 years of experience in software development including 5 year of hands-on software engineering (C#, Java,PHP, C++, Front-End).</text:p>
            <text:p>Proficiency in English is a MUST.</text:p>
            <text:p>Extensive experience in software development, scripting and project management.</text:p>
            <text:p>Experience using system monitoring tools (e.g. New Relic) and automated testing frameworks.</text:p>
            <text:p>Knowledge of selected programming languages (e.g. Python, C++) and the Java/J2EE platform.</text:p>
            <text:p>In-depth knowledge of relational databases (e.g. PostgreSQL, MySQL) and NoSQL databases (e.g. MongoDB).</text:p>
            <text:p>Familiarity with various operating systems (Linux, Mac OS, Windows).</text:p>
            <text:p>Analytical mind with problem-solving aptitude.</text:p>
            <text:p>Ability to work independently.</text:p>
            <text:p>Excellent organizational and leadership skills.</text:p>
            <text:p>Must be a team player and can get along with the co-workers.</text:p>
            <text:p>Must be punctual, well-groomed and have good manners. </text:p>
            <text:p>Must be able to prioritize tasks to finish the assigned projects within the given timeline.</text:p>
            <text:p>Must be innovative, easygoing, hardworking and compliant with business ethics.</text:p>
            <text:p/>
          </table:table-cell>
          <table:table-cell/>
          <table:table-cell office:value-type="string" calcext:value-type="string">
            <text:p/>
            <text:p>Free Accommodation and Transportation (Pick and Drop)</text:p>
            <text:p>Yearly 2 Economy Class Air Ticket with Return</text:p>
            <text:p>Yearly 24 Days Annual Leave</text:p>
            <text:p>Yearly 30 Days Sick Leave.</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75">
          <table:table-cell office:value-type="string" calcext:value-type="string">
            <text:p>Asst. Manager, Product Development</text:p>
          </table:table-cell>
          <table:table-cell office:value-type="string" calcext:value-type="string">
            <text:p>Software Shop Limited (SSL Wireless) </text:p>
          </table:table-cell>
          <table:table-cell office:value-type="string" calcext:value-type="string">
            <text:p/>
            <text:p>                                                                Not specific</text:p>
            <text:p>                                                                </text:p>
          </table:table-cell>
          <table:table-cell office:value-type="string" calcext:value-type="string">
            <text:p/>
            <text:p>Identifying possible new features of different products based on company's business needs and capability. </text:p>
            <text:p>Assesses market competition by comparing the company's product to competitors' products.</text:p>
            <text:p>Recommends the nature and scope of present and future product lines by reviewing product specifications and requirements; appraising new product ideas and/or product or packaging changes.</text:p>
            <text:p>Liaise with clients to identify and define requirements, scope and objectives.</text:p>
            <text:p>Collaborating with internal teams for development of new features/products. </text:p>
            <text:p>Preparing product backlog and stories for development teams. </text:p>
            <text:p>Demonstrating product in front of internal teams and client.</text:p>
            <text:p>To prepare and interpret flowcharts, schedules and step-by-step action plans.</text:p>
            <text:p>Coordinate with project team activities, resources, equipment and information.</text:p>
            <text:p>Assign tasks to internal teams and assist with schedule management.</text:p>
            <text:p>Monitor project progress and handle any issues that arise.</text:p>
            <text:p>Work with the Product Manager to eliminate blockers.</text:p>
            <text:p>Maintains professional and technical knowledge by attending educational workshops; reviewing professional publications; establishing personal networks; participating in professional societies.</text:p>
            <text:p/>
          </table:table-cell>
          <table:table-cell office:value-type="string" calcext:value-type="string">
            <text:p/>
            <text:p>We are looking for a responsible Product Developer to administer and organize all types of projects, from simple activities to more complex plans.</text:p>
            <text:p>Develops products by identifying potential products; conducting market research, generating product requirements, determining specifications, timetables, pricing, and time-integrated plans for product introduction, and developing marketing strategies.</text:p>
            <text:p>Job Location: Kurdistan, Iraq.</text:p>
            <text:p/>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Iraq</text:p>
            <text:p>                                                                    </text:p>
          </table:table-cell>
          <table:table-cell office:value-type="string" calcext:value-type="string">
            <text:p/>
            <text:p>Minimum Bachelor degree (major in Computer Science / Business Administration).</text:p>
            <text:p/>
          </table:table-cell>
          <table:table-cell office:value-type="string" calcext:value-type="string">
            <text:p/>
            <text:p>3-5 year of work experience in Product Role or Project Management Role or similar role. </text:p>
            <text:p>Proficiency in English is a MUST.</text:p>
            <text:p>Experience in project management, from conception to delivery.</text:p>
            <text:p>Solid organizational skills, including multitasking and time-management.</text:p>
            <text:p>Strong client-facing and teamwork skills.</text:p>
            <text:p>Familiarity with risk management and quality assurance control.</text:p>
            <text:p>Strong working knowledge of Microsoft Project and Microsoft Planner.</text:p>
            <text:p>Hands-on experience with project management tools (e.g. Jira, Basecamp or Trello).</text:p>
            <text:p>PMP / PRINCE2 certification is a plus.</text:p>
            <text:p>CSM/ CSPO is a plus.</text:p>
            <text:p>Must be a team player and can get along with the co-workers.</text:p>
            <text:p>Must be punctual, well-groomed and have good manners. </text:p>
            <text:p>Must be able to prioritize tasks to finish the assigned projects within the given timeline.</text:p>
            <text:p>Must be innovative, easygoing, hardworking and compliant with business ethics.</text:p>
            <text:p/>
          </table:table-cell>
          <table:table-cell/>
          <table:table-cell office:value-type="string" calcext:value-type="string">
            <text:p/>
            <text:p>Free Accommodation and Transportation (Pick and Drop)</text:p>
            <text:p>Yearly 2 Economy Class Air Ticket with Return</text:p>
            <text:p>Yearly 24 Days Annual Leave</text:p>
            <text:p>Yearly 30 Days Sick Leave.</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93">
          <table:table-cell office:value-type="string" calcext:value-type="string">
            <text:p>Technical Documentation Writer [Assistant Manager]</text:p>
          </table:table-cell>
          <table:table-cell office:value-type="string" calcext:value-type="string">
            <text:p>Software Shop Limited (SSL Wireless) </text:p>
          </table:table-cell>
          <table:table-cell office:value-type="string" calcext:value-type="string">
            <text:p/>
            <text:p>                                                                Not specific</text:p>
            <text:p>                                                                </text:p>
          </table:table-cell>
          <table:table-cell office:value-type="string" calcext:value-type="string">
            <text:p/>
            <text:p>Work with internal teams to obtain an in-depth understanding of the product and the documentation requirements.</text:p>
            <text:p>Produce high-quality documentation that meets applicable standards and is appropriate for its intended audience.</text:p>
            <text:p>Write easy-to-understand user interface text, online help and developer guides.</text:p>
            <text:p>Create tutorials to help end-users use a variety of applications.</text:p>
            <text:p>Analyze existing and potential content, focusing on reuse and single-sourcing opportunities.</text:p>
            <text:p>Create and maintain the information architecture.</text:p>
            <text:p>Source and recruit Technical Writers with Workable's Boolean search cheat sheets.</text:p>
            <text:p/>
          </table:table-cell>
          <table:table-cell office:value-type="string" calcext:value-type="string">
            <text:p/>
            <text:p>We are looking for a Technical Documentation Writer to produce high-quality documentation that contributes to the overall success of our products.  You will join a team of talented tech writers who work collaboratively with developers, quality engineers, product managers, and usability experts to make our products easier to use.</text:p>
            <text:p>Producing high-quality documentation that is appropriate for its intended audience.</text:p>
            <text:p>Working with internal teams on product and documentation requirements.</text:p>
            <text:p>Writing easy-to-understand user interface text, online help and developer guides.</text:p>
            <text:p>Job Location: Kurdistan, Iraq.</text:p>
            <text:p/>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Iraq</text:p>
            <text:p>                                                                    </text:p>
          </table:table-cell>
          <table:table-cell office:value-type="string" calcext:value-type="string">
            <text:p/>
            <text:p>Minimum Bachelor degree (Computer Science), Engineering or equivalent preferred.</text:p>
            <text:p>University degree in Computer Science, Engineering or equivalent preferred.</text:p>
            <text:p/>
          </table:table-cell>
          <table:table-cell office:value-type="string" calcext:value-type="string">
            <text:p/>
            <text:p>3-5 years of working experience in technical writing of software documentation.</text:p>
            <text:p>Ability to deliver high quality documentation paying attention to detail.</text:p>
            <text:p>Ability to quickly grasp complex technical concepts and make them easily understandable in text and pictures.</text:p>
            <text:p>Excellent written skills in English.</text:p>
            <text:p>Strong working knowledge of Microsoft Office.</text:p>
            <text:p>Basic familiarity with the SDLC and software development.</text:p>
            <text:p>Proficiency in English is a MUST.</text:p>
            <text:p>Must be a team player and can get along with the co-workers.</text:p>
            <text:p>Must be punctual, well-groomed and have good manners. </text:p>
            <text:p>Must be able to prioritize tasks to finish the assigned projects within the given timeline.</text:p>
            <text:p>Must be innovative, easygoing, hardworking and compliant with business ethics.</text:p>
            <text:p/>
          </table:table-cell>
          <table:table-cell/>
          <table:table-cell office:value-type="string" calcext:value-type="string">
            <text:p/>
            <text:p>Free Accommodation and Transportation (Pick and Drop)</text:p>
            <text:p>Yearly 2 Economy Class Air Ticket with Return</text:p>
            <text:p>Yearly 24 Days Annual Leave</text:p>
            <text:p>Yearly 30 Days Sick Leave.</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94">
          <table:table-cell office:value-type="string" calcext:value-type="string">
            <text:p>Software Architect [Deputy Manager Level]</text:p>
          </table:table-cell>
          <table:table-cell office:value-type="string" calcext:value-type="string">
            <text:p>Software Shop Limited (SSL Wireless) </text:p>
          </table:table-cell>
          <table:table-cell office:value-type="string" calcext:value-type="string">
            <text:p/>
            <text:p>                                                                Not specific</text:p>
            <text:p>                                                                </text:p>
          </table:table-cell>
          <table:table-cell office:value-type="string" calcext:value-type="string">
            <text:p/>
            <text:p>Collaborate with other professionals to determine functional and non-functional requirements for new software or applications.</text:p>
            <text:p>Use tools and methodologies to create representations for functions and user interface of desired product.</text:p>
            <text:p>Develop high-level product specifications with attention to system integration and feasibility.</text:p>
            <text:p>Define all aspects of development from appropriate technology and workflow to coding standards.</text:p>
            <text:p>Communicate successfully all concepts and guidelines to development team.</text:p>
            <text:p>Oversee progress of development team to ensure consistency with initial design.</text:p>
            <text:p>Provide technical guidance and coaching to developers and engineers.</text:p>
            <text:p>Ensure software meets all requirements of quality, security, modifiability, extensibility etc.</text:p>
            <text:p>Approve final product before launch.</text:p>
            <text:p>Implement integrations requested by customers.</text:p>
            <text:p>Deploy updates and fixes.</text:p>
            <text:p/>
          </table:table-cell>
          <table:table-cell office:value-type="string" calcext:value-type="string">
            <text:p/>
            <text:p>We are looking for an experienced Software Architect to make intuitive high level decisions for software development. You will see the "big picture" and create architectural approaches for software design and implementation to guide the development team. A great application team leader has a strong technical background and excellent IT skills. They are experienced in designing and possess ability to develop a unified vision for software characteristics and functions. The goal is to provide a framework for the development of a software or system that will result in high quality IT solutions.</text:p>
            <text:p>Collaborating with other professionals to determine functional and non-functional requirements for new software or applications.</text:p>
            <text:p>Using tools and methodologies to create representations for functions and user interface of desired product.</text:p>
            <text:p>Developing high-level product specifications with attention to system integration and feasibility.</text:p>
            <text:p>Job Location: Kurdistan, Iraq.</text:p>
            <text:p/>
          </table:table-cell>
          <table:table-cell office:value-type="string" calcext:value-type="string">
            <text:p/>
            <text:p>                                                                Full-time</text:p>
            <text:p>                                                            </text:p>
          </table:table-cell>
          <table:table-cell office:value-type="string" calcext:value-type="string">
            <text:p/>
            <text:p>Â 5 to 7 year(s)</text:p>
            <text:p>                                                                    </text:p>
          </table:table-cell>
          <table:table-cell table:number-columns-repeated="2"/>
          <table:table-cell office:value-type="string" calcext:value-type="string">
            <text:p/>
            <text:p>Â Iraq</text:p>
            <text:p>                                                                    </text:p>
          </table:table-cell>
          <table:table-cell office:value-type="string" calcext:value-type="string">
            <text:p/>
            <text:p>Minimum Bachelor degree computer science, engineering or relevant field.</text:p>
            <text:p/>
          </table:table-cell>
          <table:table-cell office:value-type="string" calcext:value-type="string">
            <text:p/>
            <text:p>5-7 years of working experience as a software architect/development.</text:p>
            <text:p>Proficiency in English is a MUST.</text:p>
            <text:p>Experience in software development and coding in various languages (C#, .NET, Java, Python etc.)</text:p>
            <text:p>Excellent knowledge of software and application design and architecture.</text:p>
            <text:p>Excellent knowledge of UML and other modeling methods.</text:p>
            <text:p>Familiarity with HTML/CSS, JavaScript and UI/UX design.</text:p>
            <text:p>Understanding of software quality assurance principles.</text:p>
            <text:p>A technical mindset with great attention to detail.</text:p>
            <text:p>High quality organizational and leadership skills.</text:p>
            <text:p>Outstanding communication and presentation abilities.</text:p>
            <text:p>Must be a team player and can get along with the co-workers.</text:p>
            <text:p>Must be punctual, well-groomed and have good manners. </text:p>
            <text:p>Must be able to prioritize tasks to finish the assigned projects within the given timeline.</text:p>
            <text:p>Must be innovative, easygoing, hardworking and compliant with business ethics.</text:p>
            <text:p/>
          </table:table-cell>
          <table:table-cell/>
          <table:table-cell office:value-type="string" calcext:value-type="string">
            <text:p/>
            <text:p>Free Accommodation and Transportation (Pick and Drop)</text:p>
            <text:p>Yearly 2 Economy Class Air Ticket with Return</text:p>
            <text:p>Yearly 24 Days Annual Leave</text:p>
            <text:p>Yearly 30 Days Sick Leave.</text:p>
            <text:p/>
          </table:table-cell>
          <table:table-cell office:value-type="string" calcext:value-type="string">
            <text:p/>
            <text:p>Â Oct 20, 2019</text:p>
            <text:p>                                                                        </text:p>
          </table:table-cell>
          <table:table-cell office:value-type="string" calcext:value-type="string">
            <text:p/>
            <text:p>Â Nov 15, 2019</text:p>
            <text:p>                                                                        </text:p>
          </table:table-cell>
          <table:table-cell table:number-columns-repeated="1008"/>
        </table:table-row>
        <table:table-row table:style-name="ro37">
          <table:table-cell office:value-type="string" calcext:value-type="string">
            <text:p>Junior Product Manager</text:p>
          </table:table-cell>
          <table:table-cell office:value-type="string" calcext:value-type="string">
            <text:p>InsideMaps Bangladesh </text:p>
          </table:table-cell>
          <table:table-cell office:value-type="string" calcext:value-type="string">
            <text:p/>
            <text:p>                                                                4</text:p>
            <text:p>                                                                </text:p>
          </table:table-cell>
          <table:table-cell office:value-type="string" calcext:value-type="string">
            <text:p/>
            <text:p>Building a deep understanding of the property management and real estate industry of the US.</text:p>
            <text:p>Identifying the key needs and pain points of current and potential clients and documenting them in an organized manner.</text:p>
            <text:p>Identifying problems in existing products and services and work with the engineering and operations team to improve those services.</text:p>
            <text:p>Communicating client needs to the software engineering team and coordinates with them to implement features.</text:p>
            <text:p>Creating new services with detailed writing and if possible mockups.</text:p>
            <text:p>Doing analysis on data if necessary automating them with scripts.</text:p>
            <text:p>Brainstorming with the CEO and sales to develop new ideas and products.</text:p>
            <text:p>Have to work remote, from home in US times</text:p>
            <text:p/>
          </table:table-cell>
          <table:table-cell office:value-type="string" calcext:value-type="string">
            <text:p/>
            <text:p>InsideMaps is a silicon valley based computer vision and machine learning startup working in property management and architectural visualization industry. It is rapidly expanding its technical team in Dhaka to create smart solutions for its B2B clients.</text:p>
            <text:p>We are looking for exceptionally smart candidates to work in a world class team.</text:p>
            <text:p/>
          </table:table-cell>
          <table:table-cell office:value-type="string" calcext:value-type="string">
            <text:p/>
            <text:p>                                                                Full-time</text:p>
            <text:p>                                                            </text:p>
          </table:table-cell>
          <table:table-cell table:number-columns-repeated="3"/>
          <table:table-cell office:value-type="string" calcext:value-type="string">
            <text:p/>
            <text:p>Â Dhaka</text:p>
            <text:p>                                                                    </text:p>
          </table:table-cell>
          <table:table-cell office:value-type="string" calcext:value-type="string">
            <text:p/>
            <text:p>Bachelor degree in any disciplineCandidates with above-average scores in any internationally recognized standardized tests will be given preference.</text:p>
            <text:p>Candidates must have exceptional proficiency in English.</text:p>
            <text:p/>
          </table:table-cell>
          <table:table-cell office:value-type="string" calcext:value-type="string">
            <text:p><text:s/></text:p>
          </table:table-cell>
          <table:table-cell office:value-type="string" calcext:value-type="string">
            <text:p/>
            <text:p>Â Tk. 30000 - 45000 (Monthly)</text:p>
            <text:p>                                                                    </text:p>
          </table:table-cell>
          <table:table-cell office:value-type="string" calcext:value-type="string">
            <text:p/>
            <text:p>Weekly 2 holidaysSalary Review: Half YearlyFestival Bonus: 2</text:p>
            <text:p/>
          </table:table-cell>
          <table:table-cell office:value-type="string" calcext:value-type="string">
            <text:p/>
            <text:p>Â Oct 17, 2019</text:p>
            <text:p>                                                                        </text:p>
          </table:table-cell>
          <table:table-cell office:value-type="string" calcext:value-type="string">
            <text:p/>
            <text:p>Â Nov 16, 2019</text:p>
            <text:p>                                                                        </text:p>
          </table:table-cell>
          <table:table-cell table:number-columns-repeated="1008"/>
        </table:table-row>
        <table:table-row table:style-name="ro95">
          <table:table-cell office:value-type="string" calcext:value-type="string">
            <text:p>Sr. iOS Developer (Urgent)</text:p>
          </table:table-cell>
          <table:table-cell office:value-type="string" calcext:value-type="string">
            <text:p>Doodle Inc. </text:p>
          </table:table-cell>
          <table:table-cell office:value-type="string" calcext:value-type="string">
            <text:p/>
            <text:p>                                                                02</text:p>
            <text:p>                                                                </text:p>
          </table:table-cell>
          <table:table-cell office:value-type="string" calcext:value-type="string">
            <text:p/>
            <text:p>Design and build applications for the iOS platform</text:p>
            <text:p>Ensure the performance, quality, and responsiveness of applications</text:p>
            <text:p>Collaborate with a team to define, design, and ship new features</text:p>
            <text:p>Identify and correct bottlenecks and fix bugs</text:p>
            <text:p>Help maintain code quality, organization, and automatization</text:p>
            <text:p/>
          </table:table-cell>
          <table:table-cell office:value-type="string" calcext:value-type="string">
            <text:p/>
            <text:p>                                                            We are looking for an iOS developer responsible for the development and maintenance of applications aimed at a range of iOS devices including mobile phones and tablet computers. Your primary focus will be development of iOS applications and their integration with back-end services. You will be working alongside other engineers and developers working on different layers of the infrastructure. Therefore, a commitment to collaborative problem solving, sophisticated design, and the creation of quality products is essential.</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 (Mirpur)</text:p>
            <text:p>                                                                    </text:p>
          </table:table-cell>
          <table:table-cell office:value-type="string" calcext:value-type="string">
            <text:p/>
            <text:p>Bachelor of Science (BSc) in CSE</text:p>
            <text:p>Skills Required: iOS Application Development, Swift</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T/A, Mobile bill, Credit card, Medical allowance, Performance bonus, Weekly 2 holidays, Insurance, Over time allowanceLunch Facilities: Partially SubsidizeSalary Review: YearlyFestival Bonus: 2As per HR Policy.</text:p>
            <text:p/>
          </table:table-cell>
          <table:table-cell office:value-type="string" calcext:value-type="string">
            <text:p/>
            <text:p>Â Oct 18, 2019</text:p>
            <text:p>                                                                        </text:p>
          </table:table-cell>
          <table:table-cell office:value-type="string" calcext:value-type="string">
            <text:p/>
            <text:p>Â Nov 17, 2019</text:p>
            <text:p>                                                                        </text:p>
          </table:table-cell>
          <table:table-cell table:number-columns-repeated="1008"/>
        </table:table-row>
        <table:table-row table:style-name="ro73">
          <table:table-cell office:value-type="string" calcext:value-type="string">
            <text:p>C, C++ Developer</text:p>
          </table:table-cell>
          <table:table-cell office:value-type="string" calcext:value-type="string">
            <text:p>Eicra Soft Ltd. </text:p>
          </table:table-cell>
          <table:table-cell office:value-type="string" calcext:value-type="string">
            <text:p/>
            <text:p>                                                                04</text:p>
            <text:p>                                                                </text:p>
          </table:table-cell>
          <table:table-cell office:value-type="string" calcext:value-type="string">
            <text:p/>
            <text:p>Hands-on programming experience with at least one of these languages: C/C++, GO in a Linux environment,Hands-on networking product development experience,Knowledge of Linux kernel networking,Knowledge of L2 switching, L3 routing and 4G LTE/EPC protocols,Knowledge of SDN and NFV, including x86 software data path technologies (e.g., OVS),Knowledge of data plane features QoS, DPI, policy enforcement,Knowledge of IMS, Messaging Services</text:p>
            <text:p/>
          </table:table-cell>
          <table:table-cell office:value-type="string" calcext:value-type="string">
            <text:p/>
            <text:p>C, C++ writing code using C/C++ and Unix platform.Have strong experience in Golang, Python, C++ and implemented key aspects of an end-to-end solutionLinux architectureNetwork fundamentals (all layers of TCP/IP stack, understanding principles of most common protocols)be ready to be available on call to fix the complex issuesJob ResponsibilitiesBasic understanding of RDBMS databases such SQL Server and Oracle.Basic understanding of modern software design and development methodologies (e.g., OO).Basic understanding of modern SCM (software configuration management).Basic understanding of testing tools and unit test scripting, and testing methodologies.Experience using (or an understanding of the use of) an Integrated Development Environment (e.g., Eclipse, Visual Studio).Understanding of basic Database Administration.Understanding of quality and security standards. Good verbal and written communication skills.</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Computer Science background having Knowledge on PHP with MVC Framework.</text:p>
            <text:p>Skills Required:  C, 4G, 5G, C++, Linux, Network Engineering, Unix</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Festival bonus.Performance bonus.Flexible, friendly and good work environment.Outstanding career and growth opportunities.Energetic, team-oriented atmosphere.</text:p>
            <text:p/>
          </table:table-cell>
          <table:table-cell office:value-type="string" calcext:value-type="string">
            <text:p/>
            <text:p>Â Oct 19, 2019</text:p>
            <text:p>                                                                        </text:p>
          </table:table-cell>
          <table:table-cell office:value-type="string" calcext:value-type="string">
            <text:p/>
            <text:p>Â Nov 18, 2019</text:p>
            <text:p>                                                                        </text:p>
          </table:table-cell>
          <table:table-cell table:number-columns-repeated="1008"/>
        </table:table-row>
        <table:table-row table:style-name="ro27">
          <table:table-cell office:value-type="string" calcext:value-type="string">
            <text:p>Developer/ Programmer</text:p>
          </table:table-cell>
          <table:table-cell office:value-type="string" calcext:value-type="string">
            <text:p>Al Fatah Publications </text:p>
          </table:table-cell>
          <table:table-cell office:value-type="string" calcext:value-type="string">
            <text:p/>
            <text:p>                                                                02</text:p>
            <text:p>                                                                </text:p>
          </table:table-cell>
          <table:table-cell office:value-type="string" calcext:value-type="string">
            <text:p/>
            <text:p>Design, code, test and quality assurance according to software design specifications following standard coding styles and practices and develop large-scale distributed applications. Solid understanding of OOP Programming concepts on ASP.net, C#, MVC Framework and complex logic. Working experience on ERP, Microsoft Visual Studio, Team Foundation Server (TFS) and other testing software. Reporting tool experience will be given preference. Working knowledge on JavaScript, NodeJS, JQuery, Bootstrap, CSS, PHP and HTML will be given preference. Should be highly collaborative, resourceful, and demonstrate excellent teamwork in a cross functional agile/scrum environment. Knowledge of Code optimization, code review, SQL query optimization, Trigger, Procedure and SQL server administration etc.</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Only males are allowed to apply</text:p>
            <text:p>                                                                    </text:p>
          </table:table-cell>
          <table:table-cell office:value-type="string" calcext:value-type="string">
            <text:p/>
            <text:p>Â Age 24 to 32 years</text:p>
            <text:p>                                                                    </text:p>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text:s/></text:p>
          </table:table-cell>
          <table:table-cell table:number-columns-repeated="2"/>
          <table:table-cell office:value-type="string" calcext:value-type="string">
            <text:p/>
            <text:p>Â Oct 19, 2019</text:p>
            <text:p>                                                                        </text:p>
          </table:table-cell>
          <table:table-cell office:value-type="string" calcext:value-type="string">
            <text:p/>
            <text:p>Â Nov 13, 2019</text:p>
            <text:p>                                                                        </text:p>
          </table:table-cell>
          <table:table-cell table:number-columns-repeated="1008"/>
        </table:table-row>
        <table:table-row table:style-name="ro92">
          <table:table-cell office:value-type="string" calcext:value-type="string">
            <text:p>à¦à¦°à¦¿à§Ÿà¦¾ à¦®à§à¦¯à¦¾à¦¨à§‡à¦œà¦¾à¦° (AM) IT</text:p>
          </table:table-cell>
          <table:table-cell office:value-type="string" calcext:value-type="string">
            <text:p>TMSS HEM </text:p>
          </table:table-cell>
          <table:table-cell office:value-type="string" calcext:value-type="string">
            <text:p/>
            <text:p>                                                                10</text:p>
            <text:p>                                                                </text:p>
          </table:table-cell>
          <table:table-cell office:value-type="string" calcext:value-type="string">
            <text:p/>
            <text:p>à¦¸à¦‚à¦¸à§à¦¥à¦¾à¦° à¦ªà§à¦°à¦§à¦¾à¦¨ à¦•à¦¾à¦°à§à¦¯à¦¾à¦²à§Ÿà§‡ à¦…à¦¬à¦¸à§à¦¥à¦¾à¦¨ à¦•à¦°à§‡ à¦¶à¦¾à¦–à¦¾ à¦ªà¦°à§à¦¯à¦¾à§Ÿ à¦¥à§‡à¦•à§‡ à¦ªà§à¦°à§‡à¦°à¦¿à¦¤ à¦¬à¦¿à¦­à¦¿à¦¨à§à¦¨ à¦¸à¦®à¦¸à§à¦¯à¦¾à¦° à¦¸à¦®à¦¾à¦§à¦¾à¦¨ à¦•à¦°à¦¾à¥¤</text:p>
            <text:p>à¦Ÿà§€à¦® à¦²à§€à¦¡à¦¾à¦° à¦“ à¦²à¦¾à¦‡à¦¨ à¦®à§à¦¯à¦¾à¦¨à§‡à¦œà¦¾à¦°à§‡à¦° à¦¸à¦¾à¦¥à§‡ à¦ªà¦°à¦¾à¦®à¦°à§à¦¶ à¦¬à¦¾ à¦¨à¦¿à¦°à§à¦¦à§‡à¦¶à¦¨à¦¾à¦•à§à¦°à¦®à§‡ à¦®à¦¾à¦¸à§‡à¦° à¦¶à§à¦°à§à¦¤à§‡ à¦ªà§à¦°à§‹ à¦®à¦¾à¦¸à§‡à¦° à¦•à¦°à§à¦®-à¦ªà¦°à¦¿à¦•à¦²à§à¦ªà¦¨à¦¾ à¦¤à§ˆà¦°à¦¿ à¦•à¦°à¦¾à¥¤</text:p>
            <text:p>à¦•à¦°à§à¦®-à¦ªà¦°à¦¿à¦•à¦²à§à¦ªà¦¨à¦¾ à¦…à¦¨à§à¦¯à¦¾à§Ÿà§€ à¦…à¦°à§à¦œà¦¨ à¦¬à¦¾ à¦°à¦¿à¦ªà§‹à¦°à§à¦Ÿà¦¸à¦®à§‚à¦¹ à¦Ÿà§€à¦® à¦²à§€à¦¡à¦¾à¦° à¦•à¦°à§à¦¤à§ƒà¦• à¦¸à§à¦¬à¦¾à¦•à§à¦·à¦°à¦¾à¦¨à§à¦¤à§‡ à¦²à¦¾à¦‡à¦¨ à¦®à§à¦¯à¦¾à¦¨à§‡à¦œà¦¾à¦°à§‡à¦° à¦¨à¦¿à¦•à¦Ÿ à¦¦à¦¾à¦–à¦¿à¦² à¦•à¦°à¦¾à¥¤</text:p>
            <text:p>à¦¶à¦¾à¦–à¦¾ à¦ªà¦°à§à¦¯à¦¾à§Ÿà§‡ à¦­à¦¿à¦œà¦¿à¦Ÿ à¦•à¦°à§‡ à¦…à¦Ÿà§‹à¦®à§‡à¦¶à¦¨ à¦¸à¦‚à¦•à§à¦°à¦¾à¦¨à§à¦¤ à¦¸à¦®à¦¸à§à¦¯à¦¾ à¦¸à¦®à¦¾à¦§à¦¾à¦¨ à¦•à¦°à¦¾à¥¤</text:p>
            <text:p>à¦®à¦¾à¦  à¦ªà¦°à§à¦¯à¦¾à§Ÿà§‡ à¦•à¦°à§à¦®à¦°à¦¤ à¦¸à§à¦Ÿà¦¾à¦«à¦¦à§‡à¦° à¦…à¦Ÿà§‹à¦®à§‡à¦¶à¦¨ à¦¬à¦¿à¦·à§Ÿà¦• à¦ªà§à¦°à¦¶à¦¿à¦•à§à¦·à¦£ à¦ªà§à¦°à¦¦à¦¾à¦¨ à¦•à¦°à¦¾à¥¤</text:p>
            <text:p>à¦¬à¦¿à¦­à¦¿à¦¨à§à¦¨ à¦¸à¦®à§Ÿà§‡ à¦¶à¦¾à¦–à¦¾, à¦…à¦žà§à¦šà¦², à¦œà§‹à¦¨ à¦¬à¦¾ à¦…à¦ªà¦¾à¦°à§‡à¦¶à¦¨ à¦ªà¦°à§à¦¯à¦¾à§Ÿà§‡ à¦…à¦¨à§à¦·à§à¦ à¦¿à¦¤ à¦®à¦¾à¦¸à¦¿à¦•, à¦¤à§à¦°à§ˆà¦®à¦¾à¦¸à¦¿à¦•, à¦·à¦¾à¦£à§à¦®à¦¾à¦¸à¦¿à¦• à¦“à§Ÿà¦¾à¦°à§à¦•à¦¶à¦ªà§‡ à¦…à¦‚à¦¶ à¦—à§à¦°à¦¹à¦£ à¦•à¦°à§‡ à¦…à¦Ÿà§‹à¦®à§‡à¦¶à¦¨ à¦¸à¦‚à¦•à§à¦°à¦¾à¦¨à§à¦¤ à¦¸à¦®à¦¸à§à¦¯à¦¾, à¦®à¦¤à¦¾à¦®à¦¤ à¦¨à¦¾ à¦ªà¦°à¦¾à¦®à¦°à§à¦¶ à¦‰à¦ªà¦¸à§à¦¥à¦¾à¦ªà¦¨ à¦•à¦°à¦¾à¥¤</text:p>
            <text:p>à¦®à¦¾à¦¸à§‡à¦° à¦¶à§à¦°à§à¦¤à§‡ à¦¬à¦¿à¦—à¦¤ à¦®à¦¾à¦¸à§‡à¦° à¦•à¦¾à¦°à§à¦¯ à¦ªà§à¦°à¦¤à¦¿à¦¬à§‡à¦¦à¦¨ à¦¨à¦¿à§Ÿà¦¨à§à¦¤à§à¦°à¦£à¦•à¦¾à¦°à§€ à¦•à¦°à§à¦®à¦•à¦°à§à¦¤à¦¾à¦° (à¦²à¦¾à¦‡à¦¨ à¦®à§à¦¯à¦¾à¦¨à§‡à¦œà¦¾à¦°) à¦¨à¦¿à¦•à¦Ÿ à¦‰à¦ªà¦¸à§à¦¥à¦¾à¦ªà¦¨ à¦•à¦°à¦¾à¥¤</text:p>
            <text:p>à¦¬à¦¾à¦‚à¦²à¦¾ à¦“ à¦‡à¦‚à¦°à§‡à¦œà¦¿ à¦Ÿà¦¾à¦‡à¦ªà¦¿à¦‚à¥¤</text:p>
            <text:p/>
          </table:table-cell>
          <table:table-cell office:value-type="string" calcext:value-type="string">
            <text:p/>
            <text:p>à¦Ÿà¦¿à¦à¦®à¦à¦¸à¦à¦¸ à¦œà¦¾à¦¤à§€à§Ÿ à¦ªà¦°à§à¦¯à¦¾à§Ÿà§‡à¦° à¦à¦•à¦Ÿà¦¿ à¦¬à§ƒà¦¹à¦¤à§à¦¤à¦® à¦¬à§‡à¦¸à¦°à¦•à¦¾à¦°à§€ à¦‰à¦¨à§à¦¨à§Ÿà¦¨ à¦¸à¦‚à¦¸à§à¦¥à¦¾à¥¤  à¦…à¦¤à§à¦° à¦¸à¦‚à¦¸à§à¦¥à¦¾à¦° à¦‹à¦£ à¦•à¦¾à¦°à§à¦¯à¦•à§à¦°à¦®à§‡à¦° à¦…à¦Ÿà§‹à¦®à§‡à¦¶à¦¨ à¦¬à¦¾à¦¸à§à¦¤à¦¬à¦¾à§Ÿà¦¨à§‡à¦° à¦²à¦•à§à¦·à§à¦¯à§‡ à¦¸à¦«à§à¦Ÿà¦“à§Ÿà§à¦¯à¦¾à¦° à¦“ à¦¹à¦¾à¦°à§à¦¡à¦“à§Ÿà§à¦¯à¦¾à¦° à¦Ÿà§à¦°à¦¾à¦¬à¦² à¦¶à§à¦Ÿà¦¿à¦‚ à¦à¦¬à¦‚ à¦¸à¦¾à¦°à§à¦­à¦¿à¦¸à¦¿à¦‚, Cisco, Mikrotik Router à¦•à¦¨à¦«à¦¿à¦—à¦¾à¦°, à¦²à§à¦¯à¦¾à¦¨ à¦¸à§‡à¦Ÿà¦†à¦ªà¦¸à¦¹ à¦¬à¦¾à¦‚à¦²à¦¾ à¦“ à¦‡à¦‚à¦°à§‡à¦œà¦¿ à¦Ÿà¦¾à¦‡à¦ªà¦¿à¦‚ à¦¸à¦‚à¦•à§à¦°à¦¾à¦¨à§à¦¤ à¦•à¦¾à¦œ à¦à¦° à¦œà¦¨à§à¦¯ à¦‰à¦²à§à¦²à§‡à¦–à¦¿à¦¤ à¦ªà¦¦à§‡ à¦œà¦°à§à¦°à§€ à¦­à¦¿à¦¤à§à¦¤à¦¿à¦¤à§‡ à¦†à¦—à§à¦°à¦¹à§€ à¦ªà§à¦°à¦¾à¦°à§à¦¥à§€à¦¦à§‡à¦° à¦¨à¦¿à¦•à¦Ÿ à¦¹à¦¤à§‡ à¦¦à¦°à¦–à¦¾à¦¸à§à¦¤ à¦†à¦¹à¦¬à¦¾à¦¨ à¦•à¦°à¦¾ à¦¯à¦¾à¦šà§à¦›à§‡à¥¤</text:p>
            <text:p>à¦•à¦°à§à¦®à¦¸à§à¦¥à¦²: à¦ªà§à¦°à¦§à¦¾à¦¨ à¦•à¦¾à¦°à§à¦¯à¦¾à¦²à§Ÿ, à¦¢à¦¾à¦•à¦¾à¥¤</text:p>
            <text:p/>
          </table:table-cell>
          <table:table-cell office:value-type="string" calcext:value-type="string">
            <text:p/>
            <text:p>                                                                Full-time</text:p>
            <text:p>                                                            </text:p>
          </table:table-cell>
          <table:table-cell table:number-columns-repeated="2"/>
          <table:table-cell office:value-type="string" calcext:value-type="string">
            <text:p/>
            <text:p>Â Age at most 35 years</text:p>
            <text:p>                                                                    </text:p>
          </table:table-cell>
          <table:table-cell office:value-type="string" calcext:value-type="string">
            <text:p/>
            <text:p>Â à¦¢à¦¾à¦•à¦¾</text:p>
            <text:p>                                                                    </text:p>
          </table:table-cell>
          <table:table-cell office:value-type="string" calcext:value-type="string">
            <text:p/>
            <text:p>B.Sc in CSE.</text:p>
            <text:p/>
          </table:table-cell>
          <table:table-cell office:value-type="string" calcext:value-type="string">
            <text:p><text:s/></text:p>
          </table:table-cell>
          <table:table-cell/>
          <table:table-cell office:value-type="string" calcext:value-type="string">
            <text:p/>
            <text:p>à¦¬à¦¾à¦°à§à¦·à¦¿à¦• à¦¬à§‡à¦¤à¦¨ à¦¬à§ƒà¦¦à§à¦§à¦¿ à¦“ à¦¬à§Žà¦¸à¦°à§‡ à§©à¦Ÿà¦¿ à¦‰à§Žà¦¸à¦¬ à¦­à¦¾à¦¤à¦¾à¥¤</text:p>
            <text:p>à¦¬à¦¿à¦§à¦¿ à¦…à¦¨à§à¦¸à¦¾à¦°à§‡ à¦®à§‹à¦¬à¦¾à¦‡à¦² à¦­à¦¾à¦¤à¦¾, à¦¸à¦¿à¦Ÿà¦¿ à¦­à¦¾à¦¤à¦¾, à¦†à§Ÿà¦¾ à¦­à¦¾à¦¤à¦¾à¦¸à¦¹ SR-TMSS-à¦à¦° à§§à§§ à¦¨à¦‚ à¦¸à§à¦¤à¦°à§‡à¦° à¦•à§à¦·à§‡à¦¤à§à¦°à§‡ à¦ªà§à¦°à¦¯à§‹à¦œà§à¦¯ à¦¸à¦•à¦² à¦¸à§à¦¯à§‹à¦— à¦¸à§à¦¬à¦¿à¦§à¦¾à¥¤ </text:p>
            <text:p>à¦—à§à¦°à¦¾à¦šà§à¦¯à§à¦‡à¦Ÿà¦¿ à¦“ à¦ªà§à¦°à¦­à¦¿à¦¡à§‡à¦¨à§à¦Ÿ à¦«à¦¾à¦¨à§à¦¡ à¦¸à§à¦¬à¦¿à¦§à¦¾à¥¤ </text:p>
            <text:p>à¦œà§€à¦¬à¦¨ à¦¬à§€à¦®à¦¾ à¦¸à§à¦¬à¦¿à¦§à¦¾, à¦¸à§à¦¬à¦¾à¦¸à§à¦¥à§à¦¯ à¦¬à§€à¦®à¦¾ à¦•à¦¾à¦°à§à¦¡ à¦“ à¦¸à§à¦¬à¦²à§à¦ª à¦–à¦°à¦šà§‡ à¦¨à¦¿à¦œà¦¸à§à¦¬ à¦¹à¦¾à¦¸à¦ªà¦¾à¦¤à¦¾à¦²à§‡ à¦šà¦¿à¦•à¦¿à§Žà¦¸à¦¾ à¦¸à§à¦¬à¦¿à¦§à¦¾à¥¤</text:p>
            <text:p/>
          </table:table-cell>
          <table:table-cell office:value-type="string" calcext:value-type="string">
            <text:p/>
            <text:p>Â Oct 20, 2019</text:p>
            <text:p>                                                                        </text:p>
          </table:table-cell>
          <table:table-cell office:value-type="string" calcext:value-type="string">
            <text:p/>
            <text:p>Â Nov 17, 2019</text:p>
            <text:p>                                                                        </text:p>
          </table:table-cell>
          <table:table-cell table:number-columns-repeated="1008"/>
        </table:table-row>
        <table:table-row table:style-name="ro6">
          <table:table-cell office:value-type="string" calcext:value-type="string">
            <text:p>Front End Developer/ Angular 5 Engineer</text:p>
          </table:table-cell>
          <table:table-cell office:value-type="string" calcext:value-type="string">
            <text:p>BJIT Ltd. </text:p>
          </table:table-cell>
          <table:table-cell office:value-type="string" calcext:value-type="string">
            <text:p/>
            <text:p>                                                                02</text:p>
            <text:p>                                                                </text:p>
          </table:table-cell>
          <table:table-cell office:value-type="string" calcext:value-type="string">
            <text:p/>
            <text:p>Contribute to UI/UX design decisions using your domain expertise. </text:p>
            <text:p>Feedback on existing UI about fine tuning views, making them look &amp; behave consistently to work better.</text:p>
            <text:p>Deliver idea how UI's could work better &amp; suggest how to improve application user experienc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5 to 7 year(s)</text:p>
            <text:p>                                                                    </text:p>
          </table:table-cell>
          <table:table-cell office:value-type="string" calcext:value-type="string">
            <text:p/>
            <text:p>Â Both males and females are allowed to apply</text:p>
            <text:p>                                                                    </text:p>
          </table:table-cell>
          <table:table-cell office:value-type="string" calcext:value-type="string">
            <text:p/>
            <text:p>Â Age 25 to 33 years</text:p>
            <text:p>                                                                    </text:p>
          </table:table-cell>
          <table:table-cell office:value-type="string" calcext:value-type="string">
            <text:p/>
            <text:p>Â Anywhere in Bangladesh</text:p>
            <text:p>                                                                    </text:p>
          </table:table-cell>
          <table:table-cell office:value-type="string" calcext:value-type="string">
            <text:p/>
            <text:p>Bachelor of Science (BSc) in CSE</text:p>
            <text:p>Skills Required: Aggrid, Java EE/ J2EE, Primeng, Spring Framework, TypeScript, UIUX</text:p>
            <text:p/>
          </table:table-cell>
          <table:table-cell office:value-type="string" calcext:value-type="string">
            <text:p/>
            <text:p>Age 25 to 33 years </text:p>
            <text:p>Both males and females are allowed to apply</text:p>
            <text:p>Proven experience in front end design technology and JavaScript </text:p>
            <text:p>Passion for UI/UX of Web Application</text:p>
            <text:p>Graduate in CS, diploma in Arts &amp; Design  </text:p>
            <text:p>5+ years' experience in Software UI design and front end development</text:p>
            <text:p>Comfort with Agile development process, Git, and Github</text:p>
            <text:p>Deep knowledge of Angular 5</text:p>
            <text:p>Experienced with Bootstrap, HTML, SASS &amp; CSS</text:p>
            <text:p>Technical knowledge on: Typescript, ag-grid, Primeng</text:p>
            <text:p>Practical knowledge in Web Architecture</text:p>
            <text:p>Nice to have web technology like J2EE, Spring</text:p>
            <text:p>Love to tackle complex problems with simple and elegant solutions</text:p>
            <text:p/>
          </table:table-cell>
          <table:table-cell office:value-type="string" calcext:value-type="string">
            <text:p/>
            <text:p>Â Negotiable</text:p>
            <text:p>                                                                    </text:p>
          </table:table-cell>
          <table:table-cell office:value-type="string" calcext:value-type="string">
            <text:p/>
            <text:p>Performance bonus, Provident fund, Weekly 2 holidaysSalary Review: YearlyFestival Bonus: 2</text:p>
            <text:p/>
          </table:table-cell>
          <table:table-cell office:value-type="string" calcext:value-type="string">
            <text:p/>
            <text:p>Â Oct 17, 2019</text:p>
            <text:p>                                                                        </text:p>
          </table:table-cell>
          <table:table-cell office:value-type="string" calcext:value-type="string">
            <text:p/>
            <text:p>Â Nov 16, 2019</text:p>
            <text:p>                                                                        </text:p>
          </table:table-cell>
          <table:table-cell table:number-columns-repeated="1008"/>
        </table:table-row>
        <table:table-row table:style-name="ro44">
          <table:table-cell office:value-type="string" calcext:value-type="string">
            <text:p>Marketing Executive</text:p>
          </table:table-cell>
          <table:table-cell office:value-type="string" calcext:value-type="string">
            <text:p>Dhaka Fiber Net Ltd. </text:p>
          </table:table-cell>
          <table:table-cell office:value-type="string" calcext:value-type="string">
            <text:p/>
            <text:p>                                                                3</text:p>
            <text:p>                                                                </text:p>
          </table:table-cell>
          <table:table-cell office:value-type="string" calcext:value-type="string">
            <text:p/>
            <text:p>Responsible for sales, collection and promotional activities as per company policy</text:p>
            <text:p>Achieve sales target from his territory.</text:p>
            <text:p>Follow up daily sales and collection report performance to the authority.</text:p>
            <text:p>To visit new customer on a regular basis.</text:p>
            <text:p>Credit control and monitoring.</text:p>
            <text:p>To able to work independently to achieve target.</text:p>
            <text:p>Committed and sales motivated to work under pressur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office:value-type="string" calcext:value-type="string">
            <text:p/>
            <text:p>Â Age 25 to 35 years</text:p>
            <text:p>                                                                    </text:p>
          </table:table-cell>
          <table:table-cell office:value-type="string" calcext:value-type="string">
            <text:p/>
            <text:p>Â Anywhere in Bangladesh</text:p>
            <text:p>                                                                    </text:p>
          </table:table-cell>
          <table:table-cell office:value-type="string" calcext:value-type="string">
            <text:p/>
            <text:p>Bachelor of Business Studies (BBS)</text:p>
            <text:p/>
          </table:table-cell>
          <table:table-cell office:value-type="string" calcext:value-type="string">
            <text:p/>
            <text:p>Age 25 to 35 years </text:p>
            <text:p>Both males and females are allowed to apply</text:p>
            <text:p/>
          </table:table-cell>
          <table:table-cell office:value-type="string" calcext:value-type="string">
            <text:p/>
            <text:p>Â Negotiable</text:p>
            <text:p>                                                                    </text:p>
          </table:table-cell>
          <table:table-cell office:value-type="string" calcext:value-type="string">
            <text:p/>
            <text:p>T/A, Mobile billFestival Bonus: 2</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43">
          <table:table-cell office:value-type="string" calcext:value-type="string">
            <text:p>Audio &amp; Video Technician</text:p>
          </table:table-cell>
          <table:table-cell office:value-type="string" calcext:value-type="string">
            <text:p>Royal Tulip Sea Pearl Beach Resort &amp; Spa </text:p>
          </table:table-cell>
          <table:table-cell office:value-type="string" calcext:value-type="string">
            <text:p/>
            <text:p>                                                                02</text:p>
            <text:p>                                                                </text:p>
          </table:table-cell>
          <table:table-cell office:value-type="string" calcext:value-type="string">
            <text:p/>
            <text:p>Assists in providing technical support and setup of AV equipment's to the Banqueting department, other hotel staffs and guests.</text:p>
            <text:p>       Assists in guiding the users to help setup AV systems or resolve issues.</text:p>
            <text:p>       Assists in documenting all technical issues within the incident management system.</text:p>
            <text:p>       Troubleshoots and maintains all the AV equipment's.</text:p>
            <text:p>       Ensures that the maintenance of all electronics-related equipment and its associated auxiliaries are carried out in accordance with the Standard Engineering practice.</text:p>
            <text:p>       Banqueting hall audio - video equipment maintenance and service and to be ready to use all times.</text:p>
            <text:p>       Hotel Guest Rooms TV channels and transmission systems is up-to-date and in operation all the time.</text:p>
            <text:p>       Arranged the systems well in advance before the functions and collect and placed them back in the stores in good working conditions.</text:p>
            <text:p>       Ensures that the work specified on the work order within his trade is carried out quickly, accurately, skillfully, economically, efficiently and completely.</text:p>
            <text:p>     Ensures that electrical rooms, electrical panels audio - video control rooms are kept clean and orderly.</text:p>
            <text:p>     Immediately notifies the Shift Engineer on duty on any unusual occurrences on any of the electrical lines, panels or controls, equipment's.</text:p>
            <text:p>     Identifies upgrading needs for new AV systems, tools &amp; equipments.</text:p>
            <text:p>     Participates in the installation of AV recording and video calling systems during banquet events.</text:p>
            <text:p>     Ensures that the equipment's &amp; tools meet their requirements &amp; specifications before they their deployment.</text:p>
            <text:p>     Set-up, operate, and troubleshoot AV / projection equipment's / Mic / other devices.</text:p>
            <text:p>     Oversee the set-up of AV equipment in banquet/meeting rooms.</text:p>
            <text:p>     Ensure AV equipment is operational, labeled, repaired and cleaned when necessary.</text:p>
            <text:p>     Adheres to the specified hygiene and personal appearance standards of the hotel and his area.</text:p>
            <text:p>     Adheres to the set procedures for attendance and timekeeping.</text:p>
            <text:p>     Assists in all IT related issues as and when required.</text:p>
            <text:p>     Assists his fellow workers on other trades, not related to his own work, and and when necessar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office:value-type="string" calcext:value-type="string">
            <text:p/>
            <text:p>Â Age at most 35 years</text:p>
            <text:p>                                                                    </text:p>
          </table:table-cell>
          <table:table-cell office:value-type="string" calcext:value-type="string">
            <text:p/>
            <text:p>Â Cox's Bazar</text:p>
            <text:p>                                                                    </text:p>
          </table:table-cell>
          <table:table-cell office:value-type="string" calcext:value-type="string">
            <text:p/>
            <text:p>Diploma in Computer</text:p>
            <text:p/>
          </table:table-cell>
          <table:table-cell office:value-type="string" calcext:value-type="string">
            <text:p/>
            <text:p>Age at most 35 years </text:p>
            <text:p>Both males and females are allowed to apply</text:p>
            <text:p>Installation, Configuration and Maintenance of A/V systems &amp; equipments such as Projectors, Control Systems, TV Panels, High-End Speakers and other Audio Video equipment's.</text:p>
            <text:p>Highly motivated and a team player.</text:p>
            <text:p>Excellent interpersonal and guest contact skills.</text:p>
            <text:p>Ability to work well under pressure in a fast paced environment.</text:p>
            <text:p>Previous Hotel or Hospitality experience is preferred.</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61">
          <table:table-cell office:value-type="string" calcext:value-type="string">
            <text:p>System &amp; Network Administrator</text:p>
          </table:table-cell>
          <table:table-cell office:value-type="string" calcext:value-type="string">
            <text:p>Dhaka Fiber Net Ltd. </text:p>
          </table:table-cell>
          <table:table-cell office:value-type="string" calcext:value-type="string">
            <text:p/>
            <text:p>                                                                2</text:p>
            <text:p>                                                                </text:p>
          </table:table-cell>
          <table:table-cell office:value-type="string" calcext:value-type="string">
            <text:p/>
            <text:p>Manage &amp; Design Upstream, NOC and POP Systems.</text:p>
            <text:p>Establishing the networking environment by designing system configuration, directing system installation, defining, documenting and enforcing system standards.</text:p>
            <text:p>Very good knowledge of TCP/IP Protocol.</text:p>
            <text:p>Maximizing network performance by monitoring performance, troubleshooting network problems and outages, scheduling upgrades and collaborating with network architects on network optimization.</text:p>
            <text:p>The support and administration of firewall environments in line with IT security policy.</text:p>
            <text:p>Updating job knowledge by participating in educational opportunities, reading professional publications, maintaining personal networks and participating in professional organizations.</text:p>
            <text:p>Day to day admin and monitoring of network use.</text:p>
            <text:p/>
          </table:table-cell>
          <table:table-cell office:value-type="string" calcext:value-type="string">
            <text:p/>
            <text:p>                                                            We are looking for engineers to work on different platform that delivers intelligence and map visualization.</text:p>
            <text:p>                                                        </text:p>
          </table:table-cell>
          <table:table-cell office:value-type="string" calcext:value-type="string">
            <text:p/>
            <text:p>                                                                Full-time, Part-time</text:p>
            <text:p>                                                            </text:p>
          </table:table-cell>
          <table:table-cell office:value-type="string" calcext:value-type="string">
            <text:p/>
            <text:p>Â At least 5 year(s)</text:p>
            <text:p>                                                                    </text:p>
          </table:table-cell>
          <table:table-cell office:value-type="string" calcext:value-type="string">
            <text:p/>
            <text:p>Â Both males and females are allowed to apply</text:p>
            <text:p>                                                                    </text:p>
          </table:table-cell>
          <table:table-cell office:value-type="string" calcext:value-type="string">
            <text:p/>
            <text:p>Â Age 30 to 40 years</text:p>
            <text:p>                                                                    </text:p>
          </table:table-cell>
          <table:table-cell office:value-type="string" calcext:value-type="string">
            <text:p/>
            <text:p>Â Dhaka</text:p>
            <text:p>                                                                    </text:p>
          </table:table-cell>
          <table:table-cell office:value-type="string" calcext:value-type="string">
            <text:p/>
            <text:p>Bachelor in Engineering (BEngg)</text:p>
            <text:p/>
          </table:table-cell>
          <table:table-cell office:value-type="string" calcext:value-type="string">
            <text:p/>
            <text:p>Age 30 to 40 years </text:p>
            <text:p>Both males and females are allowed to apply</text:p>
            <text:p>Very good knowledge about Cisco,Juniper,Linux,Mikrotik,BDCOM devices.</text:p>
            <text:p>Both males and females are allowed to apply</text:p>
            <text:p>Troubleshoot any and all Client Internet connection issues and Good Knowledge of FTTx devices.</text:p>
            <text:p/>
          </table:table-cell>
          <table:table-cell office:value-type="string" calcext:value-type="string">
            <text:p/>
            <text:p>Â Negotiable</text:p>
            <text:p>                                                                    </text:p>
          </table:table-cell>
          <table:table-cell office:value-type="string" calcext:value-type="string">
            <text:p/>
            <text:p>Mobile billFestival Bonus: 2</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96">
          <table:table-cell office:value-type="string" calcext:value-type="string">
            <text:p>Circle Head/ Regional Manager (Telecom Service)</text:p>
          </table:table-cell>
          <table:table-cell office:value-type="string" calcext:value-type="string">
            <text:p>The Metal (Pvt) Limited </text:p>
          </table:table-cell>
          <table:table-cell office:value-type="string" calcext:value-type="string">
            <text:p/>
            <text:p>                                                                01</text:p>
            <text:p>                                                                </text:p>
          </table:table-cell>
          <table:table-cell office:value-type="string" calcext:value-type="string">
            <text:p/>
            <text:p>Lead and guide the team to perform site maintenance and operation efficiently and effectively for a Region/Circle.</text:p>
            <text:p>Prepare and analyze budget, follow expenditure/cost and ensure revenue as per scope.</text:p>
            <text:p>Maintain the project probability at minimum in line with the financial baseline.</text:p>
            <text:p>Ensure customer satisfaction with quality execution and vendor management.</text:p>
            <text:p>Ensure health safety 7 security, risk &amp; fund management with mitigation plan</text:p>
            <text:p>Prepare regular reports and do escalation to the right forum</text:p>
            <text:p/>
          </table:table-cell>
          <table:table-cell office:value-type="string" calcext:value-type="string">
            <text:p/>
            <text:p>Metal Plus Limited (MPL), a concern of Metal is engaged in Telecom Service Business. Since its inception, this company is successfully and very reputedly providing telecom service supports in BTS sites of renowned mobile operators of Bangladesh like- Grameenphone, Robi, and Banglalink.</text:p>
            <text:p>Currently, MPL is operating more than 10,000 BTS of Grameenphone. Besides, it is also marketing Eicher brand tractors, Eicher Engines powered diesel generators and Energy brand diesel generators and other Agri-machinaries in Bangladesh.</text:p>
            <text:p>We are looking for commited and results oriented candidates for the position of Circle Manager, Telecom Services.</text:p>
            <text:p/>
          </table:table-cell>
          <table:table-cell office:value-type="string" calcext:value-type="string">
            <text:p/>
            <text:p>                                                                Full-time</text:p>
            <text:p>                                                            </text:p>
          </table:table-cell>
          <table:table-cell office:value-type="string" calcext:value-type="string">
            <text:p/>
            <text:p>Â 6 to 7 year(s)</text:p>
            <text:p>                                                                    </text:p>
          </table:table-cell>
          <table:table-cell office:value-type="string" calcext:value-type="string">
            <text:p/>
            <text:p>Â Only males are allowed to apply</text:p>
            <text:p>                                                                    </text:p>
          </table:table-cell>
          <table:table-cell office:value-type="string" calcext:value-type="string">
            <text:p/>
            <text:p>Â Age 30 to 45 years</text:p>
            <text:p>                                                                    </text:p>
          </table:table-cell>
          <table:table-cell office:value-type="string" calcext:value-type="string">
            <text:p/>
            <text:p>Â Anywhere in Bangladesh</text:p>
            <text:p>                                                                    </text:p>
          </table:table-cell>
          <table:table-cell office:value-type="string" calcext:value-type="string">
            <text:p/>
            <text:p>Bachelor in Engineering (BEngg) in EEE, CSE, ETE.Candidates who have MBA degree will be given preference.</text:p>
            <text:p/>
          </table:table-cell>
          <table:table-cell office:value-type="string" calcext:value-type="string">
            <text:p/>
            <text:p>Age 30 to 45 years </text:p>
            <text:p>Only males are allowed to apply</text:p>
            <text:p/>
          </table:table-cell>
          <table:table-cell office:value-type="string" calcext:value-type="string">
            <text:p/>
            <text:p>Â Negotiable</text:p>
            <text:p>                                                                    </text:p>
          </table:table-cell>
          <table:table-cell office:value-type="string" calcext:value-type="string">
            <text:p/>
            <text:p>Festival Bonus: 2As per Organizational Policy</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65">
          <table:table-cell office:value-type="string" calcext:value-type="string">
            <text:p>Zonal Manager (Telecom Service)</text:p>
          </table:table-cell>
          <table:table-cell office:value-type="string" calcext:value-type="string">
            <text:p>Metal Plus Limited </text:p>
          </table:table-cell>
          <table:table-cell office:value-type="string" calcext:value-type="string">
            <text:p/>
            <text:p>                                                                07</text:p>
            <text:p>                                                                </text:p>
          </table:table-cell>
          <table:table-cell office:value-type="string" calcext:value-type="string">
            <text:p/>
            <text:p>Evaluate abnormal incidents and anticipate future incidents based on power or environmental alarm system.</text:p>
            <text:p>Prepare monthly/quarterly preventive maintenance schedule and follow-up, execute the daily, weekly and monthly preventive/ corrective maintenance activities of the network equipment in relevant departments.</text:p>
            <text:p>Ensuring round the clock service support according to customer satisfaction.</text:p>
            <text:p>Have profound knowledge about TR/TT analysis/KPI/ SLA/ MTTR Calculation.</text:p>
            <text:p>Manage day to day activities on BTS's for Active maintenance and passive infrastructure.</text:p>
            <text:p>Coordinate with customer and answer queries and notify of faults history and ensure timely resolution</text:p>
            <text:p>Should have knowledge of all passive/ active equipment (DG/ IVS/ AC/ AVR/ Rectifier/DVS/PG/ Battery/Fiber) and their characteristics for the applicable work areas.</text:p>
            <text:p>Capable to efficiently manage the operation &amp; maintenance related task.</text:p>
            <text:p>Evaluate, prepare, Assist and maintain OPEX on monthly basis.</text:p>
            <text:p>Supporting and managing sub-contractor works</text:p>
            <text:p>Regularly refueling plan for DG site and prepare daily activity report with Dashboard.</text:p>
            <text:p>Monitoring vendor key management and taking care EBC/M related issue.</text:p>
            <text:p>Regularly monitoring and control AG and PG fuel consumption.</text:p>
            <text:p>Should have knowledge about zonal expenditure budget with profit/loss and drive the business toward profitability.</text:p>
            <text:p/>
          </table:table-cell>
          <table:table-cell office:value-type="string" calcext:value-type="string">
            <text:p/>
            <text:p>Metal Plus Limited (MPL), a concern of METAL is engaged in Telecom Service Business.  Since its inception, this company is successfully and very reputedly providing telecom service supports in BTS sites of renowned mobile operators of Bangladesh like- Grameenphone, Robi directly and through Huawei Technologies (BD) Ltd. and LM Ericson Bangladesh Ltd. Currently, MPL is operating in around 6000 BTS of Grameenphone. Besides, it is also marketing Eicher brand tractors, Eicher Engines powered diesel generators and Energy brand diesel generators and other Agri- machineries in Bangladesh.</text:p>
            <text:p>We are looking for committed and result oriented candidates for the position of Zonal Manager, Telecom service.</text:p>
            <text:p/>
          </table:table-cell>
          <table:table-cell office:value-type="string" calcext:value-type="string">
            <text:p/>
            <text:p>                                                                Full-time</text:p>
            <text:p>                                                            </text:p>
          </table:table-cell>
          <table:table-cell office:value-type="string" calcext:value-type="string">
            <text:p/>
            <text:p>Â 4 to 5 year(s)</text:p>
            <text:p>                                                                    </text:p>
          </table:table-cell>
          <table:table-cell office:value-type="string" calcext:value-type="string">
            <text:p/>
            <text:p>Â Only males are allowed to apply</text:p>
            <text:p>                                                                    </text:p>
          </table:table-cell>
          <table:table-cell office:value-type="string" calcext:value-type="string">
            <text:p/>
            <text:p>Â Age 28 to 35 years</text:p>
            <text:p>                                                                    </text:p>
          </table:table-cell>
          <table:table-cell office:value-type="string" calcext:value-type="string">
            <text:p/>
            <text:p>Â Anywhere in Bangladesh</text:p>
            <text:p>                                                                    </text:p>
          </table:table-cell>
          <table:table-cell office:value-type="string" calcext:value-type="string">
            <text:p/>
            <text:p>The incumbent should have B.Sc. Engineer in EEE/ CSE/ ETE/ ECE/CS /Applied Physics&amp; Electronic Engineering or related field from a recognized institute preferable from any public Institute.</text:p>
            <text:p/>
          </table:table-cell>
          <table:table-cell office:value-type="string" calcext:value-type="string">
            <text:p/>
            <text:p>Age 28 to 35 years </text:p>
            <text:p>Only males are allowed to apply</text:p>
            <text:p>Experience of Zonal Manager/ Leader in above mention job will be preferred</text:p>
            <text:p>Expert knowledge of network infrastructure environment, power facilities operations &amp; maintenance.</text:p>
            <text:p>Detailed understanding of BTS alarm handling and rectification.</text:p>
            <text:p>Coordinate in OPEX &amp; CAPEX utilization &amp; budget planning</text:p>
            <text:p>Experience in management of others vendors.</text:p>
            <text:p>Able to build up strong leadership and teamwork skills.</text:p>
            <text:p>Be able to work independently.</text:p>
            <text:p>Be prepared to work on a 24 x 7 recall roster.</text:p>
            <text:p>Open approach to solving problems and dealing with new proposals.</text:p>
            <text:p>Able to work as a member of a team and lead junior staff from time to time</text:p>
            <text:p>Problem solving &amp; analytical ability.</text:p>
            <text:p/>
          </table:table-cell>
          <table:table-cell office:value-type="string" calcext:value-type="string">
            <text:p/>
            <text:p>Â Negotiable</text:p>
            <text:p>                                                                    </text:p>
          </table:table-cell>
          <table:table-cell office:value-type="string" calcext:value-type="string">
            <text:p/>
            <text:p>Festival Bonus: 2</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37">
          <table:table-cell office:value-type="string" calcext:value-type="string">
            <text:p>Executive - IT (ERP)</text:p>
          </table:table-cell>
          <table:table-cell office:value-type="string" calcext:value-type="string">
            <text:p>Sterling Group </text:p>
          </table:table-cell>
          <table:table-cell office:value-type="string" calcext:value-type="string">
            <text:p/>
            <text:p>                                                                Not specific</text:p>
            <text:p>                                                                </text:p>
          </table:table-cell>
          <table:table-cell office:value-type="string" calcext:value-type="string">
            <text:p/>
            <text:p>Implement and troubleshoot redundant application solutions.</text:p>
            <text:p>Have knowledge in module wise software Implementation.</text:p>
            <text:p>To perform module base functional activity of ASP.Net/ Oracle Developer/ Power Builder Application</text:p>
            <text:p>Any sort of troubleshooting on CCTV/IP Camera, Biometric Finger, Attendances software &amp; Access control Device.</text:p>
            <text:p>Installation, Configuration and Maintenance, Different types of , Mail Server ,Database Server, File Server Proxy server</text:p>
            <text:p>Inventory Software maintain with bar code system Trouble Shooting (Hardware, Software &amp; Server) Software installation &amp; update Network.</text:p>
            <text:p/>
          </table:table-cell>
          <table:table-cell office:value-type="string" calcext:value-type="string">
            <text:p/>
            <text:p>                                                            We are an export oriented renown Woven Garments Manufacturer, looking for a dynamic, energetic and analytic candidate for the post of "Executive-IT (ERP)". The incumbent must have initiative, experience and the drive to deliver high quality results</text:p>
            <text:p>                                                        </text:p>
          </table:table-cell>
          <table:table-cell office:value-type="string" calcext:value-type="string">
            <text:p/>
            <text:p>                                                                Full-time</text:p>
            <text:p>                                                            </text:p>
          </table:table-cell>
          <table:table-cell office:value-type="string" calcext:value-type="string">
            <text:p/>
            <text:p>Â At least 5 year(s)</text:p>
            <text:p>                                                                    </text:p>
          </table:table-cell>
          <table:table-cell office:value-type="string" calcext:value-type="string">
            <text:p/>
            <text:p>Â Only males are allowed to apply</text:p>
            <text:p>                                                                    </text:p>
          </table:table-cell>
          <table:table-cell office:value-type="string" calcext:value-type="string">
            <text:p/>
            <text:p>Â Age at least 25 years</text:p>
            <text:p>                                                                    </text:p>
          </table:table-cell>
          <table:table-cell office:value-type="string" calcext:value-type="string">
            <text:p/>
            <text:p>Â Dhaka (Ashulia)</text:p>
            <text:p>                                                                    </text:p>
          </table:table-cell>
          <table:table-cell office:value-type="string" calcext:value-type="string">
            <text:p/>
            <text:p>Master of Science (MSc), Master of Business Administration (MBA)B.Sc in Computer Science and Engineering from reputed university.</text:p>
            <text:p/>
          </table:table-cell>
          <table:table-cell office:value-type="string" calcext:value-type="string">
            <text:p/>
            <text:p>Age at least 25 years </text:p>
            <text:p>Only males are allowed to apply</text:p>
            <text:p>The applicants should have experience in the following area(s):</text:p>
            <text:p>Business Analyst, System Engineer, IT Support/Engineer, Software Engineer/Developer, </text:p>
            <text:p>ERP Implementer/Team member , Hardware Engineer, Network Engineer/Network Administrator, IT System Management, MIS etc.</text:p>
            <text:p>The applicants should have experience in the following business area(s):</text:p>
            <text:p>Software Company, Garments Industries/ Manufacturing Industries etc.</text:p>
            <text:p>Knowledge on MIS/ UML/ MS Office will be viewed as additional qualification</text:p>
            <text:p>Strong organizational skills and ability to multi-task.</text:p>
            <text:p>Have good knowledge on accounting/finance/production of garments/IE/Inventory/Merchandising/HR/ Production etc.</text:p>
            <text:p>Have knowledge in SQL or PL/SQL</text:p>
            <text:p/>
          </table:table-cell>
          <table:table-cell office:value-type="string" calcext:value-type="string">
            <text:p/>
            <text:p>Â Negotiable</text:p>
            <text:p>                                                                    </text:p>
          </table:table-cell>
          <table:table-cell office:value-type="string" calcext:value-type="string">
            <text:p/>
            <text:p>Lunch Facilities: Partially Subsidize</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35">
          <table:table-cell office:value-type="string" calcext:value-type="string">
            <text:p>Software Developer (ReactJS)</text:p>
          </table:table-cell>
          <table:table-cell office:value-type="string" calcext:value-type="string">
            <text:p>Codemen Solution Inc. </text:p>
          </table:table-cell>
          <table:table-cell office:value-type="string" calcext:value-type="string">
            <text:p/>
            <text:p>                                                                01</text:p>
            <text:p>                                                                </text:p>
          </table:table-cell>
          <table:table-cell office:value-type="string" calcext:value-type="string">
            <text:p/>
            <text:p>Experience with JavaScript frameworks and libraries like ReactJs, jQuery, Flux.</text:p>
            <text:p>Good working experience in HTML5, Bootstrap 3, CSS3, JavaScript, Typescript and XML.</text:p>
            <text:p>Build new Forms using ASP.NET, MVC framework, C# and .NET framework.</text:p>
            <text:p>Strong programming basic is must. Language-specific knowledge is not mandatory, but decent reasoning ability to develop any complex procedures.</text:p>
            <text:p>Writing code that is easily understandable by others.</text:p>
            <text:p>Capability to take a big project, break it apart into small solvable pieces and finally make the project production ready by putting the pieces back together. Therefore, having a clear concept of Software Design Pattern is an advantage.</text:p>
            <text:p>Working on improving and maintaining projects that are already in production and adding new features.</text:p>
            <text:p>We do not require a lot of experience, but we shall assess your ability to absorb new</text:p>
            <text:p>technology. So, if you are a fresher and confident you can learn, we encourage you to apply.</text:p>
            <text:p/>
          </table:table-cell>
          <table:table-cell office:value-type="string" calcext:value-type="string">
            <text:p/>
            <text:p>                                                            Full stack web developer (ReactJS) needed.</text:p>
            <text:p>                                                        </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20 to 35 years</text:p>
            <text:p>                                                                    </text:p>
          </table:table-cell>
          <table:table-cell office:value-type="string" calcext:value-type="string">
            <text:p/>
            <text:p>Â Anywhere in Bangladesh</text:p>
            <text:p>                                                                    </text:p>
          </table:table-cell>
          <table:table-cell office:value-type="string" calcext:value-type="string">
            <text:p/>
            <text:p>Bachelor of Science (BSc) in CSE</text:p>
            <text:p/>
          </table:table-cell>
          <table:table-cell office:value-type="string" calcext:value-type="string">
            <text:p/>
            <text:p>Age 20 to 35 years </text:p>
            <text:p>Both males and females are allowed to apply</text:p>
            <text:p>Good working experience in HTML5, Bootstrap 3, CSS3, JavaScript, jQuery, ReactJS.</text:p>
            <text:p>Experience with JavaScript frameworks and libraries especially ReactJs, jQuery.</text:p>
            <text:p>Build new Forms using ASP.NET MVC framework, C# and .NET framework.</text:p>
            <text:p>Both males and females are allowed to apply</text:p>
            <text:p>Strong fundamentals in relational databases - MS SQL server</text:p>
            <text:p>Good working knowledge on .NET applications with C#</text:p>
            <text:p>Good working knowledge of algorithms and data structures</text:p>
            <text:p>Understanding of platform architecture and technology, the process of software deployment and environment management</text:p>
            <text:p/>
          </table:table-cell>
          <table:table-cell office:value-type="string" calcext:value-type="string">
            <text:p/>
            <text:p>Â Negotiable</text:p>
            <text:p>                                                                    </text:p>
          </table:table-cell>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43">
          <table:table-cell office:value-type="string" calcext:value-type="string">
            <text:p>Full-stack Web Developer</text:p>
          </table:table-cell>
          <table:table-cell office:value-type="string" calcext:value-type="string">
            <text:p>Freedom Fighter IT </text:p>
          </table:table-cell>
          <table:table-cell office:value-type="string" calcext:value-type="string">
            <text:p/>
            <text:p>                                                                05</text:p>
            <text:p>                                                                </text:p>
          </table:table-cell>
          <table:table-cell office:value-type="string" calcext:value-type="string">
            <text:p/>
            <text:p>Ability to work quickly with high-quality.</text:p>
            <text:p>Must be a quick learner and a team player.</text:p>
            <text:p>Analyze the requirements and understand the deliverables</text:p>
            <text:p>In-depth knowledge of developing Web application and automation software.</text:p>
            <text:p>Must know RESTful and other Web Service API</text:p>
            <text:p>Work in ongoing and upcoming projects with PHP, Python, JavaScript, JQuery, HTML5, and CSS3.</text:p>
            <text:p>A clear understanding of OOP, Data Structures, Algorithms, and Design Patterns.</text:p>
            <text:p>Work with Bootstrap, MySQL and writing complex SQL queries, stored procedure, trigger and function.</text:p>
            <text:p>Always maintain coding documentation, flowcharts, layouts, diagrams, charts, code comments and follow the "clean code" concept.</text:p>
            <text:p>Participate in code/ design reviews after investigating current software development projects</text:p>
            <text:p>Collaborate with team members and ensure knowledge transfer</text:p>
            <text:p>Updates knowledge by studying state-of-the-art development tools, programming techniques, and computing equipment; participating in educational opportunities;</text:p>
            <text:p>Protects operations by keeping information confidential and never disclose any information out of the company.</text:p>
            <text:p>Client support for Existing Software as needed</text:p>
            <text:p>Design and execute test plans on web and desktop applications.</text:p>
            <text:p>Strict adherence to deadlines to meet the project requirements.</text:p>
            <text:p/>
          </table:table-cell>
          <table:table-cell office:value-type="string" calcext:value-type="string">
            <text:p/>
            <text:p>                                                            We are looking for outstanding Web Developers who will be responsible for the development and maintenance of web applications for a renowned company.</text:p>
            <text:p>                                                        </text:p>
          </table:table-cell>
          <table:table-cell office:value-type="string" calcext:value-type="string">
            <text:p/>
            <text:p>                                                                Full-time, Contractual, Internship</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18 to 45 years</text:p>
            <text:p>                                                                    </text:p>
          </table:table-cell>
          <table:table-cell office:value-type="string" calcext:value-type="string">
            <text:p/>
            <text:p>Â Jashore (Jashore Sadar)</text:p>
            <text:p>                                                                    </text:p>
          </table:table-cell>
          <table:table-cell office:value-type="string" calcext:value-type="string">
            <text:p/>
            <text:p>SSC, HSC, Diploma in Computer, Bachelor of Computer Application (BCA), Masters in Computer Application (MCA)B.Sc/ M.Sc in Computer Science/ Engineering from any reputed university</text:p>
            <text:p>IDB-BISEW experience certified developer also can apply.</text:p>
            <text:p>Skills Required:  PHP, HTML5 &amp; CSS3, Paython</text:p>
            <text:p/>
          </table:table-cell>
          <table:table-cell office:value-type="string" calcext:value-type="string">
            <text:p/>
            <text:p>Age 18 to 45 years </text:p>
            <text:p>Both males and females are allowed to apply</text:p>
            <text:p/>
          </table:table-cell>
          <table:table-cell office:value-type="string" calcext:value-type="string">
            <text:p/>
            <text:p>Â Negotiable</text:p>
            <text:p>                                                                    </text:p>
          </table:table-cell>
          <table:table-cell office:value-type="string" calcext:value-type="string">
            <text:p/>
            <text:p>Performance bonus, Provident fund, Over time allowanceSalary Review: YearlyFestival Bonus: 2</text:p>
            <text:p/>
          </table:table-cell>
          <table:table-cell office:value-type="string" calcext:value-type="string">
            <text:p/>
            <text:p>Â Oct 17, 2019</text:p>
            <text:p>                                                                        </text:p>
          </table:table-cell>
          <table:table-cell office:value-type="string" calcext:value-type="string">
            <text:p/>
            <text:p>Â Nov 15, 2019</text:p>
            <text:p>                                                                        </text:p>
          </table:table-cell>
          <table:table-cell table:number-columns-repeated="1008"/>
        </table:table-row>
        <table:table-row table:style-name="ro35">
          <table:table-cell office:value-type="string" calcext:value-type="string">
            <text:p>Mobile App Developer</text:p>
          </table:table-cell>
          <table:table-cell office:value-type="string" calcext:value-type="string">
            <text:p>Combosoft </text:p>
          </table:table-cell>
          <table:table-cell office:value-type="string" calcext:value-type="string">
            <text:p/>
            <text:p>                                                                01</text:p>
            <text:p>                                                                </text:p>
          </table:table-cell>
          <table:table-cell office:value-type="string" calcext:value-type="string">
            <text:p/>
            <text:p>Mobile App Development in Android &amp; iOS (Using Cross Platform Technologies like Xamarin, Ionic, React native)</text:p>
            <text:p>Native Development may also needed time to time</text:p>
            <text:p>Server side scripting knowledge with PHP and MySQL</text:p>
            <text:p>Work with firebase push notification for android &amp; iOS</text:p>
            <text:p>Deep understanding of Android Framework, Android NDK, Bluetooth and Media frameworks</text:p>
            <text:p>Good understanding of developing APIs, web services and Work with outside data sources and APIs.</text:p>
            <text:p>Strong architectural skills and API design techniques to keep a clean and maintainable code base.</text:p>
            <text:p>Database design in MySQL/PostgreSQL for database driven web application &amp; web enabled business process development.</text:p>
            <text:p>Work on bug fixing and improving application performance</text:p>
            <text:p>Continuously discover, evaluate, and implement new technologies to maximize development efficiency.</text:p>
            <text:p>Hands-on experience on JavaScript UI libraries such as Vue and React, RESTful JSON APIs, and version control (Git).</text:p>
            <text:p>Excellent verbal and written English communication skill is a must.</text:p>
            <text:p/>
          </table:table-cell>
          <table:table-cell office:value-type="string" calcext:value-type="string">
            <text:p/>
            <text:p>                                                            Looking For : Mobile App Developer (Android &amp; iOS/ Cross Platform)</text:p>
            <text:p>                                                        </text:p>
          </table:table-cell>
          <table:table-cell office:value-type="string" calcext:value-type="string">
            <text:p/>
            <text:p>                                                                Full-time</text:p>
            <text:p>                                                            </text:p>
          </table:table-cell>
          <table:table-cell office:value-type="string" calcext:value-type="string">
            <text:p/>
            <text:p>Â 2 to 6 year(s)</text:p>
            <text:p>                                                                    </text:p>
          </table:table-cell>
          <table:table-cell table:number-columns-repeated="2"/>
          <table:table-cell office:value-type="string" calcext:value-type="string">
            <text:p/>
            <text:p>Â Dhaka (Mirpur)</text:p>
            <text:p>                                                                    </text:p>
          </table:table-cell>
          <table:table-cell office:value-type="string" calcext:value-type="string">
            <text:p/>
            <text:p>Bachelor in Engineering (BEngg) in Computer Science</text:p>
            <text:p/>
          </table:table-cell>
          <table:table-cell office:value-type="string" calcext:value-type="string">
            <text:p/>
            <text:p>Successfully contribute to client-facing software projects by individual effort</text:p>
            <text:p>Ability to think out of the box, problem-solving skills</text:p>
            <text:p>Adapt to new technology quickly.</text:p>
            <text:p>Possess excellent analytical and problem-solving skills</text:p>
            <text:p>Ability to perform well under pressure</text:p>
            <text:p>Have high attention to detail</text:p>
            <text:p>Be a confident communicator</text:p>
            <text:p>Work well independently and in team settings</text:p>
            <text:p/>
          </table:table-cell>
          <table:table-cell office:value-type="string" calcext:value-type="string">
            <text:p/>
            <text:p>Â Negotiable</text:p>
            <text:p>                                                                    </text:p>
          </table:table-cell>
          <table:table-cell office:value-type="string" calcext:value-type="string">
            <text:p/>
            <text:p>T/A, Mobile bill, Medical allowance, Performance bonusLunch Facilities: Full SubsidizeSalary Review: Half YearlyFestival Bonus: 2</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27">
          <table:table-cell office:value-type="string" calcext:value-type="string">
            <text:p>Programmer/ Software Engineer</text:p>
          </table:table-cell>
          <table:table-cell office:value-type="string" calcext:value-type="string">
            <text:p>maplehitech </text:p>
          </table:table-cell>
          <table:table-cell office:value-type="string" calcext:value-type="string">
            <text:p/>
            <text:p>                                                                3</text:p>
            <text:p>                                                                </text:p>
          </table:table-cell>
          <table:table-cell office:value-type="string" calcext:value-type="string">
            <text:p/>
            <text:p>Software development using  Java, Golang, Python, C++ in a Linux environment Delivering production-quality codeWork in  basics of media streaming concepts like a/v encoding, buffering, media file types, codecs etc.</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Bachelor of Science (BSc) in CSE, EEE,CS</text:p>
            <text:p/>
          </table:table-cell>
          <table:table-cell office:value-type="string" calcext:value-type="string">
            <text:p/>
            <text:p>Proficiency in at least one of this language: Java, Golang, Python, or C++ in a Linux environment Understanding basics of WebRTC Understanding basics of media streaming concepts like a/v encoding, buffering, media file types, codecs etc</text:p>
            <text:p/>
          </table:table-cell>
          <table:table-cell office:value-type="string" calcext:value-type="string">
            <text:p/>
            <text:p>Â Negotiable</text:p>
            <text:p>                                                                    </text:p>
          </table:table-cell>
          <table:table-cell office:value-type="string" calcext:value-type="string">
            <text:p/>
            <text:p>Festival Bonus: 2</text:p>
            <text:p/>
          </table:table-cell>
          <table:table-cell office:value-type="string" calcext:value-type="string">
            <text:p/>
            <text:p>Â Oct 17, 2019</text:p>
            <text:p>                                                                        </text:p>
          </table:table-cell>
          <table:table-cell office:value-type="string" calcext:value-type="string">
            <text:p/>
            <text:p>Â Nov 15, 2019</text:p>
            <text:p>                                                                        </text:p>
          </table:table-cell>
          <table:table-cell table:number-columns-repeated="1008"/>
        </table:table-row>
        <table:table-row table:style-name="ro66">
          <table:table-cell office:value-type="string" calcext:value-type="string">
            <text:p>Software Engineer</text:p>
          </table:table-cell>
          <table:table-cell office:value-type="string" calcext:value-type="string">
            <text:p>AutoBill Pty Ltd </text:p>
          </table:table-cell>
          <table:table-cell office:value-type="string" calcext:value-type="string">
            <text:p/>
            <text:p>                                                                04</text:p>
            <text:p>                                                                </text:p>
          </table:table-cell>
          <table:table-cell office:value-type="string" calcext:value-type="string">
            <text:p/>
            <text:p>                                                            We are looking for Java Developers with experience in enterprise-class technologies</text:p>
            <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text:p>
            <text:p/>
          </table:table-cell>
          <table:table-cell office:value-type="string" calcext:value-type="string">
            <text:p/>
            <text:p>2+ years of experience is preferred. If you are a fresher, we are still open to hearing from you if you have excellent programming skills.</text:p>
            <text:p>Proven work experience in developing large scale enterprise web applications</text:p>
            <text:p>Hands-on experience in at least one Java-based MVC framework is mandatory</text:p>
            <text:p>Hands-on experience in at least one JavaScript library is mandatory</text:p>
            <text:p>Experience in jQuery will be a plus</text:p>
            <text:p/>
          </table:table-cell>
          <table:table-cell office:value-type="string" calcext:value-type="string">
            <text:p/>
            <text:p>Â Negotiable</text:p>
            <text:p>                                                                    </text:p>
          </table:table-cell>
          <table:table-cell office:value-type="string" calcext:value-type="string">
            <text:p/>
            <text:p>Weekly 2 holidaysLunch Facilities: Full SubsidizeFestival Bonus: 2Health and life insurance</text:p>
            <text:p>Breakfast, Snacks</text:p>
            <text:p>Public holidays</text:p>
            <text:p>Picnic/ Tour</text:p>
            <text:p>Transport</text:p>
            <text:p/>
          </table:table-cell>
          <table:table-cell office:value-type="string" calcext:value-type="string">
            <text:p/>
            <text:p>Â Oct 16, 2019</text:p>
            <text:p>                                                                        </text:p>
          </table:table-cell>
          <table:table-cell office:value-type="string" calcext:value-type="string">
            <text:p/>
            <text:p>Â Nov 11, 2019</text:p>
            <text:p>                                                                        </text:p>
          </table:table-cell>
          <table:table-cell table:number-columns-repeated="1008"/>
        </table:table-row>
        <table:table-row table:style-name="ro97">
          <table:table-cell office:value-type="string" calcext:value-type="string">
            <text:p>iOS Developer</text:p>
          </table:table-cell>
          <table:table-cell office:value-type="string" calcext:value-type="string">
            <text:p>DigiTech Labs Ltd. </text:p>
          </table:table-cell>
          <table:table-cell office:value-type="string" calcext:value-type="string">
            <text:p/>
            <text:p>                                                                Not specific</text:p>
            <text:p>                                                                </text:p>
          </table:table-cell>
          <table:table-cell office:value-type="string" calcext:value-type="string">
            <text:p/>
            <text:p>We are looking to hire a super talented and enthusiastic iOS Developer with good knowledge of iOS development. If you are passionate about new technology and creating innovative, cutting edge mobile apps to solve real life business problems then contact us today. </text:p>
            <text:p>Job Location : Uttara Sector 6, Dhaka</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 (Uttara)</text:p>
            <text:p>                                                                    </text:p>
          </table:table-cell>
          <table:table-cell office:value-type="string" calcext:value-type="string">
            <text:p/>
            <text:p>At least 2 year(s)</text:p>
            <text:p/>
            <text:p/>
            <text:p/>
          </table:table-cell>
          <table:table-cell office:value-type="string" calcext:value-type="string">
            <text:p/>
            <text:p>ESSENTIAL SKILLS:</text:p>
            <text:p>Minimum of 2 years of experience in full lifecycle development of mobile applications on iPhones and iPad. </text:p>
            <text:p>Experience creating custom UI components, Apple Push Notification Services, Foundation</text:p>
            <text:p>Experience in provisioning and publishing apps in iTunes/App Store with working knowledge of Apple Publishing Procedures and App review Process.</text:p>
            <text:p>Current knowledge of trends in iOS developer community with competitive landscape.</text:p>
            <text:p>Experience working with XML/JSON and familiarity with REST/SOAP methodologies.</text:p>
            <text:p>Ability to independently analyze problems, evaluate solutions, and effectively communicate options and recommendations to the leadership team.</text:p>
            <text:p>Solid experience integrating with web services.</text:p>
            <text:p>Evidence of iOS projects.</text:p>
            <text:p>Passionate about creating exceptional user experiences.</text:p>
            <text:p>Highly analytical, creative, and innovative in solving problems.</text:p>
            <text:p>Use of code versioning - git, svn, tfs. </text:p>
            <text:p>Must be an iOS enthusiast, with a rounded understanding of the iOS eco system and principles.</text:p>
            <text:p>Familiar with unit testing frameworks for the iOS platform and how to use them.</text:p>
            <text:p>Awareness of Design Patterns and their implementation.</text:p>
            <text:p>TECHNICAL SKILLS REQUIRED: </text:p>
            <text:p>Minimum of 2 years commercial iOS development experience.</text:p>
            <text:p>Deep understanding and proficiency in building mobile apps from scratch using mobile language (Swift, Objective-C).</text:p>
            <text:p>Familiarity with RESTful APIs to connect iOS applications to back-end services</text:p>
            <text:p>Experience with offline storage, threading, and performance tuning</text:p>
            <text:p>Understanding of Apple's design principles and interface guidelines</text:p>
            <text:p>Familiarity with cloud message APIs and push notifications</text:p>
            <text:p>Proficient understanding of code versioning tools Git</text:p>
            <text:p>Passionate about writing clean, well-organized, and production-ready code.</text:p>
            <text:p>Publishing application on App Store.</text:p>
            <text:p/>
          </table:table-cell>
          <table:table-cell/>
          <table:table-cell office:value-type="string" calcext:value-type="string">
            <text:p/>
            <text:p>Incentive: As per Company policy</text:p>
            <text:p/>
          </table:table-cell>
          <table:table-cell office:value-type="string" calcext:value-type="string">
            <text:p/>
            <text:p>Â Oct 16, 2019</text:p>
            <text:p>                                                                        </text:p>
          </table:table-cell>
          <table:table-cell office:value-type="string" calcext:value-type="string">
            <text:p/>
            <text:p>Â Nov 14, 2019</text:p>
            <text:p>                                                                        </text:p>
          </table:table-cell>
          <table:table-cell table:number-columns-repeated="1008"/>
        </table:table-row>
        <table:table-row table:style-name="ro98">
          <table:table-cell office:value-type="string" calcext:value-type="string">
            <text:p>iOS Developer</text:p>
          </table:table-cell>
          <table:table-cell office:value-type="string" calcext:value-type="string">
            <text:p>DigiTech Labs Ltd. </text:p>
          </table:table-cell>
          <table:table-cell office:value-type="string" calcext:value-type="string">
            <text:p/>
            <text:p>                                                                Not specific</text:p>
            <text:p>                                                                </text:p>
          </table:table-cell>
          <table:table-cell office:value-type="string" calcext:value-type="string">
            <text:p/>
            <text:p>We are looking to hire a super talented and enthusiastic iOS Developer with good knowledge of iOS development. If you are passionate about new technology and creating innovative, cutting edge mobile apps to solve real life business problems then contact us today. </text:p>
            <text:p>Job Location : Uttara Sector 6, Dhaka</text:p>
            <text:p/>
          </table:table-cell>
          <table:table-cell office:value-type="string" calcext:value-type="string">
            <text:p/>
            <text:p>We are looking to hire a super talented and enthusiastic iOS Developer with good knowledge of iOS development. If you are passionate about new technology and creating innovative, cutting edge mobile apps to solve real life business problems then contact us today. </text:p>
            <text:p>Job Location : Uttara Sector 6, Dhaka</text:p>
            <text:p/>
          </table:table-cell>
          <table:table-cell office:value-type="string" calcext:value-type="string">
            <text:p/>
            <text:p>                                                                Full-time</text:p>
            <text:p>                                                            </text:p>
          </table:table-cell>
          <table:table-cell table:number-columns-repeated="3"/>
          <table:table-cell office:value-type="string" calcext:value-type="string">
            <text:p/>
            <text:p>Experience:Â At least 2 year(s)</text:p>
            <text:p>                                                                    </text:p>
          </table:table-cell>
          <table:table-cell office:value-type="string" calcext:value-type="string">
            <text:p/>
            <text:p>At least 2 year(s)</text:p>
            <text:p/>
            <text:p/>
            <text:p/>
          </table:table-cell>
          <table:table-cell office:value-type="string" calcext:value-type="string">
            <text:p/>
            <text:p>ESSENTIAL SKILLS:</text:p>
            <text:p>Minimum of 2 years of experience in full lifecycle development of mobile applications on iPhones and iPad. </text:p>
            <text:p>Experience creating custom UI components, Apple Push Notification Services, Foundation</text:p>
            <text:p>Experience in provisioning and publishing apps in iTunes/App Store with working knowledge of Apple Publishing Procedures and App review Process.</text:p>
            <text:p>Current knowledge of trends in iOS developer community with competitive landscape.</text:p>
            <text:p>Experience working with XML/JSON and familiarity with REST/SOAP methodologies.</text:p>
            <text:p>Ability to independently analyze problems, evaluate solutions, and effectively communicate options and recommendations to the leadership team.</text:p>
            <text:p>Solid experience integrating with web services.</text:p>
            <text:p>Evidence of iOS projects.</text:p>
            <text:p>Passionate about creating exceptional user experiences.</text:p>
            <text:p>Highly analytical, creative, and innovative in solving problems.</text:p>
            <text:p>Use of code versioning - git, svn, tfs. </text:p>
            <text:p>Must be an iOS enthusiast, with a rounded understanding of the iOS eco system and principles.</text:p>
            <text:p>Familiar with unit testing frameworks for the iOS platform and how to use them.</text:p>
            <text:p>Awareness of Design Patterns and their implementation.</text:p>
            <text:p>TECHNICAL SKILLS REQUIRED: </text:p>
            <text:p>Minimum of 2 years commercial iOS development experience.</text:p>
            <text:p>Deep understanding and proficiency in building mobile apps from scratch using mobile language (Swift, Objective-C).</text:p>
            <text:p>Familiarity with RESTful APIs to connect iOS applications to back-end services</text:p>
            <text:p>Experience with offline storage, threading, and performance tuning</text:p>
            <text:p>Understanding of Apple's design principles and interface guidelines</text:p>
            <text:p>Familiarity with cloud message APIs and push notifications</text:p>
            <text:p>Proficient understanding of code versioning tools Git</text:p>
            <text:p>Passionate about writing clean, well-organized, and production-ready code.</text:p>
            <text:p>Publishing application on App Store.</text:p>
            <text:p/>
          </table:table-cell>
          <table:table-cell office:value-type="string" calcext:value-type="string">
            <text:p/>
            <text:p>Job Location:Â Dhaka (Uttara)</text:p>
            <text:p>                                                                    </text:p>
          </table:table-cell>
          <table:table-cell office:value-type="string" calcext:value-type="string">
            <text:p/>
            <text:p>Incentive: As per Company policy</text:p>
            <text:p/>
          </table:table-cell>
          <table:table-cell office:value-type="string" calcext:value-type="string">
            <text:p/>
            <text:p>Â Oct 16, 2019</text:p>
            <text:p>                                                                        </text:p>
          </table:table-cell>
          <table:table-cell office:value-type="string" calcext:value-type="string">
            <text:p/>
            <text:p>Â Nov 14, 2019</text:p>
            <text:p>                                                                        </text:p>
          </table:table-cell>
          <table:table-cell table:number-columns-repeated="1008"/>
        </table:table-row>
        <table:table-row table:style-name="ro34">
          <table:table-cell office:value-type="string" calcext:value-type="string">
            <text:p>Junior Software Engineer</text:p>
          </table:table-cell>
          <table:table-cell office:value-type="string" calcext:value-type="string">
            <text:p>Avalon Hosting Services Ltd. </text:p>
          </table:table-cell>
          <table:table-cell office:value-type="string" calcext:value-type="string">
            <text:p/>
            <text:p>                                                                01</text:p>
            <text:p>                                                                </text:p>
          </table:table-cell>
          <table:table-cell office:value-type="string" calcext:value-type="string">
            <text:p/>
            <text:p>We are a customer-first company and we want all efforts and communications to represent this philosophy. Collaboration is an important facet of this. The Engineering team works and sits directly with the Product, Marketing and IT teams.</text:p>
            <text:p>As a Junior Software Engineer you should be able to demonstrate solid problem solving skills. If you have a few open source projects to share your skills thats even better.</text:p>
            <text:p>You will be part of a team of Non-Senior to Senior Software Engineers.</text:p>
            <text:p/>
          </table:table-cell>
          <table:table-cell office:value-type="string" calcext:value-type="string">
            <text:p/>
            <text:p>We are a customer-first company and we want all efforts and communications to represent this philosophy. Collaboration is an important facet of this. The Engineering team works and sits directly with the Product, Marketing and IT teams.</text:p>
            <text:p>As a Junior Software Engineer you should be able to demonstrate solid problem solving skills. If you have a few open source projects to share your skills thats even better.</text:p>
            <text:p>You will be part of a team of Non-Senior to Senior Software Engineers.</text:p>
            <text:p/>
          </table:table-cell>
          <table:table-cell office:value-type="string" calcext:value-type="string">
            <text:p/>
            <text:p>                                                                Full-time</text:p>
            <text:p>                                                            </text:p>
          </table:table-cell>
          <table:table-cell office:value-type="string" calcext:value-type="string">
            <text:p/>
            <text:p>Â 2 to 3 year(s)</text:p>
            <text:p>                                                                    </text:p>
          </table:table-cell>
          <table:table-cell/>
          <table:table-cell office:value-type="string" calcext:value-type="string">
            <text:p/>
            <text:p>Â Age 20 to 30 years</text:p>
            <text:p>                                                                    </text:p>
          </table:table-cell>
          <table:table-cell office:value-type="string" calcext:value-type="string">
            <text:p/>
            <text:p>Â Dhaka (Mirpur)</text:p>
            <text:p>                                                                    </text:p>
          </table:table-cell>
          <table:table-cell office:value-type="string" calcext:value-type="string">
            <text:p/>
            <text:p>Bachelor in Engineering (BEngg) in CSE, Bachelor in Engineering (BEngg) in CSE, Bachelor in Engineering (BEngg) in Information Technology</text:p>
            <text:p>Skills Required:  WordPress, 2+ Years experience with Laravel and Vue js, AngularJS, jquery, Object Oriented Programming, PHP, React JS</text:p>
            <text:p/>
          </table:table-cell>
          <table:table-cell office:value-type="string" calcext:value-type="string">
            <text:p/>
            <text:p>Age 20 to 30 years </text:p>
            <text:p>Experience with Node.js, React/Angular a plus</text:p>
            <text:p>Knowledge of services (mostly RESTful)</text:p>
            <text:p>Google Cloud, AWS or other cloud experience a plus</text:p>
            <text:p>Database knowledge; MySQLServer, MongoDB or more modern no-sql store</text:p>
            <text:p>Strong interest in learning and expanding your personal toolbox of skills</text:p>
            <text:p>High emotional intelligence</text:p>
            <text:p>A/B test mentality</text:p>
            <text:p/>
          </table:table-cell>
          <table:table-cell office:value-type="string" calcext:value-type="string">
            <text:p/>
            <text:p>Â Negotiable</text:p>
            <text:p>                                                                    </text:p>
          </table:table-cell>
          <table:table-cell office:value-type="string" calcext:value-type="string">
            <text:p/>
            <text:p>T/A, Performance bonusSalary Review: YearlyFestival Bonus: 2</text:p>
            <text:p/>
          </table:table-cell>
          <table:table-cell office:value-type="string" calcext:value-type="string">
            <text:p/>
            <text:p>Â Oct 17, 2019</text:p>
            <text:p>                                                                        </text:p>
          </table:table-cell>
          <table:table-cell office:value-type="string" calcext:value-type="string">
            <text:p/>
            <text:p>Â Nov 16, 2019</text:p>
            <text:p>                                                                        </text:p>
          </table:table-cell>
          <table:table-cell table:number-columns-repeated="1008"/>
        </table:table-row>
        <table:table-row table:style-name="ro58">
          <table:table-cell office:value-type="string" calcext:value-type="string">
            <text:p>Trainer (Digital Marketing)</text:p>
          </table:table-cell>
          <table:table-cell office:value-type="string" calcext:value-type="string">
            <text:p>Creative IT Institute </text:p>
          </table:table-cell>
          <table:table-cell office:value-type="string" calcext:value-type="string">
            <text:p/>
            <text:p>                                                                02</text:p>
            <text:p>                                                                </text:p>
          </table:table-cell>
          <table:table-cell office:value-type="string" calcext:value-type="string">
            <text:p/>
            <text:p>Deliver training as per the pre-decided curriculum of CITI or the project of CITI</text:p>
            <text:p>Create/update course material to ensure all the latest trends and best practices are covered</text:p>
            <text:p>Innovate and improve teaching methods and processes basis past classroom experiences</text:p>
            <text:p>Upgrade self-knowledge across all courses offered by CITI ranging from Social Media Marketing, AdWords, SEO, Email Marketing, Mobile Marketing, Website Development, etc.</text:p>
            <text:p>Be able to customize and deliver course material as per need</text:p>
            <text:p>Be on the constant hunt for case studies, trends and best practices in the digital space to be able to provide the right references in class</text:p>
            <text:p>Monitor student progress and make recommendations to the concerns if any interventions are needed to bridge the gap.</text:p>
            <text:p>Promote student success by showing flexibility in style and work schedule as well as exhibiting a passion for teaching and students and engaging students in the learning process.</text:p>
            <text:p>Maintain appropriate records of classroom training delivered and new resources created</text:p>
            <text:p>Take proactive steps to ensure that the classroom is functioning at optimum and providing the best possible learning experience for student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table:table-cell office:value-type="string" calcext:value-type="string">
            <text:p/>
            <text:p>Â Age 25 to 32 years</text:p>
            <text:p>                                                                    </text:p>
          </table:table-cell>
          <table:table-cell office:value-type="string" calcext:value-type="string">
            <text:p/>
            <text:p>Â Dhaka (Dhanmondi)</text:p>
            <text:p>                                                                    </text:p>
          </table:table-cell>
          <table:table-cell office:value-type="string" calcext:value-type="string">
            <text:p/>
            <text:p>Bachelor degree in any discipline</text:p>
            <text:p/>
          </table:table-cell>
          <table:table-cell office:value-type="string" calcext:value-type="string">
            <text:p/>
            <text:p>Age 25 to 32 years </text:p>
            <text:p>Working in an agency educational institute</text:p>
            <text:p>Fantastic communication skills and ability to deliver course material with full confidence and vigour for sessions ranging from 2 to 4 hours</text:p>
            <text:p>Fluent oral as well as written communication skills</text:p>
            <text:p>Be punctual and disciplined to ensure all training begin and end on time and do full justice to the topic delivered</text:p>
            <text:p>Be patient and sensitive towards trainees and their ability to grasp new concepts</text:p>
            <text:p>Be a good team player who believes in the concept of 'train and get trained at the same time'</text:p>
            <text:p>Have good people skills and should have a passion for teaching and the Digital Marketing space in general</text:p>
            <text:p/>
          </table:table-cell>
          <table:table-cell office:value-type="string" calcext:value-type="string">
            <text:p/>
            <text:p>Â Negotiable</text:p>
            <text:p>                                                                    </text:p>
          </table:table-cell>
          <table:table-cell office:value-type="string" calcext:value-type="string">
            <text:p/>
            <text:p>Mobile bill, Credit card, Over time allowanceLunch Facilities: Partially SubsidizeSalary Review: YearlyFestival Bonus: 2</text:p>
            <text:p/>
          </table:table-cell>
          <table:table-cell office:value-type="string" calcext:value-type="string">
            <text:p/>
            <text:p>Â Oct 17, 2019</text:p>
            <text:p>                                                                        </text:p>
          </table:table-cell>
          <table:table-cell office:value-type="string" calcext:value-type="string">
            <text:p/>
            <text:p>Â Nov 15, 2019</text:p>
            <text:p>                                                                        </text:p>
          </table:table-cell>
          <table:table-cell table:number-columns-repeated="1008"/>
        </table:table-row>
        <table:table-row table:style-name="ro99">
          <table:table-cell office:value-type="string" calcext:value-type="string">
            <text:p>Content Writer</text:p>
          </table:table-cell>
          <table:table-cell office:value-type="string" calcext:value-type="string">
            <text:p>Appnap Technologies Ltd. </text:p>
          </table:table-cell>
          <table:table-cell office:value-type="string" calcext:value-type="string">
            <text:p/>
            <text:p>                                                                Not specific</text:p>
            <text:p>                                                                </text:p>
          </table:table-cell>
          <table:table-cell office:value-type="string" calcext:value-type="string">
            <text:p/>
            <text:p>Write and create quality contents (especially in native US-style writing) in accordance with our service descriptions, website contents, and target market content needs on our Graphics Design Outsourcing business in the form of web-copy, blog posts, articles for third-party content marketing platforms, ad copies &amp; social media posts, etc.</text:p>
            <text:p>Conduct keyword research and analysis for the purpose of content development which includes both seed keywords and LSI/Related Keywords and perform long tail keyword research for content/topic ideas.</text:p>
            <text:p>Generate interesting, accurate, and exciting content ideas for our target market needs and maintain content writing calendar.</text:p>
            <text:p>Write non-plagiarized contents that will pass as 'unique content' (or 'non-duplicate content') by using various Content Plagiarism Detection Tools.</text:p>
            <text:p>Create contents that does not violate the Copyright Law &amp; Creative Commons License Terms.</text:p>
            <text:p>Provide unique and copyright contents within specific deadlines.</text:p>
            <text:p>Write contents for SEO purpose, which includes: conduct various audits on keyword density and other parameters for on-page SEO, SEO Copyedit and optimize articles on the basis of seed keywords and LSI/ Related Keywords, rewrite existing contents into unique contents using various techniques including manual rewriting &amp; content spinning, etc.</text:p>
            <text:p>Perform various link building and content marketing strategies, which includes:</text:p>
            <text:p>Outreach for links, brand citations, and publishing contents in various content publishing platforms.</text:p>
            <text:p>Social Media Outreach in Facebook, LinkedIn, and Twitter for lead generation and content publishing.</text:p>
            <text:p>Submit articles in content publishing platforms like - hubpages.com, examiner.com, squidoo.com, ezinearticles.com, etc.</text:p>
            <text:p>Maintain various theme-based Web 2.0 blog platforms and publish contents from time to time.</text:p>
            <text:p>Forum posting, blog posting, blog commenting, etc.</text:p>
            <text:p/>
          </table:table-cell>
          <table:table-cell office:value-type="string" calcext:value-type="string">
            <text:p/>
            <text:p>APPNAP TECHNOLOGIES LTD. is looking for a CONTENT WRITER. </text:p>
            <text:p>Appnap Technologies Ltd. is a software company based in Dhaka, Bangladesh. We develop native apps for iOS and Android. Our audience is wildly international. We`re a global reality. You`ll be working on products used by hundreds of thousands of people all around the world. The quality of your work will make a decisive difference both to the users and to Appnap. You`ll get the chance to learn (and teach too!) some of the brightest and most skilled people you`ll ever meet. Your talent is going to blossom here.</text:p>
            <text:p/>
          </table:table-cell>
          <table:table-cell office:value-type="string" calcext:value-type="string">
            <text:p/>
            <text:p>                                                                Full-time</text:p>
            <text:p>                                                            </text:p>
          </table:table-cell>
          <table:table-cell office:value-type="string" calcext:value-type="string">
            <text:p/>
            <text:p>Â 2 to 5 year(s)</text:p>
            <text:p>                                                                    </text:p>
          </table:table-cell>
          <table:table-cell/>
          <table:table-cell office:value-type="string" calcext:value-type="string">
            <text:p/>
            <text:p>Â Age 20 to 32 years</text:p>
            <text:p>                                                                    </text:p>
          </table:table-cell>
          <table:table-cell office:value-type="string" calcext:value-type="string">
            <text:p/>
            <text:p>Â Dhaka</text:p>
            <text:p>                                                                    </text:p>
          </table:table-cell>
          <table:table-cell office:value-type="string" calcext:value-type="string">
            <text:p/>
            <text:p>Bachelor of Arts (BA) in English, Bachelor degree in any disciplineCandidates with foreign degree are also encouraged to apply.</text:p>
            <text:p>A-levels/ O-levels is preferable.</text:p>
            <text:p>Any other public or reputed private university approved by the University Grants Commission of Bangladesh.</text:p>
            <text:p>High school degree or equivalent; Bachelor's degree in creative writing, journalism, English, or related field preferred.</text:p>
            <text:p>For deserving experienced candidates academic qualification will be relaxed.</text:p>
            <text:p>BRAC University,East West University,University of Liberal Arts Bangladesh,Jahangirnagar University,University of Dhaka students will get preference</text:p>
            <text:p>Skills Required: Able to work under pressure, creativity and innovation, Google docs, MS Word/ Excel/ PowerPoint/ OneNote, Must be able to read and write English, Working with Deadlines</text:p>
            <text:p/>
          </table:table-cell>
          <table:table-cell office:value-type="string" calcext:value-type="string">
            <text:p/>
            <text:p>Age 20 to 32 years </text:p>
            <text:p>Skills: English Language, English Literature</text:p>
            <text:p>Excellent verbal and written communication skills.</text:p>
            <text:p>Excellent grasp of English language.</text:p>
            <text:p>Creative and innovative thinker and planner.</text:p>
            <text:p>Confident in producing work across multiple platforms.</text:p>
            <text:p>Able to align multiple brand strategies and ideas.</text:p>
            <text:p>Assists team members when needed to accomplish team goals.</text:p>
            <text:p>Able to multitask, prioritize, and manage time efficiently.</text:p>
            <text:p>Self-motivated and self-directed.</text:p>
            <text:p>Two to four years' experience writing for a large agency or corporation.</text:p>
            <text:p>Ability to work independently or as an active member of a team.</text:p>
            <text:p>Proficient computer skills, including Microsoft Office Suite (Word, PowerPoint, Outlook, and Excel) and Google Docs.</text:p>
            <text:p>Good interpersonal skills and communication with all levels of management.</text:p>
            <text:p>Able to work in a fast-paced environment.</text:p>
            <text:p>Strict adherence to company policies and style.</text:p>
            <text:p>Extensive knowledge of the company, brand, and product preferred.</text:p>
            <text:p>Ideal candidate will have a positive attitude and be a problem-solver.</text:p>
            <text:p>Familiarity with keyword placement and SEO.</text:p>
            <text:p/>
          </table:table-cell>
          <table:table-cell office:value-type="string" calcext:value-type="string">
            <text:p/>
            <text:p>Â Tk. 20000 - 35000 (Monthly)</text:p>
            <text:p>                                                                    </text:p>
          </table:table-cell>
          <table:table-cell office:value-type="string" calcext:value-type="string">
            <text:p/>
            <text:p>Performance bonus, Weekly 2 holidaysLunch Facilities: Full SubsidizeSalary Review: YearlyFestival Bonus: 2World-class working environment.</text:p>
            <text:p>Snacks offered by office.</text:p>
            <text:p>Recreation facility (Home theatre and Play Station 4 Pro).</text:p>
            <text:p>Yearly official tour.</text:p>
            <text:p>Casual leave, Sick Leave, Annual Leave and public holidays as gazette by the government and organization's decision.</text:p>
            <text:p/>
          </table:table-cell>
          <table:table-cell office:value-type="string" calcext:value-type="string">
            <text:p/>
            <text:p>Â Oct 16, 2019</text:p>
            <text:p>                                                                        </text:p>
          </table:table-cell>
          <table:table-cell office:value-type="string" calcext:value-type="string">
            <text:p/>
            <text:p>Â Nov 15, 2019</text:p>
            <text:p>                                                                        </text:p>
          </table:table-cell>
          <table:table-cell table:number-columns-repeated="1008"/>
        </table:table-row>
        <table:table-row table:style-name="ro43">
          <table:table-cell office:value-type="string" calcext:value-type="string">
            <text:p>Software Test Engineer</text:p>
          </table:table-cell>
          <table:table-cell office:value-type="string" calcext:value-type="string">
            <text:p>Optimum Solution and Services Ltd. </text:p>
          </table:table-cell>
          <table:table-cell office:value-type="string" calcext:value-type="string">
            <text:p/>
            <text:p>                                                                Not specific</text:p>
            <text:p>                                                                </text:p>
          </table:table-cell>
          <table:table-cell office:value-type="string" calcext:value-type="string">
            <text:p/>
            <text:p>Develop test cases and prioritize testing activities.</text:p>
            <text:p>Execute all the test case and report defects, define severity and priority for each defect.</text:p>
            <text:p>Collaborate software developers and project support teams</text:p>
            <text:p>Study document to understand business domain</text:p>
            <text:p>Develop User Interface</text:p>
            <text:p>Build reusable code and libraries for future use</text:p>
            <text:p>Execute unit testing.</text:p>
            <text:p/>
          </table:table-cell>
          <table:table-cell office:value-type="string" calcext:value-type="string">
            <text:p/>
            <text:p>                                                            Software Test Engineer will conduct system testing for software product and Involve in front end development.</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T/A</text:p>
            <text:p/>
          </table:table-cell>
          <table:table-cell office:value-type="string" calcext:value-type="string">
            <text:p/>
            <text:p>Â Oct 17, 2019</text:p>
            <text:p>                                                                        </text:p>
          </table:table-cell>
          <table:table-cell office:value-type="string" calcext:value-type="string">
            <text:p/>
            <text:p>Â Nov 15, 2019</text:p>
            <text:p>                                                                        </text:p>
          </table:table-cell>
          <table:table-cell table:number-columns-repeated="1008"/>
        </table:table-row>
        <table:table-row table:style-name="ro39">
          <table:table-cell office:value-type="string" calcext:value-type="string">
            <text:p>PHP Developer</text:p>
          </table:table-cell>
          <table:table-cell office:value-type="string" calcext:value-type="string">
            <text:p>Azmaain Corporation </text:p>
          </table:table-cell>
          <table:table-cell office:value-type="string" calcext:value-type="string">
            <text:p/>
            <text:p>                                                                02</text:p>
            <text:p>                                                                </text:p>
          </table:table-cell>
          <table:table-cell office:value-type="string" calcext:value-type="string">
            <text:p/>
            <text:p>Analyze, design and development of web applications and websitesDeliver applications/changes within deadlinesIdentify bugs, bottlenecks and issues in the applications.Participate in the design, coding, testing, and debugging of new or existing codeResolve known/raised issues on timely basis.Prepare technical documentation for assigned applications.Prepare project planning and technical presentation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21 to 35 years</text:p>
            <text:p>                                                                    </text:p>
          </table:table-cell>
          <table:table-cell office:value-type="string" calcext:value-type="string">
            <text:p/>
            <text:p>Â Dhaka</text:p>
            <text:p>                                                                    </text:p>
          </table:table-cell>
          <table:table-cell office:value-type="string" calcext:value-type="string">
            <text:p/>
            <text:p>Bachelor of Science (BSc) in CSE, Bachelor of Science (BSc) in Computer Engineering</text:p>
            <text:p>Skills Required: CodeIgniter, CSS, jquery, Laravel, MySQL, PHP(OOP)</text:p>
            <text:p/>
          </table:table-cell>
          <table:table-cell office:value-type="string" calcext:value-type="string">
            <text:p/>
            <text:p>Age 21 to 35 years </text:p>
            <text:p>Both males and females are allowed to apply</text:p>
            <text:p>Strong knowledge in PHP OOP, Vanilla JS and jQueryExperience in writing MySQL/MariaDB queriesExperience in API integration and AjaxWorking knowledge in HTML, CSS and BootstrapUnderstanding of MVC design patternKnowledge on frameworks (Laravel, Codeigniter etc)Understanding of HTTP, ApacheUnderstands and follows coding standardsCan write Reusable, Testable, and Efficient code</text:p>
            <text:p/>
          </table:table-cell>
          <table:table-cell/>
          <table:table-cell office:value-type="string" calcext:value-type="string">
            <text:p/>
            <text:p>Performance bonusLunch Facilities: Full SubsidizeSalary Review: YearlyFestival Bonus: 2Weekly 1 Holiday</text:p>
            <text:p/>
          </table:table-cell>
          <table:table-cell office:value-type="string" calcext:value-type="string">
            <text:p/>
            <text:p>Â Oct 17, 2019</text:p>
            <text:p>                                                                        </text:p>
          </table:table-cell>
          <table:table-cell office:value-type="string" calcext:value-type="string">
            <text:p/>
            <text:p>Â Nov 14, 2019</text:p>
            <text:p>                                                                        </text:p>
          </table:table-cell>
          <table:table-cell table:number-columns-repeated="1008"/>
        </table:table-row>
        <table:table-row table:style-name="ro35">
          <table:table-cell office:value-type="string" calcext:value-type="string">
            <text:p>Executive</text:p>
          </table:table-cell>
          <table:table-cell office:value-type="string" calcext:value-type="string">
            <text:p>Symbex International </text:p>
          </table:table-cell>
          <table:table-cell office:value-type="string" calcext:value-type="string">
            <text:p/>
            <text:p>                                                                04</text:p>
            <text:p>                                                                </text:p>
          </table:table-cell>
          <table:table-cell office:value-type="string" calcext:value-type="string">
            <text:p/>
            <text:p>                                                            Software Development &amp; Marketing</text:p>
            <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office:value-type="string" calcext:value-type="string">
            <text:p/>
            <text:p>Â Age 22 to 30 years</text:p>
            <text:p>                                                                    </text:p>
          </table:table-cell>
          <table:table-cell office:value-type="string" calcext:value-type="string">
            <text:p/>
            <text:p>Â Anywhere in Bangladesh</text:p>
            <text:p>                                                                    </text:p>
          </table:table-cell>
          <table:table-cell office:value-type="string" calcext:value-type="string">
            <text:p/>
            <text:p>Bachelor of Science (BSc) in CSE, Bachelor of Business Administration (BBA) in Major in Marketing, Master of Business Administration (MBA) in Major in Marketing</text:p>
            <text:p>Skills Required: HTML5 &amp; CSS3, PHP, php codeigniter, Sales  Marketing, Technical Sales/ IT Marketing, Windows CE/ CE.Net, Xamarin</text:p>
            <text:p/>
          </table:table-cell>
          <table:table-cell office:value-type="string" calcext:value-type="string">
            <text:p/>
            <text:p>Age 22 to 30 years </text:p>
            <text:p>Both males and females are allowed to apply</text:p>
            <text:p>6 month provisional period and job will considered for permanent basis, subject to efficiency during provisional period.</text:p>
            <text:p/>
          </table:table-cell>
          <table:table-cell/>
          <table:table-cell office:value-type="string" calcext:value-type="string">
            <text:p/>
            <text:p>Festival Bonus: 1</text:p>
            <text:p/>
          </table:table-cell>
          <table:table-cell office:value-type="string" calcext:value-type="string">
            <text:p/>
            <text:p>Â Oct 16, 2019</text:p>
            <text:p>                                                                        </text:p>
          </table:table-cell>
          <table:table-cell office:value-type="string" calcext:value-type="string">
            <text:p/>
            <text:p>Â Nov 2, 2019</text:p>
            <text:p>                                                                        </text:p>
          </table:table-cell>
          <table:table-cell table:number-columns-repeated="1008"/>
        </table:table-row>
        <table:table-row table:style-name="ro6">
          <table:table-cell office:value-type="string" calcext:value-type="string">
            <text:p>Manager, Civil Works</text:p>
          </table:table-cell>
          <table:table-cell office:value-type="string" calcext:value-type="string">
            <text:p>Cubic Global Limited </text:p>
          </table:table-cell>
          <table:table-cell office:value-type="string" calcext:value-type="string">
            <text:p/>
            <text:p>                                                                02</text:p>
            <text:p>                                                                </text:p>
          </table:table-cell>
          <table:table-cell office:value-type="string" calcext:value-type="string">
            <text:p/>
            <text:p>Good Understanding on Drawing, Design &amp; Estimation.</text:p>
            <text:p>Good Capability on Tender (e-tender) preparation &amp; submission. </text:p>
            <text:p>Capable of Handing Any residential or commercial structures.</text:p>
            <text:p>Planning &amp; Execution, quality control &amp; BoQ Preparation as per requirement. </text:p>
            <text:p>Good Communication skills, system knowledge, Interpersonal skills, Team handling</text:p>
            <text:p>Schedule the project in logical steps and budget time required to meet deadlines.</text:p>
            <text:p>Determine labor requirements and dispatch workers to construction sites.</text:p>
            <text:p>Inspect and review projects to monitor compliance with building and safety codes, and other regulations.</text:p>
            <text:p>Interpret and explain plans and contract terms to administrative staff, workers, and clients, representing the owner or developer or any other commercial body.</text:p>
            <text:p>Obtain all necessary permits and licenses.</text:p>
            <text:p>Preference will be given on skilled person who has handled big project and passionate about the job.</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6 year(s)</text:p>
            <text:p>                                                                    </text:p>
          </table:table-cell>
          <table:table-cell office:value-type="string" calcext:value-type="string">
            <text:p/>
            <text:p>Â Only males are allowed to apply</text:p>
            <text:p>                                                                    </text:p>
          </table:table-cell>
          <table:table-cell office:value-type="string" calcext:value-type="string">
            <text:p/>
            <text:p>Â Age 27 to 35 years</text:p>
            <text:p>                                                                    </text:p>
          </table:table-cell>
          <table:table-cell office:value-type="string" calcext:value-type="string">
            <text:p/>
            <text:p>Â Anywhere in Bangladesh</text:p>
            <text:p>                                                                    </text:p>
          </table:table-cell>
          <table:table-cell office:value-type="string" calcext:value-type="string">
            <text:p/>
            <text:p>Bachelor of Science (BSc) in Civil Engineeringn/a</text:p>
            <text:p>Skills Required:  Reporting and Documentation, Computer Operating, Ms Office</text:p>
            <text:p/>
          </table:table-cell>
          <table:table-cell office:value-type="string" calcext:value-type="string">
            <text:p/>
            <text:p>Age 27 to 35 years </text:p>
            <text:p>Only males are allowed to apply</text:p>
            <text:p>Good Skill on Tender Management</text:p>
            <text:p>BoQ Preparation</text:p>
            <text:p>Good Communication Skill</text:p>
            <text:p/>
          </table:table-cell>
          <table:table-cell office:value-type="string" calcext:value-type="string">
            <text:p/>
            <text:p>Â Negotiable</text:p>
            <text:p>                                                                    </text:p>
          </table:table-cell>
          <table:table-cell office:value-type="string" calcext:value-type="string">
            <text:p/>
            <text:p>T/A, Mobile bill, Tour allowance, Provident fundFestival Bonus: 2</text:p>
            <text:p/>
          </table:table-cell>
          <table:table-cell office:value-type="string" calcext:value-type="string">
            <text:p/>
            <text:p>Â Oct 16, 2019</text:p>
            <text:p>                                                                        </text:p>
          </table:table-cell>
          <table:table-cell office:value-type="string" calcext:value-type="string">
            <text:p/>
            <text:p>Â Nov 11, 2019</text:p>
            <text:p>                                                                        </text:p>
          </table:table-cell>
          <table:table-cell table:number-columns-repeated="1008"/>
        </table:table-row>
        <table:table-row table:style-name="ro63">
          <table:table-cell office:value-type="string" calcext:value-type="string">
            <text:p>Mobile Developer</text:p>
          </table:table-cell>
          <table:table-cell office:value-type="string" calcext:value-type="string">
            <text:p>Kutumbita Ltd. </text:p>
          </table:table-cell>
          <table:table-cell office:value-type="string" calcext:value-type="string">
            <text:p/>
            <text:p>                                                                01</text:p>
            <text:p>                                                                </text:p>
          </table:table-cell>
          <table:table-cell office:value-type="string" calcext:value-type="string">
            <text:p/>
            <text:p>Strong competencies in object-oriented design, data structures and algorithms.</text:p>
            <text:p>Familiarity with GitHub, JIRA, Trello</text:p>
            <text:p>Must have experience on the entire app development life cycle - concept, design, build, deploy, test, release To Play Stores and support.</text:p>
            <text:p>Familiarity with REST APIs to connect mobile applications to back-end services.</text:p>
            <text:p>Ability to communicate technical concepts clearly and effectively.</text:p>
            <text:p>UI design skills or at least good eye for UI design.</text:p>
            <text:p>Experience creating custom UI components, Push Notification Services, Memory Management, GPS and location-based services.</text:p>
            <text:p>Experience with offline storage, threading, and performance tuning</text:p>
            <text:p>Experience with socket.io for real time communications</text:p>
            <text:p>Proficient understanding of code versioning tools such as git , svn</text:p>
            <text:p>Experience with Android application development will be considered as a strong attribut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4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Computer Application (BCA) in Software Engineering</text:p>
            <text:p/>
          </table:table-cell>
          <table:table-cell office:value-type="string" calcext:value-type="string">
            <text:p/>
            <text:p>Age 25 to 35 years </text:p>
            <text:p>Only males are allowed to apply</text:p>
            <text:p>2 plus years in Android development experience must</text:p>
            <text:p>2 plus years in iOS development experience must</text:p>
            <text:p>Should have a good knowledge on Java and Kotlin</text:p>
            <text:p>Should have a good knowledge on Objective-C and Swift</text:p>
            <text:p>2 plus years of experience in using APIs, web services</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text:p>
            <text:p/>
          </table:table-cell>
          <table:table-cell office:value-type="string" calcext:value-type="string">
            <text:p/>
            <text:p>Â Oct 15, 2019</text:p>
            <text:p>                                                                        </text:p>
          </table:table-cell>
          <table:table-cell office:value-type="string" calcext:value-type="string">
            <text:p/>
            <text:p>Â Nov 14, 2019</text:p>
            <text:p>                                                                        </text:p>
          </table:table-cell>
          <table:table-cell table:number-columns-repeated="1008"/>
        </table:table-row>
        <table:table-row table:style-name="ro58">
          <table:table-cell office:value-type="string" calcext:value-type="string">
            <text:p>PHP Developer - Laravel</text:p>
          </table:table-cell>
          <table:table-cell office:value-type="string" calcext:value-type="string">
            <text:p>Smart Software Limited </text:p>
          </table:table-cell>
          <table:table-cell office:value-type="string" calcext:value-type="string">
            <text:p/>
            <text:p>                                                                4</text:p>
            <text:p>                                                                </text:p>
          </table:table-cell>
          <table:table-cell office:value-type="string" calcext:value-type="string">
            <text:p/>
            <text:p>Analyze, design and development of web and applications.Deliver applications/changes with security control, optimum performance, quality and responsiveness.Identify bugs, bottlenecks and issues in the applications.Resolve the known/raised issues on timely basis.Prepare technical documentations for assigned applications.Maintain change management procedure.Perform system integration testing and coordinate with end users for UAT.</text:p>
            <text:p/>
          </table:table-cell>
          <table:table-cell office:value-type="string" calcext:value-type="string">
            <text:p/>
            <text:p>Looking for PHP developers having in depth experience in Laravel Framework. Strong experience of php packages and third party api integrations.Must have experience in Ajax, jQueryStrong SQL syntax experience requiredKnowledge in VueJs or Laravel MixExpertise in deploying php application to Linux/UbuntuExpertise in developing business applications</text:p>
            <text:p/>
          </table:table-cell>
          <table:table-cell office:value-type="string" calcext:value-type="string">
            <text:p/>
            <text:p>                                                                Full-time</text:p>
            <text:p>                                                            </text:p>
          </table:table-cell>
          <table:table-cell office:value-type="string" calcext:value-type="string">
            <text:p/>
            <text:p>Â 1 to 5 year(s)</text:p>
            <text:p>                                                                    </text:p>
          </table:table-cell>
          <table:table-cell office:value-type="string" calcext:value-type="string">
            <text:p/>
            <text:p>Â Both males and females are allowed to apply</text:p>
            <text:p>                                                                    </text:p>
          </table:table-cell>
          <table:table-cell office:value-type="string" calcext:value-type="string">
            <text:p/>
            <text:p>Â Age 20 to 40 years</text:p>
            <text:p>                                                                    </text:p>
          </table:table-cell>
          <table:table-cell office:value-type="string" calcext:value-type="string">
            <text:p/>
            <text:p>Â Dhaka</text:p>
            <text:p>                                                                    </text:p>
          </table:table-cell>
          <table:table-cell office:value-type="string" calcext:value-type="string">
            <text:p/>
            <text:p>Bachelor of Computer Application (BCA), Diploma in EngineeringB.Sc / M.Sc in Computer Science &amp; Engineering from any reputed University.Diploma In Computer Science &amp; Engineering.Skills Required: MySQL,PHP,Laravel Framework,JSON</text:p>
            <text:p/>
          </table:table-cell>
          <table:table-cell office:value-type="string" calcext:value-type="string">
            <text:p/>
            <text:p>Age 20 to 40 years </text:p>
            <text:p>Both males and females are allowed to apply</text:p>
            <text:p/>
          </table:table-cell>
          <table:table-cell office:value-type="string" calcext:value-type="string">
            <text:p/>
            <text:p>Â Tk. 25000 - 45000 (Monthly)</text:p>
            <text:p>                                                                    </text:p>
          </table:table-cell>
          <table:table-cell office:value-type="string" calcext:value-type="string">
            <text:p/>
            <text:p>Provident fund, Over time allowance, Performance bonusSalary Review: Half YearlyFestival Bonus: 2</text:p>
            <text:p/>
          </table:table-cell>
          <table:table-cell office:value-type="string" calcext:value-type="string">
            <text:p/>
            <text:p>Â Oct 15, 2019</text:p>
            <text:p>                                                                        </text:p>
          </table:table-cell>
          <table:table-cell office:value-type="string" calcext:value-type="string">
            <text:p/>
            <text:p>Â Nov 14, 2019</text:p>
            <text:p>                                                                        </text:p>
          </table:table-cell>
          <table:table-cell table:number-columns-repeated="1008"/>
        </table:table-row>
        <table:table-row table:style-name="ro43">
          <table:table-cell office:value-type="string" calcext:value-type="string">
            <text:p>SEO &amp; Digital Marketing Executive</text:p>
          </table:table-cell>
          <table:table-cell office:value-type="string" calcext:value-type="string">
            <text:p>Octopi Communications Ltd </text:p>
          </table:table-cell>
          <table:table-cell office:value-type="string" calcext:value-type="string">
            <text:p/>
            <text:p>                                                                2</text:p>
            <text:p>                                                                </text:p>
          </table:table-cell>
          <table:table-cell office:value-type="string" calcext:value-type="string">
            <text:p/>
            <text:p>Develop SEO roadmap, identify and implement strategies and tactics for increasing organic traffic</text:p>
            <text:p>Develop and manage digital/online marketing campaigns.</text:p>
            <text:p>Local SEO, Global SEO, YouTube SEO</text:p>
            <text:p>Write and optimize content for the website and social networking accounts</text:p>
            <text:p>Identify new trends in digital marketing, evaluate new</text:p>
            <text:p>Design, build and maintain our social media platforms contents</text:p>
            <text:p>Measure and report performance of all digital marketing campaigns, and assess against goals</text:p>
            <text:p>Research, test, manage link building campaigns for high quality inbound links from paid/free directories, top industry sites, blogs and more</text:p>
            <text:p>Work experience on backlinking</text:p>
            <text:p>Social media marketing</text:p>
            <text:p>Conduct keyword research using Google and other research tools</text:p>
            <text:p>Recommend SEO opportunities based on keyword research and internal tools</text:p>
            <text:p>Proactively monitor search engine changes and document search engine algorithmic changes</text:p>
            <text:p>Interpret Web analytics data for performance improvement. Be comfortable with Google Analytics</text:p>
            <text:p>Up-to-date with the latest trends and best practices in online marketing and measurement</text:p>
            <text:p>Manage email and SMS campaigns.</text:p>
            <text:p>Write and optimize content for the website and social networking accounts.</text:p>
            <text:p>Design, build and maintain our social media platforms contents.</text:p>
            <text:p>Collaborate with Development team keeping components compatible with SEO.</text:p>
            <text:p>Make recommendations for content changes to new and existing content, including site side and link-building analysis and recommendations</text:p>
            <text:p/>
          </table:table-cell>
          <table:table-cell office:value-type="string" calcext:value-type="string">
            <text:p/>
            <text:p>                                                            We are looking for outstanding SEO specialist who will be responsible for web. SEO analyst will be responsible to rank all product key words on google 1st page by next 3-6 months.</text:p>
            <text:p>                                                        </text:p>
          </table:table-cell>
          <table:table-cell office:value-type="string" calcext:value-type="string">
            <text:p/>
            <text:p>                                                                Part-time, Contractual</text:p>
            <text:p>                                                            </text:p>
          </table:table-cell>
          <table:table-cell office:value-type="string" calcext:value-type="string">
            <text:p/>
            <text:p>Â 3 to 7 year(s)</text:p>
            <text:p>                                                                    </text:p>
          </table:table-cell>
          <table:table-cell office:value-type="string" calcext:value-type="string">
            <text:p/>
            <text:p>Â Both males and females are allowed to apply</text:p>
            <text:p>                                                                    </text:p>
          </table:table-cell>
          <table:table-cell office:value-type="string" calcext:value-type="string">
            <text:p/>
            <text:p>Â Age 28 to 40 years</text:p>
            <text:p>                                                                    </text:p>
          </table:table-cell>
          <table:table-cell office:value-type="string" calcext:value-type="string">
            <text:p/>
            <text:p>Â Dhaka</text:p>
            <text:p>                                                                    </text:p>
          </table:table-cell>
          <table:table-cell office:value-type="string" calcext:value-type="string">
            <text:p/>
            <text:p>Bachelor degree in any discipline</text:p>
            <text:p>Skills Required:  Off page SEO,  YouTube SEO, On page SEO, SEO and Digital Marketer</text:p>
            <text:p/>
          </table:table-cell>
          <table:table-cell office:value-type="string" calcext:value-type="string">
            <text:p/>
            <text:p>Age 28 to 40 years </text:p>
            <text:p>Both males and females are allowed to apply</text:p>
            <text:p>Proven track record of successful SEO strategy and implementation</text:p>
            <text:p>Strong knowledge of search engine algorithms and ranking strategies</text:p>
            <text:p>Proficient with SEO reporting and analytical tools</text:p>
            <text:p>Must be a quick learner when it comes to differences in cultures which can shape the foundation of a SEO project</text:p>
            <text:p>Great communication skills, written and verbal.</text:p>
            <text:p>Ability to juggle multiple short-term and long-term projects and be effective at task and timeline management</text:p>
            <text:p>Knowledge of HTML, JavaScript, FLASH, AJAX, and CSS as they relate to SEO</text:p>
            <text:p>Comfortable working with content management systems</text:p>
            <text:p>Ability to work individually and with cross functional teams to drive results</text:p>
            <text:p/>
          </table:table-cell>
          <table:table-cell office:value-type="string" calcext:value-type="string">
            <text:p/>
            <text:p>Â Tk. 25000 - 50000 (Monthly)</text:p>
            <text:p>                                                                    </text:p>
          </table:table-cell>
          <table:table-cell office:value-type="string" calcext:value-type="string">
            <text:p/>
            <text:p>Provident fund, Weekly 2 holidaysSalary Review: YearlyFestival Bonus: 2</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97">
          <table:table-cell office:value-type="string" calcext:value-type="string">
            <text:p>Sr. Software Engineer</text:p>
          </table:table-cell>
          <table:table-cell office:value-type="string" calcext:value-type="string">
            <text:p>NG Solutions System Limited </text:p>
          </table:table-cell>
          <table:table-cell office:value-type="string" calcext:value-type="string">
            <text:p/>
            <text:p>                                                                03</text:p>
            <text:p>                                                                </text:p>
          </table:table-cell>
          <table:table-cell office:value-type="string" calcext:value-type="string">
            <text:p/>
            <text:p>Professional experience developing software using J2EE/Pyhton multi-tiered applications.Extensive knowledge of complex Structured Query Language (SQL) and a strong background in any RDBMS database like Oracle, MySQL, etc.Proven experience with the following technologies will be preferred: Microservices, Spring Boot, Spring Web, Spring Security, Apache Kafka, EJB, JPA, Oracle, Eclipse, Glassfish, Hibernate, OAuth2 (using Spring Security), Django.Significant understanding of Microservice patterns and concepts and their application in problem-solving.Design, build and maintain efficient, reusable, and reliable code.Prepare and produce releases of software components.Identify bottlenecks and bugs, and devise solutions to these problems.Upgrading, configuring and debugging existing systems.Perform code review, Unit Testing.Maintain necessary documentation in accordance with companies and clients' quality, process and documentation requirements.Deep knowledge on object-oriented design and implementation.Build Application from Scratch using JAVA/Python.Develop production-level codes and maintain the Standard Coding Convention on Java/Python.Interface development using React.Write Reusable, Testable, and Efficient code.Design and Implementation of Low-Latency, High-Availability, and Performant Application.Program Logic &amp; Flow Control, Unit &amp; Functional Testing, Debugging.Design and Implementation of API to be consumed by Front-End Developers.</text:p>
            <text:p/>
          </table:table-cell>
          <table:table-cell office:value-type="string" calcext:value-type="string">
            <text:p/>
            <text:p>                                                            The Company is looking to recruit numbers of Senior or Mid-level Software Engineers having experience either in Java or Python &amp; solid expertise writing complex PL/SQL code. The applicant should have strong experience in application programming, understanding complex data models, and fine-tuning for the performance. Candidates having adequate domain knowledge and experience in Telecommunication Industry would be strongly preferred.</text:p>
            <text:p>                                                        </text:p>
          </table:table-cell>
          <table:table-cell office:value-type="string" calcext:value-type="string">
            <text:p/>
            <text:p>                                                                Full-time</text:p>
            <text:p>                                                            </text:p>
          </table:table-cell>
          <table:table-cell office:value-type="string" calcext:value-type="string">
            <text:p/>
            <text:p>Â At least 6 year(s)</text:p>
            <text:p>                                                                    </text:p>
          </table:table-cell>
          <table:table-cell office:value-type="string" calcext:value-type="string">
            <text:p/>
            <text:p>Â Both males and females are allowed to apply</text:p>
            <text:p>                                                                    </text:p>
          </table:table-cell>
          <table:table-cell office:value-type="string" calcext:value-type="string">
            <text:p/>
            <text:p>Â Age 27 to 35 years</text:p>
            <text:p>                                                                    </text:p>
          </table:table-cell>
          <table:table-cell office:value-type="string" calcext:value-type="string">
            <text:p/>
            <text:p>Â Dhaka</text:p>
            <text:p>                                                                    </text:p>
          </table:table-cell>
          <table:table-cell office:value-type="string" calcext:value-type="string">
            <text:p/>
            <text:p>Bachelor of Science (BSc) in CSE</text:p>
            <text:p>Skills Required:  Oracle PLSQL., Java or Python Programming Language</text:p>
            <text:p/>
          </table:table-cell>
          <table:table-cell office:value-type="string" calcext:value-type="string">
            <text:p/>
            <text:p>Age 27 to 35 years </text:p>
            <text:p>Both males and females are allowed to apply</text:p>
            <text:p>Understanding existing code base, run re-engineering to renovate or modernize platform.Basic knowledge on Telecommunication Network Management.Strong knowledge in Oracle/MySQL RDBMS Structure &amp; Query.Familiar with high availability features of Oracle/MySQL.Experience designing and maintaining large-scale web applications. Clear understanding on Web technology and REST &amp; SOAP API.Solid grasp of software design patterns and principles, a good understanding of micro-service architecture.Very good understanding of micro-service architectureVery good problem-solving Capability, Client communication.Willing to work in client's on-site premises when required.</text:p>
            <text:p/>
          </table:table-cell>
          <table:table-cell office:value-type="string" calcext:value-type="string">
            <text:p/>
            <text:p>Â Negotiable</text:p>
            <text:p>                                                                    </text:p>
          </table:table-cell>
          <table:table-cell/>
          <table:table-cell office:value-type="string" calcext:value-type="string">
            <text:p/>
            <text:p>Â Oct 14, 2019</text:p>
            <text:p>                                                                        </text:p>
          </table:table-cell>
          <table:table-cell office:value-type="string" calcext:value-type="string">
            <text:p/>
            <text:p>Â Nov 8, 2019</text:p>
            <text:p>                                                                        </text:p>
          </table:table-cell>
          <table:table-cell table:number-columns-repeated="1008"/>
        </table:table-row>
        <table:table-row table:style-name="ro35">
          <table:table-cell office:value-type="string" calcext:value-type="string">
            <text:p>IT Engineer (Japan)</text:p>
          </table:table-cell>
          <table:table-cell office:value-type="string" calcext:value-type="string">
            <text:p>SA Trading (RL0084)</text:p>
          </table:table-cell>
          <table:table-cell office:value-type="string" calcext:value-type="string">
            <text:p/>
            <text:p>                                                                30</text:p>
            <text:p>                                                                </text:p>
          </table:table-cell>
          <table:table-cell office:value-type="string" calcext:value-type="string">
            <text:p/>
            <text:p>Progressive experience including both software engineering and infrastructure / develops with at least 1 year as a technical lead.</text:p>
            <text:p>Current ability of the following languages: Mean,Ruby, Elixir, Scala, Go</text:p>
            <text:p>Amazon Web Services (AWS).</text:p>
            <text:p>Experience working with HTML and Javascript.</text:p>
            <text:p>Configuration management (Ansible/Chef/Puppet).</text:p>
            <text:p>Kubernetes.</text:p>
            <text:p>Experience running production systems at large scale, and an understanding of the kinds of problems that can occur along with likely solutions.</text:p>
            <text:p>Knowing security protocols, IT systems, networking infrastructures and database systems.</text:p>
            <text:p>Managing multiple projects simultaneously.</text:p>
            <text:p>Working with inter-disciplinary teams to craft IT solutions.</text:p>
            <text:p>Communicating complex information to a non-technological audience</text:p>
            <text:p/>
          </table:table-cell>
          <table:table-cell office:value-type="string" calcext:value-type="string">
            <text:p/>
            <text:p>                                                            Candidates will be required to do multiple type IT related duties in JAPAN</text:p>
            <text:p>                                                        </text:p>
          </table:table-cell>
          <table:table-cell office:value-type="string" calcext:value-type="string">
            <text:p/>
            <text:p>Full-time5 years</text:p>
            <text:p/>
          </table:table-cell>
          <table:table-cell office:value-type="string" calcext:value-type="string">
            <text:p/>
            <text:p>Â 1 to 5 year(s)</text:p>
            <text:p>                                                                    </text:p>
          </table:table-cell>
          <table:table-cell office:value-type="string" calcext:value-type="string">
            <text:p/>
            <text:p>Â Both males and females are allowed to apply</text:p>
            <text:p>                                                                    </text:p>
          </table:table-cell>
          <table:table-cell office:value-type="string" calcext:value-type="string">
            <text:p/>
            <text:p>Â Age 20 to 32 years</text:p>
            <text:p>                                                                    </text:p>
          </table:table-cell>
          <table:table-cell office:value-type="string" calcext:value-type="string">
            <text:p/>
            <text:p>Â Japan</text:p>
            <text:p>                                                                    </text:p>
          </table:table-cell>
          <table:table-cell office:value-type="string" calcext:value-type="string">
            <text:p/>
            <text:p>Bachelor of Science (BSc)</text:p>
            <text:p/>
          </table:table-cell>
          <table:table-cell office:value-type="string" calcext:value-type="string">
            <text:p/>
            <text:p>Age 20 to 32 years </text:p>
            <text:p>Both males and females are allowed to apply</text:p>
            <text:p/>
          </table:table-cell>
          <table:table-cell office:value-type="string" calcext:value-type="string">
            <text:p/>
            <text:p>Â Tk. 240000 - 400000 (Monthly)</text:p>
            <text:p>                                                                    </text:p>
          </table:table-cell>
          <table:table-cell office:value-type="string" calcext:value-type="string">
            <text:p/>
            <text:p>Free accommodation.Air ticket will be provided by company on annual leave.Medical Coverage.One time allowance based on the country`s labor law.</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37">
          <table:table-cell office:value-type="string" calcext:value-type="string">
            <text:p>Senior NodeJS Developer</text:p>
          </table:table-cell>
          <table:table-cell office:value-type="string" calcext:value-type="string">
            <text:p>Kutumbita Ltd. </text:p>
          </table:table-cell>
          <table:table-cell office:value-type="string" calcext:value-type="string">
            <text:p/>
            <text:p>                                                                01</text:p>
            <text:p>                                                                </text:p>
          </table:table-cell>
          <table:table-cell office:value-type="string" calcext:value-type="string">
            <text:p/>
            <text:p>You'll be responsible for participating in product development, from ideation to deployment and beyond.</text:p>
            <text:p>Writing reusable, testable, secured and efficient JavaScript (ES6+)</text:p>
            <text:p>Optimize performance of applications utilizing industry standards on all ends of the architecture.</text:p>
            <text:p>Provide API documentation and Architecture document.</text:p>
            <text:p/>
          </table:table-cell>
          <table:table-cell office:value-type="string" calcext:value-type="string">
            <text:p/>
            <text:p>                                                            We`re looking for a Senior NodeJS Developer with skills and experience in building modern web applications using JavaScript/Typescript, NodeJS,Express, MongoDB, Redis, Elasticsearch.</text:p>
            <text:p>                                                        </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Anywhere in Bangladesh</text:p>
            <text:p>                                                                    </text:p>
          </table:table-cell>
          <table:table-cell office:value-type="string" calcext:value-type="string">
            <text:p/>
            <text:p>Bachelor of Computer Application (BCA) in Software Engineering</text:p>
            <text:p/>
          </table:table-cell>
          <table:table-cell office:value-type="string" calcext:value-type="string">
            <text:p/>
            <text:p>Age 25 to 35 years </text:p>
            <text:p>Only males are allowed to apply</text:p>
            <text:p>At least 3 years of hands-on experience creating public, complex systems using multiple languages.</text:p>
            <text:p>Strong understanding of OOP, OOAD</text:p>
            <text:p>Strong understanding of Design Patterns</text:p>
            <text:p>Proficient in Database technologies like PostgreSQL, and MongoDB.</text:p>
            <text:p>Proficient understanding of code versioning tools, such as Git</text:p>
            <text:p>Strong understanding of asynchronous JavaScript, its quirks, and workarounds.</text:p>
            <text:p>Strong understanding of socket programming (socket.io)</text:p>
            <text:p>Familiarity with Microservice Architecture.</text:p>
            <text:p>Familiarity with AWS and Docker.</text:p>
            <text:p/>
          </table:table-cell>
          <table:table-cell office:value-type="string" calcext:value-type="string">
            <text:p/>
            <text:p>Â Tk. 70000 - 90000 (Monthly)</text:p>
            <text:p>                                                                    </text:p>
          </table:table-cell>
          <table:table-cell office:value-type="string" calcext:value-type="string">
            <text:p/>
            <text:p>Weekly 2 holidaysLunch Facilities: Full SubsidizeFestival Bonus: 2</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63">
          <table:table-cell office:value-type="string" calcext:value-type="string">
            <text:p>Senior Executive, IT</text:p>
          </table:table-cell>
          <table:table-cell office:value-type="string" calcext:value-type="string">
            <text:p>VIRGO Retail Ltd </text:p>
          </table:table-cell>
          <table:table-cell office:value-type="string" calcext:value-type="string">
            <text:p/>
            <text:p>                                                                1</text:p>
            <text:p>                                                                </text:p>
          </table:table-cell>
          <table:table-cell office:value-type="string" calcext:value-type="string">
            <text:p/>
            <text:p>Assist to maintain and service of Desktop, Laptop &amp; Printer, Wi-Fi etc</text:p>
            <text:p>Assist to networking, e-mail configure &amp; maintenance</text:p>
            <text:p>Assist to installing and configuring computer hardware, operating systems and applications</text:p>
            <text:p>Assist to replacing computer parts as required</text:p>
            <text:p>CC TV configure &amp; maintenance</text:p>
            <text:p>Make all kinds of configuration of all devices of LAN/MAN/WAN network.</text:p>
            <text:p>Any other responsibilities as assigned by the management</text:p>
            <text:p/>
          </table:table-cell>
          <table:table-cell office:value-type="string" calcext:value-type="string">
            <text:p/>
            <text:p>                                                            Virgo Retail Ltd. Is a fast-growing business, conglomerates are looking for self - motivated, proactive and energetic person for the position of Senior Executive, IT for its Corporate department and  Retail Outlets located at Dhaka.</text:p>
            <text:p>                                                        </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Science (BSc) in Computer Science Engineering</text:p>
            <text:p>Having Certification in CCNE/ CCNA/ MCSE/ Linux</text:p>
            <text:p/>
          </table:table-cell>
          <table:table-cell office:value-type="string" calcext:value-type="string">
            <text:p/>
            <text:p>Age 25 to 35 years </text:p>
            <text:p>Only males are allowed to apply</text:p>
            <text:p>Having good conversation skill both in English &amp; Bengali.</text:p>
            <text:p>Having strong working capability in a team.</text:p>
            <text:p/>
          </table:table-cell>
          <table:table-cell office:value-type="string" calcext:value-type="string">
            <text:p/>
            <text:p>Â Negotiable</text:p>
            <text:p>                                                                    </text:p>
          </table:table-cell>
          <table:table-cell office:value-type="string" calcext:value-type="string">
            <text:p/>
            <text:p>Mobile billSalary Review: YearlyFestival Bonus: 2</text:p>
            <text:p/>
          </table:table-cell>
          <table:table-cell office:value-type="string" calcext:value-type="string">
            <text:p/>
            <text:p>Â Oct 13, 2019</text:p>
            <text:p>                                                                        </text:p>
          </table:table-cell>
          <table:table-cell office:value-type="string" calcext:value-type="string">
            <text:p/>
            <text:p>Â Nov 11, 2019</text:p>
            <text:p>                                                                        </text:p>
          </table:table-cell>
          <table:table-cell table:number-columns-repeated="1008"/>
        </table:table-row>
        <table:table-row table:style-name="ro35">
          <table:table-cell office:value-type="string" calcext:value-type="string">
            <text:p>Software Engineer</text:p>
          </table:table-cell>
          <table:table-cell office:value-type="string" calcext:value-type="string">
            <text:p>Systech Unimax Ltd. </text:p>
          </table:table-cell>
          <table:table-cell office:value-type="string" calcext:value-type="string">
            <text:p/>
            <text:p>                                                                02</text:p>
            <text:p>                                                                </text:p>
          </table:table-cell>
          <table:table-cell office:value-type="string" calcext:value-type="string">
            <text:p/>
            <text:p>Will be assigned to Web Development with object-oriented software design and development using Microsoft .NET Framework 4.5 &amp; above</text:p>
            <text:p>Ensure high quality, adherence to standards and best practices, high performance and scalable deliverable.</text:p>
            <text:p>Must be a team player, proactive and passionate about software development and Team Process.</text:p>
            <text:p>Should be capable to work as individual or in team under pressure.</text:p>
            <text:p>Excellent analytical, problem solving and decision making skills.</text:p>
            <text:p>Must be accountable to team lead and project authority</text:p>
            <text:p>Should be capable to solve Complex Applications Logic</text:p>
            <text:p>Should be capable to solve database queri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Science (BSc) in Computer Science &amp; Engineering</text:p>
            <text:p/>
          </table:table-cell>
          <table:table-cell office:value-type="string" calcext:value-type="string">
            <text:p/>
            <text:p>Age 25 to 35 years </text:p>
            <text:p>Both males and females are allowed to apply</text:p>
            <text:p/>
          </table:table-cell>
          <table:table-cell office:value-type="string" calcext:value-type="string">
            <text:p/>
            <text:p>Â Negotiable</text:p>
            <text:p>                                                                    </text:p>
          </table:table-cell>
          <table:table-cell office:value-type="string" calcext:value-type="string">
            <text:p/>
            <text:p>Festival Bonus: 2</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45">
          <table:table-cell office:value-type="string" calcext:value-type="string">
            <text:p>System Admin, Linux</text:p>
          </table:table-cell>
          <table:table-cell office:value-type="string" calcext:value-type="string">
            <text:p>Gakk Media Limited </text:p>
          </table:table-cell>
          <table:table-cell office:value-type="string" calcext:value-type="string">
            <text:p/>
            <text:p>                                                                01</text:p>
            <text:p>                                                                </text:p>
          </table:table-cell>
          <table:table-cell office:value-type="string" calcext:value-type="string">
            <text:p/>
            <text:p>Deep knowledge on RedHat Linux (6,7) and Ubuntu.Knowledge of Linux (Processes, Services &amp; Daemons, Task scheduling, LVM, NFS, Web-server, SELinux, ACLs, Network Port Security &amp; Firewall.Knowledgeable about Storage Area Networks (SAN) servers.Professional Experience on Shell scripting (bash, PowerShell, Batch-script).Knowledge of System Monitoring Tools, Performance monitoring &amp; Reporting will add an advantage.Knowledge of network routing, security protocols &amp; implementations: TCP/IP, SSL, IPSEC VPN, SSL VPN, VLAN.Configure, Backup, Update Switching, Routing and Firewall.Kennel Configure for SMS.IPCS (Inter-process communication) configure and monitoring.NGINX &amp; phpMyAdmin configure.PHP &amp; MySQL is an advantag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24 to 30 years</text:p>
            <text:p>                                                                    </text:p>
          </table:table-cell>
          <table:table-cell office:value-type="string" calcext:value-type="string">
            <text:p/>
            <text:p>Â Dhaka</text:p>
            <text:p>                                                                    </text:p>
          </table:table-cell>
          <table:table-cell office:value-type="string" calcext:value-type="string">
            <text:p/>
            <text:p>Bachelor of Science (BSc)</text:p>
            <text:p/>
          </table:table-cell>
          <table:table-cell office:value-type="string" calcext:value-type="string">
            <text:p/>
            <text:p>Age 24 to 30 years </text:p>
            <text:p>Both males and females are allowed to apply</text:p>
            <text:p>Identify areas for employee improvement.Conduct software engineering meetings.</text:p>
            <text:p/>
          </table:table-cell>
          <table:table-cell office:value-type="string" calcext:value-type="string">
            <text:p/>
            <text:p>Â Negotiable</text:p>
            <text:p>                                                                    </text:p>
          </table:table-cell>
          <table:table-cell office:value-type="string" calcext:value-type="string">
            <text:p/>
            <text:p>Weekly 2 holidaysSalary Review: YearlyFestival Bonus: 2As per Company Policy.</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43">
          <table:table-cell office:value-type="string" calcext:value-type="string">
            <text:p>Senior Software Engineer (Database)</text:p>
          </table:table-cell>
          <table:table-cell office:value-type="string" calcext:value-type="string">
            <text:p>Gakk Media Limited </text:p>
          </table:table-cell>
          <table:table-cell office:value-type="string" calcext:value-type="string">
            <text:p/>
            <text:p>                                                                01</text:p>
            <text:p>                                                                </text:p>
          </table:table-cell>
          <table:table-cell office:value-type="string" calcext:value-type="string">
            <text:p/>
            <text:p>Sound knowledge in OOP.Sound knowledge of database queries.Knowledge of database theory.Knowledge of database design.Knowledge about the RDBMS itself, e.g. Microsoft SQL Server or MySQL.Knowledge of structured query language (SQL), e.g. SQL/PSM or Transact-SQL.General understanding of distributed computing architectures, e.g. Clientâ€“server model.General understanding of operating system, e.g. Windows. General understanding of storage technologies and networking.General understanding of routine maintenance, recovery, and handling failover of a database.SMS connectivity, WAP portal, Mobile handset configurations, web server management, domain &amp; hosting knowledge will give a plus to the qualification.Ensure sound security engineering practices are followed overseeing software certification processes.Deliver finished, high quality, and compelling software products.Building and leading engineering groups, contractors and 3rd party vendor's development project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Both males and females are allowed to apply</text:p>
            <text:p>                                                                    </text:p>
          </table:table-cell>
          <table:table-cell office:value-type="string" calcext:value-type="string">
            <text:p/>
            <text:p>Â Age 24 to 30 years</text:p>
            <text:p>                                                                    </text:p>
          </table:table-cell>
          <table:table-cell office:value-type="string" calcext:value-type="string">
            <text:p/>
            <text:p>Â Dhaka</text:p>
            <text:p>                                                                    </text:p>
          </table:table-cell>
          <table:table-cell office:value-type="string" calcext:value-type="string">
            <text:p/>
            <text:p>Graduation/ Post graduation in C.S.E or equivalent.</text:p>
            <text:p/>
          </table:table-cell>
          <table:table-cell office:value-type="string" calcext:value-type="string">
            <text:p/>
            <text:p>Age 24 to 30 years </text:p>
            <text:p>Both males and females are allowed to apply</text:p>
            <text:p>Ensure that appropriate training is available for employees.Ensure that the team is clear on goals and objectives.Develop career and training plans.Identify areas for employee improvement.Conduct software engineering meetings.Drive and manage schedules.Report on schedule and product progress on daily basis.Work reference need to mention is a must.</text:p>
            <text:p/>
          </table:table-cell>
          <table:table-cell office:value-type="string" calcext:value-type="string">
            <text:p/>
            <text:p>Â Negotiable</text:p>
            <text:p>                                                                    </text:p>
          </table:table-cell>
          <table:table-cell office:value-type="string" calcext:value-type="string">
            <text:p/>
            <text:p>Performance bonus, Weekly 2 holidaysSalary Review: YearlyFestival Bonus: 2Other benefits as per company policy.</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100">
          <table:table-cell office:value-type="string" calcext:value-type="string">
            <text:p>Executive, Quality Analyst</text:p>
          </table:table-cell>
          <table:table-cell office:value-type="string" calcext:value-type="string">
            <text:p>CSL Software Resources Ltd. </text:p>
          </table:table-cell>
          <table:table-cell office:value-type="string" calcext:value-type="string">
            <text:p/>
            <text:p>                                                                01</text:p>
            <text:p>                                                                </text:p>
          </table:table-cell>
          <table:table-cell office:value-type="string" calcext:value-type="string">
            <text:p/>
            <text:p>Create and execute test cases for assigned feature(s)</text:p>
            <text:p>Plan and write manual test cases while Dev Team begins coding work.</text:p>
            <text:p>Conduct testing as code is completed and merged to testing environment.</text:p>
            <text:p>Report any bugs</text:p>
            <text:p>Retest until all test cases are passing as expected</text:p>
            <text:p>Conduct necessary regression testing</text:p>
            <text:p>Evaluate and update test run results</text:p>
            <text:p>Keep manual test cases up to date as things inevitably change.</text:p>
            <text:p>Update/retire any manual test cases that have been become obsolete</text:p>
            <text:p>Communicate issues, risks and test status in a timely and detailed manner</text:p>
            <text:p>Ability to troubleshoot software defects and identify root cause</text:p>
            <text:p>Performing manual QA</text:p>
            <text:p>Effectively collaborate with team members to achieve the best results</text:p>
            <text:p>Assist in creating and maintaining documentation</text:p>
            <text:p>Part of Agile team consists of DEV &amp; QA which is responsible for the upcoming releases</text:p>
            <text:p>Expand the QA capabilities, quality and efficiency</text:p>
            <text:p>Evaluate business requirement and technical specification documents to craft test strategies and Level of Effort (LOE) assessments which would account for, durations, constraints, assumptions, etc. that are needed to fulfill test objectives</text:p>
            <text:p/>
          </table:table-cell>
          <table:table-cell office:value-type="string" calcext:value-type="string">
            <text:p/>
            <text:p>The role of the Quality Analyst is to assist the software development team to deliver high quality software development tools on time.Must have good Interest to learn System Development Life Cycle (SDLC) and Software Quality Assurance. The Quality Analyst assists with testing for software changes and/or new releases along with writing test cases, documenting test procedures, documenting test results, maintaining valid test data which would include valid test scenarios to ensure the quality of products.</text:p>
            <text:p>This role requires an inquisitive, proactive mind and a genuine interest in technology and/or online applications in general. As a Quality Analyst at CSL, your task is assisting in testing the software products, develop the experience and know-how to create and execute test cases for software, as well as experience working on software development teams.This role takes direction from Senior QA and/ or Lead QA.</text:p>
            <text:p/>
          </table:table-cell>
          <table:table-cell office:value-type="string" calcext:value-type="string">
            <text:p/>
            <text:p>                                                                Full-time</text:p>
            <text:p>                                                            </text:p>
          </table:table-cell>
          <table:table-cell office:value-type="string" calcext:value-type="string">
            <text:p/>
            <text:p>Â 1 to 2 year(s)</text:p>
            <text:p>                                                                    </text:p>
          </table:table-cell>
          <table:table-cell/>
          <table:table-cell office:value-type="string" calcext:value-type="string">
            <text:p/>
            <text:p>Â Age 25 to 32 years</text:p>
            <text:p>                                                                    </text:p>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Age 25 to 32 years </text:p>
            <text:p>MS Office experience, including Project, Excel, PowerPoint and Word (preferred)</text:p>
            <text:p>Familiarity with software development and web/mobile application testing concepts (preferred)</text:p>
            <text:p>Ability to analyze and test software applications at an end-user level</text:p>
            <text:p>Attention to detail, excellent communication skills</text:p>
            <text:p>Ability to work in a fast-paced environment that requires frequent shift in areas of focus</text:p>
            <text:p>Ability to work independently and take initiative to solve problems and QA challenges</text:p>
            <text:p>Execute assigned tasks in harmony with the test schedule</text:p>
            <text:p>Interest in SQA methodologies and practices</text:p>
            <text:p/>
          </table:table-cell>
          <table:table-cell office:value-type="string" calcext:value-type="string">
            <text:p/>
            <text:p>Â Negotiable</text:p>
            <text:p>                                                                    </text:p>
          </table:table-cell>
          <table:table-cell/>
          <table:table-cell office:value-type="string" calcext:value-type="string">
            <text:p/>
            <text:p>Â Oct 13, 2019</text:p>
            <text:p>                                                                        </text:p>
          </table:table-cell>
          <table:table-cell office:value-type="string" calcext:value-type="string">
            <text:p/>
            <text:p>Â Nov 9, 2019</text:p>
            <text:p>                                                                        </text:p>
          </table:table-cell>
          <table:table-cell table:number-columns-repeated="1008"/>
        </table:table-row>
        <table:table-row table:style-name="ro61">
          <table:table-cell office:value-type="string" calcext:value-type="string">
            <text:p>Software Developer</text:p>
          </table:table-cell>
          <table:table-cell office:value-type="string" calcext:value-type="string">
            <text:p>Renowned Company </text:p>
          </table:table-cell>
          <table:table-cell office:value-type="string" calcext:value-type="string">
            <text:p/>
            <text:p>                                                                02</text:p>
            <text:p>                                                                </text:p>
          </table:table-cell>
          <table:table-cell office:value-type="string" calcext:value-type="string">
            <text:p/>
            <text:p>Must have good knowledge in software development.</text:p>
            <text:p>Knowledge in applications development using C#, .NET, Python, Assembly Language and JAVASCRIPT.</text:p>
            <text:p/>
          </table:table-cell>
          <table:table-cell office:value-type="string" calcext:value-type="string">
            <text:p/>
            <text:p>                                                            Software Developer</text:p>
            <text:p>                                                        </text:p>
          </table:table-cell>
          <table:table-cell office:value-type="string" calcext:value-type="string">
            <text:p/>
            <text:p>                                                                Full-time</text:p>
            <text:p>                                                            </text:p>
          </table:table-cell>
          <table:table-cell office:value-type="string" calcext:value-type="string">
            <text:p/>
            <text:p>Â 1 to 2 year(s)</text:p>
            <text:p>                                                                    </text:p>
          </table:table-cell>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in Engineering (BEngg) in Computer Engineering</text:p>
            <text:p/>
          </table:table-cell>
          <table:table-cell office:value-type="string" calcext:value-type="string">
            <text:p/>
            <text:p>Age 25 to 35 years </text:p>
            <text:p>Must have good communication skills in English</text:p>
            <text:p/>
          </table:table-cell>
          <table:table-cell office:value-type="string" calcext:value-type="string">
            <text:p/>
            <text:p>Â Negotiable</text:p>
            <text:p>                                                                    </text:p>
          </table:table-cell>
          <table:table-cell office:value-type="string" calcext:value-type="string">
            <text:p/>
            <text:p>T/A, Mobile bill, Tour allowance, Medical allowance, Insurance, Over time allowanceSalary Review: YearlyFestival Bonus: 2</text:p>
            <text:p/>
          </table:table-cell>
          <table:table-cell office:value-type="string" calcext:value-type="string">
            <text:p/>
            <text:p>Â Oct 13, 2019</text:p>
            <text:p>                                                                        </text:p>
          </table:table-cell>
          <table:table-cell office:value-type="string" calcext:value-type="string">
            <text:p/>
            <text:p>Â Nov 11, 2019</text:p>
            <text:p>                                                                        </text:p>
          </table:table-cell>
          <table:table-cell table:number-columns-repeated="1008"/>
        </table:table-row>
        <table:table-row table:style-name="ro58">
          <table:table-cell office:value-type="string" calcext:value-type="string">
            <text:p>Creative Developer/Designer</text:p>
          </table:table-cell>
          <table:table-cell office:value-type="string" calcext:value-type="string">
            <text:p>ServicEngine Ltd. </text:p>
          </table:table-cell>
          <table:table-cell office:value-type="string" calcext:value-type="string">
            <text:p/>
            <text:p>                                                                5</text:p>
            <text:p>                                                                </text:p>
          </table:table-cell>
          <table:table-cell office:value-type="string" calcext:value-type="string">
            <text:p/>
            <text:p>Development &amp; design of digital campaigns within HTLM5, Photoshop and Illustrator.</text:p>
            <text:p>Collaboration with the AdOps team to assure campaign is properly processed for trafficking.</text:p>
            <text:p>Contributing feedback to our product evolution and company structure.</text:p>
            <text:p>Bringing your 'A' game and a high level or energy &amp; passion to work each and every da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4 year(s)</text:p>
            <text:p>                                                                    </text:p>
          </table:table-cell>
          <table:table-cell/>
          <table:table-cell office:value-type="string" calcext:value-type="string">
            <text:p/>
            <text:p>Â Age 22 to 35 years</text:p>
            <text:p>                                                                    </text:p>
          </table:table-cell>
          <table:table-cell office:value-type="string" calcext:value-type="string">
            <text:p/>
            <text:p>Â Dhaka</text:p>
            <text:p>                                                                    </text:p>
          </table:table-cell>
          <table:table-cell office:value-type="string" calcext:value-type="string">
            <text:p/>
            <text:p>A bachelors degree from 4 year university, or equivalent experience.</text:p>
            <text:p/>
          </table:table-cell>
          <table:table-cell office:value-type="string" calcext:value-type="string">
            <text:p/>
            <text:p>Age 22 to 35 years </text:p>
            <text:p>Able to work at night shift.</text:p>
            <text:p>3-4 years working experience in some form of digital media production role-- experience at an agency is a big plus.</text:p>
            <text:p>Proficiency with Adobe Photoshop, Adobe Illustrator or Adobe Animate or HTML5, Css3. </text:p>
            <text:p>Clearly demonstrated design skills.</text:p>
            <text:p>Demonstrated ability to collaborate within a team environment a must.</text:p>
            <text:p>Clear and confident communicator who is comfortable interacting with US Office on a daily basis.</text:p>
            <text:p>Process oriented with strong attention to detail and time management skills.</text:p>
            <text:p>Big plus for any experience with Interactive Advertising with JavaScript.</text:p>
            <text:p>Ability to think quickly on your feet and handle several issues simultaneously in a fast-paced environment.</text:p>
            <text:p>Desire to work with an ever-growing team and contribute as much as possible to the company &amp; your own development.</text:p>
            <text:p/>
          </table:table-cell>
          <table:table-cell office:value-type="string" calcext:value-type="string">
            <text:p/>
            <text:p>Â Negotiable</text:p>
            <text:p>                                                                    </text:p>
          </table:table-cell>
          <table:table-cell office:value-type="string" calcext:value-type="string">
            <text:p/>
            <text:p>Lunch/ Dinner, Two festival bonus &amp; Health Insurance etc.</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98">
          <table:table-cell office:value-type="string" calcext:value-type="string">
            <text:p>Digital Marketing Manager</text:p>
          </table:table-cell>
          <table:table-cell office:value-type="string" calcext:value-type="string">
            <text:p>Avalon Hosting Services Ltd. </text:p>
          </table:table-cell>
          <table:table-cell office:value-type="string" calcext:value-type="string">
            <text:p/>
            <text:p>                                                                1</text:p>
            <text:p>                                                                </text:p>
          </table:table-cell>
          <table:table-cell office:value-type="string" calcext:value-type="string">
            <text:p/>
            <text:p>Stay ahead of any Google algorithm changes</text:p>
            <text:p>Guide paid search strategy alongside team leads and CEO</text:p>
            <text:p>Identify opportunities to improve crawling, indexation page remapping, and URL structure updates</text:p>
            <text:p>Site audits coinciding with all product updates and changes.</text:p>
            <text:p>Report against both organic and paid implementations</text:p>
            <text:p>Gather user insights, define key segments, and act as the voice of the Fiber customer to our marketing and product teams.</text:p>
            <text:p>Develop requirements for user experience and new features and work with technical and creative teams to execute.</text:p>
            <text:p>Drive user experience optimizations throughout the customer journey (landing pages, registration forms, ad creatives, etc.) using A/B and multivariate testing tools.</text:p>
            <text:p>Develop positioning and define value propositions for new product changes across Internet, Video/Content, and Customer Service.</text:p>
            <text:p>Set up measurement plans to track the impact of initiatives and experiments.</text:p>
            <text:p/>
          </table:table-cell>
          <table:table-cell office:value-type="string" calcext:value-type="string">
            <text:p/>
            <text:p>At Avalon, our Digital Marketing &amp; SEO Specialist will wear many hats (classic startup). The best fit will be able to analyze the data, define actionable next steps, and communicate to other stakeholders the strategy behind those next steps.</text:p>
            <text:p>A passion for deep analysis of web technologies and SEO is a must. Ability to build strategic paid search campaigns that support PPC and conversion optimization efforts would be a plus.</text:p>
            <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office:value-type="string" calcext:value-type="string">
            <text:p/>
            <text:p>Â Age at least 20 years</text:p>
            <text:p>                                                                    </text:p>
          </table:table-cell>
          <table:table-cell office:value-type="string" calcext:value-type="string">
            <text:p/>
            <text:p>Â Dhaka (Mirpur)</text:p>
            <text:p>                                                                    </text:p>
          </table:table-cell>
          <table:table-cell office:value-type="string" calcext:value-type="string">
            <text:p/>
            <text:p>Bachelor degree in any discipline</text:p>
            <text:p>Skills Required:  Android SEO,  YouTube SEO, CSS, HTML, SEO and Digital Marketing, Technical SEO</text:p>
            <text:p/>
          </table:table-cell>
          <table:table-cell office:value-type="string" calcext:value-type="string">
            <text:p/>
            <text:p>Age at least 20 years </text:p>
            <text:p>Both males and females are allowed to apply</text:p>
            <text:p>Lead strategy, design, development, and ongoing management and optimization of our web properties</text:p>
            <text:p>Experience working with creatives (e.g., copywriters, designers, developers) and agencies to deliver digital projects (e.g., websites, apps, digital ads).</text:p>
            <text:p>Experience in driving a B2C digital channel for subscription businesses.</text:p>
            <text:p>Experience working in an agile web or app development environment. Experience running or being part of a large online acquisition program for a B2C product.</text:p>
            <text:p>Experience in SEO and content marketing to drive website traffic.</text:p>
            <text:p>Working knowledge of front-end web development tools and standards</text:p>
            <text:p>Partner with cross-functional internal and external teams</text:p>
            <text:p>Manage agency partners to budget, develop, launch, and maintain various web surfaces</text:p>
            <text:p>Actively manage multiple large-scale web projects and strategic initiatives</text:p>
            <text:p>Communicate project requirements, status, process, and performance clearly and often across teams</text:p>
            <text:p>Define and develop roadmaps for building, optimizing, and growing web surfaces to support business goals</text:p>
            <text:p>Ensure measurable milestones, metrics, and KPIs are defined, tracked, and aligned to business goals and objectives</text:p>
            <text:p>Ability to recognize common technical issues and explain their solutions coherently, ensuring teammates understand the recommendations</text:p>
            <text:p>Expertise in marketing attribution modeling &amp; measurement across multiple channels.</text:p>
            <text:p>Familiarity with digital advertising and social media platforms</text:p>
            <text:p>Understanding of affiliate marketing model</text:p>
            <text:p>Highly organized, with experience developing taxonomies for effective data management</text:p>
            <text:p>Knowledge of subscription business preferred</text:p>
            <text:p>Excellent social, oral and written communication skills</text:p>
            <text:p>Creativity and curiosity</text:p>
            <text:p>Outcomes and solutions-oriented with a high sense of urgency</text:p>
            <text:p>Ability to work with cross-functional teams and build close relationships within and across teams</text:p>
            <text:p>Ability to work with agility, prioritize effectively, and delegate as necessary (to external agency reporting teams)</text:p>
            <text:p>Extraordinary data visualization and presentation skills</text:p>
            <text:p>Work closely with team leads to communicate PPC/organic strategy, progress and results</text:p>
            <text:p>Experience with industry tools (Moz, Ahrefs, SEMRush, BrightEdge, STAT, Google Search Console, ScreamingFrog, Deepcrawl)</text:p>
            <text:p>Experience with analytics platforms like Google Analytics and Omniture</text:p>
            <text:p>Functional knowledge of HTML, CSS, JavaScript</text:p>
            <text:p>A strong understanding of search engine crawlers</text:p>
            <text:p>Experience in/familiar with canonicalization, client and server side redirects, pagination, crawl budget, xml sitemaps</text:p>
            <text:p>Understanding of structured markup</text:p>
            <text:p>Familiarity with featured snippets, rich snippets, and other SERP features</text:p>
            <text:p>Demonstrated analytical skills and data-driven approach to problem-solving</text:p>
            <text:p>Advanced proficiency in Google Analytics, Google Tag Manager, Google Ads, Google AdsEditor and Excel skills (pivot tables, look-up function and conditional functions)</text:p>
            <text:p>Ability to research technical issues and make actionable and well-informed recommendations based on your findings</text:p>
            <text:p/>
          </table:table-cell>
          <table:table-cell/>
          <table:table-cell office:value-type="string" calcext:value-type="string">
            <text:p/>
            <text:p>T/A, Mobile bill, Performance bonusSalary Review: YearlyFestival Bonus: 2</text:p>
            <text:p/>
          </table:table-cell>
          <table:table-cell office:value-type="string" calcext:value-type="string">
            <text:p/>
            <text:p>Â Oct 15, 2019</text:p>
            <text:p>                                                                        </text:p>
          </table:table-cell>
          <table:table-cell office:value-type="string" calcext:value-type="string">
            <text:p/>
            <text:p>Â Nov 14, 2019</text:p>
            <text:p>                                                                        </text:p>
          </table:table-cell>
          <table:table-cell table:number-columns-repeated="1008"/>
        </table:table-row>
        <table:table-row table:style-name="ro58">
          <table:table-cell office:value-type="string" calcext:value-type="string">
            <text:p>Digital Marketing Executive</text:p>
          </table:table-cell>
          <table:table-cell office:value-type="string" calcext:value-type="string">
            <text:p>Mountain Club Tours </text:p>
          </table:table-cell>
          <table:table-cell office:value-type="string" calcext:value-type="string">
            <text:p/>
            <text:p>                                                                1</text:p>
            <text:p>                                                                </text:p>
          </table:table-cell>
          <table:table-cell office:value-type="string" calcext:value-type="string">
            <text:p/>
            <text:p>Assist in the formulation of strategies to build a lasting digital connection with consumers</text:p>
            <text:p>Plan and monitor the ongoing company presence on social media (Twitter, Face-book etc.)</text:p>
            <text:p>Launch optimized online adverts through Google Adwords, Facebook etc. to increase company and brand awareness</text:p>
            <text:p>Be actively involved in SEO efforts (keyword, image optimization etc.)</text:p>
            <text:p>Prepare online newsletters &amp; promotional emails and organize their distribution through various channels</text:p>
            <text:p>Provide creative ideas for content marketing and update website</text:p>
            <text:p>Collaborate with designers to improve user experience</text:p>
            <text:p>Measure performance of digital marketing efforts by using a variety of Web analytics tools (Google Analytics, WebTrends etc.)</text:p>
            <text:p>Acquire insight in online marketing trends and keep strategies up-to-date</text:p>
            <text:p>Maintain partnerships with media agencies and vendors</text:p>
            <text:p/>
          </table:table-cell>
          <table:table-cell office:value-type="string" calcext:value-type="string">
            <text:p/>
            <text:p>Mountain Club Tours, one of the best Tour Operators cum IATA accredited Travel Agencies of Bangladesh, is looking for a Digital Marketing Executive who can play key roles to boost the sales of the company through extensive digital functions. Here are the details of the job:</text:p>
            <text:p>Job brief: We are looking for an experienced Digital Marketing Executive to assist in the planning, execution and optimization of our online marketing efforts. The promotion of products and services through digital channels is a complex procedure with great potential which becomes increasingly useful for companies such as ours.</text:p>
            <text:p>The ideal candidate will have a passion for all things of marketing and technology. You will be well-versed in the concepts surrounding digital marketing and how the Internet can become a strong asset to secure growing revenue. You will be tech-savvy and intuitive with great ideas to reinforce our marketing campaign.</text:p>
            <text:p/>
          </table:table-cell>
          <table:table-cell office:value-type="string" calcext:value-type="string">
            <text:p/>
            <text:p>                                                                Full-time</text:p>
            <text:p>                                                            </text:p>
          </table:table-cell>
          <table:table-cell/>
          <table:table-cell office:value-type="string" calcext:value-type="string">
            <text:p/>
            <text:p>Â Both males and females are allowed to apply</text:p>
            <text:p>                                                                    </text:p>
          </table:table-cell>
          <table:table-cell office:value-type="string" calcext:value-type="string">
            <text:p/>
            <text:p>Â Age 23 to 40 years</text:p>
            <text:p>                                                                    </text:p>
          </table:table-cell>
          <table:table-cell office:value-type="string" calcext:value-type="string">
            <text:p/>
            <text:p>Â Dhaka (Banani)</text:p>
            <text:p>                                                                    </text:p>
          </table:table-cell>
          <table:table-cell office:value-type="string" calcext:value-type="string">
            <text:p/>
            <text:p>Graduation  in marketing or relevant field</text:p>
            <text:p/>
          </table:table-cell>
          <table:table-cell office:value-type="string" calcext:value-type="string">
            <text:p/>
            <text:p>Age 23 to 40 years </text:p>
            <text:p>Both males and females are allowed to apply</text:p>
            <text:p>Proven experience as Digital Marketing Executive or similar role</text:p>
            <text:p>Excellent understanding of digital marketing concepts and best practices</text:p>
            <text:p>Experience with B2C social media, Google Adwords and email campaigns and SEO/SEM</text:p>
            <text:p>Working knowledge of ad serving tools (e.g., DART, Atlas)</text:p>
            <text:p>Perfect knowledge of web analytics tools (e.g. Google Analytics, NetInsight, WebTrends etc.)</text:p>
            <text:p>Skills and experience in creative content writing</text:p>
            <text:p>Analytical mindset and critical thinking</text:p>
            <text:p>Excellent communication and interpersonal skills</text:p>
            <text:p/>
          </table:table-cell>
          <table:table-cell office:value-type="string" calcext:value-type="string">
            <text:p/>
            <text:p>Â Negotiable</text:p>
            <text:p>                                                                    </text:p>
          </table:table-cell>
          <table:table-cell office:value-type="string" calcext:value-type="string">
            <text:p/>
            <text:p>Lunch Facilities: Partially SubsidizeSalary Review: YearlyFestival Bonus: 2</text:p>
            <text:p/>
          </table:table-cell>
          <table:table-cell office:value-type="string" calcext:value-type="string">
            <text:p/>
            <text:p>Â Oct 15, 2019</text:p>
            <text:p>                                                                        </text:p>
          </table:table-cell>
          <table:table-cell office:value-type="string" calcext:value-type="string">
            <text:p/>
            <text:p>Â Nov 5, 2019</text:p>
            <text:p>                                                                        </text:p>
          </table:table-cell>
          <table:table-cell table:number-columns-repeated="1008"/>
        </table:table-row>
        <table:table-row table:style-name="ro101">
          <table:table-cell office:value-type="string" calcext:value-type="string">
            <text:p>Junior 3D Modeller</text:p>
          </table:table-cell>
          <table:table-cell office:value-type="string" calcext:value-type="string">
            <text:p>BDGAME STUDIO </text:p>
          </table:table-cell>
          <table:table-cell office:value-type="string" calcext:value-type="string">
            <text:p/>
            <text:p>                                                                Not specific</text:p>
            <text:p>                                                                </text:p>
          </table:table-cell>
          <table:table-cell office:value-type="string" calcext:value-type="string">
            <text:p/>
            <text:p>Experience in any 3D Modeling software</text:p>
            <text:p>Willing to learn and adapt.</text:p>
            <text:p/>
          </table:table-cell>
          <table:table-cell office:value-type="string" calcext:value-type="string">
            <text:p><text:s/></text:p>
          </table:table-cell>
          <table:table-cell office:value-type="string" calcext:value-type="string">
            <text:p/>
            <text:p>                                                                Full-time</text:p>
            <text:p>                                                            </text:p>
          </table:table-cell>
          <table:table-cell/>
          <table:table-cell office:value-type="string" calcext:value-type="string">
            <text:p/>
            <text:p>Â Only males are allowed to apply</text:p>
            <text:p>                                                                    </text:p>
          </table:table-cell>
          <table:table-cell office:value-type="string" calcext:value-type="string">
            <text:p/>
            <text:p>Â Age at most 30 years</text:p>
            <text:p>                                                                    </text:p>
          </table:table-cell>
          <table:table-cell office:value-type="string" calcext:value-type="string">
            <text:p/>
            <text:p>Â Dhaka (Banani)</text:p>
            <text:p>                                                                    </text:p>
          </table:table-cell>
          <table:table-cell office:value-type="string" calcext:value-type="string">
            <text:p/>
            <text:p>Diploma in ComputerFresh graduates are encouraged to apply</text:p>
            <text:p>Educational requirements can be relaxed if individual can demonstrate high creative abilities.</text:p>
            <text:p/>
          </table:table-cell>
          <table:table-cell office:value-type="string" calcext:value-type="string">
            <text:p/>
            <text:p>Age at most 30 years </text:p>
            <text:p>Only males are allowed to apply</text:p>
            <text:p/>
          </table:table-cell>
          <table:table-cell office:value-type="string" calcext:value-type="string">
            <text:p/>
            <text:p>Â Negotiable</text:p>
            <text:p>                                                                    </text:p>
          </table:table-cell>
          <table:table-cell office:value-type="string" calcext:value-type="string">
            <text:p/>
            <text:p>Lunch Facilities: Full SubsidizeSalary Review: YearlyFestival Bonus: 2</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58">
          <table:table-cell office:value-type="string" calcext:value-type="string">
            <text:p>Software Developer</text:p>
          </table:table-cell>
          <table:table-cell office:value-type="string" calcext:value-type="string">
            <text:p>Streams Tech Ltd. </text:p>
          </table:table-cell>
          <table:table-cell office:value-type="string" calcext:value-type="string">
            <text:p/>
            <text:p>                                                                04</text:p>
            <text:p>                                                                </text:p>
          </table:table-cell>
          <table:table-cell office:value-type="string" calcext:value-type="string">
            <text:p/>
            <text:p>Analyze, Architect and Design applications</text:p>
            <text:p>Develop application using clean code</text:p>
            <text:p>Maintain standard software development practice</text:p>
            <text:p>Work as a team member and provide support to other team members</text:p>
            <text:p>Code review to maintain code quality</text:p>
            <text:p/>
          </table:table-cell>
          <table:table-cell office:value-type="string" calcext:value-type="string">
            <text:p/>
            <text:p>                                                            Looking For: Software Developer (ASP.NET, Angular, AngularJS, Ionic)</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of Science (BSc) in Computer Science EngineeringBachelor of Science in Computer Science or equivalent degree from any reputed University</text:p>
            <text:p>Skills Required:  database management, Angular, AngularJS, ASP.NET MVC, Object Oriented Programming, SQL</text:p>
            <text:p/>
          </table:table-cell>
          <table:table-cell office:value-type="string" calcext:value-type="string">
            <text:p/>
            <text:p>Both males and females are allowed to apply</text:p>
            <text:p>Good Problem solving ability</text:p>
            <text:p>Good knowledge of data structures</text:p>
            <text:p>Perfect understanding in OOP, design patterns and design principles</text:p>
            <text:p>Ability to refactor spaghetti code</text:p>
            <text:p>Experience in developing framework and reusable components</text:p>
            <text:p>Ability to adapt quickly with new technology and frameworks</text:p>
            <text:p>Experience in .NET CORE, ASP.NET MVC, AngularJS, Angular, Entity Framework, Mocking framework, Unit testing</text:p>
            <text:p>Experience working with databases like MS SQL SERVER, Oracle, Postgres</text:p>
            <text:p>Perfect knowledge in source control system</text:p>
            <text:p>Experience in Agile Development and Unit Testing (both server side and client side)</text:p>
            <text:p>Experience in cross platform mobile app development like Ionic, Cordova, Xamarin is a plus</text:p>
            <text:p>Experience in GIS based application development is a plus</text:p>
            <text:p>Experience in GeoServer, OpenLayers, LeafletJS, ArcGIS is a plus</text:p>
            <text:p>Responsible and self-motivated</text:p>
            <text:p>Ability to work as a team player</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Friendly work environment with ample opportunities to grow</text:p>
            <text:p>Opportunity to work in large scale applications in challenging problem domains</text:p>
            <text:p>Employee benefits as per company policy</text:p>
            <text:p/>
          </table:table-cell>
          <table:table-cell office:value-type="string" calcext:value-type="string">
            <text:p/>
            <text:p>Â Oct 13, 2019</text:p>
            <text:p>                                                                        </text:p>
          </table:table-cell>
          <table:table-cell office:value-type="string" calcext:value-type="string">
            <text:p/>
            <text:p>Â Nov 12, 2019</text:p>
            <text:p>                                                                        </text:p>
          </table:table-cell>
          <table:table-cell table:number-columns-repeated="1008"/>
        </table:table-row>
        <table:table-row table:style-name="ro44">
          <table:table-cell office:value-type="string" calcext:value-type="string">
            <text:p>Software Engineer</text:p>
          </table:table-cell>
          <table:table-cell office:value-type="string" calcext:value-type="string">
            <text:p>Code Surfer </text:p>
          </table:table-cell>
          <table:table-cell office:value-type="string" calcext:value-type="string">
            <text:p/>
            <text:p>                                                                02</text:p>
            <text:p>                                                                </text:p>
          </table:table-cell>
          <table:table-cell office:value-type="string" calcext:value-type="string">
            <text:p/>
            <text:p>Main code base is written in PHP </text:p>
            <text:p>But you must read and comply with the Zen of Python https://www.python.org/dev/peps/pep-0020/ </text:p>
            <text:p>Must have clear understanding of Algorithms and Data Structures </text:p>
            <text:p>Shall be able to learn new language and technologies quickly </text:p>
            <text:p>Have experience with REST and SOAP API </text:p>
            <text:p>Have a passion for problem solving </text:p>
            <text:p>Must have some experience of software testing </text:p>
            <text:p>Previous experience of team management is a plus</text:p>
            <text:p/>
          </table:table-cell>
          <table:table-cell office:value-type="string" calcext:value-type="string">
            <text:p/>
            <text:p>                                                            As a senior software engineer, you are expected to maintain and add features to our existing software written in PHP. You are also expected to lead a team of developers and communicate with stake holders to understand requirements and develop features accordingly. If there is an emergency, you are expected to fix urgent problems and help team members solve the problems.</text:p>
            <text:p>                                                        </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of Science (BSc) in cse</text:p>
            <text:p>Skills Required: REST API, SOAP APIs</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Performance bonus, Weekly 2 holidays, Over time allowanceLunch Facilities: Full SubsidizeSalary Review: YearlyFestival Bonus: 2</text:p>
            <text:p/>
          </table:table-cell>
          <table:table-cell office:value-type="string" calcext:value-type="string">
            <text:p/>
            <text:p>Â Oct 14, 2019</text:p>
            <text:p>                                                                        </text:p>
          </table:table-cell>
          <table:table-cell office:value-type="string" calcext:value-type="string">
            <text:p/>
            <text:p>Â Nov 13, 2019</text:p>
            <text:p>                                                                        </text:p>
          </table:table-cell>
          <table:table-cell table:number-columns-repeated="1008"/>
        </table:table-row>
        <table:table-row table:style-name="ro63">
          <table:table-cell office:value-type="string" calcext:value-type="string">
            <text:p>Back End Developer</text:p>
          </table:table-cell>
          <table:table-cell office:value-type="string" calcext:value-type="string">
            <text:p>Combosoft </text:p>
          </table:table-cell>
          <table:table-cell office:value-type="string" calcext:value-type="string">
            <text:p/>
            <text:p>                                                                02</text:p>
            <text:p>                                                                </text:p>
          </table:table-cell>
          <table:table-cell office:value-type="string" calcext:value-type="string">
            <text:p/>
            <text:p>Solve Problems with codes.</text:p>
            <text:p>Rock-solid skill on PHP Laravel Framework.</text:p>
            <text:p>Expertise in real-time programming(websocket/socket.io)</text:p>
            <text:p>Knowledge of Core PHP.</text:p>
            <text:p>A clear understanding of Bootstrap.</text:p>
            <text:p>Good expertise in MVC architecture.</text:p>
            <text:p>Strong Knowledge about MySQL.</text:p>
            <text:p>Must have experience in JavaScript, JQuery and AJAX</text:p>
            <text:p>Must have Knowledge about cPanel/WHM</text:p>
            <text:p>An understanding of HTTP, Apache, DNS, FTP, SSH is a PLUS</text:p>
            <text:p>Experience with VueJS is a PLUS</text:p>
            <text:p>Experience with RESTFUL API is a PLUS</text:p>
            <text:p>Experience with SaaS is a PLUS</text:p>
            <text:p>Good English skills- both in writing as well as speaking</text:p>
            <text:p>Take over responsibility for a project and run by yourself.</text:p>
            <text:p>Ability to work with us for at least 12 months (rather longer).</text:p>
            <text:p>Analytical skills, quick perception, and the ability for abstract thinking.</text:p>
            <text:p>Strong interest in technology</text:p>
            <text:p/>
          </table:table-cell>
          <table:table-cell office:value-type="string" calcext:value-type="string">
            <text:p/>
            <text:p>                                                            This is a full time job where candidate will be required to complete the tasks on a daily basis.</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 (Mirpur)</text:p>
            <text:p>                                                                    </text:p>
          </table:table-cell>
          <table:table-cell office:value-type="string" calcext:value-type="string">
            <text:p/>
            <text:p>Bachelor in Engineering (BEngg) in Computer Science &amp; Engineering</text:p>
            <text:p>University of Dhaka,North South University,BRAC University,East West University,American International University Bangladesh students will get preference</text:p>
            <text:p>Skills Required:  Core PHP, 2+ Years experience with Laravel and Vue js, Apache, Socket.io, SSH, WebSocket</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T/A, Mobile bill, Performance bonusLunch Facilities: Full SubsidizeSalary Review: Half YearlyFestival Bonus: 2</text:p>
            <text:p/>
          </table:table-cell>
          <table:table-cell office:value-type="string" calcext:value-type="string">
            <text:p/>
            <text:p>Â Oct 14, 2019</text:p>
            <text:p>                                                                        </text:p>
          </table:table-cell>
          <table:table-cell office:value-type="string" calcext:value-type="string">
            <text:p/>
            <text:p>Â Nov 12, 2019</text:p>
            <text:p>                                                                        </text:p>
          </table:table-cell>
          <table:table-cell table:number-columns-repeated="1008"/>
        </table:table-row>
        <table:table-row table:style-name="ro6">
          <table:table-cell office:value-type="string" calcext:value-type="string">
            <text:p>Software Engineer (ASP.NET)</text:p>
          </table:table-cell>
          <table:table-cell office:value-type="string" calcext:value-type="string">
            <text:p>Royex Technologies </text:p>
          </table:table-cell>
          <table:table-cell office:value-type="string" calcext:value-type="string">
            <text:p/>
            <text:p>                                                                01</text:p>
            <text:p>                                                                </text:p>
          </table:table-cell>
          <table:table-cell office:value-type="string" calcext:value-type="string">
            <text:p/>
            <text:p>Develop Website and web based Application using ASP.NET (VB), ASP.NET MVC (C#)</text:p>
            <text:p>Excellent capability to translate complex client requirement to technical implementa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Both males and females are allowed to apply</text:p>
            <text:p>                                                                    </text:p>
          </table:table-cell>
          <table:table-cell office:value-type="string" calcext:value-type="string">
            <text:p/>
            <text:p>Â Age 23 to 34 years</text:p>
            <text:p>                                                                    </text:p>
          </table:table-cell>
          <table:table-cell office:value-type="string" calcext:value-type="string">
            <text:p/>
            <text:p>Â Chattogram</text:p>
            <text:p>                                                                    </text:p>
          </table:table-cell>
          <table:table-cell office:value-type="string" calcext:value-type="string">
            <text:p/>
            <text:p>Bachelor of Science (BSc)</text:p>
            <text:p/>
          </table:table-cell>
          <table:table-cell office:value-type="string" calcext:value-type="string">
            <text:p/>
            <text:p>Age 23 to 34 years </text:p>
            <text:p>Both males and females are allowed to apply</text:p>
            <text:p>Must have Good knowledge ASP.Net,VB, C#,MVC, Entity Framework, AngularJs, JQuery, Ajax, HTML, CSS etc.</text:p>
            <text:p>Must have Good knowledge of MS SQL Server 2016 or higher</text:p>
            <text:p>Must be familiar with Microsoft Visual Studio 2015 or higher</text:p>
            <text:p>Must have good knowledge of object oriented software development</text:p>
            <text:p>Knowledge in Product Software development will be plus</text:p>
            <text:p>Must have experience in developing web-based solution in asp.net mvc</text:p>
            <text:p>Candidates should provide their recent projects list with their application.</text:p>
            <text:p>Should be able to work in a team </text:p>
            <text:p>Able to work under pressure.</text:p>
            <text:p>Able to meet deadline strictly.</text:p>
            <text:p>Having working knowledge of Umbraco will be preferred</text:p>
            <text:p/>
          </table:table-cell>
          <table:table-cell office:value-type="string" calcext:value-type="string">
            <text:p/>
            <text:p>Â Tk. 35000 - 45000 (Monthly)</text:p>
            <text:p>                                                                    </text:p>
          </table:table-cell>
          <table:table-cell office:value-type="string" calcext:value-type="string">
            <text:p/>
            <text:p>Weekly 2 holidaysSalary Review: Yearly</text:p>
            <text:p/>
          </table:table-cell>
          <table:table-cell office:value-type="string" calcext:value-type="string">
            <text:p/>
            <text:p>Â Oct 13, 2019</text:p>
            <text:p>                                                                        </text:p>
          </table:table-cell>
          <table:table-cell office:value-type="string" calcext:value-type="string">
            <text:p/>
            <text:p>Â Nov 12, 2019</text:p>
            <text:p>                                                                        </text:p>
          </table:table-cell>
          <table:table-cell table:number-columns-repeated="1008"/>
        </table:table-row>
        <table:table-row table:style-name="ro78">
          <table:table-cell office:value-type="string" calcext:value-type="string">
            <text:p>Software Engineer</text:p>
          </table:table-cell>
          <table:table-cell office:value-type="string" calcext:value-type="string">
            <text:p>Ryans Archives Ltd. </text:p>
          </table:table-cell>
          <table:table-cell office:value-type="string" calcext:value-type="string">
            <text:p/>
            <text:p>                                                                Not specific</text:p>
            <text:p>                                                                </text:p>
          </table:table-cell>
          <table:table-cell office:value-type="string" calcext:value-type="string">
            <text:p/>
            <text:p>Hands-on experience in PHP , MySQL, jQueryHands on experience on any CMS (Wordpress/ Drupal/ Magento etc.)Strong working experience in HTML5, CSS3, jQuery &amp; modern JS libraries, Responsive theme development and implementationDevelop and maintain web-based applications using PHP (Laravel Framework), jQuery, MySQL, JSON, AJAX, CSS3 etc. while maintaining standard coding convention.Strong PHP scripting skilled in MVC frameworks (laravel and codeigniter).Have on experience on there js framework (react/Angular/Backbone/ Vue.j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4 year(s)</text:p>
            <text:p>                                                                    </text:p>
          </table:table-cell>
          <table:table-cell office:value-type="string" calcext:value-type="string">
            <text:p/>
            <text:p>Â Both males and females are allowed to apply</text:p>
            <text:p>                                                                    </text:p>
          </table:table-cell>
          <table:table-cell office:value-type="string" calcext:value-type="string">
            <text:p/>
            <text:p>Â Age at least 21 years</text:p>
            <text:p>                                                                    </text:p>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Age at least 21 years </text:p>
            <text:p>Both males and females are allowed to apply</text:p>
            <text:p>Ability to learn new skills and share knowledge to team members.Must be energetic and able to work under pressure, independently with fixed deadlines.Dynamic, motivated, self-driven and proactive, self-starter, energetic and target oriented to achieve the goal.</text:p>
            <text:p/>
          </table:table-cell>
          <table:table-cell office:value-type="string" calcext:value-type="string">
            <text:p/>
            <text:p>Â Negotiable</text:p>
            <text:p>                                                                    </text:p>
          </table:table-cell>
          <table:table-cell office:value-type="string" calcext:value-type="string">
            <text:p/>
            <text:p>Lunch Facilities: Partially SubsidizeFestival Bonus: 2As per Company Policy</text:p>
            <text:p/>
          </table:table-cell>
          <table:table-cell office:value-type="string" calcext:value-type="string">
            <text:p/>
            <text:p>Â Oct 13, 2019</text:p>
            <text:p>                                                                        </text:p>
          </table:table-cell>
          <table:table-cell office:value-type="string" calcext:value-type="string">
            <text:p/>
            <text:p>Â Nov 11, 2019</text:p>
            <text:p>                                                                        </text:p>
          </table:table-cell>
          <table:table-cell table:number-columns-repeated="1008"/>
        </table:table-row>
        <table:table-row table:style-name="ro71">
          <table:table-cell office:value-type="string" calcext:value-type="string">
            <text:p>Jr. Support Engineer</text:p>
          </table:table-cell>
          <table:table-cell office:value-type="string" calcext:value-type="string">
            <text:p>One Sky Communications Limited </text:p>
          </table:table-cell>
          <table:table-cell office:value-type="string" calcext:value-type="string">
            <text:p/>
            <text:p>                                                                10</text:p>
            <text:p>                                                                </text:p>
          </table:table-cell>
          <table:table-cell office:value-type="string" calcext:value-type="string">
            <text:p/>
            <text:p>Provide IT supports to user end for their Desktops, Laptops, Wireless Router, Scanners, Printers and other IT equipment.Must have the ability to manage and communicate with clients over phone like Customer Care Service.Setup and maintain company's computer network which includes LAN and WAN network.Provide help-desk and on-site technical support of hardware and software.Monitoring total system as well as network traffic, virus, keep server data backup &amp; maintaining network equipment.Basic IT Support, Such as Router configuration, PC Troubleshoot, Mail/Outlook Configuration, PC Problem finding, Printer (Network/Normal) Installation &amp; Troubleshoot.Local area Network connection setup and Network Cabling &amp; Testing.Good Knowledge on MS Word, MS Excel, MS Outlook, MS Power point, Auto CAD.Good knowledge of active directory, file server, CCTV, Print Server, Bandwidth test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Science (BSc) in CSEBachelor's Degree in Computer Science/ Engineering/ Management Information Systems/ Technology or related discipline.(Educational qualifications may be considered for the experienced candidates)</text:p>
            <text:p/>
          </table:table-cell>
          <table:table-cell office:value-type="string" calcext:value-type="string">
            <text:p/>
            <text:p>Age 25 to 35 years </text:p>
            <text:p>Only males are allowed to apply</text:p>
            <text:p>Experience is more preferable than Certificate .CCNA Certification will be preferable.Must know Mikrotik very well.Configure OLT, ONU, Epon Preferable Smart, fluency in Bengali &amp; EnglishHard workerResult orientedPunctual</text:p>
            <text:p/>
          </table:table-cell>
          <table:table-cell office:value-type="string" calcext:value-type="string">
            <text:p/>
            <text:p>Â Tk. 10000 - 15000 (Monthly)</text:p>
            <text:p>                                                                    </text:p>
          </table:table-cell>
          <table:table-cell office:value-type="string" calcext:value-type="string">
            <text:p/>
            <text:p>T/A, Mobile billSalary Review: YearlyFestival Bonus: 2Other benefits as per company policy.</text:p>
            <text:p/>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75">
          <table:table-cell office:value-type="string" calcext:value-type="string">
            <text:p>Coordinator IT</text:p>
          </table:table-cell>
          <table:table-cell office:value-type="string" calcext:value-type="string">
            <text:p>A Leading Canadian Based Multinational Company </text:p>
          </table:table-cell>
          <table:table-cell office:value-type="string" calcext:value-type="string">
            <text:p/>
            <text:p>                                                                01</text:p>
            <text:p>                                                                </text:p>
          </table:table-cell>
          <table:table-cell office:value-type="string" calcext:value-type="string">
            <text:p/>
            <text:p>Must have strong knowledge and understanding of C#, ASP.NET (MVC), ASP.NET Core, Angular, Entity Framework, Azure</text:p>
            <text:p>Must be familiar with any relational database, like Microsoft SQL Server, MySQL, Oracle, etc.</text:p>
            <text:p>Must have good knowledge of object-oriented software development</text:p>
            <text:p>Experience with REST/ JSON/ SOAP APIs, back-end server connectivity.</text:p>
            <text:p>Develop Reporting GUI tool in .Net/Java</text:p>
            <text:p>Experience in large scale ERP development.</text:p>
            <text:p>Performing analysis, research alternative approaches as needed</text:p>
            <text:p>Performing requirements analysis activities including eliciting and documenting user requirements, developing the system architecture, defining and documenting requirements for the sub-systems and interfaces, and identifying constraints and operational scenarios.</text:p>
            <text:p/>
          </table:table-cell>
          <table:table-cell office:value-type="string" calcext:value-type="string">
            <text:p/>
            <text:p>Job Location: Ashulia, Savar, Dhaka.</text:p>
            <text:p>Must-Have Good knowledge of communication in both Bangla &amp; English ( writing &amp; Speaking).</text:p>
            <text:p>Willingness to work in a factory environment.</text:p>
            <text:p>Please Read The Job description Properly and if all the criteria match with you then apply or those who do not meet the requirements need not apply.</text:p>
            <text:p/>
          </table:table-cell>
          <table:table-cell office:value-type="string" calcext:value-type="string">
            <text:p/>
            <text:p>                                                                Full-time</text:p>
            <text:p>                                                            </text:p>
          </table:table-cell>
          <table:table-cell office:value-type="string" calcext:value-type="string">
            <text:p/>
            <text:p>Â 3 to 4 year(s)</text:p>
            <text:p>                                                                    </text:p>
          </table:table-cell>
          <table:table-cell office:value-type="string" calcext:value-type="string">
            <text:p/>
            <text:p>Â Both males and females are allowed to apply</text:p>
            <text:p>                                                                    </text:p>
          </table:table-cell>
          <table:table-cell office:value-type="string" calcext:value-type="string">
            <text:p/>
            <text:p>Â Age 25 to 32 years</text:p>
            <text:p>                                                                    </text:p>
          </table:table-cell>
          <table:table-cell office:value-type="string" calcext:value-type="string">
            <text:p/>
            <text:p>Â Dhaka</text:p>
            <text:p>                                                                    </text:p>
          </table:table-cell>
          <table:table-cell office:value-type="string" calcext:value-type="string">
            <text:p/>
            <text:p>Master of Science (MSc) in Computer Science, Bachelor of Science (BSc) in Computer Science</text:p>
            <text:p>Skills Required:  Core PHP,  MySQL and MVC framework, JSON, Microsoft SQL server, REST API, SOAP APIs</text:p>
            <text:p/>
          </table:table-cell>
          <table:table-cell office:value-type="string" calcext:value-type="string">
            <text:p/>
            <text:p>Age 25 to 32 years </text:p>
            <text:p>Both males and females are allowed to apply</text:p>
            <text:p>Sound knowledge in</text:p>
            <text:p>software development lifecycle and methodology.</text:p>
            <text:p>Able to work under pressure, problem-solving &amp; team playing attitude.</text:p>
            <text:p>Ready to work after office hour &amp; on holiday (if necessary)</text:p>
            <text:p>Cando, Proactive, passionate.</text:p>
            <text:p>Extrovert personality with good communication and interpersonal skill.</text:p>
            <text:p>Honest and carries high personal integrity.</text:p>
            <text:p>Must have effective communication skills and the ability to</text:p>
            <text:p>handle multiple tasks all with attention to fine detail.</text:p>
            <text:p>Technically sound and talent</text:p>
            <text:p>Strong personality, Desirable</text:p>
            <text:p>Interpersonal skills</text:p>
            <text:p>Ability to plan and deal with unexpected situations</text:p>
            <text:p>Research &amp; development skill</text:p>
            <text:p>Cope up the new technical standard or changes.</text:p>
            <text:p/>
          </table:table-cell>
          <table:table-cell office:value-type="string" calcext:value-type="string">
            <text:p/>
            <text:p>Â Negotiable</text:p>
            <text:p>                                                                    </text:p>
          </table:table-cell>
          <table:table-cell office:value-type="string" calcext:value-type="string">
            <text:p/>
            <text:p>T/A, Mobile billLunch Facilities: Full SubsidizeSalary Review: YearlyFestival Bonus: 2Global work environment</text:p>
            <text:p>State-of-the-art methods of doing things</text:p>
            <text:p>so on !</text:p>
            <text:p/>
          </table:table-cell>
          <table:table-cell office:value-type="string" calcext:value-type="string">
            <text:p/>
            <text:p>Â Oct 13, 2019</text:p>
            <text:p>                                                                        </text:p>
          </table:table-cell>
          <table:table-cell office:value-type="string" calcext:value-type="string">
            <text:p/>
            <text:p>Â Nov 12, 2019</text:p>
            <text:p>                                                                        </text:p>
          </table:table-cell>
          <table:table-cell table:number-columns-repeated="1008"/>
        </table:table-row>
        <table:table-row table:style-name="ro73">
          <table:table-cell office:value-type="string" calcext:value-type="string">
            <text:p>Full Stack Developer</text:p>
          </table:table-cell>
          <table:table-cell office:value-type="string" calcext:value-type="string">
            <text:p>Technobd Web Solutions (Pvt.) Ltd. </text:p>
          </table:table-cell>
          <table:table-cell office:value-type="string" calcext:value-type="string">
            <text:p/>
            <text:p>                                                                03</text:p>
            <text:p>                                                                </text:p>
          </table:table-cell>
          <table:table-cell office:value-type="string" calcext:value-type="string">
            <text:p/>
            <text:p>To work on various on going projects.</text:p>
            <text:p>To complete the task on time.</text:p>
            <text:p>Report about progress to supervisor.</text:p>
            <text:p>Learn latest technologies and apply to on going project simultaneously.</text:p>
            <text:p/>
          </table:table-cell>
          <table:table-cell office:value-type="string" calcext:value-type="string">
            <text:p/>
            <text:p>                                                            We are looking for experienced programmers who can code for both front and back end. Candidate must be smart enough to understand the project requirements and do the task accordingly. Candidate must be able to work independently or as team player. Candidate must complete the task on time. Candidate must have self learning capability.</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office:value-type="string" calcext:value-type="string">
            <text:p/>
            <text:p>Â Age 21 to 30 years</text:p>
            <text:p>                                                                    </text:p>
          </table:table-cell>
          <table:table-cell office:value-type="string" calcext:value-type="string">
            <text:p/>
            <text:p>Â Dhaka</text:p>
            <text:p>                                                                    </text:p>
          </table:table-cell>
          <table:table-cell office:value-type="string" calcext:value-type="string">
            <text:p/>
            <text:p>Bachelor of Science (BSc)</text:p>
            <text:p>Skills Required: Bootstrap, CodeIgniter, HTML5 &amp; CSS3, MySQL, PHP(OOP), React JS</text:p>
            <text:p/>
          </table:table-cell>
          <table:table-cell office:value-type="string" calcext:value-type="string">
            <text:p/>
            <text:p>Age 21 to 30 years </text:p>
            <text:p>Both males and females are allowed to apply</text:p>
            <text:p>Must Have 2-5 years working experience and at least 1 year in full stack development</text:p>
            <text:p>Must be willing to work on PHP, API and ReactJS based application</text:p>
            <text:p>Candidate should have quick learning and syntax switching skill</text:p>
            <text:p>Strong command over any object-oriented programming language like NodeJS/PHP/Python</text:p>
            <text:p>Working experience of MVC framework like CodeIgniter, Symfony, Laravel etc</text:p>
            <text:p>Sound knowledge of object-oriented analysis and system design using SOLID principals</text:p>
            <text:p>Proficient in database design and SQL with database like MySQL/PostgreSQL/Oracle</text:p>
            <text:p>Must have good experience in MySQL : Triggers, Views, Stored Procedure etc.</text:p>
            <text:p>Strong command over Vanilla JS (Core Javascript) and working experience in any SPA Frameworks like VueJS / React or AngularJS.</text:p>
            <text:p>Sound knowledge of unit testing framework for both front-end and backend</text:p>
            <text:p>Must have knowledge of Linux server deployment on cPanel, Digital Ocean or AWS</text:p>
            <text:p>Sound knowledge about CI &amp; Build automation using Jenkins/Ansible or similar tool</text:p>
            <text:p>Experience of ACM or any other online programming contest will be highly appreciated</text:p>
            <text:p>Good knowledge in Git, SVN</text:p>
            <text:p>Knowledge in Node.js and Socket.IO are plus</text:p>
            <text:p/>
          </table:table-cell>
          <table:table-cell office:value-type="string" calcext:value-type="string">
            <text:p/>
            <text:p>Â Negotiable</text:p>
            <text:p>                                                                    </text:p>
          </table:table-cell>
          <table:table-cell office:value-type="string" calcext:value-type="string">
            <text:p/>
            <text:p>Weekly 2 holidays, InsuranceLunch Facilities: Partially SubsidizeSalary Review: YearlyFestival Bonus: 2</text:p>
            <text:p/>
          </table:table-cell>
          <table:table-cell office:value-type="string" calcext:value-type="string">
            <text:p/>
            <text:p>Â Oct 13, 2019</text:p>
            <text:p>                                                                        </text:p>
          </table:table-cell>
          <table:table-cell office:value-type="string" calcext:value-type="string">
            <text:p/>
            <text:p>Â Nov 10, 2019</text:p>
            <text:p>                                                                        </text:p>
          </table:table-cell>
          <table:table-cell table:number-columns-repeated="1008"/>
        </table:table-row>
        <table:table-row table:style-name="ro92">
          <table:table-cell office:value-type="string" calcext:value-type="string">
            <text:p>Programmer - Laravel, Vue JS</text:p>
          </table:table-cell>
          <table:table-cell office:value-type="string" calcext:value-type="string">
            <text:p>Nogor Solutions Ltd. </text:p>
          </table:table-cell>
          <table:table-cell office:value-type="string" calcext:value-type="string">
            <text:p/>
            <text:p>                                                                8</text:p>
            <text:p>                                                                </text:p>
          </table:table-cell>
          <table:table-cell office:value-type="string" calcext:value-type="string">
            <text:p/>
            <text:p>Must have strong experience in RESTful web service development using laravel and vue.js Very good understanding of web site &amp; web application development processes, from the layout/ user interface to relational database structures.Deep knowledge of PHP7 with OOP features with Laravel Framework.Experience on Payment gateway integration.Develop external Web portals allowing users to input and retrieve accurate information.Provide application training/ explanation for Users.Ensure that you have experience on API Integration.Should have knowledge on Git &amp; Version control.Candidate must be a team player and willing to teach and to learn.Must be energetic and able to work under pressure, independently with fixed deadlines.Maintain and enhance existing Web applications and all internal systems.Perform complete testing of Web applications.</text:p>
            <text:p/>
          </table:table-cell>
          <table:table-cell office:value-type="string" calcext:value-type="string">
            <text:p/>
            <text:p>                                                            Full-Time and works 6 days a week</text:p>
            <text:p>                                                        </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at least 23 years</text:p>
            <text:p>                                                                    </text:p>
          </table:table-cell>
          <table:table-cell office:value-type="string" calcext:value-type="string">
            <text:p/>
            <text:p>Â Dhaka</text:p>
            <text:p>                                                                    </text:p>
          </table:table-cell>
          <table:table-cell office:value-type="string" calcext:value-type="string">
            <text:p/>
            <text:p>Bachelor of Science (BSc) in Computer Science &amp; Engineering, Bachelor degree in any discipline</text:p>
            <text:p>Skills Required:  Ajax,  CSS3 and UI,  Laravel Framework, jeson, PHP(OOP), Vue.js</text:p>
            <text:p/>
          </table:table-cell>
          <table:table-cell office:value-type="string" calcext:value-type="string">
            <text:p/>
            <text:p>Age at least 23 years </text:p>
            <text:p>Only males are allowed to apply</text:p>
            <text:p>Age at least 23 years Only males are allowed to apply Minimum 1-2 years' experience on Laravel (PHP 7+) Skill in Vue.Js, Node.Js &amp; React Native Rest API, API Development &amp; Integration</text:p>
            <text:p/>
          </table:table-cell>
          <table:table-cell office:value-type="string" calcext:value-type="string">
            <text:p/>
            <text:p>Â Negotiable</text:p>
            <text:p>                                                                    </text:p>
          </table:table-cell>
          <table:table-cell office:value-type="string" calcext:value-type="string">
            <text:p/>
            <text:p>Tour allowance, Medical allowance, Performance bonus, Provident fund, Gratuity, T/A, Credit cardFestival Bonus: 2</text:p>
            <text:p/>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77">
          <table:table-cell office:value-type="string" calcext:value-type="string">
            <text:p>Senior Back End Software Engineer</text:p>
          </table:table-cell>
          <table:table-cell office:value-type="string" calcext:value-type="string">
            <text:p>Secure Link Services Ltd. </text:p>
          </table:table-cell>
          <table:table-cell office:value-type="string" calcext:value-type="string">
            <text:p/>
            <text:p>                                                                3</text:p>
            <text:p>                                                                </text:p>
          </table:table-cell>
          <table:table-cell office:value-type="string" calcext:value-type="string">
            <text:p/>
            <text:p>Participate in the entire application life cycle, focusing on coding and debugging, root cause and impact analysis.</text:p>
            <text:p>Learn and teach team members all the new required technologies.</text:p>
            <text:p>Write clean code to develop functional web applications.</text:p>
            <text:p>Troubleshoot and debug applications.</text:p>
            <text:p>Manage cutting-edge technologies to improve legacy applications.</text:p>
            <text:p>Collaborate with Front-end developers to integrate user-facing elements with server-side logic.</text:p>
            <text:p>Gather and address technical and design requirements.</text:p>
            <text:p>Provide training and support to internal teams.</text:p>
            <text:p>Build reusable code and libraries for future use.</text:p>
            <text:p>Liaise with developers, designers, and system administrators to identify new features.</text:p>
            <text:p/>
          </table:table-cell>
          <table:table-cell office:value-type="string" calcext:value-type="string">
            <text:p/>
            <text:p>We are looking for someone who will be a part of the most organized Scrum team of the industry that employs articulated User Stories, Acceptance Criteria, and Sprints. You will contribute to the development of amazing software solutions for a number of European giants and become a global resource.</text:p>
            <text:p>You will be responsible for the server-side development of our cutting-edge micro service-based cloud platform.</text:p>
            <text:p>If you have excellent programming skills and a passion for developing applications or improving existing ones, we would like to meet you. As a back-end developer, you`ll work closely with our team to ensure system consistency and improve performance.</text:p>
            <text:p>We want someone who can display superb leadership and interpersonal skills on top of technical expertise, manage big teams, report to management, plan projects, understand and improve product business.</text:p>
            <text:p/>
          </table:table-cell>
          <table:table-cell office:value-type="string" calcext:value-type="string">
            <text:p/>
            <text:p>                                                                Full-time</text:p>
            <text:p>                                                            </text:p>
          </table:table-cell>
          <table:table-cell office:value-type="string" calcext:value-type="string">
            <text:p/>
            <text:p>Â 6 to 10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Graduate from any university will be accepted as long as the applicant is capable.</text:p>
            <text:p/>
          </table:table-cell>
          <table:table-cell office:value-type="string" calcext:value-type="string">
            <text:p/>
            <text:p>6 years of hands-on experience with C# strongly preferred.</text:p>
            <text:p>Understanding of DevOps practices and experience strongly preferred.</text:p>
            <text:p>Proven work experience as a back-end developer.</text:p>
            <text:p>In-depth understanding of the entire web development process (design, development, and deployment).</text:p>
            <text:p>Hands-on experience with programming languages like Java, Rubi, PHP and Python                                                                                                                                                                                                                                                                                                                                                                                                                                                                                                                                                                                                                                                                                                                                                                                                                                                                                                                                                                                                                                                                                                                                                                                                                                                                                                                                                                                                                                                                                                                                                                                                                                                                                                                                                                                                                                                                                                                                                                                                                                                                                                                                                                                                                                                                                                                                                                                                                                                                                                                                                                                                                                                                                                                                                                                                                                                                                                                                                                                                                                                                                                                                                                                                                                                                                                                                                                                                                                                                                                                                                                                                                                                                                                                                                                                                                                                                                                                                                                                                                                                                                                                                                                                                                                                                                                                                                                                                                                                                                                                                                                                                                                                                                                                                                                                                                                                                                                                                                                                                                                                                                                                                                                                                                                                                                                                                                                                                                                                                                                                                                                                                                                                                                                                                                                                                                                                                                                                                                                                                                                                                                                                                                                                                                                                                                                                                                                                                                                                                                                                                                                                                                                                                                                                                                                                                                                                                                                                                                                                                                                                                                                                                                                                                                                                                                                                                                                                                                                                                                                 </text:p>
            <text:p>Working knowledge of CMS framework.</text:p>
            <text:p>Familiarity with front-end languages (e.g. HTML, JavaScript, and CSS).</text:p>
            <text:p>Excellent analytical and time management skills.</text:p>
            <text:p>Ability to think out-of-the-box in order to make quick decisions in emergency situations and show resilience when working in a high-pressure environment.</text:p>
            <text:p>A successful applicant will be a good all-rounder and will be expected to contribute to development as well as understand our business, contribute to product design, and provide technical leadership.</text:p>
            <text:p/>
          </table:table-cell>
          <table:table-cell office:value-type="string" calcext:value-type="string">
            <text:p/>
            <text:p>Â Tk. 130000 - 200000 (Monthly)</text:p>
            <text:p>                                                                    </text:p>
          </table:table-cell>
          <table:table-cell office:value-type="string" calcext:value-type="string">
            <text:p/>
            <text:p>Friendly and flexible work environment with great mentors.</text:p>
            <text:p>Annual Bonus, Trip Fund and Monthly Team Fund on top of your salary.</text:p>
            <text:p>Daily breakfast and lunch, sports facilities, weekly seminars, and team events.</text:p>
            <text:p/>
          </table:table-cell>
          <table:table-cell office:value-type="string" calcext:value-type="string">
            <text:p/>
            <text:p>Â Oct 13, 2019</text:p>
            <text:p>                                                                        </text:p>
          </table:table-cell>
          <table:table-cell office:value-type="string" calcext:value-type="string">
            <text:p/>
            <text:p>Â Nov 12, 2019</text:p>
            <text:p>                                                                        </text:p>
          </table:table-cell>
          <table:table-cell table:number-columns-repeated="1008"/>
        </table:table-row>
        <table:table-row table:style-name="ro9">
          <table:table-cell office:value-type="string" calcext:value-type="string">
            <text:p>Sr. Software Engineer (PHP Laravel)</text:p>
          </table:table-cell>
          <table:table-cell office:value-type="string" calcext:value-type="string">
            <text:p>Subra Systems Limited </text:p>
          </table:table-cell>
          <table:table-cell office:value-type="string" calcext:value-type="string">
            <text:p/>
            <text:p>                                                                Not specific</text:p>
            <text:p>                                                                </text:p>
          </table:table-cell>
          <table:table-cell office:value-type="string" calcext:value-type="string">
            <text:p>â€¢Build Web Application from Scratch using Laravel.â€¢Develop Production-Level codes and Maintain the Standard Coding Convention on PHP.â€¢Interface development using React.â€¢Write Reusable, Testable, and Efficient code.â€¢Design and Implementation of Low-Latency, High-Availability, and Performant Application.â€¢Program Logic &amp; Flow Control, Unit &amp; Functional Testing, Debugging.â€¢Design and Implementation of API to be consumed by Front-End Developers.â€¢Implementation of Security and Data Protection.â€¢Skilled in Server Side Development.â€¢Assist with Maintaining our Server Infrastructure.</text:p>
          </table:table-cell>
          <table:table-cell office:value-type="string" calcext:value-type="string">
            <text:p/>
            <text:p>                                                            Full time job as a senior software engineer specialized in PHP Laravel</text:p>
            <text:p>                                                        </text:p>
          </table:table-cell>
          <table:table-cell office:value-type="string" calcext:value-type="string">
            <text:p/>
            <text:p>                                                                Full-time</text:p>
            <text:p>                                                            </text:p>
          </table:table-cell>
          <table:table-cell office:value-type="string" calcext:value-type="string">
            <text:p/>
            <text:p>Â At least 3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SE, Bachelor of Science (BSc) in IT, Bachelor of Science (BSc) in Software Engineering</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75">
          <table:table-cell office:value-type="string" calcext:value-type="string">
            <text:p>Senior Manager - IT <text:s/>(Chittagong)</text:p>
          </table:table-cell>
          <table:table-cell office:value-type="string" calcext:value-type="string">
            <text:p>Sanmar Properties Ltd. </text:p>
          </table:table-cell>
          <table:table-cell office:value-type="string" calcext:value-type="string">
            <text:p/>
            <text:p>                                                                1</text:p>
            <text:p>                                                                </text:p>
          </table:table-cell>
          <table:table-cell office:value-type="string" calcext:value-type="string">
            <text:p/>
            <text:p>Create a vision for IT within the organization, communicate it to employees and lead and motivate the team to achieve the vision.</text:p>
            <text:p>Ensure IT operations and supervise systems and IT staff</text:p>
            <text:p>Ensure nonstop CCTV surveillance mechanism management with proactive remedy. </text:p>
            <text:p>Ensure strong system administration and sever management.</text:p>
            <text:p>Develop and maintain virtual communication system within the resources.</text:p>
            <text:p>Develop and maintain Sanmar ERP system. </text:p>
            <text:p>Running regular checks on network and data security</text:p>
            <text:p>Identifying and acting on opportunities to improve and update software and systems</text:p>
            <text:p>Developing and implementing IT policy and best practice guides for the organization</text:p>
            <text:p>Designing training programs and workshops for staff</text:p>
            <text:p>Develop an IT strategy which identifies the future direction of the use of technology within the organization to drive efficiencies. </text:p>
            <text:p>Ensuring that all systems are secure, stable and robust</text:p>
            <text:p>Apply a structured methodology and lead change management activities. Prepare and implement project plans to achieve the desired outcomes. </text:p>
            <text:p>Procure, negotiate, manage and monitor of contracts for IT services provided by third parties ensuring effective service delivery. </text:p>
            <text:p>To provide clear, succinct and cogent reports to required deadlines for the Board, Committees, the Chief Executive, Management Teams and key stakeholders as required.</text:p>
            <text:p>To manage the IT budgets achieving Value for Money.</text:p>
            <text:p>Maintain IT inventory system and ensure the resources are used effectively and efficiently. </text:p>
            <text:p/>
          </table:table-cell>
          <table:table-cell office:value-type="string" calcext:value-type="string">
            <text:p/>
            <text:p>                                                            We are looking for a Senior Manager - IT (Head of IT) to provide leadership in technology portfolio for ennablement and innovation. Serving as the senior technology leader reporting to Chairman, you will be leading SANMAR`s technology strategy, execution, and operations. Additionally, as the Head of the IT department you will be focused on developing in-house skill sets and managing key vendor relationships.</text:p>
            <text:p>                                                        </text:p>
          </table:table-cell>
          <table:table-cell office:value-type="string" calcext:value-type="string">
            <text:p/>
            <text:p>                                                                Full-time</text:p>
            <text:p>                                                            </text:p>
          </table:table-cell>
          <table:table-cell office:value-type="string" calcext:value-type="string">
            <text:p/>
            <text:p>Â 10 to 12 year(s)</text:p>
            <text:p>                                                                    </text:p>
          </table:table-cell>
          <table:table-cell table:number-columns-repeated="2"/>
          <table:table-cell office:value-type="string" calcext:value-type="string">
            <text:p/>
            <text:p>Â Chattogram</text:p>
            <text:p>                                                                    </text:p>
          </table:table-cell>
          <table:table-cell office:value-type="string" calcext:value-type="string">
            <text:p/>
            <text:p>Master of Science (MSc) in CSE</text:p>
            <text:p>Bangladesh University of Engineering and Technology,Chittagong University of Engineering and Technology,Shahjalal University of Science &amp; Technology,Khulna University of Engineering and Technology students will get preference</text:p>
            <text:p>Preferred Professional Certification: Microsoft Windows certificates highly desirable PMP, ITIL, SCRUM certification desirable</text:p>
            <text:p/>
          </table:table-cell>
          <table:table-cell office:value-type="string" calcext:value-type="string">
            <text:p/>
            <text:p>At least 10 year(s) experience in providing IT and ERP solutions in corporate environment.</text:p>
            <text:p>Proven experience as senior manager IT or similar role</text:p>
            <text:p>Experience in analysis, implementation and evaluation of IT systems and their specifications</text:p>
            <text:p>Sound understanding of computer systems (hardware/software), networks etc.</text:p>
            <text:p>Experience in controlling information technology budget</text:p>
            <text:p>Excellent organizational and leadership skills</text:p>
            <text:p>Outstanding communication, interpersonal and analytical abilities. Able to explain complex IT concepts to a non IT audience</text:p>
            <text:p/>
          </table:table-cell>
          <table:table-cell office:value-type="string" calcext:value-type="string">
            <text:p/>
            <text:p>Â Negotiable</text:p>
            <text:p>                                                                    </text:p>
          </table:table-cell>
          <table:table-cell office:value-type="string" calcext:value-type="string">
            <text:p/>
            <text:p>Mobile bill, Provident fund, InsuranceLunch Facilities: Partially SubsidizeSalary Review: YearlyFestival Bonus: 2</text:p>
            <text:p/>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93">
          <table:table-cell office:value-type="string" calcext:value-type="string">
            <text:p>SEO &amp; Digital Marketing Executive</text:p>
          </table:table-cell>
          <table:table-cell office:value-type="string" calcext:value-type="string">
            <text:p>Nasreen Zamir And Associates </text:p>
          </table:table-cell>
          <table:table-cell office:value-type="string" calcext:value-type="string">
            <text:p/>
            <text:p>                                                                Not specific</text:p>
            <text:p>                                                                </text:p>
          </table:table-cell>
          <table:table-cell office:value-type="string" calcext:value-type="string">
            <text:p/>
            <text:p>To have experience in SEO and Digital Marketing </text:p>
            <text:p>Experience in wordpress</text:p>
            <text:p>Content writing skills</text:p>
            <text:p>Marketing our products Online</text:p>
            <text:p>Knowledge in Google analytics, Adwords and Webmaster tools.</text:p>
            <text:p/>
          </table:table-cell>
          <table:table-cell office:value-type="string" calcext:value-type="string">
            <text:p/>
            <text:p>                                                            Duty: Saturday to Thursday- Time 9.30 AM to 6.00 PM</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office:value-type="string" calcext:value-type="string">
            <text:p/>
            <text:p>Degree IT and Computer Science</text:p>
            <text:p/>
          </table:table-cell>
          <table:table-cell office:value-type="string" calcext:value-type="string">
            <text:p/>
            <text:p>Minimum 2 years' Experience in SEO &amp; Digital Marketing.</text:p>
            <text:p/>
          </table:table-cell>
          <table:table-cell office:value-type="string" calcext:value-type="string">
            <text:p/>
            <text:p>Â Negotiable</text:p>
            <text:p>                                                                    </text:p>
          </table:table-cell>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27">
          <table:table-cell office:value-type="string" calcext:value-type="string">
            <text:p>Sr. Manager/ Manager (Supply Chain)</text:p>
          </table:table-cell>
          <table:table-cell office:value-type="string" calcext:value-type="string">
            <text:p>Fiber @ Home Ltd. </text:p>
          </table:table-cell>
          <table:table-cell office:value-type="string" calcext:value-type="string">
            <text:p/>
            <text:p>                                                                Not specific</text:p>
            <text:p>                                                                </text:p>
          </table:table-cell>
          <table:table-cell office:value-type="string" calcext:value-type="string">
            <text:p/>
            <text:p>Managing end to end Supply ChainEnsuring execution and compliance of SCM policy across the organizationSupport smooth operation of departmental requirements; availability &amp; on-time delivery of goods and services for achieving company targetManaging vendor relationships, monitor &amp; improve vendor performanceAchieving lower lead time for delivery, cost optimization, and streamlining complex processes, capacity planning for resource allocation to achieve 100% delivery to respective sites as per company business plan and roll out targetFollow up all procurement related works from scrutinizing purchase requisition, verify specifications, collecting commercial proposals, negotiation, evaluation of offers, up to issuance of Purchase OrderProvide strategic insights to the ManagementTracking project wise material usageAwareness in supply chain risk management and material managementDriving SCM automation and process execution and review for continuous improvement opportunitiesAbility to build strong working relationship and influence at all levels within the organization and with external stakeholders at senior levelDeveloping leadership and strong analytical skills among team member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8 to 12 year(s)</text:p>
            <text:p>                                                                    </text:p>
          </table:table-cell>
          <table:table-cell table:number-columns-repeated="2"/>
          <table:table-cell office:value-type="string" calcext:value-type="string">
            <text:p/>
            <text:p>Â Dhaka</text:p>
            <text:p>                                                                    </text:p>
          </table:table-cell>
          <table:table-cell office:value-type="string" calcext:value-type="string">
            <text:p/>
            <text:p>BBA/ MBA/ B.Sc/ M.Sc Engineering (Civil Engineering/CSE/EEE /Telecommunication/Data Science/Data Center Ops &amp; Mgt) is preferred from any UGC approved top ranked universityProfessional Degree in Supply Chain Management (CIPS, IPSCM) and Project Management (PMP) will be added advantage</text:p>
            <text:p/>
          </table:table-cell>
          <table:table-cell office:value-type="string" calcext:value-type="string">
            <text:p/>
            <text:p>Work Experience: minimum 6+ years in core Supply Chain with at least 3+ years in managerial position. 5+ years of working experience in Real Estate/Developer/Civil Construction/Data center/ NTTN/Telco/ISP/WiMAX sector or relevant field is preferredDemonstrated ability to work independently and with cross-functional teamsAdvanced knowledge and usage of Microsoft Excel for reporting and planning scenariosUnderstand basic principles of accounting and finance to support F&amp;A in planning, budgeting and procure-to-payStrong project management, team facilitation and influencing skillsExceptional written and verbal communication skillsAttention to detail</text:p>
            <text:p/>
          </table:table-cell>
          <table:table-cell office:value-type="string" calcext:value-type="string">
            <text:p/>
            <text:p>Â Negotiable</text:p>
            <text:p>                                                                    </text:p>
          </table:table-cell>
          <table:table-cell office:value-type="string" calcext:value-type="string">
            <text:p/>
            <text:p>02 Festival BonusProvident FundProfit ShareGroup Life Insurance</text:p>
            <text:p/>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77">
          <table:table-cell office:value-type="string" calcext:value-type="string">
            <text:p>Sr. Manager/ Manager (Marketing and Sales)</text:p>
          </table:table-cell>
          <table:table-cell office:value-type="string" calcext:value-type="string">
            <text:p>Fiber @ Home Ltd. </text:p>
          </table:table-cell>
          <table:table-cell office:value-type="string" calcext:value-type="string">
            <text:p/>
            <text:p>                                                                Not specific</text:p>
            <text:p>                                                                </text:p>
          </table:table-cell>
          <table:table-cell office:value-type="string" calcext:value-type="string">
            <text:p/>
            <text:p>Identify, develop, drive and secure new business opportunities/clients</text:p>
            <text:p>Establish account plan for respective customers and achieve monthly sales target.</text:p>
            <text:p>RFQ/ Proposal submission by taking necessary support from technical team, agreement signing and contract management for respective accounts.</text:p>
            <text:p>Sales Planning and Forecasting</text:p>
            <text:p>Revenue generation and Reporting</text:p>
            <text:p>Maintain and ensure customer relationship for respective accounts by understanding customer needs.</text:p>
            <text:p>Receive client request, feasibility check, costing, pricing and close the deal with client by ensuring profitability.</text:p>
            <text:p>Work on administrative activities</text:p>
            <text:p>Sales Team Management</text:p>
            <text:p>Work on GIS and Billing SW verification, ensure and maintain correct database for billing and provide fortnightly and monthly sales report to Management.</text:p>
            <text:p>Cross Functional Activity like acting as a supporting role for bill collection, faster delivery,better support service etc.</text:p>
            <text:p>Conduct CSI, customer market research and competitor data suggest to management to fix marketing strategy.</text:p>
            <text:p>Any other assigned job by his/her line manager/management.</text:p>
            <text:p> </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8 to 12 year(s)</text:p>
            <text:p>                                                                    </text:p>
          </table:table-cell>
          <table:table-cell table:number-columns-repeated="2"/>
          <table:table-cell office:value-type="string" calcext:value-type="string">
            <text:p/>
            <text:p>Â Dhaka</text:p>
            <text:p>                                                                    </text:p>
          </table:table-cell>
          <table:table-cell office:value-type="string" calcext:value-type="string">
            <text:p/>
            <text:p>BBA/ MBA (Marketing) from any UGC approved universityB.Sc Engineering (Electrical/ Electronics/ Telecommunication/ CSE) is preferred from any UGC approved university.</text:p>
            <text:p/>
          </table:table-cell>
          <table:table-cell office:value-type="string" calcext:value-type="string">
            <text:p/>
            <text:p>Minimum 6 Years work experience in Telco/ ISP/ WiMAX or relevant field2 to 3 years' experience in Managerial roleMust be a team player with strong interpersonal skillsTechnical Knowledge on Service/ProductSmart, presentable, energetic and hardworkingAbility to work under pressureSales, Marketing, Relationship Management/Key Account ManagementMust have good presentation skillFluency in communication for written &amp; speaking (both English and Bengali)</text:p>
            <text:p/>
          </table:table-cell>
          <table:table-cell office:value-type="string" calcext:value-type="string">
            <text:p/>
            <text:p>Â Negotiable</text:p>
            <text:p>                                                                    </text:p>
          </table:table-cell>
          <table:table-cell office:value-type="string" calcext:value-type="string">
            <text:p/>
            <text:p>02 Festival Bonus</text:p>
            <text:p>Provident Fund</text:p>
            <text:p>Profit Share</text:p>
            <text:p>Group Life Insurance</text:p>
            <text:p/>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93">
          <table:table-cell office:value-type="string" calcext:value-type="string">
            <text:p>Senior Web Developer</text:p>
          </table:table-cell>
          <table:table-cell office:value-type="string" calcext:value-type="string">
            <text:p>Braintech Systems Limited </text:p>
          </table:table-cell>
          <table:table-cell office:value-type="string" calcext:value-type="string">
            <text:p/>
            <text:p>                                                                Not specific</text:p>
            <text:p>                                                                </text:p>
          </table:table-cell>
          <table:table-cell office:value-type="string" calcext:value-type="string">
            <text:p/>
            <text:p>At least 5 year(s) of experience on PHP based application development. </text:p>
            <text:p>Must have strong experience on the following PHP frameworks: Laravel 5.x, Zend Framework.</text:p>
            <text:p>Must have strong experience in RESTful web service development using laravel and Express.js.</text:p>
            <text:p>Deep functional knowledge or hands-on design experience with Web Services (REST, SOAP, etc ..) is needed to be successful in this position.</text:p>
            <text:p>Professional Experience on Laravel and Nodejs with express will be preferable.</text:p>
            <text:p>Experience to write a complex query in Database System. </text:p>
            <text:p>Having knowledge on various version control and change management tools (GIT, SVN).</text:p>
            <text:p>Experience on Payment gateway integration. Such as Paypal, Authorize.Net, SecurePay etc.</text:p>
            <text:p>Professional Experience on HTML/HTML5, CSS/CSS3, Sass, Bootstrap, JavaScript and JQuery.</text:p>
            <text:p>Capable of writing and implementing JQuery plugins.</text:p>
            <text:p>Experience on both MVC and Single Page Application design pattern.</text:p>
            <text:p>Should have sound knowledge in the following area(s): Web 2.0 concept, including AJAX &amp; JSON, AngularJS, NodeJS, ReactJs, vuejs.</text:p>
            <text:p>A solid understanding of web technology with best development practices.</text:p>
            <text:p>Could write production-level code and maintain standard coding convention.</text:p>
            <text:p>Having in-depth knowledge of Requirements Management with Use Cases, Class Diagram, CMMI Level 2 Process area, UML.</text:p>
            <text:p>Willing to learn and passionately search for new technologies and stay up to date.</text:p>
            <text:p>Must be energetic and able to work under pressure, independently with fixed deadlines.</text:p>
            <text:p>Dynamic, motivated, self-driven and proactive, self-starter, energetic and target oriented to achieve the goal.</text:p>
            <text:p>Self-motivated and open to accept ideas from team members.</text:p>
            <text:p/>
          </table:table-cell>
          <table:table-cell office:value-type="string" calcext:value-type="string">
            <text:p/>
            <text:p>We are looking for Software Engineers/Senior Software Engineers who are passionate about learning and using new technologies to work with good analytical and problem-solving skills</text:p>
            <text:p>The selected candidate will have the opportunity to work on short term and long term projects and lead the web developers team.</text:p>
            <text:p>Very positive attitude to Research and Development (R&amp;D).</text:p>
            <text:p>Capable to complete the job within deadlines by team work.</text:p>
            <text:p/>
          </table:table-cell>
          <table:table-cell office:value-type="string" calcext:value-type="string">
            <text:p/>
            <text:p>                                                                Full-time</text:p>
            <text:p>                                                            </text:p>
          </table:table-cell>
          <table:table-cell office:value-type="string" calcext:value-type="string">
            <text:p/>
            <text:p>Â 5 to 6 year(s)</text:p>
            <text:p>                                                                    </text:p>
          </table:table-cell>
          <table:table-cell/>
          <table:table-cell office:value-type="string" calcext:value-type="string">
            <text:p/>
            <text:p>Â Age 29 to 35 years</text:p>
            <text:p>                                                                    </text:p>
          </table:table-cell>
          <table:table-cell office:value-type="string" calcext:value-type="string">
            <text:p/>
            <text:p>Â Dhaka</text:p>
            <text:p>                                                                    </text:p>
          </table:table-cell>
          <table:table-cell office:value-type="string" calcext:value-type="string">
            <text:p/>
            <text:p>Bachelor of Science (BSc) in n Computer Science or equivalentSkills Required: Software Architect, Web Developer/ Web Designer</text:p>
            <text:p/>
          </table:table-cell>
          <table:table-cell office:value-type="string" calcext:value-type="string">
            <text:p/>
            <text:p>Age 29 to 35 years </text:p>
            <text:p>At least 2 years of hands-on experience as a team lead in web development.</text:p>
            <text:p>Highly motivated, self-directed &amp; possessing a driven personality capable of working within tight deadlines</text:p>
            <text:p>Well-developed interpersonal skills are necessary; excellent verbal and written communication skills.</text:p>
            <text:p/>
          </table:table-cell>
          <table:table-cell office:value-type="string" calcext:value-type="string">
            <text:p/>
            <text:p>Â Negotiable</text:p>
            <text:p>                                                                    </text:p>
          </table:table-cell>
          <table:table-cell office:value-type="string" calcext:value-type="string">
            <text:p/>
            <text:p>Mobile bill, Tour allowance, Provident fundLunch Facilities: Partially SubsidizeSalary Review: YearlyFestival Bonus: 2</text:p>
            <text:p/>
          </table:table-cell>
          <table:table-cell office:value-type="string" calcext:value-type="string">
            <text:p/>
            <text:p>Â Oct 13, 2019</text:p>
            <text:p>                                                                        </text:p>
          </table:table-cell>
          <table:table-cell office:value-type="string" calcext:value-type="string">
            <text:p/>
            <text:p>Â Nov 7, 2019</text:p>
            <text:p>                                                                        </text:p>
          </table:table-cell>
          <table:table-cell table:number-columns-repeated="1008"/>
        </table:table-row>
        <table:table-row table:style-name="ro41">
          <table:table-cell office:value-type="string" calcext:value-type="string">
            <text:p>Customer Care Executive</text:p>
          </table:table-cell>
          <table:table-cell office:value-type="string" calcext:value-type="string">
            <text:p>One Sky Communications Limited </text:p>
          </table:table-cell>
          <table:table-cell office:value-type="string" calcext:value-type="string">
            <text:p/>
            <text:p>                                                                10</text:p>
            <text:p>                                                                </text:p>
          </table:table-cell>
          <table:table-cell office:value-type="string" calcext:value-type="string">
            <text:p/>
            <text:p>Phone Call receive.Complain receive &amp; send it to concerned department/person.Provide primary support over phone.Handle walk-in clients.Telesales/ Telemarketing.Customer service.Customer relationship developmentsAny other task assigned by supervisor Business development.Others related works.</text:p>
            <text:p/>
          </table:table-cell>
          <table:table-cell office:value-type="string" calcext:value-type="string">
            <text:p/>
            <text:p>                                                            One Sky Communications Limited is a Leading Nationwide ISP (Internet Service Provider) Company in Bangladesh. We are performing in diversified areas of IT Industry with a mission to be a proud contributor for the Digital Bangladesh.</text:p>
            <text:p>                                                        </text:p>
          </table:table-cell>
          <table:table-cell office:value-type="string" calcext:value-type="string">
            <text:p/>
            <text:p>                                                                Full-time</text:p>
            <text:p>                                                            </text:p>
          </table:table-cell>
          <table:table-cell office:value-type="string" calcext:value-type="string">
            <text:p/>
            <text:p>Gender:Â Both males and females are allowed to apply</text:p>
            <text:p>                                                                    </text:p>
          </table:table-cell>
          <table:table-cell/>
          <table:table-cell office:value-type="string" calcext:value-type="string">
            <text:p/>
            <text:p>Â Age 22 to 30 years</text:p>
            <text:p>                                                                    </text:p>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Age 22 to 30 years </text:p>
            <text:p>Both males and females are allowed to apply</text:p>
            <text:p>Freshers are encouraged to apply.Smart, good looking, energetic, self-motivated and ambitious, friendly, open minded .Have to have good communication skills.Have to have good command in English.Have to be smart to contact with customers.Need to very skilled in computer (Operating System, MS Office ,Internet etc.)Should have clear knowledge in Social Media Marketing (i.e. Facebook, Google+, youtube, Instagram,Twitter, Linkedin etc.)Candidates living close to motijheel will get priority. Pleasant and friendly attitude &amp; Computer Literacy is a must.Time flexibility towards shifts and roster duty as per floor requirements.</text:p>
            <text:p/>
          </table:table-cell>
          <table:table-cell office:value-type="string" calcext:value-type="string">
            <text:p/>
            <text:p>Â Tk. 8000 - 10000 (Monthly)</text:p>
            <text:p>                                                                    </text:p>
          </table:table-cell>
          <table:table-cell office:value-type="string" calcext:value-type="string">
            <text:p/>
            <text:p>Salary Review: YearlyFestival Bonus: 2Other benefits as per company policy.</text:p>
            <text:p/>
          </table:table-cell>
          <table:table-cell office:value-type="string" calcext:value-type="string">
            <text:p/>
            <text:p>Â Oct 12, 2019</text:p>
            <text:p>                                                                        </text:p>
          </table:table-cell>
          <table:table-cell office:value-type="string" calcext:value-type="string">
            <text:p/>
            <text:p>Â Nov 11, 2019</text:p>
            <text:p>                                                                        </text:p>
          </table:table-cell>
          <table:table-cell table:number-columns-repeated="1008"/>
        </table:table-row>
        <table:table-row table:style-name="ro58">
          <table:table-cell office:value-type="string" calcext:value-type="string">
            <text:p>Android Developer</text:p>
          </table:table-cell>
          <table:table-cell office:value-type="string" calcext:value-type="string">
            <text:p>Hungrynaki.com </text:p>
          </table:table-cell>
          <table:table-cell office:value-type="string" calcext:value-type="string">
            <text:p/>
            <text:p>                                                                01</text:p>
            <text:p>                                                                </text:p>
          </table:table-cell>
          <table:table-cell office:value-type="string" calcext:value-type="string">
            <text:p/>
            <text:p>Translate designs and wireframes into high quality code</text:p>
            <text:p>Design, build, and maintain high performance, reusable, and reliable Java code or kotlin</text:p>
            <text:p>Ensure the best possible performance, quality, and responsiveness of the application</text:p>
            <text:p>Identify and correct bottlenecks and fix bugs</text:p>
            <text:p>Help maintain code quality, organization, and automatiza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3 year(s)</text:p>
            <text:p>                                                                    </text:p>
          </table:table-cell>
          <table:table-cell/>
          <table:table-cell office:value-type="string" calcext:value-type="string">
            <text:p/>
            <text:p>Â Age at least 23 years</text:p>
            <text:p>                                                                    </text:p>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Age at least 23 years </text:p>
            <text:p>Strong knowledge of Android SDK, different versions of Android, and how to deal with different screen sizes</text:p>
            <text:p>Familiarity with RESTful and GraphQL APIs to connect Android applications to back-end services</text:p>
            <text:p>Strong knowledge of Android UI design principles, patterns, and best practices</text:p>
            <text:p>Experience with offline storage, threading, and performance tuning</text:p>
            <text:p>Ability to design applications around natural user interfaces, such as "touch"</text:p>
            <text:p>Knowledge of the open-source Android ecosystem and the libraries available for common tasks</text:p>
            <text:p>Ability to understand business requirements and translate them into technical requirements</text:p>
            <text:p>Familiarity with cloud message APIs and push notifications</text:p>
            <text:p>A knack for benchmarking and optimization</text:p>
            <text:p>Understanding of Google's Android design principles and interface guidelines</text:p>
            <text:p>Proficient understanding of code versioning tools, such as Git</text:p>
            <text:p>Familiarity with continuous integration</text:p>
            <text:p>Familiarity with MQTT.</text:p>
            <text:p/>
          </table:table-cell>
          <table:table-cell office:value-type="string" calcext:value-type="string">
            <text:p/>
            <text:p>Â Negotiable</text:p>
            <text:p>                                                                    </text:p>
          </table:table-cell>
          <table:table-cell office:value-type="string" calcext:value-type="string">
            <text:p/>
            <text:p>Weekly 2 holidaysLunch Facilities: Partially SubsidizeSalary Review: Yearly</text:p>
            <text:p/>
          </table:table-cell>
          <table:table-cell office:value-type="string" calcext:value-type="string">
            <text:p/>
            <text:p>Â Oct 12, 2019</text:p>
            <text:p>                                                                        </text:p>
          </table:table-cell>
          <table:table-cell office:value-type="string" calcext:value-type="string">
            <text:p/>
            <text:p>Â Nov 7, 2019</text:p>
            <text:p>                                                                        </text:p>
          </table:table-cell>
          <table:table-cell table:number-columns-repeated="1008"/>
        </table:table-row>
        <table:table-row table:style-name="ro9">
          <table:table-cell office:value-type="string" calcext:value-type="string">
            <text:p>Software Engineer (.NET)</text:p>
          </table:table-cell>
          <table:table-cell office:value-type="string" calcext:value-type="string">
            <text:p>Global Software Architects </text:p>
          </table:table-cell>
          <table:table-cell office:value-type="string" calcext:value-type="string">
            <text:p/>
            <text:p>                                                                2</text:p>
            <text:p>                                                                </text:p>
          </table:table-cell>
          <table:table-cell office:value-type="string" calcext:value-type="string">
            <text:p/>
            <text:p>Must have good knowledge in Microsoft.Net Technologies.</text:p>
            <text:p>Knowledge in applications development using C#, ASP.NET, MVC, HTML5 and JAVASCRIPT extensions frameworks like JQuery, Bootstrap, Node.JS, Backbone.</text:p>
            <text:p>Having good knowledge in Angular 4+ and React - Redux is a Plus.</text:p>
            <text:p>Experience with REST/ JSON/ SOAP APIs, back-end server connectivity.</text:p>
            <text:p>Having good knowledge in Microsoft SQL Server.</text:p>
            <text:p>Performing analysis, research alternative approaches as needed. </text:p>
            <text:p>Must believe in TEAM WORK. Support/train each other to achieve extraordinary results. </text:p>
            <text:p>Work with other Engineers, Managers, QA, and Operations teams to develop innovative solutions that meet market needs with respect to functionality, performance, scalability, and reliability.</text:p>
            <text:p/>
          </table:table-cell>
          <table:table-cell office:value-type="string" calcext:value-type="string">
            <text:p/>
            <text:p>                                                            It is a full time position, require direct software programming and development functioning to ensure system operates in conformance with specifications.</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of Science (BSc)B.Sc. Degree, in Computer Science/Engineering from any reputed university.</text:p>
            <text:p>Skills Required: Angular, ASP.NET MVC, Backbone, MS SQL Server , Node.js, React JS, Xamarin</text:p>
            <text:p/>
          </table:table-cell>
          <table:table-cell office:value-type="string" calcext:value-type="string">
            <text:p/>
            <text:p>Both males and females are allowed to apply</text:p>
            <text:p>The applicants should have experience in the following area(s): Programmer/ Software Engineer/ Software Architect/ System Analyst.</text:p>
            <text:p>The applicants should have experience in the following business area(s): Software Companies.</text:p>
            <text:p>The candidate must have a minimum 2 years of professional experience in software design and development using Microsoft .NET Framework.</text:p>
            <text:p>Familiarity on Angular 4+, React-Redux. </text:p>
            <text:p>Great multi-tasking skills.</text:p>
            <text:p/>
          </table:table-cell>
          <table:table-cell office:value-type="string" calcext:value-type="string">
            <text:p/>
            <text:p>Â Negotiable</text:p>
            <text:p>                                                                    </text:p>
          </table:table-cell>
          <table:table-cell office:value-type="string" calcext:value-type="string">
            <text:p/>
            <text:p>Performance bonus, Weekly 2 holidaysSalary Review: YearlyFestival Bonus: 2Excellent Team Environment.</text:p>
            <text:p>Desire for Continuous Learning.</text:p>
            <text:p/>
          </table:table-cell>
          <table:table-cell office:value-type="string" calcext:value-type="string">
            <text:p/>
            <text:p>Â Oct 12, 2019</text:p>
            <text:p>                                                                        </text:p>
          </table:table-cell>
          <table:table-cell office:value-type="string" calcext:value-type="string">
            <text:p/>
            <text:p>Â Nov 9, 2019</text:p>
            <text:p>                                                                        </text:p>
          </table:table-cell>
          <table:table-cell table:number-columns-repeated="1008"/>
        </table:table-row>
        <table:table-row table:style-name="ro58">
          <table:table-cell office:value-type="string" calcext:value-type="string">
            <text:p>SQA Engineer</text:p>
          </table:table-cell>
          <table:table-cell office:value-type="string" calcext:value-type="string">
            <text:p>Instalogic </text:p>
          </table:table-cell>
          <table:table-cell office:value-type="string" calcext:value-type="string">
            <text:p/>
            <text:p>                                                                1</text:p>
            <text:p>                                                                </text:p>
          </table:table-cell>
          <table:table-cell office:value-type="string" calcext:value-type="string">
            <text:p/>
            <text:p>Design, Create, and Document Test Cases based on Requirements and other supporting documents </text:p>
            <text:p>Execute various test methodologies to ensure comprehensive coverage of all requirements </text:p>
            <text:p>Lead out on our QA efforts by working directly with the development team early on to identify testing plans and scope for each project. </text:p>
            <text:p>Work with various teams to help identify and replicate new issues, becoming an expert in product functionality, and use cases </text:p>
            <text:p>Refine release procedures and conduct release tests to support continuous integration and delivery of core components, services and system across environments (Dev, Staging and Production). Support preparing release notes for incremental releases and assist with reproducing production issues.</text:p>
            <text:p>Troubleshoot and isolate bugs and find the root cause of problem and research and document for developer and find the resolution</text:p>
            <text:p>Identify any potential problems that users might encounter</text:p>
            <text:p>Perform manual and automated testing</text:p>
            <text:p>Research new tools, technologies, and testing processes</text:p>
            <text:p>Review user interfaces for consistency and functionality</text:p>
            <text:p/>
          </table:table-cell>
          <table:table-cell office:value-type="string" calcext:value-type="string">
            <text:p/>
            <text:p>                                                            Work with development team to monitors every phase of the development process to ensure that the design and software meet it standards.</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Master Degree from recognized Institute.</text:p>
            <text:p>Skills Required: Jenkins, Selenium, SQA, Unit Testing</text:p>
            <text:p/>
          </table:table-cell>
          <table:table-cell office:value-type="string" calcext:value-type="string">
            <text:p/>
            <text:p>Both males and females are allowed to apply</text:p>
            <text:p>Excellent verbal and written communication skills and should have good attitude</text:p>
            <text:p>Experience in SQL, PHP, Python JavaScript etc. </text:p>
            <text:p>Strong troubleshooting skills and the ability to isolate problems </text:p>
            <text:p>Knowledge and experience of Agile methodologies, tools and test process</text:p>
            <text:p>iOS, Android, Web Applications, Rest API testing</text:p>
            <text:p>Application Automation Testing like Selenium/Cucumber</text:p>
            <text:p>Experience with Tools / frameworks Jenkins, TestNG</text:p>
            <text:p>Must be able to work in multiple projects simultaneously</text:p>
            <text:p>Able to work independently.</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Salary based on the experience and expertise.</text:p>
            <text:p>Excellent environment to learn</text:p>
            <text:p>Other benefits as per company policy</text:p>
            <text:p/>
          </table:table-cell>
          <table:table-cell office:value-type="string" calcext:value-type="string">
            <text:p/>
            <text:p>Â Oct 11, 2019</text:p>
            <text:p>                                                                        </text:p>
          </table:table-cell>
          <table:table-cell office:value-type="string" calcext:value-type="string">
            <text:p/>
            <text:p>Â Nov 10, 2019</text:p>
            <text:p>                                                                        </text:p>
          </table:table-cell>
          <table:table-cell table:number-columns-repeated="1008"/>
        </table:table-row>
        <table:table-row table:style-name="ro79">
          <table:table-cell office:value-type="string" calcext:value-type="string">
            <text:p>Jr. Executive IT / Executive IT</text:p>
          </table:table-cell>
          <table:table-cell office:value-type="string" calcext:value-type="string">
            <text:p>Desh TV </text:p>
          </table:table-cell>
          <table:table-cell office:value-type="string" calcext:value-type="string">
            <text:p/>
            <text:p>                                                                Not specific</text:p>
            <text:p>                                                                </text:p>
          </table:table-cell>
          <table:table-cell office:value-type="string" calcext:value-type="string">
            <text:p/>
            <text:p>MikroTik router configuration (including servers, firewalls, remote access systems and network management systems) and computer systems- VPNs, NAT &amp; routing</text:p>
            <text:p>Linux &amp; Windows Server configuration &amp; monitoring</text:p>
            <text:p>Configure FTP / Samba / File sharing / storage system / Domain</text:p>
            <text:p>LAN cabling, setup &amp; monitoring network connectivity</text:p>
            <text:p>Maintaining IT equipment inventory</text:p>
            <text:p>Vendor communication</text:p>
            <text:p>Reporting to Head of IT</text:p>
            <text:p/>
          </table:table-cell>
          <table:table-cell office:value-type="string" calcext:value-type="string">
            <text:p/>
            <text:p>                                                            Provide IT support to user end for their Desktop, Laptop, Wireless Router, Scanner, Printer, Photocopier, Projector and all kind of IT related devices</text:p>
            <text:p>                                                        </text:p>
          </table:table-cell>
          <table:table-cell office:value-type="string" calcext:value-type="string">
            <text:p/>
            <text:p>                                                                Full-time</text:p>
            <text:p>                                                            </text:p>
          </table:table-cell>
          <table:table-cell office:value-type="string" calcext:value-type="string">
            <text:p/>
            <text:p>Â At least 1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 Sc) in Computer Science / Diploma in CSE</text:p>
            <text:p/>
          </table:table-cell>
          <table:table-cell office:value-type="string" calcext:value-type="string">
            <text:p/>
            <text:p>Certification: MikroTik / CCNA / MCSE / RHCE</text:p>
            <text:p/>
          </table:table-cell>
          <table:table-cell table:number-columns-repeated="2"/>
          <table:table-cell office:value-type="string" calcext:value-type="string">
            <text:p/>
            <text:p>Â Oct 13, 2019</text:p>
            <text:p>                                                                        </text:p>
          </table:table-cell>
          <table:table-cell office:value-type="string" calcext:value-type="string">
            <text:p/>
            <text:p>Â Nov 12, 2019</text:p>
            <text:p>                                                                        </text:p>
          </table:table-cell>
          <table:table-cell table:number-columns-repeated="1008"/>
        </table:table-row>
        <table:table-row table:style-name="ro71">
          <table:table-cell office:value-type="string" calcext:value-type="string">
            <text:p>IT Executive</text:p>
          </table:table-cell>
          <table:table-cell office:value-type="string" calcext:value-type="string">
            <text:p>Fariha Group </text:p>
          </table:table-cell>
          <table:table-cell office:value-type="string" calcext:value-type="string">
            <text:p/>
            <text:p>                                                                Not specific</text:p>
            <text:p>                                                                </text:p>
          </table:table-cell>
          <table:table-cell office:value-type="string" calcext:value-type="string">
            <text:p/>
            <text:p>                                                            Inventory Software maintain with bar code system Trouble Shooting ( Hardware , Software &amp; Server) Software installation &amp; update Network.</text:p>
            <text:p>                                                        </text:p>
          </table:table-cell>
          <table:table-cell office:value-type="string" calcext:value-type="string">
            <text:p/>
            <text:p>                                                            IT Executive  for our Head Office at Impetus Center, 242/B, Tejgaon- Gulshan Link Road, Level-06, Tejgaon Industrial Area, Dhaka-1208, Bangladesh.</text:p>
            <text:p>                                                        </text:p>
          </table:table-cell>
          <table:table-cell office:value-type="string" calcext:value-type="string">
            <text:p/>
            <text:p>                                                                Full-time</text:p>
            <text:p>                                                            </text:p>
          </table:table-cell>
          <table:table-cell office:value-type="string" calcext:value-type="string">
            <text:p/>
            <text:p>Â 2 to 3 year(s)</text:p>
            <text:p>                                                                    </text:p>
          </table:table-cell>
          <table:table-cell table:number-columns-repeated="2"/>
          <table:table-cell office:value-type="string" calcext:value-type="string">
            <text:p/>
            <text:p>Â Dhaka</text:p>
            <text:p>                                                                    </text:p>
          </table:table-cell>
          <table:table-cell office:value-type="string" calcext:value-type="string">
            <text:p/>
            <text:p>CSE (Graduation ) /MBA/ Masters .</text:p>
            <text:p/>
          </table:table-cell>
          <table:table-cell office:value-type="string" calcext:value-type="string">
            <text:p/>
            <text:p>Inventory Software maintain with bar code system Trouble Shooting (Hardware , Software &amp; Server) Software installation &amp; update Network.</text:p>
            <text:p>2-3 years experience in any reputed company as a IT Executive.</text:p>
            <text:p/>
          </table:table-cell>
          <table:table-cell table:number-columns-repeated="2"/>
          <table:table-cell office:value-type="string" calcext:value-type="string">
            <text:p/>
            <text:p>Â Oct 10, 2019</text:p>
            <text:p>                                                                        </text:p>
          </table:table-cell>
          <table:table-cell office:value-type="string" calcext:value-type="string">
            <text:p/>
            <text:p>Â Nov 8, 2019</text:p>
            <text:p>                                                                        </text:p>
          </table:table-cell>
          <table:table-cell table:number-columns-repeated="1008"/>
        </table:table-row>
        <table:table-row table:style-name="ro74">
          <table:table-cell office:value-type="string" calcext:value-type="string">
            <text:p>Sr. Executive/ Executive (Marketing and Sales)</text:p>
          </table:table-cell>
          <table:table-cell office:value-type="string" calcext:value-type="string">
            <text:p>Fiber @ Home Ltd. </text:p>
          </table:table-cell>
          <table:table-cell office:value-type="string" calcext:value-type="string">
            <text:p/>
            <text:p>                                                                Not specific</text:p>
            <text:p>                                                                </text:p>
          </table:table-cell>
          <table:table-cell office:value-type="string" calcext:value-type="string">
            <text:p/>
            <text:p>Plan, Identify, establish, follow up, negotiate and close the deal for respective clients, find out new clients. Establish account plan for respective customers and achieve monthly sales target.</text:p>
            <text:p>Generate, follow up and coordinate FR (Feasibility Request), SPR (Service Provisioning Report), CCR (Client Connectivity Request) and SCR</text:p>
            <text:p>SCR (Service Commissioning Report) verification in sentral</text:p>
            <text:p>Organization &amp; Participation of special events, event management with big corporate clients, workshop etc</text:p>
            <text:p>Maintain regular client visit </text:p>
            <text:p>Sales Planning and Forecasting</text:p>
            <text:p>Revenue generation</text:p>
            <text:p>Maintain and ensure customer relationship for respective accounts by understanding customer needs.</text:p>
            <text:p>Receive client request, feasibility check, &amp; matured the connectivity.</text:p>
            <text:p>Fortnightly and monthly sales report to Supervisor/HOF/HOD.</text:p>
            <text:p>Cross Functional Activity like acting as a supporting role for bill collection, faster delivery,better support service etc.</text:p>
            <text:p>Conduct market survey and collect Market Intelligence to fix marketing strategy.</text:p>
            <text:p>Any other assigned job by his/her line manager</text:p>
            <text:p/>
          </table:table-cell>
          <table:table-cell office:value-type="string" calcext:value-type="string">
            <text:p><text:s/></text:p>
          </table:table-cell>
          <table:table-cell office:value-type="string" calcext:value-type="string">
            <text:p/>
            <text:p>                                                                Full-time</text:p>
            <text:p>                                                            </text:p>
          </table:table-cell>
          <table:table-cell table:number-columns-repeated="3"/>
          <table:table-cell office:value-type="string" calcext:value-type="string">
            <text:p/>
            <text:p>Â Dhaka</text:p>
            <text:p>                                                                    </text:p>
          </table:table-cell>
          <table:table-cell office:value-type="string" calcext:value-type="string">
            <text:p/>
            <text:p>BBA/ MBA (Marketing) from any UGC approved university</text:p>
            <text:p>B.Sc Engineering (Electrical/ Electronics/ Telecommunication/ CSE) is preferred from any UGC approved university</text:p>
            <text:p/>
          </table:table-cell>
          <table:table-cell office:value-type="string" calcext:value-type="string">
            <text:p/>
            <text:p>2 Years work experience in Telco/ ISP/ WiMAX or relevant field</text:p>
            <text:p>Must be a team player with strong interpersonal skills</text:p>
            <text:p>Technical Knowledge on Service/Product</text:p>
            <text:p>Smart, presentable, energetic and hardworking</text:p>
            <text:p>Ability to work under pressure</text:p>
            <text:p>Must have good presentation skill</text:p>
            <text:p>Fluency in communication for written &amp; speaking (both English and Bengali)</text:p>
            <text:p/>
          </table:table-cell>
          <table:table-cell office:value-type="string" calcext:value-type="string">
            <text:p/>
            <text:p>Â Negotiable</text:p>
            <text:p>                                                                    </text:p>
          </table:table-cell>
          <table:table-cell office:value-type="string" calcext:value-type="string">
            <text:p/>
            <text:p>02 Festival Bonus</text:p>
            <text:p>Provident Fund</text:p>
            <text:p>Profit Share</text:p>
            <text:p>Group Life Insurance</text:p>
            <text:p/>
          </table:table-cell>
          <table:table-cell office:value-type="string" calcext:value-type="string">
            <text:p/>
            <text:p>Â Oct 12, 2019</text:p>
            <text:p>                                                                        </text:p>
          </table:table-cell>
          <table:table-cell office:value-type="string" calcext:value-type="string">
            <text:p/>
            <text:p>Â Nov 6, 2019</text:p>
            <text:p>                                                                        </text:p>
          </table:table-cell>
          <table:table-cell table:number-columns-repeated="1008"/>
        </table:table-row>
        <table:table-row table:style-name="ro6">
          <table:table-cell office:value-type="string" calcext:value-type="string">
            <text:p>Laravel Developer</text:p>
          </table:table-cell>
          <table:table-cell office:value-type="string" calcext:value-type="string">
            <text:p>CloudCoder Limited </text:p>
          </table:table-cell>
          <table:table-cell office:value-type="string" calcext:value-type="string">
            <text:p/>
            <text:p>                                                                03</text:p>
            <text:p>                                                                </text:p>
          </table:table-cell>
          <table:table-cell office:value-type="string" calcext:value-type="string">
            <text:p/>
            <text:p>Software Development</text:p>
            <text:p>Hands-on experience with HTML CSS (SASS) is a must</text:p>
            <text:p>Responsive design</text:p>
            <text:p>Git &amp; Version control</text:p>
            <text:p>Integrating third party APIs &amp; Web-services is essential</text:p>
            <text:p>Familiarity with REST APIs, JSON</text:p>
            <text:p>Including OOP php (Laravel), Ajax, JavaScript, jQuery, MySQL (Standard coding conven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23 to 32 years</text:p>
            <text:p>                                                                    </text:p>
          </table:table-cell>
          <table:table-cell office:value-type="string" calcext:value-type="string">
            <text:p/>
            <text:p>Â Anywhere in Bangladesh</text:p>
            <text:p>                                                                    </text:p>
          </table:table-cell>
          <table:table-cell office:value-type="string" calcext:value-type="string">
            <text:p/>
            <text:p>Bachelor in Engineering (BEngg)</text:p>
            <text:p>Skills Required:  Laravel Framework, Angular, Angular.js, Laravel, Laravel Development, NodeJS</text:p>
            <text:p/>
          </table:table-cell>
          <table:table-cell office:value-type="string" calcext:value-type="string">
            <text:p/>
            <text:p>Age 23 to 32 years </text:p>
            <text:p>Only males are allowed to apply</text:p>
            <text:p/>
          </table:table-cell>
          <table:table-cell office:value-type="string" calcext:value-type="string">
            <text:p/>
            <text:p>Â Negotiable</text:p>
            <text:p>                                                                    </text:p>
          </table:table-cell>
          <table:table-cell office:value-type="string" calcext:value-type="string">
            <text:p/>
            <text:p>Lunch Facilities: Partially SubsidizeSalary Review: YearlyFestival Bonus: 2</text:p>
            <text:p/>
          </table:table-cell>
          <table:table-cell office:value-type="string" calcext:value-type="string">
            <text:p/>
            <text:p>Â Oct 9, 2019</text:p>
            <text:p>                                                                        </text:p>
          </table:table-cell>
          <table:table-cell office:value-type="string" calcext:value-type="string">
            <text:p/>
            <text:p>Â Nov 6, 2019</text:p>
            <text:p>                                                                        </text:p>
          </table:table-cell>
          <table:table-cell table:number-columns-repeated="1008"/>
        </table:table-row>
        <table:table-row table:style-name="ro58">
          <table:table-cell office:value-type="string" calcext:value-type="string">
            <text:p>Junior Network Administrator</text:p>
          </table:table-cell>
          <table:table-cell office:value-type="string" calcext:value-type="string">
            <text:p>B2M Technologies Ltd. </text:p>
          </table:table-cell>
          <table:table-cell office:value-type="string" calcext:value-type="string">
            <text:p/>
            <text:p>                                                                01</text:p>
            <text:p>                                                                </text:p>
          </table:table-cell>
          <table:table-cell office:value-type="string" calcext:value-type="string">
            <text:p>Maintaining PC for full functionLAN Network maintenanceWireless Network MaintenanceExcellent Knowledge on application package of Window based softwareHardware and Software Troubleshooting.Setup and repair operating system.Maintenance and troubleshooting of all IT equipment .Carry out any other tasks assigned by the management.</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most 2 year(s)</text:p>
            <text:p>                                                                    </text:p>
          </table:table-cell>
          <table:table-cell office:value-type="string" calcext:value-type="string">
            <text:p/>
            <text:p>Â Only males are allowed to apply</text:p>
            <text:p>                                                                    </text:p>
          </table:table-cell>
          <table:table-cell office:value-type="string" calcext:value-type="string">
            <text:p/>
            <text:p>Â Age 22 to 27 years</text:p>
            <text:p>                                                                    </text:p>
          </table:table-cell>
          <table:table-cell office:value-type="string" calcext:value-type="string">
            <text:p/>
            <text:p>Â Dhaka Division</text:p>
            <text:p>                                                                    </text:p>
          </table:table-cell>
          <table:table-cell office:value-type="string" calcext:value-type="string">
            <text:p/>
            <text:p>Diploma in ComputerDiploma in IT education</text:p>
            <text:p/>
          </table:table-cell>
          <table:table-cell office:value-type="string" calcext:value-type="string">
            <text:p/>
            <text:p>Age 22 to 27 years </text:p>
            <text:p>Only males are allowed to apply</text:p>
            <text:p>Must be prepared to stay in office for long hours </text:p>
            <text:p>Must be a team player</text:p>
            <text:p>Self initiated energetic, ability to work under pressure</text:p>
            <text:p>Good communication skill</text:p>
            <text:p>Highly organized and able to multi-task</text:p>
            <text:p>Able to install, configure and maintain Hardware and Software required to provide IT support.</text:p>
            <text:p/>
          </table:table-cell>
          <table:table-cell office:value-type="string" calcext:value-type="string">
            <text:p/>
            <text:p>Â Negotiable</text:p>
            <text:p>                                                                    </text:p>
          </table:table-cell>
          <table:table-cell office:value-type="string" calcext:value-type="string">
            <text:p/>
            <text:p>Lunch Facilities: Partially SubsidizeSalary Review: YearlyFestival Bonus: 2As per company policy</text:p>
            <text:p/>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91">
          <table:table-cell office:value-type="string" calcext:value-type="string">
            <text:p>Senior Software Developer (PHP)</text:p>
          </table:table-cell>
          <table:table-cell office:value-type="string" calcext:value-type="string">
            <text:p>ABH World </text:p>
          </table:table-cell>
          <table:table-cell office:value-type="string" calcext:value-type="string">
            <text:p/>
            <text:p>                                                                04</text:p>
            <text:p>                                                                </text:p>
          </table:table-cell>
          <table:table-cell office:value-type="string" calcext:value-type="string">
            <text:p/>
            <text:p>Build products using PHP framework (Codeigniter/Laravel) /Java Script/ JQuery.Familiar with Development and Debugging Tools for Cross-Browser Issues Familiar with Social Media and Third-Party APIsGood Understanding of Object-Oriented Programming (OOPs)Good Knowledge in front-end technologies like  JavaScript, JQuery, Ajax etc.Develop full web application by writing good professional codes after studying software requirements.Building Web Applications like accounting,inventory, billing, production, ERP software.If you don't have capability to solve problem please don't apply.</text:p>
            <text:p/>
          </table:table-cell>
          <table:table-cell office:value-type="string" calcext:value-type="string">
            <text:p/>
            <text:p>If you can join immediately. You are most welcome.Must have good knowledge about CodeIgniter, laravel, javascript. Good Knowledge and experience of HMVCGood knowledge of relational databases, version control tools and developing web servicesExperience in SQL tuning, writing complex queries, triggers and query optimizationAbility to translate business processes and requirements to an effective user experienceAble to actively initiate, develop, and maintain effective working relationships with team members Extraordinary problem solving, critical thinking and communication skillsPossess dedicated and positive work attitude.Experience working with third-party APIs and web servicesAdvanced OOP concepts, Design Patterns, Enterprise library and Software Engineering best practicesMust have good problem-solving skills.If you don`t have please don`t apply. Please mention your expected salary in CV.</text:p>
            <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25 to 32 years</text:p>
            <text:p>                                                                    </text:p>
          </table:table-cell>
          <table:table-cell office:value-type="string" calcext:value-type="string">
            <text:p/>
            <text:p>Â Dhaka</text:p>
            <text:p>                                                                    </text:p>
          </table:table-cell>
          <table:table-cell office:value-type="string" calcext:value-type="string">
            <text:p/>
            <text:p>Bachelor degree in any disciplineGraduate</text:p>
            <text:p/>
          </table:table-cell>
          <table:table-cell office:value-type="string" calcext:value-type="string">
            <text:p/>
            <text:p>Age 25 to 32 years </text:p>
            <text:p>Both males and females are allowed to apply</text:p>
            <text:p>If You are Software Developer then apply this post. Don't forget to give your portfolio linksPlease mention your expected salary in CV.Must have good knowledge and previous experience about accounting,inventory and billing system.Please don't forget to give your previous work example.Applicant must mention previous work portfolio &amp; provide your FB and Other Social ID. If you never developed any online software please don't apply. Must have excellent analytical abilities.Willing to learn new technologies.Clear Understanding in OOP.Creative thinking.Experience in working multiple projects at the same time.Problem solving attitude.Able to work under pressureAbility to modify existing software written in PHP &amp; codeigniter Ability to develop additional functionality on the existing softwareAbility to improve application performanceShould have good knowledge in database design and queriesShould be capable to complete a project in codeigniter by himself as a core developerAbility to meet deadlines and achieve specified results.Self-motivation and an ability to work with minimum supervision.</text:p>
            <text:p/>
          </table:table-cell>
          <table:table-cell office:value-type="string" calcext:value-type="string">
            <text:p/>
            <text:p>Â Negotiable</text:p>
            <text:p>                                                                    </text:p>
          </table:table-cell>
          <table:table-cell office:value-type="string" calcext:value-type="string">
            <text:p/>
            <text:p>Salary Review: Half YearlyLunch Facilities: Full SubsidizeFestival Bonus: 2Two Festival bonus.</text:p>
            <text:p/>
          </table:table-cell>
          <table:table-cell office:value-type="string" calcext:value-type="string">
            <text:p/>
            <text:p>Â Oct 10, 2019</text:p>
            <text:p>                                                                        </text:p>
          </table:table-cell>
          <table:table-cell office:value-type="string" calcext:value-type="string">
            <text:p/>
            <text:p>Â Nov 3, 2019</text:p>
            <text:p>                                                                        </text:p>
          </table:table-cell>
          <table:table-cell table:number-columns-repeated="1008"/>
        </table:table-row>
        <table:table-row table:style-name="ro77">
          <table:table-cell office:value-type="string" calcext:value-type="string">
            <text:p>Front End Developer/ UI-UX Designer</text:p>
          </table:table-cell>
          <table:table-cell office:value-type="string" calcext:value-type="string">
            <text:p>BJIT Ltd. </text:p>
          </table:table-cell>
          <table:table-cell office:value-type="string" calcext:value-type="string">
            <text:p/>
            <text:p>                                                                02</text:p>
            <text:p>                                                                </text:p>
          </table:table-cell>
          <table:table-cell office:value-type="string" calcext:value-type="string">
            <text:p/>
            <text:p>Proven experience in front end design technology and JavaScript </text:p>
            <text:p>Passion for UI/UX of Web Application</text:p>
            <text:p>Graduate in CS, diploma in Arts &amp; Design  </text:p>
            <text:p>5+ years' experience in Software UI design and front end development</text:p>
            <text:p>Comfort with Agile development process, Git, and Github.</text:p>
            <text:p/>
          </table:table-cell>
          <table:table-cell office:value-type="string" calcext:value-type="string">
            <text:p/>
            <text:p>Contribute to UI/UX design decisions using your domain expertise. </text:p>
            <text:p>Feedback on existing UI about fine tuning views, making them look &amp; behave consistently to work better</text:p>
            <text:p>Deliver idea how UI`s could work better &amp; suggest how to improve application user experience.</text:p>
            <text:p/>
          </table:table-cell>
          <table:table-cell office:value-type="string" calcext:value-type="string">
            <text:p/>
            <text:p>                                                                Full-time</text:p>
            <text:p>                                                            </text:p>
          </table:table-cell>
          <table:table-cell office:value-type="string" calcext:value-type="string">
            <text:p/>
            <text:p>Â 5 to 8 year(s)</text:p>
            <text:p>                                                                    </text:p>
          </table:table-cell>
          <table:table-cell office:value-type="string" calcext:value-type="string">
            <text:p/>
            <text:p>Â Both males and females are allowed to apply</text:p>
            <text:p>                                                                    </text:p>
          </table:table-cell>
          <table:table-cell office:value-type="string" calcext:value-type="string">
            <text:p/>
            <text:p>Â Age 25 to 32 years</text:p>
            <text:p>                                                                    </text:p>
          </table:table-cell>
          <table:table-cell office:value-type="string" calcext:value-type="string">
            <text:p/>
            <text:p>Â Anywhere in Bangladesh</text:p>
            <text:p>                                                                    </text:p>
          </table:table-cell>
          <table:table-cell office:value-type="string" calcext:value-type="string">
            <text:p/>
            <text:p>Bachelor of Science (BSc) in CSE</text:p>
            <text:p>Skills Required: AngularJS, Java EE/ J2EE, UIUX, Web Developer</text:p>
            <text:p/>
          </table:table-cell>
          <table:table-cell office:value-type="string" calcext:value-type="string">
            <text:p/>
            <text:p>Age 25 to 32 years </text:p>
            <text:p>Both males and females are allowed to apply</text:p>
            <text:p>Deep knowledge of Angular 5</text:p>
            <text:p>Experienced with Bootstrap, HTML, SASS &amp; CSS</text:p>
            <text:p>Technical knowledge on: Typescript, ag-grid, Primeng</text:p>
            <text:p>Practical knowledge in Web Architecture</text:p>
            <text:p>Nice to have web technology like J2EE, Spring</text:p>
            <text:p>Love to tackle complex problems with simple and elegant solutions</text:p>
            <text:p/>
          </table:table-cell>
          <table:table-cell office:value-type="string" calcext:value-type="string">
            <text:p/>
            <text:p>Â Negotiable</text:p>
            <text:p>                                                                    </text:p>
          </table:table-cell>
          <table:table-cell office:value-type="string" calcext:value-type="string">
            <text:p/>
            <text:p>Performance bonus, Provident fund, Weekly 2 holidaysLunch Facilities: Partially SubsidizeSalary Review: YearlyFestival Bonus: 2</text:p>
            <text:p/>
          </table:table-cell>
          <table:table-cell office:value-type="string" calcext:value-type="string">
            <text:p/>
            <text:p>Â Oct 10, 2019</text:p>
            <text:p>                                                                        </text:p>
          </table:table-cell>
          <table:table-cell office:value-type="string" calcext:value-type="string">
            <text:p/>
            <text:p>Â Nov 9, 2019</text:p>
            <text:p>                                                                        </text:p>
          </table:table-cell>
          <table:table-cell table:number-columns-repeated="1008"/>
        </table:table-row>
        <table:table-row table:style-name="ro74">
          <table:table-cell office:value-type="string" calcext:value-type="string">
            <text:p>Full-Stack Web Developer (PHP/ Laravel)</text:p>
          </table:table-cell>
          <table:table-cell office:value-type="string" calcext:value-type="string">
            <text:p>TONTRI Technologies </text:p>
          </table:table-cell>
          <table:table-cell office:value-type="string" calcext:value-type="string">
            <text:p/>
            <text:p>                                                                03</text:p>
            <text:p>                                                                </text:p>
          </table:table-cell>
          <table:table-cell office:value-type="string" calcext:value-type="string">
            <text:p/>
            <text:p>Developing Web Applications from Scratch</text:p>
            <text:p>Working on existing Applications and Websites</text:p>
            <text:p>Collaborating with team members</text:p>
            <text:p>Working as a Project Manager</text:p>
            <text:p>Solving Problems and Troubleshooting</text:p>
            <text:p>Providing Technical Support to Clients.</text:p>
            <text:p/>
          </table:table-cell>
          <table:table-cell office:value-type="string" calcext:value-type="string">
            <text:p/>
            <text:p>                                                            We are looking for Full Stack Web Developers to join our team. Experience in PHP, Object-Oriented PHP is mandatory and experience in PHP Frameworks like Laravel, Symfony, Codeigniter etc is highly preferred. This position requires a developer with abilities and involvement in building web applications utilizing the most recent back-end and front-end techniques. You should write perfect, reusable code with solid importance on dependability and performance.</text:p>
            <text:p>                                                        </text:p>
          </table:table-cell>
          <table:table-cell office:value-type="string" calcext:value-type="string">
            <text:p/>
            <text:p>                                                                Full-time</text:p>
            <text:p>                                                            </text:p>
          </table:table-cell>
          <table:table-cell office:value-type="string" calcext:value-type="string">
            <text:p/>
            <text:p>Â At most 3 year(s)</text:p>
            <text:p>                                                                    </text:p>
          </table:table-cell>
          <table:table-cell office:value-type="string" calcext:value-type="string">
            <text:p/>
            <text:p>Â Both males and females are allowed to apply</text:p>
            <text:p>                                                                    </text:p>
          </table:table-cell>
          <table:table-cell office:value-type="string" calcext:value-type="string">
            <text:p/>
            <text:p>Â Age 20 to 35 years</text:p>
            <text:p>                                                                    </text:p>
          </table:table-cell>
          <table:table-cell office:value-type="string" calcext:value-type="string">
            <text:p/>
            <text:p>Â Dhaka</text:p>
            <text:p>                                                                    </text:p>
          </table:table-cell>
          <table:table-cell office:value-type="string" calcext:value-type="string">
            <text:p/>
            <text:p>Educational qualification is not important at all if you have a strong professional skillset.</text:p>
            <text:p/>
          </table:table-cell>
          <table:table-cell office:value-type="string" calcext:value-type="string">
            <text:p/>
            <text:p>Age 20 to 35 years </text:p>
            <text:p>Both males and females are allowed to apply</text:p>
            <text:p>Good Knowledge of MySQL, HTML, CSS, jQuery, and JavaScript.</text:p>
            <text:p>Good Knowledge of working on CMS like WordPress, Joomla, Drupal etc.</text:p>
            <text:p>Strong Mastery of Web Application Development.</text:p>
            <text:p/>
          </table:table-cell>
          <table:table-cell office:value-type="string" calcext:value-type="string">
            <text:p/>
            <text:p>Â Negotiable</text:p>
            <text:p>                                                                    </text:p>
          </table:table-cell>
          <table:table-cell office:value-type="string" calcext:value-type="string">
            <text:p/>
            <text:p>Performance bonus, Weekly 2 holidays, Over time allowanceSalary Review: YearlyFestival Bonus: 2Free Unlimited Coffee (Self-served)</text:p>
            <text:p>Super Friendly Work Environment</text:p>
            <text:p>Energetic, Team-oriented Atmosphere.</text:p>
            <text:p/>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71">
          <table:table-cell office:value-type="string" calcext:value-type="string">
            <text:p>Sr. Programmer</text:p>
          </table:table-cell>
          <table:table-cell office:value-type="string" calcext:value-type="string">
            <text:p>Sam Solution </text:p>
          </table:table-cell>
          <table:table-cell office:value-type="string" calcext:value-type="string">
            <text:p/>
            <text:p>                                                                5</text:p>
            <text:p>                                                                </text:p>
          </table:table-cell>
          <table:table-cell office:value-type="string" calcext:value-type="string">
            <text:p/>
            <text:p>Must Have CodeIgniter, Laravel framework Expert. If you are not expert with this two Framework DO NOT APPLY FOR THIS JOB.We are looking for an experienced web application developer who can design and develop a large scale and secure web applicationCoordinate with the Principal Software Engineer on current programming tasks.Solid understanding of web application development processes, from the layout/user interface to Relational database structures.Developing Website using purchased Web Component.Good understanding of front-end technologies, such as Vue.js, jQuery, JavaScript, HTML5, Bootstrap and CSS3.Developing Restful API Server using CodeIgniter / Laravel.Basic Knowledge of Linux working with LAMP.Developing Admin Portal User/Admin Concept with permission control.Understanding of MVC Pattern, we encourage applying for experienced programmers only.Very good understanding of Responsive Web Design/Admin Panel with Bootstrap.Hands on experience with API Server and API Client Development</text:p>
            <text:p/>
          </table:table-cell>
          <table:table-cell office:value-type="string" calcext:value-type="string">
            <text:p/>
            <text:p>                                                            We are looking for an experienced, passionate web application developer who can design and develop a large scale and secured web applications. Minimum 3-5 yearsâ€™ experience would require qualifying the candidates.</text:p>
            <text:p>                                                        </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Only males are allowed to apply</text:p>
            <text:p>                                                                    </text:p>
          </table:table-cell>
          <table:table-cell office:value-type="string" calcext:value-type="string">
            <text:p/>
            <text:p>Â Age 22 to 40 years</text:p>
            <text:p>                                                                    </text:p>
          </table:table-cell>
          <table:table-cell office:value-type="string" calcext:value-type="string">
            <text:p/>
            <text:p>Â Dhaka (Mirpur)</text:p>
            <text:p>                                                                    </text:p>
          </table:table-cell>
          <table:table-cell office:value-type="string" calcext:value-type="string">
            <text:p/>
            <text:p>Masters in Computer Application (MCA) in CSE,CS,CCE,IT, Bachelor of Science (BSc) in CSE,CS,CCE,ITMasters in Computer Application (MCA)B.Sc in CSE/ CS/ CCE/ IT or equivalent from reputed local or international university/ Institutes.Educational qualification will be considered for experience applicant.</text:p>
            <text:p>Skills Required: Android application development, HTML &amp; CSS, Linux, Linux-based Mail Server, MySQL, PHP, Web Developer/ Web Designer</text:p>
            <text:p/>
          </table:table-cell>
          <table:table-cell office:value-type="string" calcext:value-type="string">
            <text:p/>
            <text:p>Age 22 to 40 years </text:p>
            <text:p>Only males are allowed to apply</text:p>
            <text:p>Only males are allowed to apply.Solid understanding on CodeIgniter and Laravel is Must. Front-end frameworks like bootstrap, materialize CSS and standalone CSS, JavaScript, jQuery and XHTML are MUST.Web/desktop/mobile based application development experience.VPS, WHM management. Domain and hosting concepts in both Linux and windows environment.Ability to adapt to change quickly and gracefully in a professional manner.Solid understanding of design principles, user-interface and user-experience.Positive mindset of working under minimum supervision and strong sense of responsibility in this regard.Extensive front-end and back-end development with MYSQL/PHP Server including.Ensuring high-performance and availability and managing all technical aspects of the CMS.Will have to work on multiple projects individually or as a part of the team.Must have the ability to handle an entire project. End to end development is required: design, develop, test, and fix bugs. This role also requires a strong knowledge of integrating third-party applications.The applicants should have experience in the following area(s): Software Architect, Technical Lead (Software), Web Developer/ Web Designer</text:p>
            <text:p/>
          </table:table-cell>
          <table:table-cell office:value-type="string" calcext:value-type="string">
            <text:p/>
            <text:p>Â Tk. 50000 - 70000 (Monthly)</text:p>
            <text:p>                                                                    </text:p>
          </table:table-cell>
          <table:table-cell office:value-type="string" calcext:value-type="string">
            <text:p/>
            <text:p>T/A, Mobile billLunch Facilities: Full SubsidizeSalary Review: YearlyFestival Bonus: 2Festival Bonus: 2 (Yearly)Lunch, snacks, Tea.</text:p>
            <text:p/>
          </table:table-cell>
          <table:table-cell office:value-type="string" calcext:value-type="string">
            <text:p/>
            <text:p>Â Oct 9, 2019</text:p>
            <text:p>                                                                        </text:p>
          </table:table-cell>
          <table:table-cell office:value-type="string" calcext:value-type="string">
            <text:p/>
            <text:p>Â Nov 7, 2019</text:p>
            <text:p>                                                                        </text:p>
          </table:table-cell>
          <table:table-cell table:number-columns-repeated="1008"/>
        </table:table-row>
        <table:table-row table:style-name="ro94">
          <table:table-cell office:value-type="string" calcext:value-type="string">
            <text:p>Project Lead</text:p>
          </table:table-cell>
          <table:table-cell office:value-type="string" calcext:value-type="string">
            <text:p>Enosis Solutions </text:p>
          </table:table-cell>
          <table:table-cell office:value-type="string" calcext:value-type="string">
            <text:p/>
            <text:p>                                                                04</text:p>
            <text:p>                                                                </text:p>
          </table:table-cell>
          <table:table-cell office:value-type="string" calcext:value-type="string">
            <text:p/>
            <text:p>Coordinate internal resources and clients for the flawless execution of projectsDefine project scope and objectives, involving all relevant stakeholders and ensuring technical feasibilityDevelop comprehensive project plans with the key milestones and deliverables and share the same with clients as well as team members Monitor project progress with the plan, and adjust plan as requiredKeep stakeholders involved about any changes in projectManage changes to the project scope, project schedule and project costs using appropriate toolsEnsure that projects are delivered in accordance with all relevant policies, processes and proceduresMonitor development processes and suggest changes as requiredMeasure project performance using appropriate tools and techniquesReport and escalate to management as neededManage healthy professional relation with the client and all team membersPerform risk management to minimize project risksEstablish and maintain relationships with clientsCreate and maintain comprehensive project documentationAttend daily/weekly meetings with clients to share plan and status of the projectDemonstrate progress with all relevant stake holder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5 year(s)</text:p>
            <text:p>                                                                    </text:p>
          </table:table-cell>
          <table:table-cell table:number-columns-repeated="2"/>
          <table:table-cell office:value-type="string" calcext:value-type="string">
            <text:p/>
            <text:p>Â Dhaka (Gulshan)</text:p>
            <text:p>                                                                    </text:p>
          </table:table-cell>
          <table:table-cell office:value-type="string" calcext:value-type="string">
            <text:p/>
            <text:p>Bachelor of Science (BSc)B.Sc or M.Sc in Computer Science/ Engineering or equivalent.</text:p>
            <text:p/>
          </table:table-cell>
          <table:table-cell office:value-type="string" calcext:value-type="string">
            <text:p/>
            <text:p>B.Sc or M.Sc in Computer Science/ Engineering or equivalent</text:p>
            <text:p>5+ years of experience in related field</text:p>
            <text:p>Proven experience of leading a team of software Engineers including performance, development and disciplinary issues</text:p>
            <text:p>Must be familiar with any major programming language like C/C++, C#, Java, PHP etc.  </text:p>
            <text:p>Must be familiar with any relational database like MS SQL, MySQL, Oracle etc.</text:p>
            <text:p>Must be familiar with any project management tools like MS Project, Jira, Teamwork, Pivotal etc. </text:p>
            <text:p>Must have good knowledge of Software development life cycle</text:p>
            <text:p>Must be results focused and be a logical, objective thinker</text:p>
            <text:p>Strong command over written and spoken English</text:p>
            <text:p>Excellent client-facing and internal communication skills</text:p>
            <text:p>Excellent written and verbal communication skills</text:p>
            <text:p>Solid organizational skills including attention to detail and multitasking skills</text:p>
            <text:p>Proven working experience in project management</text:p>
            <text:p>Proven mentoring and team leading capabilities</text:p>
            <text:p>Ability to solve problems independently with minimal guidance</text:p>
            <text:p/>
          </table:table-cell>
          <table:table-cell office:value-type="string" calcext:value-type="string">
            <text:p/>
            <text:p>Â Tk. 100000 - 130000 (Monthly)</text:p>
            <text:p>                                                                    </text:p>
          </table:table-cell>
          <table:table-cell/>
          <table:table-cell office:value-type="string" calcext:value-type="string">
            <text:p/>
            <text:p>Â Oct 10, 2019</text:p>
            <text:p>                                                                        </text:p>
          </table:table-cell>
          <table:table-cell office:value-type="string" calcext:value-type="string">
            <text:p/>
            <text:p>Â Nov 9, 2019</text:p>
            <text:p>                                                                        </text:p>
          </table:table-cell>
          <table:table-cell table:number-columns-repeated="1008"/>
        </table:table-row>
        <table:table-row table:style-name="ro71">
          <table:table-cell office:value-type="string" calcext:value-type="string">
            <text:p>Chief Executive Officer (CEO)</text:p>
          </table:table-cell>
          <table:table-cell office:value-type="string" calcext:value-type="string">
            <text:p>Leading telecommunication and IT based company </text:p>
          </table:table-cell>
          <table:table-cell office:value-type="string" calcext:value-type="string">
            <text:p/>
            <text:p>                                                                1</text:p>
            <text:p>                                                                </text:p>
          </table:table-cell>
          <table:table-cell office:value-type="string" calcext:value-type="string">
            <text:p/>
            <text:p>Lead company to achieve its short term and long term business goal</text:p>
            <text:p>Represent the company locally &amp; internationally as well as to a range of external stakeholders including supporters, partners, policy makers, Govt. bodies, and with media</text:p>
            <text:p>Keep liaison with government body &amp; regulatory authorities</text:p>
            <text:p>Create a better environment within organization</text:p>
            <text:p>Form effective high-level relationships with key partner organizations, including those who reinforce company's business</text:p>
            <text:p>Work closely with the Chairman and other board of directors to drive, coordinate, and manage company's multi-year strategic process, coordinating with the organization's leaders and managing board level presentations.</text:p>
            <text:p>Do risk analysis and propose precautionary actions.</text:p>
            <text:p>Create an environment that promotes great performance and positive morale </text:p>
            <text:p>Coordinate annual work-plans for all CXO's that underpin the strategic plan as well</text:p>
            <text:p>Develop and oversee implementation of company's external branding, public relations, and related external communication strategy, in alignment with company strategic goals and priorities</text:p>
            <text:p>Lead the team in defining and building an aggressive marketing strategy that ensures consistent institutional messaging and strong branding aligned with company's core values. The strategy will leverage multiple tools, including company's annual reports, social media presence, program and lending initiatives, and website. </text:p>
            <text:p>To take organization to a greater heights through taking visible initiatives.</text:p>
            <text:p/>
          </table:table-cell>
          <table:table-cell office:value-type="string" calcext:value-type="string">
            <text:p/>
            <text:p>                                                            One of the leading telecommunication and IT based company in Bangladesh is looking for right people for its business operation and growth.</text:p>
            <text:p>                                                        </text:p>
          </table:table-cell>
          <table:table-cell office:value-type="string" calcext:value-type="string">
            <text:p/>
            <text:p>                                                                Contractual</text:p>
            <text:p>                                                            </text:p>
          </table:table-cell>
          <table:table-cell office:value-type="string" calcext:value-type="string">
            <text:p/>
            <text:p>Â 20 to 22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Master of Science (MSc)</text:p>
            <text:p/>
          </table:table-cell>
          <table:table-cell office:value-type="string" calcext:value-type="string">
            <text:p/>
            <text:p>20 - 22 years of operational experience in telecommunications or related technology industry, preferably with global experience, including minimum 3 years of experience as CEO in reputed relevant organizations</text:p>
            <text:p>Proven experience working with the senior staff and  Board of Directors is preferred</text:p>
            <text:p>Must have experience in company branding</text:p>
            <text:p>Good understanding on Telecommunications network</text:p>
            <text:p>Self-driven, good communication &amp; leadership skill, innovative attitude and problem solving and decision making skills with capability to work in teams</text:p>
            <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93">
          <table:table-cell office:value-type="string" calcext:value-type="string">
            <text:p>Senior Node.js Developer</text:p>
          </table:table-cell>
          <table:table-cell office:value-type="string" calcext:value-type="string">
            <text:p>ShareTrip Limited </text:p>
          </table:table-cell>
          <table:table-cell office:value-type="string" calcext:value-type="string">
            <text:p/>
            <text:p>                                                                Not specific</text:p>
            <text:p>                                                                </text:p>
          </table:table-cell>
          <table:table-cell office:value-type="string" calcext:value-type="string">
            <text:p/>
            <text:p>You are someone who loves to develop systems being in a team. You like to keep up with the latest technology trends and constantly learn new things that will make our products even better. We do not care much about where you've graduated or what major you had, as long as you have an experience of over 5+ years and you have -</text:p>
            <text:p>Strong problem solving and coding skills are essential.</text:p>
            <text:p>Development experience in any of the following: Python, Django, NodeJS, ExpressJS.</text:p>
            <text:p>Optimizes database for high availability and better query performance.</text:p>
            <text:p>Designing and developing highly available and scalable backend systems.</text:p>
            <text:p>Closely working with DevOps and Business Intelligence team to improve system services, DevOps tasks, setting up automation, monitoring and generating reporting as well.</text:p>
            <text:p>Experience with software engineering best practices (testing, code reviews, clean code).</text:p>
            <text:p>Experience with REST, SOA, microservices based architecture is a plus.</text:p>
            <text:p>Experience with distributed systems, non-relational database, and search engines is a plus.</text:p>
            <text:p>Experience with automated testing and continuous deployment.</text:p>
            <text:p>Comfortable working in a fast-paced, ever-changing environment.</text:p>
            <text:p>Create an engineering culture which encourages growth.</text:p>
            <text:p>Guide teams to build scalable system architecture.</text:p>
            <text:p>Coach engineers on best practices for writing maintainable code and system design.</text:p>
            <text:p>Conduct regular one-on-one with engineers and guide them to achieve their career goals.</text:p>
            <text:p/>
          </table:table-cell>
          <table:table-cell office:value-type="string" calcext:value-type="string">
            <text:p/>
            <text:p>                                                            ShareTrip is looking for senior Node.js Developers with a minimum of 5+ years of experience. Our team needs someone who has the ability to work with our entire stack, who can solve interesting problems and deal with fresh challenges everyday. We want your help in our hotel and flight GDS system implementation, improving our systems using advanced technology and use information retrieval and natural language processing where needed. You should be able to constantly brainstorm new ideas, plan, design, implement, and launch new products.</text:p>
            <text:p>                                                        </text:p>
          </table:table-cell>
          <table:table-cell office:value-type="string" calcext:value-type="string">
            <text:p/>
            <text:p>                                                                Full-time</text:p>
            <text:p>                                                            </text:p>
          </table:table-cell>
          <table:table-cell office:value-type="string" calcext:value-type="string">
            <text:p/>
            <text:p>Â At least 5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Python, Django</text:p>
            <text:p>Flask, Celery</text:p>
            <text:p>JavaScript, NodeJS, ReactJS</text:p>
            <text:p>MySQL, MongoDB, RabbitMQ</text:p>
            <text:p>Redis, Elasticsearch, Docker, Ansible, Jenkins, ELK, Terraform, Kubernetes, Nomad, Consul</text:p>
            <text:p>Amazon Web Services (EC2, S3, RDS, SQS, Kinesis, Lambda, ECS, Cloudfront, Amplify)</text:p>
            <text:p/>
          </table:table-cell>
          <table:table-cell office:value-type="string" calcext:value-type="string">
            <text:p/>
            <text:p>Â Negotiable</text:p>
            <text:p>                                                                    </text:p>
          </table:table-cell>
          <table:table-cell office:value-type="string" calcext:value-type="string">
            <text:p/>
            <text:p>T/A, Mobile bill, Weekly 2 holidaysLunch Facilities: Partially SubsidizeSalary Review: YearlyFestival Bonus: 2Friendly work environment.</text:p>
            <text:p>Two annual festival bonuses.</text:p>
            <text:p>Flexible vacation policy.</text:p>
            <text:p>Unlimited coffee and occasional snacks.</text:p>
            <text:p/>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92">
          <table:table-cell office:value-type="string" calcext:value-type="string">
            <text:p>Chief Operating Officer (COO)</text:p>
          </table:table-cell>
          <table:table-cell office:value-type="string" calcext:value-type="string">
            <text:p>Leading telecommunication and IT based company </text:p>
          </table:table-cell>
          <table:table-cell office:value-type="string" calcext:value-type="string">
            <text:p/>
            <text:p>                                                                1</text:p>
            <text:p>                                                                </text:p>
          </table:table-cell>
          <table:table-cell office:value-type="string" calcext:value-type="string">
            <text:p/>
            <text:p>Drive the company's operating capabilities to surpass customer satisfaction and retention, and company goals</text:p>
            <text:p>Control company costs, and introducing tactical initiatives to address theft and other losses</text:p>
            <text:p>Oversee day-to-day operation of the company </text:p>
            <text:p>Employ various initiatives to coach employees to optimize their capabilities</text:p>
            <text:p>Complete performance reviews in a prudent manner</text:p>
            <text:p>Assure all legal and regulatory documents are filed and monitor compliance with laws and regulations.</text:p>
            <text:p>Assess and implementing improved processes and new technologies, and collaborating with management regarding the implementation of these improvements</text:p>
            <text:p/>
          </table:table-cell>
          <table:table-cell office:value-type="string" calcext:value-type="string">
            <text:p/>
            <text:p>                                                            One of the leading telecommunication and IT based company in Bangladesh is looking for right people for its business operation and growth.</text:p>
            <text:p>                                                        </text:p>
          </table:table-cell>
          <table:table-cell office:value-type="string" calcext:value-type="string">
            <text:p/>
            <text:p>                                                                Contractual</text:p>
            <text:p>                                                            </text:p>
          </table:table-cell>
          <table:table-cell office:value-type="string" calcext:value-type="string">
            <text:p/>
            <text:p>Â 20 to 25 year(s)</text:p>
            <text:p>                                                                    </text:p>
          </table:table-cell>
          <table:table-cell table:number-columns-repeated="2"/>
          <table:table-cell office:value-type="string" calcext:value-type="string">
            <text:p/>
            <text:p>Â Dhaka</text:p>
            <text:p>                                                                    </text:p>
          </table:table-cell>
          <table:table-cell office:value-type="string" calcext:value-type="string">
            <text:p/>
            <text:p>Master of Science (MSc), Bachelor of Science (BSc)</text:p>
            <text:p/>
          </table:table-cell>
          <table:table-cell office:value-type="string" calcext:value-type="string">
            <text:p/>
            <text:p>20 - 25 years of operational experience in telecommunications or technology industry, preferably with global experience</text:p>
            <text:p>The ideal candidate MUST have a strong proven profit and loss focus for a global communications company managing revenue of $100M plus, launching new products and a track record of leading companies through rapid and profitable growth</text:p>
            <text:p>Proven experience working with the senior staff and  Board of Directors</text:p>
            <text:p>Understanding on Telecommunication Transmission Technology</text:p>
            <text:p>Qualities for Good communication, Leadership, Persuasion, problem solving &amp; analytical work</text:p>
            <text:p>Self-driven and innovative attitude and have problem solving and decision making skills with capability to work in teams</text:p>
            <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92">
          <table:table-cell office:value-type="string" calcext:value-type="string">
            <text:p>Chief Technology Officer (CTO)</text:p>
          </table:table-cell>
          <table:table-cell office:value-type="string" calcext:value-type="string">
            <text:p>Leading telecommunication and IT based company </text:p>
          </table:table-cell>
          <table:table-cell office:value-type="string" calcext:value-type="string">
            <text:p/>
            <text:p>                                                                1</text:p>
            <text:p>                                                                </text:p>
          </table:table-cell>
          <table:table-cell office:value-type="string" calcext:value-type="string">
            <text:p/>
            <text:p>Provide executive leadership with overall responsibilities for technology department, including IT &amp; Software Development team</text:p>
            <text:p>Ensure customer satisfaction by maintaining and upgrading the network </text:p>
            <text:p>Establish the company's technical vision and leads all aspects of the company's technological development</text:p>
            <text:p>Develop technical aspects of the company's strategy to ensure alignment with its business goals</text:p>
            <text:p>Discover and implement new technologies that yield competitive advantage in the market</text:p>
            <text:p>Ensure usage of advanced and optimized technology in the company and by departments that yields maximum profitability</text:p>
            <text:p>Proactive participation for network improvement, optimization, fault rectification, quality assurance &amp; data protection</text:p>
            <text:p>Monitor KPIs and IT budgets to assess technological performance</text:p>
            <text:p>Use stakeholders' feedback and inform them necessary improvements and adjustments to technology</text:p>
            <text:p>Works in a consultative fashion with other department heads, such as marketing, production and operations as an advisor of technologies that may improve their efficiency and effectiveness</text:p>
            <text:p>Serve as a key contributor of the team that sets the company's strategic direction to formulate long-term objectives</text:p>
            <text:p>Develop team &amp; ensure succession planning to turn manpower into future asset</text:p>
            <text:p>Work alongside with external partners to deliver high caliber network to the market</text:p>
            <text:p/>
          </table:table-cell>
          <table:table-cell office:value-type="string" calcext:value-type="string">
            <text:p/>
            <text:p>                                                            One of the leading telecommunication and IT based company in Bangladesh is looking for right people for the its business operation and growth.</text:p>
            <text:p>                                                        </text:p>
          </table:table-cell>
          <table:table-cell office:value-type="string" calcext:value-type="string">
            <text:p/>
            <text:p>                                                                Contractual</text:p>
            <text:p>                                                            </text:p>
          </table:table-cell>
          <table:table-cell office:value-type="string" calcext:value-type="string">
            <text:p/>
            <text:p>Â 16 to 20 year(s)</text:p>
            <text:p>                                                                    </text:p>
          </table:table-cell>
          <table:table-cell table:number-columns-repeated="2"/>
          <table:table-cell office:value-type="string" calcext:value-type="string">
            <text:p/>
            <text:p>Â Dhaka</text:p>
            <text:p>                                                                    </text:p>
          </table:table-cell>
          <table:table-cell office:value-type="string" calcext:value-type="string">
            <text:p/>
            <text:p>Master of Science (MSc), Bachelor of Science (BSc)</text:p>
            <text:p/>
          </table:table-cell>
          <table:table-cell office:value-type="string" calcext:value-type="string">
            <text:p/>
            <text:p>16 - 20 years of experience in telecommunications industry, preferably with global experience</text:p>
            <text:p>Proven experience working with the senior staff and  Board of Directors is preferred</text:p>
            <text:p>Good understanding on telecommunication transmission network </text:p>
            <text:p>Qualities on Good communication, Leadership, Persuasion and analytical work</text:p>
            <text:p>Self-driven and innovative attitude and have problem solving and decision making skills with capability to work in teams</text:p>
            <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58">
          <table:table-cell office:value-type="string" calcext:value-type="string">
            <text:p>General Manager - Technology</text:p>
          </table:table-cell>
          <table:table-cell office:value-type="string" calcext:value-type="string">
            <text:p>Leading telecommunication and IT based company </text:p>
          </table:table-cell>
          <table:table-cell office:value-type="string" calcext:value-type="string">
            <text:p/>
            <text:p>                                                                1</text:p>
            <text:p>                                                                </text:p>
          </table:table-cell>
          <table:table-cell office:value-type="string" calcext:value-type="string">
            <text:p/>
            <text:p>To provide Sr. Management level leadership with overall responsibilities for engineering and operations team </text:p>
            <text:p>Work alongside with external partners to deliver high caliber network to the market</text:p>
            <text:p>Provide advice and contribute to Information technology architecture</text:p>
            <text:p>Support main network changes &amp; new projects based upon the client's security expertise and with an adequate risk analysis</text:p>
            <text:p>Guarantee usage and conformity of projects according to Information technology methodologies and rules</text:p>
            <text:p>Lead and be the single point of contact for all technology initiatives and implementation</text:p>
            <text:p>Build and manage a team of engineers in the delivery of all technology and activities</text:p>
            <text:p>Proactive participation for network improvement, optimization, fault rectification</text:p>
            <text:p>Serve as a key contributor of the team that sets the company's strategic direction to formulate departmental objectives</text:p>
            <text:p>Set standards of performance for all the teams of the departments</text:p>
            <text:p>Drive technical goals of the company</text:p>
            <text:p>Develop team &amp; ensure succession planning to turn manpower in future asset</text:p>
            <text:p/>
          </table:table-cell>
          <table:table-cell office:value-type="string" calcext:value-type="string">
            <text:p/>
            <text:p>                                                            One of the leading telecommunication and IT based company in Bangladesh is looking for right people for its business operation and growth.</text:p>
            <text:p>                                                        </text:p>
          </table:table-cell>
          <table:table-cell office:value-type="string" calcext:value-type="string">
            <text:p/>
            <text:p>                                                                Contractual</text:p>
            <text:p>                                                            </text:p>
          </table:table-cell>
          <table:table-cell office:value-type="string" calcext:value-type="string">
            <text:p/>
            <text:p>Â 14 to 18 year(s)</text:p>
            <text:p>                                                                    </text:p>
          </table:table-cell>
          <table:table-cell table:number-columns-repeated="2"/>
          <table:table-cell office:value-type="string" calcext:value-type="string">
            <text:p/>
            <text:p>Â Dhaka</text:p>
            <text:p>                                                                    </text:p>
          </table:table-cell>
          <table:table-cell office:value-type="string" calcext:value-type="string">
            <text:p/>
            <text:p>Master of Science (MSc), Bachelor of Science (BSc)</text:p>
            <text:p/>
          </table:table-cell>
          <table:table-cell office:value-type="string" calcext:value-type="string">
            <text:p/>
            <text:p>14 - 18 years of experience in telecommunications industry</text:p>
            <text:p>Good understanding on telecommunication transmission network </text:p>
            <text:p>Qualities for Good communication, Leadership, Persuasion &amp; analytical work</text:p>
            <text:p>Self-driven and innovative attitude and have problem solving and decision making skills with capability to work in teams</text:p>
            <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58">
          <table:table-cell office:value-type="string" calcext:value-type="string">
            <text:p>General Manager - Marketing &amp; Sales</text:p>
          </table:table-cell>
          <table:table-cell office:value-type="string" calcext:value-type="string">
            <text:p>Leading telecommunication and IT based company </text:p>
          </table:table-cell>
          <table:table-cell office:value-type="string" calcext:value-type="string">
            <text:p/>
            <text:p>                                                                1</text:p>
            <text:p>                                                                </text:p>
          </table:table-cell>
          <table:table-cell office:value-type="string" calcext:value-type="string">
            <text:p/>
            <text:p>Responsible for agreed sales / income targets and KPIs</text:p>
            <text:p>To lead on implementation, reporting and reviewing of the strategic and operational sales &amp; marketing plans to drive sales and revenue</text:p>
            <text:p>To lead on developing activities for all channels including digital to meet organizational aims with cohesiveness and creativity</text:p>
            <text:p>To line and project manage the sales &amp; marketing team and wider working groups to fulfil organization's objectives</text:p>
            <text:p>To lead on building internal and external relationships to fulfil the organizational vision </text:p>
            <text:p>To be a member of the Strategic Management Team, owning agreed areas of the Strategic Action Plan and managing identified projects</text:p>
            <text:p>To manage the work programs of relevant staff to ensure optimum productivity, personal development and impact on organization's KPIs</text:p>
            <text:p>To manage and deliver the relevant budgets and produce financial reports</text:p>
            <text:p>To manage agreed sections of the company website - including quality control, data/copy upload and social media activity</text:p>
            <text:p>To attend appropriate meetings and events</text:p>
            <text:p>To support the customer engagement events and any relevant projects as required</text:p>
            <text:p>Any other relevant task commensurate with the level of the role and as requested by Management</text:p>
            <text:p/>
          </table:table-cell>
          <table:table-cell office:value-type="string" calcext:value-type="string">
            <text:p/>
            <text:p>                                                            One of the leading telecommunication and IT based company in Bangladesh is looking for right people for its business operation and growth.</text:p>
            <text:p>                                                        </text:p>
          </table:table-cell>
          <table:table-cell office:value-type="string" calcext:value-type="string">
            <text:p/>
            <text:p>                                                                Contractual</text:p>
            <text:p>                                                            </text:p>
          </table:table-cell>
          <table:table-cell office:value-type="string" calcext:value-type="string">
            <text:p/>
            <text:p>Â 15 to 18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Master of Science (MSc), Bachelor of Science (BSc)</text:p>
            <text:p/>
          </table:table-cell>
          <table:table-cell office:value-type="string" calcext:value-type="string">
            <text:p/>
            <text:p>15 - 18 years of operational experience in telecommunications or technology industry</text:p>
            <text:p>Maintains professional and technical knowledge by attending educational workshops; establishing personal networks</text:p>
            <text:p>The ideal candidate MUST have a strong proven profit and loss focus with a track record of leading companies through rapid and profitable growth</text:p>
            <text:p>Proven experience working with the senior staffs and  Board of Directors</text:p>
            <text:p>Qualities for Good communication, Leadership, persuasion, problem solving &amp; analytical work</text:p>
            <text:p>Self-driven and innovative attitude and have problem solving and decision making skills with capability to work in teams</text:p>
            <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92">
          <table:table-cell office:value-type="string" calcext:value-type="string">
            <text:p>Software Engineer - Java</text:p>
          </table:table-cell>
          <table:table-cell office:value-type="string" calcext:value-type="string">
            <text:p>Kaz Software </text:p>
          </table:table-cell>
          <table:table-cell office:value-type="string" calcext:value-type="string">
            <text:p/>
            <text:p>                                                                Not specific</text:p>
            <text:p>                                                                </text:p>
          </table:table-cell>
          <table:table-cell office:value-type="string" calcext:value-type="string">
            <text:p/>
            <text:p>Must have skills:Java 8JavaScript (ES6+)Any frontend framework (preferably Angular 2+ / React) Version control system (Git)Good to have skills:Functional programmingReactive programmingRest APIXML based technologies like XSLTKnowledge of any RDBMS</text:p>
            <text:p/>
          </table:table-cell>
          <table:table-cell office:value-type="string" calcext:value-type="string">
            <text:p/>
            <text:p>You don`t need to be a CS major to work here, but you need to be ridiculously smart and you have to like getting things done. You will architect, write code, and guide the junior developers. You`ll work with Java and various web technologies including all flavors of Javascript libraries. However technology / language should not be a big issue for you, whatever comes your way you should be able to learn and adapt.We are very serious about writing good code -- code that can be maintained and re-used. We are dead serious about being professional in our delivery.</text:p>
            <text:p/>
          </table:table-cell>
          <table:table-cell office:value-type="string" calcext:value-type="string">
            <text:p/>
            <text:p>                                                                Full-time</text:p>
            <text:p>                                                            </text:p>
          </table:table-cell>
          <table:table-cell office:value-type="string" calcext:value-type="string">
            <text:p/>
            <text:p>Â At least 1 year(s)</text:p>
            <text:p>                                                                    </text:p>
          </table:table-cell>
          <table:table-cell table:number-columns-repeated="2"/>
          <table:table-cell office:value-type="string" calcext:value-type="string">
            <text:p/>
            <text:p>Â Dhaka</text:p>
            <text:p>                                                                    </text:p>
          </table:table-cell>
          <table:table-cell office:value-type="string" calcext:value-type="string">
            <text:p/>
            <text:p>At least 1 year(s)</text:p>
            <text:p/>
            <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10, 2019</text:p>
            <text:p>                                                                        </text:p>
          </table:table-cell>
          <table:table-cell office:value-type="string" calcext:value-type="string">
            <text:p/>
            <text:p>Â Nov 8, 2019</text:p>
            <text:p>                                                                        </text:p>
          </table:table-cell>
          <table:table-cell table:number-columns-repeated="1008"/>
        </table:table-row>
        <table:table-row table:style-name="ro58">
          <table:table-cell office:value-type="string" calcext:value-type="string">
            <text:p>Business Development Associate</text:p>
          </table:table-cell>
          <table:table-cell office:value-type="string" calcext:value-type="string">
            <text:p>ATI Limited </text:p>
          </table:table-cell>
          <table:table-cell office:value-type="string" calcext:value-type="string">
            <text:p/>
            <text:p>                                                                05</text:p>
            <text:p>                                                                </text:p>
          </table:table-cell>
          <table:table-cell office:value-type="string" calcext:value-type="string">
            <text:p/>
            <text:p>Should have strong knowledge of EOI, RFP and Tender Process and preparation of Technical Documents</text:p>
            <text:p>Understanding the market demand and identify the opportunities in private and government sector</text:p>
            <text:p>Should be able to analyze and understanding Business Requirements for any particular solution</text:p>
            <text:p>Work with clients to collect and organize Software Requirement Information and create relevant technical documents (SRS, URS, Concept Note etc.)</text:p>
            <text:p>Prepare Process Flow-Charts / Diagrams and Service Descriptions and incorporate those in relevant documents</text:p>
            <text:p>Should have strong presentation skills and making demonstration of different types of solutions as needed</text:p>
            <text:p>Should have knowledge in project budgeting, cost concepts and components</text:p>
            <text:p>Compose periodic Marketing reports, weekly or monthly, and submit the reports to management</text:p>
            <text:p>Should have adequate knowledge on Application Software and Database</text:p>
            <text:p/>
          </table:table-cell>
          <table:table-cell office:value-type="string" calcext:value-type="string">
            <text:p/>
            <text:p>                                                            ATI Limited, being a leading Software Development Company over the last 21 years providing the most comprehensive application suite to empower organizations to increase business performance at all levels to maximize industry mandated compliance and corporate governance programs. The Company is looking to enhance and strengthen the workforce for Business Development. The incumbent should be experienced in the area of Local Tender Procedure, Technical Documentation, Presentation and Communication.</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table:table-cell office:value-type="string" calcext:value-type="string">
            <text:p/>
            <text:p>Â Age 25 to 32 years</text:p>
            <text:p>                                                                    </text:p>
          </table:table-cell>
          <table:table-cell office:value-type="string" calcext:value-type="string">
            <text:p/>
            <text:p>Â Anywhere in Bangladesh</text:p>
            <text:p>                                                                    </text:p>
          </table:table-cell>
          <table:table-cell office:value-type="string" calcext:value-type="string">
            <text:p/>
            <text:p>Master of Science (MSc) in CSE  MIS</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79">
          <table:table-cell office:value-type="string" calcext:value-type="string">
            <text:p>Sr. Programmer / Programmer (Oracle)</text:p>
          </table:table-cell>
          <table:table-cell office:value-type="string" calcext:value-type="string">
            <text:p>ATI Limited </text:p>
          </table:table-cell>
          <table:table-cell office:value-type="string" calcext:value-type="string">
            <text:p/>
            <text:p>                                                                05</text:p>
            <text:p>                                                                </text:p>
          </table:table-cell>
          <table:table-cell office:value-type="string" calcext:value-type="string">
            <text:p/>
            <text:p>Must have in-depth knowledge of Oracle developer suits (Forms &amp; Reports) and latest framework &amp; development tools.</text:p>
            <text:p>Capable to Analyze, fully understand project requirements to formulate and implement programmatic solutions that efficiently and effectively address said requirements.</text:p>
            <text:p>Will have to work in a team and carry out software design, development, enhancement and implementation activities as per the supervision and direction of Team Leader.</text:p>
            <text:p>Extensive knowledge of complex Structured Query Language (SQL) and strong background in any RDBMS database like Oracle, MySQL, PostgreSQL etc.</text:p>
            <text:p>Clear Knowledge about Object-oriented analysis and design (OOAD), Agile-SCRUM methodologies &amp; N-Tier architecture.</text:p>
            <text:p>Should be able to analyze existing coding for re-engineering.</text:p>
            <text:p>Build reusable code and libraries for future use.</text:p>
            <text:p/>
          </table:table-cell>
          <table:table-cell office:value-type="string" calcext:value-type="string">
            <text:p/>
            <text:p>ATI Limited, being a leading Software Development Company over the last 21 years providing the most comprehensive application suite to empower organizations to increase business performance at all levels to maximize industry mandated compliance and corporate governance programs.  </text:p>
            <text:p>The Company is looking to recruit number of Mid-level Application Developer having experience in Oracle platform. The applicant should have strong experience in application programming, understanding complex data models, and fine-tuning for the performance. Candidates having adequate domain knowledge and experience in Healthcare Industry would be strongly preferred.</text:p>
            <text:p/>
          </table:table-cell>
          <table:table-cell office:value-type="string" calcext:value-type="string">
            <text:p/>
            <text:p>                                                                Full-time</text:p>
            <text:p>                                                            </text:p>
          </table:table-cell>
          <table:table-cell office:value-type="string" calcext:value-type="string">
            <text:p/>
            <text:p>Â At least 3 year(s)</text:p>
            <text:p>                                                                    </text:p>
          </table:table-cell>
          <table:table-cell/>
          <table:table-cell office:value-type="string" calcext:value-type="string">
            <text:p/>
            <text:p>Â Age 25 to 32 years</text:p>
            <text:p>                                                                    </text:p>
          </table:table-cell>
          <table:table-cell office:value-type="string" calcext:value-type="string">
            <text:p/>
            <text:p>Â Anywhere in Bangladesh</text:p>
            <text:p>                                                                    </text:p>
          </table:table-cell>
          <table:table-cell office:value-type="string" calcext:value-type="string">
            <text:p/>
            <text:p>Master of Science (MSc) in CSE</text:p>
            <text:p>Skills Required: Oracle Application Server, ORACLE EBS, Oracle Forms</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10, 2019</text:p>
            <text:p>                                                                        </text:p>
          </table:table-cell>
          <table:table-cell office:value-type="string" calcext:value-type="string">
            <text:p/>
            <text:p>Â Nov 8, 2019</text:p>
            <text:p>                                                                        </text:p>
          </table:table-cell>
          <table:table-cell table:number-columns-repeated="1008"/>
        </table:table-row>
        <table:table-row table:style-name="ro73">
          <table:table-cell office:value-type="string" calcext:value-type="string">
            <text:p>Python/ Odoo Developer</text:p>
          </table:table-cell>
          <table:table-cell office:value-type="string" calcext:value-type="string">
            <text:p>Genweb2 Limited </text:p>
          </table:table-cell>
          <table:table-cell office:value-type="string" calcext:value-type="string">
            <text:p/>
            <text:p>                                                                03</text:p>
            <text:p>                                                                </text:p>
          </table:table-cell>
          <table:table-cell office:value-type="string" calcext:value-type="string">
            <text:p/>
            <text:p>Writing reusable, testable, and efficient code</text:p>
            <text:p>Design and implementation of low-latency, high-availability, and performing applications</text:p>
            <text:p>Integration of user-facing elements developed by front-end developers with server side logic</text:p>
            <text:p>Implementation of security and data protection</text:p>
            <text:p>Candidate will be responsible for developing and supporting enhancements to Odoo</text:p>
            <text:p/>
          </table:table-cell>
          <table:table-cell office:value-type="string" calcext:value-type="string">
            <text:p/>
            <text:p>                                                            We are looking for Odoo Developer using Python who is passionate about building highly effective and optimized python application for the back end. One of our major requirements is that an individual should not only love building interesting stuff but should also be keen to learn and think out of the box about strong logic, programming &amp; different technical problems occurring during the overall growth process.</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 Division</text:p>
            <text:p>                                                                    </text:p>
          </table:table-cell>
          <table:table-cell office:value-type="string" calcext:value-type="string">
            <text:p/>
            <text:p>B.Sc or M.Sc in Computer Science/ Engineering or equivalent.</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Festival Bonus: 2Annual increment.</text:p>
            <text:p>Two festival bonus.</text:p>
            <text:p>Lunch and snacks facility.</text:p>
            <text:p>Indoor games.</text:p>
            <text:p>Learning Opportunities</text:p>
            <text:p>Opportunity to work with foreign clients and cutting edge technology.</text:p>
            <text:p>Very good and friendly working environment.</text:p>
            <text:p/>
          </table:table-cell>
          <table:table-cell office:value-type="string" calcext:value-type="string">
            <text:p/>
            <text:p>Â Oct 9, 2019</text:p>
            <text:p>                                                                        </text:p>
          </table:table-cell>
          <table:table-cell office:value-type="string" calcext:value-type="string">
            <text:p/>
            <text:p>Â Nov 8, 2019</text:p>
            <text:p>                                                                        </text:p>
          </table:table-cell>
          <table:table-cell table:number-columns-repeated="1008"/>
        </table:table-row>
        <table:table-row table:style-name="ro78">
          <table:table-cell office:value-type="string" calcext:value-type="string">
            <text:p>Technical Trainer</text:p>
          </table:table-cell>
          <table:table-cell office:value-type="string" calcext:value-type="string">
            <text:p>New Horizons Computer Learning Center </text:p>
          </table:table-cell>
          <table:table-cell office:value-type="string" calcext:value-type="string">
            <text:p/>
            <text:p>                                                                Not specific</text:p>
            <text:p>                                                                </text:p>
          </table:table-cell>
          <table:table-cell office:value-type="string" calcext:value-type="string">
            <text:p/>
            <text:p>Conducting CompTIA Classes</text:p>
            <text:p>Conducting CCNA Class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mo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degree in any disciplineVendor Certification on CompTIA </text:p>
            <text:p>Vendor Certification on CCNA</text:p>
            <text:p>Skills Required: ccna, CompTIA, Hardware &amp; Networking, Hardware and Software Troubleshooting, Industrial and Teaching , IT Support Service and Network engineering.</text:p>
            <text:p/>
          </table:table-cell>
          <table:table-cell office:value-type="string" calcext:value-type="string">
            <text:p><text:s/></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6, 2019</text:p>
            <text:p>                                                                        </text:p>
          </table:table-cell>
          <table:table-cell table:number-columns-repeated="1008"/>
        </table:table-row>
        <table:table-row table:style-name="ro78">
          <table:table-cell office:value-type="string" calcext:value-type="string">
            <text:p>Junior Executive - IT</text:p>
          </table:table-cell>
          <table:table-cell office:value-type="string" calcext:value-type="string">
            <text:p>Sundarban Courier Service (Pvt.) Ltd </text:p>
          </table:table-cell>
          <table:table-cell office:value-type="string" calcext:value-type="string">
            <text:p/>
            <text:p>                                                                6</text:p>
            <text:p>                                                                </text:p>
          </table:table-cell>
          <table:table-cell office:value-type="string" calcext:value-type="string">
            <text:p/>
            <text:p>Candidate must have good knowledge in IT</text:p>
            <text:p>Installing, configuring and troubleshooting computer hardware, software, networks, printers, UPS, scanners and projectors.</text:p>
            <text:p>Regular Scheduled Maintenance of Computer, Printer, Network Equipment and Power Backups.</text:p>
            <text:p>Providing technical support on-site or via phone or email or remote tools.</text:p>
            <text:p>Monitoring and Managing ISP connections and Troubleshooting.</text:p>
            <text:p>Monitoring and maintaining network security.</text:p>
            <text:p>CCTV installation and maintaining.</text:p>
            <text:p>Training, Coordination and management of the entire company software functions.</text:p>
            <text:p>Provide on-demand Day to Day Support to the End User and Head Offices.</text:p>
            <text:p>Ability to Switching &amp; Routing configuration (Computer Network &amp; System).</text:p>
            <text:p>Undertake additional tasks and responsibilities deemed necessary by the Department Head.</text:p>
            <text:p>Any other responsibilities as assigned by the management.</text:p>
            <text:p>Maintaining Windows Server experience will be preferred.</text:p>
            <text:p>Configure and install Router, Firewall, Load Balancing, Port forwarding, Bandwidth management and System management task automation using Shell script will be preferred.</text:p>
            <text:p>Configure DNS, DHCP, Proxy, VPN, Web Servers etc. will be preferred.</text:p>
            <text:p/>
          </table:table-cell>
          <table:table-cell office:value-type="string" calcext:value-type="string">
            <text:p/>
            <text:p>                                                            Location: Chittagong, Sylhet, Bogura, Rangpur, Mymensingh, Khulna and any where in Bangladesh as per requirements.</text:p>
            <text:p>                                                        </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Only males are allowed to apply</text:p>
            <text:p>                                                                    </text:p>
          </table:table-cell>
          <table:table-cell office:value-type="string" calcext:value-type="string">
            <text:p/>
            <text:p>Â Age 22 to 30 years</text:p>
            <text:p>                                                                    </text:p>
          </table:table-cell>
          <table:table-cell office:value-type="string" calcext:value-type="string">
            <text:p/>
            <text:p>Â Anywhere in Bangladesh</text:p>
            <text:p>                                                                    </text:p>
          </table:table-cell>
          <table:table-cell office:value-type="string" calcext:value-type="string">
            <text:p/>
            <text:p>Diploma in Computer in CSE, Bachelor of Science (BSc) in CSE</text:p>
            <text:p/>
          </table:table-cell>
          <table:table-cell office:value-type="string" calcext:value-type="string">
            <text:p><text:s/></text:p>
          </table:table-cell>
          <table:table-cell table:number-columns-repeated="2"/>
          <table:table-cell office:value-type="string" calcext:value-type="string">
            <text:p/>
            <text:p>Â Oct 9, 2019</text:p>
            <text:p>                                                                        </text:p>
          </table:table-cell>
          <table:table-cell office:value-type="string" calcext:value-type="string">
            <text:p/>
            <text:p>Â Nov 6, 2019</text:p>
            <text:p>                                                                        </text:p>
          </table:table-cell>
          <table:table-cell table:number-columns-repeated="1008"/>
        </table:table-row>
        <table:table-row table:style-name="ro6">
          <table:table-cell office:value-type="string" calcext:value-type="string">
            <text:p>Software Engineer</text:p>
          </table:table-cell>
          <table:table-cell office:value-type="string" calcext:value-type="string">
            <text:p>THT-Space </text:p>
          </table:table-cell>
          <table:table-cell office:value-type="string" calcext:value-type="string">
            <text:p/>
            <text:p>                                                                Not specific</text:p>
            <text:p>                                                                </text:p>
          </table:table-cell>
          <table:table-cell office:value-type="string" calcext:value-type="string">
            <text:p/>
            <text:p>                                                            Responsible for development and maintenance of company internal software.</text:p>
            <text:p>                                                        </text:p>
          </table:table-cell>
          <table:table-cell office:value-type="string" calcext:value-type="string">
            <text:p/>
            <text:p>THT-SPACE ELECTRICAL COMPANY LTD. is a manufacturing company of professional printer equipment, located in Bangladesh, invested by Zhejiang Weiting Electrics Co., LTD from China. </text:p>
            <text:p>Zhejiang Weiting Electrics Co., LTD founded in the year2000, in the recent 20 years, the company focused on the stylus printers and thermal printers` research and development, production and sales. With the printer technology, highly vertical production capacity, and the most complete intellectual property rights in China`s stylus printer industry, Zhejiang Weiting Electrics Co., LTD is one of the very professional, modern, large-scale printer manufacturing enterprises in China.</text:p>
            <text:p>Now, THT-Space Electrical Company Ltd. has set up a company in Uttara EPZ, Nilphamari  as a printer manufacturing company in Bangladesh, THT-Space Electrical Company Ltd. will take the leading industry experience as the basis to drive the development of the whole Bangladeshi printer industry through the way that the company and employees grow together. The company will serve the Chinese and Southeast Asian markets with highly competitive products. With the project landing, THT-Space Electrical Company Ltd.is looking for excellent employees in Bangladesh. We are ready to invite you to grow and advance together.</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22 to 42 years</text:p>
            <text:p>                                                                    </text:p>
          </table:table-cell>
          <table:table-cell office:value-type="string" calcext:value-type="string">
            <text:p/>
            <text:p>Â Nilphamari (Nilphamari Sadar)</text:p>
            <text:p>                                                                    </text:p>
          </table:table-cell>
          <table:table-cell office:value-type="string" calcext:value-type="string">
            <text:p/>
            <text:p>Bachelor in Engineering (BEngg) in softwarefamiliar with one of programming languages, like PHP, JAVA, C# etc.</text:p>
            <text:p>Skills Required: Software Development</text:p>
            <text:p/>
          </table:table-cell>
          <table:table-cell office:value-type="string" calcext:value-type="string">
            <text:p/>
            <text:p>Age 22 to 42 years </text:p>
            <text:p>Both males and females are allowed to apply</text:p>
            <text:p>Skill in Software Maintenance</text:p>
            <text:p/>
          </table:table-cell>
          <table:table-cell office:value-type="string" calcext:value-type="string">
            <text:p/>
            <text:p>Â Negotiable</text:p>
            <text:p>                                                                    </text:p>
          </table:table-cell>
          <table:table-cell office:value-type="string" calcext:value-type="string">
            <text:p/>
            <text:p>Salary Review: Yearl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29">
          <table:table-cell office:value-type="string" calcext:value-type="string">
            <text:p>Android App Developer</text:p>
          </table:table-cell>
          <table:table-cell office:value-type="string" calcext:value-type="string">
            <text:p>Netizen IT Limited </text:p>
          </table:table-cell>
          <table:table-cell office:value-type="string" calcext:value-type="string">
            <text:p/>
            <text:p>                                                                03</text:p>
            <text:p>                                                                </text:p>
          </table:table-cell>
          <table:table-cell office:value-type="string" calcext:value-type="string">
            <text:p/>
            <text:p>Responsible for designing and developing native Android app and ensure dynamic UI, animation for different screen size.</text:p>
            <text:p>Responsible for the full mobile development life cycle and keep up to date on the latest industry trends in the mobile technologies.</text:p>
            <text:p>Responsible for maintaining Solid foundation on OOP, algorithm, data structure and various design pattern.</text:p>
            <text:p>To maintain Sqlite and locale database security.</text:p>
            <text:p>Work with outside data sources, Restful APIs and JSON</text:p>
            <text:p>Responsible for Entire App Life Cycle - Concept, Design, Build, Deploy, Test, Release to Play Store And Support.</text:p>
            <text:p>Continuously discover, evaluate, and implement new technologies to maximize development efficiency</text:p>
            <text:p>Design, code, test and implement according to software design specifications following standard coding</text:p>
            <text:p/>
          </table:table-cell>
          <table:table-cell office:value-type="string" calcext:value-type="string">
            <text:p/>
            <text:p>                                                            We are looking for an experienced and creative Android Apps Developer to join our team! As an Android Developer, you will be responsible for delivering the best apps user experience, which makes your role extremely important for our success and ensuring customer satisfaction and loyalty.</text:p>
            <text:p>                                                        </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Both males and females are allowed to apply</text:p>
            <text:p>                                                                    </text:p>
          </table:table-cell>
          <table:table-cell office:value-type="string" calcext:value-type="string">
            <text:p/>
            <text:p>Â Age 23 to 35 years</text:p>
            <text:p>                                                                    </text:p>
          </table:table-cell>
          <table:table-cell office:value-type="string" calcext:value-type="string">
            <text:p/>
            <text:p>Â Dhaka (Mirpur)</text:p>
            <text:p>                                                                    </text:p>
          </table:table-cell>
          <table:table-cell office:value-type="string" calcext:value-type="string">
            <text:p/>
            <text:p>Bachelor of Computer Application (BCA)</text:p>
            <text:p/>
          </table:table-cell>
          <table:table-cell office:value-type="string" calcext:value-type="string">
            <text:p/>
            <text:p>Age 23 to 35 years </text:p>
            <text:p>Both males and females are allowed to apply</text:p>
            <text:p>Experience with third-party libraries and APIs </text:p>
            <text:p>Deep understanding with Android life cycle and view controller life cycle</text:p>
            <text:p>Solid OOP and software design knowledge - you should know how to create software that's extensible, reusable and meets desired architectural objectives</text:p>
            <text:p>Experience in Java and Kotlin</text:p>
            <text:p>Knowledge Android cross-platform frameworks (React Native, Flutter, Xamarin)</text:p>
            <text:p>Concept on XML Parsing JSON Parsing.</text:p>
            <text:p>Must have a strong knowledge of Android SDK, different versions of Android, how to deal with different screen sizes and applications with complex UI and Work robustly with Android UI design principles, patterns, and best practices</text:p>
            <text:p>Collaborate with cross-functional teams to define, design, and ship new features.</text:p>
            <text:p>Experience with offline storage, threading, and performance tuning.</text:p>
            <text:p>Have knowledge about Git</text:p>
            <text:p>Clear Concept on UI/UX Design &amp; UI Components.</text:p>
            <text:p>Ability to handle end-to-end development of Android apps including designing the user interface.</text:p>
            <text:p>Clear Concept of Android API levels.</text:p>
            <text:p/>
          </table:table-cell>
          <table:table-cell office:value-type="string" calcext:value-type="string">
            <text:p/>
            <text:p>Â Negotiable</text:p>
            <text:p>                                                                    </text:p>
          </table:table-cell>
          <table:table-cell office:value-type="string" calcext:value-type="string">
            <text:p/>
            <text:p>Profit share, Weekly 2 holidaysLunch Facilities: Full SubsidizeSalary Review: YearlyFestival Bonus: 2</text:p>
            <text:p/>
          </table:table-cell>
          <table:table-cell office:value-type="string" calcext:value-type="string">
            <text:p/>
            <text:p>Â Oct 6, 2019</text:p>
            <text:p>                                                                        </text:p>
          </table:table-cell>
          <table:table-cell office:value-type="string" calcext:value-type="string">
            <text:p/>
            <text:p>Â Nov 5, 2019</text:p>
            <text:p>                                                                        </text:p>
          </table:table-cell>
          <table:table-cell table:number-columns-repeated="1008"/>
        </table:table-row>
        <table:table-row table:style-name="ro28">
          <table:table-cell office:value-type="string" calcext:value-type="string">
            <text:p>UI/ UX Designer &amp; Developer</text:p>
          </table:table-cell>
          <table:table-cell office:value-type="string" calcext:value-type="string">
            <text:p>Spectrum IT Solutions Limited </text:p>
          </table:table-cell>
          <table:table-cell office:value-type="string" calcext:value-type="string">
            <text:p/>
            <text:p>                                                                01</text:p>
            <text:p>                                                                </text:p>
          </table:table-cell>
          <table:table-cell office:value-type="string" calcext:value-type="string">
            <text:p/>
            <text:p>Good Knowledge about UX/ UI Design Process. </text:p>
            <text:p>Responsible for web and mobile app front end development </text:p>
            <text:p>Need to understand typography, color, grid, and composition.</text:p>
            <text:p>Understand and stay up-to-date on current design trends and techniques </text:p>
            <text:p>Keen eye for design and color and brand consistency </text:p>
            <text:p>Strong conceptualization ability, strong visual communication ability and drawing skill </text:p>
            <text:p>Build interface attractive and easy to use. Direct the visual appearance of all new features and enhancements on our software application </text:p>
            <text:p>Initiate, suggest, and spearhead major UI re-factorings for a more intuitive user-experience </text:p>
            <text:p>Design elegant solutions to complex workflows. Design things that people will talk about </text:p>
            <text:p>Experience with Responsive Web Designs and Techniques, accounting for mobile, tablet, and desktop views. </text:p>
            <text:p>Software project management practices </text:p>
            <text:p>Understanding of common software development practices.</text:p>
            <text:p/>
          </table:table-cell>
          <table:table-cell office:value-type="string" calcext:value-type="string">
            <text:p/>
            <text:p>                                                            Job Location  : Dhaka (Mohakhali DHOS/ Nikunja-2)</text:p>
            <text:p>                                                        </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office:value-type="string" calcext:value-type="string">
            <text:p/>
            <text:p>B.Sc. in CSE </text:p>
            <text:p>Study in the relevant field is desired </text:p>
            <text:p>Educational Qualification is considerable, if Experience &amp; Job Accomplishment is Outstanding Experience Requirements.</text:p>
            <text:p/>
          </table:table-cell>
          <table:table-cell office:value-type="string" calcext:value-type="string">
            <text:p/>
            <text:p>Expert on HTML, CSS, JQuery/Ajax, other framework like AngularJS, bootstrap etc. Minimum 1 year working experience is mandatory </text:p>
            <text:p>Expert in Adobe Creative Suite - Photoshop, Illustrator, and associated design tools </text:p>
            <text:p>Proficient understanding of client-side scripting and JavaScript frameworks, including jQuery </text:p>
            <text:p>Able to design web, iOS and Android app. This is NOT optional, it is mandatory. </text:p>
            <text:p>Expert on developing vector images for mobile apps </text:p>
            <text:p>3D modeling, After Effects, rendering and animation </text:p>
            <text:p>Must have Experience on building &amp; customizing website using WordPress.</text:p>
            <text:p/>
          </table:table-cell>
          <table:table-cell office:value-type="string" calcext:value-type="string">
            <text:p/>
            <text:p>Â Negotiable</text:p>
            <text:p>                                                                    </text:p>
          </table:table-cell>
          <table:table-cell office:value-type="string" calcext:value-type="string">
            <text:p/>
            <text:p>Performance bonus, Provident fund, GratuitySalary Review: YearlyFestival Bonus: 2Employee Special Recognition </text:p>
            <text:p>Other benefits as per company polic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80">
          <table:table-cell office:value-type="string" calcext:value-type="string">
            <text:p>Senior Software Engineer (Front End)</text:p>
          </table:table-cell>
          <table:table-cell office:value-type="string" calcext:value-type="string">
            <text:p>Secure Link Services Ltd. </text:p>
          </table:table-cell>
          <table:table-cell office:value-type="string" calcext:value-type="string">
            <text:p/>
            <text:p>                                                                2</text:p>
            <text:p>                                                                </text:p>
          </table:table-cell>
          <table:table-cell office:value-type="string" calcext:value-type="string">
            <text:p/>
            <text:p>We are looking for a front-end specialist who can build modern client side applications on Angular, while also being able to actively participate in the product development and lead younger developers.</text:p>
            <text:p>The applicant must be a person with strong people management skills, and help young developers scale up.</text:p>
            <text:p>The applicant must show flexibility and adaptability when working with different frameworks.</text:p>
            <text:p/>
          </table:table-cell>
          <table:table-cell office:value-type="string" calcext:value-type="string">
            <text:p/>
            <text:p>To apply for this job, please fill out this form: https://forms.gle/Dfo2H9iXomttqT7z5</text:p>
            <text:p>Be a part of the most organized Scrum team of the industry that employ articulated User Stories, Acceptance Criteria, and Sprints. Contribute to the development of amazing software solutions for a number of European giants and become a global resource.</text:p>
            <text:p>The person will be responsible for the front-end of a highly scalable cloud application platform that uses an exciting technology stack. The client side applications will be built on Angular with other custom built state-of-the-art frameworks and full unit test coverage.</text:p>
            <text:p/>
          </table:table-cell>
          <table:table-cell office:value-type="string" calcext:value-type="string">
            <text:p/>
            <text:p>                                                                Full-time</text:p>
            <text:p>                                                            </text:p>
          </table:table-cell>
          <table:table-cell office:value-type="string" calcext:value-type="string">
            <text:p/>
            <text:p>Â 4 to 6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text:p>
            <text:p/>
          </table:table-cell>
          <table:table-cell office:value-type="string" calcext:value-type="string">
            <text:p/>
            <text:p>The applicant is expected to be skilled in all of the following Languages: ECMAScript 6, TypeScript, SASS, LESS, HTML5/CSS3.</text:p>
            <text:p>The applicant is expected to be skilled in all of the following Frameworks: Angular, Angular Material, Flex-Layout.</text:p>
            <text:p>Having practical experience on Node.js, Webpack and Third party library integration will be a bonus.</text:p>
            <text:p>The applicant is expected to be comfortable on the MongoDB database.</text:p>
            <text:p>Skill in developing web application with cross-browser support, and with fluid, elastic or responsive designs.</text:p>
            <text:p>Additional expertise in the following fields will be considered an added advantage: GraphQL, NativeScript, Couchbase NoSQL Database.</text:p>
            <text:p>Expertise in C# will be considered an added advantage.</text:p>
            <text:p>The applicant must be comfortable working with the Agile development process.</text:p>
            <text:p/>
          </table:table-cell>
          <table:table-cell office:value-type="string" calcext:value-type="string">
            <text:p/>
            <text:p>Â Negotiable</text:p>
            <text:p>                                                                    </text:p>
          </table:table-cell>
          <table:table-cell office:value-type="string" calcext:value-type="string">
            <text:p/>
            <text:p>Friendly and flexible work environment with great mentors.</text:p>
            <text:p>Annual Bonus, Trip Fund and Monthly Team Fund on top of your salary.</text:p>
            <text:p>Daily breakfast and lunch, sports facilities, weekly seminars, and team events.</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16">
          <table:table-cell office:value-type="string" calcext:value-type="string">
            <text:p>.NET Back End Software Engineer</text:p>
          </table:table-cell>
          <table:table-cell office:value-type="string" calcext:value-type="string">
            <text:p>Secure Link Services Ltd. </text:p>
          </table:table-cell>
          <table:table-cell office:value-type="string" calcext:value-type="string">
            <text:p/>
            <text:p>                                                                3</text:p>
            <text:p>                                                                </text:p>
          </table:table-cell>
          <table:table-cell office:value-type="string" calcext:value-type="string">
            <text:p/>
            <text:p>Participate in the entire application lifecycle, focusing on coding and debugging</text:p>
            <text:p>Write clean code to develop functional web applications</text:p>
            <text:p>Troubleshoot and debug applications</text:p>
            <text:p>Manage cutting-edge technologies to improve legacy applications</text:p>
            <text:p>Collaborate with Front-end developers to integrate user-facing elements with server-side logic</text:p>
            <text:p>Gather and address technical and design requirements</text:p>
            <text:p>Provide training and support to internal teams</text:p>
            <text:p>Build reusable code and libraries for future use</text:p>
            <text:p>Liaise with developers, designers, and system administrators to identify new features</text:p>
            <text:p/>
          </table:table-cell>
          <table:table-cell office:value-type="string" calcext:value-type="string">
            <text:p/>
            <text:p>Please apply through the SELISE Job Application Form: https://forms.gle/Dfo2H9iXomttqT7z5</text:p>
            <text:p>Be a part of the most organized Scrum team of the industry that employs articulated User Stories, Acceptance Criteria, and Sprints. Contribute to the development of amazing software solutions for a number of European giants and become a global resource.</text:p>
            <text:p>We are looking for an experienced back-end developer to join our IT team. You will be responsible for the server side development of our cutting-edge microservice based cloud platform.</text:p>
            <text:p>If you have excellent programming skills and a passion for developing applications or improving existing ones, we would like to meet you. As a back-end developer, you`ll work closely with our team to ensure system consistency and improve performance.</text:p>
            <text:p>Ultimately, you should be able to develop and maintain functional and stable back-end services to meet our company`s needs.</text:p>
            <text:p/>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 Master of Science (MSc) in Computer Science</text:p>
            <text:p/>
          </table:table-cell>
          <table:table-cell office:value-type="string" calcext:value-type="string">
            <text:p/>
            <text:p>Proven work experience as a back-end developer</text:p>
            <text:p>2 years of hands on experience with C# strongly preferred</text:p>
            <text:p>Understanding of DevOps practices and experience strongly preferred</text:p>
            <text:p>In-depth understanding of the entire web development process (design, development, and deployment)</text:p>
            <text:p>Hands on experience with programming languages like Java, Ruby, PHP, and Python</text:p>
            <text:p>Working knowledge of CMS framework</text:p>
            <text:p>Familiarity with front-end languages (e.g. HTML, JavaScript, and CSS)</text:p>
            <text:p>Excellent analytical and time management skills</text:p>
            <text:p>Teamwork skills with a problem-solving attitude</text:p>
            <text:p/>
          </table:table-cell>
          <table:table-cell office:value-type="string" calcext:value-type="string">
            <text:p/>
            <text:p>Â Negotiable</text:p>
            <text:p>                                                                    </text:p>
          </table:table-cell>
          <table:table-cell office:value-type="string" calcext:value-type="string">
            <text:p/>
            <text:p>Friendly and flexible work environment with great mentors.</text:p>
            <text:p>Annual Bonus, Trip Fund and Monthly Team Fund on top of your salary.</text:p>
            <text:p>Daily breakfast and lunch, sports facilities, weekly seminars, and team events.</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30">
          <table:table-cell office:value-type="string" calcext:value-type="string">
            <text:p>Digital Marketing Executive</text:p>
          </table:table-cell>
          <table:table-cell office:value-type="string" calcext:value-type="string">
            <text:p>Sylhet Net Broadband zonal <text:s/>ISP </text:p>
          </table:table-cell>
          <table:table-cell office:value-type="string" calcext:value-type="string">
            <text:p/>
            <text:p>                                                                Not specific</text:p>
            <text:p>                                                                </text:p>
          </table:table-cell>
          <table:table-cell office:value-type="string" calcext:value-type="string">
            <text:p/>
            <text:p>Plan and execute digital marketing campaigns using Google Ad words, Social Media, Blog, Website &amp; Email etc. to increase brand awareness and lead generation leading to sales growth</text:p>
            <text:p>Plan the creative assets/ideas required for the digital marketing campaign including but not limited to images, texts, videos and other content</text:p>
            <text:p>Measure and report performance of digital marketing campaigns using a variety of Web analytics tools (Google Analytics, Web Trends etc.). Adjust strategies as needed to generate more and better leads to increase sales</text:p>
            <text:p>Write content for SEO and social media accounts including Facebook, YouTube, LinkedIn, etc. Create and edit posts, videos and other content.</text:p>
            <text:p>Write, edit and publish regular posts (social media, blogs etc.) that feature interesting and engaging content to build brand awareness, followers and potential customers</text:p>
            <text:p>Manage with the existing corporate account of the company</text:p>
            <text:p/>
          </table:table-cell>
          <table:table-cell office:value-type="string" calcext:value-type="string">
            <text:p/>
            <text:p>We are looking for digital marketing executive (Part timer)</text:p>
            <text:p>Time Schedule : 3 pm- 9 pm</text:p>
            <text:p/>
          </table:table-cell>
          <table:table-cell office:value-type="string" calcext:value-type="string">
            <text:p/>
            <text:p>                                                                Part-time</text:p>
            <text:p>                                                            </text:p>
          </table:table-cell>
          <table:table-cell office:value-type="string" calcext:value-type="string">
            <text:p/>
            <text:p>Â At least 2 year(s)</text:p>
            <text:p>                                                                    </text:p>
          </table:table-cell>
          <table:table-cell table:number-columns-repeated="2"/>
          <table:table-cell office:value-type="string" calcext:value-type="string">
            <text:p/>
            <text:p>Â Sylhet (Sylhet Sadar)</text:p>
            <text:p>                                                                    </text:p>
          </table:table-cell>
          <table:table-cell office:value-type="string" calcext:value-type="string">
            <text:p/>
            <text:p>At least 2 year(s)</text:p>
            <text:p/>
            <text:p/>
            <text:p/>
          </table:table-cell>
          <table:table-cell office:value-type="string" calcext:value-type="string">
            <text:p/>
            <text:p>The candidate should have at least two years of work experience as a digital marketer</text:p>
            <text:p>The applicants should have experience in the following area(s): Advertising &amp; Promotion, Google Creative Design, Marketing</text:p>
            <text:p>Excellent English and Bengali writing skills as well as overall communication skills</text:p>
            <text:p>Training / certifications in Digital and Social media Marketing</text:p>
            <text:p>Video and image editing skills: Website and social media content will not just be text but frequently visual as well</text:p>
            <text:p/>
          </table:table-cell>
          <table:table-cell office:value-type="string" calcext:value-type="string">
            <text:p/>
            <text:p>Â Negotiable</text:p>
            <text:p>                                                                    </text:p>
          </table:table-cell>
          <table:table-cell office:value-type="string" calcext:value-type="string">
            <text:p/>
            <text:p>As a Management Polic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102">
          <table:table-cell office:value-type="string" calcext:value-type="string">
            <text:p>Solution Engineer</text:p>
          </table:table-cell>
          <table:table-cell office:value-type="string" calcext:value-type="string">
            <text:p>ACL Technologies </text:p>
          </table:table-cell>
          <table:table-cell office:value-type="string" calcext:value-type="string">
            <text:p/>
            <text:p>                                                                Not specific</text:p>
            <text:p>                                                                </text:p>
          </table:table-cell>
          <table:table-cell office:value-type="string" calcext:value-type="string">
            <text:p/>
            <text:p>Conduct discovery calls and qualify prospects with Account Sales Specialists.</text:p>
            <text:p>Strategize with Account Sales Specialists to drive sales of Solutions offerings.</text:p>
            <text:p>Draft and deliver targeted PowerPoint presentations.</text:p>
            <text:p>Clearly articulate features and differentiate Solutions product offerings to audiences ranging from CO's to engineers to convince about Solutions with technological superiority.</text:p>
            <text:p>Develop relationships with prospects, customers and sales teams.</text:p>
            <text:p>Be a team player communicating with colleagues and other department members.</text:p>
            <text:p>Improve customer's business workflow by use of business software offerings.</text:p>
            <text:p>Field incoming service requests from end users via telephone, email, or customer ticket submission in a courteous manner.</text:p>
            <text:p>Install, design, and configure highly customizable software to meet customer's specifications.</text:p>
            <text:p>Document all pertinent end user identification information, including name, company, contact information, and nature of problem or issue.</text:p>
            <text:p>Build rapport and elicit problem details from customers.</text:p>
            <text:p>Prioritize incoming technical issues. Escalate issues (when required) to the appropriate technician or vendor.</text:p>
            <text:p>Record, track and document the customer service request problem solving process through to final solutions, including all successful and unsuccessful decisions made and actions taken</text:p>
            <text:p>Identify and learn appropriate software and hardware used and supported by the organization</text:p>
            <text:p>Perform hands-on fixes at the desktop level, including installing and upgrading software, installing hardware, implementing file backups, and configuring systems and applications</text:p>
            <text:p>Perform preventative maintenance on workstations including checking and cleaning of unnecessary printers, software, and peripherals.</text:p>
            <text:p>Test fixes to ensure problem has been adequately resolved.</text:p>
            <text:p>Perform post-resolution follow-ups of help requests tickets.</text:p>
            <text:p>Evaluate documented resolutions and analyze trends for ways to prevent future problems.</text:p>
            <text:p>Ability to work occasionally during evening and weekend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8 year(s)</text:p>
            <text:p>                                                                    </text:p>
          </table:table-cell>
          <table:table-cell table:number-columns-repeated="2"/>
          <table:table-cell office:value-type="string" calcext:value-type="string">
            <text:p/>
            <text:p>Â Dhaka</text:p>
            <text:p>                                                                    </text:p>
          </table:table-cell>
          <table:table-cell office:value-type="string" calcext:value-type="string">
            <text:p/>
            <text:p>MBA</text:p>
            <text:p/>
          </table:table-cell>
          <table:table-cell office:value-type="string" calcext:value-type="string">
            <text:p/>
            <text:p>Salesforce work experience or (certified) extra advantage</text:p>
            <text:p>Helping businesses/clients succeed!</text:p>
            <text:p>Strong grasp of essentials e.g. products, opportunities, leads, reporting, security/sharing, automation (workflow rules, process builder), and importing data (typically from spreadsheets)</text:p>
            <text:p>Prior consulting experience is preferred; 2-3 years of experience</text:p>
            <text:p>Strong presentation and communication skills</text:p>
            <text:p>Ability to balance multiple projects simultaneously</text:p>
            <text:p>Must maintain professional knowledge of and relationships</text:p>
            <text:p>Ability to work autonomously</text:p>
            <text:p/>
          </table:table-cell>
          <table:table-cell office:value-type="string" calcext:value-type="string">
            <text:p/>
            <text:p>Â Negotiable</text:p>
            <text:p>                                                                    </text:p>
          </table:table-cell>
          <table:table-cell/>
          <table:table-cell office:value-type="string" calcext:value-type="string">
            <text:p/>
            <text:p>Â Oct 6, 2019</text:p>
            <text:p>                                                                        </text:p>
          </table:table-cell>
          <table:table-cell office:value-type="string" calcext:value-type="string">
            <text:p/>
            <text:p>Â Nov 5, 2019</text:p>
            <text:p>                                                                        </text:p>
          </table:table-cell>
          <table:table-cell table:number-columns-repeated="1008"/>
        </table:table-row>
        <table:table-row table:style-name="ro16">
          <table:table-cell office:value-type="string" calcext:value-type="string">
            <text:p>DevOps Engineer</text:p>
          </table:table-cell>
          <table:table-cell office:value-type="string" calcext:value-type="string">
            <text:p>Secure Link Services Ltd. </text:p>
          </table:table-cell>
          <table:table-cell office:value-type="string" calcext:value-type="string">
            <text:p/>
            <text:p>                                                                1</text:p>
            <text:p>                                                                </text:p>
          </table:table-cell>
          <table:table-cell office:value-type="string" calcext:value-type="string">
            <text:p/>
            <text:p>Administer, Monitor and Deploy Systems and Services on AWS, Azure Cloud platforms.</text:p>
            <text:p>Upgrading and Scaling our systems to improve security, availability, reliability and performance.</text:p>
            <text:p>Design, develop, and implement software integrations based on user feedback.</text:p>
            <text:p>Troubleshoot production issues and coordinate with the development team to streamline code deployment.</text:p>
            <text:p>Implement automation tools and frameworks AWS &amp; Azure DevOps, Jenkins.</text:p>
            <text:p>Collaborate with team members to improve the company's engineering tools, systems and procedures, and data security.</text:p>
            <text:p>Optimize the company's computing architecture.</text:p>
            <text:p>Develop and maintain design and troubleshooting documenta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 &amp; Engineering</text:p>
            <text:p/>
          </table:table-cell>
          <table:table-cell office:value-type="string" calcext:value-type="string">
            <text:p/>
            <text:p>Proficiency in Linux, Docker, Containerization are a must. </text:p>
            <text:p>Experience with Azure DevOps Pipelines or similar CI/CD tool required </text:p>
            <text:p>You have a working knowledge of Container Orchestration tool Kubernetes.</text:p>
            <text:p>Experience with developing Microsoft .NET Core web applications</text:p>
            <text:p>Basic experience in network-, server- and system-administration of Windows or Linux systems. </text:p>
            <text:p>You possess a strong command of software-automation production systems (Jenkins and Selenium).</text:p>
            <text:p>Basic experience in  Python and known DevOps tools like Git, GitHub and BitBucket and must understand Git flow.</text:p>
            <text:p>Solid experience in managing Git-based environments</text:p>
            <text:p>Solid understanding of modern no-sql databases like MongoDB and CosmosDB</text:p>
            <text:p>You possess a problem-solving attitude.</text:p>
            <text:p>Solid understanding of Powershell or Linux Shell</text:p>
            <text:p>You have a working experience with one or more scripting language (Bash/Python/Ruby).</text:p>
            <text:p>You have a working experience with Logging and Monitoring Tools (ELK,Grafana,Seq).</text:p>
            <text:p>You can work independently and as part of a team.</text:p>
            <text:p/>
          </table:table-cell>
          <table:table-cell office:value-type="string" calcext:value-type="string">
            <text:p/>
            <text:p>Â Negotiable</text:p>
            <text:p>                                                                    </text:p>
          </table:table-cell>
          <table:table-cell office:value-type="string" calcext:value-type="string">
            <text:p/>
            <text:p>Friendly and flexible work environment with great mentors.</text:p>
            <text:p>Annual Bonus, Trip Fund and Monthly Team Fund on top of your salary.</text:p>
            <text:p>Daily breakfast and lunch, sports facilities, weekly seminars, and team events.</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102">
          <table:table-cell office:value-type="string" calcext:value-type="string">
            <text:p>PHP Developer</text:p>
          </table:table-cell>
          <table:table-cell office:value-type="string" calcext:value-type="string">
            <text:p>weDevs </text:p>
          </table:table-cell>
          <table:table-cell office:value-type="string" calcext:value-type="string">
            <text:p/>
            <text:p>                                                                1</text:p>
            <text:p>                                                                </text:p>
          </table:table-cell>
          <table:table-cell office:value-type="string" calcext:value-type="string">
            <text:p/>
            <text:p>Design, develop and operate micro-services that serve millions of users.</text:p>
            <text:p>Develop enterprise level application development with WordPress</text:p>
            <text:p>Work with different modern REST APIs</text:p>
            <text:p>Writing codes with Vue.js</text:p>
            <text:p>Talk to different APIs, creating scalable scheduling and job queues that scale to multiple servers.</text:p>
            <text:p>Develop different modular packages.</text:p>
            <text:p>Produce new extensions for our enterprise level WordPress existing plugins, mockups and wireframes for pre-production demonstration and product design purpose.</text:p>
            <text:p/>
          </table:table-cell>
          <table:table-cell office:value-type="string" calcext:value-type="string">
            <text:p/>
            <text:p>                                                            We are looking for PHP developers with 1+ years of experience. You must be proactive and a problem solver.</text:p>
            <text:p>                                                        </text:p>
          </table:table-cell>
          <table:table-cell office:value-type="string" calcext:value-type="string">
            <text:p/>
            <text:p>                                                                Full-time</text:p>
            <text:p>                                                            </text:p>
          </table:table-cell>
          <table:table-cell office:value-type="string" calcext:value-type="string">
            <text:p/>
            <text:p>Â 1 to 3 year(s)</text:p>
            <text:p>                                                                    </text:p>
          </table:table-cell>
          <table:table-cell/>
          <table:table-cell office:value-type="string" calcext:value-type="string">
            <text:p/>
            <text:p>Â Age 18 to 40 years</text:p>
            <text:p>                                                                    </text:p>
          </table:table-cell>
          <table:table-cell office:value-type="string" calcext:value-type="string">
            <text:p/>
            <text:p>Â Anywhere in Bangladesh</text:p>
            <text:p>                                                                    </text:p>
          </table:table-cell>
          <table:table-cell office:value-type="string" calcext:value-type="string">
            <text:p/>
            <text:p>It doesn't matter where you went to college or what your CGPA was as long as you are smart, passionate, ready to work hard and have fun.</text:p>
            <text:p/>
          </table:table-cell>
          <table:table-cell office:value-type="string" calcext:value-type="string">
            <text:p/>
            <text:p>Age 18 to 40 years </text:p>
            <text:p>Professional experience with any kind of PHP frameworks, clear knowledge, and understanding on  Service Container, Service Provider and Facades.</text:p>
            <text:p>Solid and strong PHP knowledge</text:p>
            <text:p>Really good understanding of OOP, Namespace, Traits &amp; Design Patterns.</text:p>
            <text:p>Intermediate to Advanced JavaScript knowledge.</text:p>
            <text:p>Experience on Vue.js</text:p>
            <text:p>Ability to build and consume modern RESTful web services.</text:p>
            <text:p>Competent with revision control systems (Git), code optimization and performance improvements.</text:p>
            <text:p>Linux hosting environment, and shell command line familiarity.</text:p>
            <text:p>Familiar/involved with openÂ­ source projects.</text:p>
            <text:p>Hard Worker - we are growing super FAST</text:p>
            <text:p/>
          </table:table-cell>
          <table:table-cell office:value-type="string" calcext:value-type="string">
            <text:p/>
            <text:p>Â Tk. 30000 - 45000 (Monthly)</text:p>
            <text:p>                                                                    </text:p>
          </table:table-cell>
          <table:table-cell office:value-type="string" calcext:value-type="string">
            <text:p/>
            <text:p>Provident fund, Gratuity.</text:p>
            <text:p>Performance bonus.</text:p>
            <text:p>Festival Bonus: 2 (Yearly)</text:p>
            <text:p>Lunch Facilities: Full Subsidize</text:p>
            <text:p>Annual tour</text:p>
            <text:p>Table Tennis(Ping Pong)</text:p>
            <text:p>Work with a vibrant team and amazing products.</text:p>
            <text:p>Training and learning materials to improve skills.</text:p>
            <text:p>Learning opportunit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32">
          <table:table-cell office:value-type="string" calcext:value-type="string">
            <text:p>Technical Writer</text:p>
          </table:table-cell>
          <table:table-cell office:value-type="string" calcext:value-type="string">
            <text:p>weDevs </text:p>
          </table:table-cell>
          <table:table-cell office:value-type="string" calcext:value-type="string">
            <text:p/>
            <text:p>                                                                01</text:p>
            <text:p>                                                                </text:p>
          </table:table-cell>
          <table:table-cell office:value-type="string" calcext:value-type="string">
            <text:p/>
            <text:p>Plan, develop, organize and write clear, persuasive, and articulate documentation</text:p>
            <text:p>Translate technical and other ideas into easily understandable text</text:p>
            <text:p>Prepare tutorial videos to make our products easily understandable to our user base</text:p>
            <text:p>Review documentation periodically to keep it up to date with our products</text:p>
            <text:p>Having knowledge of video tutorial making is preferredConduct research on our products on a regular basis to share new feature ideas.</text:p>
            <text:p>Work closely with technical teams to understand documentation requirements and prepare them matching release dates.</text:p>
            <text:p/>
          </table:table-cell>
          <table:table-cell office:value-type="string" calcext:value-type="string">
            <text:p/>
            <text:p>                                                            weDevs is looking for a Technical WRITER, who can make a difference in the way we represent our products in front of our users. You must be a technical person and be capable of writing meaningful technical documentation. Also, having knowledge of video making is must.</text:p>
            <text:p>                                                        </text:p>
          </table:table-cell>
          <table:table-cell office:value-type="string" calcext:value-type="string">
            <text:p/>
            <text:p>                                                                Full-time</text:p>
            <text:p>                                                            </text:p>
          </table:table-cell>
          <table:table-cell office:value-type="string" calcext:value-type="string">
            <text:p/>
            <text:p>Â 1 to 3 year(s)</text:p>
            <text:p>                                                                    </text:p>
          </table:table-cell>
          <table:table-cell/>
          <table:table-cell office:value-type="string" calcext:value-type="string">
            <text:p/>
            <text:p>Â Age 18 to 40 years</text:p>
            <text:p>                                                                    </text:p>
          </table:table-cell>
          <table:table-cell office:value-type="string" calcext:value-type="string">
            <text:p/>
            <text:p>Â Anywhere in Bangladesh</text:p>
            <text:p>                                                                    </text:p>
          </table:table-cell>
          <table:table-cell office:value-type="string" calcext:value-type="string">
            <text:p/>
            <text:p>It doesn't matter where you went to college or what your CGPA was as long as you are smart, passionate, ready to work hard and have fun.</text:p>
            <text:p/>
          </table:table-cell>
          <table:table-cell office:value-type="string" calcext:value-type="string">
            <text:p/>
            <text:p>Age 18 to 40 years </text:p>
            <text:p>Top-notch English - grammar and self-expression must be on a super-high level</text:p>
            <text:p>Proven ability to effectively research subject matter</text:p>
            <text:p>Familiar with video editing tools will be a plus</text:p>
            <text:p>Having knowledge of video tutorial making is preferred</text:p>
            <text:p>Hard Worker - we are growing super FAST</text:p>
            <text:p/>
          </table:table-cell>
          <table:table-cell office:value-type="string" calcext:value-type="string">
            <text:p/>
            <text:p>Â Tk. 18000 - 30000 (Monthly)</text:p>
            <text:p>                                                                    </text:p>
          </table:table-cell>
          <table:table-cell office:value-type="string" calcext:value-type="string">
            <text:p/>
            <text:p>Provident fund.</text:p>
            <text:p>Gratuity.</text:p>
            <text:p>Performance bonus.</text:p>
            <text:p>Increment: Half Yearly.</text:p>
            <text:p>Festival Bonus: 2 (Yearly)</text:p>
            <text:p>Lunch Facilities: Full Subsidize.</text:p>
            <text:p>Unlimited Tea, Coffee &amp; Snacks.</text:p>
            <text:p>Indoor Sports (Table Tennis/Ping Pong)</text:p>
            <text:p>Annual tour: 2 (Yearly)</text:p>
            <text:p>Work with a vibrant team and amazing products.</text:p>
            <text:p>Training and learning materials to improve skills.</text:p>
            <text:p>Learning opportunity.</text:p>
            <text:p>Last but not the least, WorldClass work environment.</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11">
          <table:table-cell office:value-type="string" calcext:value-type="string">
            <text:p>Senior Software Engineer (Team Lead)</text:p>
          </table:table-cell>
          <table:table-cell office:value-type="string" calcext:value-type="string">
            <text:p>Spectrum IT Solutions Limited </text:p>
          </table:table-cell>
          <table:table-cell office:value-type="string" calcext:value-type="string">
            <text:p/>
            <text:p>                                                                01</text:p>
            <text:p>                                                                </text:p>
          </table:table-cell>
          <table:table-cell office:value-type="string" calcext:value-type="string">
            <text:p/>
            <text:p>READ CAREFULLY BEFORE YOU APPLY</text:p>
            <text:p>Develop high-quality software design and architecture </text:p>
            <text:p>Identify, prioritize and execute tasks in the software development life cycle </text:p>
            <text:p>Document, SRS, Project plan, Solution Architecture, Design document, Risk Mitigation Plan, Project Tracking Report.</text:p>
            <text:p>Knowledge with hardware Requirement analysis</text:p>
            <text:p>Analyze and design software (web, android) systems </text:p>
            <text:p>Keeping up to date with latest Tools and Technologies </text:p>
            <text:p>Analyze and design relational database </text:p>
            <text:p>Perform R&amp;D of web applications and propose best fit advanced technology </text:p>
            <text:p>Capable of develop web applications, Familiar with Codeigniter, Laravel, Zend, symphony, Wordpress. </text:p>
            <text:p>Clear concept about API, Preferred RESTful API development. </text:p>
            <text:p>Source code version control using GIT, SVN or cloud base version controlling system. </text:p>
            <text:p>Lead sessions to design Backend APIs, Architecture Tiers, and Data Models. </text:p>
            <text:p>Review and debug code automated testing. </text:p>
            <text:p>Lead UI solutions with the UX team. </text:p>
            <text:p>Layout backend and frontend code skeletons. </text:p>
            <text:p>Encourage sound architecture and documented code-base. </text:p>
            <text:p>Maintain cloud infrastructure and automated deployment of our solutions. </text:p>
            <text:p>Maintain development tools and source management. </text:p>
            <text:p>Maintain analytics tools and services. </text:p>
            <text:p>Design, develop and deploy data protection and data sharing system in compliance with national and international standards. </text:p>
            <text:p>Develop capacity building plan for each of the employees and guide the colleagues to acquire required skills. </text:p>
            <text:p>Good Coordination wit Stakeholders and Subordinate.</text:p>
            <text:p/>
          </table:table-cell>
          <table:table-cell office:value-type="string" calcext:value-type="string">
            <text:p/>
            <text:p>                                                            Job Location  : Dhaka (Mohakhali DHOS/ Nikunja-2)</text:p>
            <text:p>                                                        </text:p>
          </table:table-cell>
          <table:table-cell office:value-type="string" calcext:value-type="string">
            <text:p/>
            <text:p>                                                                Full-time</text:p>
            <text:p>                                                            </text:p>
          </table:table-cell>
          <table:table-cell office:value-type="string" calcext:value-type="string">
            <text:p/>
            <text:p>Â 5 to 9 year(s)</text:p>
            <text:p>                                                                    </text:p>
          </table:table-cell>
          <table:table-cell/>
          <table:table-cell office:value-type="string" calcext:value-type="string">
            <text:p/>
            <text:p>Â Age 28 to 38 years</text:p>
            <text:p>                                                                    </text:p>
          </table:table-cell>
          <table:table-cell office:value-type="string" calcext:value-type="string">
            <text:p/>
            <text:p>Â Dhaka</text:p>
            <text:p>                                                                    </text:p>
          </table:table-cell>
          <table:table-cell office:value-type="string" calcext:value-type="string">
            <text:p/>
            <text:p>B.Sc/ M.Sc in Computer Science &amp; Engineering from any reputed university.</text:p>
            <text:p/>
          </table:table-cell>
          <table:table-cell office:value-type="string" calcext:value-type="string">
            <text:p/>
            <text:p>Age 28 to 38 years </text:p>
            <text:p>Skills Required:  Laravel, React Native, ROR, VueJS </text:p>
            <text:p>3+ Years' experience with Laravel and Vue js, AW S, React Native</text:p>
            <text:p>Experience with the completion of at least five notable software development projects. </text:p>
            <text:p>The applicants should have experience in the following area(s): Agile methodology, Data Analysis, Data Programer, Programmer/ Software Engineer</text:p>
            <text:p>Good knowledge of Information Technology (especially web application systems, OOP, relational database concepts and SDLC) </text:p>
            <text:p>Sound in web development (HTML, XML, JavaScript, CSS, AJAX etc.) </text:p>
            <text:p>Strong PHP scripting skill (especially skilled in MVC frameworks) </text:p>
            <text:p>Strong knowledge of cross platform web service </text:p>
            <text:p>Strong knowledge of standard RDBMS (especially MySQL) </text:p>
            <text:p>Skills and experience in salable system design and deployment. </text:p>
            <text:p>Knowledge, skills and experience in application of design thinking and systems thinking in solutions architecture design. </text:p>
            <text:p>Skills and experience in managing complex project management with strict deadline. </text:p>
            <text:p>Ability to learn new skills and share knowledge to team members. </text:p>
            <text:p>Experience in remote working is an added advantage. </text:p>
            <text:p>Machine Learning, Big Data, Blockchain/Cryptocurrency is a PLUS.</text:p>
            <text:p>Knowledge about data protection and data privacy is a must.</text:p>
            <text:p/>
          </table:table-cell>
          <table:table-cell office:value-type="string" calcext:value-type="string">
            <text:p/>
            <text:p>Â Negotiable</text:p>
            <text:p>                                                                    </text:p>
          </table:table-cell>
          <table:table-cell office:value-type="string" calcext:value-type="string">
            <text:p/>
            <text:p>Performance bonus, Provident fund, GratuitySalary Review: YearlyFestival Bonus: 2Employee Special Recognition </text:p>
            <text:p>Other benefits as per company polic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30">
          <table:table-cell office:value-type="string" calcext:value-type="string">
            <text:p>Software Engineer</text:p>
          </table:table-cell>
          <table:table-cell office:value-type="string" calcext:value-type="string">
            <text:p>Spectrum IT Solutions Limited </text:p>
          </table:table-cell>
          <table:table-cell office:value-type="string" calcext:value-type="string">
            <text:p/>
            <text:p>                                                                02</text:p>
            <text:p>                                                                </text:p>
          </table:table-cell>
          <table:table-cell office:value-type="string" calcext:value-type="string">
            <text:p/>
            <text:p>To collect requirements from clients, analysis &amp; system design. </text:p>
            <text:p>To create document, SRS, Project plan and Project Tracking Report etc. </text:p>
            <text:p>To design Backend APIs, Architecture Tiers, and Data Models. </text:p>
            <text:p>To develop and maintain VAS (Value Added Service) Platforms (For Example, Content Provider aggregated platform, WAP Portal etc.) </text:p>
            <text:p>To Real-time monitor &amp; Trace connectivity with of Different operator's server/Gateway </text:p>
            <text:p>To code mainly using PHP/Symfony, MySQL. </text:p>
            <text:p>To prepare reports, manuals and other documentation on the status, operation and maintenance of software.</text:p>
            <text:p/>
          </table:table-cell>
          <table:table-cell office:value-type="string" calcext:value-type="string">
            <text:p/>
            <text:p>READ CAREFULLY BEFORE YOU APPLY. </text:p>
            <text:p>Strong analytical ability to collect requirements from clients &amp; system design. </text:p>
            <text:p>In-depth knowledge of developing business software, ERP (Modular Format), and automation software. </text:p>
            <text:p>Document, SRS, Project plan, Solution Architecture, Design document, Risk Mitigation Plan, Project Tracking Report ability. </text:p>
            <text:p>Significant experience in OOP, DB-Schema and Software MVC architecture </text:p>
            <text:p>Hands-on experience in PHP and MySQL </text:p>
            <text:p>Proven working experience on any MVC based Framework (Laravel &amp; CakePHP and others) </text:p>
            <text:p>Working experience with Web Services (REST, CURL, SWAP) and JSON/XML based API design </text:p>
            <text:p>Hands on experience on any CMS (Wordpress/Drupal/Magento etc.) </text:p>
            <text:p>Good knowledge on CSS framework (Bootstrap/Foundation etc.) </text:p>
            <text:p>Strong working experience in HTML5, CSS3, JavaScript, jQuery &amp; modern JS libraries, AJAX, Vue.js, Responsive theme development and implementation</text:p>
            <text:p>Hands-on experience with Linux (Command Line), SSH, Bash, system process and multi threaded programming </text:p>
            <text:p>Standard software documentation experience </text:p>
            <text:p>Maintain 3rd-party tech service dependencies (ISP, SMS gateway, etc.) is a PLUS.</text:p>
            <text:p>Job Location  : Dhaka (Mohakhali DHOS/ Nikunja-2)</text:p>
            <text:p/>
          </table:table-cell>
          <table:table-cell office:value-type="string" calcext:value-type="string">
            <text:p/>
            <text:p>                                                                Full-time</text:p>
            <text:p>                                                            </text:p>
          </table:table-cell>
          <table:table-cell office:value-type="string" calcext:value-type="string">
            <text:p/>
            <text:p>Â At least 3 year(s)</text:p>
            <text:p>                                                                    </text:p>
          </table:table-cell>
          <table:table-cell/>
          <table:table-cell office:value-type="string" calcext:value-type="string">
            <text:p/>
            <text:p>Â Age 26 to 36 years</text:p>
            <text:p>                                                                    </text:p>
          </table:table-cell>
          <table:table-cell office:value-type="string" calcext:value-type="string">
            <text:p/>
            <text:p>Â Dhaka</text:p>
            <text:p>                                                                    </text:p>
          </table:table-cell>
          <table:table-cell office:value-type="string" calcext:value-type="string">
            <text:p/>
            <text:p>Bachelor of Science (BSc) in Computer Science Computer Science Engineering </text:p>
            <text:p>Educational qualification will be relaxed for worthy candidates. </text:p>
            <text:p>Skills Required: Ajax, Core PHP, Agile methodology, HTML5 &amp; CSS3, knowledge in ERP, REST API.</text:p>
            <text:p/>
          </table:table-cell>
          <table:table-cell office:value-type="string" calcext:value-type="string">
            <text:p/>
            <text:p>Age 26 to 36 years </text:p>
            <text:p>The applicants should have experience in the following area(s): jquery, Laravel, MySQL, Symfony </text:p>
            <text:p>Individual Capability of dealing with a Single project </text:p>
            <text:p>Positive Attitude to work under pressure &amp; proper utilization of relaxed period </text:p>
            <text:p>Very good sense of Accountability and Proactive delivery </text:p>
            <text:p>Very good Sense of Discipline, Dress Code, Corporate Manner, Company Code of Conduct Professional level of communication skills in Bengali &amp; English </text:p>
            <text:p>Experience in Machine Learning, Big Data, Blockchain/Cryptocurrency is an added advantage.</text:p>
            <text:p/>
          </table:table-cell>
          <table:table-cell office:value-type="string" calcext:value-type="string">
            <text:p/>
            <text:p>Â Negotiable</text:p>
            <text:p>                                                                    </text:p>
          </table:table-cell>
          <table:table-cell office:value-type="string" calcext:value-type="string">
            <text:p/>
            <text:p>Performance bonus, Provident fund, GratuitySalary Review: YearlyFestival Bonus: 2Employee Special Recognition </text:p>
            <text:p>Other benefits as per company polic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103">
          <table:table-cell office:value-type="string" calcext:value-type="string">
            <text:p>Sr. Software Engineer</text:p>
          </table:table-cell>
          <table:table-cell office:value-type="string" calcext:value-type="string">
            <text:p>Epic Group </text:p>
          </table:table-cell>
          <table:table-cell office:value-type="string" calcext:value-type="string">
            <text:p/>
            <text:p>                                                                1</text:p>
            <text:p>                                                                </text:p>
          </table:table-cell>
          <table:table-cell office:value-type="string" calcext:value-type="string">
            <text:p/>
            <text:p>Developing  softwarePreparing and maintaining proper technical documentationTesting the code from all the aspects of the requirementWriting the industry standard cod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4 year(s)</text:p>
            <text:p>                                                                    </text:p>
          </table:table-cell>
          <table:table-cell/>
          <table:table-cell office:value-type="string" calcext:value-type="string">
            <text:p/>
            <text:p>Â Age 24 to 32 years</text:p>
            <text:p>                                                                    </text:p>
          </table:table-cell>
          <table:table-cell office:value-type="string" calcext:value-type="string">
            <text:p/>
            <text:p>Â Dhaka (Uttara)</text:p>
            <text:p>                                                                    </text:p>
          </table:table-cell>
          <table:table-cell office:value-type="string" calcext:value-type="string">
            <text:p/>
            <text:p>Bachelor of Science (BSc), Bachelor of Science (BSc) in Computer Applications, Bachelor of Science (BSc) in Computer Engineering, Bachelor of Science (BSc) in software engineering</text:p>
            <text:p/>
          </table:table-cell>
          <table:table-cell office:value-type="string" calcext:value-type="string">
            <text:p/>
            <text:p>Age 24 to 32 years </text:p>
            <text:p>Sound knowledge in RDBMS / SQL queries.Sound knowledge in ASP.NET (C#)Proven skill in android application development in XAMARIN Innovative and reliable with good communication and interpersonal skill.Must be a team playerPossess positive attitude, and high working commitment.Able to work in challenging and fast-paced environment</text:p>
            <text:p/>
          </table:table-cell>
          <table:table-cell office:value-type="string" calcext:value-type="string">
            <text:p/>
            <text:p>Â Negotiable</text:p>
            <text:p>                                                                    </text:p>
          </table:table-cell>
          <table:table-cell office:value-type="string" calcext:value-type="string">
            <text:p/>
            <text:p>Festival Bonus: 2</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83">
          <table:table-cell office:value-type="string" calcext:value-type="string">
            <text:p>Technical Trainer</text:p>
          </table:table-cell>
          <table:table-cell office:value-type="string" calcext:value-type="string">
            <text:p>New Horizons Computer Learning Center </text:p>
          </table:table-cell>
          <table:table-cell office:value-type="string" calcext:value-type="string">
            <text:p/>
            <text:p>                                                                Not specific</text:p>
            <text:p>                                                                </text:p>
          </table:table-cell>
          <table:table-cell office:value-type="string" calcext:value-type="string">
            <text:p/>
            <text:p>Conducting CompTIA Classes</text:p>
            <text:p>Conducting CCNA Classe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most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degree in any disciplineVendor Certification on CompTIA </text:p>
            <text:p>Vendor Certification on CCNA</text:p>
            <text:p>Skills Required: ccna, CompTIA, Hardware &amp; Networking, Hardware and Software Troubleshooting, Industrial and Teaching , IT Support Service and Network engineering.</text:p>
            <text:p/>
          </table:table-cell>
          <table:table-cell office:value-type="string" calcext:value-type="string">
            <text:p/>
            <text:p>Both males and females are allowed to apply</text:p>
            <text:p>Minimum Vendor Certification on CompTIA and CCNA. </text:p>
            <text:p>Teaching experienced will be preferable. </text:p>
            <text:p>Vendor Certification on CompTIA and CCNA to Conducting CompTIA A+ and CCNA Classes.</text:p>
            <text:p>Sound Knowledge in Hardware, Networking and Troubleshooting.</text:p>
            <text:p/>
          </table:table-cell>
          <table:table-cell office:value-type="string" calcext:value-type="string">
            <text:p/>
            <text:p>Â Negotiable</text:p>
            <text:p>                                                                    </text:p>
          </table:table-cell>
          <table:table-cell/>
          <table:table-cell office:value-type="string" calcext:value-type="string">
            <text:p/>
            <text:p>Â Oct 9, 2019</text:p>
            <text:p>                                                                        </text:p>
          </table:table-cell>
          <table:table-cell office:value-type="string" calcext:value-type="string">
            <text:p/>
            <text:p>Â Nov 6, 2019</text:p>
            <text:p>                                                                        </text:p>
          </table:table-cell>
          <table:table-cell table:number-columns-repeated="1008"/>
        </table:table-row>
        <table:table-row table:style-name="ro104">
          <table:table-cell office:value-type="string" calcext:value-type="string">
            <text:p>Sr. Officer - Software Developer (Web Application)</text:p>
          </table:table-cell>
          <table:table-cell office:value-type="string" calcext:value-type="string">
            <text:p>Rahimafrooz Bangladesh Limited </text:p>
          </table:table-cell>
          <table:table-cell office:value-type="string" calcext:value-type="string">
            <text:p/>
            <text:p>                                                                1</text:p>
            <text:p>                                                                </text:p>
          </table:table-cell>
          <table:table-cell office:value-type="string" calcext:value-type="string">
            <text:p/>
            <text:p>Technical lead for Web applications design, development and implementation support.</text:p>
            <text:p>Design and implement multi-tier solutions using OO Principles and modern design patterns.</text:p>
            <text:p>Understanding of business requirement, documentation and solution architect for Web Application development.</text:p>
            <text:p>Oversee the development and/or consumption of enterprise level, line of business specific, and third-party web services and integrations.</text:p>
            <text:p>Ensure the latest technology in use and best possible performance, quality, and responsiveness of the applications following the standard design principles, patterns, and best practices.</text:p>
            <text:p>Ensure quality and on time delivery including proper documentation. </text:p>
            <text:p>Ensure and maintain standard process policy in the full software development life cycle. </text:p>
            <text:p>Ensure resource development and identify the opportunities to reuse objects. </text:p>
            <text:p>Work closely with solution architect on application design and business/system analysts to understand business process and specific workflows within business areas.</text:p>
            <text:p/>
          </table:table-cell>
          <table:table-cell office:value-type="string" calcext:value-type="string">
            <text:p/>
            <text:p>                                                            Rahimafrooz Renewable Energy Limited is a pioneering company in renewable energy sector. It has its dominance in the Solar and Clean Tech Solutions as well as in customized solar power solutions. Company wants to give adequate focus on different market segment with diversified product portfolio using technology based platform. The incumbent will be responsible for implementing all activities relevant to the position in close supervision with line managers.</text:p>
            <text:p>                                                        </text:p>
          </table:table-cell>
          <table:table-cell office:value-type="string" calcext:value-type="string">
            <text:p/>
            <text:p>                                                                Full-time</text:p>
            <text:p>                                                            </text:p>
          </table:table-cell>
          <table:table-cell office:value-type="string" calcext:value-type="string">
            <text:p/>
            <text:p>Â 3 to 5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of Science (BSc) in CSEGraduation / B Sc. In CSE</text:p>
            <text:p>C#, ASP.NET, MVC, Entity framework, WCF, JSON, REST, Web API, OOP, Database, HTML, JavaScript, JQuery, CSS, LINQ, Easy Business</text:p>
            <text:p>Skills Required: Analytical, Excellent communication skill, Interpersonal</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Profit share, Provident fund, InsuranceLunch Facilities: Partially SubsidizeFestival Bonus: 2</text:p>
            <text:p/>
          </table:table-cell>
          <table:table-cell office:value-type="string" calcext:value-type="string">
            <text:p/>
            <text:p>Â Oct 9, 2019</text:p>
            <text:p>                                                                        </text:p>
          </table:table-cell>
          <table:table-cell office:value-type="string" calcext:value-type="string">
            <text:p/>
            <text:p>Â Nov 5, 2019</text:p>
            <text:p>                                                                        </text:p>
          </table:table-cell>
          <table:table-cell table:number-columns-repeated="1008"/>
        </table:table-row>
        <table:table-row table:style-name="ro81">
          <table:table-cell office:value-type="string" calcext:value-type="string">
            <text:p>Android App Trainer</text:p>
          </table:table-cell>
          <table:table-cell office:value-type="string" calcext:value-type="string">
            <text:p>X-Gen Solutions Ltd </text:p>
          </table:table-cell>
          <table:table-cell office:value-type="string" calcext:value-type="string">
            <text:p/>
            <text:p>                                                                Not specific</text:p>
            <text:p>                                                                </text:p>
          </table:table-cell>
          <table:table-cell office:value-type="string" calcext:value-type="string">
            <text:p/>
            <text:p>Follow course outline as required.</text:p>
            <text:p>Maintain Good relationship with student.</text:p>
            <text:p>Collaborate with cross-functional teams to define, design, and ship new features</text:p>
            <text:p>Work with outside data sources and APIs</text:p>
            <text:p>Continuously discover, evaluate, and implement new technologies to maximize development efficiency.</text:p>
            <text:p/>
          </table:table-cell>
          <table:table-cell office:value-type="string" calcext:value-type="string">
            <text:p/>
            <text:p>                                                            We are looking for an Android App Trainer who possesses a passion for pushing mobile technologies to the limits. This Android app trainer will work with our developer team of talented engineers and teach to design and build the next generation of our mobile applications and train our students.</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S/ MS degree in Computer Science, Engineering or a related subject.</text:p>
            <text:p/>
          </table:table-cell>
          <table:table-cell office:value-type="string" calcext:value-type="string">
            <text:p/>
            <text:p>Both males and females are allowed to apply</text:p>
            <text:p>Proven software development experience and Android skills development</text:p>
            <text:p>Proven working experience in Android app development and</text:p>
            <text:p>Have published at least one original Android app</text:p>
            <text:p>Experience with Android SDK</text:p>
            <text:p>Experience working with remote data via REST and JSON</text:p>
            <text:p>Experience with third-party libraries and APIs</text:p>
            <text:p>Working knowledge of the general mobile landscape, architectures, trends, and emerging technologies</text:p>
            <text:p>Solid understanding of the full mobile development life cycle.</text:p>
            <text:p/>
          </table:table-cell>
          <table:table-cell office:value-type="string" calcext:value-type="string">
            <text:p/>
            <text:p>Â Negotiable</text:p>
            <text:p>                                                                    </text:p>
          </table:table-cell>
          <table:table-cell/>
          <table:table-cell office:value-type="string" calcext:value-type="string">
            <text:p/>
            <text:p>Â Oct 7, 2019</text:p>
            <text:p>                                                                        </text:p>
          </table:table-cell>
          <table:table-cell office:value-type="string" calcext:value-type="string">
            <text:p/>
            <text:p>Â Nov 5, 2019</text:p>
            <text:p>                                                                        </text:p>
          </table:table-cell>
          <table:table-cell table:number-columns-repeated="1008"/>
        </table:table-row>
        <table:table-row table:style-name="ro104">
          <table:table-cell office:value-type="string" calcext:value-type="string">
            <text:p>Software Engineer (PHP)</text:p>
          </table:table-cell>
          <table:table-cell office:value-type="string" calcext:value-type="string">
            <text:p>Agami Soft. Ltd. </text:p>
          </table:table-cell>
          <table:table-cell office:value-type="string" calcext:value-type="string">
            <text:p/>
            <text:p>                                                                03</text:p>
            <text:p>                                                                </text:p>
          </table:table-cell>
          <table:table-cell office:value-type="string" calcext:value-type="string">
            <text:p/>
            <text:p>Develop, maintain and support internal business applications in PHP.Identify new opportunities to improve the quality, efficiency, and scalability of new and existing projects.Document all development practices in a transparent, timely manner, etc.Research and code with new tools, libraries, APIs and frameworks.</text:p>
            <text:p/>
          </table:table-cell>
          <table:table-cell office:value-type="string" calcext:value-type="string">
            <text:p/>
            <text:p>                                                            Are you ready to show off your PHP muscle? ready for a new challenge? Agami Soft Ltd. is currently looking for experienced PHP Developers for developing and maintaining web-based applications using a unique blend of open-source technologies. If you enjoy working in a challenging, fast paced atmosphere with other highly skilled and motivated developers, please do apply.</text:p>
            <text:p>                                                        </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22 to 32 years</text:p>
            <text:p>                                                                    </text:p>
          </table:table-cell>
          <table:table-cell office:value-type="string" calcext:value-type="string">
            <text:p/>
            <text:p>Â Dhaka (Paltan)</text:p>
            <text:p>                                                                    </text:p>
          </table:table-cell>
          <table:table-cell office:value-type="string" calcext:value-type="string">
            <text:p/>
            <text:p>Bachelor in Engineering (BEngg)B.S in CSE/ ICE/ IT/ EEE/ ETE/ Equivalent degree/ Special consideration for talented one who does not have traditional degrees.</text:p>
            <text:p>Skills Required:  Ajax,  Core PHP, HTML5 &amp; CSS3, MVC Framework, MySQL, OOP</text:p>
            <text:p/>
          </table:table-cell>
          <table:table-cell office:value-type="string" calcext:value-type="string">
            <text:p/>
            <text:p>Age 22 to 32 years </text:p>
            <text:p>Both males and females are allowed to apply</text:p>
            <text:p>Good in communication skills. Good understanding on design pattern and architecture.Candidates participation in ICPC/ NCPC and other programming contests will be given preferenceGood team player &amp; quick learnerStrong knowledge on software development life cycle (SDLC).Strong problem solving and debugging skills.Only suitable candidates are encouraged to apply.</text:p>
            <text:p/>
          </table:table-cell>
          <table:table-cell/>
          <table:table-cell office:value-type="string" calcext:value-type="string">
            <text:p/>
            <text:p>T/A, Tour allowance, Medical allowance, Performance bonus, Provident fund, Over time allowanceLunch Facilities: Partially SubsidizeSalary Review: Half YearlyFestival Bonus: 2</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27">
          <table:table-cell office:value-type="string" calcext:value-type="string">
            <text:p>Lecturer, Dept. of CSE</text:p>
          </table:table-cell>
          <table:table-cell office:value-type="string" calcext:value-type="string">
            <text:p>Uttara University </text:p>
          </table:table-cell>
          <table:table-cell office:value-type="string" calcext:value-type="string">
            <text:p/>
            <text:p>                                                                2</text:p>
            <text:p>                                                                </text:p>
          </table:table-cell>
          <table:table-cell office:value-type="string" calcext:value-type="string">
            <text:p/>
            <text:p>                                                            NA</text:p>
            <text:p>                                                        </text:p>
          </table:table-cell>
          <table:table-cell office:value-type="string" calcext:value-type="string">
            <text:p><text:s/></text:p>
          </table:table-cell>
          <table:table-cell office:value-type="string" calcext:value-type="string">
            <text:p/>
            <text:p>                                                                Full-time</text:p>
            <text:p>                                                            </text:p>
          </table:table-cell>
          <table:table-cell table:number-columns-repeated="3"/>
          <table:table-cell office:value-type="string" calcext:value-type="string">
            <text:p/>
            <text:p>Â Dhaka (Uttara)</text:p>
            <text:p>                                                                    </text:p>
          </table:table-cell>
          <table:table-cell office:value-type="string" calcext:value-type="string">
            <text:p/>
            <text:p>Minimum B.Sc in CSE from a reputed university with a CGPA of at least 3.5 and above. M.Sc. Engineering degree in CSE will be preferable.</text:p>
            <text:p/>
          </table:table-cell>
          <table:table-cell office:value-type="string" calcext:value-type="string">
            <text:p/>
            <text:p>Teaching experience will be preferred.</text:p>
            <text:p/>
          </table:table-cell>
          <table:table-cell office:value-type="string" calcext:value-type="string">
            <text:p/>
            <text:p>Â Negotiable</text:p>
            <text:p>                                                                    </text:p>
          </table:table-cell>
          <table:table-cell office:value-type="string" calcext:value-type="string">
            <text:p/>
            <text:p>As per University Polic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105">
          <table:table-cell office:value-type="string" calcext:value-type="string">
            <text:p>Assistant Professor, Dept. of CSE</text:p>
          </table:table-cell>
          <table:table-cell office:value-type="string" calcext:value-type="string">
            <text:p>Uttara University </text:p>
          </table:table-cell>
          <table:table-cell office:value-type="string" calcext:value-type="string">
            <text:p/>
            <text:p>                                                                1</text:p>
            <text:p>                                                                </text:p>
          </table:table-cell>
          <table:table-cell office:value-type="string" calcext:value-type="string">
            <text:p/>
            <text:p>                                                            N/A</text:p>
            <text:p>                                                        </text:p>
          </table:table-cell>
          <table:table-cell office:value-type="string" calcext:value-type="string">
            <text:p><text:s/></text:p>
          </table:table-cell>
          <table:table-cell office:value-type="string" calcext:value-type="string">
            <text:p/>
            <text:p>                                                                Full-time</text:p>
            <text:p>                                                            </text:p>
          </table:table-cell>
          <table:table-cell table:number-columns-repeated="3"/>
          <table:table-cell office:value-type="string" calcext:value-type="string">
            <text:p/>
            <text:p>Â Dhaka (Uttara)</text:p>
            <text:p>                                                                    </text:p>
          </table:table-cell>
          <table:table-cell office:value-type="string" calcext:value-type="string">
            <text:p/>
            <text:p>B.Sc and M.Sc. in Computer Science and Engineering from a reputed university with an excellent result. Ph.D. in respective field will be preferable.</text:p>
            <text:p/>
          </table:table-cell>
          <table:table-cell office:value-type="string" calcext:value-type="string">
            <text:p/>
            <text:p>Three years of teaching experience and at least two publications in refereed journals for Master's degree holder.</text:p>
            <text:p>Two years of teaching experience and at least one publication in refereed journals for Ph.D. holder.</text:p>
            <text:p/>
          </table:table-cell>
          <table:table-cell office:value-type="string" calcext:value-type="string">
            <text:p/>
            <text:p>Â Negotiable</text:p>
            <text:p>                                                                    </text:p>
          </table:table-cell>
          <table:table-cell office:value-type="string" calcext:value-type="string">
            <text:p/>
            <text:p>As per University Policy</text:p>
            <text:p/>
          </table:table-cell>
          <table:table-cell office:value-type="string" calcext:value-type="string">
            <text:p/>
            <text:p>Â Oct 7, 2019</text:p>
            <text:p>                                                                        </text:p>
          </table:table-cell>
          <table:table-cell office:value-type="string" calcext:value-type="string">
            <text:p/>
            <text:p>Â Nov 6, 2019</text:p>
            <text:p>                                                                        </text:p>
          </table:table-cell>
          <table:table-cell table:number-columns-repeated="1008"/>
        </table:table-row>
        <table:table-row table:style-name="ro6">
          <table:table-cell office:value-type="string" calcext:value-type="string">
            <text:p>Full Stack Developer</text:p>
          </table:table-cell>
          <table:table-cell office:value-type="string" calcext:value-type="string">
            <text:p>Wardan Tech Ltd. </text:p>
          </table:table-cell>
          <table:table-cell office:value-type="string" calcext:value-type="string">
            <text:p/>
            <text:p>                                                                Not specific</text:p>
            <text:p>                                                                </text:p>
          </table:table-cell>
          <table:table-cell office:value-type="string" calcext:value-type="string">
            <text:p/>
            <text:p>Expert in PHP (OOP)</text:p>
            <text:p>Expert in Laravel Framework</text:p>
            <text:p>Ability to build a complex query on Mysql Database</text:p>
            <text:p>Clear knowledge in Ajax, Jquery, JSON, XML</text:p>
            <text:p>Must have experience on different API Integration and creating RESTful API</text:p>
            <text:p>Very good and well experienced in debugging code to find out the bug</text:p>
            <text:p>Experience in other Frameworks (CI, CakePHP) and CMS (WordPress) is a plus.</text:p>
            <text:p>Knowledge in JavaScript Framework/ Library (Vue/ React/ Angular) will be an advantage</text:p>
            <text:p>Experience in Android App Development (Optional)</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24 to 40 years</text:p>
            <text:p>                                                                    </text:p>
          </table:table-cell>
          <table:table-cell office:value-type="string" calcext:value-type="string">
            <text:p/>
            <text:p>Â Dhaka (Uttara)</text:p>
            <text:p>                                                                    </text:p>
          </table:table-cell>
          <table:table-cell office:value-type="string" calcext:value-type="string">
            <text:p/>
            <text:p>Bachelor of Science (BSc) in Computer Engineering</text:p>
            <text:p/>
          </table:table-cell>
          <table:table-cell office:value-type="string" calcext:value-type="string">
            <text:p/>
            <text:p>Age 24 to 40 years </text:p>
            <text:p>Only males are allowed to apply</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row table:style-name="ro106">
          <table:table-cell office:value-type="string" calcext:value-type="string">
            <text:p>Sr. Software Engineer</text:p>
          </table:table-cell>
          <table:table-cell office:value-type="string" calcext:value-type="string">
            <text:p>Dot Connect Ltd </text:p>
          </table:table-cell>
          <table:table-cell office:value-type="string" calcext:value-type="string">
            <text:p/>
            <text:p>                                                                1</text:p>
            <text:p>                                                                </text:p>
          </table:table-cell>
          <table:table-cell office:value-type="string" calcext:value-type="string">
            <text:p/>
            <text:p>Good communication and problem-solving skill and ability to take the challengeExtensive knowledge of Python and its framework like Flask.The clear concept of Object-Oriented ProgrammingExperience on JavaScript, Nodejs, React and AngularExperience on PHP codeigniter framework will have an advantage.Experience with Git.Must have a very good understanding of MySQL, MongoDB &amp; other open-source databases.Experience developing using Agile practices like Scrum.</text:p>
            <text:p/>
          </table:table-cell>
          <table:table-cell office:value-type="string" calcext:value-type="string">
            <text:p/>
            <text:p>Applicant should be expert at the front end JavaScript language (React, Angular).The applicant should be able to handle the back end side of the application (Python, Flask, Express, Node).The applicant should be an expert to Design and develop REST API for different use cases.The applicant should have experience with Linux server maintenance.Coordinate with internal teams to understand user requirements and provide technical solutions</text:p>
            <text:p/>
          </table:table-cell>
          <table:table-cell office:value-type="string" calcext:value-type="string">
            <text:p/>
            <text:p>                                                                Full-time</text:p>
            <text:p>                                                            </text:p>
          </table:table-cell>
          <table:table-cell office:value-type="string" calcext:value-type="string">
            <text:p/>
            <text:p>Â 2 to 4 year(s)</text:p>
            <text:p>                                                                    </text:p>
          </table:table-cell>
          <table:table-cell office:value-type="string" calcext:value-type="string">
            <text:p/>
            <text:p>Â Only males are allowed to apply</text:p>
            <text:p>                                                                    </text:p>
          </table:table-cell>
          <table:table-cell office:value-type="string" calcext:value-type="string">
            <text:p/>
            <text:p>Â Age 24 to 30 years</text:p>
            <text:p>                                                                    </text:p>
          </table:table-cell>
          <table:table-cell office:value-type="string" calcext:value-type="string">
            <text:p/>
            <text:p>Â Dhaka (Uttara)</text:p>
            <text:p>                                                                    </text:p>
          </table:table-cell>
          <table:table-cell office:value-type="string" calcext:value-type="string">
            <text:p/>
            <text:p>Bachelor of Science (BSc) in Computer Science  Engineering</text:p>
            <text:p/>
          </table:table-cell>
          <table:table-cell office:value-type="string" calcext:value-type="string">
            <text:p/>
            <text:p>Age 24 to 30 years </text:p>
            <text:p>Only males are allowed to apply</text:p>
            <text:p>Mention explicitly about your capabilities with front end and back end languages.</text:p>
            <text:p/>
          </table:table-cell>
          <table:table-cell office:value-type="string" calcext:value-type="string">
            <text:p/>
            <text:p>Â Tk. 50000 - 60000 (Monthly)</text:p>
            <text:p>                                                                    </text:p>
          </table:table-cell>
          <table:table-cell office:value-type="string" calcext:value-type="string">
            <text:p/>
            <text:p>Weekly 2 holidaysLunch Facilities: Full SubsidizeSalary Review: YearlyFestival Bonus: 2</text:p>
            <text:p/>
          </table:table-cell>
          <table:table-cell office:value-type="string" calcext:value-type="string">
            <text:p/>
            <text:p>Â Oct 6, 2019</text:p>
            <text:p>                                                                        </text:p>
          </table:table-cell>
          <table:table-cell office:value-type="string" calcext:value-type="string">
            <text:p/>
            <text:p>Â Nov 5, 2019</text:p>
            <text:p>                                                                        </text:p>
          </table:table-cell>
          <table:table-cell table:number-columns-repeated="1008"/>
        </table:table-row>
        <table:table-row table:style-name="ro107">
          <table:table-cell office:value-type="string" calcext:value-type="string">
            <text:p>Sr. Software Engineer (Frontend)</text:p>
          </table:table-cell>
          <table:table-cell office:value-type="string" calcext:value-type="string">
            <text:p>Echologyx Ltd. </text:p>
          </table:table-cell>
          <table:table-cell office:value-type="string" calcext:value-type="string">
            <text:p/>
            <text:p>                                                                05</text:p>
            <text:p>                                                                </text:p>
          </table:table-cell>
          <table:table-cell office:value-type="string" calcext:value-type="string">
            <text:p/>
            <text:p>Strong background in different JavaScript frameworks: JavaScript, jQuery and other JS frameworks such as react.js or angular.js including SPAs, HTML and CSS </text:p>
            <text:p>Good knowledge of HTML5, CSS3, experience with preprocessors LESS, SCSS, SASS experience of using bootstrap/foundation frameworks.</text:p>
            <text:p/>
          </table:table-cell>
          <table:table-cell office:value-type="string" calcext:value-type="string">
            <text:p/>
            <text:p>                                                            We are looking for an enthusiastic and energetic individual with interest in a wide range of web software technologies and architectures based on web front-end. This individual must have the mindset to get their hands dirty in writing code in different front-end web technology stacks based on JavaScript. Work will range from solo projects to product features in sprints with remotely located engineers. The right candidate will have the openness to be part of many different types and kinds of projects with a high level of context-switching ability.</text:p>
            <text:p>                                                        </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24 to 40 years</text:p>
            <text:p>                                                                    </text:p>
          </table:table-cell>
          <table:table-cell office:value-type="string" calcext:value-type="string">
            <text:p/>
            <text:p>Â Dhaka (Uttara)</text:p>
            <text:p>                                                                    </text:p>
          </table:table-cell>
          <table:table-cell office:value-type="string" calcext:value-type="string">
            <text:p/>
            <text:p>Bachelor degree in any disciplineB.Sc or M.Sc in Computer Science or related subject from a reputed university. Freshers are also encouraged to apply if you are an expert in Javascript or any other frontend framwork .</text:p>
            <text:p>Skills Required: Angular.js, HTML5 &amp; CSS3, JavaScript, jquery</text:p>
            <text:p/>
          </table:table-cell>
          <table:table-cell office:value-type="string" calcext:value-type="string">
            <text:p/>
            <text:p>Age 24 to 40 years </text:p>
            <text:p>Both males and females are allowed to apply</text:p>
            <text:p>The candidate must exhibit excellent planning and organization skills with strong communication skills.</text:p>
            <text:p/>
          </table:table-cell>
          <table:table-cell office:value-type="string" calcext:value-type="string">
            <text:p/>
            <text:p>Â Tk. 55000 - 85000 (Monthly)</text:p>
            <text:p>                                                                    </text:p>
          </table:table-cell>
          <table:table-cell office:value-type="string" calcext:value-type="string">
            <text:p/>
            <text:p>Mobile bill, Pension policy, Provident fund, Weekly 2 holidays, GratuityLunch Facilities: Full SubsidizeSalary Review: YearlyFestival Bonus: 2Annual Leave Encasement</text:p>
            <text:p/>
          </table:table-cell>
          <table:table-cell office:value-type="string" calcext:value-type="string">
            <text:p/>
            <text:p>Â Oct 6, 2019</text:p>
            <text:p>                                                                        </text:p>
          </table:table-cell>
          <table:table-cell office:value-type="string" calcext:value-type="string">
            <text:p/>
            <text:p>Â Nov 5, 2019</text:p>
            <text:p>                                                                        </text:p>
          </table:table-cell>
          <table:table-cell table:number-columns-repeated="1008"/>
        </table:table-row>
        <table:table-row table:style-name="ro32">
          <table:table-cell office:value-type="string" calcext:value-type="string">
            <text:p>IT Advisor</text:p>
          </table:table-cell>
          <table:table-cell office:value-type="string" calcext:value-type="string">
            <text:p>Infinity Marketing Limited </text:p>
          </table:table-cell>
          <table:table-cell office:value-type="string" calcext:value-type="string">
            <text:p/>
            <text:p>                                                                01</text:p>
            <text:p>                                                                </text:p>
          </table:table-cell>
          <table:table-cell office:value-type="string" calcext:value-type="string">
            <text:p/>
            <text:p>Analyzing a company's IT system and infrastructure.</text:p>
            <text:p>Diagnosing IT system problems, inefficiencies and weaknesses.</text:p>
            <text:p>Planning a timeline for completion of projects.</text:p>
            <text:p>Understanding a client's business needs.</text:p>
            <text:p>Implementing a technological solution to meet business needs.</text:p>
            <text:p>Analyzing and determining security threats.</text:p>
            <text:p>Providing advice on technology best practices.</text:p>
            <text:p>Collaborating with technical in-house team to ensure familiarity with technology.</text:p>
            <text:p>Training staff to use the new IT system.</text:p>
            <text:p>Monitoring the success of IT solution.</text:p>
            <text:p>Producing detailed reports on the efficacy of the technology.</text:p>
            <text:p/>
          </table:table-cell>
          <table:table-cell office:value-type="string" calcext:value-type="string">
            <text:p/>
            <text:p>Provides advanced professional input to complex IT Support assignments/projects. Supports and provides direction to more junior professionals. Works autonomously, only requiring "expert" level technical support from others. Exercises judgment in the evaluation, selection, and adaptation of both standard and complex techniques and procedures. Utilizes in-depth professional knowledge and acumen to develop models and procedures, and monitor trends, within IT Technical Operations.</text:p>
            <text:p>Provides counsel and advice to top management on significant IT Support matters, often requiring coordination between organizations. Focuses on providing thought leadership and technical expertise across multiple disciplines. Recognized internally as "the go-to person" for the most complex IT Services assignments.</text:p>
            <text:p>Provides expert content/professional leadership on complex IT Support assignments/projects. Exercises considerable creativity, foresight, and judgment in conceiving, planning, and delivering initiatives. Uses deep professional knowledge and acumen to advise functional leaders. Focuses on providing thought leadership within Technical Support but works on broader projects, which require understanding of wider business. Recognized internally as a subject matter expert.</text:p>
            <text:p/>
          </table:table-cell>
          <table:table-cell office:value-type="string" calcext:value-type="string">
            <text:p/>
            <text:p>                                                                Full-time</text:p>
            <text:p>                                                            </text:p>
          </table:table-cell>
          <table:table-cell office:value-type="string" calcext:value-type="string">
            <text:p/>
            <text:p>Â 10 to 15 year(s)</text:p>
            <text:p>                                                                    </text:p>
          </table:table-cell>
          <table:table-cell office:value-type="string" calcext:value-type="string">
            <text:p/>
            <text:p>Â Both males and females are allowed to apply</text:p>
            <text:p>                                                                    </text:p>
          </table:table-cell>
          <table:table-cell office:value-type="string" calcext:value-type="string">
            <text:p/>
            <text:p>Â Age 35 to 45 years</text:p>
            <text:p>                                                                    </text:p>
          </table:table-cell>
          <table:table-cell office:value-type="string" calcext:value-type="string">
            <text:p/>
            <text:p>Â Anywhere in Bangladesh</text:p>
            <text:p>                                                                    </text:p>
          </table:table-cell>
          <table:table-cell office:value-type="string" calcext:value-type="string">
            <text:p/>
            <text:p>Master of Information &amp; Communication Technology (MICT)</text:p>
            <text:p>Skills Required:  C,  MySQL and MVC framework, .NetCore, Agile methodology</text:p>
            <text:p/>
          </table:table-cell>
          <table:table-cell office:value-type="string" calcext:value-type="string">
            <text:p/>
            <text:p>Age 35 to 45 years </text:p>
            <text:p>Both males and females are allowed to apply</text:p>
            <text:p>A new IT consultant will undertake training to improve business and technical skills such as coding, enterprise languages like SAP and programming languages like C, C++, C#, Java, Visual Basic, .NET or Python</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row table:style-name="ro27">
          <table:table-cell office:value-type="string" calcext:value-type="string">
            <text:p>Software Engineer (Java - Spring)</text:p>
          </table:table-cell>
          <table:table-cell office:value-type="string" calcext:value-type="string">
            <text:p>Impel IT Solutions Ltd. </text:p>
          </table:table-cell>
          <table:table-cell office:value-type="string" calcext:value-type="string">
            <text:p/>
            <text:p>                                                                01</text:p>
            <text:p>                                                                </text:p>
          </table:table-cell>
          <table:table-cell office:value-type="string" calcext:value-type="string">
            <text:p/>
            <text:p>Solid knowledge and experience of Java development, java 8 and/or J2EE frameworks.Good analytical and problem solving skillsHands-on experience with frameworks - Spring, Hibernate, JPA, Jasper Reports and/or JSPExpert in designing responsive HTML with CSS &amp; Bootstrap 4Familiarity with web development technologies - Angular 5+, JavaScript, jQuery.Good understanding of relational database like Mysql or OracleStrong background in Object Oriented Programming (OOP) </text:p>
            <text:p/>
          </table:table-cell>
          <table:table-cell office:value-type="string" calcext:value-type="string">
            <text:p/>
            <text:p>                                                            A Netherlands based company is building a survey platform with the scalability of large number of respondents. The site has a big database and intuitive UX. In future it will use advanced technology to support different dimension of uses.</text:p>
            <text:p>                                                        </text:p>
          </table:table-cell>
          <table:table-cell office:value-type="string" calcext:value-type="string">
            <text:p/>
            <text:p>                                                                Full-time</text:p>
            <text:p>                                                            </text:p>
          </table:table-cell>
          <table:table-cell office:value-type="string" calcext:value-type="string">
            <text:p/>
            <text:p>Â 2 to 4 year(s)</text:p>
            <text:p>                                                                    </text:p>
          </table:table-cell>
          <table:table-cell table:number-columns-repeated="2"/>
          <table:table-cell office:value-type="string" calcext:value-type="string">
            <text:p/>
            <text:p>Â Dhaka Division</text:p>
            <text:p>                                                                    </text:p>
          </table:table-cell>
          <table:table-cell office:value-type="string" calcext:value-type="string">
            <text:p/>
            <text:p>Bachelor of Science (BSc) in CSE</text:p>
            <text:p/>
          </table:table-cell>
          <table:table-cell office:value-type="string" calcext:value-type="string">
            <text:p/>
            <text:p>Good communication skills in English Good plannerPro active communicator. When dead lines are not going to be met, we would like to be informed as early in the process as possible (so we can (master-) plan accordingly and help coming with solutions).Thinking form perspective/ point of view of end userLong term commitment. We would like to have a colleague that is willing to stay with us and grow with us. Excellent Team player, good coordination skills.</text:p>
            <text:p/>
          </table:table-cell>
          <table:table-cell office:value-type="string" calcext:value-type="string">
            <text:p/>
            <text:p>Â Negotiable</text:p>
            <text:p>                                                                    </text:p>
          </table:table-cell>
          <table:table-cell office:value-type="string" calcext:value-type="string">
            <text:p/>
            <text:p>Performance bonus, Weekly 2 holidays, Insurance, Over time allowanceLunch Facilities: Full SubsidizeSalary Review: YearlyFestival Bonus: 2Flexible work hour system.Fully Subsidized Breakfast, Lunch &amp; Evening Refreshment facilityComfortable premises and friendly work environment.Can avail all Government HolidaysAnnual leave - 22 daysSalary disbursement between 25th-30th of each month.European company with the opportunity of international exposure.</text:p>
            <text:p/>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row table:style-name="ro107">
          <table:table-cell office:value-type="string" calcext:value-type="string">
            <text:p>System Analyst</text:p>
          </table:table-cell>
          <table:table-cell office:value-type="string" calcext:value-type="string">
            <text:p>LifeChord Ltd. </text:p>
          </table:table-cell>
          <table:table-cell office:value-type="string" calcext:value-type="string">
            <text:p/>
            <text:p>                                                                01</text:p>
            <text:p>                                                                </text:p>
          </table:table-cell>
          <table:table-cell office:value-type="string" calcext:value-type="string">
            <text:p/>
            <text:p>Analyze and design software (web, android) systems</text:p>
            <text:p>Gather requirements from clients. Conduct requirement analysis and prepare requirement-specification documents</text:p>
            <text:p>Produce project feasibility and development timeline and costing report</text:p>
            <text:p>Define application problem by conferring with clients; evaluate procedures and processes</text:p>
            <text:p>Coordinate production with programmers</text:p>
            <text:p>Help programmers during system development, e.g. provide explanation of use cases, flowcharts or even database design</text:p>
            <text:p>Provide training and user manuals to users on the new system</text:p>
            <text:p>Assist in troubleshoot technical issues and identify modifications needed in existing applications to meet changing user requirements</text:p>
            <text:p>Keeping up to date with technical and industry developments</text:p>
            <text:p>Analyze and design relational database</text:p>
            <text:p>Perform R&amp;D of web applications and propose best-fit advanced technology</text:p>
            <text:p>Capable of develop web applications, Familiar with Codeigniter, Laravel, Zend, symphony, Wordpress.</text:p>
            <text:p>Clear concept about API, Preferred RESTful API development</text:p>
            <text:p>Source code version control using GIT, SVN or cloud base version controlling system</text:p>
            <text:p>Assist in technical documentation</text:p>
            <text:p>Take care of existing technical product</text:p>
            <text:p/>
          </table:table-cell>
          <table:table-cell office:value-type="string" calcext:value-type="string">
            <text:p/>
            <text:p>                                                            Company Website: http://lifechord.com.bd/</text:p>
            <text:p>                                                        </text:p>
          </table:table-cell>
          <table:table-cell office:value-type="string" calcext:value-type="string">
            <text:p/>
            <text:p>                                                                Full-time</text:p>
            <text:p>                                                            </text:p>
          </table:table-cell>
          <table:table-cell office:value-type="string" calcext:value-type="string">
            <text:p/>
            <text:p>Â At least 6 year(s)</text:p>
            <text:p>                                                                    </text:p>
          </table:table-cell>
          <table:table-cell table:number-columns-repeated="2"/>
          <table:table-cell office:value-type="string" calcext:value-type="string">
            <text:p/>
            <text:p>Â Dhaka</text:p>
            <text:p>                                                                    </text:p>
          </table:table-cell>
          <table:table-cell office:value-type="string" calcext:value-type="string">
            <text:p/>
            <text:p>Master of Science (MSc) in Computer Science Engineering</text:p>
            <text:p/>
          </table:table-cell>
          <table:table-cell office:value-type="string" calcext:value-type="string">
            <text:p/>
            <text:p>Good knowledge of Information Technology (especially web application systems, OOP, relational database concepts and SDLC)</text:p>
            <text:p>Sound in web development (HTML, XML, JavaScript, CSS, AJAX etc.)</text:p>
            <text:p>Strong PHP scripting skill (especially skilled in MVC frameworks)</text:p>
            <text:p>Strong knowledge of cross platform web service</text:p>
            <text:p>Strong knowledge of standard RDBMS (especially MySQL)</text:p>
            <text:p>Skill in standard SQL</text:p>
            <text:p>Good knowledge of CMS</text:p>
            <text:p>Attention to detail</text:p>
            <text:p>Initiative and self-confidence</text:p>
            <text:p>Excellent oral and written communication skills</text:p>
            <text:p>Ability to lead developer team</text:p>
            <text:p/>
          </table:table-cell>
          <table:table-cell office:value-type="string" calcext:value-type="string">
            <text:p/>
            <text:p>Â Tk. 60000 - 75000 (Monthly)</text:p>
            <text:p>                                                                    </text:p>
          </table:table-cell>
          <table:table-cell office:value-type="string" calcext:value-type="string">
            <text:p/>
            <text:p>Mobile bill, Medical allowance, Weekly 2 holidays, InsuranceLunch Facilities: Full SubsidizeSalary Review: YearlyFestival Bonus: 2</text:p>
            <text:p/>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row table:style-name="ro105">
          <table:table-cell office:value-type="string" calcext:value-type="string">
            <text:p>Unity3D Trainer</text:p>
          </table:table-cell>
          <table:table-cell office:value-type="string" calcext:value-type="string">
            <text:p>X- Gen Solutions Ltd. </text:p>
          </table:table-cell>
          <table:table-cell office:value-type="string" calcext:value-type="string">
            <text:p/>
            <text:p>                                                                Not specific</text:p>
            <text:p>                                                                </text:p>
          </table:table-cell>
          <table:table-cell office:value-type="string" calcext:value-type="string">
            <text:p/>
            <text:p>Follow course outline as required.</text:p>
            <text:p>Maintain Good relationship with student.</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Anywhere in Bangladesh</text:p>
            <text:p>                                                                    </text:p>
          </table:table-cell>
          <table:table-cell office:value-type="string" calcext:value-type="string">
            <text:p/>
            <text:p>Skills Required: C#, Game Development</text:p>
            <text:p/>
          </table:table-cell>
          <table:table-cell office:value-type="string" calcext:value-type="string">
            <text:p/>
            <text:p>Teaching Experience</text:p>
            <text:p/>
          </table:table-cell>
          <table:table-cell office:value-type="string" calcext:value-type="string">
            <text:p/>
            <text:p>Â Negotiable</text:p>
            <text:p>                                                                    </text:p>
          </table:table-cell>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row table:style-name="ro50">
          <table:table-cell office:value-type="string" calcext:value-type="string">
            <text:p>Machine Learning Engineer</text:p>
          </table:table-cell>
          <table:table-cell office:value-type="string" calcext:value-type="string">
            <text:p>PolyFins Technology Inc </text:p>
          </table:table-cell>
          <table:table-cell office:value-type="string" calcext:value-type="string">
            <text:p/>
            <text:p>                                                                1</text:p>
            <text:p>                                                                </text:p>
          </table:table-cell>
          <table:table-cell office:value-type="string" calcext:value-type="string">
            <text:p/>
            <text:p>                                                            N/A</text:p>
            <text:p>                                                        </text:p>
          </table:table-cell>
          <table:table-cell office:value-type="string" calcext:value-type="string">
            <text:p/>
            <text:p>                                                            We are looking for Machine Learning Engineer (Experienced)</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office:value-type="string" calcext:value-type="string">
            <text:p/>
            <text:p>Bachelor degree in any discipline</text:p>
            <text:p/>
          </table:table-cell>
          <table:table-cell office:value-type="string" calcext:value-type="string">
            <text:p/>
            <text:p>At least 2 years of experience Machine learning and predictive analysis</text:p>
            <text:p>Experience with Spark, PySpark of SparkSQL is an advantage</text:p>
            <text:p>Experience with forecasting with structured and semi-structured data is an advantage</text:p>
            <text:p>Experience with machine learning libraries like Scikit learn, Tensorflow, PyTorch etc is a plus.</text:p>
            <text:p>Knowledge of working with Docker and Linux GPU servers is an advantage.</text:p>
            <text:p>Comfortable in processing structured and unstructured data to feed into predictive models</text:p>
            <text:p>Understanding of machine learning models, neural networks and implementing them into production system is desirable.</text:p>
            <text:p>Should have good communications in English (both written and oral)</text:p>
            <text:p>A dynamic person willing to do multiple jobs and able to multi-task</text:p>
            <text:p>Willing to work in timezone to match with Bangladesh local and US time as needed and efficiently co-ordinate with distributed teams</text:p>
            <text:p>A person who is driven and excited to work in a startup environment - is hard-working and desire to grow and succeed.</text:p>
            <text:p>Someone who thinks out-of-box and comes up with innovative solutions to problems</text:p>
            <text:p>Excellent team player, independent, positive attitude, highly motivated &amp; result oriented</text:p>
            <text:p>A person who is driven and excited to work in a startup environment - is hard-working and desire to grow and succeed.</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text:p>
            <text:p/>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row table:style-name="ro108">
          <table:table-cell office:value-type="string" calcext:value-type="string">
            <text:p>Sales Executive</text:p>
          </table:table-cell>
          <table:table-cell office:value-type="string" calcext:value-type="string">
            <text:p>Krieative Machinez </text:p>
          </table:table-cell>
          <table:table-cell office:value-type="string" calcext:value-type="string">
            <text:p/>
            <text:p>                                                                Not specific</text:p>
            <text:p>                                                                </text:p>
          </table:table-cell>
          <table:table-cell office:value-type="string" calcext:value-type="string">
            <text:p/>
            <text:p>The person will be responsible for bringing prospective client on board. Directly communicate with clients, understand their need and communicate the same internally. </text:p>
            <text:p>Reporting on company voids, performance and other tasks set by Directors. </text:p>
            <text:p>Additional tasks will include filing, typing and other clerical duties. </text:p>
            <text:p>Some training will be provided.</text:p>
            <text:p>Excellent Spoken English and willingness to work hard is must.</text:p>
            <text:p/>
          </table:table-cell>
          <table:table-cell office:value-type="string" calcext:value-type="string">
            <text:p/>
            <text:p>Reporting to: Office Manager (India)/Bangladesh Operations Director</text:p>
            <text:p>Date Compiled: Oct 2019</text:p>
            <text:p>Kreative Machinez with its pool of business promotional experts hatches flexible digital marketing plans where tested methods, intuitive inputs, risk-taking strategies are put to effective use to offer SEO and SMO solutions that work wonders for clients. As one of the best agencies offering digital marketing services in Bangladesh. Kreative Machinez the best online catalyst that you can find. As we aim at making your business more visible and profitable</text:p>
            <text:p/>
          </table:table-cell>
          <table:table-cell office:value-type="string" calcext:value-type="string">
            <text:p/>
            <text:p>                                                                Full-time</text:p>
            <text:p>                                                            </text:p>
          </table:table-cell>
          <table:table-cell table:number-columns-repeated="3"/>
          <table:table-cell office:value-type="string" calcext:value-type="string">
            <text:p/>
            <text:p>Â Anywhere in Bangladesh</text:p>
            <text:p>                                                                    </text:p>
          </table:table-cell>
          <table:table-cell office:value-type="string" calcext:value-type="string">
            <text:p/>
            <text:p>Minimum IT Graduate.</text:p>
            <text:p/>
          </table:table-cell>
          <table:table-cell office:value-type="string" calcext:value-type="string">
            <text:p/>
            <text:p>Knowledge of sales and marketing. Digital marketing experience is additional plus for this profile.</text:p>
            <text:p>Punctual </text:p>
            <text:p>Excellent communication skills (oral and written)</text:p>
            <text:p>Well organized</text:p>
            <text:p>Excellent Spoken English is required - You will be speaking to your Head office India</text:p>
            <text:p/>
          </table:table-cell>
          <table:table-cell table:number-columns-repeated="2"/>
          <table:table-cell office:value-type="string" calcext:value-type="string">
            <text:p/>
            <text:p>Â Oct 6, 2019</text:p>
            <text:p>                                                                        </text:p>
          </table:table-cell>
          <table:table-cell office:value-type="string" calcext:value-type="string">
            <text:p/>
            <text:p>Â Nov 3, 2019</text:p>
            <text:p>                                                                        </text:p>
          </table:table-cell>
          <table:table-cell table:number-columns-repeated="1008"/>
        </table:table-row>
        <table:table-row table:style-name="ro80">
          <table:table-cell office:value-type="string" calcext:value-type="string">
            <text:p>Machine Learning Engineer</text:p>
          </table:table-cell>
          <table:table-cell office:value-type="string" calcext:value-type="string">
            <text:p>Therap (BD) Ltd. </text:p>
          </table:table-cell>
          <table:table-cell office:value-type="string" calcext:value-type="string">
            <text:p/>
            <text:p>                                                                Not specific</text:p>
            <text:p>                                                                </text:p>
          </table:table-cell>
          <table:table-cell office:value-type="string" calcext:value-type="string">
            <text:p/>
            <text:p>Research, design, develop, and test various AI/ML frameworks and models</text:p>
            <text:p>Evaluate and classify various AI/ML implementations and map it against applicable use cases</text:p>
            <text:p>Mentor other team members and data analytical groups</text:p>
            <text:p>Take the lead in developing innovative advanced analytical solutions for complex application problems</text:p>
            <text:p>Work independently with minimal supervision and be an advocate for the adoption of data science, AI/ML solutions</text:p>
            <text:p/>
          </table:table-cell>
          <table:table-cell office:value-type="string" calcext:value-type="string">
            <text:p><text:s/></text:p>
          </table:table-cell>
          <table:table-cell office:value-type="string" calcext:value-type="string">
            <text:p/>
            <text:p>                                                                Full-time</text:p>
            <text:p>                                                            </text:p>
          </table:table-cell>
          <table:table-cell table:number-columns-repeated="3"/>
          <table:table-cell office:value-type="string" calcext:value-type="string">
            <text:p/>
            <text:p>Â Dhaka (Banani)</text:p>
            <text:p>                                                                    </text:p>
          </table:table-cell>
          <table:table-cell office:value-type="string" calcext:value-type="string">
            <text:p/>
            <text:p>Bachelor's in Computer Science or Engineering or a closely related discipline.</text:p>
            <text:p/>
          </table:table-cell>
          <table:table-cell office:value-type="string" calcext:value-type="string">
            <text:p/>
            <text:p>Strong programming/debugging skills in Python.</text:p>
            <text:p>Good Data Science skills. Processing, cleaning, and visualizing structured/unstructured data using libraries such as Numpy, Pandas, Matplotlib, Seaborn, and SciPy, etc. in a Jupyter notebook environment.</text:p>
            <text:p>Good knowledge of data transformation and/or preparing data suitable for ML algorithms. </text:p>
            <text:p>Experience in building and deploying Machine Learning solutions using various supervised/unsupervised ML algorithms such as Linear/Logistic Regression, Support Vector Machines, (Deep) Neural Networks, Random Forest, etc.</text:p>
            <text:p>Experience in building and deploying ML models using libraries such as scikit-learn, Keras, and TensorFlow.</text:p>
            <text:p>Ways to stand out from the crowd:</text:p>
            <text:p>1+ year of industrial experience with Python</text:p>
            <text:p>2+ years of experience working in industry solving real world problems using AI</text:p>
            <text:p>M.S. in Computer Science of closely related engineering field</text:p>
            <text:p>Deploying ML models on embedded platforms and/or large scale cloud services (AWS, GCP, Azure)</text:p>
            <text:p/>
          </table:table-cell>
          <table:table-cell table:number-columns-repeated="2"/>
          <table:table-cell office:value-type="string" calcext:value-type="string">
            <text:p/>
            <text:p>Â Oct 6, 2019</text:p>
            <text:p>                                                                        </text:p>
          </table:table-cell>
          <table:table-cell office:value-type="string" calcext:value-type="string">
            <text:p/>
            <text:p>Â Nov 5, 2019</text:p>
            <text:p>                                                                        </text:p>
          </table:table-cell>
          <table:table-cell table:number-columns-repeated="1008"/>
        </table:table-row>
        <table:table-row table:style-name="ro109">
          <table:table-cell office:value-type="string" calcext:value-type="string">
            <text:p>Assistant Manager, Cloud Solution Architect</text:p>
          </table:table-cell>
          <table:table-cell office:value-type="string" calcext:value-type="string">
            <text:p>eGeneration Limited </text:p>
          </table:table-cell>
          <table:table-cell office:value-type="string" calcext:value-type="string">
            <text:p/>
            <text:p>                                                                Not specific</text:p>
            <text:p>                                                                </text:p>
          </table:table-cell>
          <table:table-cell office:value-type="string" calcext:value-type="string">
            <text:p/>
            <text:p>Design, develop, implement and maintain the Azure/AWS/Google Infrastructure Framework.</text:p>
            <text:p>Plan network design, network security and DR scenarios as it pertains to the cloud.</text:p>
            <text:p>Research, implement and oversee best practices and guidelines for cloud operations and processes.</text:p>
            <text:p>Develop and present new cloud technologies and recommendations that best fit business and IT objectives that align with the strategic roadmap.</text:p>
            <text:p>Develop, build and maintain CCSO's cloud operational procedures and knowledge base.</text:p>
            <text:p>Develop cloud project initiation documents, including the definition of objectives, scope, approach, and deliverables.</text:p>
            <text:p>Assists with the cloud budget and cost reduction efforts by leveraging cloud services.</text:p>
            <text:p>Identify and communicate risks (business, application, technical) associated with component or application implementation.</text:p>
            <text:p>Help determine where all hardware and software components will be deployed relative to an applica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table:table-cell office:value-type="string" calcext:value-type="string">
            <text:p/>
            <text:p>Â Age 25 to 32 years</text:p>
            <text:p>                                                                    </text:p>
          </table:table-cell>
          <table:table-cell office:value-type="string" calcext:value-type="string">
            <text:p/>
            <text:p>Â Dhaka</text:p>
            <text:p>                                                                    </text:p>
          </table:table-cell>
          <table:table-cell office:value-type="string" calcext:value-type="string">
            <text:p/>
            <text:p>Bachelor of Science (BSc) in CSE, EEE or IT related subject</text:p>
            <text:p/>
          </table:table-cell>
          <table:table-cell office:value-type="string" calcext:value-type="string">
            <text:p/>
            <text:p>Age 25 to 32 years </text:p>
            <text:p>Positive attitude and a strong commitment to delivering quality of work.</text:p>
            <text:p>Excellent knowledge of cloud computing technologies and current computing trends.</text:p>
            <text:p>Effective communication skills.</text:p>
            <text:p/>
          </table:table-cell>
          <table:table-cell office:value-type="string" calcext:value-type="string">
            <text:p/>
            <text:p>Â Negotiable</text:p>
            <text:p>                                                                    </text:p>
          </table:table-cell>
          <table:table-cell office:value-type="string" calcext:value-type="string">
            <text:p/>
            <text:p>Weekly 2 holidaysLunch Facilities: Full SubsidizeSalary Review: YearlyFestival Bonus: 2</text:p>
            <text:p/>
          </table:table-cell>
          <table:table-cell office:value-type="string" calcext:value-type="string">
            <text:p/>
            <text:p>Â Oct 6, 2019</text:p>
            <text:p>                                                                        </text:p>
          </table:table-cell>
          <table:table-cell office:value-type="string" calcext:value-type="string">
            <text:p/>
            <text:p>Â Nov 5, 2019</text:p>
            <text:p>                                                                        </text:p>
          </table:table-cell>
          <table:table-cell table:number-columns-repeated="1008"/>
        </table:table-row>
        <table:table-row table:style-name="ro28">
          <table:table-cell office:value-type="string" calcext:value-type="string">
            <text:p>Java Programmer (Japan)</text:p>
          </table:table-cell>
          <table:table-cell office:value-type="string" calcext:value-type="string">
            <text:p>Work4u Consultancy Ltd. </text:p>
          </table:table-cell>
          <table:table-cell office:value-type="string" calcext:value-type="string">
            <text:p/>
            <text:p>                                                                10</text:p>
            <text:p>                                                                </text:p>
          </table:table-cell>
          <table:table-cell office:value-type="string" calcext:value-type="string">
            <text:p/>
            <text:p>                                                            N/A</text:p>
            <text:p>                                                        </text:p>
          </table:table-cell>
          <table:table-cell office:value-type="string" calcext:value-type="string">
            <text:p/>
            <text:p>This is programming Language (JAVA only|) Job in JAPAN.</text:p>
            <text:p>You must have the Japanese Language exam pass certificate JLPT N5/N4 .</text:p>
            <text:p>Any questions: 01913655566</text:p>
            <text:p>If you don`t  know the Japanese Language we can arrange the to teach you the Japanese Language.</text:p>
            <text:p/>
          </table:table-cell>
          <table:table-cell office:value-type="string" calcext:value-type="string">
            <text:p/>
            <text:p>                                                                Full-time</text:p>
            <text:p>                                                            </text:p>
          </table:table-cell>
          <table:table-cell table:number-columns-repeated="3"/>
          <table:table-cell office:value-type="string" calcext:value-type="string">
            <text:p/>
            <text:p>Â Japan</text:p>
            <text:p>                                                                    </text:p>
          </table:table-cell>
          <table:table-cell office:value-type="string" calcext:value-type="string">
            <text:p/>
            <text:p>Bachelor in Engineering (BEngg)Graduation  from any Engineering subject is preferable.</text:p>
            <text:p>Preferred Professional Certification: JLPTN5</text:p>
            <text:p/>
          </table:table-cell>
          <table:table-cell office:value-type="string" calcext:value-type="string">
            <text:p><text:s/></text:p>
          </table:table-cell>
          <table:table-cell office:value-type="string" calcext:value-type="string">
            <text:p/>
            <text:p>Â Tk. 150000 - 160000 (Monthly)</text:p>
            <text:p>                                                                    </text:p>
          </table:table-cell>
          <table:table-cell office:value-type="string" calcext:value-type="string">
            <text:p/>
            <text:p>Over time allowanceSalary Review: Yearly</text:p>
            <text:p/>
          </table:table-cell>
          <table:table-cell office:value-type="string" calcext:value-type="string">
            <text:p/>
            <text:p>Â Oct 3, 2019</text:p>
            <text:p>                                                                        </text:p>
          </table:table-cell>
          <table:table-cell office:value-type="string" calcext:value-type="string">
            <text:p/>
            <text:p>Â Nov 2, 2019</text:p>
            <text:p>                                                                        </text:p>
          </table:table-cell>
          <table:table-cell table:number-columns-repeated="1008"/>
        </table:table-row>
        <table:table-row table:style-name="ro104">
          <table:table-cell office:value-type="string" calcext:value-type="string">
            <text:p>Project Manager</text:p>
          </table:table-cell>
          <table:table-cell office:value-type="string" calcext:value-type="string">
            <text:p>Techvision </text:p>
          </table:table-cell>
          <table:table-cell office:value-type="string" calcext:value-type="string">
            <text:p>              02</text:p>
            <text:p>                                                                </text:p>
          </table:table-cell>
          <table:table-cell office:value-type="string" calcext:value-type="string">
            <text:p/>
            <text:p>Should be able to communicate and satisfy clients and well experienced of dealing clients in Bangladesh.</text:p>
            <text:p>Coordinate internal resources and third parties/vendors for the flawless execution of projects</text:p>
            <text:p>Ensure that all projects are delivered on-time, within scope and within budget</text:p>
            <text:p>Developing project scopes and objectives, involving all relevant stakeholders and ensuring technical feasibility</text:p>
            <text:p>Ensure resource availability and allocation</text:p>
            <text:p>Develop a detailed project plan to track progress</text:p>
            <text:p>Use appropriate verification techniques to manage changes in project scope, schedule and costs</text:p>
            <text:p>Measure project performance using appropriate systems, tools and techniques</text:p>
            <text:p>Report and escalate to management as needed</text:p>
            <text:p>Manage the relationship with the client and all stakeholders</text:p>
            <text:p>Perform risk management to minimize project risks</text:p>
            <text:p>Establish and maintain relationships with third parties/vendors</text:p>
            <text:p>Create and maintain comprehensive project documentation</text:p>
            <text:p/>
          </table:table-cell>
          <table:table-cell/>
          <table:table-cell office:value-type="string" calcext:value-type="string">
            <text:p>              Full-time</text:p>
            <text:p>                                                            </text:p>
          </table:table-cell>
          <table:table-cell office:value-type="string" calcext:value-type="string">
            <text:p/>
            <text:p>Â At least 8 year(s)</text:p>
            <text:p>                                                                    </text:p>
          </table:table-cell>
          <table:table-cell table:number-columns-repeated="2"/>
          <table:table-cell office:value-type="string" calcext:value-type="string">
            <text:p/>
            <text:p>Â Dhaka</text:p>
            <text:p>                                                                    </text:p>
          </table:table-cell>
          <table:table-cell/>
          <table:table-cell office:value-type="string" calcext:value-type="string">
            <text:p/>
            <text:p>Master or bachelor's in business administration / Computer Science.</text:p>
            <text:p/>
          </table:table-cell>
          <table:table-cell office:value-type="string" calcext:value-type="string">
            <text:p/>
            <text:p>Great educational background, preferably in the fields of computer science or engineering for technical project managers</text:p>
            <text:p>    Proven working experience as a project administrator in the information technology sector</text:p>
            <text:p>    Solid technical background, with understanding or hands-on experience in software development and web technologies</text:p>
            <text:p>    Excellent client-facing and internal communication skills</text:p>
            <text:p>    Excellent written and verbal communication skills</text:p>
            <text:p>    Solid organizational skills including attention to detail and multi-tasking skills</text:p>
            <text:p/>
          </table:table-cell>
          <table:table-cell/>
          <table:table-cell office:value-type="string" calcext:value-type="string">
            <text:p/>
            <text:p>Weekly 2 holidays</text:p>
            <text:p>    Salary Review: Yearly</text:p>
            <text:p>    Lunch Facilities: Partially Subsidize</text:p>
            <text:p>    Festival Bonus: 2(Yearly)</text:p>
            <text:p>    Yearly 1 tour</text:p>
            <text:p>    Birthday party</text:p>
            <text:p/>
          </table:table-cell>
          <table:table-cell office:value-type="string" calcext:value-type="string">
            <text:p/>
            <text:p>Â Oct 26, 2019</text:p>
            <text:p>                                                                        </text:p>
          </table:table-cell>
          <table:table-cell office:value-type="string" calcext:value-type="string">
            <text:p/>
            <text:p>Â Nov 25, 2019</text:p>
            <text:p>                                                                        </text:p>
          </table:table-cell>
          <table:table-cell table:number-columns-repeated="1007"/>
        </table:table-row>
        <table:table-row table:style-name="ro35">
          <table:table-cell office:value-type="string" calcext:value-type="string">
            <text:p>Software Engineer, ASP.NET (MVC)</text:p>
          </table:table-cell>
          <table:table-cell office:value-type="string" calcext:value-type="string">
            <text:p>AutoSoft Systems Limited </text:p>
          </table:table-cell>
          <table:table-cell office:value-type="string" calcext:value-type="string">
            <text:p>             03</text:p>
            <text:p>                                                                </text:p>
          </table:table-cell>
          <table:table-cell office:value-type="string" calcext:value-type="string">
            <text:p/>
            <text:p>Working experience to lead large scale web based asp.net projects successfully.</text:p>
            <text:p>Takes the lead role to Analyze, Architect and Design databases and asp.net projects.</text:p>
            <text:p>Provides technical leadership and mentor-ship to develop team members. Helps to resolve any technical issue/challenge that team needs.</text:p>
            <text:p>Excellent capability to translate complex client requirement to technical implementation.</text:p>
            <text:p>Develops international standard web application using Asp.Net 4.5 (or higher) and MS SQL Server 2008 (or higher).</text:p>
            <text:p>Advance level Experience in these technologies is must - ASP.Net MVC, ASP.Net Razor, ASP.Net Web API, Entity Framework,  LINQ, Async and AngularJS.</text:p>
            <text:p>Clear idea of Software as a Service (SaaS) is a software distribution model.</text:p>
            <text:p>Must have excellent grasp on an CSS frame like Bootstrap.</text:p>
            <text:p>Experience in Working on Windows Azure is strong plus.</text:p>
            <text:p>Excellent capability of writing complex SQL queries and objects.</text:p>
            <text:p>Habituated with service oriented development.</text:p>
            <text:p>Excellent analytical, problem solving and decision making skills.</text:p>
            <text:p>Ensure high quality, adherence to standards and best practices, high performance and scalable deliverable.</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Only males are allowed to apply</text:p>
            <text:p>                                                                    </text:p>
          </table:table-cell>
          <table:table-cell office:value-type="string" calcext:value-type="string">
            <text:p/>
            <text:p>Â Age 23 to 40 years</text:p>
            <text:p>                                                                    </text:p>
          </table:table-cell>
          <table:table-cell office:value-type="string" calcext:value-type="string">
            <text:p/>
            <text:p>Â Anywhere in Bangladesh</text:p>
            <text:p>                                                                    </text:p>
          </table:table-cell>
          <table:table-cell office:value-type="string" calcext:value-type="string">
            <text:p/>
            <text:p>B.Sc. in Computer Science from any reputed University or From any other Background who is Confident enough to be Fit to join this adventure with us.</text:p>
            <text:p/>
          </table:table-cell>
          <table:table-cell office:value-type="string" calcext:value-type="string">
            <text:p/>
            <text:p>Age 23 to 40 years </text:p>
            <text:p>Only males are allowed to apply</text:p>
            <text:p>At least 2 years of development experience with ASP.NET 3.5, Ajax, jQuery and java script, C#, </text:p>
            <text:p>Good hands on optimal database designing concept using .Net and SQL Server 2008/2012/2014/2016</text:p>
            <text:p>Clear understanding OOP, Data Structures, Algorithms and Design Patterns.</text:p>
            <text:p>Must be quick learning capability and positive attitude needed in any kind of new technology.</text:p>
            <text:p>Must have a good understanding of browser compatibility issues.</text:p>
            <text:p>Must be proactive, self motivated and have positive attitude in the work.</text:p>
            <text:p>Must have the ability to work as a Team and build consensus with the colleagues thereof.</text:p>
            <text:p>Must have strong communication and interpersonal skills.</text:p>
            <text:p>Must have High Ethical values.</text:p>
            <text:p/>
          </table:table-cell>
          <table:table-cell office:value-type="string" calcext:value-type="string">
            <text:p/>
            <text:p>Â Negotiable</text:p>
            <text:p>                                                                    </text:p>
          </table:table-cell>
          <table:table-cell/>
          <table:table-cell office:value-type="string" calcext:value-type="string">
            <text:p/>
            <text:p>Â Oct 24, 2019</text:p>
            <text:p>                                                                        </text:p>
          </table:table-cell>
          <table:table-cell office:value-type="string" calcext:value-type="string">
            <text:p/>
            <text:p>Â Nov 7, 2019</text:p>
            <text:p>                                                                        </text:p>
          </table:table-cell>
          <table:table-cell table:number-columns-repeated="1008"/>
        </table:table-row>
        <table:table-row table:style-name="ro100">
          <table:table-cell office:value-type="string" calcext:value-type="string">
            <text:p>Software Engineer</text:p>
          </table:table-cell>
          <table:table-cell office:value-type="string" calcext:value-type="string">
            <text:p>HAL Technologies Limited </text:p>
          </table:table-cell>
          <table:table-cell office:value-type="string" calcext:value-type="string">
            <text:p/>
            <text:p>                                                                01</text:p>
            <text:p>                                                                </text:p>
          </table:table-cell>
          <table:table-cell office:value-type="string" calcext:value-type="string">
            <text:p/>
            <text:p>Good command in MVC 5, CSS5, Java Script and Visual Studio 2013.</text:p>
            <text:p>Develop international standard web application using ASP.Net, C# Anjular JS and Oracle </text:p>
            <text:p>An understanding of Design Standards and coding guidelines.</text:p>
            <text:p>Need to have good communication skill and should communicate pro-actively with team member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25 to 40 years</text:p>
            <text:p>                                                                    </text:p>
          </table:table-cell>
          <table:table-cell office:value-type="string" calcext:value-type="string">
            <text:p/>
            <text:p>Â Dhaka</text:p>
            <text:p>                                                                    </text:p>
          </table:table-cell>
          <table:table-cell office:value-type="string" calcext:value-type="string">
            <text:p/>
            <text:p>B.Sc. / M.Sc  in Computer Science &amp; Engineering or  related subject from reputed local and foreign University.</text:p>
            <text:p/>
          </table:table-cell>
          <table:table-cell office:value-type="string" calcext:value-type="string">
            <text:p/>
            <text:p>Age 25 to 40 years </text:p>
            <text:p>Both males and females are allowed to apply</text:p>
            <text:p>Must have 2 years Practical Experience in developing web-based solution in ASP.NET,  C#, Angular JS, MVC 5, Visual Studio 2913 and Oracle.</text:p>
            <text:p>Must be fast learner and a self starter with high sense of urgency.</text:p>
            <text:p>Must have working ability under pressure to meet the upcoming technological challenge.</text:p>
            <text:p>Able to meet deadline strictly.</text:p>
            <text:p>Candidates should provide their recent projects list with their application.</text:p>
            <text:p/>
          </table:table-cell>
          <table:table-cell office:value-type="string" calcext:value-type="string">
            <text:p/>
            <text:p>Â Negotiable</text:p>
            <text:p>                                                                    </text:p>
          </table:table-cell>
          <table:table-cell office:value-type="string" calcext:value-type="string">
            <text:p/>
            <text:p>T/A, Tour allowanceLunch Facilities: Full SubsidizeSalary Review: YearlyFestival Bonus: 2Yearly Increment.</text:p>
            <text:p>Casual Leave, Medical Leave, Earn Leave etc.</text:p>
            <text:p>Other benefits as per company policy.</text:p>
            <text:p/>
          </table:table-cell>
          <table:table-cell office:value-type="string" calcext:value-type="string">
            <text:p/>
            <text:p>Â Oct 24, 2019</text:p>
            <text:p>                                                                        </text:p>
          </table:table-cell>
          <table:table-cell office:value-type="string" calcext:value-type="string">
            <text:p/>
            <text:p>Â Nov 21, 2019</text:p>
            <text:p>                                                                        </text:p>
          </table:table-cell>
          <table:table-cell table:number-columns-repeated="1008"/>
        </table:table-row>
        <table:table-row table:style-name="ro103">
          <table:table-cell office:value-type="string" calcext:value-type="string">
            <text:p>Digital Marketing Officer</text:p>
          </table:table-cell>
          <table:table-cell office:value-type="string" calcext:value-type="string">
            <text:p>Image Edit Expert </text:p>
          </table:table-cell>
          <table:table-cell office:value-type="string" calcext:value-type="string">
            <text:p/>
            <text:p>                                                                05</text:p>
            <text:p>                                                                </text:p>
          </table:table-cell>
          <table:table-cell office:value-type="string" calcext:value-type="string">
            <text:p/>
            <text:p>Plan, Prepare and execute all branding activities.The activity engages in digital marketing.Monitoring and analyze market trends.Study competitors' products and services.Explore ways to improve existing products and services and increasing profitability.Identify target markets and develop strategies to communicate with them.Prepare and manage marketing plans and budgets.Liaison with other internal departments.Produce periodical reports to monitor results.Present findings and suggestions to the management and other senior manager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at least 20 years</text:p>
            <text:p>                                                                    </text:p>
          </table:table-cell>
          <table:table-cell office:value-type="string" calcext:value-type="string">
            <text:p/>
            <text:p>Â Dhaka, Dhaka (Mirpur)</text:p>
            <text:p>                                                                    </text:p>
          </table:table-cell>
          <table:table-cell office:value-type="string" calcext:value-type="string">
            <text:p/>
            <text:p>HSC, Diploma in Engineering, Bachelor degree in any discipline</text:p>
            <text:p>Skills Required:  Graphics Design, Digital Marketing</text:p>
            <text:p/>
          </table:table-cell>
          <table:table-cell office:value-type="string" calcext:value-type="string">
            <text:p/>
            <text:p>Age at least 20 years </text:p>
            <text:p>Both males and females are allowed to apply</text:p>
            <text:p/>
          </table:table-cell>
          <table:table-cell office:value-type="string" calcext:value-type="string">
            <text:p/>
            <text:p>Â Negotiable</text:p>
            <text:p>                                                                    </text:p>
          </table:table-cell>
          <table:table-cell office:value-type="string" calcext:value-type="string">
            <text:p/>
            <text:p>Over time allowanceSalary Review: YearlyFestival Bonus: 2</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110">
          <table:table-cell office:value-type="string" calcext:value-type="string">
            <text:p>IT Executive</text:p>
          </table:table-cell>
          <table:table-cell office:value-type="string" calcext:value-type="string">
            <text:p>British American Resource Center </text:p>
          </table:table-cell>
          <table:table-cell office:value-type="string" calcext:value-type="string">
            <text:p/>
            <text:p>                                                                1</text:p>
            <text:p>                                                                </text:p>
          </table:table-cell>
          <table:table-cell office:value-type="string" calcext:value-type="string">
            <text:p/>
            <text:p>Provide IT supports for desktop, laptop &amp; also require troubleshoot all IT Equipment &amp; Solving Problems (Printer, Switch, Router, Desktop PC, Laptop &amp; system in used).</text:p>
            <text:p>Understanding of Computer power and UPS, Suitable system of power, online and offline UPS</text:p>
            <text:p>Inter-networking concepts and able to manage a sister concern office network.</text:p>
            <text:p>CCTV System (IP Camera), Attendance machine configure &amp; maintenance.</text:p>
            <text:p>Company user's mail configure in Microsoft outlook, Windows Live mail.</text:p>
            <text:p>Identifying and monitoring recurring requirements for all computer/laptop users and formulating and implementing desired solutions for them accordingly.</text:p>
            <text:p>Overseeing all technical support and troubleshooting activities related to Network printers, LaserJet printers, photocopy machines, scanners, CCTV cameras, Access Control Devices, Multimedia Projectors, etc.</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5 year(s)</text:p>
            <text:p>                                                                    </text:p>
          </table:table-cell>
          <table:table-cell office:value-type="string" calcext:value-type="string">
            <text:p/>
            <text:p>Â Both males and females are allowed to apply</text:p>
            <text:p>                                                                    </text:p>
          </table:table-cell>
          <table:table-cell office:value-type="string" calcext:value-type="string">
            <text:p/>
            <text:p>Â Age 24 to 35 years</text:p>
            <text:p>                                                                    </text:p>
          </table:table-cell>
          <table:table-cell office:value-type="string" calcext:value-type="string">
            <text:p/>
            <text:p>Â Dhaka (Uttara)</text:p>
            <text:p>                                                                    </text:p>
          </table:table-cell>
          <table:table-cell office:value-type="string" calcext:value-type="string">
            <text:p/>
            <text:p>Diploma in Computer</text:p>
            <text:p/>
          </table:table-cell>
          <table:table-cell office:value-type="string" calcext:value-type="string">
            <text:p/>
            <text:p>Age 24 to 35 years </text:p>
            <text:p>Both males and females are allowed to apply</text:p>
            <text:p>Must have Computer Hardware repairing knowledge, UPS and Electric work experience</text:p>
            <text:p>Must have can do attitude.</text:p>
            <text:p/>
          </table:table-cell>
          <table:table-cell office:value-type="string" calcext:value-type="string">
            <text:p/>
            <text:p>Â Negotiable</text:p>
            <text:p>                                                                    </text:p>
          </table:table-cell>
          <table:table-cell office:value-type="string" calcext:value-type="string">
            <text:p/>
            <text:p>Pension policy, Tour allowanceFestival Bonus: 2</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38">
          <table:table-cell office:value-type="string" calcext:value-type="string">
            <text:p>Senior PHP Developer</text:p>
          </table:table-cell>
          <table:table-cell office:value-type="string" calcext:value-type="string">
            <text:p>XpeedStudio </text:p>
          </table:table-cell>
          <table:table-cell office:value-type="string" calcext:value-type="string">
            <text:p/>
            <text:p>                                                                4</text:p>
            <text:p>                                                                </text:p>
          </table:table-cell>
          <table:table-cell office:value-type="string" calcext:value-type="string">
            <text:p>Strong knowledge in OOP, MVC, Namespace, Traits &amp; Design Patterns</text:p>
            <text:p>Must have expertise in RAW PHP Programming.</text:p>
            <text:p>Advanced knowledge of Javascript.</text:p>
            <text:p>Ability to build and consume modern RESTful web services.</text:p>
            <text:p>Develop enterprise-level application development with WordPress platform.</text:p>
            <text:p>Writing codes with Vue.js, React.js.</text:p>
          </table:table-cell>
          <table:table-cell office:value-type="string" calcext:value-type="string">
            <text:p> </text:p>
            <text:p>                                                            We are looking for Senior Software Engineers with 3+ years of experience. You must be a problem solver.</text:p>
            <text:p>                                                        </text:p>
          </table:table-cell>
          <table:table-cell office:value-type="string" calcext:value-type="string">
            <text:p/>
            <text:p>                                                                Full-time</text:p>
            <text:p>                                                            </text:p>
          </table:table-cell>
          <table:table-cell office:value-type="string" calcext:value-type="string">
            <text:p/>
            <text:p>Â At least 3 year(s)</text:p>
            <text:p>                                                                    </text:p>
          </table:table-cell>
          <table:table-cell office:value-type="string" calcext:value-type="string">
            <text:p/>
            <text:p>Â Both males and females are allowed to apply</text:p>
            <text:p>                                                                    </text:p>
          </table:table-cell>
          <table:table-cell office:value-type="string" calcext:value-type="string">
            <text:p/>
            <text:p>Â Age 21 to 38 years</text:p>
            <text:p>                                                                    </text:p>
          </table:table-cell>
          <table:table-cell office:value-type="string" calcext:value-type="string">
            <text:p/>
            <text:p>Â Dhaka (Mohammadpur)</text:p>
            <text:p>                                                                    </text:p>
          </table:table-cell>
          <table:table-cell office:value-type="string" calcext:value-type="string">
            <text:p/>
            <text:p>Bachelor of Science (BSc), Master of Science (MSc)Preferably CSE Background.</text:p>
            <text:p>For the people who have at least 4+ years, Educational qualification may be compromised.</text:p>
            <text:p>Skills Required:  Core PHP,  CSS3 and UI,  WordPress, JavaScript, PHP(OOP), Wordpress Plugin Development, wordpress theme development</text:p>
            <text:p/>
          </table:table-cell>
          <table:table-cell office:value-type="string" calcext:value-type="string">
            <text:p/>
            <text:p>Age 21 to 38 years </text:p>
            <text:p>Both males and females are allowed to apply</text:p>
            <text:p>Excellent command of written English.</text:p>
            <text:p>Must have to obey company rules and follow the instructions of the team leader.</text:p>
            <text:p>Must be initiative, creative, innovative, quick learner and a team player.</text:p>
            <text:p/>
          </table:table-cell>
          <table:table-cell office:value-type="string" calcext:value-type="string">
            <text:p/>
            <text:p>Â Tk. 60000 - 100000 (Monthly)</text:p>
            <text:p>                                                                    </text:p>
          </table:table-cell>
          <table:table-cell office:value-type="string" calcext:value-type="string">
            <text:p/>
            <text:p>Performance bonus, Weekly 2 holidaysSalary Review: Half YearlyFestival Bonus: 2Salary on right time</text:p>
            <text:p>Two festival bonus (According to the company policy)</text:p>
            <text:p>Training and learning materials to improve skills.</text:p>
            <text:p>Lunch and snacks will be provided from the office.</text:p>
            <text:p>Unlimited tea and coffee.</text:p>
            <text:p>Monthly Buffet</text:p>
            <text:p>Fun, Relaxed Working Environment</text:p>
            <text:p>Yearly Tour</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66">
          <table:table-cell office:value-type="string" calcext:value-type="string">
            <text:p>Executive - IT</text:p>
          </table:table-cell>
          <table:table-cell office:value-type="string" calcext:value-type="string">
            <text:p>HASSAN BOOK DEPOT </text:p>
          </table:table-cell>
          <table:table-cell office:value-type="string" calcext:value-type="string">
            <text:p/>
            <text:p>                                                                Not specific</text:p>
            <text:p>                                                                </text:p>
          </table:table-cell>
          <table:table-cell office:value-type="string" calcext:value-type="string">
            <text:p>IPv4 subnetting, VLSM, VPN</text:p>
            <text:p>Sound knowledge on LAN, WAN, NAT, PAT.</text:p>
            <text:p>MikroTik routing &amp; switching.</text:p>
            <text:p>Troubleshooting Computer network, hardware &amp; software.</text:p>
            <text:p>CCTV, IP Phone, Access Control Manage</text:p>
          </table:table-cell>
          <table:table-cell office:value-type="string" calcext:value-type="string">
            <text:p> </text:p>
            <text:p>                                                            Hassan Book Depot. One of the leading publications of Bangladesh. Since establishment, this organization is taking care of the great responsibility of publishing and supplying the necessary books and learning materials from since last 64 years !</text:p>
            <text:p>                                                        </text:p>
          </table:table-cell>
          <table:table-cell office:value-type="string" calcext:value-type="string">
            <text:p/>
            <text:p>                                                                Full-time</text:p>
            <text:p>                                                            </text:p>
          </table:table-cell>
          <table:table-cell office:value-type="string" calcext:value-type="string">
            <text:p/>
            <text:p>Â 2 to 4 year(s)</text:p>
            <text:p>                                                                    </text:p>
          </table:table-cell>
          <table:table-cell office:value-type="string" calcext:value-type="string">
            <text:p/>
            <text:p>Â Only males are allowed to apply</text:p>
            <text:p>                                                                    </text:p>
          </table:table-cell>
          <table:table-cell office:value-type="string" calcext:value-type="string">
            <text:p/>
            <text:p>Â Age 22 to 30 years</text:p>
            <text:p>                                                                    </text:p>
          </table:table-cell>
          <table:table-cell office:value-type="string" calcext:value-type="string">
            <text:p/>
            <text:p>Â Dhaka</text:p>
            <text:p>                                                                    </text:p>
          </table:table-cell>
          <table:table-cell office:value-type="string" calcext:value-type="string">
            <text:p/>
            <text:p>Bachelor of Science (B.Sc) in CSE</text:p>
            <text:p>B. Sc in Engineering in EEE/ CSE/ ETE from any Reputed Universities.</text:p>
            <text:p>Diploma Engineers are also encouraged to apply.</text:p>
            <text:p/>
          </table:table-cell>
          <table:table-cell office:value-type="string" calcext:value-type="string">
            <text:p/>
            <text:p>Age 22 to 30 years </text:p>
            <text:p>Only males are allowed to apply</text:p>
            <text:p>Should be CCNA certified. ISP employers will be preferred.</text:p>
            <text:p>The applicants should have experience in the following area(s):</text:p>
            <text:p>Network Engineer/Network Administrator, Hardware Engineer, IT System Management, Security Management of IT System</text:p>
            <text:p/>
          </table:table-cell>
          <table:table-cell office:value-type="string" calcext:value-type="string">
            <text:p/>
            <text:p>Â Negotiable</text:p>
            <text:p>                                                                    </text:p>
          </table:table-cell>
          <table:table-cell/>
          <table:table-cell office:value-type="string" calcext:value-type="string">
            <text:p/>
            <text:p>Â Oct 25, 2019</text:p>
            <text:p>                                                                        </text:p>
          </table:table-cell>
          <table:table-cell office:value-type="string" calcext:value-type="string">
            <text:p/>
            <text:p>Â Nov 22, 2019</text:p>
            <text:p>                                                                        </text:p>
          </table:table-cell>
          <table:table-cell table:number-columns-repeated="1008"/>
        </table:table-row>
        <table:table-row table:style-name="ro67">
          <table:table-cell office:value-type="string" calcext:value-type="string">
            <text:p>PHP Developer</text:p>
          </table:table-cell>
          <table:table-cell office:value-type="string" calcext:value-type="string">
            <text:p>bdtender.com </text:p>
          </table:table-cell>
          <table:table-cell office:value-type="string" calcext:value-type="string">
            <text:p/>
            <text:p>                                                                01</text:p>
            <text:p>                                                                </text:p>
          </table:table-cell>
          <table:table-cell office:value-type="string" calcext:value-type="string">
            <text:p>Technical Support, Modification and Addition for bdtender.com, amiparbo.com, uialbd.com &amp; eschoolbd.net</text:p>
            <text:p>Facebook pages maintenance</text:p>
            <text:p>Take care of the SEO activities in google.com and email services</text:p>
            <text:p>New website dvelopment using wordpress and existing website maintenance</text:p>
          </table:table-cell>
          <table:table-cell office:value-type="string" calcext:value-type="string">
            <text:p> </text:p>
            <text:p>                                                            Ultimate Information Architect Limited (ULTIMATE) is a specialized software development company aiming to promote enterprise solutions. At ULTIMATE, we have been developing total business solutions for the most part of last twenty four years. We have a fair share of experience of working with overseas clients. We provide customized solutions developed from very scratch to a point of Excellency and stick to the requirement of the client till their complete satisfaction.</text:p>
            <text:p>                                                        </text:p>
          </table:table-cell>
          <table:table-cell office:value-type="string" calcext:value-type="string">
            <text:p/>
            <text:p>                                                                Full-time</text:p>
            <text:p>                                                            </text:p>
          </table:table-cell>
          <table:table-cell office:value-type="string" calcext:value-type="string">
            <text:p/>
            <text:p>Â 2 to 3 year(s)</text:p>
            <text:p>                                                                    </text:p>
          </table:table-cell>
          <table:table-cell office:value-type="string" calcext:value-type="string">
            <text:p/>
            <text:p>Â Both males and females are allowed to apply</text:p>
            <text:p>                                                                    </text:p>
          </table:table-cell>
          <table:table-cell office:value-type="string" calcext:value-type="string">
            <text:p/>
            <text:p>Â Age 20 to 30 years</text:p>
            <text:p>                                                                    </text:p>
          </table:table-cell>
          <table:table-cell office:value-type="string" calcext:value-type="string">
            <text:p/>
            <text:p>Â Dhaka (Mohammadpur)</text:p>
            <text:p>                                                                    </text:p>
          </table:table-cell>
          <table:table-cell office:value-type="string" calcext:value-type="string">
            <text:p/>
            <text:p>Bachelor of Science (BSc) in Computer Science &amp; EngineeringCSE Graduation from any reputed University</text:p>
            <text:p>Skills Required:  WordPress, Adobe Photoshop/ Illustrator, Core PHP, php codeigniter</text:p>
            <text:p/>
          </table:table-cell>
          <table:table-cell office:value-type="string" calcext:value-type="string">
            <text:p/>
            <text:p>Age 20 to 30 years </text:p>
            <text:p>Both males and females are allowed to apply</text:p>
            <text:p/>
          </table:table-cell>
          <table:table-cell office:value-type="string" calcext:value-type="string">
            <text:p/>
            <text:p>Â Negotiable</text:p>
            <text:p>                                                                    </text:p>
          </table:table-cell>
          <table:table-cell/>
          <table:table-cell office:value-type="string" calcext:value-type="string">
            <text:p/>
            <text:p>Â Oct 26, 2019</text:p>
            <text:p>                                                                        </text:p>
          </table:table-cell>
          <table:table-cell office:value-type="string" calcext:value-type="string">
            <text:p/>
            <text:p>Â Nov 7, 2019</text:p>
            <text:p>                                                                        </text:p>
          </table:table-cell>
          <table:table-cell table:number-columns-repeated="1008"/>
        </table:table-row>
        <table:table-row table:style-name="ro37">
          <table:table-cell office:value-type="string" calcext:value-type="string">
            <text:p>IT Officer (Hope Technical Institute)</text:p>
          </table:table-cell>
          <table:table-cell office:value-type="string" calcext:value-type="string">
            <text:p>Christian Service Society (CSS) </text:p>
          </table:table-cell>
          <table:table-cell office:value-type="string" calcext:value-type="string">
            <text:p/>
            <text:p>                                                                01</text:p>
            <text:p>                                                                </text:p>
          </table:table-cell>
          <table:table-cell office:value-type="string" calcext:value-type="string">
            <text:p>To strength the existing computer system and setup need based new programs within the Education Sector.</text:p>
            <text:p>To take necessary steps (i. e. repair and replacement) to solve computer related problems including hardware, software &amp; Networking.</text:p>
            <text:p>To build local area network for the sector and to monitor the network as well as to trouble shoot the network difficulties.</text:p>
            <text:p>To take necessary steps to connect the computers to the internet and to ensure the proper use of internet as per instruction of Institute high authority.</text:p>
            <text:p>To help the purchase department while purchasing computer equipment and accessories.</text:p>
            <text:p>To help the staffs of the Education sector to enrich their technical knowledge regarding the use of computer.</text:p>
            <text:p>To prepare and circulate different literature, hand note, manual with updated information related to computer use and circulate the users.</text:p>
            <text:p>To attend different meeting, workshop, seminar, related to IT and inform management accordingly.</text:p>
            <text:p>To take necessary action to solve any problem in the telecommunication system (PABX, Internet etc.) of the Sector.</text:p>
            <text:p>To monitor the photocopier machine of the Education Sector and to take necessary steps to solve the problems of the machine.</text:p>
            <text:p>To carry out another task of Information Technology &amp; related work delegated by the higher authority.</text:p>
          </table:table-cell>
          <table:table-cell office:value-type="string" calcext:value-type="string">
            <text:p> </text:p>
            <text:p>The IT officer is responsible for oversight of the following:</text:p>
            <text:p>IT Officer is accountable to design, implement, facilitate &amp; coordinate the overall activities of IT Support in Education Sector including computer (Hardware, Software, Networking), Phone/Internet, photocopier, Multimedia, Printer etc.</text:p>
            <text:p/>
          </table:table-cell>
          <table:table-cell office:value-type="string" calcext:value-type="string">
            <text:p/>
            <text:p>                                                                Full-time</text:p>
            <text:p>                                                            </text:p>
          </table:table-cell>
          <table:table-cell office:value-type="string" calcext:value-type="string">
            <text:p/>
            <text:p>Â At least 2 year(s)</text:p>
            <text:p>                                                                    </text:p>
          </table:table-cell>
          <table:table-cell office:value-type="string" calcext:value-type="string">
            <text:p/>
            <text:p>Â Both males and females are allowed to apply</text:p>
            <text:p>                                                                    </text:p>
          </table:table-cell>
          <table:table-cell office:value-type="string" calcext:value-type="string">
            <text:p/>
            <text:p>Â Age 22 to 40 years</text:p>
            <text:p>                                                                    </text:p>
          </table:table-cell>
          <table:table-cell office:value-type="string" calcext:value-type="string">
            <text:p/>
            <text:p>Â Khulna</text:p>
            <text:p>                                                                    </text:p>
          </table:table-cell>
          <table:table-cell office:value-type="string" calcext:value-type="string">
            <text:p/>
            <text:p>B.Sc in Computer Science &amp; Engineering</text:p>
            <text:p/>
          </table:table-cell>
          <table:table-cell office:value-type="string" calcext:value-type="string">
            <text:p/>
            <text:p>Age 22 to 40 years </text:p>
            <text:p>Both males and females are allowed to apply</text:p>
            <text:p>The candidate should be experienced in following areas: Computer Office Application, Hardware and Networking, Database Programming, Graphics Design and Multimedia.</text:p>
            <text:p>The candidate should have minimum two years working experience on Web Page Designing.</text:p>
            <text:p>Age and Educational Background will be relaxed for the experienced candidates.</text:p>
            <text:p>4 years Diploma in Engineering Computer Technology and having knowledge on Syllabus of SSC Vocational and Basic Short Courses.</text:p>
            <text:p>The candidate must have experience in managing class according to the Bangladesh Technical Education Board.</text:p>
            <text:p/>
          </table:table-cell>
          <table:table-cell office:value-type="string" calcext:value-type="string">
            <text:p/>
            <text:p>Â Tk. 15000 - 18000 (Monthly)</text:p>
            <text:p>                                                                    </text:p>
          </table:table-cell>
          <table:table-cell office:value-type="string" calcext:value-type="string">
            <text:p/>
            <text:p>After 6 months, if he/she becomes the permanent employee of the organization, other benefits will be offered as per the organizational policy like provident fund, gratuity, festival bonus, yearly increment, staff insurance, medical aid etc.</text:p>
            <text:p/>
          </table:table-cell>
          <table:table-cell office:value-type="string" calcext:value-type="string">
            <text:p/>
            <text:p>Â Oct 26, 2019</text:p>
            <text:p>                                                                        </text:p>
          </table:table-cell>
          <table:table-cell office:value-type="string" calcext:value-type="string">
            <text:p/>
            <text:p>Â Nov 6, 2019</text:p>
            <text:p>                                                                        </text:p>
          </table:table-cell>
          <table:table-cell table:number-columns-repeated="1008"/>
        </table:table-row>
        <table:table-row table:style-name="ro58">
          <table:table-cell office:value-type="string" calcext:value-type="string">
            <text:p>UX/UI Designer</text:p>
          </table:table-cell>
          <table:table-cell office:value-type="string" calcext:value-type="string">
            <text:p>Liz Complex </text:p>
          </table:table-cell>
          <table:table-cell office:value-type="string" calcext:value-type="string">
            <text:p/>
            <text:p>                                                                Not specific</text:p>
            <text:p>                                                                </text:p>
          </table:table-cell>
          <table:table-cell office:value-type="string" calcext:value-type="string">
            <text:p/>
            <text:p>Need to understand typography, color, grid, and composition. Understand and stay up-to-date on current design trends and techniques Keen eye for design and color and brand consistency Experience with Responsive Web Designs and Techniques Understanding of common software development practices. Expert on HTML, CSS, JQuery/Ajax bootstrap, sass, less etc.Proficient understanding of client-side scripting and JavaScript frameworks, including jQ ueryNeed experience  of browser compatibility and device compatibilityIdentify and troubleshoot UX problem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25 to 30 years</text:p>
            <text:p>                                                                    </text:p>
          </table:table-cell>
          <table:table-cell office:value-type="string" calcext:value-type="string">
            <text:p/>
            <text:p>Â Anywhere in Bangladesh</text:p>
            <text:p>                                                                    </text:p>
          </table:table-cell>
          <table:table-cell office:value-type="string" calcext:value-type="string">
            <text:p/>
            <text:p>Diploma or Bachelor degree in any disciplineIDB Trainee are preferable</text:p>
            <text:p>Skills Required:  Ajax,  HTML5, Bootstrap, CSS, JavaScript, jquery</text:p>
            <text:p/>
          </table:table-cell>
          <table:table-cell office:value-type="string" calcext:value-type="string">
            <text:p/>
            <text:p>Age 25 to 30 years </text:p>
            <text:p>Only males are allowed to apply</text:p>
            <text:p/>
          </table:table-cell>
          <table:table-cell office:value-type="string" calcext:value-type="string">
            <text:p/>
            <text:p>Â Negotiable</text:p>
            <text:p>                                                                    </text:p>
          </table:table-cell>
          <table:table-cell office:value-type="string" calcext:value-type="string">
            <text:p/>
            <text:p>Festival Bonus: 2As per company policy</text:p>
            <text:p/>
          </table:table-cell>
          <table:table-cell office:value-type="string" calcext:value-type="string">
            <text:p/>
            <text:p>Â Oct 26, 2019</text:p>
            <text:p>                                                                        </text:p>
          </table:table-cell>
          <table:table-cell office:value-type="string" calcext:value-type="string">
            <text:p/>
            <text:p>Â Nov 5, 2019</text:p>
            <text:p>                                                                        </text:p>
          </table:table-cell>
          <table:table-cell table:number-columns-repeated="1008"/>
        </table:table-row>
        <table:table-row table:style-name="ro111">
          <table:table-cell office:value-type="string" calcext:value-type="string">
            <text:p>IT Support</text:p>
          </table:table-cell>
          <table:table-cell office:value-type="string" calcext:value-type="string">
            <text:p>Liz Complex </text:p>
          </table:table-cell>
          <table:table-cell office:value-type="string" calcext:value-type="string">
            <text:p/>
            <text:p>                                                                Not specific</text:p>
            <text:p>                                                                </text:p>
          </table:table-cell>
          <table:table-cell office:value-type="string" calcext:value-type="string">
            <text:p/>
            <text:p>Manage and monitor all installed systems, support and infrastructure.</text:p>
            <text:p>Install, support &amp; maintenance of enterprise servers &amp; storage system.</text:p>
            <text:p>Install and Troubleshoot OS, e.g. Windows Server 2012 / 2008.</text:p>
            <text:p>Strong understanding of email servers (Exchange, Office 365, Linux Based Open Source) and configuration.</text:p>
            <text:p>Perform day-to-day operation of IP and PABX based Telecom Network.</text:p>
            <text:p>Recommend changes and implement to improve system health, system performance and Network Security.</text:p>
            <text:p>LAN survey and enterprise WiFi solution (Configure, Maintenance, and Troubleshoot).</text:p>
            <text:p>Liaise with vendors and other IT personnel for problem resolution.</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Only males are allowed to apply</text:p>
            <text:p>                                                                    </text:p>
          </table:table-cell>
          <table:table-cell office:value-type="string" calcext:value-type="string">
            <text:p/>
            <text:p>Â Age 25 to 30 years</text:p>
            <text:p>                                                                    </text:p>
          </table:table-cell>
          <table:table-cell office:value-type="string" calcext:value-type="string">
            <text:p/>
            <text:p>Â Anywhere in Bangladesh</text:p>
            <text:p>                                                                    </text:p>
          </table:table-cell>
          <table:table-cell office:value-type="string" calcext:value-type="string">
            <text:p/>
            <text:p>Bachelor of Science (BSc) in Computer Science &amp; EngineeringIsDB-BISEW Networking Technologies completed person will get preference</text:p>
            <text:p/>
          </table:table-cell>
          <table:table-cell office:value-type="string" calcext:value-type="string">
            <text:p/>
            <text:p>Age 25 to 30 years </text:p>
            <text:p>Only males are allowed to apply</text:p>
            <text:p/>
          </table:table-cell>
          <table:table-cell office:value-type="string" calcext:value-type="string">
            <text:p/>
            <text:p>Â Negotiable</text:p>
            <text:p>                                                                    </text:p>
          </table:table-cell>
          <table:table-cell office:value-type="string" calcext:value-type="string">
            <text:p/>
            <text:p>Festival Bonus: 2As per company policy</text:p>
            <text:p/>
          </table:table-cell>
          <table:table-cell office:value-type="string" calcext:value-type="string">
            <text:p/>
            <text:p>Â Oct 26, 2019</text:p>
            <text:p>                                                                        </text:p>
          </table:table-cell>
          <table:table-cell office:value-type="string" calcext:value-type="string">
            <text:p/>
            <text:p>Â Nov 9, 2019</text:p>
            <text:p>                                                                        </text:p>
          </table:table-cell>
          <table:table-cell table:number-columns-repeated="1008"/>
        </table:table-row>
        <table:table-row table:style-name="ro65">
          <table:table-cell office:value-type="string" calcext:value-type="string">
            <text:p>Video Editor (IT)</text:p>
          </table:table-cell>
          <table:table-cell office:value-type="string" calcext:value-type="string">
            <text:p>Ad Asia </text:p>
          </table:table-cell>
          <table:table-cell office:value-type="string" calcext:value-type="string">
            <text:p/>
            <text:p>                                                                02</text:p>
            <text:p>                                                                </text:p>
          </table:table-cell>
          <table:table-cell office:value-type="string" calcext:value-type="string">
            <text:p/>
            <text:p>All version in video editing.</text:p>
            <text:p>Has adequate knowledge about software programming.</text:p>
            <text:p>Handling You Tube &amp; Facebook Boost.</text:p>
            <text:p>Support all software activities of the company.</text:p>
            <text:p>Develop and maintain company website and other IT matters.</text:p>
            <text:p>Any other tasks assigned by the authorit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table:table-cell office:value-type="string" calcext:value-type="string">
            <text:p/>
            <text:p>Â Age at most 30 years</text:p>
            <text:p>                                                                    </text:p>
          </table:table-cell>
          <table:table-cell office:value-type="string" calcext:value-type="string">
            <text:p/>
            <text:p>Â Dhaka</text:p>
            <text:p>                                                                    </text:p>
          </table:table-cell>
          <table:table-cell office:value-type="string" calcext:value-type="string">
            <text:p/>
            <text:p>Bachelor of Science (B.Sc) in CSE</text:p>
            <text:p/>
          </table:table-cell>
          <table:table-cell office:value-type="string" calcext:value-type="string">
            <text:p/>
            <text:p>Age at most 30 years </text:p>
            <text:p>Must have very strong analysis and synthesis skills</text:p>
            <text:p>Must be proactive and able to execute tasks efficiently</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7, 2019</text:p>
            <text:p>                                                                        </text:p>
          </table:table-cell>
          <table:table-cell office:value-type="string" calcext:value-type="string">
            <text:p/>
            <text:p>Â Nov 25, 2019</text:p>
            <text:p>                                                                        </text:p>
          </table:table-cell>
          <table:table-cell table:number-columns-repeated="1008"/>
        </table:table-row>
        <table:table-row table:style-name="ro33">
          <table:table-cell office:value-type="string" calcext:value-type="string">
            <text:p>Executive (Digital Marketing with SEO)</text:p>
          </table:table-cell>
          <table:table-cell office:value-type="string" calcext:value-type="string">
            <text:p>Dream Touch Architects ltd. </text:p>
          </table:table-cell>
          <table:table-cell office:value-type="string" calcext:value-type="string">
            <text:p/>
            <text:p>                                                                02</text:p>
            <text:p>                                                                </text:p>
          </table:table-cell>
          <table:table-cell office:value-type="string" calcext:value-type="string">
            <text:p/>
            <text:p>Write and create quality contents (especially in native US-style writing) in accordance with our service descriptions, website contents, and target market content needs on the form of web-copy, blog posts, articles for third-party content marketing platforms, ad copies &amp; social media posts, etc.</text:p>
            <text:p>Provide unique and copyright contents within specific deadlines.</text:p>
            <text:p>Plan and execute all web, SEO/SEM, marketing database, email, social media and display advertising campaigns.</text:p>
            <text:p>Perform various link building and content marketing.</text:p>
            <text:p>Social Media Outreach in Facebook, LinkedIn, and Twitter for lead generation and content publishing.</text:p>
            <text:p>Measuring and reporting on the performance of all digital marketing campaigns.</text:p>
            <text:p>Responsibility for planning and budgetary control of all digital market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table:table-cell office:value-type="string" calcext:value-type="string">
            <text:p/>
            <text:p>Â Age 24 to 38 years</text:p>
            <text:p>                                                                    </text:p>
          </table:table-cell>
          <table:table-cell office:value-type="string" calcext:value-type="string">
            <text:p/>
            <text:p>Â Dhaka</text:p>
            <text:p>                                                                    </text:p>
          </table:table-cell>
          <table:table-cell office:value-type="string" calcext:value-type="string">
            <text:p/>
            <text:p>Diploma/ B.Sc In Computer Science.</text:p>
            <text:p>Experienced on This Field will Get Higher Priority.</text:p>
            <text:p/>
          </table:table-cell>
          <table:table-cell office:value-type="string" calcext:value-type="string">
            <text:p/>
            <text:p>Age 24 to 38 years </text:p>
            <text:p>Excellent verbal and written communication skills.</text:p>
            <text:p>Proficient computer skills, Microsoft Office (Word, PowerPoint, Outlook, and Excel) and Google Docs. </text:p>
            <text:p>Must have knowledge regarding SEO system, Graphics Design &amp; Web Development. </text:p>
            <text:p>Must have knowledge video editing</text:p>
            <text:p>Must be able to work under pressure, energetic &amp; self-confident.</text:p>
            <text:p/>
          </table:table-cell>
          <table:table-cell office:value-type="string" calcext:value-type="string">
            <text:p/>
            <text:p>Â Negotiable</text:p>
            <text:p>                                                                    </text:p>
          </table:table-cell>
          <table:table-cell office:value-type="string" calcext:value-type="string">
            <text:p/>
            <text:p>Salary Review: YearlyFestival Bonus: 2</text:p>
            <text:p/>
          </table:table-cell>
          <table:table-cell office:value-type="string" calcext:value-type="string">
            <text:p/>
            <text:p>Â Oct 26, 2019</text:p>
            <text:p>                                                                        </text:p>
          </table:table-cell>
          <table:table-cell office:value-type="string" calcext:value-type="string">
            <text:p/>
            <text:p>Â Nov 25, 2019</text:p>
            <text:p>                                                                        </text:p>
          </table:table-cell>
          <table:table-cell table:number-columns-repeated="1008"/>
        </table:table-row>
        <table:table-row table:style-name="ro99">
          <table:table-cell office:value-type="string" calcext:value-type="string">
            <text:p>Executive/ Sr.Executive - Digital Marketing</text:p>
          </table:table-cell>
          <table:table-cell office:value-type="string" calcext:value-type="string">
            <text:p>Transsion Bangladesh Ltd. </text:p>
          </table:table-cell>
          <table:table-cell office:value-type="string" calcext:value-type="string">
            <text:p/>
            <text:p>                                                                Not specific</text:p>
            <text:p>                                                                </text:p>
          </table:table-cell>
          <table:table-cell office:value-type="string" calcext:value-type="string">
            <text:p>GTM Plan and Execution:</text:p>
            <text:p>Develop and manage digital marketing strategy, execution plan of itel and take responsibility of implementation</text:p>
            <text:p>Develop and manage PR &amp; ATL strategy, execution plan of TECNO &amp; itel and take responsibility of implementation</text:p>
            <text:p>Identify new trends or innovation in digital marketing, evaluate new technologies and ensure the brand is at the forefront of industry developments, particularly developments in mobile marketing</text:p>
            <text:p>Website &amp; SEM/SEO:</text:p>
            <text:p>Manage and maintain the itel website(s)</text:p>
            <text:p>Write and optimize PR article for the website</text:p>
            <text:p>Continually work on the Search Engine Management and Search Engine Optimization of the itel official website</text:p>
            <text:p>Facebook/Instagram &amp; YouTube &amp; Other Social Platforms:</text:p>
            <text:p>Plan, post and optimize content for the itel Facebook, Instagram, YouTube and other platforms</text:p>
            <text:p>Track, analyze and optimize social media traffic flow of itel and generate media buying plan based on the KPI and promotion needs</text:p>
            <text:p>Attain key performance indicators such as increasing the website traffic, Facebook &amp; IG followers, Facebook &amp; IG impression and reaction performance, Facebook community fans amount and activity increasing</text:p>
            <text:p>PR &amp; ATL:</text:p>
            <text:p>Plan, write articles and arrange media release for PR marketing</text:p>
            <text:p>Identify new trends or innovative PR &amp; ATL promo, generate plan and execution</text:p>
          </table:table-cell>
          <table:table-cell office:value-type="string" calcext:value-type="string">
            <text:p> </text:p>
            <text:p>                                                            TRANSSION Holdings is a global company dedicated to providing most favored mobile communication products and mobile internet services for local consumers in emerging markets. The company is best-known in emerging markets for its leading mobile brands, including TECNO, itel, Infinix and Spice. Transsion Holdings is now looking for young dynamic Digital Marketing Professional for it`s digital marketing wing.</text:p>
            <text:p>                                                        </text:p>
          </table:table-cell>
          <table:table-cell office:value-type="string" calcext:value-type="string">
            <text:p/>
            <text:p>                                                                Full-time</text:p>
            <text:p>                                                            </text:p>
          </table:table-cell>
          <table:table-cell office:value-type="string" calcext:value-type="string">
            <text:p/>
            <text:p>Â At least 1 year(s)</text:p>
            <text:p>                                                                    </text:p>
          </table:table-cell>
          <table:table-cell/>
          <table:table-cell office:value-type="string" calcext:value-type="string">
            <text:p/>
            <text:p>Â Age at most 30 years</text:p>
            <text:p>                                                                    </text:p>
          </table:table-cell>
          <table:table-cell office:value-type="string" calcext:value-type="string">
            <text:p/>
            <text:p>Â Dhaka</text:p>
            <text:p>                                                                    </text:p>
          </table:table-cell>
          <table:table-cell office:value-type="string" calcext:value-type="string">
            <text:p/>
            <text:p>Graduation from any Reputed University. </text:p>
            <text:p>Major in Mass Communications, Journalism, Marketing will be preferable.</text:p>
            <text:p/>
          </table:table-cell>
          <table:table-cell office:value-type="string" calcext:value-type="string">
            <text:p/>
            <text:p>Age at most 30 years </text:p>
            <text:p>Take responsible of monthly/quarterly digital marketing performance report and campaign report</text:p>
            <text:p>Take responsible of data analysis on market/industry survey</text:p>
            <text:p>Familiarity with social media, online communities/blogs, tech groups, etc.</text:p>
            <text:p>Have community management experience or work as an admin/moderator at a community.</text:p>
            <text:p>Have the ability of Photoshop/Illustrator/Adobe After Effects will be a plus.</text:p>
            <text:p/>
          </table:table-cell>
          <table:table-cell office:value-type="string" calcext:value-type="string">
            <text:p/>
            <text:p>Â Negotiable</text:p>
            <text:p>                                                                    </text:p>
          </table:table-cell>
          <table:table-cell office:value-type="string" calcext:value-type="string">
            <text:p/>
            <text:p>Mobile bill, Medical allowance, Provident fund, Insurance, GratuitySalary Review: YearlyFestival Bonus: 2</text:p>
            <text:p/>
          </table:table-cell>
          <table:table-cell office:value-type="string" calcext:value-type="string">
            <text:p/>
            <text:p>Â Oct 27, 2019</text:p>
            <text:p>                                                                        </text:p>
          </table:table-cell>
          <table:table-cell office:value-type="string" calcext:value-type="string">
            <text:p/>
            <text:p>Â Nov 10, 2019</text:p>
            <text:p>                                                                        </text:p>
          </table:table-cell>
          <table:table-cell table:number-columns-repeated="1008"/>
        </table:table-row>
        <table:table-row table:style-name="ro65">
          <table:table-cell office:value-type="string" calcext:value-type="string">
            <text:p>Senior Software Developer, Lead for HRMS, Payroll &amp; PF (dot Net Developer)</text:p>
          </table:table-cell>
          <table:table-cell office:value-type="string" calcext:value-type="string">
            <text:p>ReCom Consulting Ltd. </text:p>
          </table:table-cell>
          <table:table-cell office:value-type="string" calcext:value-type="string">
            <text:p/>
            <text:p>                                                                1</text:p>
            <text:p>                                                                </text:p>
          </table:table-cell>
          <table:table-cell office:value-type="string" calcext:value-type="string">
            <text:p>The primary responsibility of the function is to lead, architect &amp; develop HRMS, Payroll &amp; PF software from the scratch.</text:p>
            <text:p>Knowledge of the software development environment to support business goals</text:p>
            <text:p>Translate business requirements into clear and concise technical documentation. Prepare scalable, robust, and flexible design documents, both conceptual and detailed</text:p>
            <text:p>Code, test, troubleshoot and document system issues and modifications, both for new development as well as maintenance</text:p>
            <text:p>Design, develop and support interfaces between HR/Payroll systems and other third-party systems</text:p>
            <text:p>Perform development work that conforms to standards and best practices (i.e. code reviews, etc.)</text:p>
            <text:p>Collaborate with business analysts and subject matter experts</text:p>
            <text:p>Perform activities typical within a Software Development Lifecycle (SDLC) including activities such as: ITIL based change and incident management processes, iterative and waterfall development processes and release management activities</text:p>
            <text:p>Provide peer QA reviews on code and program modifications to ensure system internal controls and technical standards are maintained</text:p>
            <text:p>Proactively and effectively communicate and collaborate with external and internal customers to determine information needs and development requirements</text:p>
            <text:p>May require some after hours on call or stand by work</text:p>
          </table:table-cell>
          <table:table-cell office:value-type="string" calcext:value-type="string">
            <text:p> </text:p>
            <text:p>                                                            ReCom Consulting Ltd --an HR and IT consulting firm - is looking for web based HRMS, Payroll &amp; PF Software Developers for the Human Resource Application team. The Team develop &amp; supports multiple HR applications and that also need to integrate with diversified attendance management and other third party systems.</text:p>
            <text:p>                                                        </text:p>
          </table:table-cell>
          <table:table-cell office:value-type="string" calcext:value-type="string">
            <text:p/>
            <text:p>                                                                Full-time</text:p>
            <text:p>                                                            </text:p>
          </table:table-cell>
          <table:table-cell office:value-type="string" calcext:value-type="string">
            <text:p/>
            <text:p>Â At least 5 year(s)</text:p>
            <text:p>                                                                    </text:p>
          </table:table-cell>
          <table:table-cell/>
          <table:table-cell office:value-type="string" calcext:value-type="string">
            <text:p/>
            <text:p>Â Age at least 30 years</text:p>
            <text:p>                                                                    </text:p>
          </table:table-cell>
          <table:table-cell office:value-type="string" calcext:value-type="string">
            <text:p/>
            <text:p>Â Anywhere in Bangladesh</text:p>
            <text:p>                                                                    </text:p>
          </table:table-cell>
          <table:table-cell office:value-type="string" calcext:value-type="string">
            <text:p/>
            <text:p>Bachelor of Science (BSc) in Computer Science Engineering from any reputed university</text:p>
            <text:p/>
          </table:table-cell>
          <table:table-cell office:value-type="string" calcext:value-type="string">
            <text:p/>
            <text:p>Age at least 30 years </text:p>
            <text:p>Must show ability to multi-task as needed</text:p>
            <text:p>Ability to build trust and engagement with executives, customers, peers and team.</text:p>
            <text:p>Demonstrated team leadership skills in a formal or informal capacity</text:p>
            <text:p>Have a passion to learn and apply newer concepts and technologies</text:p>
            <text:p>Ability to produce high quality deliverables while maintaining schedule commitments.</text:p>
            <text:p>Work independently and as part of a project team.</text:p>
            <text:p>Excellent oral and written communication skills in order to convey technical information to non-technical staff or customers;</text:p>
            <text:p>Proactively solve problems and recommend solutions.</text:p>
            <text:p>Strong analytical and critical thinking skills. Process orientation with strong attention to detail.</text:p>
            <text:p>High energy; able to deal with demanding pace and changing priorities and the ability to remain calm under pressure.</text:p>
            <text:p>Ability to maintain confidentiality, use good judgment and discretion, and interact with diverse workforce within the city and customer base.</text:p>
            <text:p>Excellent project management and organizational skills</text:p>
            <text:p/>
          </table:table-cell>
          <table:table-cell office:value-type="string" calcext:value-type="string">
            <text:p/>
            <text:p>Â Negotiable</text:p>
            <text:p>                                                                    </text:p>
          </table:table-cell>
          <table:table-cell office:value-type="string" calcext:value-type="string">
            <text:p/>
            <text:p>T/A, Mobile billSalary Review: YearlyFestival Bonus: 2Other company benefits</text:p>
            <text:p/>
          </table:table-cell>
          <table:table-cell office:value-type="string" calcext:value-type="string">
            <text:p/>
            <text:p>Â Oct 27, 2019</text:p>
            <text:p>                                                                        </text:p>
          </table:table-cell>
          <table:table-cell office:value-type="string" calcext:value-type="string">
            <text:p/>
            <text:p>Â Nov 26, 2019</text:p>
            <text:p>                                                                        </text:p>
          </table:table-cell>
          <table:table-cell table:number-columns-repeated="1008"/>
        </table:table-row>
        <table:table-row table:style-name="ro37">
          <table:table-cell office:value-type="string" calcext:value-type="string">
            <text:p>Assistant Manager, Enterprise ICT Solutions</text:p>
          </table:table-cell>
          <table:table-cell office:value-type="string" calcext:value-type="string">
            <text:p>Optimal Technology (Pvt.) Limited </text:p>
          </table:table-cell>
          <table:table-cell office:value-type="string" calcext:value-type="string">
            <text:p/>
            <text:p>                                                                02</text:p>
            <text:p>                                                                </text:p>
          </table:table-cell>
          <table:table-cell office:value-type="string" calcext:value-type="string">
            <text:p/>
            <text:p>To work as a sales consultant to meet the customer requirements for generating revenue. </text:p>
            <text:p>Responsible for agreed sales targets through KPIs.</text:p>
            <text:p>To lead on implementation, reporting and reviewing of the strategic and operational sales &amp; marketing plans to drive sales and revenue.</text:p>
            <text:p>To lead on developing activities for all channels including digital to meet organizational aims with cohesiveness and creativity</text:p>
            <text:p>To line and project manage the sales &amp; marketing team and wider working groups to fulfil organization's objectives</text:p>
            <text:p>To lead on building internal and external relationships to fulfil the organizational vision</text:p>
            <text:p>To be a member of the Strategic Management Team, owning agreed areas of the Strategic Action Plan and managing identified projects</text:p>
            <text:p>To manage the work programs of relevant staff to ensure optimum productivity, personal development and impact on organization's KPIs</text:p>
            <text:p>To manage and deliver the relevant budgets and produce financial reports</text:p>
            <text:p>To manage agreed sections of the company website - including quality control, data/copy upload and social media activity</text:p>
            <text:p>To attend appropriate meetings and events</text:p>
            <text:p>To support the customer engagement events and any relevant projects as required</text:p>
            <text:p>Any other relevant task commensurate with the level of the role and as requested by Management</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3 to 5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Master of Business Administration (MBA)</text:p>
            <text:p/>
          </table:table-cell>
          <table:table-cell office:value-type="string" calcext:value-type="string">
            <text:p><text:s/></text:p>
          </table:table-cell>
          <table:table-cell office:value-type="string" calcext:value-type="string">
            <text:p/>
            <text:p>Â Negotiable</text:p>
            <text:p>                                                                    </text:p>
          </table:table-cell>
          <table:table-cell office:value-type="string" calcext:value-type="string">
            <text:p/>
            <text:p>T/A, Mobile bill, Tour allowance, Performance bonusLunch Facilities: Partially SubsidizeSalary Review: YearlyFestival Bonus: 2New Laptop</text:p>
            <text:p>Annual Picnic</text:p>
            <text:p>Best performance award</text:p>
            <text:p>Professional Training</text:p>
            <text:p/>
          </table:table-cell>
          <table:table-cell office:value-type="string" calcext:value-type="string">
            <text:p/>
            <text:p>Â Oct 27, 2019</text:p>
            <text:p>                                                                        </text:p>
          </table:table-cell>
          <table:table-cell office:value-type="string" calcext:value-type="string">
            <text:p/>
            <text:p>Â Nov 25, 2019</text:p>
            <text:p>                                                                        </text:p>
          </table:table-cell>
          <table:table-cell table:number-columns-repeated="1008"/>
        </table:table-row>
        <table:table-row table:style-name="ro45">
          <table:table-cell office:value-type="string" calcext:value-type="string">
            <text:p>Professional (Software QA and Test Automation Engineer)</text:p>
          </table:table-cell>
          <table:table-cell office:value-type="string" calcext:value-type="string">
            <text:p>Samsung R&amp;D Institute Bangladesh Ltd. </text:p>
          </table:table-cell>
          <table:table-cell office:value-type="string" calcext:value-type="string">
            <text:p/>
            <text:p>                                                                Not specific</text:p>
            <text:p>                                                                </text:p>
          </table:table-cell>
          <table:table-cell office:value-type="string" calcext:value-type="string">
            <text:p>Coordinate and perform automation projects to integrate in continuous integration system</text:p>
            <text:p>Maintain communication with manual testers to make sure test coverage</text:p>
            <text:p>Test iOS, Android &amp; windows applications</text:p>
            <text:p>Developing and running test scripts on multiple platform</text:p>
          </table:table-cell>
          <table:table-cell office:value-type="string" calcext:value-type="string">
            <text:p> </text:p>
            <text:p>                                                            Samsung R&amp;D Institute Bangladesh (SRBD), the first R&amp;D multinational company in Bangladesh. From its very inception, SRBD is devoted to build a better future by making the most innovative research environment where young engineers, researchers, academia, experts can freely share their expertise and knowledge and shape the future in ways never imagined before while creating new value to improve people`s lives. As a renowned organization, SRBD is inviting application from eligible Bangladeshi nationals for the following position.</text:p>
            <text:p>                                                        </text:p>
          </table:table-cell>
          <table:table-cell office:value-type="string" calcext:value-type="string">
            <text:p/>
            <text:p>                                                                Full-time</text:p>
            <text:p>                                                            </text:p>
          </table:table-cell>
          <table:table-cell table:number-columns-repeated="3"/>
          <table:table-cell office:value-type="string" calcext:value-type="string">
            <text:p/>
            <text:p>Â Anywhere in Bangladesh</text:p>
            <text:p>                                                                    </text:p>
          </table:table-cell>
          <table:table-cell office:value-type="string" calcext:value-type="string">
            <text:p/>
            <text:p>Bachelor of Science (BSc) in CSEMinimum CGPA 3 out of 4</text:p>
            <text:p/>
          </table:table-cell>
          <table:table-cell office:value-type="string" calcext:value-type="string">
            <text:p/>
            <text:p>Should have good knowledge on Objective C, Swift or C++ or Java, Python</text:p>
            <text:p>Knowledge on white box testing is preferred</text:p>
            <text:p>Must have problem solving and analytical ability</text:p>
            <text:p>Having knowledge on smart device verification will be an added advantage </text:p>
            <text:p>Should have ability to perform under pressure</text:p>
            <text:p>Enthusiastic, flexible person and self-motivating</text:p>
            <text:p>Ability to think out of box and  passion on bug findings</text:p>
            <text:p/>
          </table:table-cell>
          <table:table-cell table:number-columns-repeated="2"/>
          <table:table-cell office:value-type="string" calcext:value-type="string">
            <text:p/>
            <text:p>Â Oct 24, 2019</text:p>
            <text:p>                                                                        </text:p>
          </table:table-cell>
          <table:table-cell office:value-type="string" calcext:value-type="string">
            <text:p/>
            <text:p>Â Nov 9, 2019</text:p>
            <text:p>                                                                        </text:p>
          </table:table-cell>
          <table:table-cell table:number-columns-repeated="1008"/>
        </table:table-row>
        <table:table-row table:style-name="ro99">
          <table:table-cell office:value-type="string" calcext:value-type="string">
            <text:p>Senior UiPath Developer</text:p>
          </table:table-cell>
          <table:table-cell office:value-type="string" calcext:value-type="string">
            <text:p>Softwind Tech Ltd. </text:p>
          </table:table-cell>
          <table:table-cell office:value-type="string" calcext:value-type="string">
            <text:p/>
            <text:p>                                                                1</text:p>
            <text:p>                                                                </text:p>
          </table:table-cell>
          <table:table-cell office:value-type="string" calcext:value-type="string">
            <text:p>Automate processes using RPA technology (UiPath)</text:p>
            <text:p>Work closely with process experts and client resources to analyse and design solutions based on business requirements</text:p>
            <text:p>Design, architect, develop and implement end to end UiPath solutions for a variety of business tasks</text:p>
            <text:p>Develop POCs to validate end to end process automation using UIPath Studio and Orchestrator</text:p>
            <text:p>Train other members of the Development team on UiPath development and provide guidance as needed</text:p>
            <text:p>Prepare Solution Design Documents and develop framework for automation scripting-based processes</text:p>
            <text:p>Create reusable workflows and library components to reduce the development time and increase maintainability</text:p>
            <text:p>Be accountable and responsible for meeting all project timelines</text:p>
            <text:p>Perform all necessary end-to-end configuration, upgrades, and maintenance on all UiPath environments</text:p>
            <text:p>Proactively identify issues and bugs and provide solutions to mitigate and resolve these issues</text:p>
            <text:p>Maintain code quality and document all required artefacts</text:p>
            <text:p>Be a technical SME and lead architectural design sessions on UiPath</text:p>
            <text:p>Communicate effectively with stakeholders</text:p>
          </table:table-cell>
          <table:table-cell office:value-type="string" calcext:value-type="string">
            <text:p> </text:p>
            <text:p>Should have excellent programming/software development backgroundExperience in one or more software development technologies is a key asset, such as: .NET or VB, Java, etcKnowledge of ERP (preferably SAP or Oracle) is desirable but not mustUiPath development experience. Knowledge of Abbyy is plusExperience with waterfall and/or agile SDLC methodologies.Process Knowledge at least in two areas like Order to Cash(O2C), Procure to Pay (P2P), Book to Report (B2R), etcGood understanding and experience using Microsoft Office, including the ability to read Excel macros to translate them to RPA solutions and/or integrations.Excellent, proactive and creative problem solverStrong analytical skills with the ability to analyse complex requirements and define technical/functional advanced solutionsShould have excellent communication skills in both written and verbal English </text:p>
            <text:p/>
          </table:table-cell>
          <table:table-cell office:value-type="string" calcext:value-type="string">
            <text:p/>
            <text:p>                                                                Full-time</text:p>
            <text:p>                                                            </text:p>
          </table:table-cell>
          <table:table-cell office:value-type="string" calcext:value-type="string">
            <text:p/>
            <text:p>Â 2 to 4 year(s)</text:p>
            <text:p>                                                                    </text:p>
          </table:table-cell>
          <table:table-cell table:number-columns-repeated="2"/>
          <table:table-cell office:value-type="string" calcext:value-type="string">
            <text:p/>
            <text:p>Â Dhaka (Banani)</text:p>
            <text:p>                                                                    </text:p>
          </table:table-cell>
          <table:table-cell office:value-type="string" calcext:value-type="string">
            <text:p/>
            <text:p>Bachelor of Science (BSc) in Computer Science &amp; Engineering, Bachelor of Science (BSc) in Computing &amp; Information System, Bachelor in Engineering (BEngg) in Computer Engineering</text:p>
            <text:p>Skills Required: .Net Core, Blue prism, knowledge in ERP, Orchestrator, UIpath, VBScript</text:p>
            <text:p/>
          </table:table-cell>
          <table:table-cell office:value-type="string" calcext:value-type="string">
            <text:p/>
            <text:p>Considerable technical experience in architecting and building end-to-end solutionsA minimum of 2+ years RPA Developer experience using UiPathKnowledge of Automation Anywhere and/or Blue prism is an added advantage</text:p>
            <text:p/>
          </table:table-cell>
          <table:table-cell office:value-type="string" calcext:value-type="string">
            <text:p/>
            <text:p>Â Negotiable</text:p>
            <text:p>                                                                    </text:p>
          </table:table-cell>
          <table:table-cell office:value-type="string" calcext:value-type="string">
            <text:p/>
            <text:p>Lunch Facilities: Partially SubsidizeSalary Review: YearlyFestival Bonus: 2</text:p>
            <text:p/>
          </table:table-cell>
          <table:table-cell office:value-type="string" calcext:value-type="string">
            <text:p/>
            <text:p>Â Oct 24, 2019</text:p>
            <text:p>                                                                        </text:p>
          </table:table-cell>
          <table:table-cell office:value-type="string" calcext:value-type="string">
            <text:p/>
            <text:p>Â Nov 7, 2019</text:p>
            <text:p>                                                                        </text:p>
          </table:table-cell>
          <table:table-cell table:number-columns-repeated="1008"/>
        </table:table-row>
        <table:table-row table:style-name="ro66">
          <table:table-cell office:value-type="string" calcext:value-type="string">
            <text:p>UiPath Developer</text:p>
          </table:table-cell>
          <table:table-cell office:value-type="string" calcext:value-type="string">
            <text:p>Softwind Tech Ltd. </text:p>
          </table:table-cell>
          <table:table-cell office:value-type="string" calcext:value-type="string">
            <text:p/>
            <text:p>                                                                1</text:p>
            <text:p>                                                                </text:p>
          </table:table-cell>
          <table:table-cell office:value-type="string" calcext:value-type="string">
            <text:p>Automate processes using RPA technology (UiPath)</text:p>
            <text:p>Work closely with process experts and client resources to analyze and design solutions based on business requirements</text:p>
            <text:p>Design, architect, develop and implement end to end UiPath solutions for a variety of business tasks</text:p>
            <text:p>Develop POCs to validate end to end process automation using UIPath Studio and Orchestrator</text:p>
            <text:p>Knowledge of Solution Design Documents and it is desirable to develop framework for automation scripting-based processes</text:p>
            <text:p>Be accountable and responsible for meeting all project timelines</text:p>
            <text:p>Perform all necessary end-to-end configuration, upgrades, and maintenance on all UiPath environments</text:p>
            <text:p>Proactively identify issues and bugs and provide solutions to mitigate and resolve these issues</text:p>
            <text:p>Maintain code quality and document all required artefacts</text:p>
            <text:p>Communicate effectively with stakeholders</text:p>
          </table:table-cell>
          <table:table-cell office:value-type="string" calcext:value-type="string">
            <text:p> </text:p>
            <text:p>Should have excellent programming/software development backgroundExperience in one or more software development technologies is a key asset, such as: .NET or VB, Java, etcKnowledge of ERP (preferably SAP or Oracle) is desirable but not mustUiPath development experience. Knowledge of Abbyy is plusKnowledge of waterfall and/or agile SDLC methodologiesProcess Knowledge at least in one area like Order to Cash(O2C), Procure to Pay (P2P), Book to Report (B2R), etcGood understanding and experience using Microsoft Office, including the ability to read Excel macros to translate them to RPA solutions and/or integrationsExcellent, proactive and creative problem solverStrong analytical skills with the ability to analyse complex requirements and define technical/functional advanced solutionsShould have excellent communication skills in both written and verbal English </text:p>
            <text:p/>
          </table:table-cell>
          <table:table-cell office:value-type="string" calcext:value-type="string">
            <text:p/>
            <text:p>                                                                Full-time</text:p>
            <text:p>                                                            </text:p>
          </table:table-cell>
          <table:table-cell office:value-type="string" calcext:value-type="string">
            <text:p/>
            <text:p>Â 1 to 2 year(s)</text:p>
            <text:p>                                                                    </text:p>
          </table:table-cell>
          <table:table-cell table:number-columns-repeated="2"/>
          <table:table-cell office:value-type="string" calcext:value-type="string">
            <text:p/>
            <text:p>Â Dhaka (Banani)</text:p>
            <text:p>                                                                    </text:p>
          </table:table-cell>
          <table:table-cell office:value-type="string" calcext:value-type="string">
            <text:p/>
            <text:p>Bachelor in Engineering (BEngg) in Computer Science &amp; Engineering, Bachelor of Science (BSc) in Computer Science &amp; Engineering, Bachelor of Science (BSc) in Computing &amp; Information System</text:p>
            <text:p>Skills Required: .Net Core, Abbyy, blue print, Orchestrator, UIpath, VBScript</text:p>
            <text:p/>
          </table:table-cell>
          <table:table-cell office:value-type="string" calcext:value-type="string">
            <text:p/>
            <text:p>A minimum of 1-2 years RPA Developer experience using UiPathKnowledge of Automation Anywhere and/or Blue prism is an added advantage</text:p>
            <text:p/>
          </table:table-cell>
          <table:table-cell office:value-type="string" calcext:value-type="string">
            <text:p/>
            <text:p>Â Negotiable</text:p>
            <text:p>                                                                    </text:p>
          </table:table-cell>
          <table:table-cell office:value-type="string" calcext:value-type="string">
            <text:p/>
            <text:p>Lunch Facilities: Partially SubsidizeSalary Review: YearlyFestival Bonus: 2</text:p>
            <text:p/>
          </table:table-cell>
          <table:table-cell office:value-type="string" calcext:value-type="string">
            <text:p/>
            <text:p>Â Oct 24, 2019</text:p>
            <text:p>                                                                        </text:p>
          </table:table-cell>
          <table:table-cell office:value-type="string" calcext:value-type="string">
            <text:p/>
            <text:p>Â Nov 7, 2019</text:p>
            <text:p>                                                                        </text:p>
          </table:table-cell>
          <table:table-cell table:number-columns-repeated="1008"/>
        </table:table-row>
        <table:table-row table:style-name="ro110">
          <table:table-cell office:value-type="string" calcext:value-type="string">
            <text:p>Back Office Representative (Night Shift)</text:p>
          </table:table-cell>
          <table:table-cell office:value-type="string" calcext:value-type="string">
            <text:p>ASL BPO </text:p>
          </table:table-cell>
          <table:table-cell office:value-type="string" calcext:value-type="string">
            <text:p/>
            <text:p>                                                                03</text:p>
            <text:p>                                                                </text:p>
          </table:table-cell>
          <table:table-cell office:value-type="string" calcext:value-type="string">
            <text:p>Work in Night Shift (9 PM to 7 AM) with possible Paid Over Time work.</text:p>
            <text:p>Job responsibility will include but not be limited to: Report Submission, Lead Generation, Data Entry, Virtual Assistance.</text:p>
          </table:table-cell>
          <table:table-cell office:value-type="string" calcext:value-type="string">
            <text:p> </text:p>
            <text:p>We are looking for an Hard working Employee who would be interested in working in an BPO Firm at night shift. Must have good communication skill in English.</text:p>
            <text:p>6 days a Week</text:p>
            <text:p/>
          </table:table-cell>
          <table:table-cell office:value-type="string" calcext:value-type="string">
            <text:p/>
            <text:p>                                                                Full-time</text:p>
            <text:p>                                                            </text:p>
          </table:table-cell>
          <table:table-cell office:value-type="string" calcext:value-type="string">
            <text:p/>
            <text:p>Â At most 1 year(s)</text:p>
            <text:p>                                                                    </text:p>
          </table:table-cell>
          <table:table-cell office:value-type="string" calcext:value-type="string">
            <text:p/>
            <text:p>Â Only males are allowed to apply</text:p>
            <text:p>                                                                    </text:p>
          </table:table-cell>
          <table:table-cell/>
          <table:table-cell office:value-type="string" calcext:value-type="string">
            <text:p/>
            <text:p>Â Dhaka (Uttara)</text:p>
            <text:p>                                                                    </text:p>
          </table:table-cell>
          <table:table-cell office:value-type="string" calcext:value-type="string">
            <text:p/>
            <text:p>Completed Bachelors from Any Reputed University in Dhaka.  We  will prefer any candidate with B.A. in English (from universities in Dhaka) over others.</text:p>
            <text:p/>
          </table:table-cell>
          <table:table-cell office:value-type="string" calcext:value-type="string">
            <text:p/>
            <text:p>Only males are allowed to apply</text:p>
            <text:p>Night Shift</text:p>
            <text:p>Good Communication Skill in English</text:p>
            <text:p>Be able to Work on Holidays specially Eid</text:p>
            <text:p>Must have good command in English Communication in both written and verbal.</text:p>
            <text:p>Must be willing to work at Eid Time and on other National Holidays</text:p>
            <text:p>Must be able to commit to stay long term (One of the most IMPORTANT criteria, we are not looking for people who is only looking to stay short term)</text:p>
            <text:p>Typing Speed over 22 WPM (words per minute)</text:p>
            <text:p>Be skilled in using Computer</text:p>
            <text:p>Have Knowledge in the BPO Industry</text:p>
            <text:p/>
          </table:table-cell>
          <table:table-cell office:value-type="string" calcext:value-type="string">
            <text:p/>
            <text:p>Â Tk. 15000 (Monthly)</text:p>
            <text:p>                                                                    </text:p>
          </table:table-cell>
          <table:table-cell office:value-type="string" calcext:value-type="string">
            <text:p/>
            <text:p>Over time allowanceLunch Facilities: Full SubsidizeSalary Review: YearlyFestival Bonus: 2Possible Increment from 18000 to 21000 BDT After 1 Year depending upon Performance and Dedication</text:p>
            <text:p>For Night Shift Only We provide BDT 2500 Attendance Bonus</text:p>
            <text:p>Overtime Payment </text:p>
            <text:p>Dinner will be Provided</text:p>
            <text:p>Extra Payment for working on Holidays (Eid, Christmas, etc.)</text:p>
            <text:p>After 1 Year eligible to get 12 paid annual leaves per year.</text:p>
            <text:p/>
          </table:table-cell>
          <table:table-cell office:value-type="string" calcext:value-type="string">
            <text:p/>
            <text:p>Â Oct 26, 2019</text:p>
            <text:p>                                                                        </text:p>
          </table:table-cell>
          <table:table-cell office:value-type="string" calcext:value-type="string">
            <text:p/>
            <text:p>Â Nov 25, 2019</text:p>
            <text:p>                                                                        </text:p>
          </table:table-cell>
          <table:table-cell table:number-columns-repeated="1008"/>
        </table:table-row>
        <table:table-row table:style-name="ro112">
          <table:table-cell table:number-columns-repeated="1024"/>
        </table:table-row>
        <table:table-row table:style-name="ro112" table:visibility="collapse" table:number-rows-repeated="12">
          <table:table-cell table:number-columns-repeated="1024"/>
        </table:table-row>
        <table:table-row table:style-name="ro112" table:number-rows-repeated="1048230">
          <table:table-cell table:number-columns-repeated="1024"/>
        </table:table-row>
        <table:table-row table:style-name="ro1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3">00/00/0000</text:date>, <text:time style:data-style-name="N2" text:time-value="01:44:28.1612201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3T01:48:36.289248591</dc:date>
    <meta:editing-duration>PT31M8S</meta:editing-duration>
    <meta:editing-cycles>7</meta:editing-cycles>
    <meta:generator>LibreOffice/6.2.7.1$Linux_X86_64 LibreOffice_project/20$Build-1</meta:generator>
    <meta:document-statistic meta:table-count="1" meta:cell-count="4832" meta:object-count="0"/>
  </office:meta>
</office:document-meta>
</file>